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>
        <style:tab-stops>
          <style:tab-stop style:position="7.071cm"/>
        </style:tab-stops>
      </style:paragraph-properties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>
      <style:paragraph-properties fo:margin-left="0.635cm" fo:margin-right="0cm" fo:text-indent="-0.635cm" style:auto-text-indent="false">
        <style:tab-stops>
          <style:tab-stop style:position="5.463cm"/>
        </style:tab-stops>
      </style:paragraph-properties>
    </style:style>
    <style:style style:name="P8" style:family="paragraph" style:parent-style-name="Normal">
      <style:paragraph-properties fo:margin-left="0.635cm" fo:margin-right="0cm" fo:text-indent="-0.635cm" style:auto-text-indent="false">
        <style:tab-stops>
          <style:tab-stop style:position="7.068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3.739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4.972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5.653cm"/>
          <style:tab-stop style:position="9.913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5.011cm"/>
          <style:tab-stop style:position="7.396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3.318cm"/>
          <style:tab-stop style:position="4.119cm"/>
          <style:tab-stop style:position="5.265cm"/>
          <style:tab-stop style:position="6.334cm"/>
          <style:tab-stop style:position="7.004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6.742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5.41cm"/>
          <style:tab-stop style:position="7.442cm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3.718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7.751cm"/>
        </style:tab-stops>
      </style:paragraph-properties>
    </style:style>
    <style:style style:name="P18" style:family="paragraph" style:parent-style-name="Normal">
      <style:paragraph-properties fo:margin-left="0.635cm" fo:margin-right="0cm" fo:text-indent="-0.635cm" style:auto-text-indent="false">
        <style:tab-stops>
          <style:tab-stop style:position="3.374cm"/>
          <style:tab-stop style:position="7.23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6.812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>
        <style:tab-stops>
          <style:tab-stop style:position="3.14cm"/>
          <style:tab-stop style:position="5.226cm"/>
          <style:tab-stop style:position="7.288cm"/>
        </style:tab-stops>
      </style:paragraph-properties>
    </style:style>
    <style:style style:name="P21" style:family="paragraph" style:parent-style-name="Normal">
      <style:paragraph-properties fo:margin-left="0cm" fo:margin-right="0cm" fo:text-indent="0.635cm" style:auto-text-indent="false">
        <style:tab-stops>
          <style:tab-stop style:position="2.641cm"/>
        </style:tab-stops>
      </style:paragraph-properties>
    </style:style>
    <style:style style:name="P22" style:family="paragraph" style:parent-style-name="Normal">
      <style:paragraph-properties fo:margin-left="0cm" fo:margin-right="0cm" fo:text-indent="0.635cm" style:auto-text-indent="false">
        <style:tab-stops>
          <style:tab-stop style:position="4.863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126cm"/>
        </style:tab-stops>
      </style:paragraph-properties>
    </style:style>
    <style:style style:name="P24" style:family="paragraph" style:parent-style-name="Normal">
      <style:paragraph-properties fo:break-before="page">
        <style:tab-stops>
          <style:tab-stop style:position="5.787cm"/>
        </style:tab-stops>
      </style:paragraph-properties>
    </style:style>
    <style:style style:name="P2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41cm"/>
          <style:tab-stop style:position="7.451cm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6.858cm"/>
        </style:tab-stops>
      </style:paragraph-properties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0321c7"/>
    </style:style>
    <style:style style:name="P28" style:family="paragraph" style:parent-style-name="Heading_20_1" style:master-page-name="MP0">
      <style:paragraph-properties style:page-number="auto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/>
    <style:style style:name="P32" style:family="paragraph" style:parent-style-name="Heading_20_2">
      <style:paragraph-properties fo:break-before="page"/>
    </style:style>
    <style:style style:name="P33" style:family="paragraph" style:parent-style-name="Normal">
      <style:paragraph-properties fo:margin-left="0cm" fo:margin-right="0cm" fo:text-indent="0.635cm" style:auto-text-indent="false" fo:break-before="page"/>
    </style:style>
    <style:style style:name="P34" style:family="paragraph" style:parent-style-name="Normal">
      <style:paragraph-properties fo:break-before="page"/>
    </style:style>
    <style:style style:name="P3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>
        <style:tab-stops>
          <style:tab-stop style:position="4.535cm"/>
        </style:tab-stops>
      </style:paragraph-properties>
      <style:text-properties officeooo:paragraph-rsid="0008b25c"/>
    </style:style>
    <style:style style:name="P37" style:family="paragraph" style:parent-style-name="Normal">
      <style:text-properties officeooo:paragraph-rsid="0008b25c"/>
    </style:style>
    <style:style style:name="P38" style:family="paragraph" style:parent-style-name="Normal">
      <style:text-properties officeooo:paragraph-rsid="000c6b62"/>
    </style:style>
    <style:style style:name="P39" style:family="paragraph" style:parent-style-name="Normal">
      <style:paragraph-properties>
        <style:tab-stops>
          <style:tab-stop style:position="5.002cm"/>
        </style:tab-stops>
      </style:paragraph-properties>
      <style:text-properties officeooo:paragraph-rsid="000cf5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b62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9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0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1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2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-start text:name="bookmark0"/><text:span text:style-name="Default_20_Paragraph_20_Font">HIPPOCRATIS DE MEDICI OFFI-<text:line-break/>CINA LIBER ET GALENI IN EUM<text:line-break/>COMMENTARIUS I.</text:span><text:bookmark-end text:name="bookmark0"/></text:h>
      <text:h text:style-name="Heading_20_2" text:outline-level="2"><text:span text:style-name="Default_20_Paragraph_20_Font">praefatio. </text:span></text:h>
      <text:p text:style-name="P27"><text:span text:style-name="Default_20_Paragraph_20_Font"><text:span text:style-name="T1">Medicum hoc opus de me-<text:line-break/>dici officina inscripsit. Satius autem erat de rebus ad<text:line-break/>medicam officinam spectantibus inscripsisse, quemadmodum<text:line-break/>nonnulli Dioclis, Philotimr et Ma</text:span></text:span><text:span text:style-name="Default_20_Paragraph_20_Font"><text:span text:style-name="T5">n</text:span></text:span><text:span text:style-name="Default_20_Paragraph_20_Font"><text:span text:style-name="T1">tice operibus titulum<text:line-break/>imposuerunt. Etenim quum hi viri de eodem subjeeto in<text:line-break/>singulis libris scripserint, plurimis quidem citra praeposi-<text:line-break/>dionem et articulum inscriptio, </text:span></text:span><text:span text:style-name="Default_20_Paragraph_20_Font"><text:span text:style-name="T5">medic</text:span></text:span><text:span text:style-name="Default_20_Paragraph_20_Font"><text:span text:style-name="T1">i </text:span></text:span><text:span text:style-name="Default_20_Paragraph_20_Font"><text:span text:style-name="T5">offic</text:span></text:span>i<text:span text:style-name="Default_20_Paragraph_20_Font"><text:span text:style-name="T5">na</text:span></text:span><text:span text:style-name="Default_20_Paragraph_20_Font"><text:span text:style-name="T1"> simpliciter<text:line-break/>data est; paucis vero et cum praepositione et cum arti-</text:span></text:span></text:p>
      <text:p text:style-name="P2"><text:span text:style-name="Default_20_Paragraph_20_Font"><text:span text:style-name="T1">culo </text:span></text:span><text:span text:style-name="Default_20_Paragraph_20_Font"><text:span text:style-name="T5">de rebu</text:span></text:span><text:span text:style-name="Default_20_Paragraph_20_Font"><text:span text:style-name="T1">s </text:span></text:span><text:span text:style-name="Default_20_Paragraph_20_Font"><text:span text:style-name="T5">ad med</text:span></text:span><text:span text:style-name="Default_20_Paragraph_20_Font"><text:span text:style-name="T1">i</text:span></text:span><text:span text:style-name="Default_20_Paragraph_20_Font"><text:span text:style-name="T5">ci offic</text:span></text:span><text:span text:style-name="Default_20_Paragraph_20_Font"><text:span text:style-name="T1">i</text:span></text:span><text:span text:style-name="Default_20_Paragraph_20_Font"><text:span text:style-name="T5">nam spec</text:span></text:span><text:span text:style-name="Default_20_Paragraph_20_Font"><text:span text:style-name="T1">t</text:span></text:span><text:span text:style-name="Default_20_Paragraph_20_Font"><text:span text:style-name="T5">ant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titulum<text:line-break/>. tradiderunt. At eorum quidem libri plura praecepta do-<text:line-break/>cent; hic vero Hippocrates post eorum ex quibus clu-<text:line-break/>rurgia completur enumerationem de deligatione orationem<text:line-break/>percurrit , yqui vir eam operationem quoque exerceri pri- -<text:line-break/>mum imperat, atque etiam hujus muneris exercitatio in<text:line-break/>lignis ad hominum speciem insculptis, aut certe in pue-<text:line-break/>rorum corporibus fieri potest. At fane ipfe liber ante<text:line-break/>particulares interpretationes haec nos praefari coegit.<text:line-break/>Quae vero me nequaquam liber impellit, fed qui trans-<text:line-break/>scribentes perquam facile ad quamcumque </text:span></text:span><text:span text:style-name="Default_20_Paragraph_20_Font"><text:span text:style-name="T5">s</text:span></text:span><text:span text:style-name="Default_20_Paragraph_20_Font"><text:span text:style-name="T1">ententiam ipse<text:line-break/>voluerint, majorem opera prodiderunt, ea jam tibi per-<text:line-break/>censeo. Quidam enim etiam vetustissima volumina ante<text:line-break/>trecentos annos scripta invenire studuerunt, quae partim<text:line-break/>quidem in libris, partim vero in chartis, partim demum<text:line-break/>in tiliace.s membranis, quemadmodum apud nos Pergami<text:line-break/>conservabant. Quare liaec omnia a primis interpretibus<text:line-break/>tradita perpendere constituimus, quo tum e plurimi tum</text:span></text:span></text:p>
      <text:p text:style-name="P2"><text:span text:style-name="Default_20_Paragraph_20_Font"><text:span text:style-name="T1">fide dignissimis legitima monumenta reperta confequere-<text:line-break/>mur. Resque mihi mea exspectatione cessit opportunior.<text:line-break/>omnia namque opera, paucis exceptis, etiam interpretum<text:line-break/>commentaria sibi mutuo consentire nactus sum. Quare<text:line-break/>mihi contigit eorum audaciam admirari, qui nuper ac non<text:line-break/>pridem commentaria scripserunt aut omnium Hippocratis<text:line-break/>- librorum sinam editionem fecerunt, ex quibus numeran-</text:span></text:span></text:p>
      <text:p text:style-name="P1"><text:span text:style-name="Default_20_Paragraph_20_Font"><text:span text:style-name="T1">tur Diofcorides et Artem i dor us Capito cognominatus, qui<text:line-break/>multa in vetusiis operibus innovarunt. Atque mihi de<text:line-break/>commentariis prolixa esse comparuit oratio, si omnium<text:line-break/>- .operum mentionen fecerimus. Quare fatius este duxi ve-<text:line-break/>tusta folum describere, paucis quibusdam eorum quae pau-<text:line-break/>Iulum -mutata fuerunt additis. Additis quoque ipsorum<text:line-break/>auctorum scriptis, quae cum praecedentibus hujus libri<text:line-break/>explanatoribus convenere. Hi vero quatuor exsistunt,<text:line-break/>quorum duo zeuxis et Heraclides in omnes Hippocratis<text:line-break/>libros commentaria scripscrunt; at non in omnes, fed ob-<text:line-break/>fcuros Bacchius et Asclepiades. Ac de his quidem satis.</text:span></text:span></text:p>
      <text:p text:style-name="P3"><text:span text:style-name="Default_20_Paragraph_20_Font"><text:span text:style-name="T1">Quo tamen clarius exordium pateat, a principio repeten-<text:line-break/>tes paucis agemus quasi nihil praefati. Liber Hippocra-<text:line-break/>tis qui de medici officina inscribitur, in principio quidem<text:line-break/>communem totius operis praefationem sortitur, ut paulo<text:line-break/>post </text:span></text:span><text:span text:style-name="Default_20_Paragraph_20_Font"><text:span text:style-name="T5">t</text:span></text:span><text:span text:style-name="Default_20_Paragraph_20_Font"><text:span text:style-name="T1">um demonstraturus, ob idque nonnulli ipsum omnium<text:line-break/>primum jure legendum esse censuerunt, similem profiten-<text:line-break/>tes doctrinam quam quidam posteriores in </text:span></text:span><text:span text:style-name="Default_20_Paragraph_20_Font"><text:span text:style-name="T5">t</text:span></text:span><text:span text:style-name="Default_20_Paragraph_20_Font"><text:span text:style-name="T1">uis quas in-<text:line-break/>scribunt introductionibus tradiderunt. Postea vero com-<text:line-break/>muni prooemio quae in medici officina edi queunt . ope-<text:line-break/>rationes , eas medicam artem ediscere incipientibus utilif-<text:line-break/>simas edocet. Quod autem haec ita </text:span></text:span><text:span text:style-name="Default_20_Paragraph_20_Font"><text:span text:style-name="T5">t</text:span></text:span><text:span text:style-name="Default_20_Paragraph_20_Font"><text:span text:style-name="T1">este habeant, tibi si<text:line-break/>mentem ipsorum verborum explicationibus accurate adhi-<text:line-break/>sineris innotescet.</text:span></text:span></text:p>
      <text:p text:style-name="P4"><text:span text:style-name="Default_20_Paragraph_20_Font"><text:span text:style-name="T1">A</text:span></text:span><text:span text:style-name="Default_20_Paragraph_20_Font"><text:span text:style-name="T5">n sim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i</text:span></text:span><text:span text:style-name="Default_20_Paragraph_20_Font"><text:span text:style-name="T5">a an d</text:span></text:span><text:span text:style-name="Default_20_Paragraph_20_Font"><text:span text:style-name="T1">i/stmiU</text:span></text:span><text:span text:style-name="Default_20_Paragraph_20_Font"><text:span text:style-name="T5">a princ</text:span></text:span><text:span text:style-name="Default_20_Paragraph_20_Font"><text:span text:style-name="T1">i</text:span></text:span><text:span text:style-name="Default_20_Paragraph_20_Font"><text:span text:style-name="T5">p</text:span></text:span><text:span text:style-name="Default_20_Paragraph_20_Font"><text:span text:style-name="T1">io </text:span></text:span><text:span text:style-name="Default_20_Paragraph_20_Font"><text:span text:style-name="T5">a</text:span></text:span><text:span text:style-name="Default_20_Paragraph_20_Font"><text:span text:style-name="T1"> m</text:span></text:span><text:span text:style-name="Default_20_Paragraph_20_Font"><text:span text:style-name="T5">ax</text:span></text:span><text:span text:style-name="Default_20_Paragraph_20_Font"><text:span text:style-name="T1">i</text:span></text:span><text:span text:style-name="Default_20_Paragraph_20_Font"><text:span text:style-name="T5">m</text:span></text:span><text:span text:style-name="Default_20_Paragraph_20_Font"><text:span text:style-name="T1">is, </text:span></text:span><text:span text:style-name="Default_20_Paragraph_20_Font"><text:span text:style-name="T5">a /ac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l</text:span></text:span><text:span text:style-name="Default_20_Paragraph_20_Font"><text:span text:style-name="T5">i-<text:line-break/>m</text:span></text:span><text:span text:style-name="Default_20_Paragraph_20_Font"><text:span text:style-name="T1">is, </text:span></text:span><text:span text:style-name="Default_20_Paragraph_20_Font"><text:span text:style-name="T5">a quibu</text:span></text:span><text:span text:style-name="Default_20_Paragraph_20_Font"><text:span text:style-name="T1">s</text:span></text:span><text:span text:style-name="Default_20_Paragraph_20_Font"><text:span text:style-name="T5">cu</text:span></text:span><text:span text:style-name="Default_20_Paragraph_20_Font"><text:span text:style-name="T1">m</text:span></text:span><text:span text:style-name="Default_20_Paragraph_20_Font"><text:span text:style-name="T5">que quoquoversum cogn</text:span></text:span><text:span text:style-name="Default_20_Paragraph_20_Font"><text:span text:style-name="T1">itis.</text:span></text:span></text:p>
      <text:p text:style-name="P2"><text:span text:style-name="Default_20_Paragraph_20_Font"><text:span text:style-name="T1">Sive prospere valere, sive sanitatem, sive quid aliud<text:line-break/>hujusmodi artis medicae finem esse quispiam concesserit,<text:line-break/>is ipsa finis propter se a viris hanc artem .profitentibus<text:line-break/>studio conservatur. Atque constat theoriam quamdam esse<text:line-break/>huic perdiscendam, qui nostrum qui fecundum naturam<text:line-break/>est aut affectum aut dispositionem aut structuram aut<text:line-break/>aliam quamcumque quis vocare voluerit, constitutionem<text:line-break/>instauraturus esu At non propter fe cetera omnia ad ar-<text:line-break/>tem spectantia aut discimus aut docemus aut denique<text:line-break/>auscultamus, sed quod eorum unumquodque sit ad finem<text:line-break/>utile. Ut quam primum diagnosticum artis partem, - quam<text:line-break/>femtoticam recentiores vocitant, therapeuticam recto me-<text:line-break/>dicinam facturis priorem didicisse necesse est, ut plane<text:line-break/>morborum differentias in aegrotantibus agnoscant, quum<text:line-break/>simile quiddam consequantur. Nihil autem in sequenti<text:line-break/>oratione dissentaneum erit exhortari, oppositum ei quae<text:line-break/>fecundum naturam est nostri corporis dispositioni affectum<text:line-break/>utroque vocabulo nominare , quemadmodum et increbuit<text:line-break/>consuetudo Graecis omnibus, qui interdum quidem uuiver-</text:span></text:span></text:p>
      <text:p text:style-name="P2"><text:span text:style-name="Default_20_Paragraph_20_Font"><text:span text:style-name="T1">funi id genus </text:span></text:span><text:span text:style-name="Default_20_Paragraph_20_Font"><text:span text:style-name="T9">νόσημα</text:span></text:span><text:span text:style-name="Default_20_Paragraph_20_Font"><text:span text:style-name="T3"> </text:span></text:span><text:span text:style-name="Default_20_Paragraph_20_Font"><text:span text:style-name="T5">morbum, </text:span></text:span><text:span text:style-name="Default_20_Paragraph_20_Font"><text:span text:style-name="T1">interdum vero </text:span></text:span><text:span text:style-name="Default_20_Paragraph_20_Font"><text:span text:style-name="T9">πάθος</text:span></text:span><text:span text:style-name="Default_20_Paragraph_20_Font"><text:span text:style-name="T3"> </text:span></text:span><text:span text:style-name="Default_20_Paragraph_20_Font"><text:span text:style-name="T5">afa<text:line-break/>sect</text:span></text:span><text:span text:style-name="Default_20_Paragraph_20_Font"><text:span text:style-name="T1">i</text:span></text:span><text:span text:style-name="Default_20_Paragraph_20_Font"><text:span text:style-name="T5">onem</text:span></text:span><text:span text:style-name="Default_20_Paragraph_20_Font"><text:span text:style-name="T1"> vocitant. Nunc igitur generalissimus diagnosti-<text:line-break/>eae fcopus docetur, quemadmodum therapeuticae partis<text:line-break/>.. medicinae. Ut enim in therapeutica contraria contrario-<text:line-break/>rum funt remedia, nimirum totius communis curationis<text:line-break/>.exsistit fcopus, sic in dlagnostica illa artis parte cosana-<text:line-break/>nissimus fcopus est, posse dignoscere, quatenus partes ae-<text:line-break/>grotantis corporis quam optime valentium partibus fiant<text:line-break/>similes , quemadmodum ipsis Hippocrates in prognostieo<text:line-break/>pronunciavit: </text:span></text:span><text:span text:style-name="Default_20_Paragraph_20_Font"><text:span text:style-name="T5">praestan</text:span></text:span><text:span text:style-name="Default_20_Paragraph_20_Font"><text:span text:style-name="T1">t</text:span></text:span><text:span text:style-name="Default_20_Paragraph_20_Font"><text:span text:style-name="T5">qsimu</text:span></text:span><text:span text:style-name="Default_20_Paragraph_20_Font"><text:span text:style-name="T1">m </text:span></text:span><text:span text:style-name="Default_20_Paragraph_20_Font"><text:span text:style-name="T5">est explorare, pr</text:span></text:span><text:span text:style-name="Default_20_Paragraph_20_Font"><text:span text:style-name="T1">im</text:span></text:span><text:span text:style-name="Default_20_Paragraph_20_Font"><text:span text:style-name="T5">u</text:span></text:span><text:span text:style-name="Default_20_Paragraph_20_Font"><text:span text:style-name="T1">m </text:span></text:span><text:span text:style-name="Default_20_Paragraph_20_Font"><text:span text:style-name="T5">qu</text:span></text:span><text:span text:style-name="Default_20_Paragraph_20_Font"><text:span text:style-name="T1">i-<text:line-break/></text:span></text:span><text:span text:style-name="Default_20_Paragraph_20_Font"><text:span text:style-name="T5">dem utrum aegrotan</text:span></text:span><text:span text:style-name="Default_20_Paragraph_20_Font"><text:span text:style-name="T1">t</text:span></text:span><text:span text:style-name="Default_20_Paragraph_20_Font"><text:span text:style-name="T5">i</text:span></text:span>s <text:span text:style-name="Default_20_Paragraph_20_Font"><text:span text:style-name="T5">fac</text:span></text:span>i<text:span text:style-name="Default_20_Paragraph_20_Font"><text:span text:style-name="T5">e</text:span></text:span><text:span text:style-name="Default_20_Paragraph_20_Font"><text:span text:style-name="T1">s </text:span></text:span><text:span text:style-name="Default_20_Paragraph_20_Font"><text:span text:style-name="T5">fanoru</text:span></text:span><text:span text:style-name="Default_20_Paragraph_20_Font"><text:span text:style-name="T1">m </text:span></text:span><text:span text:style-name="Default_20_Paragraph_20_Font"><text:span text:style-name="T5">fac</text:span></text:span><text:span text:style-name="Default_20_Paragraph_20_Font"><text:span text:style-name="T1">i</text:span></text:span><text:span text:style-name="Default_20_Paragraph_20_Font"><text:span text:style-name="T5">ei sit sim</text:span></text:span>ili<text:span text:style-name="Default_20_Paragraph_20_Font"><text:span text:style-name="T5">s,<text:line-break/>max</text:span></text:span>i<text:span text:style-name="Default_20_Paragraph_20_Font"><text:span text:style-name="T5">me vero an sibi</text:span></text:span> i<text:span text:style-name="Default_20_Paragraph_20_Font"><text:span text:style-name="T5">psi aeger si</text:span></text:span>mi<text:span text:style-name="Default_20_Paragraph_20_Font"><text:span text:style-name="T5">li</text:span></text:span>s <text:span text:style-name="Default_20_Paragraph_20_Font"><text:span text:style-name="T5">exsistat al</text:span></text:span>i<text:span text:style-name="Default_20_Paragraph_20_Font"><text:span text:style-name="T5">qua^ ex<text:line-break/>par</text:span></text:span>t<text:span text:style-name="Default_20_Paragraph_20_Font"><text:span text:style-name="T5">e. </text:span></text:span><text:span text:style-name="Default_20_Paragraph_20_Font"><text:span text:style-name="T1">ld ipsum et in libro de articulis declaravit, ubi<text:line-break/>parti corporis secundum naturam constitutae affectam par-<text:line-break/>tem conferri imperat. Non enim simpliciter loquutus est<text:line-break/>illic comparationem esse oportere, fed hominis affecti par-<text:line-break/>tes dextras eum sinistris conferri jussit alienis articulis,<text:line-break/>hoc est aliorum hominum minime inspectis, Id ap</text:span></text:span><text:span text:style-name="Default_20_Paragraph_20_Font"><text:span text:style-name="T5">t</text:span></text:span><text:span text:style-name="Default_20_Paragraph_20_Font"><text:span text:style-name="T1">um</text:span></text:span></text:p>
      <text:p text:style-name="P2"><text:span text:style-name="Default_20_Paragraph_20_Font"><text:span text:style-name="T1">sane te quoque nunc facere vult, quum dicit: </text:span></text:span><text:span text:style-name="Default_20_Paragraph_20_Font"><text:span text:style-name="T5">an si</text:span></text:span><text:span text:style-name="Default_20_Paragraph_20_Font"><text:span text:style-name="T1">m</text:span></text:span><text:span text:style-name="Default_20_Paragraph_20_Font"><text:span text:style-name="T5">il</text:span></text:span><text:span text:style-name="Default_20_Paragraph_20_Font"><text:span text:style-name="T1">i</text:span></text:span><text:span text:style-name="Default_20_Paragraph_20_Font"><text:span text:style-name="T5">a,<text:line-break/>an d</text:span></text:span><text:span text:style-name="Default_20_Paragraph_20_Font"><text:span text:style-name="T1">i/stmili</text:span></text:span><text:span text:style-name="Default_20_Paragraph_20_Font"><text:span text:style-name="T5">a princ</text:span></text:span><text:span text:style-name="Default_20_Paragraph_20_Font"><text:span text:style-name="T1">i</text:span></text:span><text:span text:style-name="Default_20_Paragraph_20_Font"><text:span text:style-name="T5">pi</text:span></text:span><text:span text:style-name="Default_20_Paragraph_20_Font"><text:span text:style-name="T1">o </text:span></text:span><text:span text:style-name="Default_20_Paragraph_20_Font"><text:span text:style-name="T5">a maxi</text:span></text:span><text:span text:style-name="Default_20_Paragraph_20_Font"><text:span text:style-name="T1">m</text:span></text:span><text:span text:style-name="Default_20_Paragraph_20_Font"><text:span text:style-name="T5">i</text:span></text:span><text:span text:style-name="Default_20_Paragraph_20_Font"><text:span text:style-name="T1">s, </text:span></text:span><text:span text:style-name="Default_20_Paragraph_20_Font"><text:span text:style-name="T5">a fac</text:span></text:span><text:span text:style-name="Default_20_Paragraph_20_Font"><text:span text:style-name="T1">iHtmis; . ac si ita<text:line-break/>dixisset, laborantium corpora quam primum ab initio de-<text:line-break/>center dignoscenda sunt, tum quatenus similia sint fano-<text:line-break/>.. rum corporibus, tum quatenus dissimilia. Hoc enim agen-<text:line-break/>.tes a maximis quidem facultate, cognitu vero facillimis<text:line-break/>morborum dignotionem adsequemur. Quandoquidem nosse<text:line-break/>nos oportet alia quidem maxima, alia vero facillima non<text:line-break/>esse; fed iisdem signis contingere facultate quidem^ mari-<text:line-break/>mis esse, ad dignotionem vero facillimis: ut in progno-<text:line-break/>sileo statim per initia hisce verbis conscriptum est: </text:span></text:span><text:span text:style-name="Default_20_Paragraph_20_Font"><text:span text:style-name="T5">nares<text:line-break/>acutae, ocu</text:span></text:span><text:span text:style-name="Default_20_Paragraph_20_Font"><text:span text:style-name="T1">l</text:span></text:span><text:span text:style-name="Default_20_Paragraph_20_Font"><text:span text:style-name="T5">i concavi, collapsa temp</text:span></text:span><text:span text:style-name="Default_20_Paragraph_20_Font"><text:span text:style-name="T1">o</text:span></text:span><text:span text:style-name="Default_20_Paragraph_20_Font"><text:span text:style-name="T5">ra;</text:span></text:span><text:span text:style-name="Default_20_Paragraph_20_Font"><text:span text:style-name="T1"> et quae deinceps<text:line-break/>hujusmodi prodita sunt. Haec enim tum maximas ad<text:line-break/>praenotionem vires sortiri , qui mediocriter in artis me-<text:line-break/>dicae operationibus versati fuerint, eorum nemo ignorat,<text:line-break/>tum dignotionem facillimam habere; id norunt etiam om-<text:line-break/>nes artis imperiti. Nullam enim aliam corporis partem<text:line-break/>facie priorem intuetur, quum quis statim ad infirmum ac-</text:span></text:span></text:p>
      <text:p text:style-name="P6"><text:span text:style-name="Default_20_Paragraph_20_Font"><text:span text:style-name="T1">cesserit. Aegrotus itaque si sibi ipse conferatur ( ut ior-<text:line-break/>paravit Hippocrates) certiorem quoque dignotionem exhi-<text:line-break/>bet, atque sic tum a maximis tum simul a facillimis du-<text:line-break/>oto exordio; jam quod artis est perpenderit. At fortassis<text:line-break/>aliquis decipietur in his quibus natura sunt nares acutae,<text:line-break/>oculi concavi et collapsa tempora, Verum si laborantis<text:line-break/>corpus plerisque hominum corporibus simile comperiamus,<text:line-break/>nullum huic perniciosum morbum aut affectum inesse ma-<text:line-break/>nifesta prodet dign</text:span></text:span><text:span text:style-name="Default_20_Paragraph_20_Font"><text:span text:style-name="T5">a</text:span></text:span><text:span text:style-name="Default_20_Paragraph_20_Font"><text:span text:style-name="T1">tio. Si vero prout ab Hippocrate<text:line-break/>scriptum est, inspexerimus et cetera universi corporis si-<text:line-break/>gna, etiam si salutaria prodeant, talem natura laborantis<text:line-break/>faciem esse augurati, accurati oris dign</text:span></text:span><text:span text:style-name="Default_20_Paragraph_20_Font"><text:span text:style-name="T5">a</text:span></text:span><text:span text:style-name="Default_20_Paragraph_20_Font"><text:span text:style-name="T1">tionis gratia, qui<text:line-break/>antea ni</text:span></text:span><text:span text:style-name="Default_20_Paragraph_20_Font"><text:span text:style-name="T5">l</text:span></text:span><text:span text:style-name="Default_20_Paragraph_20_Font"><text:span text:style-name="T1">um noverunt, eos tamen percunctabimur, quibus<text:line-break/>nos adstipulati certiorem praenotionem consequemur; non<text:line-break/>tamen peraeque scientia partam ac si ipsi laborantem no-<text:line-break/>vissemus, imo vero ac si cum eo societatem inivissemus.<text:line-break/>Qui namque nunc praeter naturam fe habet, quod dum<text:line-break/>multoties sanitate fruentem conspexerimus, eo nos digno-</text:span></text:span></text:p>
      <text:p text:style-name="P6"><text:span text:style-name="Default_20_Paragraph_20_Font"><text:span text:style-name="T1">lienis modi discrepantium in ipfo signorum peritiores ef-<text:line-break/>liciti Detur enim nos tum audiisse tum coniecturis ex-<text:line-break/>plorasse laborantem nares quidem acutas, oculos .vero<text:line-break/>concavos habere , familiaris dumtaxat modum agnoscit.<text:line-break/>Sed et hujus rei functio praecipue medicis est; non enim<text:line-break/>folum quod praeter naturam corpus afficiatur, nobis utile<text:line-break/>est dignoscere, verum etiam quatenus nares naturali sua<text:line-break/>conformatione sint acutiores, et quatenus oculi magis<text:line-break/>co</text:span></text:span><text:span text:style-name="Default_20_Paragraph_20_Font"><text:span text:style-name="T5">n</text:span></text:span><text:span text:style-name="Default_20_Paragraph_20_Font"><text:span text:style-name="T1">cavi et collapfa. tempora ceteraeque partes singulae,<text:line-break/>quarum quae simili maxime contraria est, eam non sim-<text:line-break/>pliciter pravam, sed pravissimam pronunciavit. At ma-<text:line-break/>xime contrarium est quod plane a naturali co</text:span></text:span><text:span text:style-name="Default_20_Paragraph_20_Font"><text:span text:style-name="T5">n</text:span></text:span><text:span text:style-name="Default_20_Paragraph_20_Font"><text:span text:style-name="T1">stitutione<text:line-break/>recessit. Quare ut quae pars simili maxime contraria est,<text:line-break/>hanc non simpliciter gravem, sed gravissimam effatus est;<text:line-break/>si gravem minus et magis protulit, quatenus plus minutive<text:line-break/>contraria proditur. Quae igitur in facie signa conspiciun-<text:line-break/>tur, et facillime dignoscenda funt, et maximas vires for-<text:line-break/>tiuntur, tum quae per initia protinus recensuit, tum quae<text:line-break/>in oculis leguntur, ea deinceps scriptis prodit. At non</text:span></text:span></text:p>
      <text:p text:style-name="P6"><text:span text:style-name="Default_20_Paragraph_20_Font"><text:span text:style-name="T1">pauca ex iis quae non in prognostico ab ipfo pronunciata<text:line-break/>funt, partim non esse maxima, partim non facillima,<text:line-break/>partim denique simul utrumque habentia, neque maxima,<text:line-break/>neque facillima, tibi exploranti declarantur, de quibus<text:line-break/>plura quidem in illius libri explicatione narrata sunt;<text:line-break/>nunc autem pro exemplo pauca narrabuntur. Nam supr-<text:line-break/>num Iacere, brachia quoque et crura peraeque resolutis<text:line-break/>jacentia sortiri, id non ob pravum aegrotantis affectum,<text:line-break/></text:span></text:span><text:span text:style-name="Default_20_Paragraph_20_Font"><text:span text:style-name="T5">t</text:span></text:span><text:span text:style-name="Default_20_Paragraph_20_Font"><text:span text:style-name="T1">est ob mollitiem aut extuberantem luxum accidit. Qua-<text:line-break/>re nisi ipsius aegri mores noverimus , decipiemur. Quos<text:line-break/>autem omnes invisimus, eorum mores nosse nobis non<text:line-break/>datur. Quamobrem et paucis ipsi tandem perquirendi<text:line-break/>funt, quos .comperimus interdum quidem non magnum<text:line-break/>denunciare, ut in decubitu; interdum vero maxima, ut<text:line-break/>in moderatis hominibus, quum truculentiorem conspectum<text:line-break/>ac loquutionem exhibeant, ac praeterea crepitantem fla-<text:line-break/>tum edant: aut enim dolorem aut mentis alienationem<text:line-break/>significant, quos alias id facere quibusdam auscultantibus</text:span></text:span></text:p>
      <text:p text:style-name="P2"><text:span text:style-name="Default_20_Paragraph_20_Font"><text:span text:style-name="T1">puderet, Verum si nullam praesentium rationem habe-<text:line-break/>rent, nullius rei foret signum. Quocirca hic etiam no-<text:line-break/>visse aegrotantis mores oportet, quemadmodum et in ven-<text:line-break/>trem obdormientium consuetudinem eorumque naturam qui<text:line-break/>dormientes dentibus strident aut oculis plane connivent.<text:line-break/>Haec enim ubi decumbentis mores aut naturam medicus<text:line-break/>praenoverit; aut ab aliquo eorum qui spi</text:span></text:span><text:span text:style-name="Default_20_Paragraph_20_Font"><text:span text:style-name="T5">a</text:span></text:span><text:span text:style-name="Default_20_Paragraph_20_Font"><text:span text:style-name="T1">s norunt resci-<text:line-break/>verit,. dignationem obtinet; interdum quoque bona, in-<text:line-break/>terdum prava signa consequitur. Prava quidem, ut quae<text:line-break/>urina nigra, aut sputum nigrum, aut atra bilis morbis in-<text:line-break/>cipientibus conspicitur, quae tum maximas vires, tum fa-<text:line-break/>cillimam dignotionem habent. Bona vero, ut e contrario<text:line-break/>t in morbis acutis. facilis spiratio. et urina, lenimentum al-<text:line-break/>bum, laeve et aequale confequuta, quae ad salutem vires<text:line-break/>habent maximas. Haec itaque de signis ad dignotionem<text:line-break/>-spectantibus</text:span></text:span><text:span text:style-name="Default_20_Paragraph_20_Font"><text:span text:style-name="T5">. l</text:span></text:span><text:span text:style-name="Default_20_Paragraph_20_Font"><text:span text:style-name="T1">atis enunciata </text:span></text:span><text:span text:style-name="Default_20_Paragraph_20_Font"><text:span text:style-name="T5">t</text:span></text:span><text:span text:style-name="Default_20_Paragraph_20_Font"><text:span text:style-name="T1">um, .quo futura sint exempla<text:line-break/>eorum quae maximas habent vires et cognitu sunt facii-<text:line-break/>.. lima et quoquoversum et quibuscumque modis nobis in-<text:line-break/>notescunt, sine experimento ipsis contigerint, sive ratione</text:span></text:span></text:p>
      <text:p text:style-name="P6"><text:span text:style-name="Default_20_Paragraph_20_Font"><text:span text:style-name="T5">t</text:span></text:span><text:span text:style-name="Default_20_Paragraph_20_Font"><text:span text:style-name="T1">ub conspectum venerint. Non tamen tantam vim ha -<text:line-break/>fient neque promptam dign</text:span></text:span><text:span text:style-name="Default_20_Paragraph_20_Font"><text:span text:style-name="T5">a</text:span></text:span><text:span text:style-name="Default_20_Paragraph_20_Font"><text:span text:style-name="T1">tionem, nisi prius aegrotau-<text:line-break/>tium consuetudines, mores et naturam noscamus ac sci-<text:line-break/>fcitemur. At mihi deinceps de rebus ad chirurgiam spe-<text:line-break/>ctantibus erit oratio, producenti in medium perspicuitatis<text:line-break/>gratia quoddam exemplum statim per initia libri de arti-<text:line-break/>.culis scriptum, qui de brachii Iurationibus docet. In hoc<text:line-break/>enim maximum ac facillimum est ad dign</text:span></text:span><text:span text:style-name="Default_20_Paragraph_20_Font"><text:span text:style-name="T5">a</text:span></text:span><text:span text:style-name="Default_20_Paragraph_20_Font"><text:span text:style-name="T1">tionem, si id<text:line-break/>in ala rotundum ac breve appareat. Nam praeterquam<text:line-break/>brachii caput esse non potest e </text:span></text:span><text:span text:style-name="Default_20_Paragraph_20_Font"><text:span text:style-name="T5">t</text:span></text:span><text:span text:style-name="Default_20_Paragraph_20_Font"><text:span text:style-name="T1">ua prolapsum articula-<text:line-break/>tione et in alae regionem delatum. Sed epomidis cavitas<text:line-break/>prolapsionis brachii commune signum est et evulsionis<text:line-break/>acromii, quatenus in altum procedit, atque mox ipfa pars<text:line-break/>affecta conferenda est; . deinde quum propriam naturam<text:line-break/>non habere deprehendatur, brachium excidisse conjeetan-<text:line-break/>dum est. Hoc certe signum non quemadmodum quod ab<text:line-break/>axilla desumitur, tum apertam vim tum expeditam digno-<text:line-break/>lienem exhibet; praeterea vero magis a viribus discedit</text:span></text:span></text:p>
      <text:p text:style-name="P6"><text:span text:style-name="Default_20_Paragraph_20_Font"><text:span text:style-name="T1">signum quod ex motu colligitur. Aeger namque brachium<text:line-break/>fursum tollere non potest, contusis, tensis ac inflammatis<text:line-break/>istic musculis, sicut etiam quum quaedam eorum fibrae al-<text:line-break/>tius avulsae funt. Ego vero novi hujusmodi quidquam<text:line-break/>nonnunquam obortum, avulsione primum acromio insideo-<text:line-break/>te, postea laxato alterius manus brachio, in palaestra au-<text:line-break/>tem id acciderat. Speculatus autem medicus simili modo<text:line-break/>utrasque manuum epomidas , altera alteri collata , suam<text:line-break/>temere tulit sententiam : vulnus quidem aliquod huic re-<text:line-break/>gioni illatum fuisse asseruit, ac jure hominem dolere, ar-<text:line-break/>ticulum vero illaesum esse. Quare consuluit, derepente<text:line-break/>balneum adire et copioso utentem oleo in solii aqua com-<text:line-break/>morari, ecquo egressum laesa parte lanis oleo cum pauca<text:line-break/>cera perfusis operta,. tum decumbere tum quietem agere.<text:line-break/>His factis homo totam noctem dolore vexatus est, et mane<text:line-break/>illum eumdemque medicum et quosdam alios arcessivit<text:line-break/>ex iis sane qui citra rationem trita via artem .exercent,</text:span></text:span></text:p>
      <text:p text:style-name="P6"><text:span text:style-name="Default_20_Paragraph_20_Font"><text:span text:style-name="T1">ille pridie temeritate deceptus articulum fecundum natu-<text:line-break/>ram fe habere inconsulto protulerat. Quum orgo ad ae-<text:line-break/>grotantem accederet ac duos alios medicos ip</text:span></text:span><text:span text:style-name="Default_20_Paragraph_20_Font"><text:span text:style-name="T5">t</text:span></text:span><text:span text:style-name="Default_20_Paragraph_20_Font"><text:span text:style-name="T1">o imperi tio-<text:line-break/>res conspiceret, ut parvi ductus moleste tulit, id ipsum<text:line-break/>tamen dissimulans sententiam roganti promptius adhuc ob<text:line-break/>indignationem asseruit, articulationm secundum naturam<text:line-break/>esse, quum utrasque epomidas similes inveniret, quodque<text:line-break/>prius vulnerati humeri quaedam inflammatio ortum habe-<text:line-break/>ret. Quere per</text:span></text:span><text:span text:style-name="Default_20_Paragraph_20_Font"><text:span text:style-name="T5">t</text:span></text:span><text:span text:style-name="Default_20_Paragraph_20_Font"><text:span text:style-name="T1">usum aqua copiosa calida laborantem, afi-<text:line-break/>fuso subinde oleo multo jussit lanas rursus involutum si-<text:line-break/>militer quiescere. Quum autem his factis nihil juyaretur,<text:line-break/>ego tertio die vocatus sum, qui confpiciens humerum do-<text:line-break/>Iore vacuum. magis cavam epomidem habere ; tumenti ob<text:line-break/>auctam inflammationem humeri affecti epomide, .humerum<text:line-break/>qui secundum naturam fe habere videbatur, </text:span></text:span><text:span text:style-name="Default_20_Paragraph_20_Font"><text:span text:style-name="T5">t</text:span></text:span><text:span text:style-name="Default_20_Paragraph_20_Font"><text:span text:style-name="T1">urium reccs-<text:line-break/>sisse. ltaque concitatus ego .tum hoc indicio, tum eo quod<text:line-break/>per congruentem curationem homo nihil levaretur, inje-</text:span></text:span></text:p>
      <text:p text:style-name="P6"><text:span text:style-name="Default_20_Paragraph_20_Font"><text:span text:style-name="T1">ctis sub inflammati humeri axillam digitis, in ipsa cominus<text:line-break/>brachii caput comperi. Verumtamen certioris dignotionia<text:line-break/>gratie alterius quoque humeri alam - inspexi. Quod ve</text:span></text:span><text:span text:style-name="Default_20_Paragraph_20_Font"><text:span text:style-name="T5">r</text:span></text:span><text:span text:style-name="Default_20_Paragraph_20_Font"><text:span text:style-name="T1">o<text:line-break/>in ea nullus ejusmodi tumor esset, brachium luxatum esse<text:line-break/>pronunciari et medicos ignorasse, quod alterius manus<text:line-break/>acromium avulsum fuisse minime novissent; deinde vul-<text:line-break/>neratum humerum, ac si fecundum naturam fe haberet,<text:line-break/>compararent. Nobis autem discere licet, inquam, ex ae-<text:line-break/>groto sciscitantibus, an alterius manus acromium aliquando<text:line-break/>plagam acceperit. Hle principio quid diceret non habebat,<text:line-break/>possea recordatus fe quondam ex vehiculo decidentem et<text:line-break/>vulneratum fuisse concessit, et facile luna oleo inebriata<text:line-break/>tribus aut quatuor diebus super ictam partem imposita<text:line-break/>laboris expertem evasisse. Sed quorsum haec a me dicta<text:line-break/>sunt? quo demonstrem quantum dignitate inter fe signa<text:line-break/>discrepent, quibus morborum manus cognitio proditur.<text:line-break/>Non enim posse manum affectam attollere, multis quoque<text:line-break/>aliis pluribus commune. Etenim tendones hic musculo-.</text:span></text:span></text:p>
      <text:p text:style-name="P6"><text:span text:style-name="Default_20_Paragraph_20_Font"><text:span text:style-name="T1">runa etiam saepenumero ipsi musculi fcirrho, phlegmone<text:line-break/>et praeterea contusione aut alia ruptione, vel etiam qui-<text:line-break/>busdam ipsorum fibris abruptis, laesi ad sublimem manus<text:line-break/>elationem redduntur impotes. Has autem ob ipfas causas,<text:line-break/>imo non </text:span></text:span><text:span text:style-name="Default_20_Paragraph_20_Font"><text:span text:style-name="T5">t</text:span></text:span><text:span text:style-name="Default_20_Paragraph_20_Font"><text:span text:style-name="T1">otum per lusce, verum etiam ceteros manus<text:line-break/>motus doloribus vexantur. Sinus vero epomidis ossi di-<text:line-break/>vulfo quoque communis esu At rotundus dhrusque in ala<text:line-break/>praeter naturam tumor satis idoneum prolapsi humeri si-<text:line-break/>guum esu Quare qui sali ipsi fidem habuerit, sis nequa-<text:line-break/>quam aberraverit; quin et facillimam in eo dignotionem<text:line-break/>obtinet; quem fotum oportet extuberationem contingere,<text:line-break/>immissis in alam digitis, qua humeri caput evidenter agno-<text:line-break/>foet</text:span></text:span><text:span text:style-name="Default_20_Paragraph_20_Font"><text:span text:style-name="T5">o</text:span></text:span><text:span text:style-name="Default_20_Paragraph_20_Font"><text:span text:style-name="T1">r. Sed musculorum affectus, quod neque furium hu-<text:line-break/>.merum attollere queant , neque citra dolorem movere,<text:line-break/>^exercitatam rationem surnmamque animadversionem exi-<text:line-break/>guut. Incedit igitur horum signorum cognitio cum iis<text:line-break/>quae tum maximis pollent viribus; tum cognitu facillimis,<text:line-break/>sive quis empiricam, sive rationalem medendi artem pro-</text:span></text:span></text:p>
      <text:p text:style-name="P6"><text:span text:style-name="Default_20_Paragraph_20_Font"><text:span text:style-name="T1">sileatur. Empiricus enim inspiciens quas fyndromas aut<text:line-break/></text:span></text:span><text:span text:style-name="Default_20_Paragraph_20_Font"><text:span text:style-name="T5">c</text:span></text:span><text:span text:style-name="Default_20_Paragraph_20_Font"><text:span text:style-name="T1">o</text:span></text:span><text:span text:style-name="Default_20_Paragraph_20_Font"><text:span text:style-name="T5">ncursu</text:span></text:span><text:span text:style-name="Default_20_Paragraph_20_Font"><text:span text:style-name="T1">s vocitat, quae sunt symptomatum acervationes,<text:line-break/>quum multoties eadem uno tempore spectaverit , peraeque<text:line-break/>omnia meminit, Atque quum ex hac observatione mul-<text:line-break/>turum concursuum experientiam habeat, tunc indicium fe-<text:line-break/>cit , se nonnulla quidem in multis concursibus , quaedam<text:line-break/>vero in uno solo symptomata conspexisse sicque in rerum<text:line-break/>tum communium, tum propriarum speculationem venit,<text:line-break/>quam rem sequitur notitia signorum viribus discrepantium.<text:line-break/>Quod enim in multis quidem aut omnibus concursibus<text:line-break/>conspectum est , longe iis cessit quae in uno solo compa- .<text:line-break/>ruere;. quod vero in paucis, minus is .cedit, ac praecipue<text:line-break/>quod in duobus. - Verum tamen quemadmodum et propria<text:line-break/>observarit et memoriae prodidit empiricus medicus, ita et<text:line-break/>communia. Haec. etenim passim et ubique una .cum pro-<text:line-break/>priis obiervat quaecumque illis oboriuntur. Qui vero ra-.<text:line-break/>tion.e nititur multo magis celeriusque singulorum morbo-<text:line-break/>rum signa comperit , et ubi propria sint et ubi comum-</text:span></text:span></text:p>
      <text:p text:style-name="P2"><text:span text:style-name="Default_20_Paragraph_20_Font"><text:span text:style-name="T1">nia; </text:span></text:span><text:span text:style-name="Default_20_Paragraph_20_Font"><text:span text:style-name="T5">n</text:span></text:span><text:span text:style-name="Default_20_Paragraph_20_Font"><text:span text:style-name="T1">ec velut empiricus diuturnum tempus, imo nullum<text:line-break/>diem horam ve moratur. Speculatus enim brachium c<text:line-break/>propria regione excidisse et ad axillam invectum esse, pri-<text:line-break/>mum quidem quod hio contra naturam tumor appareat<text:line-break/>mente perpendit. Deinde vero quod cavus epomidis 10-<text:line-break/>cus sit, brachii capite prius ipsi insidente exutus, in alae<text:line-break/>regionem translato. Praeterea quod scapulae cervix bra-<text:line-break/>chio incumbens manum fur</text:span></text:span><text:span text:style-name="Default_20_Paragraph_20_Font"><text:span text:style-name="T5">t</text:span></text:span><text:span text:style-name="Default_20_Paragraph_20_Font"><text:span text:style-name="T1">um tolli prohibent. Tum<text:line-break/>etiam quod musculi vehementer extensi admodum dolue-<text:line-break/>rint, quum brachium ita movere praemoliuntur. Simili-<text:line-break/>ter quoque quod, quum ad costas partem affectam addu-<text:line-break/>- cere tentant, eam vexari doloribus acciderit. . Atque sic<text:line-break/>passim et ubique non modo quae maximas vires scrtiun-<text:line-break/>tur, verum etiam et cetera signa noverit. Hae enim una<text:line-break/>xia cuncta inveniuntur; altera quum ignorentur non fia-<text:line-break/>ciltime, fed demonstratione comprehendimus. In ala nam-<text:line-break/>que brachii caput magnam im habet et facillime digno-</text:span></text:span></text:p>
      <text:p text:style-name="P6"><text:span text:style-name="Default_20_Paragraph_20_Font"><text:span text:style-name="T1">scitur, at musculorum affectus majorem inspectionem po-<text:line-break/>stulaut. Verum tamen et ipsi utrique tum dignotionis fa-<text:line-break/>cilitati, tum viribus tumoris axillae cedentes, eadem fpe-<text:line-break/>culatione artis peritis medicis in cognitionem veniunt.<text:line-break/>Merito igitur Hippocrates ante alia ariis opera, hoc est<text:line-break/>ante praenotionem et curationem morborum dignotionem<text:line-break/>(quam saniores -significationem .appellitant) similium ac<text:line-break/>dissimilium speculatione construi voluit. Merito etiam et<text:line-break/>vi maximis et dignotione facillimis, ad haec etiamnum<text:line-break/>tertio his passim et ubique cognitis, dignitate vero et di-<text:line-break/>gnotionis facilitate cedentibus. His itaque praefatus, a<text:line-break/>quibus morborum dignotiones obeundae sunt, hoc est,<text:line-break/>quod et per similia et dissimilia fecundum naturam fe ha-<text:line-break/>bentibus, qualia haec sint</text:span></text:span><text:span text:style-name="Default_20_Paragraph_20_Font"><text:span text:style-name="T5">i</text:span></text:span><text:span text:style-name="Default_20_Paragraph_20_Font"><text:span text:style-name="T1"> sequenti textu, ad eorum do-<text:line-break/>ctrinam prolatis his verbis deflectit.</text:span></text:span></text:p>
      <text:h text:style-name="P30" text:outline-level="2"><text:span text:style-name="Default_20_Paragraph_20_Font"><text:span text:style-name="T11">.<text:tab/>.<text:tab/></text:span></text:span><text:span text:style-name="Default_20_Paragraph_20_Font"><text:span text:style-name="T1">II.</text:span></text:span></text:h>
      <text:p text:style-name="Normal"><text:span text:style-name="Default_20_Paragraph_20_Font"><text:span text:style-name="T5">Quae e</text:span></text:span><text:span text:style-name="Default_20_Paragraph_20_Font"><text:span text:style-name="T1">t </text:span></text:span><text:span text:style-name="Default_20_Paragraph_20_Font"><text:span text:style-name="T5">v</text:span></text:span><text:span text:style-name="Default_20_Paragraph_20_Font"><text:span text:style-name="T1">i</text:span></text:span><text:span text:style-name="Default_20_Paragraph_20_Font"><text:span text:style-name="T5">dere et tangere et aud</text:span></text:span><text:span text:style-name="Default_20_Paragraph_20_Font"><text:span text:style-name="T1">i</text:span></text:span><text:span text:style-name="Default_20_Paragraph_20_Font"><text:span text:style-name="T5">re decet.</text:span></text:span></text:p>
      <text:p text:style-name="P1"><text:span text:style-name="Default_20_Paragraph_20_Font"><text:span text:style-name="T1">Quum aequum censuerit artis partem diagnosticam<text:line-break/>morborum dign</text:span></text:span><text:span text:style-name="Default_20_Paragraph_20_Font"><text:span text:style-name="T5">a</text:span></text:span><text:span text:style-name="Default_20_Paragraph_20_Font"><text:span text:style-name="T1">tioni dicatam omnium .primam per ea<text:line-break/>exerceri quae in aegrotantis corpore tum similiter, tum<text:line-break/>dissimiliter afficiuntur, prout fanis conferuntur et prout<text:line-break/>sunt quaedam et maxima et facillima, quaedam cum ipsis<text:line-break/>necessario nuscuntur; nunc jam (quemadmodum commea-<text:line-break/>fatus </text:span></text:span><text:span text:style-name="Default_20_Paragraph_20_Font"><text:span text:style-name="T5">t</text:span></text:span><text:span text:style-name="Default_20_Paragraph_20_Font"><text:span text:style-name="T1">um) quaenam illa sint, his verbis docet: </text:span></text:span><text:span text:style-name="Default_20_Paragraph_20_Font"><text:span text:style-name="T5">quae st<text:line-break/>v</text:span></text:span><text:span text:style-name="Default_20_Paragraph_20_Font"><text:span text:style-name="T1">i</text:span></text:span><text:span text:style-name="Default_20_Paragraph_20_Font"><text:span text:style-name="T5">dere et tangere et aud</text:span></text:span><text:span text:style-name="Default_20_Paragraph_20_Font"><text:span text:style-name="T1">i</text:span></text:span><text:span text:style-name="Default_20_Paragraph_20_Font"><text:span text:style-name="T5">re decet. </text:span></text:span><text:span text:style-name="Default_20_Paragraph_20_Font"><text:span text:style-name="T1">Videre quidem licet<text:line-break/>quae sub visum; tangere quae </text:span></text:span><text:span text:style-name="Default_20_Paragraph_20_Font"><text:span text:style-name="T5">t</text:span></text:span><text:span text:style-name="Default_20_Paragraph_20_Font"><text:span text:style-name="T1">ub tactum, eti audire<text:line-break/>quae </text:span></text:span><text:span text:style-name="Default_20_Paragraph_20_Font"><text:span text:style-name="T5">t</text:span></text:span><text:span text:style-name="Default_20_Paragraph_20_Font"><text:span text:style-name="T1">ub auditum cadunt. Enimvero quod de facie per<text:line-break/>initia prognostici scriptum est, videre licet, nares acutas,<text:line-break/>oculos concavos et collapsa tempora; tangere., aures fri-<text:line-break/>gidas; videre simul et tangere cutem faciei duram, ari-<text:line-break/>dam .et obtentam ; audire quae in libri ferie pronunciata<text:line-break/>sunt, sternutamentum, tussim, flatum, .strepitum aut lo-</text:span></text:span></text:p>
      <text:p text:style-name="P2"><text:span text:style-name="Default_20_Paragraph_20_Font"><text:span text:style-name="T1">quentem praeter naturam aegrotum, aut vocem cum deli-<text:line-break/>rio, aut stridulam, aut raucam, aut ejusmodi quopiam vi-<text:line-break/>tio affectam. In morbis ad chirurgiam spectantibus cer-<text:line-break/>nere quidem licet quae nigrescunt, quae rubent, quae quo-<text:line-break/>cumque modo naturalem </text:span></text:span><text:span text:style-name="Default_20_Paragraph_20_Font"><text:span text:style-name="T5">t</text:span></text:span><text:span text:style-name="Default_20_Paragraph_20_Font"><text:span text:style-name="T1">uum colorem immutant aut tuen-<text:line-break/>tur. Ad haec etiamnum ut in humeri articulo epomidis<text:line-break/>quidem cavitatem et acromii extensionem ridere licet;<text:line-break/>caput vero in ala tangere ;. audire denique eos qui in la-<text:line-break/>, borantis corpore. strepitus eduntur, quemadmodum qui in<text:line-break/>thorace perieram, fpiritu per vulnus efflante strepitant.</text:span></text:span></text:p>
      <text:h text:style-name="Heading_20_2" text:outline-level="2"><text:span text:style-name="Default_20_Paragraph_20_Font">HI.</text:span></text:h>
      <text:p text:style-name="P7"><text:span text:style-name="Default_20_Paragraph_20_Font"><text:span text:style-name="T5">Quae et visu e</text:span></text:span><text:span text:style-name="Default_20_Paragraph_20_Font"><text:span text:style-name="T1">t t</text:span></text:span><text:span text:style-name="Default_20_Paragraph_20_Font"><text:span text:style-name="T5">a</text:span></text:span><text:span text:style-name="Default_20_Paragraph_20_Font"><text:span text:style-name="T1">ct</text:span></text:span><text:span text:style-name="Default_20_Paragraph_20_Font"><text:span text:style-name="T5">u et aud</text:span></text:span><text:span text:style-name="Default_20_Paragraph_20_Font"><text:span text:style-name="T1">i</text:span></text:span><text:span text:style-name="Default_20_Paragraph_20_Font"><text:span text:style-name="T5">tu et naribu</text:span></text:span><text:span text:style-name="Default_20_Paragraph_20_Font"><text:span text:style-name="T1">s </text:span></text:span><text:span text:style-name="Default_20_Paragraph_20_Font"><text:span text:style-name="T5">et l</text:span></text:span><text:span text:style-name="Default_20_Paragraph_20_Font"><text:span text:style-name="T1">i</text:span></text:span><text:span text:style-name="Default_20_Paragraph_20_Font"><text:span text:style-name="T5">ngua et<text:line-break/>mente sen</text:span></text:span><text:span text:style-name="Default_20_Paragraph_20_Font"><text:span text:style-name="T1">ti</text:span></text:span><text:span text:style-name="Default_20_Paragraph_20_Font"><text:span text:style-name="T5">re l</text:span></text:span><text:span text:style-name="Default_20_Paragraph_20_Font"><text:span text:style-name="T1">i</text:span></text:span><text:span text:style-name="Default_20_Paragraph_20_Font"><text:span text:style-name="T5">ce</text:span></text:span><text:span text:style-name="Default_20_Paragraph_20_Font"><text:span text:style-name="T1">t.<text:tab/>al</text:span></text:span></text:p>
      <text:p text:style-name="P1"><text:span text:style-name="Default_20_Paragraph_20_Font"><text:span text:style-name="T1">Cum sensibus omnibus externis intellectum serie cole<text:line-break/>.locavit., hoc est intelligentiam, quam et mentem et ani-<text:line-break/>. tuum vulgo et rationem homines vocitant. Quia vero et</text:span></text:span></text:p>
      <text:p text:style-name="P2"><text:span text:style-name="Default_20_Paragraph_20_Font"><text:span text:style-name="T1">in voce quaedam ratio est, propterea illam fejungentes<text:line-break/>philosophi praedictam rationem mente conceptam appel-<text:line-break/>lant; qua ratione rebus cognitis et consentanea et repu-<text:line-break/>guautia comprehenduntur; divisio quoque; et compositio,<text:line-break/>et resolutio et demonstratio et quaecumque sunt ejusmodi<text:line-break/>. cetera. Cur vero narium et linguae sensuum seorsum<text:line-break/>prius immemor, hoc in textu, </text:span></text:span><text:span text:style-name="Default_20_Paragraph_20_Font"><text:span text:style-name="T5">quae et v</text:span></text:span><text:span text:style-name="Default_20_Paragraph_20_Font"><text:span text:style-name="T1">i</text:span></text:span><text:span text:style-name="Default_20_Paragraph_20_Font"><text:span text:style-name="T5">dere et tangere<text:line-break/>et aud</text:span></text:span><text:span text:style-name="Default_20_Paragraph_20_Font"><text:span text:style-name="T1">i</text:span></text:span><text:span text:style-name="Default_20_Paragraph_20_Font"><text:span text:style-name="T5">re l</text:span></text:span><text:span text:style-name="Default_20_Paragraph_20_Font"><text:span text:style-name="T1">i</text:span></text:span><text:span text:style-name="Default_20_Paragraph_20_Font"><text:span text:style-name="T5">cet</text:span></text:span><text:span text:style-name="Default_20_Paragraph_20_Font"><text:span text:style-name="T1">, postea horum quinque cum mente menti-<text:line-break/>nerit , decenter quaeritur. Atque sane et a multis non-<text:line-break/>nulla quidem absurda memoriae indigna; quaedam vero<text:line-break/>probabilia et commemoratione digna enarrata sunt, ducto<text:line-break/>hinc exordio. Hippocratem asserunt nobis praecepisse, ut<text:line-break/>ex eorum quae sub </text:span></text:span><text:span text:style-name="Default_20_Paragraph_20_Font"><text:span text:style-name="T5">t</text:span></text:span><text:span text:style-name="Default_20_Paragraph_20_Font"><text:span text:style-name="T1">en</text:span></text:span><text:span text:style-name="Default_20_Paragraph_20_Font"><text:span text:style-name="T5">t</text:span></text:span><text:span text:style-name="Default_20_Paragraph_20_Font"><text:span text:style-name="T1">us cadunt similitudine ac dissimi-<text:line-break/>litudine morborum dignotiones constitueremus. Sensilis<text:line-break/>vero proprie dicuntur quae ad dign</text:span></text:span><text:span text:style-name="Default_20_Paragraph_20_Font"><text:span text:style-name="T5">a</text:span></text:span><text:span text:style-name="Default_20_Paragraph_20_Font"><text:span text:style-name="T1">tionem non alias vi-<text:line-break/>res desiderant, sed soli quae sensu fit cognitioni submiui-<text:line-break/>strant. Atque haec sensilia dici volunt, . non tamen pre-<text:line-break/>prie rpsa appellatione quae pluribus sensibus simul tum</text:span></text:span></text:p>
      <text:p text:style-name="P6"><text:span text:style-name="Default_20_Paragraph_20_Font"><text:span text:style-name="T1">memoria, tum ratione, quum compositam et maxime con-<text:line-break/>tractam vocitant dignotionem instituunt. Itaque colorem<text:line-break/>ex iis quae praecipua sensilia dicuntur esse ferunt, quem-<text:line-break/>admodum saporem, odorem, vocem, praeterea duritiem,<text:line-break/>mollitudinem, calorem, frigus, et uno nomine qualitates<text:line-break/>omnes tractabiles; neque vero malum, malum punicum,<text:line-break/>neque pirum, neque aliam substantiam , totam Pensu no-<text:line-break/>tam esse pr</text:span></text:span><text:span text:style-name="Default_20_Paragraph_20_Font"><text:span text:style-name="T5">o</text:span></text:span><text:span text:style-name="Default_20_Paragraph_20_Font"><text:span text:style-name="T1">ferunt, fed ut Plato dicebat, opinione cum<text:line-break/>Pensu bruto omnisque esse opinabilia; et propterea quae-<text:line-break/>dam plerumque in ipsorum dign</text:span></text:span><text:span text:style-name="Default_20_Paragraph_20_Font"><text:span text:style-name="T5">a</text:span></text:span><text:span text:style-name="Default_20_Paragraph_20_Font"><text:span text:style-name="T1">tionibus decipi, quum<text:line-break/>vel colorem tantum, vel figuram, vel haec ambo rei prius</text:span></text:span></text:p>
      <text:p text:style-name="P4"><text:span text:style-name="Default_20_Paragraph_20_Font"><text:span text:style-name="T1">. conferenti consimilia conspiciant. Etenim mala, mala pu-<text:line-break/>nica, pira, uvas, nuces, iuglandes, et alia multa cibaris,<text:line-break/>ex cera formata; priusquam et odore percipiantur et gu-<text:line-break/>flentur tanganturque, a veris non discrepantia videri. Qui-<text:line-break/>vero cunctis praepollet sensibus , eum - ipsorum usu falli<text:line-break/>minime posse. Cunctis autem praepollere </text:span></text:span><text:span text:style-name="Default_20_Paragraph_20_Font"><text:span text:style-name="T5">s</text:span></text:span><text:span text:style-name="Default_20_Paragraph_20_Font"><text:span text:style-name="T1">ensibus citra</text:span></text:span></text:p>
      <text:p text:style-name="P2"><text:span text:style-name="Default_20_Paragraph_20_Font"><text:span text:style-name="T1">memoriam et enumerationem dissicile, et hanc neque fen-<text:line-break/>efus, neque memoriae, sed cognitionis et mentis munus<text:line-break/>esse. Quum igitur pronunciavit Hippocrates: </text:span></text:span><text:span text:style-name="Default_20_Paragraph_20_Font"><text:span text:style-name="T5">quae. et</text:span></text:span><text:span text:style-name="Default_20_Paragraph_20_Font"><text:span text:style-name="T1"> u</text:span></text:span><text:span text:style-name="Default_20_Paragraph_20_Font"><text:span text:style-name="T5">t-<text:line-break/>dere et tangere e</text:span></text:span><text:span text:style-name="Default_20_Paragraph_20_Font"><text:span text:style-name="T1">t </text:span></text:span><text:span text:style-name="Default_20_Paragraph_20_Font"><text:span text:style-name="T5">aud</text:span></text:span><text:span text:style-name="Default_20_Paragraph_20_Font"><text:span text:style-name="T1">i</text:span></text:span><text:span text:style-name="Default_20_Paragraph_20_Font"><text:span text:style-name="T5">re l</text:span></text:span><text:span text:style-name="Default_20_Paragraph_20_Font"><text:span text:style-name="T1">i</text:span></text:span><text:span text:style-name="Default_20_Paragraph_20_Font"><text:span text:style-name="T5">cet, </text:span></text:span><text:span text:style-name="Default_20_Paragraph_20_Font"><text:span text:style-name="T1">eum exempli auctoritate<text:line-break/>ipscrum sensilium mentionem fecisse proferunt. Quum<text:line-break/>vero tum simpliciter, tum proprie a sensilibus digressus ad<text:line-break/>totam naturam. transiit, jure tunc ipsum et len</text:span></text:span><text:span text:style-name="Default_20_Paragraph_20_Font"><text:span text:style-name="T5">t</text:span></text:span><text:span text:style-name="Default_20_Paragraph_20_Font"><text:span text:style-name="T1">us omnes<text:line-break/>et cum ipsis mentem commemorasse, ita ut universa ora-<text:line-break/>tio sit hujusmodi. Ad morborum dignotionem medicum<text:line-break/>decet a similium ac dissimilium inspectione . auspicari , qui<text:line-break/>interdum simplicium dumtaxat qualitatem, interdum om-<text:line-break/>nium corporis partium comparationem efficiat. Enimvero<text:line-break/>haec explicatio ratione non caret. Est et altera quaedam<text:line-break/>hunc in modum. Hippocratem, quum inquit, </text:span></text:span><text:span text:style-name="Default_20_Paragraph_20_Font"><text:span text:style-name="T5">quae et vi-<text:line-break/>dere e</text:span></text:span><text:span text:style-name="Default_20_Paragraph_20_Font"><text:span text:style-name="T1">t t</text:span></text:span><text:span text:style-name="Default_20_Paragraph_20_Font"><text:span text:style-name="T5">angere e</text:span></text:span><text:span text:style-name="Default_20_Paragraph_20_Font"><text:span text:style-name="T1">t </text:span></text:span><text:span text:style-name="Default_20_Paragraph_20_Font"><text:span text:style-name="T5">aud</text:span></text:span><text:span text:style-name="Default_20_Paragraph_20_Font"><text:span text:style-name="T1">i</text:span></text:span><text:span text:style-name="Default_20_Paragraph_20_Font"><text:span text:style-name="T5">re</text:span></text:span><text:span text:style-name="Default_20_Paragraph_20_Font"><text:span text:style-name="T1"> l</text:span></text:span><text:span text:style-name="Default_20_Paragraph_20_Font"><text:span text:style-name="T5">icet</text:span></text:span><text:span text:style-name="Default_20_Paragraph_20_Font"><text:span text:style-name="T1">, de medico sermonem fe-<text:line-break/>cisse proferunt; quum vero quae sequuntur pronunciat;<text:line-break/></text:span></text:span><text:span text:style-name="Default_20_Paragraph_20_Font"><text:span text:style-name="T5">quae autem v</text:span></text:span><text:span text:style-name="Default_20_Paragraph_20_Font"><text:span text:style-name="T1">isu, </text:span></text:span><text:span text:style-name="Default_20_Paragraph_20_Font"><text:span text:style-name="T5">aud</text:span></text:span><text:span text:style-name="Default_20_Paragraph_20_Font"><text:span text:style-name="T1">i</text:span></text:span><text:span text:style-name="Default_20_Paragraph_20_Font"><text:span text:style-name="T5">tu, tac</text:span></text:span><text:span text:style-name="Default_20_Paragraph_20_Font"><text:span text:style-name="T1">t</text:span></text:span><text:span text:style-name="Default_20_Paragraph_20_Font"><text:span text:style-name="T5">u, od</text:span></text:span><text:span text:style-name="Default_20_Paragraph_20_Font"><text:span text:style-name="T1">o</text:span></text:span><text:span text:style-name="Default_20_Paragraph_20_Font"><text:span text:style-name="T5">ra</text:span></text:span><text:span text:style-name="Default_20_Paragraph_20_Font"><text:span text:style-name="T1">t</text:span></text:span><text:span text:style-name="Default_20_Paragraph_20_Font"><text:span text:style-name="T5">u, gustu e</text:span></text:span><text:span text:style-name="Default_20_Paragraph_20_Font"><text:span text:style-name="T1">t </text:span></text:span><text:span text:style-name="Default_20_Paragraph_20_Font"><text:span text:style-name="T5">men</text:span></text:span><text:span text:style-name="Default_20_Paragraph_20_Font"><text:span text:style-name="T1">t</text:span></text:span><text:span text:style-name="Default_20_Paragraph_20_Font"><text:span text:style-name="T5">e</text:span></text:span></text:p>
      <text:p text:style-name="P2"><text:span text:style-name="Default_20_Paragraph_20_Font"><text:span text:style-name="T5">sent</text:span></text:span><text:span text:style-name="Default_20_Paragraph_20_Font"><text:span text:style-name="T1">i</text:span></text:span><text:span text:style-name="Default_20_Paragraph_20_Font"><text:span text:style-name="T5">re l</text:span></text:span><text:span text:style-name="Default_20_Paragraph_20_Font"><text:span text:style-name="T1">i</text:span></text:span><text:span text:style-name="Default_20_Paragraph_20_Font"><text:span text:style-name="T5">ce</text:span></text:span><text:span text:style-name="Default_20_Paragraph_20_Font"><text:span text:style-name="T1">t, est aegrotantem ipsum orationem confluxisse,<text:line-break/>ut medicus dign</text:span></text:span><text:span text:style-name="Default_20_Paragraph_20_Font"><text:span text:style-name="T5">a</text:span></text:span><text:span text:style-name="Default_20_Paragraph_20_Font"><text:span text:style-name="T1">tionem investiget non fotum ex iis quae<text:line-break/>ipfe, fed et ex iis quae aeger vidit, tangit, audit, odora-<text:line-break/>tur, gustat et mente afficitur, dum fapit aut delirat. Nam<text:line-break/>ex aegrotantis mente medicum ad dignotionem juvari,<text:line-break/>quod is aeger deliret aut sapiat, cognoscitur. Nonnulli<text:line-break/>hunc textum, </text:span></text:span><text:span text:style-name="Default_20_Paragraph_20_Font"><text:span text:style-name="T5">quae v</text:span></text:span><text:span text:style-name="Default_20_Paragraph_20_Font"><text:span text:style-name="T1">isu, t</text:span></text:span><text:span text:style-name="Default_20_Paragraph_20_Font"><text:span text:style-name="T5">actu, aud</text:span></text:span><text:span text:style-name="Default_20_Paragraph_20_Font"><text:span text:style-name="T1">i</text:span></text:span><text:span text:style-name="Default_20_Paragraph_20_Font"><text:span text:style-name="T5">tu, nar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et l</text:span></text:span><text:span text:style-name="Default_20_Paragraph_20_Font"><text:span text:style-name="T1">i</text:span></text:span><text:span text:style-name="Default_20_Paragraph_20_Font"><text:span text:style-name="T5">ngua<text:line-break/></text:span></text:span><text:span text:style-name="Default_20_Paragraph_20_Font"><text:span text:style-name="T1">de ipso aegroto, hunc autem </text:span></text:span><text:span text:style-name="Default_20_Paragraph_20_Font"><text:span text:style-name="T5">et me</text:span></text:span><text:span text:style-name="Default_20_Paragraph_20_Font"><text:span text:style-name="T1">m</text:span></text:span><text:span text:style-name="Default_20_Paragraph_20_Font"><text:span text:style-name="T5">e</text:span></text:span><text:span text:style-name="Default_20_Paragraph_20_Font"><text:span text:style-name="T1"> de medico pro-<text:line-break/>nunciatum esse augurantur. Ex iis enim quae decumbens<text:line-break/>videt, audit, tangit, odoratur et gustat, medici mentem<text:line-break/>aliquid ratiocinari de laborantis gustu, quemadmodum et<text:line-break/>de morbo coniicere. Nam si .aegro ipsi gustanti amara<text:line-break/>omnia videantur, veluti latero laborantibus, linguam hile<text:line-break/>saturatam este; si falsa , pituita salsa; si acida, ipsa<text:line-break/>acida. Sic et aegrum dicunt sui sudoris interdum in ea<text:line-break/>diffluentis qualitatem sentire. Hoc pacto explicantibus ad-<text:line-break/>versari videtur, quod odoratum medici praeterierit, etiam-</text:span></text:span></text:p>
      <text:p text:style-name="P6"><text:span text:style-name="Default_20_Paragraph_20_Font"><text:span text:style-name="T1">si ipsi, ad mulsa utatur. Etenim ex dejectionibus, urinis,<text:line-break/>sputis, ulceribus erup</text:span></text:span><text:span text:style-name="Default_20_Paragraph_20_Font"><text:span text:style-name="T5">t</text:span></text:span><text:span text:style-name="Default_20_Paragraph_20_Font"><text:span text:style-name="T1">a laborantis respiratione, odoratus<text:line-break/>fenfu ad dignotionem utitur. At </text:span></text:span><text:span text:style-name="Default_20_Paragraph_20_Font"><text:span text:style-name="T5">t</text:span></text:span><text:span text:style-name="Default_20_Paragraph_20_Font"><text:span text:style-name="T1">orte datur hunc a li-<text:line-break/>bravio praetermissum, sicut et alia multa, quae in multis<text:line-break/>et Hippocratis et . aliorum libris partim omissa, partim<text:line-break/>evidenter depravata comperiuntur. Quin etiam ejusmodi<text:line-break/>explicationem quidam scripserunt, qui non idem his ver-<text:line-break/>his significari profitentur, </text:span></text:span><text:span text:style-name="Default_20_Paragraph_20_Font"><text:span text:style-name="T5">quae v</text:span></text:span><text:span text:style-name="Default_20_Paragraph_20_Font"><text:span text:style-name="T1">i</text:span></text:span><text:span text:style-name="Default_20_Paragraph_20_Font"><text:span text:style-name="T5">dere, </text:span></text:span><text:span text:style-name="Default_20_Paragraph_20_Font"><text:span text:style-name="T1">t</text:span></text:span><text:span text:style-name="Default_20_Paragraph_20_Font"><text:span text:style-name="T5">angere et. aud</text:span></text:span><text:span text:style-name="Default_20_Paragraph_20_Font"><text:span text:style-name="T1">i</text:span></text:span><text:span text:style-name="Default_20_Paragraph_20_Font"><text:span text:style-name="T5">re<text:line-break/>l</text:span></text:span><text:span text:style-name="Default_20_Paragraph_20_Font"><text:span text:style-name="T1">i</text:span></text:span><text:span text:style-name="Default_20_Paragraph_20_Font"><text:span text:style-name="T5">cet;</text:span></text:span><text:span text:style-name="Default_20_Paragraph_20_Font"><text:span text:style-name="T1"> ac illis: </text:span></text:span><text:span text:style-name="Default_20_Paragraph_20_Font"><text:span text:style-name="T5">v</text:span></text:span><text:span text:style-name="Default_20_Paragraph_20_Font"><text:span text:style-name="T1">isu, </text:span></text:span><text:span text:style-name="Default_20_Paragraph_20_Font"><text:span text:style-name="T5">aud</text:span></text:span><text:span text:style-name="Default_20_Paragraph_20_Font"><text:span text:style-name="T1">i</text:span></text:span><text:span text:style-name="Default_20_Paragraph_20_Font"><text:span text:style-name="T5">tu et tac</text:span></text:span><text:span text:style-name="Default_20_Paragraph_20_Font"><text:span text:style-name="T1">t</text:span></text:span><text:span text:style-name="Default_20_Paragraph_20_Font"><text:span text:style-name="T5">usun</text:span></text:span><text:span text:style-name="Default_20_Paragraph_20_Font"><text:span text:style-name="T1">ti</text:span></text:span><text:span text:style-name="Default_20_Paragraph_20_Font"><text:span text:style-name="T5">untur. </text:span></text:span><text:span text:style-name="Default_20_Paragraph_20_Font"><text:span text:style-name="T1">Videre<text:line-break/>namque licet, tangere et audire re minime comprehensa,<text:line-break/>sentire vero citra comprehensionem non item. At hujus-.<text:line-break/>modi siensus explicatio </text:span></text:span><text:span text:style-name="Default_20_Paragraph_20_Font"><text:span text:style-name="T5">S</text:span></text:span><text:span text:style-name="Default_20_Paragraph_20_Font"><text:span text:style-name="T1">entii est Stoici, quum propterea<text:line-break/>admisit lphicianus Quinti discipulus qui sitoicam philofo-<text:line-break/>phiam sectatus esu Verum quod proferunt est ejusmodi.<text:line-break/>Altera quidem pars textus de stilodocet rerum genere,<text:line-break/>ex quibus dignotiones oriuntur; altera vero de eo quod.<text:line-break/>per fe accurate discussum et exploratum est; ac si ita</text:span></text:span></text:p>
      <text:p text:style-name="P6"><text:span text:style-name="Default_20_Paragraph_20_Font"><text:span text:style-name="T1">scripserat. Decebat constitui dign</text:span></text:span><text:span text:style-name="Default_20_Paragraph_20_Font"><text:span text:style-name="T5">a</text:span></text:span><text:span text:style-name="Default_20_Paragraph_20_Font"><text:span text:style-name="T1">tiones tum a similibus,<text:line-break/>tum dissimilibus rei secundum naturam exsistentis, quae<text:line-break/>in aegrotantis corpore conspiciuntur. Haec autem sunt<text:line-break/>et quae sub </text:span></text:span><text:span text:style-name="Default_20_Paragraph_20_Font"><text:span text:style-name="T5">t</text:span></text:span><text:span text:style-name="Default_20_Paragraph_20_Font"><text:span text:style-name="T1">ensus cadunt,. et ex iis ipsis non quae<text:line-break/>prave videntur aur prave audiuntur aut omnino aliquo<text:line-break/>sensu prave sentiuntur, sed quae probe et singulorum sen-<text:line-break/>-suum comprehensione et mente percipiuntur; abusum vero<text:line-break/>Hippecratem fuisse dicunt vocabulo, </text:span></text:span><text:span text:style-name="Default_20_Paragraph_20_Font"><text:span text:style-name="T5">sentiun</text:span></text:span><text:span text:style-name="Default_20_Paragraph_20_Font"><text:span text:style-name="T1">t</text:span></text:span><text:span text:style-name="Default_20_Paragraph_20_Font"><text:span text:style-name="T5">ur, </text:span></text:span><text:span text:style-name="Default_20_Paragraph_20_Font"><text:span text:style-name="T1">de mente<text:line-break/>verba facientem; ac proinde lu prima sententiae parte<text:line-break/>unius fenfus, vel duorum fuisse memorem. Universum enim<text:line-break/>eorum genus sub exemplo demonstravit. In fecunda vero ;<text:line-break/>textus parte omnium sensuum cum mente meminisse, quo<text:line-break/>solidam et exploratam euunciationem redderet. Nam com-<text:line-break/>mune est omnibus comprehensione objectorum species<text:line-break/>.excipere. Sed quum quod pollicitus </text:span></text:span><text:span text:style-name="Default_20_Paragraph_20_Font"><text:span text:style-name="T5">t</text:span></text:span><text:span text:style-name="Default_20_Paragraph_20_Font"><text:span text:style-name="T1">um praestiterim, et<text:line-break/>quae e nonnullis apposite dicta Eunt, ad hoc attulerim,<text:line-break/>ne videretur Hippocrates eadem saepius prouuuciasse, jam<text:line-break/>opportunum mihi quidem tempus est orationis seriem se-</text:span></text:span></text:p>
      <text:p text:style-name="P6"><text:span text:style-name="Default_20_Paragraph_20_Font"><text:span text:style-name="T1">clari; tibi vero superiores sententias scrutato omnium<text:line-break/>-optimam eligere. Meminit autem </text:span></text:span><text:span text:style-name="Default_20_Paragraph_20_Font"><text:span text:style-name="T9">γνώμης</text:span></text:span><text:span text:style-name="Default_20_Paragraph_20_Font"><text:span text:style-name="T3"> </text:span></text:span><text:span text:style-name="Default_20_Paragraph_20_Font"><text:span text:style-name="T1">vocabulum ac-<text:line-break/>cepisse, ut apud veteres, quod idem atque mens sive etiam<text:line-break/>intelligentia significat. Quum igitur ad hoc multa sint<text:line-break/>testimonia, pauca in medium proferam. Critias in primo<text:line-break/>aphorifmo haec scribit: </text:span></text:span><text:span text:style-name="Default_20_Paragraph_20_Font"><text:span text:style-name="T5">nec quae rel</text:span></text:span><text:span text:style-name="Default_20_Paragraph_20_Font"><text:span text:style-name="T1">i</text:span></text:span><text:span text:style-name="Default_20_Paragraph_20_Font"><text:span text:style-name="T5">quo c</text:span></text:span><text:span text:style-name="Default_20_Paragraph_20_Font"><text:span text:style-name="T1">o</text:span></text:span><text:span text:style-name="Default_20_Paragraph_20_Font"><text:span text:style-name="T5">rpore, nec<text:line-break/>quae</text:span></text:span><text:span text:style-name="Default_20_Paragraph_20_Font"><text:span text:style-name="T1"> m</text:span></text:span><text:span text:style-name="Default_20_Paragraph_20_Font"><text:span text:style-name="T5">en</text:span></text:span><text:span text:style-name="Default_20_Paragraph_20_Font"><text:span text:style-name="T1">t</text:span></text:span><text:span text:style-name="Default_20_Paragraph_20_Font"><text:span text:style-name="T5">e in</text:span></text:span><text:span text:style-name="Default_20_Paragraph_20_Font"><text:span text:style-name="T1">t</text:span></text:span><text:span text:style-name="Default_20_Paragraph_20_Font"><text:span text:style-name="T5">ell</text:span></text:span><text:span text:style-name="Default_20_Paragraph_20_Font"><text:span text:style-name="T1">i</text:span></text:span><text:span text:style-name="Default_20_Paragraph_20_Font"><text:span text:style-name="T5">git. </text:span></text:span><text:span text:style-name="Default_20_Paragraph_20_Font"><text:span text:style-name="T1">Et iterum: </text:span></text:span><text:span text:style-name="Default_20_Paragraph_20_Font"><text:span text:style-name="T5">H</text:span></text:span><text:span text:style-name="Default_20_Paragraph_20_Font"><text:span text:style-name="T1">o</text:span></text:span><text:span text:style-name="Default_20_Paragraph_20_Font"><text:span text:style-name="T5">m</text:span></text:span><text:span text:style-name="Default_20_Paragraph_20_Font"><text:span text:style-name="T1">i</text:span></text:span><text:span text:style-name="Default_20_Paragraph_20_Font"><text:span text:style-name="T5">ne</text:span></text:span><text:span text:style-name="Default_20_Paragraph_20_Font"><text:span text:style-name="T1">s, </text:span></text:span><text:span text:style-name="Default_20_Paragraph_20_Font"><text:span text:style-name="T5">an sum</text:span></text:span><text:span text:style-name="Default_20_Paragraph_20_Font"><text:span text:style-name="T1">is </text:span></text:span><text:span text:style-name="Default_20_Paragraph_20_Font"><text:span text:style-name="T5">al</text:span></text:span><text:span text:style-name="Default_20_Paragraph_20_Font"><text:span text:style-name="T1">i-<text:line-break/></text:span></text:span><text:span text:style-name="Default_20_Paragraph_20_Font"><text:span text:style-name="T5">quis sit</text:span></text:span><text:span text:style-name="Default_20_Paragraph_20_Font"><text:span text:style-name="T1"> m</text:span></text:span><text:span text:style-name="Default_20_Paragraph_20_Font"><text:span text:style-name="T5">en</text:span></text:span><text:span text:style-name="Default_20_Paragraph_20_Font"><text:span text:style-name="T1">t</text:span></text:span><text:span text:style-name="Default_20_Paragraph_20_Font"><text:span text:style-name="T5">e, cogn</text:span></text:span><text:span text:style-name="Default_20_Paragraph_20_Font"><text:span text:style-name="T1">o</text:span></text:span><text:span text:style-name="Default_20_Paragraph_20_Font"><text:span text:style-name="T5">scunt. </text:span></text:span><text:span text:style-name="Default_20_Paragraph_20_Font"><text:span text:style-name="T1">Et in priore de colloquiis li-<text:line-break/>bro: si i</text:span></text:span><text:span text:style-name="Default_20_Paragraph_20_Font"><text:span text:style-name="T5">pse exerc</text:span></text:span><text:span text:style-name="Default_20_Paragraph_20_Font"><text:span text:style-name="T1">i</text:span></text:span><text:span text:style-name="Default_20_Paragraph_20_Font"><text:span text:style-name="T5">ta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s it</text:span></text:span><text:span text:style-name="Default_20_Paragraph_20_Font"><text:span text:style-name="T5">a fuisse</text:span></text:span><text:span text:style-name="Default_20_Paragraph_20_Font"><text:span text:style-name="T1">s, </text:span></text:span><text:span text:style-name="Default_20_Paragraph_20_Font"><text:span text:style-name="T5">ut tua men</text:span></text:span><text:span text:style-name="Default_20_Paragraph_20_Font"><text:span text:style-name="T1">t</text:span></text:span><text:span text:style-name="Default_20_Paragraph_20_Font"><text:span text:style-name="T5">e valere</text:span></text:span><text:span text:style-name="Default_20_Paragraph_20_Font"><text:span text:style-name="T1">s,<text:line-break/></text:span></text:span><text:span text:style-name="Default_20_Paragraph_20_Font"><text:span text:style-name="T5">m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me sic ab</text:span></text:span><text:span text:style-name="Default_20_Paragraph_20_Font"><text:span text:style-name="T1"> i</text:span></text:span><text:span text:style-name="Default_20_Paragraph_20_Font"><text:span text:style-name="T5">pso t</text:span></text:span><text:span text:style-name="Default_20_Paragraph_20_Font"><text:span text:style-name="T1">i</text:span></text:span><text:span text:style-name="Default_20_Paragraph_20_Font"><text:span text:style-name="T5">b</text:span></text:span><text:span text:style-name="Default_20_Paragraph_20_Font"><text:span text:style-name="T1">i bi</text:span></text:span><text:span text:style-name="Default_20_Paragraph_20_Font"><text:span text:style-name="T5">far</text:span></text:span><text:span text:style-name="Default_20_Paragraph_20_Font"><text:span text:style-name="T1">i</text:span></text:span><text:span text:style-name="Default_20_Paragraph_20_Font"><text:span text:style-name="T5">a si erat. </text:span></text:span><text:span text:style-name="Default_20_Paragraph_20_Font"><text:span text:style-name="T1">Et in eodem fac-<text:line-break/>penumero et in fecundo colloquiorum </text:span></text:span><text:span text:style-name="Default_20_Paragraph_20_Font"><text:span text:style-name="T9">γνώμης</text:span></text:span><text:span text:style-name="Default_20_Paragraph_20_Font"><text:span text:style-name="T12"> </text:span></text:span><text:span text:style-name="Default_20_Paragraph_20_Font"><text:span text:style-name="T1">mentionem<text:line-break/>fecit, fensibus ipsam in divisione opponens. Quemadmo-<text:line-break/>dum et Antipho in primo de veritate. Ratione qui haec<text:line-break/>novit nequaquam ipfe longitudinem vi</text:span></text:span><text:span text:style-name="Default_20_Paragraph_20_Font"><text:span text:style-name="T5">t</text:span></text:span><text:span text:style-name="Default_20_Paragraph_20_Font"><text:span text:style-name="T1">a cernit, neque qui<text:line-break/>longitudinem novit, absque mente novit. Etenim omni-<text:line-break/>bus hominibus tum per corporis sanitatem, tum per mor-<text:line-break/>bum , atque cetera omnia mens imperat. Et Plato ut in<text:line-break/>primo saepe, ita in quinto de republica immoratus esu</text:span></text:span></text:p>
      <text:p text:style-name="P2"><text:span text:style-name="Default_20_Paragraph_20_Font"><text:span text:style-name="T1">Itaque hujus intelligentiam ut cognoscentis mentem, ita et<text:line-break/>opinantis opinionem esse recte dicimus. Et Lysias in Po-<text:line-break/>liuchum: Ille namque in omnibus rebus quae </text:span></text:span><text:span text:style-name="Default_20_Paragraph_20_Font"><text:span text:style-name="T5">t</text:span></text:span><text:span text:style-name="Default_20_Paragraph_20_Font"><text:span text:style-name="T1">ua u</text:span></text:span><text:span text:style-name="Default_20_Paragraph_20_Font"><text:span text:style-name="T5">t</text:span></text:span><text:span text:style-name="Default_20_Paragraph_20_Font"><text:span text:style-name="T1">us<text:line-break/>mente pro nostro populo gessit, multorum honorum civi-<text:line-break/>tati causa fuisse videbitur et plurimis incommodis hostes<text:line-break/>affecisse. Aefchines quoque . et Socraticus lu Miltiade et<text:line-break/>Hyperides in Dioclem et alii rhetores, medici atque pue-<text:line-break/>tue,. quorum omnium meminisse supervacaneum est, eadem :<text:line-break/>significatione id vocabulum usurparunt.</text:span></text:span></text:p>
      <text:h text:style-name="Heading_20_2" text:outline-level="2"><text:span text:style-name="Default_20_Paragraph_20_Font"><text:span text:style-name="T1">IV. </text:span></text:span><text:span text:style-name="Default_20_Paragraph_20_Font"><text:span text:style-name="T7">s ..al</text:span></text:span></text:h>
      <text:p text:style-name="P1"><text:span text:style-name="Default_20_Paragraph_20_Font"><text:span text:style-name="T5">Quae et quibus cognoscuntur, om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datur cognoscere.</text:span></text:span></text:p>
      <text:p text:style-name="Normal"><text:span text:style-name="Default_20_Paragraph_20_Font"><text:span text:style-name="T1">Quaeritur et hic decenter quaenam sint aliae praeter<text:line-break/>fensum et mentem facultates a natura nobis concessae,<text:line-break/>quibus exteriora objecta dignoscuntur. Quod enim non<text:line-break/>(omnes enumeraverit, ita intulit: </text:span></text:span><text:span text:style-name="Default_20_Paragraph_20_Font"><text:span text:style-name="T5">quae cognoscun</text:span></text:span><text:span text:style-name="Default_20_Paragraph_20_Font"><text:span text:style-name="T1">t</text:span></text:span><text:span text:style-name="Default_20_Paragraph_20_Font"><text:span text:style-name="T5">ur, </text:span></text:span><text:span text:style-name="Default_20_Paragraph_20_Font"><text:span text:style-name="T1">o</text:span></text:span><text:span text:style-name="Default_20_Paragraph_20_Font"><text:span text:style-name="T5">m-</text:span></text:span></text:p>
      <text:p text:style-name="P2"><text:span text:style-name="Default_20_Paragraph_20_Font"><text:span text:style-name="T5">n</text:span></text:span><text:span text:style-name="Default_20_Paragraph_20_Font"><text:span text:style-name="T1">t</text:span></text:span><text:span text:style-name="Default_20_Paragraph_20_Font"><text:span text:style-name="T5">bus datur cogn</text:span></text:span><text:span text:style-name="Default_20_Paragraph_20_Font"><text:span text:style-name="T1">o</text:span></text:span><text:span text:style-name="Default_20_Paragraph_20_Font"><text:span text:style-name="T5">scere. </text:span></text:span><text:span text:style-name="Default_20_Paragraph_20_Font"><text:span text:style-name="T1">Quamobrem nunc ipfum ita pro-<text:line-break/>nunciare dicimus et sane explicabimus, quiddam in pri-<text:line-break/>- mis praelatis , et ad quae deinceps dicenda sunt necessa-<text:line-break/>rium, et jam a multis veteribus proditum, quibus placet<text:line-break/>nullam esse opinionem quam </text:span></text:span><text:span text:style-name="Default_20_Paragraph_20_Font"><text:span text:style-name="T5">t</text:span></text:span><text:span text:style-name="Default_20_Paragraph_20_Font"><text:span text:style-name="T1">ectarum auctores philosophi<text:line-break/>videntur invenisse, quaecumque vero prioribus f</text:span></text:span><text:span text:style-name="Default_20_Paragraph_20_Font"><text:span text:style-name="T5">o</text:span></text:span><text:span text:style-name="Default_20_Paragraph_20_Font"><text:span text:style-name="T1">culis saepe<text:line-break/>traditafuni, una cum aliorum mente interiisse. Non ta-<text:line-break/>rnen Pyrrhoniam tectam aut Academicam aut Stoicam<text:line-break/>aut Peripateticam aut quamvis aliam- post Hippocratem<text:line-break/>ortum habuisse censet quisquis rerum ipsarum opinione<text:line-break/>accenditur, quum ipsi Pyrrhonei ad vetustissimos viros pri-<text:line-break/>rnarlam </text:span></text:span><text:span text:style-name="Default_20_Paragraph_20_Font"><text:span text:style-name="T5">t</text:span></text:span><text:span text:style-name="Default_20_Paragraph_20_Font"><text:span text:style-name="T1">uam </text:span></text:span><text:span text:style-name="Default_20_Paragraph_20_Font"><text:span text:style-name="T5">t</text:span></text:span><text:span text:style-name="Default_20_Paragraph_20_Font"><text:span text:style-name="T1">ectam referant. Quocirca verisimile est<text:line-break/>Hippocratis temporibus, imo vero non verisimile, fed ne-<text:line-break/>cessarium, qui tunc vivebant, eos de naturalibus judiciis<text:line-break/>inter fe disceptasse, et hos quidem nullum tale recensuisse,<text:line-break/>quemadmodum Pyrrhonei; illos vero solum sen</text:span></text:span><text:span text:style-name="Default_20_Paragraph_20_Font"><text:span text:style-name="T5">t</text:span></text:span><text:span text:style-name="Default_20_Paragraph_20_Font"><text:span text:style-name="T1">um; non-<text:line-break/>nullos hunc nihili ducentes id sane verum sensisse quod<text:line-break/>circumfertur, </text:span></text:span><text:span text:style-name="Default_20_Paragraph_20_Font"><text:span text:style-name="T5">men</text:span></text:span><text:span text:style-name="Default_20_Paragraph_20_Font"><text:span text:style-name="T1">s </text:span></text:span><text:span text:style-name="Default_20_Paragraph_20_Font"><text:span text:style-name="T5">cern</text:span></text:span><text:span text:style-name="Default_20_Paragraph_20_Font"><text:span text:style-name="T1">i</text:span></text:span><text:span text:style-name="Default_20_Paragraph_20_Font"><text:span text:style-name="T5">t, </text:span></text:span><text:span text:style-name="Default_20_Paragraph_20_Font"><text:span text:style-name="T1">m</text:span></text:span><text:span text:style-name="Default_20_Paragraph_20_Font"><text:span text:style-name="T5">en</text:span></text:span><text:span text:style-name="Default_20_Paragraph_20_Font"><text:span text:style-name="T1">s .</text:span></text:span><text:span text:style-name="Default_20_Paragraph_20_Font"><text:span text:style-name="T5">audit, ce</text:span></text:span><text:span text:style-name="Default_20_Paragraph_20_Font"><text:span text:style-name="T1">t</text:span></text:span><text:span text:style-name="Default_20_Paragraph_20_Font"><text:span text:style-name="T5">era surda et</text:span></text:span></text:p>
      <text:p text:style-name="P2"><text:span text:style-name="Default_20_Paragraph_20_Font"><text:span text:style-name="T5">caeca sunt</text:span></text:span><text:span text:style-name="Default_20_Paragraph_20_Font"><text:span text:style-name="T1">.- Quosdam utraque judicia statuisse sensilium<text:line-break/>quidem obiectorum sen</text:span></text:span><text:span text:style-name="Default_20_Paragraph_20_Font"><text:span text:style-name="T5">t</text:span></text:span><text:span text:style-name="Default_20_Paragraph_20_Font"><text:span text:style-name="T1">um; comprehensibilium vero men-<text:line-break/>tem. Quosdam demum alias atque alias animae nostrae<text:line-break/>facultates duxisse. Quo igitur eorum insultum effugeret<text:line-break/>Hippocrates, ipfe duarum genere facultatum, len</text:span></text:span><text:span text:style-name="Default_20_Paragraph_20_Font"><text:span text:style-name="T5">t</text:span></text:span><text:span text:style-name="Default_20_Paragraph_20_Font"><text:span text:style-name="T1">us et<text:line-break/>mentis, meminit, quas scitis etiam me semper demonstrasse<text:line-break/>sola nos habere cognoscendi judicia. At propter sophistas<text:line-break/>orationi apposuit: </text:span></text:span><text:span text:style-name="Default_20_Paragraph_20_Font"><text:span text:style-name="T5">quae e</text:span></text:span><text:span text:style-name="Default_20_Paragraph_20_Font"><text:span text:style-name="T1">t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bus cogn</text:span></text:span><text:span text:style-name="Default_20_Paragraph_20_Font"><text:span text:style-name="T1">o</text:span></text:span><text:span text:style-name="Default_20_Paragraph_20_Font"><text:span text:style-name="T5">scend</text:span></text:span><text:span text:style-name="Default_20_Paragraph_20_Font"><text:span text:style-name="T1">i </text:span></text:span><text:span text:style-name="Default_20_Paragraph_20_Font"><text:span text:style-name="T5">faculta</text:span></text:span><text:span text:style-name="Default_20_Paragraph_20_Font"><text:span text:style-name="T1">s<text:line-break/></text:span></text:span><text:span text:style-name="Default_20_Paragraph_20_Font"><text:span text:style-name="T5">da</text:span></text:span><text:span text:style-name="Default_20_Paragraph_20_Font"><text:span text:style-name="T1">t</text:span></text:span><text:span text:style-name="Default_20_Paragraph_20_Font"><text:span text:style-name="T5">a esu</text:span></text:span><text:span text:style-name="Default_20_Paragraph_20_Font"><text:span text:style-name="T1"> Quidam augurantur alterius quidem naturae<text:line-break/>mentem, alterius vero intelligentiam esse; alterius quo-<text:line-break/>-que quam mente conceptam rationem appellitant, atque<text:line-break/>his plures etiamnum facultates introducunt. Nobis vero<text:line-break/>in libris^ de communi ratione demonstratum est tres uni-<text:line-break/>versas nobis inesse facultates quibus ad artium et libro-<text:line-break/>tum constructionem utimur, scutum; mentem et meme-<text:line-break/>riam. Verum memoriam in sensu ac mente percepta et<text:line-break/>recondere et reservare, et rerum ipsis inventarum prom-<text:line-break/>pinarium quoddam esse ipsamque singularum rerum natu-</text:span></text:span></text:p>
      <text:p text:style-name="P6"><text:span text:style-name="Default_20_Paragraph_20_Font"><text:span text:style-name="T1">r</text:span></text:span><text:span text:style-name="Default_20_Paragraph_20_Font"><text:span text:style-name="T5">e</text:span></text:span><text:span text:style-name="Default_20_Paragraph_20_Font"><text:span text:style-name="T1">m non invenire; ad eorum vero quae inquiruntur in-<text:line-break/>ventionem et judicium, tum </text:span></text:span><text:span text:style-name="Default_20_Paragraph_20_Font"><text:span text:style-name="T5">t</text:span></text:span><text:span text:style-name="Default_20_Paragraph_20_Font"><text:span text:style-name="T1">ensum, tum mentem nobis<text:line-break/>natura suppetere. Sed </text:span></text:span><text:span text:style-name="Default_20_Paragraph_20_Font"><text:span text:style-name="T4">quum.de </text:span></text:span><text:span text:style-name="Default_20_Paragraph_20_Font"><text:span text:style-name="T1">his ipsis oratio sit, con-<text:line-break/>cedit aliquis aliam quidem esse intelligentiae facultatem,<text:line-break/>alii vero rationis aliam coniiciunt. Nuncque rarius aliam,<text:line-break/>si velint , et mentis et aliam intelligentiae quae huic. ad-.<text:line-break/>ver</text:span></text:span><text:span text:style-name="Default_20_Paragraph_20_Font"><text:span text:style-name="T5">tus </text:span></text:span><text:span text:style-name="Default_20_Paragraph_20_Font"><text:span text:style-name="T1">eos par sit, ut evidenter omnes homines dignoscant<text:line-break/>et malum et mespilum et uvam et leguminum corpora,<text:line-break/>sive una animae facultate sive . duobus sive tribus sive .<text:line-break/>pluribus ipsorum dign</text:span></text:span><text:span text:style-name="Default_20_Paragraph_20_Font"><text:span text:style-name="T5">a</text:span></text:span><text:span text:style-name="Default_20_Paragraph_20_Font"><text:span text:style-name="T1">tio prodeat. Omnes autem homi-<text:line-break/>nes .peraeque sibi persuaserunt, et motum et capsam et<text:line-break/>signum, et haec ipsa praedicta, et mentem et memoriam<text:line-break/>et consilium esse, quae praeter alia multa funditus ever-<text:line-break/>tere conatus est Asclepiades, ac. si nulla sint. His igitur a<text:line-break/>nobis propositis, iam mea quidem sententia dilucidum est,<text:line-break/>cujus rei gratia in fine doctrinae satis editae adscripserit<text:line-break/>Hippocrate</text:span></text:span><text:span text:style-name="Default_20_Paragraph_20_Font"><text:span text:style-name="T5">s: quae e</text:span></text:span><text:span text:style-name="Default_20_Paragraph_20_Font"><text:span text:style-name="T1">t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cognoscuntur, </text:span></text:span><text:span text:style-name="Default_20_Paragraph_20_Font"><text:span text:style-name="T1">om</text:span></text:span><text:span text:style-name="Default_20_Paragraph_20_Font"><text:span text:style-name="T5">nibu</text:span></text:span><text:span text:style-name="Default_20_Paragraph_20_Font"><text:span text:style-name="T1">s </text:span></text:span><text:span text:style-name="Default_20_Paragraph_20_Font"><text:span text:style-name="T5">datur.<text:line-break/>cognoscere. </text:span></text:span><text:span text:style-name="Default_20_Paragraph_20_Font"><text:span text:style-name="T1">Inire decet medicum artis -opera, ducto ab</text:span></text:span></text:p>
      <text:p text:style-name="P6"><text:span text:style-name="Default_20_Paragraph_20_Font"><text:span text:style-name="T1">affectuum dignotione principio, apparentes aegrotantis asse-<text:line-break/>otus sanorum affectibus comparantem; et qui similes sint<text:line-break/>et qui dissimiles speculantem, eorum et aliorum omnium<text:line-break/>cognitionem tum sensu tum mente transcendere ; et si<text:line-break/>quam censuerit praeter has aliam communem rerum om-<text:line-break/>nium pulicem esse natura facultatem, ac illis peraeque in-<text:line-break/>ventorum judicium, ut etiam cognoscere cuncti homines<text:line-break/>possunt, ut et nos in medicinae operibus habentes tam-<text:line-break/>quam materiam quae </text:span></text:span><text:span text:style-name="Default_20_Paragraph_20_Font"><text:span text:style-name="T5">t</text:span></text:span><text:span text:style-name="Default_20_Paragraph_20_Font"><text:span text:style-name="T1">ub sensus cadunt, his verbis: </text:span></text:span><text:span text:style-name="Default_20_Paragraph_20_Font"><text:span text:style-name="T5">quae<text:line-break/></text:span></text:span><text:span text:style-name="Default_20_Paragraph_20_Font"><text:span text:style-name="T1">t</text:span></text:span><text:span text:style-name="Default_20_Paragraph_20_Font"><text:span text:style-name="T5">angere et audire l</text:span></text:span><text:span text:style-name="Default_20_Paragraph_20_Font"><text:span text:style-name="T1">i</text:span></text:span><text:span text:style-name="Default_20_Paragraph_20_Font"><text:span text:style-name="T5">ce</text:span></text:span><text:span text:style-name="Default_20_Paragraph_20_Font"><text:span text:style-name="T1">t; judicandi vero haec facultatem<text:line-break/>duplicem, </text:span></text:span><text:span text:style-name="Default_20_Paragraph_20_Font"><text:span text:style-name="T5">t</text:span></text:span><text:span text:style-name="Default_20_Paragraph_20_Font"><text:span text:style-name="T1">ensum et mentem, quas eadem textus ferie de-<text:line-break/>cl ara vi t, quum inquit: </text:span></text:span><text:span text:style-name="Default_20_Paragraph_20_Font"><text:span text:style-name="T5">quae aud</text:span></text:span><text:span text:style-name="Default_20_Paragraph_20_Font"><text:span text:style-name="T1">i</text:span></text:span><text:span text:style-name="Default_20_Paragraph_20_Font"><text:span text:style-name="T5">tu e</text:span></text:span><text:span text:style-name="Default_20_Paragraph_20_Font"><text:span text:style-name="T1">t </text:span></text:span><text:span text:style-name="Default_20_Paragraph_20_Font"><text:span text:style-name="T5">odora</text:span></text:span><text:span text:style-name="Default_20_Paragraph_20_Font"><text:span text:style-name="T1">t</text:span></text:span><text:span text:style-name="Default_20_Paragraph_20_Font"><text:span text:style-name="T5">u et gustu<text:line-break/>sent</text:span></text:span><text:span text:style-name="Default_20_Paragraph_20_Font"><text:span text:style-name="T1">i</text:span></text:span><text:span text:style-name="Default_20_Paragraph_20_Font"><text:span text:style-name="T5">re licet. </text:span></text:span><text:span text:style-name="Default_20_Paragraph_20_Font"><text:span text:style-name="T1">Utrisque sane memoriae manifeste fubser-<text:line-break/>vientibus. Si quis vero alsam quandam facultatem intro-<text:line-break/>duxerit, illam nos minime propulerimus, si fubjectae ma-<text:line-break/>terrae utilis exsistat. His enim pronunciatis: </text:span></text:span><text:span text:style-name="Default_20_Paragraph_20_Font"><text:span text:style-name="T5">quae et qui-<text:line-break/>bu</text:span></text:span><text:span text:style-name="Default_20_Paragraph_20_Font"><text:span text:style-name="T1">s </text:span></text:span><text:span text:style-name="Default_20_Paragraph_20_Font"><text:span text:style-name="T5">c</text:span></text:span><text:span text:style-name="Default_20_Paragraph_20_Font"><text:span text:style-name="T1">o</text:span></text:span><text:span text:style-name="Default_20_Paragraph_20_Font"><text:span text:style-name="T5">gnoscuntur, om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da</text:span></text:span><text:span text:style-name="Default_20_Paragraph_20_Font"><text:span text:style-name="T1">t</text:span></text:span><text:span text:style-name="Default_20_Paragraph_20_Font"><text:span text:style-name="T5">ur cogn</text:span></text:span><text:span text:style-name="Default_20_Paragraph_20_Font"><text:span text:style-name="T1">o</text:span></text:span><text:span text:style-name="Default_20_Paragraph_20_Font"><text:span text:style-name="T5">scere,. </text:span></text:span><text:span text:style-name="Default_20_Paragraph_20_Font"><text:span text:style-name="T1">et mentem<text:line-break/>complexus est, veI etiam concessit, auguratus aliquam et</text:span></text:span></text:p>
      <text:p text:style-name="P6"><text:span text:style-name="Default_20_Paragraph_20_Font"><text:span text:style-name="T1">aliam esse judicandi facultatem et ipsam nobis probare.<text:line-break/>Quae igitur hucusque hoc lu Hippocratis libro scripta sunt<text:line-break/>ad materiam medicam vulgo referuntur; atque idcirco ipsa<text:line-break/>totius artis prooemium quoddam esse pronunciavi. Dein-<text:line-break/>ceps autem ad chirurgiam processit, et ad ea quae hujus<text:line-break/>funi artis, quae in officina medici aut discere aut facere<text:line-break/>possunt qui in arte ab initio exercentur. Atque nemo<text:line-break/>existimaverit, explicationem me longiorem praeter meum<text:line-break/>morem fecisse. Quae namque totius artis communes sunt<text:line-break/></text:span></text:span><text:span text:style-name="Default_20_Paragraph_20_Font"><text:span text:style-name="T5">s</text:span></text:span><text:span text:style-name="Default_20_Paragraph_20_Font"><text:span text:style-name="T1">ententiae, in his, quam in particularibus prolixiorem ap-.<text:line-break/>pellari consentaneum est, ac maxime .quum quis aliquo in<text:line-break/>opere ipfas distinxerit, non amplius eas rursum explica-<text:line-break/>tinus, quemadmodum et ego primum in horum librorum<text:line-break/>Hippocratis explicatione statui quidem omnia tum fenfu<text:line-break/>tum mente dignoscere; earum vero quas retuli sententia-<text:line-break/>rum nullam amplius mentionem facere. Non tamen tune,<text:line-break/>neque nunc pro ipsius rei dignitate orationem produxi.<text:line-break/>Quum enim mihi liceat ortam de facultatum animalium</text:span></text:span></text:p>
      <text:p text:style-name="P6"><text:span text:style-name="Default_20_Paragraph_20_Font"><text:span text:style-name="T1">et explicare et simul decernere, utilius duxi qui harum<text:line-break/>accuratiorem notitiam desiderat, eum, ad opus de com-<text:line-break/>mu</text:span></text:span><text:span text:style-name="Default_20_Paragraph_20_Font"><text:span text:style-name="T5">n</text:span></text:span><text:span text:style-name="Default_20_Paragraph_20_Font"><text:span text:style-name="T1">i ratione remittere. I</text:span></text:span><text:span text:style-name="Default_20_Paragraph_20_Font"><text:span text:style-name="T5">n</text:span></text:span><text:span text:style-name="Default_20_Paragraph_20_Font"><text:span text:style-name="T1">tercedente vero alia -hac in<text:line-break/>textu quaestione : </text:span></text:span><text:span text:style-name="Default_20_Paragraph_20_Font"><text:span text:style-name="T5">a si</text:span></text:span><text:span text:style-name="Default_20_Paragraph_20_Font"><text:span text:style-name="T1">mi</text:span></text:span><text:span text:style-name="Default_20_Paragraph_20_Font"><text:span text:style-name="T5">l</text:span></text:span><text:span text:style-name="Default_20_Paragraph_20_Font"><text:span text:style-name="T1">is </text:span></text:span><text:span text:style-name="Default_20_Paragraph_20_Font"><text:span text:style-name="T5">e</text:span></text:span><text:span text:style-name="Default_20_Paragraph_20_Font"><text:span text:style-name="T1">t </text:span></text:span><text:span text:style-name="Default_20_Paragraph_20_Font"><text:span text:style-name="T5">d</text:span></text:span><text:span text:style-name="Default_20_Paragraph_20_Font"><text:span text:style-name="T1">i/</text:span></text:span><text:span text:style-name="Default_20_Paragraph_20_Font"><text:span text:style-name="T5">stm</text:span></text:span><text:span text:style-name="Default_20_Paragraph_20_Font"><text:span text:style-name="T1">i</text:span></text:span><text:span text:style-name="Default_20_Paragraph_20_Font"><text:span text:style-name="T5">li</text:span></text:span><text:span text:style-name="Default_20_Paragraph_20_Font"><text:span text:style-name="T1">s i</text:span></text:span><text:span text:style-name="Default_20_Paragraph_20_Font"><text:span text:style-name="T5">nsp</text:span></text:span><text:span text:style-name="Default_20_Paragraph_20_Font"><text:span text:style-name="T1">e</text:span></text:span><text:span text:style-name="Default_20_Paragraph_20_Font"><text:span text:style-name="T5">c</text:span></text:span><text:span text:style-name="Default_20_Paragraph_20_Font"><text:span text:style-name="T1">t</text:span></text:span><text:span text:style-name="Default_20_Paragraph_20_Font"><text:span text:style-name="T5">ione exor-<text:line-break/>diendum e/su; </text:span></text:span><text:span text:style-name="Default_20_Paragraph_20_Font"><text:span text:style-name="T1">propterea quod frequentius articulate non<text:line-break/>omnibus innotescit, si qua sit inter idem ac simile diffe-<text:line-break/>rentia: hanc quoque consultus omisi, aliis in commenta-<text:line-break/>riis accurate tractatam. Nam ad ejus animadversionem<text:line-break/>etiam alia quaedam coincidunt quae praetermisi et hanc,<text:line-break/>utrum eorumdem vel similium observationes fiant. Et<text:line-break/>certe quidam empirici similia observanda esse profitentur;<text:line-break/>quidam vero accuratiores universae sitae sectae difrcipli-<text:line-break/>nam servantes, eorumdem censent observationes omnes<text:line-break/>esse faciendas, tum pathognomicas appellatas, tum progno-<text:line-break/>sileas, tum therapeuticas ; et Dionem phreniticum eum-<text:line-break/>dem esse atque Theonem phrenitide laborantem, quatenus<text:line-break/>ambo phrenitide delirant. Nonnulli vero neque simile<text:line-break/>simpliciter dici profitentur, fed duobus modis et intelligi</text:span></text:span></text:p>
      <text:p text:style-name="P6"><text:span text:style-name="Default_20_Paragraph_20_Font"><text:span text:style-name="T1">et enunciari: uno quidem simile intelligitur, quod nulla<text:line-break/>re dissidet, quemadmodum castor et Pollux; altero vero<text:line-break/>non hujusmodi, rerum in quo et magis et minus esu Non<text:line-break/>tamen et apud vetustissimos medicos et philosophos, quo-<text:line-break/>rum adhuc exstant opera , hujusmodi similium usurpatio<text:line-break/>comperitur, quum ipsi confuse et citra distinctionem simi-<text:line-break/>lium appellatione utantur; alias quidem in iis qui for-<text:line-break/>uram sortiuntur minime discrepantem, ut sinistrum oculum<text:line-break/>a dextro, cum ambo in uno homine spectantur; alias<text:line-break/>vero ubi diversis in hominibus, hic quidem glaucus, ille<text:line-break/>vero caesius est, aut niger, aut quatenus oculi; atque hos<text:line-break/>similes esse diiudicant. Satius tamen ipsis et magis con-<text:line-break/>suetum est, glaucum glauco et caesium caesio, quemadmo-<text:line-break/>dum et na</text:span></text:span><text:span text:style-name="Default_20_Paragraph_20_Font"><text:span text:style-name="T5">t</text:span></text:span><text:span text:style-name="Default_20_Paragraph_20_Font"><text:span text:style-name="T1">um aduncum adunco, simum simo et rectum<text:line-break/>recto similem appellere.</text:span></text:span></text:p>
      <text:h text:style-name="Heading_20_2" text:outline-level="2">V</text:h>
      <text:p text:style-name="Normal"><text:span text:style-name="Default_20_Paragraph_20_Font"><text:span text:style-name="T5">Quae aute</text:span></text:span><text:span text:style-name="Default_20_Paragraph_20_Font"><text:span text:style-name="T1">m </text:span></text:span><text:span text:style-name="Default_20_Paragraph_20_Font"><text:span text:style-name="T5">ad chirurgiam</text:span></text:span><text:span text:style-name="Default_20_Paragraph_20_Font"><text:span text:style-name="T1"> i</text:span></text:span><text:span text:style-name="Default_20_Paragraph_20_Font"><text:span text:style-name="T5">n medici offic</text:span></text:span><text:span text:style-name="Default_20_Paragraph_20_Font"><text:span text:style-name="T1">i</text:span></text:span><text:span text:style-name="Default_20_Paragraph_20_Font"><text:span text:style-name="T5">na spectan</text:span></text:span><text:span text:style-name="Default_20_Paragraph_20_Font"><text:span text:style-name="T1">t.</text:span></text:span></text:p>
      <text:p text:style-name="P2"><text:span text:style-name="Default_20_Paragraph_20_Font"><text:span text:style-name="T1">Hujusmodi breviloquentiae a- consultis .perspicue pro-<text:line-break/>cedunt, obscure quid enunciare volentibus. Ubi namque<text:line-break/>nonnunquam unius nominis aut verbi auc duorum aut<text:line-break/>-ad fummum trium adjectione dilucidam orationem conti-<text:line-break/>cere datur: qua ratione quis non obscuritatem sectari dixe-<text:line-break/>rit verbis ita contextis? Ego certe textus typum </text:span></text:span><text:span text:style-name="Default_20_Paragraph_20_Font"><text:span text:style-name="T5">t</text:span></text:span><text:span text:style-name="Default_20_Paragraph_20_Font"><text:span text:style-name="T1">um dictu-<text:line-break/>rus, quo quicunque usus fuerit,. dilucidam </text:span></text:span><text:span text:style-name="Default_20_Paragraph_20_Font"><text:span text:style-name="T5">n</text:span></text:span><text:span text:style-name="Default_20_Paragraph_20_Font"><text:span text:style-name="T1">overit orationem. -<text:line-break/>Hic autem latis erit. Universa medicina ad affectuum digno-<text:line-break/>tiones, fanorum tum similitudine tum dissimilitudine, per<text:line-break/>ea quae et fen</text:span></text:span><text:span text:style-name="Default_20_Paragraph_20_Font"><text:span text:style-name="T5">ta</text:span></text:span><text:span text:style-name="Default_20_Paragraph_20_Font"><text:span text:style-name="T1"> et mente deprehenduntur; consilium, in-<text:line-break/>ventionem et judicium dirigit. Ego vero quae chirurgiae<text:line-break/></text:span></text:span><text:span text:style-name="Default_20_Paragraph_20_Font"><text:span text:style-name="T5">t</text:span></text:span><text:span text:style-name="Default_20_Paragraph_20_Font"><text:span text:style-name="T1">unt exfequar quae in medicatriua discentibus demonstra-<text:line-break/>re et circa morbis affectos operari possumus. Quicumque<text:line-break/>dilucidis verbis explicare velit, ita loqueretur. Scribunt<text:line-break/>autem nonnulli postremam nominis Kari </text:span></text:span><text:span text:style-name="Default_20_Paragraph_20_Font"><text:span text:style-name="T9">ἰατρεῖον</text:span></text:span><text:span text:style-name="Default_20_Paragraph_20_Font"><text:span text:style-name="T3"> </text:span></text:span><text:span text:style-name="Default_20_Paragraph_20_Font"><text:span text:style-name="T1">medica-<text:line-break/>trinae syllabam per </text:span></text:span><text:span text:style-name="Default_20_Paragraph_20_Font"><text:span text:style-name="T9">η</text:span></text:span><text:span text:style-name="Default_20_Paragraph_20_Font"><text:span text:style-name="T3">, </text:span></text:span><text:span text:style-name="Default_20_Paragraph_20_Font"><text:span text:style-name="T9">κατ</text:span></text:span><text:span text:style-name="Default_20_Paragraph_20_Font"><text:span text:style-name="T3"> </text:span></text:span><text:span text:style-name="Default_20_Paragraph_20_Font"><text:span text:style-name="T9">ἰητρεἰην</text:span></text:span><text:span text:style-name="Default_20_Paragraph_20_Font"><text:span text:style-name="T3">, </text:span></text:span><text:span text:style-name="Default_20_Paragraph_20_Font"><text:span text:style-name="T1">ac si velis in medi-<text:line-break/>cina, non in loco quem </text:span></text:span><text:span text:style-name="Default_20_Paragraph_20_Font"><text:span text:style-name="T9">ἰατρεῖον</text:span></text:span><text:span text:style-name="Default_20_Paragraph_20_Font"><text:span text:style-name="T3">, </text:span></text:span><text:span text:style-name="Default_20_Paragraph_20_Font"><text:span text:style-name="T5">med</text:span></text:span><text:span text:style-name="Default_20_Paragraph_20_Font"><text:span text:style-name="T1">i</text:span></text:span><text:span text:style-name="Default_20_Paragraph_20_Font"><text:span text:style-name="T5">ca</text:span></text:span><text:span text:style-name="Default_20_Paragraph_20_Font"><text:span text:style-name="T1">t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nam</text:span></text:span><text:span text:style-name="Default_20_Paragraph_20_Font"><text:span text:style-name="T1"> vocitamus,<text:line-break/>interpretari , quasi ita dixerit. Quae ad chirurgiam artis</text:span></text:span></text:p>
      <text:p text:style-name="P2"><text:span text:style-name="Default_20_Paragraph_20_Font"><text:span text:style-name="T1">medendi partem spectant, haec funt. Auctor autem libri<text:line-break/>deinceps declaratur (sive ipfe sit Hippocrates. sive Thesi-<text:line-break/>. salus ejus filius) neque omnes medicae chirurgiae opera-<text:line-break/>tiones , neque res ad medicatrinam spectantes memoriae<text:line-break/>prodidisse , sed ex his ipsis quaecumque tironibus in usu<text:line-break/>sunt. Atque etiam inde libri titulus artem duxit, quem<text:line-break/>postea Diocles, Philotimus et Mantia. constituerunt. Pla-<text:line-break/>nius autem inscribi potuit </text:span></text:span><text:span text:style-name="Default_20_Paragraph_20_Font"><text:span text:style-name="T9">περὶ</text:span></text:span><text:span text:style-name="Default_20_Paragraph_20_Font"><text:span text:style-name="T3"> </text:span></text:span><text:span text:style-name="Default_20_Paragraph_20_Font"><text:span text:style-name="T9">τῶν</text:span></text:span><text:span text:style-name="Default_20_Paragraph_20_Font"><text:span text:style-name="T3"> </text:span></text:span><text:span text:style-name="Default_20_Paragraph_20_Font"><text:span text:style-name="T9">καἀ</text:span></text:span><text:span text:style-name="Default_20_Paragraph_20_Font"><text:span text:style-name="T3"> </text:span></text:span><text:span text:style-name="Default_20_Paragraph_20_Font"><text:span text:style-name="T9">ἰητρεῖον</text:span></text:span><text:span text:style-name="Default_20_Paragraph_20_Font"><text:span text:style-name="T3">, </text:span></text:span><text:span text:style-name="Default_20_Paragraph_20_Font"><text:span text:style-name="T1">si de<text:line-break/>iis quae in medici officina spectantur fiat inscriptio. Mi-<text:line-break/>ror autem Asclepiadem qui titulum quidem </text:span></text:span><text:span text:style-name="Default_20_Paragraph_20_Font"><text:span text:style-name="T9">καἀ</text:span></text:span><text:span text:style-name="Default_20_Paragraph_20_Font"><text:span text:style-name="T3"> </text:span></text:span><text:span text:style-name="Default_20_Paragraph_20_Font"><text:span text:style-name="T9">ἰητρείην</text:span></text:span><text:span text:style-name="Default_20_Paragraph_20_Font"><text:span text:style-name="T3">,<text:line-break/></text:span></text:span><text:span text:style-name="Default_20_Paragraph_20_Font"><text:span text:style-name="T5">quae</text:span></text:span><text:span text:style-name="Default_20_Paragraph_20_Font"><text:span text:style-name="T1"> i</text:span></text:span><text:span text:style-name="Default_20_Paragraph_20_Font"><text:span text:style-name="T5">n med</text:span></text:span>i<text:span text:style-name="Default_20_Paragraph_20_Font"><text:span text:style-name="T5">c</text:span></text:span><text:span text:style-name="Default_20_Paragraph_20_Font"><text:span text:style-name="T1">i</text:span></text:span><text:span text:style-name="Default_20_Paragraph_20_Font"><text:span text:style-name="T5">na spectantur</text:span></text:span><text:span text:style-name="Default_20_Paragraph_20_Font"><text:span text:style-name="T1">, servandum esse censet; ritu-<text:line-break/>lum vero </text:span></text:span><text:span text:style-name="Default_20_Paragraph_20_Font"><text:span text:style-name="T9">περὶ</text:span></text:span><text:span text:style-name="Default_20_Paragraph_20_Font"><text:span text:style-name="T3"> </text:span></text:span><text:span text:style-name="Default_20_Paragraph_20_Font"><text:span text:style-name="T9">τῶν</text:span></text:span><text:span text:style-name="Default_20_Paragraph_20_Font"><text:span text:style-name="T3"> </text:span></text:span><text:span text:style-name="Default_20_Paragraph_20_Font"><text:span text:style-name="T9">αύτῶν</text:span></text:span><text:span text:style-name="Default_20_Paragraph_20_Font"><text:span text:style-name="T3"> </text:span></text:span><text:span text:style-name="Default_20_Paragraph_20_Font"><text:span text:style-name="T9">κατὰ</text:span></text:span><text:span text:style-name="Default_20_Paragraph_20_Font"><text:span text:style-name="T3"> </text:span></text:span><text:span text:style-name="Default_20_Paragraph_20_Font"><text:span text:style-name="T9">τὸ</text:span></text:span><text:span text:style-name="Default_20_Paragraph_20_Font"><text:span text:style-name="T3"> </text:span></text:span><text:span text:style-name="Default_20_Paragraph_20_Font"><text:span text:style-name="T9">ἰητρεῖον</text:span></text:span><text:span text:style-name="Default_20_Paragraph_20_Font"><text:span text:style-name="T3">, </text:span></text:span><text:span text:style-name="Default_20_Paragraph_20_Font"><text:span text:style-name="T5">de i</text:span></text:span><text:span text:style-name="Default_20_Paragraph_20_Font"><text:span text:style-name="T1">is </text:span></text:span><text:span text:style-name="Default_20_Paragraph_20_Font"><text:span text:style-name="T5">quae in<text:line-break/>med</text:span></text:span><text:span text:style-name="Default_20_Paragraph_20_Font"><text:span text:style-name="T1">i</text:span></text:span><text:span text:style-name="Default_20_Paragraph_20_Font"><text:span text:style-name="T5">c</text:span></text:span><text:span text:style-name="Default_20_Paragraph_20_Font"><text:span text:style-name="T1">i offici</text:span></text:span><text:span text:style-name="Default_20_Paragraph_20_Font"><text:span text:style-name="T5">na spectan</text:span></text:span><text:span text:style-name="Default_20_Paragraph_20_Font"><text:span text:style-name="T1">t</text:span></text:span><text:span text:style-name="Default_20_Paragraph_20_Font"><text:span text:style-name="T5">ur significare.</text:span></text:span><text:span text:style-name="Default_20_Paragraph_20_Font"><text:span text:style-name="T1"> Prior enim titulus<text:line-break/>K</text:span></text:span><text:span text:style-name="Default_20_Paragraph_20_Font"><text:span text:style-name="T5">a</text:span></text:span><text:span text:style-name="Default_20_Paragraph_20_Font"><text:span text:style-name="T1">ri </text:span></text:span><text:span text:style-name="Default_20_Paragraph_20_Font"><text:span text:style-name="T9">ἰητρίην</text:span></text:span><text:span text:style-name="Default_20_Paragraph_20_Font"><text:span text:style-name="T3"> </text:span></text:span><text:span text:style-name="Default_20_Paragraph_20_Font"><text:span text:style-name="T1">medicinam, non alter qui </text:span></text:span><text:span text:style-name="Default_20_Paragraph_20_Font"><text:span text:style-name="T9">καἀ</text:span></text:span><text:span text:style-name="Default_20_Paragraph_20_Font"><text:span text:style-name="T3"> </text:span></text:span><text:span text:style-name="Default_20_Paragraph_20_Font"><text:span text:style-name="T9">ἰητρεῖ</text:span></text:span><text:span text:style-name="Default_20_Paragraph_20_Font"><text:span text:style-name="T10">ον</text:span></text:span><text:span text:style-name="Default_20_Paragraph_20_Font"><text:span text:style-name="T3"> </text:span></text:span><text:span text:style-name="Default_20_Paragraph_20_Font"><text:span text:style-name="T1">me-<text:line-break/>dici officinam significat, quo quis </text:span></text:span><text:span text:style-name="Default_20_Paragraph_20_Font"><text:span text:style-name="T9">ἰατρεῖον</text:span></text:span><text:span text:style-name="Default_20_Paragraph_20_Font"><text:span text:style-name="T3"> </text:span></text:span><text:span text:style-name="Default_20_Paragraph_20_Font"><text:span text:style-name="T1">medici offici-<text:line-break/>nam, </text:span></text:span><text:span text:style-name="Default_20_Paragraph_20_Font"><text:span text:style-name="T9">ἰητρίην</text:span></text:span><text:span text:style-name="Default_20_Paragraph_20_Font"><text:span text:style-name="T3"> </text:span></text:span><text:span text:style-name="Default_20_Paragraph_20_Font"><text:span text:style-name="T1">medicinam morborum medicatricem inter-<text:line-break/>pretetur. Atque prosectu hujusmodi de nominibus dssce-<text:line-break/>ptationem continent, de quibus pauci solliciti funt, qui</text:span></text:span></text:p>
      <text:p text:style-name="P6"><text:span text:style-name="Default_20_Paragraph_20_Font"><text:span text:style-name="T1">rerum veritatem negotiantur. Quae vero proposita sunt,<text:line-break/>eorum doctrina sequenti oratione exorditur,</text:span></text:span></text:p>
      <text:h text:style-name="Heading_20_2" text:outline-level="2"><text:span text:style-name="Default_20_Paragraph_20_Font">VI.</text:span></text:h>
      <text:p text:style-name="P4"><text:span text:style-name="Default_20_Paragraph_20_Font"><text:span text:style-name="T5">Aegro</text:span></text:span><text:span text:style-name="Default_20_Paragraph_20_Font"><text:span text:style-name="T1">t</text:span></text:span><text:span text:style-name="Default_20_Paragraph_20_Font"><text:span text:style-name="T5">an</text:span></text:span><text:span text:style-name="Default_20_Paragraph_20_Font"><text:span text:style-name="T1">s, </text:span></text:span><text:span text:style-name="Default_20_Paragraph_20_Font"><text:span text:style-name="T5">agen</text:span></text:span><text:span text:style-name="Default_20_Paragraph_20_Font"><text:span text:style-name="T1">s, </text:span></text:span><text:span text:style-name="Default_20_Paragraph_20_Font"><text:span text:style-name="T5">min</text:span></text:span><text:span text:style-name="Default_20_Paragraph_20_Font"><text:span text:style-name="T1">i</text:span></text:span><text:span text:style-name="Default_20_Paragraph_20_Font"><text:span text:style-name="T5">str</text:span></text:span><text:span text:style-name="Default_20_Paragraph_20_Font"><text:span text:style-name="T1">i, m</text:span></text:span><text:span text:style-name="Default_20_Paragraph_20_Font"><text:span text:style-name="T5">ach</text:span></text:span><text:span text:style-name="Default_20_Paragraph_20_Font"><text:span text:style-name="T1">i</text:span></text:span><text:span text:style-name="Default_20_Paragraph_20_Font"><text:span text:style-name="T5">namenta , lumen, ubi,<text:line-break/>quo</text:span></text:span><text:span text:style-name="Default_20_Paragraph_20_Font"><text:span text:style-name="T1">m</text:span></text:span><text:span text:style-name="Default_20_Paragraph_20_Font"><text:span text:style-name="T5">odo, qu</text:span></text:span><text:span text:style-name="Default_20_Paragraph_20_Font"><text:span text:style-name="T1">o</text:span></text:span><text:span text:style-name="Default_20_Paragraph_20_Font"><text:span text:style-name="T5">t, qu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, </text:span></text:span><text:span text:style-name="Default_20_Paragraph_20_Font"><text:span text:style-name="T5">qu</text:span></text:span><text:span text:style-name="Default_20_Paragraph_20_Font"><text:span text:style-name="T1">o </text:span></text:span><text:span text:style-name="Default_20_Paragraph_20_Font"><text:span text:style-name="T5">pac</text:span></text:span><text:span text:style-name="Default_20_Paragraph_20_Font"><text:span text:style-name="T1">to, </text:span></text:span><text:span text:style-name="Default_20_Paragraph_20_Font"><text:span text:style-name="T5">quando, corpus, </text:span></text:span><text:span text:style-name="Default_20_Paragraph_20_Font"><text:span text:style-name="T1">i</text:span></text:span><text:span text:style-name="Default_20_Paragraph_20_Font"><text:span text:style-name="T5">n-<text:line-break/>strumen</text:span></text:span><text:span text:style-name="Default_20_Paragraph_20_Font"><text:span text:style-name="T1">t</text:span></text:span><text:span text:style-name="Default_20_Paragraph_20_Font"><text:span text:style-name="T5">a, </text:span></text:span><text:span text:style-name="Default_20_Paragraph_20_Font"><text:span text:style-name="T1">t</text:span></text:span><text:span text:style-name="Default_20_Paragraph_20_Font"><text:span text:style-name="T5">empu</text:span></text:span><text:span text:style-name="Default_20_Paragraph_20_Font"><text:span text:style-name="T1">s, </text:span></text:span><text:span text:style-name="Default_20_Paragraph_20_Font"><text:span text:style-name="T5">m</text:span></text:span><text:span text:style-name="Default_20_Paragraph_20_Font"><text:span text:style-name="T1">od</text:span></text:span><text:span text:style-name="Default_20_Paragraph_20_Font"><text:span text:style-name="T5">us, locus,</text:span></text:span></text:p>
      <text:p text:style-name="P1"><text:span text:style-name="Default_20_Paragraph_20_Font"><text:span text:style-name="T1">Hoc -textu omnia percensuit, a quibus, per quae et<text:line-break/>in quibus chirurgica medicinae pars occupatur. Deinde<text:line-break/>narrat quale praedictorum unumquodque esse deceat, et<text:line-break/>quomodo et quo tempore ad usum duci. Ex his plurima<text:line-break/>manifesta sunt, sicut aegrotans, agens, ministri, macbina-<text:line-break/>menta, lumen. Et face ipsa quoque auctor in sequenti-<text:line-break/>bus de iis disseruit, quum docuit, quomodo deceat aegro-<text:line-break/>tentem fe medico obsequentem praestare ; quomodo medi-<text:line-break/>cum circa ipfum agere oporteat; et quomodo huic ad-</text:span></text:span></text:p>
      <text:p text:style-name="P6"><text:span text:style-name="Default_20_Paragraph_20_Font"><text:span text:style-name="T1">stantes subministrare^ consentaneum sit. Eodem vero modo<text:line-break/>et de machinamentis et de lumine, quaecumque nos nosse<text:line-break/>deceat, ipse deinceps scriptis prodidit. Post haec autem<text:line-break/>de deligatione longam doctrinam constituit, minime pro-<text:line-break/>ducta orationis forma. sit quaecumque proposito textu<text:line-break/>narrantur, praeterquam aegrotans, agens, ministri, madii-<text:line-break/>namenta, lumen, perpendenda funi. Atque in primis cis</text:span></text:span><text:span text:style-name="Default_20_Paragraph_20_Font"><text:span text:style-name="T5">o</text:span></text:span><text:span text:style-name="Default_20_Paragraph_20_Font"><text:span text:style-name="T1">n,<text:line-break/></text:span></text:span><text:span text:style-name="Default_20_Paragraph_20_Font"><text:span text:style-name="T5">ub</text:span></text:span><text:span text:style-name="Default_20_Paragraph_20_Font"><text:span text:style-name="T1">i, primum inter ipsis relatum quod per </text:span></text:span><text:span text:style-name="Default_20_Paragraph_20_Font"><text:span text:style-name="T9">κ</text:span></text:span><text:span text:style-name="Default_20_Paragraph_20_Font"><text:span text:style-name="T3"> </text:span></text:span><text:span text:style-name="Default_20_Paragraph_20_Font"><text:span text:style-name="T1">fecundae fyl-<text:line-break/>labae lenes, nos per </text:span></text:span><text:span text:style-name="Default_20_Paragraph_20_Font"><text:span text:style-name="T9">π</text:span></text:span><text:span text:style-name="Default_20_Paragraph_20_Font"><text:span text:style-name="T3"> </text:span></text:span><text:span text:style-name="Default_20_Paragraph_20_Font"><text:span text:style-name="T1">pronunciamus; quod locum, in<text:line-break/>quo quis situs est, significat: proindeque praedictis omni-<text:line-break/>bus non modo id attribui aliquis protulerit. Aegrotans<text:line-break/>namque idoneo loco opus habet (aegrotantia vero vocata<text:line-break/>fiunt, quibus nimirum succurrit chirurgia). Hoc autem<text:line-break/>non minus medicus, quemadmodum et instrumenta con-<text:line-break/>sen laneum locum desiderant, et ex luminibus quod artisi-<text:line-break/>clusum est, ut id penes nor sit, et quemuis in locum fe-<text:line-break/>ratur. Quod deinceps scribitur </text:span></text:span><text:span text:style-name="Default_20_Paragraph_20_Font"><text:span text:style-name="T5">qu</text:span></text:span><text:span text:style-name="Default_20_Paragraph_20_Font"><text:span text:style-name="T1">o</text:span></text:span><text:span text:style-name="Default_20_Paragraph_20_Font"><text:span text:style-name="T5">m</text:span></text:span><text:span text:style-name="Default_20_Paragraph_20_Font"><text:span text:style-name="T1">o</text:span></text:span><text:span text:style-name="Default_20_Paragraph_20_Font"><text:span text:style-name="T5">do</text:span></text:span><text:span text:style-name="Default_20_Paragraph_20_Font"><text:span text:style-name="T1">, </text:span></text:span><text:span text:style-name="Default_20_Paragraph_20_Font"><text:span text:style-name="T9">δκως</text:span></text:span><text:span text:style-name="Default_20_Paragraph_20_Font"><text:span text:style-name="T3"> </text:span></text:span><text:span text:style-name="Default_20_Paragraph_20_Font"><text:span text:style-name="T1">per </text:span></text:span><text:span text:style-name="Default_20_Paragraph_20_Font"><text:span text:style-name="T9">κ</text:span></text:span><text:span text:style-name="Default_20_Paragraph_20_Font"><text:span text:style-name="T3">, </text:span></text:span><text:span text:style-name="Default_20_Paragraph_20_Font"><text:span text:style-name="T1">id</text:span></text:span></text:p>
      <text:p text:style-name="P6"><text:span text:style-name="Default_20_Paragraph_20_Font"><text:span text:style-name="T1">nos per </text:span></text:span><text:span text:style-name="Default_20_Paragraph_20_Font"><text:span text:style-name="T9">π</text:span></text:span><text:span text:style-name="Default_20_Paragraph_20_Font"><text:span text:style-name="T3"> </text:span></text:span><text:span text:style-name="Default_20_Paragraph_20_Font"><text:span text:style-name="T9">όπως</text:span></text:span><text:span text:style-name="Default_20_Paragraph_20_Font"><text:span text:style-name="T3"> </text:span></text:span><text:span text:style-name="Default_20_Paragraph_20_Font"><text:span text:style-name="T1">pronunciamus. Notat autem non apud<text:line-break/>nos dumtaxat, sed et apud lenes rerum docendarum vel-<text:line-break/>uti qualitatem. Artis namque peritos non solum affectum<text:line-break/>locum scire decet, ubi decumbens aeger aut sedens manu<text:line-break/>curandus est, sed et quomodo figurandus: sic vero et qui<text:line-break/>operatur, et qui ipsi operanti ministranti Machinamento-<text:line-break/>ruta quoque positura non solum idoneum habere locum<text:line-break/>postulat, fed et per ordinem apparari. Sic singula tum<text:line-break/>medico tum ejus ministris ad manum maxime fuerint.<text:line-break/>Constat autem hinc omisisse instrumenta, ut quae simul<text:line-break/>cum machinamentis mente comprehendi et adnumerari<text:line-break/>queant. Sed rursum quo pacto inordinate eorum metui-<text:line-break/>nerit paulo post spectabimus, Nunc autem praedictis con-<text:line-break/>tinua explicanda sunt, ubi pronunciat quot, quibus, quo-<text:line-break/>modo. Haec nimirum singula ad res praedictas referun-<text:line-break/>tur, quas ad chirurgiam apparandae nosse discentes opor-.<text:line-break/>tet, quot sint, quibus ex. ipsis et quomodo utendum: ut<text:line-break/>quomodo, quum paulo superius .voci, ubi, postpositum</text:span></text:span></text:p>
      <text:p text:style-name="P6"><text:span text:style-name="Default_20_Paragraph_20_Font"><text:span text:style-name="T1">pronunciatur in positura; quum vero nunc profertur, in<text:line-break/>usu dispositionem declaret. Illud ergo quomodo pro ad-<text:line-break/>verino loci ubi collocatur; hoc autem pro articulo feu<text:line-break/>relativo, quod quibusdam instrumentis aut machinamentis<text:line-break/>actiones explicare decernit. Quod ferie dictum est, </text:span></text:span><text:span text:style-name="Default_20_Paragraph_20_Font"><text:span text:style-name="T5">quan-<text:line-break/>do</text:span></text:span><text:span text:style-name="Default_20_Paragraph_20_Font"><text:span text:style-name="T1">, occasionem aperte declarat, per quam- singulis uti con-<text:line-break/>veniati Quae vero postea his verbis ita fe habent, cor-<text:line-break/>pus, instrumenta, tempus, modus, locus, merito indagatur, .<text:line-break/>quum sortiantur intelligentiam. Etenim corpus aegrotan-<text:line-break/>tis aule facultate pronunciatum est, in qua textus parte<text:line-break/>aegrotantis meminit. Atque per quando,</text:span></text:span><text:span text:style-name="Default_20_Paragraph_20_Font"><text:span text:style-name="T5">r</text:span></text:span><text:span text:style-name="Default_20_Paragraph_20_Font"><text:span text:style-name="T1"> tempus; per<text:line-break/>quomodo, modus; et per ubi, locus intelligitur. Cur igi-<text:line-break/>tur his prolatis agnoscitur cum praefanti quoque dictio-<text:line-break/>ne, ipsis praeter ordinem instrumenta inserere, quae prae-<text:line-break/>stantiorem ordinem sortiuntur, si cum machinamentis col-<text:line-break/>locata sint; quum possimus nos, etiamsi nequaquam scripta<text:line-break/>allent simul cum machinamentis intelligere? Verum pro<text:line-break/>his machinamentis licet proferre, quod scalpella, tenebras,</text:span></text:span></text:p>
      <text:p text:style-name="P2"><text:span text:style-name="Default_20_Paragraph_20_Font"><text:span text:style-name="T1">hamos, scalptos, laminas membranae custodes et quaecum-<text:line-break/>que hujusmodi cetera intelligere deceat, quae instrumenta<text:line-break/>.nunc vocitat. Quum autem nos ipsa instrumenta cum<text:line-break/>machinamentis intelligere possimus,. quod genere similia<text:line-break/>ex domestico apparatu ad curationem funt utilia, ipsa </text:span></text:span><text:span text:style-name="Default_20_Paragraph_20_Font"><text:span text:style-name="T9">ἄρ</text:span></text:span><text:span text:style-name="Default_20_Paragraph_20_Font"><text:span text:style-name="T3">-<text:line-break/></text:span></text:span><text:span text:style-name="Default_20_Paragraph_20_Font"><text:span text:style-name="T9">μενα</text:span></text:span><text:span text:style-name="Default_20_Paragraph_20_Font"><text:span text:style-name="T3"> </text:span></text:span><text:span text:style-name="Default_20_Paragraph_20_Font"><text:span text:style-name="T1">vocitat, qua ratione in opere de ratione victus in<text:line-break/>morbis acutis pronuncians, ubi de balneo disseruit: i</text:span></text:span><text:span text:style-name="Default_20_Paragraph_20_Font"><text:span text:style-name="T5">n<text:line-break/>pauc</text:span></text:span><text:span text:style-name="Default_20_Paragraph_20_Font"><text:span text:style-name="T1">is </text:span></text:span><text:span text:style-name="Default_20_Paragraph_20_Font"><text:span text:style-name="T5">en</text:span></text:span><text:span text:style-name="Default_20_Paragraph_20_Font"><text:span text:style-name="T1">im </text:span></text:span><text:span text:style-name="Default_20_Paragraph_20_Font"><text:span text:style-name="T5">dom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9">ἄρμενα</text:span></text:span><text:span text:style-name="Default_20_Paragraph_20_Font"><text:span text:style-name="T3"> </text:span></text:span><text:span text:style-name="Default_20_Paragraph_20_Font"><text:span text:style-name="T1">i</text:span></text:span><text:span text:style-name="Default_20_Paragraph_20_Font"><text:span text:style-name="T5">nstrumen</text:span></text:span><text:span text:style-name="Default_20_Paragraph_20_Font"><text:span text:style-name="T1">t</text:span></text:span><text:span text:style-name="Default_20_Paragraph_20_Font"><text:span text:style-name="T5">a para</text:span></text:span><text:span text:style-name="Default_20_Paragraph_20_Font"><text:span text:style-name="T1">t</text:span></text:span><text:span text:style-name="Default_20_Paragraph_20_Font"><text:span text:style-name="T5">a et m</text:span></text:span><text:span text:style-name="Default_20_Paragraph_20_Font"><text:span text:style-name="T1">ixi-.<text:line-break/></text:span></text:span><text:span text:style-name="Default_20_Paragraph_20_Font"><text:span text:style-name="T5">sari quale</text:span></text:span><text:span text:style-name="Default_20_Paragraph_20_Font"><text:span text:style-name="T1">s </text:span></text:span><text:span text:style-name="Default_20_Paragraph_20_Font"><text:span text:style-name="T5">decet reperiantur. </text:span></text:span><text:span text:style-name="Default_20_Paragraph_20_Font"><text:span text:style-name="T1">Scaphas igitur, rotas, pel-<text:line-break/>ves, labra .et quaecumque cetera aegris curandis idonea<text:line-break/>ipsum exponere existimandum esu - Iti iis quae simul cum<text:line-break/>instrumentis </text:span></text:span><text:span text:style-name="Default_20_Paragraph_20_Font"><text:span text:style-name="T5">n</text:span></text:span><text:span text:style-name="Default_20_Paragraph_20_Font"><text:span text:style-name="T1">arrata sunt, absurdum immoratur.- Itaque<text:line-break/>fortassis nunc corpus dixit partem affectam , tempus vero<text:line-break/>quod ipsi junctum esu Nam in chirurgicis operationibus</text:span></text:span></text:p>
      <text:p text:style-name="Normal"><text:span text:style-name="Default_20_Paragraph_20_Font"><text:span text:style-name="T1">- scire decet, quando curandus affectus evellendus esu Ipfe .<text:line-break/>namque imperavit , ne tertio aut quarto die membra ex-<text:line-break/>tenderentur aut articuli reponerentur. Potest quoque chii-<text:line-break/>rurgiae tempus nunc dixisse. Nam in nonnullis celerrime<text:line-break/>manu operari. nitamur oportet, quum jam maximum ex</text:span></text:span></text:p>
      <text:p text:style-name="P6"><text:span text:style-name="Default_20_Paragraph_20_Font"><text:span text:style-name="T1">frigore sequatur periculum, ut iis qui sinuntur accidit:<text:line-break/>cito siquidem in doloris magnitudinem feruntur qui ma-<text:line-break/>nus operationibus; in quibusdam vero, ut suffusionibus<text:line-break/>longiori tempore operatio procedit. Quum enim suisirsio-<text:line-break/>nes decubueruut, paracenterium quamdiu deceat -ea in<text:line-break/>parte continendum est, qua vehementer obfirmatas ipsum<text:line-break/>sustinere decernimus. At nunc modus in affectus ortu<text:line-break/>.dici potest, quum ipfe jubeat medicum cognoscere, quo-<text:line-break/>modo aut fractura aut luxorio orta sit, etiam in libro de<text:line-break/>capitis vulneribus ap</text:span></text:span><text:span text:style-name="Default_20_Paragraph_20_Font"><text:span text:style-name="T5">t</text:span></text:span><text:span text:style-name="Default_20_Paragraph_20_Font"><text:span text:style-name="T1">e modos quibus oboriuntur vulnera,<text:line-break/>his verbis recensuit: </text:span></text:span><text:span text:style-name="Default_20_Paragraph_20_Font"><text:span text:style-name="T5">o</text:span></text:span><text:span text:style-name="Default_20_Paragraph_20_Font"><text:span text:style-name="T1">s </text:span></text:span><text:span text:style-name="Default_20_Paragraph_20_Font"><text:span text:style-name="T5">autem</text:span></text:span><text:span text:style-name="Default_20_Paragraph_20_Font"><text:span text:style-name="T1"> i</text:span></text:span><text:span text:style-name="Default_20_Paragraph_20_Font"><text:span text:style-name="T5">n cap</text:span></text:span><text:span text:style-name="Default_20_Paragraph_20_Font"><text:span text:style-name="T1">i</text:span></text:span><text:span text:style-name="Default_20_Paragraph_20_Font"><text:span text:style-name="T5">te tot modi</text:span></text:span><text:span text:style-name="Default_20_Paragraph_20_Font"><text:span text:style-name="T1">s </text:span></text:span><text:span text:style-name="Default_20_Paragraph_20_Font"><text:span text:style-name="T5">vul-<text:line-break/>neratur. </text:span></text:span><text:span text:style-name="Default_20_Paragraph_20_Font"><text:span text:style-name="T1">Ac deinceps rursum: </text:span></text:span><text:span text:style-name="Default_20_Paragraph_20_Font"><text:span text:style-name="T5">singu</text:span></text:span><text:span text:style-name="Default_20_Paragraph_20_Font"><text:span text:style-name="T1">l</text:span></text:span><text:span text:style-name="Default_20_Paragraph_20_Font"><text:span text:style-name="T5">orum ver</text:span></text:span><text:span text:style-name="Default_20_Paragraph_20_Font"><text:span text:style-name="T1">o </text:span></text:span><text:span text:style-name="Default_20_Paragraph_20_Font"><text:span text:style-name="T5">mod</text:span></text:span><text:span text:style-name="Default_20_Paragraph_20_Font"><text:span text:style-name="T1">o</text:span></text:span><text:span text:style-name="Default_20_Paragraph_20_Font"><text:span text:style-name="T5">rum<text:line-break/>plure</text:span></text:span><text:span text:style-name="Default_20_Paragraph_20_Font"><text:span text:style-name="T1">s </text:span></text:span><text:span text:style-name="Default_20_Paragraph_20_Font"><text:span text:style-name="T5">in vulnere stant tracturae spec</text:span></text:span><text:span text:style-name="Default_20_Paragraph_20_Font"><text:span text:style-name="T1">i</text:span></text:span><text:span text:style-name="Default_20_Paragraph_20_Font"><text:span text:style-name="T5">e</text:span></text:span><text:span text:style-name="Default_20_Paragraph_20_Font"><text:span text:style-name="T1">s. Paulo post haec<text:line-break/>sequuntur: </text:span></text:span><text:span text:style-name="Default_20_Paragraph_20_Font"><text:span text:style-name="T5">con</text:span></text:span><text:span text:style-name="Default_20_Paragraph_20_Font"><text:span text:style-name="T1">t</text:span></text:span><text:span text:style-name="Default_20_Paragraph_20_Font"><text:span text:style-name="T5">usi</text:span></text:span><text:span text:style-name="Default_20_Paragraph_20_Font"><text:span text:style-name="T1">o</text:span></text:span><text:span text:style-name="Default_20_Paragraph_20_Font"><text:span text:style-name="T5">nem subier</text:span></text:span><text:span text:style-name="Default_20_Paragraph_20_Font"><text:span text:style-name="T1">i</text:span></text:span><text:span text:style-name="Default_20_Paragraph_20_Font"><text:span text:style-name="T5">t o</text:span></text:span><text:span text:style-name="Default_20_Paragraph_20_Font"><text:span text:style-name="T1">s </text:span></text:span><text:span text:style-name="Default_20_Paragraph_20_Font"><text:span text:style-name="T5">salum in sua</text:span></text:span><text:span text:style-name="Default_20_Paragraph_20_Font"><text:span text:style-name="T1"> i</text:span></text:span><text:span text:style-name="Default_20_Paragraph_20_Font"><text:span text:style-name="T5">psiu</text:span></text:span><text:span text:style-name="Default_20_Paragraph_20_Font"><text:span text:style-name="T1">s </text:span></text:span><text:span text:style-name="Default_20_Paragraph_20_Font"><text:span text:style-name="T5">na-<text:line-break/>tur</text:span></text:span><text:span text:style-name="Default_20_Paragraph_20_Font"><text:span text:style-name="T1">i., </text:span></text:span><text:span text:style-name="Default_20_Paragraph_20_Font"><text:span text:style-name="T5">neque fusura ulla osu</text:span></text:span><text:span text:style-name="Default_20_Paragraph_20_Font"><text:span text:style-name="T1">s </text:span></text:span><text:span text:style-name="Default_20_Paragraph_20_Font"><text:span text:style-name="T5">con</text:span></text:span><text:span text:style-name="Default_20_Paragraph_20_Font"><text:span text:style-name="T1">t</text:span></text:span><text:span text:style-name="Default_20_Paragraph_20_Font"><text:span text:style-name="T5">usion</text:span></text:span><text:span text:style-name="Default_20_Paragraph_20_Font"><text:span text:style-name="T1">i </text:span></text:span><text:span text:style-name="Default_20_Paragraph_20_Font"><text:span text:style-name="T5">accesser</text:span></text:span><text:span text:style-name="Default_20_Paragraph_20_Font"><text:span text:style-name="T1">i</text:span></text:span><text:span text:style-name="Default_20_Paragraph_20_Font"><text:span text:style-name="T5">t. Atque<text:line-break/>secundu</text:span></text:span><text:span text:style-name="Default_20_Paragraph_20_Font"><text:span text:style-name="T1">s A</text:span></text:span><text:span text:style-name="Default_20_Paragraph_20_Font"><text:span text:style-name="T5">ic modu</text:span></text:span><text:span text:style-name="Default_20_Paragraph_20_Font"><text:span text:style-name="T1">s </text:span></text:span><text:span text:style-name="Default_20_Paragraph_20_Font"><text:span text:style-name="T5">est. </text:span></text:span><text:span text:style-name="Default_20_Paragraph_20_Font"><text:span text:style-name="T1">Tum alium his verbis infert:<text:line-break/></text:span></text:span><text:span text:style-name="Default_20_Paragraph_20_Font"><text:span text:style-name="T5">ter</text:span></text:span><text:span text:style-name="Default_20_Paragraph_20_Font"><text:span text:style-name="T1">ti</text:span></text:span><text:span text:style-name="Default_20_Paragraph_20_Font"><text:span text:style-name="T5">us h</text:span></text:span><text:span text:style-name="Default_20_Paragraph_20_Font"><text:span text:style-name="T1">i</text:span></text:span><text:span text:style-name="Default_20_Paragraph_20_Font"><text:span text:style-name="T5">c m</text:span></text:span><text:span text:style-name="Default_20_Paragraph_20_Font"><text:span text:style-name="T1">o</text:span></text:span><text:span text:style-name="Default_20_Paragraph_20_Font"><text:span text:style-name="T5">dus est. </text:span></text:span><text:span text:style-name="Default_20_Paragraph_20_Font"><text:span text:style-name="T1">Ac rursus paulo post: </text:span></text:span><text:span text:style-name="Default_20_Paragraph_20_Font"><text:span text:style-name="T5">quar</text:span></text:span><text:span text:style-name="Default_20_Paragraph_20_Font"><text:span text:style-name="T1">t</text:span></text:span><text:span text:style-name="Default_20_Paragraph_20_Font"><text:span text:style-name="T5">us hic</text:span></text:span></text:p>
      <text:p text:style-name="P2"><text:span text:style-name="Default_20_Paragraph_20_Font"><text:span text:style-name="T5">modus est. </text:span></text:span><text:span text:style-name="Default_20_Paragraph_20_Font"><text:span text:style-name="T1">Denique rursum sequitur: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h</text:span></text:span><text:span text:style-name="Default_20_Paragraph_20_Font"><text:span text:style-name="T1">ic m</text:span></text:span><text:span text:style-name="Default_20_Paragraph_20_Font"><text:span text:style-name="T5">odu</text:span></text:span><text:span text:style-name="Default_20_Paragraph_20_Font"><text:span text:style-name="T1">s<text:line-break/></text:span></text:span><text:span text:style-name="Default_20_Paragraph_20_Font"><text:span text:style-name="T5">qu</text:span></text:span><text:span text:style-name="Default_20_Paragraph_20_Font"><text:span text:style-name="T1">i i</text:span></text:span><text:span text:style-name="Default_20_Paragraph_20_Font"><text:span text:style-name="T5">nven</text:span></text:span><text:span text:style-name="Default_20_Paragraph_20_Font"><text:span text:style-name="T1">t</text:span></text:span><text:span text:style-name="Default_20_Paragraph_20_Font"><text:span text:style-name="T5">u d</text:span></text:span><text:span text:style-name="Default_20_Paragraph_20_Font"><text:span text:style-name="T1">i</text:span></text:span><text:span text:style-name="Default_20_Paragraph_20_Font"><text:span text:style-name="T5">ffic</text:span></text:span>illi<text:span text:style-name="Default_20_Paragraph_20_Font"><text:span text:style-name="T5">mus apparet.</text:span></text:span><text:span text:style-name="Default_20_Paragraph_20_Font"><text:span text:style-name="T1"> Oportet quoque etiam-<text:line-break/>num loci ipsum meminisse, qui superius </text:span></text:span><text:span text:style-name="Default_20_Paragraph_20_Font"><text:span text:style-name="T5">ub</text:span></text:span><text:span text:style-name="Default_20_Paragraph_20_Font"><text:span text:style-name="T1">i adverbium<text:line-break/>locum significare retulit. Quas ob res quidam etiam alie-<text:line-break/>- nam- dictionis hujus explicationem simulque loco -contra-</text:span></text:span></text:p>
      <text:p text:style-name="P1"><text:span text:style-name="Default_20_Paragraph_20_Font"><text:span text:style-name="T1">riam esse tradiderunt. Nam pro ipsa dictione, </text:span></text:span><text:span text:style-name="Default_20_Paragraph_20_Font"><text:span text:style-name="T5">locu</text:span></text:span>s, <text:span text:style-name="Default_20_Paragraph_20_Font"><text:span text:style-name="T5">ub</text:span></text:span><text:span text:style-name="Default_20_Paragraph_20_Font"><text:span text:style-name="T1">i<text:line-break/>praedictum scribunt. Verumtamen hanc scripturam libri<text:line-break/>norunt interpretes, norunt et empiricorum plurimi. Enim-<text:line-break/>vero perspicuitatis gratia nunc curium ipfam repetam quae<text:line-break/>sic </text:span></text:span><text:span text:style-name="Default_20_Paragraph_20_Font"><text:span text:style-name="T5">t</text:span></text:span><text:span text:style-name="Default_20_Paragraph_20_Font"><text:span text:style-name="T1">e habet: aegrotans, agens, ministri, machinamenta, lu-<text:line-break/>men, ubi, quomodo, quot, quibus, quando, corpus, instru-<text:line-break/>menta, tempus, modus, locus. Hoc itaque lu textu pro-<text:line-break/>nunciat, ubi, corpus, instrume</text:span></text:span><text:span text:style-name="Default_20_Paragraph_20_Font"><text:span text:style-name="T5">n</text:span></text:span><text:span text:style-name="Default_20_Paragraph_20_Font"><text:span text:style-name="T1">ta. Primum quidem eorum<text:line-break/>scripsisse hoc in superiori textu </text:span></text:span><text:span text:style-name="Default_20_Paragraph_20_Font"><text:span text:style-name="T5">ub</text:span></text:span><text:span text:style-name="Default_20_Paragraph_20_Font"><text:span text:style-name="T1">i simpliciter intelligit.<text:line-break/>Nam </text:span></text:span><text:span text:style-name="Default_20_Paragraph_20_Font"><text:span text:style-name="T5">ubi</text:span></text:span><text:span text:style-name="Default_20_Paragraph_20_Font"><text:span text:style-name="T1"> tum laborantis corpori tum instrumentis con-<text:line-break/>venire potest, quum hic instrumenta dicantur, quae supra<text:line-break/>machinamenta vocata </text:span></text:span><text:span text:style-name="Default_20_Paragraph_20_Font"><text:span text:style-name="T5">t</text:span></text:span><text:span text:style-name="Default_20_Paragraph_20_Font"><text:span text:style-name="T1">unc Alterum vero </text:span></text:span><text:span text:style-name="Default_20_Paragraph_20_Font"><text:span text:style-name="T5">ub</text:span></text:span><text:span text:style-name="Default_20_Paragraph_20_Font"><text:span text:style-name="T1">i, quod in de-<text:line-break/>centi loco tum laborantis corpus tum instrumenta collocanda</text:span></text:span></text:p>
      <text:p text:style-name="P6"><text:span text:style-name="Default_20_Paragraph_20_Font"><text:span text:style-name="T1">sint, nunc definisse. Hoc autem in textu cum superiori<text:line-break/>explicatione </text:span></text:span><text:span text:style-name="Default_20_Paragraph_20_Font"><text:span text:style-name="T5">locu</text:span></text:span><text:span text:style-name="Default_20_Paragraph_20_Font"><text:span text:style-name="T1">s in fine totius orationis de corporis uf-<text:line-break/>ferta parte dici ridebitur. Quemadmodum enim medici<text:line-break/>corporis partes, sic et locos nominere co</text:span></text:span><text:span text:style-name="Default_20_Paragraph_20_Font"><text:span text:style-name="T5">n</text:span></text:span><text:span text:style-name="Default_20_Paragraph_20_Font"><text:span text:style-name="T1">sueveru</text:span></text:span><text:span text:style-name="Default_20_Paragraph_20_Font"><text:span text:style-name="T5">n</text:span></text:span><text:span text:style-name="Default_20_Paragraph_20_Font"><text:span text:style-name="T1">t; et a<text:line-break/>quibusdam integra opera de locis affectis inscripta com-<text:line-break/>periuntur. Hactenus rerum demonstraudarum capita dum-<text:line-break/>taxat narrata fiant. Ipsis vero doctrina sequenti oratione<text:line-break/>sumit initium, .ac proinde te illis incumbere lubens di-<text:line-break/>gnum esse censeo. Ex iis hucusque propositis si quid non<text:line-break/>probe cognitum fuerit, id non magnum futurum est de-<text:line-break/>trimentunr.</text:span></text:span></text:p>
      <text:h text:style-name="Heading_20_2" text:outline-level="2">Vll.</text:h>
      <text:p text:style-name="P4"><text:span text:style-name="Default_20_Paragraph_20_Font"><text:span text:style-name="T5">Agen</text:span></text:span><text:span text:style-name="Default_20_Paragraph_20_Font"><text:span text:style-name="T1">s </text:span></text:span><text:span text:style-name="Default_20_Paragraph_20_Font"><text:span text:style-name="T5">aut seden</text:span></text:span><text:span text:style-name="Default_20_Paragraph_20_Font"><text:span text:style-name="T1">s </text:span></text:span><text:span text:style-name="Default_20_Paragraph_20_Font"><text:span text:style-name="T5">aut stan</text:span></text:span><text:span text:style-name="Default_20_Paragraph_20_Font"><text:span text:style-name="T1">s </text:span></text:span><text:span text:style-name="Default_20_Paragraph_20_Font"><text:span text:style-name="T5">ecmmodera</text:span></text:span><text:span text:style-name="Default_20_Paragraph_20_Font"><text:span text:style-name="T1">t</text:span></text:span><text:span text:style-name="Default_20_Paragraph_20_Font"><text:span text:style-name="T5">e ad su</text:span></text:span><text:span text:style-name="Default_20_Paragraph_20_Font"><text:span text:style-name="T1"> i</text:span></text:span><text:span text:style-name="Default_20_Paragraph_20_Font"><text:span text:style-name="T5">psum,<text:line-break/>ad id quod manu tractatur, ad luci</text:span></text:span><text:span text:style-name="Default_20_Paragraph_20_Font"><text:span text:style-name="T1">s </text:span></text:span><text:span text:style-name="Default_20_Paragraph_20_Font"><text:span text:style-name="T5">splend</text:span></text:span><text:span text:style-name="Default_20_Paragraph_20_Font"><text:span text:style-name="T1">o</text:span></text:span><text:span text:style-name="Default_20_Paragraph_20_Font"><text:span text:style-name="T5">rem.</text:span></text:span></text:p>
      <text:p text:style-name="P1"><text:span text:style-name="Default_20_Paragraph_20_Font"><text:span text:style-name="T1">Sententiam dixi ipfum Hippocratem enumerationem<text:line-break/>fecisse rerum , a quibus , per quae , quibuscum et circa t</text:span></text:span></text:p>
      <text:p text:style-name="P6"><text:span text:style-name="Default_20_Paragraph_20_Font"><text:span text:style-name="T1">quae, manuarias operationes fieri necesse esu </text:span></text:span><text:span text:style-name="Default_20_Paragraph_20_Font"><text:span text:style-name="T5">A qu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<text:line-break/>itaque tum medicus tum ministri intelliguntur. P</text:span></text:span><text:span text:style-name="Default_20_Paragraph_20_Font"><text:span text:style-name="T5">er quae,<text:line-break/></text:span></text:span><text:span text:style-name="Default_20_Paragraph_20_Font"><text:span text:style-name="T1">machinamenta.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</text:span></text:span><text:span text:style-name="Default_20_Paragraph_20_Font"><text:span text:style-name="T5">cum, </text:span></text:span><text:span text:style-name="Default_20_Paragraph_20_Font"><text:span text:style-name="T1">lumen et locus. </text:span></text:span><text:span text:style-name="Default_20_Paragraph_20_Font"><text:span text:style-name="T5">Circa quae<text:line-break/></text:span></text:span><text:span text:style-name="Default_20_Paragraph_20_Font"><text:span text:style-name="T1">manus operationem subeuntis corpus et affecta pars. In<text:line-break/>proposita vero oratione et sequenti haec singula, qualia .<text:line-break/>esse oporteat edocet, minime servato ordine, quo enume-<text:line-break/>rationem. fecerat. Pro</text:span></text:span><text:span text:style-name="Default_20_Paragraph_20_Font"><text:span text:style-name="T5">ct</text:span></text:span><text:span text:style-name="Default_20_Paragraph_20_Font"><text:span text:style-name="T1">us enim ab aegrotante exordium<text:line-break/>duxerat. Id autem priscis omnibus consuetum erat; at-<text:line-break/>que si velis ex ipsis omnibus innumera colliges exempla.<text:line-break/>Ad rem autem praestentem satis fuerit, quod a poeta Ilia-<text:line-break/>dos fecundo in enumeratione profertur:</text:span></text:span></text:p>
      <text:p text:style-name="Normal"><text:span text:style-name="Default_20_Paragraph_20_Font"><text:span text:style-name="T1">D</text:span></text:span><text:span text:style-name="Default_20_Paragraph_20_Font"><text:span text:style-name="T5">ic</text:span></text:span><text:span text:style-name="Default_20_Paragraph_20_Font"><text:span text:style-name="T1"> mi</text:span></text:span><text:span text:style-name="Default_20_Paragraph_20_Font"><text:span text:style-name="T5">h</text:span></text:span><text:span text:style-name="Default_20_Paragraph_20_Font"><text:span text:style-name="T1">i, </text:span></text:span><text:span text:style-name="Default_20_Paragraph_20_Font"><text:span text:style-name="T5">Musa, v</text:span></text:span><text:span text:style-name="Default_20_Paragraph_20_Font"><text:span text:style-name="T1">i</text:span></text:span><text:span text:style-name="Default_20_Paragraph_20_Font"><text:span text:style-name="T5">rum qu</text:span></text:span><text:span text:style-name="Default_20_Paragraph_20_Font"><text:span text:style-name="T1">is </text:span></text:span><text:span text:style-name="Default_20_Paragraph_20_Font"><text:span text:style-name="T5">maximu</text:span></text:span><text:span text:style-name="Default_20_Paragraph_20_Font"><text:span text:style-name="T1">s </text:span></text:span><text:span text:style-name="Default_20_Paragraph_20_Font"><text:span text:style-name="T5">esi vel equ</text:span></text:span><text:span text:style-name="Default_20_Paragraph_20_Font"><text:span text:style-name="T1">o</text:span></text:span><text:span text:style-name="Default_20_Paragraph_20_Font"><text:span text:style-name="T5">rum,<text:line-break/>A</text:span></text:span><text:span text:style-name="Default_20_Paragraph_20_Font"><text:span text:style-name="T1">t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da</text:span></text:span><text:span text:style-name="Default_20_Paragraph_20_Font"><text:span text:style-name="T1">s </text:span></text:span><text:span text:style-name="Default_20_Paragraph_20_Font"><text:span text:style-name="T5">par</text:span></text:span><text:span text:style-name="Default_20_Paragraph_20_Font"><text:span text:style-name="T1">it</text:span></text:span><text:span text:style-name="Default_20_Paragraph_20_Font"><text:span text:style-name="T5">er qu</text:span></text:span><text:span text:style-name="Default_20_Paragraph_20_Font"><text:span text:style-name="T1">i </text:span></text:span><text:span text:style-name="Default_20_Paragraph_20_Font"><text:span text:style-name="T5">sunt</text:span></text:span><text:span text:style-name="Default_20_Paragraph_20_Font"><text:span text:style-name="T1"> i</text:span></text:span><text:span text:style-name="Default_20_Paragraph_20_Font"><text:span text:style-name="T5">n bella j equuli.</text:span></text:span></text:p>
      <text:p text:style-name="Normal"><text:span text:style-name="Default_20_Paragraph_20_Font"><text:span text:style-name="T1">Priores enim viros, possessuros equos protulit, non tamen<text:line-break/>de viris primum rationes reddidit; fed concutit :</text:span></text:span></text:p>
      <text:p text:style-name="P2"><text:span text:style-name="Default_20_Paragraph_20_Font"><text:span text:style-name="T5">pr</text:span></text:span><text:span text:style-name="Default_20_Paragraph_20_Font"><text:span text:style-name="T1">i</text:span></text:span><text:span text:style-name="Default_20_Paragraph_20_Font"><text:span text:style-name="T5">ma</text:span></text:span><text:span text:style-name="Default_20_Paragraph_20_Font"><text:span text:style-name="T1"> A</text:span></text:span><text:span text:style-name="Default_20_Paragraph_20_Font"><text:span text:style-name="T5">bere</text:span></text:span><text:span text:style-name="Default_20_Paragraph_20_Font"><text:span text:style-name="T1">ti</text:span></text:span><text:span text:style-name="Default_20_Paragraph_20_Font"><text:span text:style-name="T5">adae debetur g</text:span></text:span><text:span text:style-name="Default_20_Paragraph_20_Font"><text:span text:style-name="T1">l</text:span></text:span><text:span text:style-name="Default_20_Paragraph_20_Font"><text:span text:style-name="T5">or</text:span></text:span><text:span text:style-name="Default_20_Paragraph_20_Font"><text:span text:style-name="T1">i</text:span></text:span><text:span text:style-name="Default_20_Paragraph_20_Font"><text:span text:style-name="T5">a equarum,<text:line-break/>Qua</text:span></text:span><text:span text:style-name="Default_20_Paragraph_20_Font"><text:span text:style-name="T1">s </text:span></text:span><text:span text:style-name="Default_20_Paragraph_20_Font"><text:span text:style-name="T5">av</text:span></text:span><text:span text:style-name="Default_20_Paragraph_20_Font"><text:span text:style-name="T1">i</text:span></text:span><text:span text:style-name="Default_20_Paragraph_20_Font"><text:span text:style-name="T5">um in</text:span></text:span><text:span text:style-name="Default_20_Paragraph_20_Font"><text:span text:style-name="T1"> mo</text:span></text:span><text:span text:style-name="Default_20_Paragraph_20_Font"><text:span text:style-name="T5">rem celere</text:span></text:span><text:span text:style-name="Default_20_Paragraph_20_Font"><text:span text:style-name="T1">s </text:span></text:span><text:span text:style-name="Default_20_Paragraph_20_Font"><text:span text:style-name="T5">.Eu</text:span></text:span><text:span text:style-name="Default_20_Paragraph_20_Font"><text:span text:style-name="T1">m</text:span></text:span><text:span text:style-name="Default_20_Paragraph_20_Font"><text:span text:style-name="T5">elu</text:span></text:span><text:span text:style-name="Default_20_Paragraph_20_Font"><text:span text:style-name="T1">s </text:span></text:span><text:span text:style-name="Default_20_Paragraph_20_Font"><text:span text:style-name="T5">agebat,</text:span></text:span></text:p>
      <text:p text:style-name="P1"><text:span text:style-name="Default_20_Paragraph_20_Font"><text:span text:style-name="T5">. Aequales aetate , pares terg</text:span></text:span><text:span text:style-name="Default_20_Paragraph_20_Font"><text:span text:style-name="T1">o</text:span></text:span><text:span text:style-name="Default_20_Paragraph_20_Font"><text:span text:style-name="T5">que. p</text:span></text:span><text:span text:style-name="Default_20_Paragraph_20_Font"><text:span text:style-name="T1">i</text:span></text:span><text:span text:style-name="Default_20_Paragraph_20_Font"><text:span text:style-name="T5">loque ;</text:span></text:span></text:p>
      <text:p text:style-name="P1"><text:span text:style-name="Default_20_Paragraph_20_Font"><text:span text:style-name="T5">M</text:span></text:span><text:span text:style-name="Default_20_Paragraph_20_Font"><text:span text:style-name="T1">o</text:span></text:span><text:span text:style-name="Default_20_Paragraph_20_Font"><text:span text:style-name="T5">nte in</text:span></text:span><text:span text:style-name="Default_20_Paragraph_20_Font"><text:span text:style-name="T1"> Pi</text:span></text:span><text:span text:style-name="Default_20_Paragraph_20_Font"><text:span text:style-name="T5">er</text:span></text:span><text:span text:style-name="Default_20_Paragraph_20_Font"><text:span text:style-name="T1">i</text:span></text:span><text:span text:style-name="Default_20_Paragraph_20_Font"><text:span text:style-name="T5">o quas enu</text:span></text:span><text:span text:style-name="Default_20_Paragraph_20_Font"><text:span text:style-name="T1">t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rat Apo</text:span></text:span><text:span text:style-name="Default_20_Paragraph_20_Font"><text:span text:style-name="T1">llo.<text:line-break/>i</text:span></text:span><text:span text:style-name="Default_20_Paragraph_20_Font"><text:span text:style-name="T5">nsignes ambae et Martis terr</text:span></text:span><text:span text:style-name="Default_20_Paragraph_20_Font"><text:span text:style-name="T1">o</text:span></text:span><text:span text:style-name="Default_20_Paragraph_20_Font"><text:span text:style-name="T5">re caren</text:span></text:span><text:span text:style-name="Default_20_Paragraph_20_Font"><text:span text:style-name="T1">t</text:span></text:span><text:span text:style-name="Default_20_Paragraph_20_Font"><text:span text:style-name="T5">es.<text:line-break/>Maximu</text:span></text:span><text:span text:style-name="Default_20_Paragraph_20_Font"><text:span text:style-name="T1">s </text:span></text:span><text:span text:style-name="Default_20_Paragraph_20_Font"><text:span text:style-name="T5">at longe su</text:span></text:span><text:span text:style-name="Default_20_Paragraph_20_Font"><text:span text:style-name="T1">i</text:span></text:span><text:span text:style-name="Default_20_Paragraph_20_Font"><text:span text:style-name="T5">t Asux</text:span></text:span><text:span text:style-name="Default_20_Paragraph_20_Font"><text:span text:style-name="T1"> i</text:span></text:span><text:span text:style-name="Default_20_Paragraph_20_Font"><text:span text:style-name="T5">lle v</text:span></text:span><text:span text:style-name="Default_20_Paragraph_20_Font"><text:span text:style-name="T1">i</text:span></text:span><text:span text:style-name="Default_20_Paragraph_20_Font"><text:span text:style-name="T5">r</text:span></text:span><text:span text:style-name="Default_20_Paragraph_20_Font"><text:span text:style-name="T1">o</text:span></text:span><text:span text:style-name="Default_20_Paragraph_20_Font"><text:span text:style-name="T5">rum<text:line-break/></text:span></text:span><text:span text:style-name="Default_20_Paragraph_20_Font"><text:span text:style-name="T1">I</text:span></text:span><text:span text:style-name="Default_20_Paragraph_20_Font"><text:span text:style-name="T5">nd</text:span></text:span><text:span text:style-name="Default_20_Paragraph_20_Font"><text:span text:style-name="T1">i</text:span></text:span><text:span text:style-name="Default_20_Paragraph_20_Font"><text:span text:style-name="T5">gnatu</text:span></text:span><text:span text:style-name="Default_20_Paragraph_20_Font"><text:span text:style-name="T1">s </text:span></text:span><text:span text:style-name="Default_20_Paragraph_20_Font"><text:span text:style-name="T5">adhuc, dum nulla sub</text:span></text:span><text:span text:style-name="Default_20_Paragraph_20_Font"><text:span text:style-name="T1">i</text:span></text:span><text:span text:style-name="Default_20_Paragraph_20_Font"><text:span text:style-name="T5">bat Achille</text:span></text:span><text:span text:style-name="Default_20_Paragraph_20_Font"><text:span text:style-name="T1">s<text:line-break/></text:span></text:span><text:span text:style-name="Default_20_Paragraph_20_Font"><text:span text:style-name="T5">proel</text:span></text:span><text:span text:style-name="Default_20_Paragraph_20_Font"><text:span text:style-name="T1">i</text:span></text:span><text:span text:style-name="Default_20_Paragraph_20_Font"><text:span text:style-name="T5">a: nam pugnan</text:span></text:span><text:span text:style-name="Default_20_Paragraph_20_Font"><text:span text:style-name="T1">s </text:span></text:span><text:span text:style-name="Default_20_Paragraph_20_Font"><text:span text:style-name="T5">omne</text:span></text:span><text:span text:style-name="Default_20_Paragraph_20_Font"><text:span text:style-name="T1">s </text:span></text:span><text:span text:style-name="Default_20_Paragraph_20_Font"><text:span text:style-name="T5">v</text:span></text:span><text:span text:style-name="Default_20_Paragraph_20_Font"><text:span text:style-name="T1">i</text:span></text:span><text:span text:style-name="Default_20_Paragraph_20_Font"><text:span text:style-name="T5">rtute prae</text:span></text:span><text:span text:style-name="Default_20_Paragraph_20_Font"><text:span text:style-name="T1">i</text:span></text:span><text:span text:style-name="Default_20_Paragraph_20_Font"><text:span text:style-name="T5">bat.</text:span></text:span></text:p>
      <text:p text:style-name="Normal"><text:span text:style-name="Default_20_Paragraph_20_Font"><text:span text:style-name="T1">Alibi vero ruc</text:span></text:span><text:span text:style-name="Default_20_Paragraph_20_Font"><text:span text:style-name="T5">t</text:span></text:span><text:span text:style-name="Default_20_Paragraph_20_Font"><text:span text:style-name="T1">um cecinit:</text:span></text:span></text:p>
      <text:p text:style-name="P1"><text:span text:style-name="Default_20_Paragraph_20_Font"><text:span text:style-name="T1">T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stis erat gemi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torv</text:span></text:span><text:span text:style-name="Default_20_Paragraph_20_Font"><text:span text:style-name="T1">o </text:span></text:span><text:span text:style-name="Default_20_Paragraph_20_Font"><text:span text:style-name="T5">et lactant</text:span></text:span><text:span text:style-name="Default_20_Paragraph_20_Font"><text:span text:style-name="T1">i</text:span></text:span><text:span text:style-name="Default_20_Paragraph_20_Font"><text:span text:style-name="T5">a vul</text:span></text:span><text:span text:style-name="Default_20_Paragraph_20_Font"><text:span text:style-name="T1">t</text:span></text:span><text:span text:style-name="Default_20_Paragraph_20_Font"><text:span text:style-name="T5">u.</text:span></text:span></text:p>
      <text:p text:style-name="Normal"><text:span text:style-name="Default_20_Paragraph_20_Font"><text:span text:style-name="T1">Ad secundum detulit quod prius occurrerat.</text:span></text:span></text:p>
      <text:p text:style-name="P1"><text:span text:style-name="Default_20_Paragraph_20_Font"><text:span text:style-name="T5">Caeden</text:span></text:span><text:span text:style-name="Default_20_Paragraph_20_Font"><text:span text:style-name="T1">t</text:span></text:span><text:span text:style-name="Default_20_Paragraph_20_Font"><text:span text:style-name="T5">em e</text:span></text:span><text:span text:style-name="Default_20_Paragraph_20_Font"><text:span text:style-name="T1">t </text:span></text:span><text:span text:style-name="Default_20_Paragraph_20_Font"><text:span text:style-name="T5">dura m</text:span></text:span><text:span text:style-name="Default_20_Paragraph_20_Font"><text:span text:style-name="T1">i</text:span></text:span><text:span text:style-name="Default_20_Paragraph_20_Font"><text:span text:style-name="T5">ser</text:span></text:span><text:span text:style-name="Default_20_Paragraph_20_Font"><text:span text:style-name="T1">i </text:span></text:span><text:span text:style-name="Default_20_Paragraph_20_Font"><text:span text:style-name="T5">qu</text:span></text:span><text:span text:style-name="Default_20_Paragraph_20_Font"><text:span text:style-name="T1">i </text:span></text:span><text:span text:style-name="Default_20_Paragraph_20_Font"><text:span text:style-name="T5">m</text:span></text:span><text:span text:style-name="Default_20_Paragraph_20_Font"><text:span text:style-name="T1">o</text:span></text:span><text:span text:style-name="Default_20_Paragraph_20_Font"><text:span text:style-name="T5">rte per</text:span></text:span><text:span text:style-name="Default_20_Paragraph_20_Font"><text:span text:style-name="T1">i</text:span></text:span><text:span text:style-name="Default_20_Paragraph_20_Font"><text:span text:style-name="T5">bant.</text:span></text:span></text:p>
      <text:p text:style-name="Normal"><text:span text:style-name="Default_20_Paragraph_20_Font"><text:span text:style-name="T1">In Iliados autem reprimo volens quasi de industria indi-<text:line-break/>care non esse habendam hujusmodi ordinis rationem , re-<text:line-break/>bus omnibus quinque sequentibus enumeratis. Ad sccun-<text:line-break/>dam enim primum orationem contulit; deinde ad quin-</text:span></text:span></text:p>
      <text:p text:style-name="P6"><text:span text:style-name="Default_20_Paragraph_20_Font"><text:span text:style-name="T1">tam ; postea ad quartum ; postremo ad tertiam. Sunt au-<text:line-break/>t em poemata quorum exordio hi versus leguntur:</text:span></text:span></text:p>
      <text:p text:style-name="P1"><text:span text:style-name="Default_20_Paragraph_20_Font"><text:span text:style-name="T5">Roso</text:span></text:span><text:span text:style-name="Default_20_Paragraph_20_Font"><text:span text:style-name="T1">rii </text:span></text:span><text:span text:style-name="Default_20_Paragraph_20_Font"><text:span text:style-name="T5">hic</text:span></text:span><text:span text:style-name="Default_20_Paragraph_20_Font"><text:span text:style-name="T1"> T</text:span></text:span><text:span text:style-name="Default_20_Paragraph_20_Font"><text:span text:style-name="T5">ones prol</text:span></text:span><text:span text:style-name="Default_20_Paragraph_20_Font"><text:span text:style-name="T1">i</text:span></text:span><text:span text:style-name="Default_20_Paragraph_20_Font"><text:span text:style-name="T5">xa veste decor</text:span></text:span><text:span text:style-name="Default_20_Paragraph_20_Font"><text:span text:style-name="T1">i</text:span></text:span></text:p>
      <text:p text:style-name="P1"><text:span text:style-name="Default_20_Paragraph_20_Font"><text:span text:style-name="T5">Et L</text:span></text:span><text:span text:style-name="Default_20_Paragraph_20_Font"><text:span text:style-name="T1">u</text:span></text:span><text:span text:style-name="Default_20_Paragraph_20_Font"><text:span text:style-name="T5">cri et Phth</text:span></text:span><text:span text:style-name="Default_20_Paragraph_20_Font"><text:span text:style-name="T1">ii </text:span></text:span><text:span text:style-name="Default_20_Paragraph_20_Font"><text:span text:style-name="T5">e</text:span></text:span><text:span text:style-name="Default_20_Paragraph_20_Font"><text:span text:style-name="T1">t </text:span></text:span><text:span text:style-name="Default_20_Paragraph_20_Font"><text:span text:style-name="T5">qui resplendebat</text:span></text:span><text:span text:style-name="Default_20_Paragraph_20_Font"><text:span text:style-name="T1"> E</text:span></text:span><text:span text:style-name="Default_20_Paragraph_20_Font"><text:span text:style-name="T5">peus-</text:span></text:span></text:p>
      <text:p text:style-name="P1"><text:span text:style-name="Default_20_Paragraph_20_Font"><text:span text:style-name="T1">Haec certe de orationis ordine nunc semel dixisse fas-<text:line-break/>fici a t, ne quis amplius alibi iis de rebus audire desideret.<text:line-break/>Quae igitur ad agentem, hoc est medicum chirurgum fpe-<text:line-break/>etant, ea patescunt omnibus qui mentem ipsi adhibere<text:line-break/>volunt. Nam agentem sive sedeat sive stet, chirurgiam<text:line-break/>facere pronunciat, quum commoderate sese habet, tum ad.<text:line-break/>se chirurgicam manum adhibentem, tum ad aegrotantem<text:line-break/>et lumen. Quod consilium servandum complectimur in<text:line-break/>singulis pronunciatis, quorum commoderationem deluceps<text:line-break/>decet primo in lucem prodeunte, quod lumen esu</text:span></text:span></text:p>
      <text:h text:style-name="Heading_20_2" text:outline-level="2"><text:span text:style-name="Default_20_Paragraph_20_Font"><text:span text:style-name="T5">r si i </text:span></text:span><text:span text:style-name="Default_20_Paragraph_20_Font"><text:span text:style-name="T1">si - ,VHI.</text:span></text:span></text:h>
      <text:p text:style-name="Normal"><text:span text:style-name="Default_20_Paragraph_20_Font"><text:span text:style-name="T5">Luc</text:span></text:span><text:span text:style-name="Default_20_Paragraph_20_Font"><text:span text:style-name="T1">is i</text:span></text:span><text:span text:style-name="Default_20_Paragraph_20_Font"><text:span text:style-name="T5">g</text:span></text:span><text:span text:style-name="Default_20_Paragraph_20_Font"><text:span text:style-name="T1">it</text:span></text:span><text:span text:style-name="Default_20_Paragraph_20_Font"><text:span text:style-name="T5">ur duae sunt</text:span></text:span><text:span text:style-name="Default_20_Paragraph_20_Font"><text:span text:style-name="T1"> s</text:span></text:span><text:span text:style-name="Default_20_Paragraph_20_Font"><text:span text:style-name="T5">pecie</text:span></text:span><text:span text:style-name="Default_20_Paragraph_20_Font"><text:span text:style-name="T1">s</text:span></text:span><text:span text:style-name="Default_20_Paragraph_20_Font"><text:span text:style-name="T5">t una c</text:span></text:span><text:span text:style-name="Default_20_Paragraph_20_Font"><text:span text:style-name="T1">o</text:span></text:span><text:span text:style-name="Default_20_Paragraph_20_Font"><text:span text:style-name="T5">mmuni</text:span></text:span><text:span text:style-name="Default_20_Paragraph_20_Font"><text:span text:style-name="T1">s, </text:span></text:span><text:span text:style-name="Default_20_Paragraph_20_Font"><text:span text:style-name="T5">altera ar-</text:span></text:span></text:p>
      <text:p text:style-name="P6"><text:span text:style-name="Default_20_Paragraph_20_Font"><text:span text:style-name="T5">ti</text:span></text:span><text:span text:style-name="Default_20_Paragraph_20_Font"><text:span text:style-name="T1">/i</text:span></text:span><text:span text:style-name="Default_20_Paragraph_20_Font"><text:span text:style-name="T5">cial</text:span></text:span><text:span text:style-name="Default_20_Paragraph_20_Font"><text:span text:style-name="T1">i</text:span></text:span><text:span text:style-name="Default_20_Paragraph_20_Font"><text:span text:style-name="T5">sr Communis in nobis si</text:span></text:span><text:span text:style-name="Default_20_Paragraph_20_Font"><text:span text:style-name="T1">t</text:span></text:span><text:span text:style-name="Default_20_Paragraph_20_Font"><text:span text:style-name="T5">a n</text:span></text:span><text:span text:style-name="Default_20_Paragraph_20_Font"><text:span text:style-name="T1">o</text:span></text:span><text:span text:style-name="Default_20_Paragraph_20_Font"><text:span text:style-name="T5">n est, ar</text:span></text:span><text:span text:style-name="Default_20_Paragraph_20_Font"><text:span text:style-name="T1">t</text:span></text:span><text:span text:style-name="Default_20_Paragraph_20_Font"><text:span text:style-name="T5">ificialis<text:line-break/>penes no</text:span></text:span><text:span text:style-name="Default_20_Paragraph_20_Font"><text:span text:style-name="T1">s </text:span></text:span><text:span text:style-name="Default_20_Paragraph_20_Font"><text:span text:style-name="T5">exsist</text:span></text:span><text:span text:style-name="Default_20_Paragraph_20_Font"><text:span text:style-name="T1">i</text:span></text:span><text:span text:style-name="Default_20_Paragraph_20_Font"><text:span text:style-name="T5">t.</text:span></text:span></text:p>
      <text:p text:style-name="P1"><text:span text:style-name="Default_20_Paragraph_20_Font"><text:span text:style-name="T1">Atque hic de fpeciei vocabulo edoctus, id in perpe—<text:line-break/>tuum memento. Veteribus enim est consuetudo et diffe-<text:line-break/>rentias et species et ideas appellare, quae de rerum ge-<text:line-break/>nericarum scetione subiiciuntur, Atque nunc ita pronun-<text:line-break/>crat Hippocrates duas esse lucis species , ac si duas diffe-<text:line-break/>rentias et duas ideas dixerit. Est autem lux communis,<text:line-break/>qua omnes homines utimur : prima fub dio potissimum ;<text:line-break/>fecunda in amplissimis aedibus , sublimes </text:span></text:span><text:span text:style-name="Default_20_Paragraph_20_Font"><text:span text:style-name="T5">t</text:span></text:span><text:span text:style-name="Default_20_Paragraph_20_Font"><text:span text:style-name="T1">ores, lumine<text:line-break/>plenas habentibus, quales et nunc multis in civitatibus,<text:line-break/>medicinam facientibus medicis datas, a medicis facta de-<text:line-break/>nominatione medicinas appellitant. Artificialis vero lux<text:line-break/>haec fit maxime, quum lucernas, faces, lampadas aut tale<text:line-break/>quid accendimus; deinde quum totas fenestras aut earum<text:line-break/>partem patefacimus aut alias claudimus,. alias aperimus.<text:line-break/>Eadem quoque de foribus ratio alli</text:span></text:span></text:p>
      <text:h text:style-name="P30" text:outline-level="2"><text:span text:style-name="Default_20_Paragraph_20_Font">IX.</text:span></text:h>
      <text:p text:style-name="P4"><text:span text:style-name="Default_20_Paragraph_20_Font"><text:span text:style-name="T5">Quarum utr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</text:span></text:span><text:span text:style-name="Default_20_Paragraph_20_Font"><text:span text:style-name="T5">que dupl</text:span></text:span><text:span text:style-name="Default_20_Paragraph_20_Font"><text:span text:style-name="T1">i</text:span></text:span><text:span text:style-name="Default_20_Paragraph_20_Font"><text:span text:style-name="T5">ces sunt usus aut ad lucem aut<text:line-break/>sub luce</text:span></text:span><text:span text:style-name="Default_20_Paragraph_20_Font"><text:span text:style-name="T1">m.</text:span></text:span></text:p>
      <text:p text:style-name="P1"><text:span text:style-name="Default_20_Paragraph_20_Font"><text:span text:style-name="T1">Utriusque speciei lucis, tum communis tum artisicia-<text:line-break/>lis duos esse usus pronunciat, aut ad lucem, aut sub lu-<text:line-break/>cem- Ad lucem vocat , quum luci adversum fuerit quod<text:line-break/>manu curatur, aut spectatur. Sub lucem vero quod paulo<text:line-break/>averfum est, quemadmodum in suffusionibus et cunctis<text:line-break/>oculorum affectibus. Nam oculorum morbi neque accu-<text:line-break/>rate dignosci, neque curari queunt luci adversio aegrotan-<text:line-break/>te ; proindeque adversum lumen fugiendum esse. Sub lu-<text:line-break/>cem vero sive averfum a luce aut obliquum corpus figu—<text:line-break/>ratum esse oportet, quod manus operationem subit in ocu-<text:line-break/>lis. At ipsis velim audias, me plane oculos nominare, non<text:line-break/>palpebras: lu hoc enim casu elaborandum est et ad lu-<text:line-break/>cem aversi hominis, quemadmodum in aquularum extra-<text:line-break/>ctione aut pilorum illaqueatione , aut restaura aut deni-</text:span></text:span></text:p>
      <text:p text:style-name="P6"><text:span text:style-name="Default_20_Paragraph_20_Font"><text:span text:style-name="T1">que ubi medicus diductis palpebris non eget. Itaque si<text:line-break/>quis lippiens forte vehementer exulceretur, et quum cura-<text:line-break/>tur </text:span></text:span><text:span text:style-name="Default_20_Paragraph_20_Font"><text:span text:style-name="T5">oculacinum</text:span></text:span><text:span text:style-name="Default_20_Paragraph_20_Font"><text:span text:style-name="T1"> staphyloma vocatum patiatur, ipfum a luce<text:line-break/>prorfus aversum esse decet toto operationis tempore, prae-<text:line-break/>terqnam quum medicus oculis- medicamentum admovet.<text:line-break/>In illis enim ipfe citra lucem affectum non videt, ut ne-<text:line-break/>que -si unguem excidere voluerit; aut suffusionem fubdu-<text:line-break/>cere,.aut quid ejusmodi manu operari, fed obliquum pro-<text:line-break/>ut ad lucem decet, tunc eum qui manus operationem<text:line-break/>subit figurare, ne a luce pupilla laedatur, nec medicus<text:line-break/>arte privetur, hoc est eorum quibus medetur partium con-<text:line-break/>specto. Dilucide vero lucem aversus appellabitur, neque<text:line-break/>ad lucem, neque fub lucem, sed a luce magis vel ad lu-<text:line-break/>eem obliquus. Verum Hippocrati loquutionis fub lucem<text:line-break/>quam a luce melior visa est interpretatio.</text:span></text:span></text:p>
      <text:p text:style-name="P5"><text:span text:style-name="Default_20_Paragraph_20_Font"><text:span text:style-name="T5">sub</text:span></text:span><text:span text:style-name="Default_20_Paragraph_20_Font"><text:span text:style-name="T1"> l</text:span></text:span><text:span text:style-name="Default_20_Paragraph_20_Font"><text:span text:style-name="T5">ucem qu</text:span></text:span><text:span text:style-name="Default_20_Paragraph_20_Font"><text:span text:style-name="T1">i</text:span></text:span><text:span text:style-name="Default_20_Paragraph_20_Font"><text:span text:style-name="T5">de</text:span></text:span><text:span text:style-name="Default_20_Paragraph_20_Font"><text:span text:style-name="T1">m </text:span></text:span><text:span text:style-name="Default_20_Paragraph_20_Font"><text:span text:style-name="T5">et paucu</text:span></text:span><text:span text:style-name="Default_20_Paragraph_20_Font"><text:span text:style-name="T1">s </text:span></text:span><text:span text:style-name="Default_20_Paragraph_20_Font"><text:span text:style-name="T5">esi usus et persp</text:span></text:span><text:span text:style-name="Default_20_Paragraph_20_Font"><text:span text:style-name="T1">i</text:span></text:span><text:span text:style-name="Default_20_Paragraph_20_Font"><text:span text:style-name="T5">cua</text:span></text:span><text:span text:style-name="Default_20_Paragraph_20_Font"><text:span text:style-name="T1"> m</text:span></text:span><text:span text:style-name="Default_20_Paragraph_20_Font"><text:span text:style-name="T5">o-<text:line-break/>derat</text:span></text:span><text:span text:style-name="Default_20_Paragraph_20_Font"><text:span text:style-name="T1">io.</text:span></text:span></text:p>
      <text:p text:style-name="P1"><text:span text:style-name="Default_20_Paragraph_20_Font"><text:span text:style-name="T1">Id antea demonstratum esu Aliarum namque par-<text:line-break/>tium, exceptis oculis nulla hujusmodi manus operationem<text:line-break/></text:span></text:span><text:span text:style-name="Default_20_Paragraph_20_Font"><text:span text:style-name="T5">sub</text:span></text:span><text:span text:style-name="Default_20_Paragraph_20_Font"><text:span text:style-name="T1"> l</text:span></text:span><text:span text:style-name="Default_20_Paragraph_20_Font"><text:span text:style-name="T5">ucem sie</text:span></text:span><text:span text:style-name="Default_20_Paragraph_20_Font"><text:span text:style-name="T1">ri desiderat. Quoniam vero, ut diximus,<text:line-break/>aver</text:span></text:span><text:span text:style-name="Default_20_Paragraph_20_Font"><text:span text:style-name="T5">t</text:span></text:span><text:span text:style-name="Default_20_Paragraph_20_Font"><text:span text:style-name="T1">am protius esse lucem in manus operationibus fieri<text:line-break/>non potest, inter lucem advenam et aversam aegrum ho-<text:line-break/>minem figurare vult. Non tamen aeque omnibus in mor-<text:line-break/>bis medicum a luce decet aversam esse, fed quatenus ipse<text:line-break/>morbus urget. Nam qui oculi ulcere et suppu</text:span></text:span><text:span text:style-name="Default_20_Paragraph_20_Font"><text:span text:style-name="T5">t</text:span></text:span><text:span text:style-name="Default_20_Paragraph_20_Font"><text:span text:style-name="T1">ato et<text:line-break/>acino, aut magna inflammatione aut acri fluxione affi-<text:line-break/>ciuntur, a pauca qu</text:span></text:span><text:span text:style-name="Default_20_Paragraph_20_Font"><text:span text:style-name="T5">d</text:span></text:span><text:span text:style-name="Default_20_Paragraph_20_Font"><text:span text:style-name="T1">que luce tantopere laeduntur, ut ex<text:line-break/>tempore et doloribus vexentur et in fluxiones incidant;<text:line-break/>et is vero minus a luce infestatur, cui paracentesi suffusio<text:line-break/>evertitur, aut unguis aut eneanthis manu curatur. At<text:line-break/>aversionis moderatio, qua a luce aversum lesse decet eum</text:span></text:span></text:p>
      <text:p text:style-name="P5"><text:span text:style-name="Default_20_Paragraph_20_Font"><text:span text:style-name="T3">- </text:span></text:span><text:span text:style-name="Default_20_Paragraph_20_Font"><text:span text:style-name="T1">qui curatur, tibi his duobus scopis mentem adhibenti com-<text:line-break/>parietur. quod tum quod ad oculum molitur manus ope-<text:line-break/>ratione medicus dilucide videat, tum curandus aeger non<text:line-break/>magnopere discrucietur, quum uterque suopus contrariam<text:line-break/>figuram indicat, ut praevalentem </text:span></text:span><text:span text:style-name="Default_20_Paragraph_20_Font"><text:span text:style-name="T5">scopum</text:span></text:span><text:span text:style-name="Default_20_Paragraph_20_Font"><text:span text:style-name="T1"> consilium dirige.<text:line-break/>Si vero neuter praevalere tibi videatur , mediam adver- ,<text:line-break/>siccis figuram delige , tum ex his quae plane luci fiunt<text:line-break/>adverfae, tum ex illis quae a luce aversae sunt. Ego te<text:line-break/>viam docui, qua usus aversionis moderationem invenies.<text:line-break/>Hippocrates autem pronunciata fert, auguratus omnibus<text:line-break/>moderationem facile palescere, si qui ipsimi invenire stu-<text:line-break/>duerint. Non enim imperitos homines, ut nos nunc, fed<text:line-break/>admodum in disciplinis venatus docuit, ut etiam ipsi ex<text:line-break/>eorum quae praemonstrata funi confequutione talia prom-<text:line-break/>pte comminifcerentur.</text:span></text:span></text:p>
      <text:p text:style-name="P6"><text:span text:style-name="Default_20_Paragraph_20_Font"><text:span text:style-name="T1">sal.</text:span></text:span></text:p>
      <text:p text:style-name="P8"><text:span text:style-name="Default_20_Paragraph_20_Font"><text:span text:style-name="T5">Quae vero ad luce</text:span></text:span><text:span text:style-name="Default_20_Paragraph_20_Font"><text:span text:style-name="T1">m </text:span></text:span><text:span text:style-name="Default_20_Paragraph_20_Font"><text:span text:style-name="T5">spec</text:span></text:span><text:span text:style-name="Default_20_Paragraph_20_Font"><text:span text:style-name="T1">t</text:span></text:span><text:span text:style-name="Default_20_Paragraph_20_Font"><text:span text:style-name="T5">ant ex praesen</text:span></text:span><text:span text:style-name="Default_20_Paragraph_20_Font"><text:span text:style-name="T1">t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et consuren-<text:line-break/></text:span></text:span><text:span text:style-name="Default_20_Paragraph_20_Font"><text:span text:style-name="T1">t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lum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,. </text:span></text:span><text:span text:style-name="Default_20_Paragraph_20_Font"><text:span text:style-name="T5">ad splendore</text:span></text:span><text:span text:style-name="Default_20_Paragraph_20_Font"><text:span text:style-name="T1">m </text:span></text:span><text:span text:style-name="Default_20_Paragraph_20_Font"><text:span text:style-name="T5">qu</text:span></text:span><text:span text:style-name="Default_20_Paragraph_20_Font"><text:span text:style-name="T1">o</text:span></text:span><text:span text:style-name="Default_20_Paragraph_20_Font"><text:span text:style-name="T5">d manu curatur con-<text:line-break/>vertere oportet.</text:span></text:span></text:p>
      <text:p text:style-name="P1"><text:span text:style-name="Default_20_Paragraph_20_Font"><text:span text:style-name="T1">Quo clarissime, prout oporteat, medicus intueatur<text:line-break/>quaecumque per chirurgiam in laborantis corpore molitur<text:line-break/>medicus, ipsi omnibus in partibus, oculis exceptis, fplen-<text:line-break/>didissima lux deligenda esu Est autem lux splendidissima,<text:line-break/>quae subdiali lu loco solis nulla re ap</text:span></text:span><text:span text:style-name="Default_20_Paragraph_20_Font"><text:span text:style-name="T5">t</text:span></text:span><text:span text:style-name="Default_20_Paragraph_20_Font"><text:span text:style-name="T1">um obscurante<text:line-break/>praefulget. Verum interdum in manus curam subeuntis<text:line-break/>domicilio talis locus nullus esu Saepe vero quidem est,<text:line-break/>in eo tamen hominem collocare non expedit, hieme per<text:line-break/>frigus, aestate per aestum ; utriusque enim tempestatis </text:span></text:span><text:span text:style-name="Default_20_Paragraph_20_Font"><text:span text:style-name="T5">t</text:span></text:span><text:span text:style-name="Default_20_Paragraph_20_Font"><text:span text:style-name="T1">ua<text:line-break/>noxa est. Praeterea etiam ventos ita cavere oportet, ut<text:line-break/>in his non suium retrorsum idoneum aerem vitemus fae-<text:line-break/>pe, verum etiam ventum januae et fenestrae vicinum af-<text:line-break/>flantem qui operationi subjectum vehementer agitet. In</text:span></text:span></text:p>
      <text:p text:style-name="P2"><text:span text:style-name="Default_20_Paragraph_20_Font"><text:span text:style-name="T1">illis autem ventum maxime vitamus, in quibus veremur<text:line-break/>ne quid nervosum genus patiatur, quemadmodum rursus<text:line-break/>solem in iis quae putrescunt, . ut qui ad sanguinis eruptlo-<text:line-break/>nem propense feruntur. Praeclare igitur adjecit: ex lu-<text:line-break/>minihus prostantibus et conferentibus. Non enim simpli-<text:line-break/>. citer ex luminibus quae prostant splendorem eligere , sed</text:span></text:span></text:p>
      <text:p text:style-name="Normal"><text:span text:style-name="Default_20_Paragraph_20_Font"><text:span text:style-name="T1">et intueri oportet, etiam si quae conferunt lumi</text:span></text:span><text:span text:style-name="Default_20_Paragraph_20_Font"><text:span text:style-name="T5">n</text:span></text:span><text:span text:style-name="Default_20_Paragraph_20_Font"><text:span text:style-name="T1">a, eorum<text:line-break/>sit splendidissimum.</text:span></text:span></text:p>
      <text:h text:style-name="Heading_20_2" text:outline-level="2"><text:span text:style-name="Default_20_Paragraph_20_Font">,<text:tab/>XII.</text:span></text:h>
      <text:p text:style-name="P4"><text:span text:style-name="Default_20_Paragraph_20_Font"><text:span text:style-name="T5">His excepti</text:span></text:span><text:span text:style-name="Default_20_Paragraph_20_Font"><text:span text:style-name="T1">s, </text:span></text:span><text:span text:style-name="Default_20_Paragraph_20_Font"><text:span text:style-name="T5">quae aut la</text:span></text:span><text:span text:style-name="Default_20_Paragraph_20_Font"><text:span text:style-name="T1">t</text:span></text:span><text:span text:style-name="Default_20_Paragraph_20_Font"><text:span text:style-name="T5">ere</text:span></text:span><text:span text:style-name="Default_20_Paragraph_20_Font"><text:span text:style-name="T1"> o</text:span></text:span><text:span text:style-name="Default_20_Paragraph_20_Font"><text:span text:style-name="T5">portet au</text:span></text:span><text:span text:style-name="Default_20_Paragraph_20_Font"><text:span text:style-name="T1">t </text:span></text:span><text:span text:style-name="Default_20_Paragraph_20_Font"><text:span text:style-name="T5">conspicere<text:line-break/>turpe esa</text:span></text:span></text:p>
      <text:p text:style-name="P1"><text:span text:style-name="Default_20_Paragraph_20_Font"><text:span text:style-name="T1">Non dilucidam hac oratione </text:span></text:span><text:span text:style-name="Default_20_Paragraph_20_Font"><text:span text:style-name="T5">t</text:span></text:span><text:span text:style-name="Default_20_Paragraph_20_Font"><text:span text:style-name="T1">uam sententiam inter-<text:line-break/>pretatus est artis peritus, ita ut manu tractandas aegro-<text:line-break/>tantium partes ad lucem convertere non deceat, quaecum-<text:line-break/>que latere congruit,t aut conspicere indecorum esu At<text:line-break/>vero non id imperat, quare hae serie pronunciat.</text:span></text:span></text:p>
      <text:h text:style-name="P30" text:outline-level="2"><text:span text:style-name="Default_20_Paragraph_20_Font">XIII.</text:span></text:h>
      <text:p text:style-name="P4"><text:span text:style-name="Default_20_Paragraph_20_Font"><text:span text:style-name="T5">Sic aute</text:span></text:span><text:span text:style-name="Default_20_Paragraph_20_Font"><text:span text:style-name="T1">m </text:span></text:span><text:span text:style-name="Default_20_Paragraph_20_Font"><text:span text:style-name="T5">manu curandu</text:span></text:span><text:span text:style-name="Default_20_Paragraph_20_Font"><text:span text:style-name="T1">m, </text:span></text:span><text:span text:style-name="Default_20_Paragraph_20_Font"><text:span text:style-name="T5">luci adversum;</text:span></text:span><text:span text:style-name="Default_20_Paragraph_20_Font"><text:span text:style-name="T1"> m</text:span></text:span><text:span text:style-name="Default_20_Paragraph_20_Font"><text:span text:style-name="T5">anu vero<text:line-break/>medente</text:span></text:span><text:span text:style-name="Default_20_Paragraph_20_Font"><text:span text:style-name="T1">m, </text:span></text:span><text:span text:style-name="Default_20_Paragraph_20_Font"><text:span text:style-name="T5">manu curand</text:span></text:span><text:span text:style-name="Default_20_Paragraph_20_Font"><text:span text:style-name="T1">o </text:span></text:span><text:span text:style-name="Default_20_Paragraph_20_Font"><text:span text:style-name="T5">adversu</text:span></text:span><text:span text:style-name="Default_20_Paragraph_20_Font"><text:span text:style-name="T1">m </text:span></text:span><text:span text:style-name="Default_20_Paragraph_20_Font"><text:span text:style-name="T5">este op</text:span></text:span><text:span text:style-name="Default_20_Paragraph_20_Font"><text:span text:style-name="T1">o</text:span></text:span><text:span text:style-name="Default_20_Paragraph_20_Font"><text:span text:style-name="T5">rtet, m</text:span></text:span><text:span text:style-name="Default_20_Paragraph_20_Font"><text:span text:style-name="T1">o</text:span></text:span><text:span text:style-name="Default_20_Paragraph_20_Font"><text:span text:style-name="T5">do<text:line-break/>non ob</text:span></text:span><text:span text:style-name="Default_20_Paragraph_20_Font"><text:span text:style-name="T1">t</text:span></text:span><text:span text:style-name="Default_20_Paragraph_20_Font"><text:span text:style-name="T5">enebr</text:span></text:span><text:span text:style-name="Default_20_Paragraph_20_Font"><text:span text:style-name="T1">a</text:span></text:span><text:span text:style-name="Default_20_Paragraph_20_Font"><text:span text:style-name="T5">t.</text:span></text:span></text:p>
      <text:p text:style-name="P1"><text:span text:style-name="Default_20_Paragraph_20_Font"><text:span text:style-name="T1">Oportebat enim universam utique sententiam ab ipso<text:line-break/>i enunciari: </text:span></text:span><text:span text:style-name="Default_20_Paragraph_20_Font"><text:span text:style-name="T5">quae ver</text:span></text:span><text:span text:style-name="Default_20_Paragraph_20_Font"><text:span text:style-name="T1">o </text:span></text:span><text:span text:style-name="Default_20_Paragraph_20_Font"><text:span text:style-name="T5">ad lucem spectant ex praesen</text:span></text:span><text:span text:style-name="Default_20_Paragraph_20_Font"><text:span text:style-name="T1">ti</text:span></text:span><text:span text:style-name="Default_20_Paragraph_20_Font"><text:span text:style-name="T5">bu</text:span></text:span><text:span text:style-name="Default_20_Paragraph_20_Font"><text:span text:style-name="T1">s<text:line-break/></text:span></text:span><text:span text:style-name="Default_20_Paragraph_20_Font"><text:span text:style-name="T5">et conferent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lum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, </text:span></text:span><text:span text:style-name="Default_20_Paragraph_20_Font"><text:span text:style-name="T5">ad splend</text:span></text:span><text:span text:style-name="Default_20_Paragraph_20_Font"><text:span text:style-name="T1">o</text:span></text:span><text:span text:style-name="Default_20_Paragraph_20_Font"><text:span text:style-name="T5">rem qu</text:span></text:span><text:span text:style-name="Default_20_Paragraph_20_Font"><text:span text:style-name="T1">o</text:span></text:span><text:span text:style-name="Default_20_Paragraph_20_Font"><text:span text:style-name="T5">d manu c</text:span></text:span><text:span text:style-name="Default_20_Paragraph_20_Font"><text:span text:style-name="T1">a-<text:line-break/></text:span></text:span><text:span text:style-name="Default_20_Paragraph_20_Font"><text:span text:style-name="T5">ratur c</text:span></text:span><text:span text:style-name="Default_20_Paragraph_20_Font"><text:span text:style-name="T1">o</text:span></text:span><text:span text:style-name="Default_20_Paragraph_20_Font"><text:span text:style-name="T5">nvertere opor</text:span></text:span><text:span text:style-name="Default_20_Paragraph_20_Font"><text:span text:style-name="T1">t</text:span></text:span><text:span text:style-name="Default_20_Paragraph_20_Font"><text:span text:style-name="T5">et. </text:span></text:span><text:span text:style-name="Default_20_Paragraph_20_Font"><text:span text:style-name="T1">Non tamen purus ac sine tene-<text:line-break/>bris lucis splendor servandus est, fed in quibus latere<text:line-break/>partus aut conspicere indecorum sit, </text:span></text:span><text:span text:style-name="Default_20_Paragraph_20_Font"><text:span text:style-name="T5">t</text:span></text:span><text:span text:style-name="Default_20_Paragraph_20_Font"><text:span text:style-name="T1">e ipfum ita collo-<text:line-break/>care decet, ut omnes omnino manu curandarum partium<text:line-break/>spectaculo subducantur ; sibi vero nequaquam ipsas obte-<text:line-break/>nebret. Universae profecto- orationis sententia talis esu<text:line-break/>Quum primum autem aliquis occultationem audire mani-<text:line-break/>festo desiderat, quum circumstantes future vult medicus.<text:line-break/>At fortassis quaerendam manus operationum disciplinam<text:line-break/>ex praesentibus nonnullos docere noluerit ; quum ipsam</text:span></text:span></text:p>
      <text:p text:style-name="P6"><text:span text:style-name="Default_20_Paragraph_20_Font"><text:span text:style-name="T1">ediscere indigni sint; imo sane nec manu curandorum ne-<text:line-break/>cessarius, qui nonnumquam secare nolunt, quae nimirum<text:line-break/>tali manus operatione opus habe</text:span></text:span><text:span text:style-name="Default_20_Paragraph_20_Font"><text:span text:style-name="T5">n</text:span></text:span><text:span text:style-name="Default_20_Paragraph_20_Font"><text:span text:style-name="T1">t: molestia namque<text:line-break/>afficiuntur et adversos medicum tamquam carnificem de-<text:line-break/>baccbantur. Quin etiam saepe necesse fuit, putrem testem<text:line-break/>penitus excidere et nervum transversum totum discindere,<text:line-break/>ne homo convulsione prehenderetur. Nonnulli idiotae,<text:line-break/>puris affectum conspicere nequeunt; quidam vero loci pu-<text:line-break/>ris corpus plane aperire concedunt, ut in quibus medicus<text:line-break/>his minime perpendentibus abunde locum affectum secet<text:line-break/>et pus universum excludat. At id ob laborantium limi-<text:line-break/>ditatem nobis interdum accidit. Quidam enim sunt ad<text:line-break/>manus operationes ita timidi, ut, priusquam sectio fiat,<text:line-break/>doloris exspectati metu in animi defectum procidant. Ad<text:line-break/>haec medicum oportet de manus operatione pronunciare<text:line-break/>fe postero quidem die decreturum, in praesenti vero ipsam<text:line-break/>missam facere. Nunc autem aqua perfundere, aut spongiis<text:line-break/>fovere, quo partem affectam ad cataplasmatis aut medica-</text:span></text:span></text:p>
      <text:p text:style-name="P6"><text:span text:style-name="Default_20_Paragraph_20_Font"><text:span text:style-name="T1">menti appositionem praeparet, atque interea timidum ho-<text:line-break/>minent minime suspicantem secare. In his Iane rebus, ut<text:line-break/>adstantes lateant operationes, has adspici medicus probi-<text:line-break/>huerit; in aliis vero ob laborantis pudorem, quum prae<text:line-break/>multitudine fiant, non a multis affectum spectari , quem<text:line-break/>aut in sede, aut in pudendis patitur, Hae namque sunt<text:line-break/>partes, quas aegrotantes occultare desiderant, ut erunt-<text:line-break/>liebre genus, tum clunes, tum pectus; quidam praeterea<text:line-break/>et ventris, et multo magis pubis appellatae regiones. At<text:line-break/>quidam hic Hippocratem reprehendens id ipsum ridicule<text:line-break/>scripsisse profert. Optantibus enim quae hujusmodi manu-.<text:line-break/>curantur partes minime videri facile est, exclusis domo<text:line-break/>qui intus morantur omnibus , uni medico aut etiam uno<text:line-break/>quopiam, aut duobus amicissimis praesentibus operationes<text:line-break/>committere. Verum qui haec narrat non expertus est mul-<text:line-break/>tus, quos, quemadmodum pudet </text:span></text:span><text:span text:style-name="Default_20_Paragraph_20_Font"><text:span text:style-name="T5">t</text:span></text:span><text:span text:style-name="Default_20_Paragraph_20_Font"><text:span text:style-name="T1">uos affectus ab adstanti-<text:line-break/>hus conspici, sic nonnullos adspectu prohibere et missos<text:line-break/>facere. Saepe vero quidam etiamsi secedere. jussi fuerint</text:span></text:span></text:p>
      <text:p text:style-name="P2"><text:span text:style-name="Default_20_Paragraph_20_Font"><text:span text:style-name="T1">qui aemulantur, qur operationes ambiunt, qui res aegro-<text:line-break/>tantis ferre multopere nituntur, nonnulli familiares vel<text:line-break/>p amici impudenter permanent. Itaque per hujusmodi occa-<text:line-break/>siones laboranti gratiam conferre medicum oportet mini-<text:line-break/>me molestam ipfumque feorfum ac nullo auscultante pol-<text:line-break/>liceri, ita </text:span></text:span><text:span text:style-name="Default_20_Paragraph_20_Font"><text:span text:style-name="T5">t</text:span></text:span><text:span text:style-name="Default_20_Paragraph_20_Font"><text:span text:style-name="T1">e manus operationem facturum, ut multos la-<text:line-break/>fuerit. Potest enim, ut dixi, dum aquam perfundit aut<text:line-break/>fpongiis fovet, ac si nondum sit operaturus, opus repente<text:line-break/>conficere, iis qui spectare moliuntur etiamnum alia facien-<text:line-break/>tibus. At hujusmodi quaestiones extra medicinae praece-<text:line-break/>pta sunt. Nos autem ex enarraturum confequutione, vel<text:line-break/>etiam ob disceptantium repugnantiam ipsa commemorare<text:line-break/>cogimur. Sest quae praedictis conti</text:span></text:span><text:span text:style-name="Default_20_Paragraph_20_Font"><text:span text:style-name="T5">n</text:span></text:span><text:span text:style-name="Default_20_Paragraph_20_Font"><text:span text:style-name="T1">ua ferie subiciuntur,<text:line-break/>ad ea tra</text:span></text:span><text:span text:style-name="Default_20_Paragraph_20_Font"><text:span text:style-name="T5">n</text:span></text:span><text:span text:style-name="Default_20_Paragraph_20_Font"><text:span text:style-name="T1">seundi jam tempus esu</text:span></text:span></text:p>
      <text:h text:style-name="Heading_20_2" text:outline-level="2"><text:span text:style-name="Default_20_Paragraph_20_Font">XIV.</text:span></text:h>
      <text:p text:style-name="P4"><text:span text:style-name="Default_20_Paragraph_20_Font"><text:span text:style-name="T5">si enim qu</text:span></text:span><text:span text:style-name="Default_20_Paragraph_20_Font"><text:span text:style-name="T1">i o</text:span></text:span><text:span text:style-name="Default_20_Paragraph_20_Font"><text:span text:style-name="T5">pera</text:span></text:span><text:span text:style-name="Default_20_Paragraph_20_Font"><text:span text:style-name="T1">t</text:span></text:span><text:span text:style-name="Default_20_Paragraph_20_Font"><text:span text:style-name="T5">ur</text:span></text:span><text:span text:style-name="Default_20_Paragraph_20_Font"><text:span text:style-name="T1"> i</text:span></text:span><text:span text:style-name="Default_20_Paragraph_20_Font"><text:span text:style-name="T5">ntueb</text:span></text:span><text:span text:style-name="Default_20_Paragraph_20_Font"><text:span text:style-name="T1">it</text:span></text:span><text:span text:style-name="Default_20_Paragraph_20_Font"><text:span text:style-name="T5">ur et qu</text:span></text:span><text:span text:style-name="Default_20_Paragraph_20_Font"><text:span text:style-name="T1">o</text:span></text:span><text:span text:style-name="Default_20_Paragraph_20_Font"><text:span text:style-name="T5">d eructatur non<text:line-break/>adsp</text:span></text:span><text:span text:style-name="Default_20_Paragraph_20_Font"><text:span text:style-name="T1">i</text:span></text:span><text:span text:style-name="Default_20_Paragraph_20_Font"><text:span text:style-name="T5">c</text:span></text:span><text:span text:style-name="Default_20_Paragraph_20_Font"><text:span text:style-name="T1">ia</text:span></text:span><text:span text:style-name="Default_20_Paragraph_20_Font"><text:span text:style-name="T5">tur.</text:span></text:span></text:p>
      <text:p text:style-name="P2"><text:span text:style-name="Default_20_Paragraph_20_Font"><text:span text:style-name="T1">Atque hic perfecta est hujusmodi oratio. Sic enim<text:line-break/>qui operatur, quam partem manu curat, intuetur. Haec<text:line-break/>autem ipfa pars ab aliis non cernitur. Non enim profe-<text:line-break/>cto quod utcumque et adspici et non adspici parti manu<text:line-break/>curandae convenit, ad medicum refertur.</text:span></text:span></text:p>
      <text:h text:style-name="Heading_20_2" text:outline-level="2"><text:span text:style-name="Default_20_Paragraph_20_Font">XV.</text:span></text:h>
      <text:p text:style-name="P36"><text:span text:style-name="Default_20_Paragraph_20_Font"><text:span text:style-name="T1"><text:line-break/></text:span></text:span><text:span text:style-name="Default_20_Paragraph_20_Font"><text:span text:style-name="T5">reru</text:span></text:span><text:span text:style-name="Default_20_Paragraph_20_Font"><text:span text:style-name="T1">m sui </text:span></text:span><text:span text:style-name="Default_20_Paragraph_20_Font"><text:span text:style-name="T5">ra</text:span></text:span><text:span text:style-name="Default_20_Paragraph_20_Font"><text:span text:style-name="T1">tio</text:span></text:span><text:span text:style-name="Default_20_Paragraph_20_Font"><text:span text:style-name="T5">ne seden</text:span></text:span><text:span text:style-name="Default_20_Paragraph_20_Font"><text:span text:style-name="T1">ti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dem ped</text:span></text:span><text:span text:style-name="Default_20_Paragraph_20_Font"><text:span text:style-name="T1">e</text:span></text:span><text:span text:style-name="Default_20_Paragraph_20_Font"><text:span text:style-name="T5">s secundum eam<text:line-break/></text:span></text:span><text:span text:style-name="Default_20_Paragraph_20_Font"><text:span text:style-name="T1">q</text:span></text:span><text:span text:style-name="Default_20_Paragraph_20_Font"><text:span text:style-name="T5">uae sursu</text:span></text:span><text:span text:style-name="Default_20_Paragraph_20_Font"><text:span text:style-name="T1">m </text:span></text:span><text:span text:style-name="Default_20_Paragraph_20_Font"><text:span text:style-name="T5">est recti</text:span></text:span><text:span text:style-name="Default_20_Paragraph_20_Font"><text:span text:style-name="T1">t</text:span></text:span><text:span text:style-name="Default_20_Paragraph_20_Font"><text:span text:style-name="T5">ud</text:span></text:span><text:span text:style-name="Default_20_Paragraph_20_Font"><text:span text:style-name="T1">i</text:span></text:span><text:span text:style-name="Default_20_Paragraph_20_Font"><text:span text:style-name="T5">nem e direct</text:span></text:span><text:span text:style-name="Default_20_Paragraph_20_Font"><text:span text:style-name="T1">o </text:span></text:span><text:span text:style-name="Default_20_Paragraph_20_Font"><text:span text:style-name="T5">ad genua sint,<text:line-break/>d</text:span></text:span><text:span text:style-name="Default_20_Paragraph_20_Font"><text:span text:style-name="T1">i</text:span></text:span><text:span text:style-name="Default_20_Paragraph_20_Font"><text:span text:style-name="T5">re</text:span></text:span><text:span text:style-name="Default_20_Paragraph_20_Font"><text:span text:style-name="T1">m</text:span></text:span><text:span text:style-name="Default_20_Paragraph_20_Font"><text:span text:style-name="T5">ptum aute</text:span></text:span><text:span text:style-name="Default_20_Paragraph_20_Font"><text:span text:style-name="T1">m </text:span></text:span><text:span text:style-name="Default_20_Paragraph_20_Font"><text:span text:style-name="T5">m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mu</text:span></text:span><text:span text:style-name="Default_20_Paragraph_20_Font"><text:span text:style-name="T1">m </text:span></text:span><text:span text:style-name="Default_20_Paragraph_20_Font"><text:span text:style-name="T5">consuquuti; genua vero su-<text:line-break/>per</text:span></text:span><text:span text:style-name="Default_20_Paragraph_20_Font"><text:span text:style-name="T1">iu</text:span></text:span><text:span text:style-name="Default_20_Paragraph_20_Font"><text:span text:style-name="T5">ra sint ingu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paululu</text:span></text:span><text:span text:style-name="Default_20_Paragraph_20_Font"><text:span text:style-name="T1">m </text:span></text:span><text:span text:style-name="Default_20_Paragraph_20_Font"><text:span text:style-name="T5">d</text:span></text:span><text:span text:style-name="Default_20_Paragraph_20_Font"><text:span text:style-name="T1">i</text:span></text:span><text:span text:style-name="Default_20_Paragraph_20_Font"><text:span text:style-name="T5">duc</text:span></text:span><text:span text:style-name="Default_20_Paragraph_20_Font"><text:span text:style-name="T1">t</text:span></text:span><text:span text:style-name="Default_20_Paragraph_20_Font"><text:span text:style-name="T5">a pr</text:span></text:span><text:span text:style-name="Default_20_Paragraph_20_Font"><text:span text:style-name="T1">o </text:span></text:span><text:span text:style-name="Default_20_Paragraph_20_Font"><text:span text:style-name="T5">c</text:span></text:span><text:span text:style-name="Default_20_Paragraph_20_Font"><text:span text:style-name="T1">o</text:span></text:span><text:span text:style-name="Default_20_Paragraph_20_Font"><text:span text:style-name="T5">m</text:span></text:span><text:span text:style-name="Default_20_Paragraph_20_Font"><text:span text:style-name="T1">m</text:span></text:span><text:span text:style-name="Default_20_Paragraph_20_Font"><text:span text:style-name="T5">oda<text:line-break/>cub</text:span></text:span><text:span text:style-name="Default_20_Paragraph_20_Font"><text:span text:style-name="T1">it</text:span></text:span><text:span text:style-name="Default_20_Paragraph_20_Font"><text:span text:style-name="T5">orum posit</text:span></text:span><text:span text:style-name="Default_20_Paragraph_20_Font"><text:span text:style-name="T1">i</text:span></text:span><text:span text:style-name="Default_20_Paragraph_20_Font"><text:span text:style-name="T5">one et app</text:span></text:span><text:span text:style-name="Default_20_Paragraph_20_Font"><text:span text:style-name="T1">ositi</text:span></text:span><text:span text:style-name="Default_20_Paragraph_20_Font"><text:span text:style-name="T5">one.</text:span></text:span></text:p>
      <text:p text:style-name="P1"><text:span text:style-name="Default_20_Paragraph_20_Font"><text:span text:style-name="T1">Symmetriam manu operantis pro ratione lucis emen-<text:line-break/>sus ad ejusdem symmetriam accedit. Supra namque pro-<text:line-break/>nunciavit : </text:span></text:span><text:span text:style-name="Default_20_Paragraph_20_Font"><text:span text:style-name="T5">agens aut seden</text:span></text:span><text:span text:style-name="Default_20_Paragraph_20_Font"><text:span text:style-name="T1">s </text:span></text:span><text:span text:style-name="Default_20_Paragraph_20_Font"><text:span text:style-name="T5">au</text:span></text:span><text:span text:style-name="Default_20_Paragraph_20_Font"><text:span text:style-name="T1">t </text:span></text:span><text:span text:style-name="Default_20_Paragraph_20_Font"><text:span text:style-name="T5">stans au</text:span></text:span><text:span text:style-name="Default_20_Paragraph_20_Font"><text:span text:style-name="T1">t sum</text:span></text:span><text:span text:style-name="Default_20_Paragraph_20_Font"><text:span text:style-name="T5">mar</text:span></text:span><text:span text:style-name="Default_20_Paragraph_20_Font"><text:span text:style-name="T1">i</text:span></text:span><text:span text:style-name="Default_20_Paragraph_20_Font"><text:span text:style-name="T5">a ad<text:line-break/>sese, ad</text:span></text:span><text:span text:style-name="Default_20_Paragraph_20_Font"><text:span text:style-name="T1"> i</text:span></text:span><text:span text:style-name="Default_20_Paragraph_20_Font"><text:span text:style-name="T5">d quod</text:span></text:span><text:span text:style-name="Default_20_Paragraph_20_Font"><text:span text:style-name="T1"> m</text:span></text:span><text:span text:style-name="Default_20_Paragraph_20_Font"><text:span text:style-name="T5">anu tracta</text:span></text:span><text:span text:style-name="Default_20_Paragraph_20_Font"><text:span text:style-name="T1">t</text:span></text:span><text:span text:style-name="Default_20_Paragraph_20_Font"><text:span text:style-name="T5">ur, ad</text:span></text:span><text:span text:style-name="Default_20_Paragraph_20_Font"><text:span text:style-name="T1"> l</text:span></text:span><text:span text:style-name="Default_20_Paragraph_20_Font"><text:span text:style-name="T5">uc</text:span></text:span><text:span text:style-name="Default_20_Paragraph_20_Font"><text:span text:style-name="T1">is </text:span></text:span><text:span text:style-name="Default_20_Paragraph_20_Font"><text:span text:style-name="T5">splendore</text:span></text:span><text:span text:style-name="Default_20_Paragraph_20_Font"><text:span text:style-name="T1">m; de-<text:line-break/>inde ad postremum primo profectus et simul cum eo. pro.</text:span></text:span></text:p>
      <text:p text:style-name="P6"><text:span text:style-name="Default_20_Paragraph_20_Font"><text:span text:style-name="T1">aegri manu curandi ratione, facta necessario symmetriae<text:line-break/>commemoratione ad manu operantis fui ipsius ratione<text:line-break/>symmetriam fe contulit. Ipsum autem concinnam positu-<text:line-break/>ram habere decet, nihil simplex quum sit, et quid veluti<text:line-break/>articulis distinctum. At si partes contempleris, ut alias<text:line-break/>atque alias variis posituram figuris sortiri potest, sic. in-<text:line-break/>terdum etiam congruenter sc collocare. Si quis igitur sc-<text:line-break/>dens aut stans crura plurimum inter </text:span></text:span><text:span text:style-name="Default_20_Paragraph_20_Font"><text:span text:style-name="T5">t</text:span></text:span><text:span text:style-name="Default_20_Paragraph_20_Font"><text:span text:style-name="T1">e diduxerit, praeter<text:line-break/>symmetriam his inter </text:span></text:span><text:span text:style-name="Default_20_Paragraph_20_Font"><text:span text:style-name="T5">t</text:span></text:span><text:span text:style-name="Default_20_Paragraph_20_Font"><text:span text:style-name="T1">e partibus fe habuerit, peraeque ac<text:line-break/>si haec plane coegerit ac </text:span></text:span><text:span text:style-name="Default_20_Paragraph_20_Font"><text:span text:style-name="T5">t</text:span></text:span><text:span text:style-name="Default_20_Paragraph_20_Font"><text:span text:style-name="T1">e tangere fecerit; aut . alterum<text:line-break/>alteri superposuerit aut potius si in longitudinem totum<text:line-break/>crus extenderit aut si pedem. e regione .genu po</text:span></text:span><text:span text:style-name="Default_20_Paragraph_20_Font"><text:span text:style-name="T5">t</text:span></text:span><text:span text:style-name="Default_20_Paragraph_20_Font"><text:span text:style-name="T1">uerit;<text:line-break/>imo verius posteriorem partem a rectitudine multum </text:span></text:span><text:span text:style-name="Default_20_Paragraph_20_Font"><text:span text:style-name="T5">t</text:span></text:span><text:span text:style-name="Default_20_Paragraph_20_Font"><text:span text:style-name="T1">e-<text:line-break/>cedeutem. Merito igitur Hippocrates quum ipsius operae-<text:line-break/>tis cujusque symmetriam, sui habita ratione constituisset,<text:line-break/>mutuam partium dispositionem definivit. Pedes quidem e<text:line-break/>regione genuum continere imperavit. Quandoquidem vero<text:line-break/>oratio e regione vel e directo duplex est, una quidem</text:span></text:span></text:p>
      <text:p text:style-name="P6"><text:span text:style-name="Default_20_Paragraph_20_Font"><text:span text:style-name="T1">membrorum fe in longitudinem extendentium ; altera vero<text:line-break/>artuum in altitudinem feste .porrigentium , quemadmodum<text:line-break/>quum erecti stamus, jure sursum rectitudinem addit. At<text:line-break/></text:span></text:span><text:span text:style-name="Default_20_Paragraph_20_Font"><text:span text:style-name="T9">ἴξιν</text:span></text:span><text:span text:style-name="Default_20_Paragraph_20_Font"><text:span text:style-name="T3"> </text:span></text:span><text:span text:style-name="Default_20_Paragraph_20_Font"><text:span text:style-name="T1">pro consuetudine semper rectitudinis situm appellitat.<text:line-break/>Quam ob rem pedes ab invicem modice diduci, genuaque<text:line-break/>paulo in inguinum altitudinem excedere imperavit, qui<text:line-break/>ficopum habet in omnibus et decorem et ad operationis<text:line-break/>celeritatem et </text:span></text:span><text:span text:style-name="Default_20_Paragraph_20_Font"><text:span text:style-name="T5">r</text:span></text:span><text:span text:style-name="Default_20_Paragraph_20_Font"><text:span text:style-name="T1">edis stabilitatem, ita ut qui sedet dimo-<text:line-break/>veri omnino nequeat. Proinde genua et. tota omnino fe-<text:line-break/>mora ad usque inguina tantum inter </text:span></text:span><text:span text:style-name="Default_20_Paragraph_20_Font"><text:span text:style-name="T5">t</text:span></text:span><text:span text:style-name="Default_20_Paragraph_20_Font"><text:span text:style-name="T1">e intervallum ha-<text:line-break/>fiere jussit, quo decore simul et tuto sit ad operationes<text:line-break/>dece</text:span></text:span><text:span text:style-name="Default_20_Paragraph_20_Font"><text:span text:style-name="T5">n</text:span></text:span><text:span text:style-name="Default_20_Paragraph_20_Font"><text:span text:style-name="T1">ter, interdum quidem manuum lacertis et alicui cu-<text:line-break/>biti parti incumbat; nonnumquam vero femoribus, in-<text:line-break/>feritum autem ipsas utrimque partes operationibus eden-<text:line-break/>dis instructas fortiri.. Illa namque dictio positione e di-<text:line-break/>recto positarum partium , haec vero appositio oblique ap-<text:line-break/>positarum sudem declarat.</text:span></text:span></text:p>
      <text:h text:style-name="P30" text:outline-level="2"><text:span text:style-name="Default_20_Paragraph_20_Font"><text:span text:style-name="T5">i.. </text:span></text:span><text:span text:style-name="Default_20_Paragraph_20_Font"><text:span text:style-name="T1">XVI-</text:span></text:span></text:h>
      <text:p text:style-name="P37"><text:span text:style-name="Default_20_Paragraph_20_Font"><text:span text:style-name="T1"><text:line-break/>r</text:span></text:span><text:span text:style-name="Default_20_Paragraph_20_Font"><text:span text:style-name="T5">esti</text:span></text:span><text:span text:style-name="Default_20_Paragraph_20_Font"><text:span text:style-name="T1">s </text:span></text:span><text:span text:style-name="Default_20_Paragraph_20_Font"><text:span text:style-name="T5">succincte, d</text:span></text:span><text:span text:style-name="Default_20_Paragraph_20_Font"><text:span text:style-name="T1">i</text:span></text:span><text:span text:style-name="Default_20_Paragraph_20_Font"><text:span text:style-name="T5">stinc</text:span></text:span><text:span text:style-name="Default_20_Paragraph_20_Font"><text:span text:style-name="T1">t</text:span></text:span><text:span text:style-name="Default_20_Paragraph_20_Font"><text:span text:style-name="T5">e, aequa</text:span></text:span><text:span text:style-name="Default_20_Paragraph_20_Font"><text:span text:style-name="T1">lit</text:span></text:span><text:span text:style-name="Default_20_Paragraph_20_Font"><text:span text:style-name="T5">er, simil</text:span></text:span><text:span text:style-name="Default_20_Paragraph_20_Font"><text:span text:style-name="T1">i</text:span></text:span><text:span text:style-name="Default_20_Paragraph_20_Font"><text:span text:style-name="T5">ter, cub</text:span></text:span><text:span text:style-name="Default_20_Paragraph_20_Font"><text:span text:style-name="T1">it</text:span></text:span><text:span text:style-name="Default_20_Paragraph_20_Font"><text:span text:style-name="T5">i</text:span></text:span><text:span text:style-name="Default_20_Paragraph_20_Font"><text:span text:style-name="T1">s,<text:line-break/></text:span></text:span><text:span text:style-name="Default_20_Paragraph_20_Font"><text:span text:style-name="T5">hu</text:span></text:span><text:span text:style-name="Default_20_Paragraph_20_Font"><text:span text:style-name="T1">m</text:span></text:span><text:span text:style-name="Default_20_Paragraph_20_Font"><text:span text:style-name="T5">er</text:span></text:span><text:span text:style-name="Default_20_Paragraph_20_Font"><text:span text:style-name="T1">is.</text:span></text:span></text:p>
      <text:p text:style-name="P1"><text:span text:style-name="Default_20_Paragraph_20_Font"><text:span text:style-name="T1">Vestimentum succinctum pro concinne collecto pro-<text:line-break/>nunciavit, ut id neque inversum neque laxum medici<text:line-break/>corpus induat. Distinctum de ipfo vestimento dictum est:<text:line-break/>jubet enim id nulla sui parte duplicari. Quod autem in<text:line-break/>ferrei fine pronunciatum est, aequaliter, similiter, cubitis,<text:line-break/>humeris, ambiguum est. Aut enim aequaliter et similiter<text:line-break/>utrarumque manuum cubitos. et humeros vestimento in-<text:line-break/>dui imperavit, ita ut ambae manus inter fe conferantur<text:line-break/>(quod plerique comparari vocitant) aut humeros aut cu-<text:line-break/>bitos inter fe confert albens in utraque manu aequaliter<text:line-break/>et similiter cubitis et humeris utriusque ipforum manum<text:line-break/>indutam esse. Enimvero quod nolit cubitis altiorem ve-<text:line-break/>stis ambitum esse manifestum esu Eos namque nudos pa-<text:line-break/>tere indecorum est, non medico dumtaxat qui tam reti-</text:span></text:span></text:p>
      <text:p text:style-name="P2"><text:span text:style-name="Default_20_Paragraph_20_Font"><text:span text:style-name="T1">glesum artem profitetur, fed et forensibus apud frequentem<text:line-break/>turbam causas agentibus, quos ipsus quoque pudere cer-<text:line-break/>. nere licet, quum vestem cubitis altiorem gerunt, ut qui</text:span></text:span></text:p>
      <text:p text:style-name="P1"><text:span text:style-name="Default_20_Paragraph_20_Font"><text:span text:style-name="T1">ad pancratium accincti sunt. At hujusmodi quoque vellis<text:line-break/>fpecies maxime reprobanda, quae non modo cubiti partes,<text:line-break/>fed et totum brachium refrigerat. Non tamen declaravit<text:line-break/>quousque supra dextrum cpbiti angulum brachium operire<text:line-break/>deceat. An id tamquam dilucidum quod a nobis omnibus<text:line-break/>comperiri potest, omnino praetermisit? Non enim iis ar-<text:line-break/>duum est in singulis operationibus coniicere, quantum in-<text:line-break/>ddmenti oporteat cubitos transcendentis ad cubiti lacer-<text:line-break/>tum exporrectum esse , qui hic observationem fecerint<text:line-break/>quum decoris tum usus ad propositam chirurgiam spe-<text:line-break/>ctantis. Sed quemadmodum paulo ante in quibus quid<text:line-break/>occultandum erat, contrarios esse fcopos protuli, ne quod<text:line-break/>manu curatur, conspicuum cernatur, bbscuro aere opus<text:line-break/>esse; ut vero qui manu operatur illud conspiciat clara</text:span></text:span></text:p>
      <text:p text:style-name="P6"><text:span text:style-name="Default_20_Paragraph_20_Font"><text:span text:style-name="T1">luce. Quod autem eorum exsuperat, illi scopum conce-<text:line-break/>dere; at si utrumque esse tibi .videatur, medium omnino<text:line-break/>tenere. Eodem modo et nunc et semper in omnibus fa-<text:line-break/>ciendum est, hic ad res contrarias scopi dirigunt, eos qui-<text:line-break/>dem qui amborum medium semper eligunt, utor vero, si<text:line-break/>praevaleat, ad illum propendentes. Quod igitur ad chi-<text:line-break/>rurgiam spectat, ipfa per </text:span></text:span><text:span text:style-name="Default_20_Paragraph_20_Font"><text:span text:style-name="T5">t</text:span></text:span><text:span text:style-name="Default_20_Paragraph_20_Font"><text:span text:style-name="T1">e nudam totam manum maxime<text:line-break/>desiderat. Quae vero decoris </text:span></text:span><text:span text:style-name="Default_20_Paragraph_20_Font"><text:span text:style-name="T5">t</text:span></text:span><text:span text:style-name="Default_20_Paragraph_20_Font"><text:span text:style-name="T1">uus, ipsam totam obtectam.<text:line-break/>Quam. ob rem utriusque medium perpetuo deligi congruit,<text:line-break/></text:span></text:span><text:span text:style-name="Default_20_Paragraph_20_Font"><text:span text:style-name="T5">t</text:span></text:span><text:span text:style-name="Default_20_Paragraph_20_Font"><text:span text:style-name="T1">ed validius urgenti concedere.</text:span></text:span></text:p>
      <text:h text:style-name="Heading_20_2" text:outline-level="2"><text:span text:style-name="Default_20_Paragraph_20_Font">XVll. sum</text:span></text:h>
      <text:p text:style-name="P4"><text:span text:style-name="Default_20_Paragraph_20_Font"><text:span text:style-name="T5">Ad</text:span></text:span><text:span text:style-name="Default_20_Paragraph_20_Font"><text:span text:style-name="T1"> i</text:span></text:span><text:span text:style-name="Default_20_Paragraph_20_Font"><text:span text:style-name="T5">d autem quod manu trac</text:span></text:span><text:span text:style-name="Default_20_Paragraph_20_Font"><text:span text:style-name="T1">t</text:span></text:span><text:span text:style-name="Default_20_Paragraph_20_Font"><text:span text:style-name="T5">atur procul qu</text:span></text:span>i<text:span text:style-name="Default_20_Paragraph_20_Font"><text:span text:style-name="T5">dem et prope<text:line-break/>et sursu</text:span></text:span><text:span text:style-name="Default_20_Paragraph_20_Font"><text:span text:style-name="T1">m </text:span></text:span><text:span text:style-name="Default_20_Paragraph_20_Font"><text:span text:style-name="T5">et deorsum et huc au</text:span></text:span><text:span text:style-name="Default_20_Paragraph_20_Font"><text:span text:style-name="T1">r </text:span></text:span><text:span text:style-name="Default_20_Paragraph_20_Font"><text:span text:style-name="T5">illuc aut ad mediu</text:span></text:span><text:span text:style-name="Default_20_Paragraph_20_Font"><text:span text:style-name="T1">m.<text:line-break/></text:span></text:span><text:span text:style-name="Default_20_Paragraph_20_Font"><text:span text:style-name="T5">procu</text:span></text:span><text:span text:style-name="Default_20_Paragraph_20_Font"><text:span text:style-name="T1">l </text:span></text:span><text:span text:style-name="Default_20_Paragraph_20_Font"><text:span text:style-name="T5">autem et prope</text:span></text:span><text:span text:style-name="Default_20_Paragraph_20_Font"><text:span text:style-name="T1"> t</text:span></text:span><text:span text:style-name="Default_20_Paragraph_20_Font"><text:span text:style-name="T5">erm</text:span></text:span><text:span text:style-name="Default_20_Paragraph_20_Font"><text:span text:style-name="T1">i</text:span></text:span><text:span text:style-name="Default_20_Paragraph_20_Font"><text:span text:style-name="T5">ni sunt cub</text:span></text:span><text:span text:style-name="Default_20_Paragraph_20_Font"><text:span text:style-name="T1">it</text:span></text:span><text:span text:style-name="Default_20_Paragraph_20_Font"><text:span text:style-name="T5">i; qu</text:span></text:span><text:span text:style-name="Default_20_Paragraph_20_Font"><text:span text:style-name="T1">i </text:span></text:span><text:span text:style-name="Default_20_Paragraph_20_Font"><text:span text:style-name="T5">in an-</text:span></text:span></text:p>
      <text:p text:style-name="P4"><text:span text:style-name="Default_20_Paragraph_20_Font"><text:span text:style-name="T1">. a</text:span></text:span><text:span text:style-name="Default_20_Paragraph_20_Font"><text:span text:style-name="T5">cr</text:span></text:span><text:span text:style-name="Default_20_Paragraph_20_Font"><text:span text:style-name="T1">i</text:span></text:span><text:span text:style-name="Default_20_Paragraph_20_Font"><text:span text:style-name="T5">orem partem genua, in posteriorem c</text:span></text:span><text:span text:style-name="Default_20_Paragraph_20_Font"><text:span text:style-name="T1">o</text:span></text:span><text:span text:style-name="Default_20_Paragraph_20_Font"><text:span text:style-name="T5">sta</text:span></text:span><text:span text:style-name="Default_20_Paragraph_20_Font"><text:span text:style-name="T1">s </text:span></text:span><text:span text:style-name="Default_20_Paragraph_20_Font"><text:span text:style-name="T5">n</text:span></text:span><text:span text:style-name="Default_20_Paragraph_20_Font"><text:span text:style-name="T1">o</text:span></text:span><text:span text:style-name="Default_20_Paragraph_20_Font"><text:span text:style-name="T5">n pro-<text:line-break/>gred</text:span></text:span><text:span text:style-name="Default_20_Paragraph_20_Font"><text:span text:style-name="T1">i</text:span></text:span><text:span text:style-name="Default_20_Paragraph_20_Font"><text:span text:style-name="T5">antur. At .sursum, summas manus</text:span></text:span><text:span text:style-name="Default_20_Paragraph_20_Font"><text:span text:style-name="T1"> m</text:span></text:span><text:span text:style-name="Default_20_Paragraph_20_Font"><text:span text:style-name="T5">ammi</text:span></text:span><text:span text:style-name="Default_20_Paragraph_20_Font"><text:span text:style-name="T1">s </text:span></text:span><text:span text:style-name="Default_20_Paragraph_20_Font"><text:span text:style-name="T5">supe-<text:line-break/>r</text:span></text:span><text:span text:style-name="Default_20_Paragraph_20_Font"><text:span text:style-name="T1">i</text:span></text:span><text:span text:style-name="Default_20_Paragraph_20_Font"><text:span text:style-name="T5">ore</text:span></text:span><text:span text:style-name="Default_20_Paragraph_20_Font"><text:span text:style-name="T1">s </text:span></text:span><text:span text:style-name="Default_20_Paragraph_20_Font"><text:span text:style-name="T5">non teneat; deorsum vero pec</text:span></text:span><text:span text:style-name="Default_20_Paragraph_20_Font"><text:span text:style-name="T1">t</text:span></text:span><text:span text:style-name="Default_20_Paragraph_20_Font"><text:span text:style-name="T5">ore ge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iu</text:span></text:span><text:span text:style-name="Default_20_Paragraph_20_Font"><text:span text:style-name="T1">r</text:span></text:span><text:span text:style-name="Default_20_Paragraph_20_Font"><text:span text:style-name="T5">um-</text:span></text:span></text:p>
      <text:p text:style-name="P6"><text:span text:style-name="Default_20_Paragraph_20_Font"><text:span text:style-name="T5">bente non</text:span></text:span><text:span text:style-name="Default_20_Paragraph_20_Font"><text:span text:style-name="T1"> i</text:span></text:span><text:span text:style-name="Default_20_Paragraph_20_Font"><text:span text:style-name="T5">nfer</text:span></text:span><text:span text:style-name="Default_20_Paragraph_20_Font"><text:span text:style-name="T1">i</text:span></text:span><text:span text:style-name="Default_20_Paragraph_20_Font"><text:span text:style-name="T5">ores. summa</text:span></text:span><text:span text:style-name="Default_20_Paragraph_20_Font"><text:span text:style-name="T1">s </text:span></text:span><text:span text:style-name="Default_20_Paragraph_20_Font"><text:span text:style-name="T5">manu</text:span></text:span><text:span text:style-name="Default_20_Paragraph_20_Font"><text:span text:style-name="T1">s </text:span></text:span><text:span text:style-name="Default_20_Paragraph_20_Font"><text:span text:style-name="T5">angulare</text:span></text:span><text:span text:style-name="Default_20_Paragraph_20_Font"><text:span text:style-name="T1">s </text:span></text:span><text:span text:style-name="Default_20_Paragraph_20_Font"><text:span text:style-name="T5">cum<text:line-break/>humer</text:span></text:span><text:span text:style-name="Default_20_Paragraph_20_Font"><text:span text:style-name="T1">is </text:span></text:span><text:span text:style-name="Default_20_Paragraph_20_Font"><text:span text:style-name="T5">siguret; quae</text:span></text:span><text:span text:style-name="Default_20_Paragraph_20_Font"><text:span text:style-name="T1"> i</text:span></text:span><text:span text:style-name="Default_20_Paragraph_20_Font"><text:span text:style-name="T5">n med</text:span></text:span><text:span text:style-name="Default_20_Paragraph_20_Font"><text:span text:style-name="T1">i</text:span></text:span><text:span text:style-name="Default_20_Paragraph_20_Font"><text:span text:style-name="T5">o sunt, ita su habent.<text:line-break/>sed quae huc aut illuc seruntur, non extra sudem. s</text:span></text:span><text:span text:style-name="Default_20_Paragraph_20_Font"><text:span text:style-name="T1">e</text:span></text:span><text:span text:style-name="Default_20_Paragraph_20_Font"><text:span text:style-name="T5">d<text:line-break/>pro c</text:span></text:span><text:span text:style-name="Default_20_Paragraph_20_Font"><text:span text:style-name="T1">o</text:span></text:span><text:span text:style-name="Default_20_Paragraph_20_Font"><text:span text:style-name="T5">nversion</text:span></text:span><text:span text:style-name="Default_20_Paragraph_20_Font"><text:span text:style-name="T1">i</text:span></text:span><text:span text:style-name="Default_20_Paragraph_20_Font"><text:span text:style-name="T5">s rat</text:span></text:span><text:span text:style-name="Default_20_Paragraph_20_Font"><text:span text:style-name="T1">io</text:span></text:span><text:span text:style-name="Default_20_Paragraph_20_Font"><text:span text:style-name="T5">ne corpus s</text:span></text:span><text:span text:style-name="Default_20_Paragraph_20_Font"><text:span text:style-name="T1">t o</text:span></text:span><text:span text:style-name="Default_20_Paragraph_20_Font"><text:span text:style-name="T5">peran</text:span></text:span><text:span text:style-name="Default_20_Paragraph_20_Font"><text:span text:style-name="T1">t</text:span></text:span><text:span text:style-name="Default_20_Paragraph_20_Font"><text:span text:style-name="T5">em corporis<text:line-break/>partem pr</text:span></text:span><text:span text:style-name="Default_20_Paragraph_20_Font"><text:span text:style-name="T1">ot</text:span></text:span><text:span text:style-name="Default_20_Paragraph_20_Font"><text:span text:style-name="T5">enda</text:span></text:span><text:span text:style-name="Default_20_Paragraph_20_Font"><text:span text:style-name="T1">t.</text:span></text:span></text:p>
      <text:p text:style-name="P1"><text:span text:style-name="Default_20_Paragraph_20_Font"><text:span text:style-name="T1">Quum medicum ad se, ad eum qui manu curatur et<text:line-break/>ad lucem respectu aut. sedentem aut stantem sele figurare<text:line-break/>praecepit: ac primum sedentis ad trium quodque facta<text:line-break/>relatione symmetriam docere professus est a luce exor</text:span></text:span><text:span text:style-name="Default_20_Paragraph_20_Font"><text:span text:style-name="T5">t</text:span></text:span><text:span text:style-name="Default_20_Paragraph_20_Font"><text:span text:style-name="T1">us.<text:line-break/>Deinde ad medici sui ratione symmetriam digressus et<text:line-break/>hanc persecutus ad residuum tertium provehitur. Neque<text:line-break/>enim medicum laboranti manu curando propius redere de-<text:line-break/>cet, ne loci angustia manuum actiones in ter turbentur, ne-<text:line-break/>que tantopere dirimi, ut nix laborantem attingat. Hic<text:line-break/>igitur terminos quosdam constituit, quos qui manu ope-<text:line-break/>satur. neque in anteriora neque in posteriora progredi de-</text:span></text:span></text:p>
      <text:p text:style-name="P2"><text:span text:style-name="Default_20_Paragraph_20_Font"><text:span text:style-name="T1">beti Meminimus autem de sedente primum ipsi sermonem<text:line-break/>esse. Chirurgum igitur ita ab aegrotante diremptum esse<text:line-break/>jubet, ut is neque anteriores genibus cubitos, neque late-<text:line-break/>ribus posteriores sortiatur. Hos itaque statuit terminos<text:line-break/>intervalli , quod tum ad anteriorem tum ad posteriorem<text:line-break/>partem refertur. lpfum autem intervallum in longi tudi-<text:line-break/>nem nominatur. Quum vero duo supersint intervalla,<text:line-break/>unum in latitudinem, alterum in prusunditatem aut alti-<text:line-break/>tudinem (nam utroque vocabulo dicitur) intervalli qui-<text:line-break/>dem in altitudinem terminos constituit, ut neque operatio<text:line-break/>superius mammis summas manus porrigat neque inferius<text:line-break/>. pectore super genua incumbente manus angulares cum hu-<text:line-break/>meris figuret. Angulares autem vocat, quum rectum an-<text:line-break/>gelum cubitus cum brachio efficiat. Hic enim medius est<text:line-break/>habitus tum flexionis cubiti ultimae, ad quam manus flecti<text:line-break/>nequaquam potest; tum extensionis extremae ad quam ma-<text:line-break/>num exporrigi erit perarduum. At terminum intervalli</text:span></text:span></text:p>
      <text:p text:style-name="P6"><text:span text:style-name="Default_20_Paragraph_20_Font"><text:span text:style-name="T1">quod per latitudinem in obliquas fit partes, utrobique con- .<text:line-break/>sumebat et in dextram et sinistram, quo facile fiant con-<text:line-break/>versiones, ut sedes non dimoveantur, hoc est corporis par-<text:line-break/>tes quibus et .sedemus et substratis sedilibus fulcimur.<text:line-break/>Termini quidem mutua ferie diversis temporibus pronun-<text:line-break/>ciati fiunt. Nam quo tempore longitudinis intervalla do-<text:line-break/>cebat, eo latitudinis et altitudinis intervallo docere non<text:line-break/>potuit, neque quum reliquarum duarum alterutram. At<text:line-break/>ipsum medicum hortatur, mea quidem sententia , haec<text:line-break/>omni tempore mente, prout deceat, inspicere quae pro-<text:line-break/>nunciata sunt omnia. Etenim in omni operatione simul<text:line-break/>usui sunt omnja. Quum ergo medius quidam sit medici<text:line-break/>fedendi status, quando non intuetur, nihil agit; hunc sta-<text:line-break/>tum et decorum magis et honestiorem esse consentaneum<text:line-break/>.est, quam si pictor quidam aut plastes ejus imaginem e</text:span></text:span><text:span text:style-name="Default_20_Paragraph_20_Font"><text:span text:style-name="T5">t-<text:line-break/></text:span></text:span><text:span text:style-name="Default_20_Paragraph_20_Font"><text:span text:style-name="T1">finxerit. Quum autem ad chirurgiam accedit, eum mo</text:span></text:span><text:span text:style-name="Default_20_Paragraph_20_Font"><text:span text:style-name="T5">r<text:line-break/></text:span></text:span><text:span text:style-name="Default_20_Paragraph_20_Font"><text:span text:style-name="T1">vere manus oportet, interdum quidem simul et ante et<text:line-break/>sursum ; deinde vero sinistrorsum simul et ante et </text:span></text:span><text:span text:style-name="Default_20_Paragraph_20_Font"><text:span text:style-name="T5">t</text:span></text:span><text:span text:style-name="Default_20_Paragraph_20_Font"><text:span text:style-name="T1">ur-</text:span></text:span></text:p>
      <text:p text:style-name="P2"><text:span text:style-name="Default_20_Paragraph_20_Font"><text:span text:style-name="T5">t</text:span></text:span><text:span text:style-name="Default_20_Paragraph_20_Font"><text:span text:style-name="T1">um ; rurfus ex his figuris aut in posteriora manus am-<text:line-break/>bas vele unicam falam ducere. Sic vero interdum vel<text:line-break/>deorsum vel rurfus fur</text:span></text:span><text:span text:style-name="Default_20_Paragraph_20_Font"><text:span text:style-name="T5">t</text:span></text:span><text:span text:style-name="Default_20_Paragraph_20_Font"><text:span text:style-name="T1">um et d acrium et retrorsum. Mulo<text:line-break/>tiplici namque facie status submutetur complicatis mutuo<text:line-break/>intervallis. His omnibus commune est sedem tueri, quam<text:line-break/>nonnulli destruunt intervallorum terminos excedentes.<text:line-break/>Etenim si quae pars manu tractatur ita sublimis sit, ut<text:line-break/>supra ip</text:span></text:span><text:span text:style-name="Default_20_Paragraph_20_Font"><text:span text:style-name="T5">t</text:span></text:span><text:span text:style-name="Default_20_Paragraph_20_Font"><text:span text:style-name="T1">as mammas manus evehat medicus, cogetur in-<text:line-break/>terdum ipfe e fede sublimior erigi, ut consurgens non-<text:line-break/>dum stet, neque sedeat, fed et in instabili et media inter<text:line-break/>. has figura situs sit. At si quam plurimum in dextram vel<text:line-break/>in sinistram partem secesserit, illis ipsis e fede ita dimo-<text:line-break/>venitur, ut ab ea lapsurus periclitetur. Quid dicendum<text:line-break/>est , quod ad anteriorem vel posteriorem partem utrisque<text:line-break/>- similia obortura sint? tantumque si qua fit in partes in-</text:span></text:span></text:p>
      <text:p text:style-name="P1"><text:span text:style-name="Default_20_Paragraph_20_Font"><text:span text:style-name="T1">seriores conversio, ea ejus operationem obscurabit qua in<text:line-break/>figura decenti sederit.</text:span></text:span></text:p>
      <text:h text:style-name="P30" text:outline-level="2"><text:span text:style-name="Default_20_Paragraph_20_Font">XVHI.</text:span></text:h>
      <text:p text:style-name="Normal"><text:span text:style-name="Default_20_Paragraph_20_Font"><text:span text:style-name="T5">stan</text:span></text:span><text:span text:style-name="Default_20_Paragraph_20_Font"><text:span text:style-name="T1">t</text:span></text:span><text:span text:style-name="Default_20_Paragraph_20_Font"><text:span text:style-name="T5">e</text:span></text:span><text:span text:style-name="Default_20_Paragraph_20_Font"><text:span text:style-name="T1">m </text:span></text:span><text:span text:style-name="Default_20_Paragraph_20_Font"><text:span text:style-name="T5">au</text:span></text:span><text:span text:style-name="Default_20_Paragraph_20_Font"><text:span text:style-name="T1">t</text:span></text:span><text:span text:style-name="Default_20_Paragraph_20_Font"><text:span text:style-name="T5">em utr</text:span></text:span><text:span text:style-name="Default_20_Paragraph_20_Font"><text:span text:style-name="T1">i</text:span></text:span><text:span text:style-name="Default_20_Paragraph_20_Font"><text:span text:style-name="T5">sque ex aequo ped</text:span></text:span>i<text:span text:style-name="Default_20_Paragraph_20_Font"><text:span text:style-name="T5">bus un</text:span></text:span><text:span text:style-name="Default_20_Paragraph_20_Font"><text:span text:style-name="T1">i</text:span></text:span><text:span text:style-name="Default_20_Paragraph_20_Font"><text:span text:style-name="T5">versi</text:span></text:span><text:span text:style-name="Default_20_Paragraph_20_Font"><text:span text:style-name="T1">m </text:span></text:span><text:span text:style-name="Default_20_Paragraph_20_Font"><text:span text:style-name="T5">insi-<text:line-break/>- siere opor</text:span></text:span><text:span text:style-name="Default_20_Paragraph_20_Font"><text:span text:style-name="T1">t</text:span></text:span><text:span text:style-name="Default_20_Paragraph_20_Font"><text:span text:style-name="T5">e</text:span></text:span><text:span text:style-name="Default_20_Paragraph_20_Font"><text:span text:style-name="T1">t. </text:span></text:span><text:span text:style-name="Default_20_Paragraph_20_Font"><text:span text:style-name="T5">sed altero</text:span></text:span><text:span text:style-name="Default_20_Paragraph_20_Font"><text:span text:style-name="T1"> i</text:span></text:span><text:span text:style-name="Default_20_Paragraph_20_Font"><text:span text:style-name="T5">nsistentem agere ; non eo qui<text:line-break/>ad operante</text:span></text:span><text:span text:style-name="Default_20_Paragraph_20_Font"><text:span text:style-name="T1">m. </text:span></text:span><text:span text:style-name="Default_20_Paragraph_20_Font"><text:span text:style-name="T5">manum est; genu ad ingu</text:span></text:span><text:span text:style-name="Default_20_Paragraph_20_Font"><text:span text:style-name="T1">i</text:span></text:span><text:span text:style-name="Default_20_Paragraph_20_Font"><text:span text:style-name="T5">n</text:span></text:span>is <text:span text:style-name="Default_20_Paragraph_20_Font"><text:span text:style-name="T5">al</text:span></text:span>t<text:span text:style-name="Default_20_Paragraph_20_Font"><text:span text:style-name="T5">itud</text:span></text:span>i<text:span text:style-name="Default_20_Paragraph_20_Font"><text:span text:style-name="T5">nem<text:line-break/>tollere, u</text:span></text:span><text:span text:style-name="Default_20_Paragraph_20_Font"><text:span text:style-name="T1">t i</text:span></text:span><text:span text:style-name="Default_20_Paragraph_20_Font"><text:span text:style-name="T5">n sedentis sta</text:span></text:span><text:span text:style-name="Default_20_Paragraph_20_Font"><text:span text:style-name="T1">t</text:span></text:span><text:span text:style-name="Default_20_Paragraph_20_Font"><text:span text:style-name="T5">u, Eosde</text:span></text:span><text:span text:style-name="Default_20_Paragraph_20_Font"><text:span text:style-name="T1">m </text:span></text:span><text:span text:style-name="Default_20_Paragraph_20_Font"><text:span text:style-name="T5">qu</text:span></text:span><text:span text:style-name="Default_20_Paragraph_20_Font"><text:span text:style-name="T1">o</text:span></text:span><text:span text:style-name="Default_20_Paragraph_20_Font"><text:span text:style-name="T5">que ce</text:span></text:span><text:span text:style-name="Default_20_Paragraph_20_Font"><text:span text:style-name="T1">t</text:span></text:span><text:span text:style-name="Default_20_Paragraph_20_Font"><text:span text:style-name="T5">er</text:span></text:span><text:span text:style-name="Default_20_Paragraph_20_Font"><text:span text:style-name="T1">os<text:line-break/>t</text:span></text:span><text:span text:style-name="Default_20_Paragraph_20_Font"><text:span text:style-name="T5">erm</text:span></text:span><text:span text:style-name="Default_20_Paragraph_20_Font"><text:span text:style-name="T1">i</text:span></text:span><text:span text:style-name="Default_20_Paragraph_20_Font"><text:span text:style-name="T5">nos servare,</text:span></text:span></text:p>
      <text:p text:style-name="P1"><text:span text:style-name="Default_20_Paragraph_20_Font"><text:span text:style-name="T1">Abfoluta de fedente .chirurgo oratione ad stantem<text:line-break/>emigrat, idem Iubens stantem observare, quod sedenti<text:line-break/>paulo ante imperavit, quia impar est pedum incessus, Al-<text:line-break/>terum enim esse vult ipfo sublimiorem, ut e directo in<text:line-break/>ejusmodi statione nullam edat operam, quam ipsissimam in<text:line-break/>omni operatione servaturus est, si quae pars manu curatur,<text:line-break/>neque sublimior sit, neque in longitudinem aut altitudinem<text:line-break/>remotior patet cuique praedictorum memori. Pars enim<text:line-break/>sic elata ut suis ipsius mammis .sublimiores manus habere<text:line-break/>cogatur, medicum a fede dimovebit, qui citra symmetriam<text:line-break/>protenditur. Si vero quam plurimum secesserit. ac retror-</text:span></text:span></text:p>
      <text:p text:style-name="P6"><text:span text:style-name="Default_20_Paragraph_20_Font"><text:span text:style-name="T1">sum rursus procedere compulerit, festam ab initio coget<text:line-break/>relinquere. Quoniam vero alterum pedem voluit re qua-<text:line-break/>dam fulciri, hic quoque altitudinis modum declaravit, ju-<text:line-break/>bens genu eamdem sortiri ad inguina figuram, quam in<text:line-break/>sedentibus pronunciavit. In his autem protulit genua<text:line-break/>paulo supra inguina collocanda esse, quod hujusmodi se-<text:line-break/>des et tutissima sit et ad operationem aptissima et para-<text:line-break/>tissima. Verum nunc alterum genu sublime solum ad in-<text:line-break/>guina eamdem sortiri figuram censet, ac saepenumero in-<text:line-break/>guina utrorumque crurium parem habere altitudinem.</text:span></text:span></text:p>
      <text:h text:style-name="Heading_20_2" text:outline-level="2"><text:span text:style-name="Default_20_Paragraph_20_Font">XIX.</text:span></text:h>
      <text:p text:style-name="P4"><text:span text:style-name="Default_20_Paragraph_20_Font"><text:span text:style-name="T5">At qu</text:span></text:span><text:span text:style-name="Default_20_Paragraph_20_Font"><text:span text:style-name="T1">i t</text:span></text:span><text:span text:style-name="Default_20_Paragraph_20_Font"><text:span text:style-name="T5">ractatur, rel</text:span></text:span><text:span text:style-name="Default_20_Paragraph_20_Font"><text:span text:style-name="T1">i</text:span></text:span><text:span text:style-name="Default_20_Paragraph_20_Font"><text:span text:style-name="T5">qua corpor</text:span></text:span><text:span text:style-name="Default_20_Paragraph_20_Font"><text:span text:style-name="T1">is </text:span></text:span><text:span text:style-name="Default_20_Paragraph_20_Font"><text:span text:style-name="T5">parte manu operan</text:span></text:span><text:span text:style-name="Default_20_Paragraph_20_Font"><text:span text:style-name="T1">t</text:span></text:span><text:span text:style-name="Default_20_Paragraph_20_Font"><text:span text:style-name="T5">i sub-<text:line-break/>serv</text:span></text:span><text:span text:style-name="Default_20_Paragraph_20_Font"><text:span text:style-name="T1">i</text:span></text:span><text:span text:style-name="Default_20_Paragraph_20_Font"><text:span text:style-name="T5">at aut stans aut seden</text:span></text:span><text:span text:style-name="Default_20_Paragraph_20_Font"><text:span text:style-name="T1">s, </text:span></text:span><text:span text:style-name="Default_20_Paragraph_20_Font"><text:span text:style-name="T5">quo qua</text:span></text:span><text:span text:style-name="Default_20_Paragraph_20_Font"><text:span text:style-name="T1">m </text:span></text:span><text:span text:style-name="Default_20_Paragraph_20_Font"><text:span text:style-name="T5">facill</text:span></text:span><text:span text:style-name="Default_20_Paragraph_20_Font"><text:span text:style-name="T1">i</text:span></text:span><text:span text:style-name="Default_20_Paragraph_20_Font"><text:span text:style-name="T5">me</text:span></text:span><text:span text:style-name="Default_20_Paragraph_20_Font"><text:span text:style-name="T1"> i</text:span></text:span><text:span text:style-name="Default_20_Paragraph_20_Font"><text:span text:style-name="T5">ta in<text:line-break/>ea sigura posi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perse</text:span></text:span><text:span text:style-name="Default_20_Paragraph_20_Font"><text:span text:style-name="T1">o</text:span></text:span><text:span text:style-name="Default_20_Paragraph_20_Font"><text:span text:style-name="T5">ere</text:span></text:span><text:span text:style-name="Default_20_Paragraph_20_Font"><text:span text:style-name="T1">t, </text:span></text:span><text:span text:style-name="Default_20_Paragraph_20_Font"><text:span text:style-name="T5">observans desiuxione</text:span></text:span><text:span text:style-name="Default_20_Paragraph_20_Font"><text:span text:style-name="T1">m, </text:span></text:span><text:span text:style-name="Default_20_Paragraph_20_Font"><text:span text:style-name="T5">sub-<text:line-break/>sisten</text:span></text:span><text:span text:style-name="Default_20_Paragraph_20_Font"><text:span text:style-name="T1">ti</text:span></text:span><text:span text:style-name="Default_20_Paragraph_20_Font"><text:span text:style-name="T5">am, </text:span></text:span><text:span text:style-name="Default_20_Paragraph_20_Font"><text:span text:style-name="T1">i</text:span></text:span><text:span text:style-name="Default_20_Paragraph_20_Font"><text:span text:style-name="T5">n latu</text:span></text:span><text:span text:style-name="Default_20_Paragraph_20_Font"><text:span text:style-name="T1">s </text:span></text:span><text:span text:style-name="Default_20_Paragraph_20_Font"><text:span text:style-name="T5">conversi</text:span></text:span><text:span text:style-name="Default_20_Paragraph_20_Font"><text:span text:style-name="T1">o</text:span></text:span><text:span text:style-name="Default_20_Paragraph_20_Font"><text:span text:style-name="T5">nem, decl</text:span></text:span><text:span text:style-name="Default_20_Paragraph_20_Font"><text:span text:style-name="T1">i</text:span></text:span><text:span text:style-name="Default_20_Paragraph_20_Font"><text:span text:style-name="T5">vi</text:span></text:span><text:span text:style-name="Default_20_Paragraph_20_Font"><text:span text:style-name="T1">t</text:span></text:span><text:span text:style-name="Default_20_Paragraph_20_Font"><text:span text:style-name="T5">atem;. sic ea<text:line-break/>quam op</text:span></text:span><text:span text:style-name="Default_20_Paragraph_20_Font"><text:span text:style-name="T1">o</text:span></text:span><text:span text:style-name="Default_20_Paragraph_20_Font"><text:span text:style-name="T5">r</text:span></text:span><text:span text:style-name="Default_20_Paragraph_20_Font"><text:span text:style-name="T1">t</text:span></text:span><text:span text:style-name="Default_20_Paragraph_20_Font"><text:span text:style-name="T5">e</text:span></text:span><text:span text:style-name="Default_20_Paragraph_20_Font"><text:span text:style-name="T1">t </text:span></text:span><text:span text:style-name="Default_20_Paragraph_20_Font"><text:span text:style-name="T5">serva</text:span></text:span><text:span text:style-name="Default_20_Paragraph_20_Font"><text:span text:style-name="T1">t</text:span></text:span><text:span text:style-name="Default_20_Paragraph_20_Font"><text:span text:style-name="T5">ur et sigura et su</text:span></text:span><text:span text:style-name="Default_20_Paragraph_20_Font"><text:span text:style-name="T1">m</text:span></text:span><text:span text:style-name="Default_20_Paragraph_20_Font"><text:span text:style-name="T5">ta, opera</text:span></text:span><text:span text:style-name="Default_20_Paragraph_20_Font"><text:span text:style-name="T1">t</text:span></text:span><text:span text:style-name="Default_20_Paragraph_20_Font"><text:span text:style-name="T5">i</text:span></text:span><text:span text:style-name="Default_20_Paragraph_20_Font"><text:span text:style-name="T1">o</text:span></text:span><text:span text:style-name="Default_20_Paragraph_20_Font"><text:span text:style-name="T5">nem</text:span></text:span></text:p>
      <text:p text:style-name="P9"><text:span text:style-name="Default_20_Paragraph_20_Font"><text:span text:style-name="T5">subeunt</text:span></text:span><text:span text:style-name="Default_20_Paragraph_20_Font"><text:span text:style-name="T1">i</text:span></text:span><text:span text:style-name="Default_20_Paragraph_20_Font"><text:span text:style-name="T5">s in sui dedi</text:span></text:span><text:span text:style-name="Default_20_Paragraph_20_Font"><text:span text:style-name="T1">t</text:span></text:span><text:span text:style-name="Default_20_Paragraph_20_Font"><text:span text:style-name="T5">i</text:span></text:span><text:span text:style-name="Default_20_Paragraph_20_Font"><text:span text:style-name="T1">o</text:span></text:span><text:span text:style-name="Default_20_Paragraph_20_Font"><text:span text:style-name="T5">ne, in manus operat</text:span></text:span><text:span text:style-name="Default_20_Paragraph_20_Font"><text:span text:style-name="T1">i</text:span></text:span><text:span text:style-name="Default_20_Paragraph_20_Font"><text:span text:style-name="T5">one, in ha-<text:line-break/>b</text:span></text:span><text:span text:style-name="Default_20_Paragraph_20_Font"><text:span text:style-name="T1">i</text:span></text:span><text:span text:style-name="Default_20_Paragraph_20_Font"><text:span text:style-name="T5">tu subsequenti.</text:span></text:span></text:p>
      <text:p text:style-name="P1"><text:span text:style-name="Default_20_Paragraph_20_Font"><text:span text:style-name="T1">Qui hunc librum interpretati sunt, diver</text:span></text:span><text:span text:style-name="Default_20_Paragraph_20_Font"><text:span text:style-name="T5">t</text:span></text:span><text:span text:style-name="Default_20_Paragraph_20_Font"><text:span text:style-name="T1">as non citra<text:line-break/>rationem textus explicationes tradide</text:span></text:span><text:span text:style-name="Default_20_Paragraph_20_Font"><text:span text:style-name="T5">r</text:span></text:span><text:span text:style-name="Default_20_Paragraph_20_Font"><text:span text:style-name="T1">unt. Etenim qua-<text:line-break/>tuor nominum obscuritas, </text:span></text:span><text:span text:style-name="Default_20_Paragraph_20_Font"><text:span text:style-name="T9">ἡποῤῥίσεως</text:span></text:span><text:span text:style-name="Default_20_Paragraph_20_Font"><text:span text:style-name="T3"> </text:span></text:span><text:span text:style-name="Default_20_Paragraph_20_Font"><text:span text:style-name="T5">desiuxion</text:span></text:span><text:span text:style-name="Default_20_Paragraph_20_Font"><text:span text:style-name="T1">is dico,<text:line-break/></text:span></text:span><text:span text:style-name="Default_20_Paragraph_20_Font"><text:span text:style-name="T9">ύποστάσεως</text:span></text:span><text:span text:style-name="Default_20_Paragraph_20_Font"><text:span text:style-name="T3"> </text:span></text:span><text:span text:style-name="Default_20_Paragraph_20_Font"><text:span text:style-name="T5">subsident</text:span></text:span><text:span text:style-name="Default_20_Paragraph_20_Font"><text:span text:style-name="T1">i</text:span></text:span><text:span text:style-name="Default_20_Paragraph_20_Font"><text:span text:style-name="T5">ae</text:span></text:span><text:span text:style-name="Default_20_Paragraph_20_Font"><text:span text:style-name="T1">, </text:span></text:span><text:span text:style-name="Default_20_Paragraph_20_Font"><text:span text:style-name="T9">ἐκτρἰψεως</text:span></text:span><text:span text:style-name="Default_20_Paragraph_20_Font"><text:span text:style-name="T3"> </text:span></text:span><text:span text:style-name="Default_20_Paragraph_20_Font"><text:span text:style-name="T1">i</text:span></text:span><text:span text:style-name="Default_20_Paragraph_20_Font"><text:span text:style-name="T5">n la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conversi</text:span></text:span><text:span text:style-name="Default_20_Paragraph_20_Font"><text:span text:style-name="T1">o</text:span></text:span><text:span text:style-name="Default_20_Paragraph_20_Font"><text:span text:style-name="T5">n</text:span></text:span><text:span text:style-name="Default_20_Paragraph_20_Font"><text:span text:style-name="T1">is;<text:line-break/>est praeterea </text:span></text:span><text:span text:style-name="Default_20_Paragraph_20_Font"><text:span text:style-name="T9">κατανττας</text:span></text:span><text:span text:style-name="Default_20_Paragraph_20_Font"><text:span text:style-name="T3"> </text:span></text:span><text:span text:style-name="Default_20_Paragraph_20_Font"><text:span text:style-name="T5">decliv</text:span></text:span><text:span text:style-name="Default_20_Paragraph_20_Font"><text:span text:style-name="T1">it</text:span></text:span><text:span text:style-name="Default_20_Paragraph_20_Font"><text:span text:style-name="T5">a</text:span></text:span><text:span text:style-name="Default_20_Paragraph_20_Font"><text:span text:style-name="T1">tis, Hippocratem voluisse<text:line-break/>paucis verbis res multas prodere, dissensionis eorum quae<text:line-break/>pronunciata sunt ipsis causam praebuit. Quandoquidem<text:line-break/>quum auctoris ipsa scribentis mens obscura sit et eam<text:line-break/>- opinionibus, coniecturis - magis scrutati, non perspicue<text:line-break/>scientia intuiti in vari.as disseusiones exciderunt. Ego<text:line-break/>vero quod in hisce omnibus facere consuevi , id ita quo-<text:line-break/>que adoriar. Praetermissis enim quae ab ipsis enarrata<text:line-break/>sunt minus probabilibus , aperiam quae mihi probabiliter<text:line-break/>excogitata esse videbuntur, re quadam meae sententiae<text:line-break/>simul addita. Exordiar autem ab obscurorum nominum<text:line-break/>explicatione. Quandoquidem simplex compositi primum</text:span></text:span></text:p>
      <text:p text:style-name="P6"><text:span text:style-name="Default_20_Paragraph_20_Font"><text:span text:style-name="T1">est, ac saepenumero quum simplicium nullum obscurum<text:line-break/>est, ipsorum compositio obscuritatem efficit. Id autem<text:line-break/>profecto in proposita oratione advertitur. Enimvero non-<text:line-break/>nulli </text:span></text:span><text:span text:style-name="Default_20_Paragraph_20_Font"><text:span text:style-name="T9">ύπόῤῥυσιν</text:span></text:span><text:span text:style-name="Default_20_Paragraph_20_Font"><text:span text:style-name="T3"> </text:span></text:span><text:span text:style-name="Default_20_Paragraph_20_Font"><text:span text:style-name="T5">desu</text:span></text:span><text:span text:style-name="Default_20_Paragraph_20_Font"><text:span text:style-name="T1">i</text:span></text:span><text:span text:style-name="Default_20_Paragraph_20_Font"><text:span text:style-name="T5">xlone</text:span></text:span><text:span text:style-name="Default_20_Paragraph_20_Font"><text:span text:style-name="T1">m in humoribus intellexerunt,-<text:line-break/>atque hi bipertiti sunt. lili quidem in iis qui e corpore<text:line-break/>moventur,. hi vero lu his qui extrinsecus infunduntur;<text:line-break/>imo. et ex ipsis nonnulli ipsum Hippocratem eorum me-<text:line-break/>moriam facere censuerunt, qui dum fit operatio effluunt;<text:line-break/>quidam vero eorum qui post manus operationem. idem<text:line-break/>vero est et </text:span></text:span><text:span text:style-name="Default_20_Paragraph_20_Font"><text:span text:style-name="T9">ύποστάσεως</text:span></text:span><text:span text:style-name="Default_20_Paragraph_20_Font"><text:span text:style-name="T3"> </text:span></text:span><text:span text:style-name="Default_20_Paragraph_20_Font"><text:span text:style-name="T5">subsident</text:span></text:span><text:span text:style-name="Default_20_Paragraph_20_Font"><text:span text:style-name="T1">i</text:span></text:span><text:span text:style-name="Default_20_Paragraph_20_Font"><text:span text:style-name="T5">ae</text:span></text:span><text:span text:style-name="Default_20_Paragraph_20_Font"><text:span text:style-name="T1"> nominum dissidium.<text:line-break/>Quod humorum effluentiae subsidentia contrarie dicitor,<text:line-break/>merito in parte dissidium excitavit. Alter quidam interr<text:line-break/>pretum chorus non de humoribus, sed de solidis animalis<text:line-break/>partibus et </text:span></text:span><text:span text:style-name="Default_20_Paragraph_20_Font"><text:span text:style-name="T9">ύποστασεως</text:span></text:span><text:span text:style-name="Default_20_Paragraph_20_Font"><text:span text:style-name="T3"> </text:span></text:span><text:span text:style-name="Default_20_Paragraph_20_Font"><text:span text:style-name="T1">et </text:span></text:span><text:span text:style-name="Default_20_Paragraph_20_Font"><text:span text:style-name="T9">ύποῤῥύσεως</text:span></text:span><text:span text:style-name="Default_20_Paragraph_20_Font"><text:span text:style-name="T3"> </text:span></text:span><text:span text:style-name="Default_20_Paragraph_20_Font"><text:span text:style-name="T1">vocabulum inter-<text:line-break/>pretatus est, qui putat </text:span></text:span><text:span text:style-name="Default_20_Paragraph_20_Font"><text:span text:style-name="T9">ύπόστασιν</text:span></text:span><text:span text:style-name="Default_20_Paragraph_20_Font"><text:span text:style-name="T3"> </text:span></text:span><text:span text:style-name="Default_20_Paragraph_20_Font"><text:span text:style-name="T5">sursu</text:span></text:span><text:span text:style-name="Default_20_Paragraph_20_Font"><text:span text:style-name="T1">m aut partium se-<text:line-break/>candarum aut totius corporis elationem significare; </text:span></text:span><text:span text:style-name="Default_20_Paragraph_20_Font"><text:span text:style-name="T9">ύπόῤ</text:span></text:span><text:span text:style-name="Default_20_Paragraph_20_Font"><text:span text:style-name="T3">-<text:line-break/></text:span></text:span><text:span text:style-name="Default_20_Paragraph_20_Font"><text:span text:style-name="T9">ῥυσιν</text:span></text:span><text:span text:style-name="Default_20_Paragraph_20_Font"><text:span text:style-name="T3"> </text:span></text:span><text:span text:style-name="Default_20_Paragraph_20_Font"><text:span text:style-name="T1">vero ad imum impetum, ac si </text:span></text:span><text:span text:style-name="Default_20_Paragraph_20_Font"><text:span text:style-name="T9">κατάῤῥυσιν</text:span></text:span><text:span text:style-name="Default_20_Paragraph_20_Font"><text:span text:style-name="T3"> </text:span></text:span><text:span text:style-name="Default_20_Paragraph_20_Font"><text:span text:style-name="T1">protuli</text:span></text:span><text:span text:style-name="Default_20_Paragraph_20_Font"><text:span text:style-name="T5">t-<text:line-break/></text:span></text:span><text:span text:style-name="Default_20_Paragraph_20_Font"><text:span text:style-name="T1">sct. - </text:span></text:span><text:span text:style-name="Default_20_Paragraph_20_Font"><text:span text:style-name="T9">Καταρῥεῖ</text:span></text:span><text:span text:style-name="Default_20_Paragraph_20_Font"><text:span text:style-name="T3"> </text:span></text:span><text:span text:style-name="Default_20_Paragraph_20_Font"><text:span text:style-name="T1">namque hac notatione in prognostico refa-</text:span></text:span></text:p>
      <text:p text:style-name="P6"><text:span text:style-name="Default_20_Paragraph_20_Font"><text:span text:style-name="T1">tum est, ubi inquit: </text:span></text:span><text:span text:style-name="Default_20_Paragraph_20_Font"><text:span text:style-name="T5">quod st aegr</text:span></text:span><text:span text:style-name="Default_20_Paragraph_20_Font"><text:span text:style-name="T1">i </text:span></text:span><text:span text:style-name="Default_20_Paragraph_20_Font"><text:span text:style-name="T5">decub</text:span></text:span><text:span text:style-name="Default_20_Paragraph_20_Font"><text:span text:style-name="T1">i</text:span></text:span><text:span text:style-name="Default_20_Paragraph_20_Font"><text:span text:style-name="T5">tu</text:span></text:span><text:span text:style-name="Default_20_Paragraph_20_Font"><text:span text:style-name="T1">s </text:span></text:span><text:span text:style-name="Default_20_Paragraph_20_Font"><text:span text:style-name="T5">decl</text:span></text:span><text:span text:style-name="Default_20_Paragraph_20_Font"><text:span text:style-name="T1">i</text:span></text:span><text:span text:style-name="Default_20_Paragraph_20_Font"><text:span text:style-name="T5">vis sit<text:line-break/>et a culc</text:span></text:span><text:span text:style-name="Default_20_Paragraph_20_Font"><text:span text:style-name="T1">it</text:span></text:span><text:span text:style-name="Default_20_Paragraph_20_Font"><text:span text:style-name="T5">ra ad pede</text:span></text:span><text:span text:style-name="Default_20_Paragraph_20_Font"><text:span text:style-name="T1">s </text:span></text:span><text:span text:style-name="Default_20_Paragraph_20_Font"><text:span text:style-name="T5">delabatur aeger, de</text:span></text:span><text:span text:style-name="Default_20_Paragraph_20_Font"><text:span text:style-name="T1">t</text:span></text:span><text:span text:style-name="Default_20_Paragraph_20_Font"><text:span text:style-name="T5">er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. His ita<text:line-break/>expositis testimonium addunt </text:span></text:span><text:span text:style-name="Default_20_Paragraph_20_Font"><text:span text:style-name="T9">ἐκτρέψεως</text:span></text:span><text:span text:style-name="Default_20_Paragraph_20_Font"><text:span text:style-name="T3"> </text:span></text:span><text:span text:style-name="Default_20_Paragraph_20_Font"><text:span text:style-name="T1">et </text:span></text:span><text:span text:style-name="Default_20_Paragraph_20_Font"><text:span text:style-name="T9">καιαντίας</text:span></text:span><text:span text:style-name="Default_20_Paragraph_20_Font"><text:span text:style-name="T3"> </text:span></text:span><text:span text:style-name="Default_20_Paragraph_20_Font"><text:span text:style-name="T9">νο</text:span></text:span><text:span text:style-name="Default_20_Paragraph_20_Font"><text:span text:style-name="T3">-<text:line-break/></text:span></text:span><text:span text:style-name="Default_20_Paragraph_20_Font"><text:span text:style-name="T1">cabula in praedictis ordine subscripta. Enimvero abdu-<text:line-break/>ctionem </text:span></text:span><text:span text:style-name="Default_20_Paragraph_20_Font"><text:span text:style-name="T9">ἔκτρεψιν</text:span></text:span><text:span text:style-name="Default_20_Paragraph_20_Font"><text:span text:style-name="T3"> </text:span></text:span><text:span text:style-name="Default_20_Paragraph_20_Font"><text:span text:style-name="T1">appellavit sive totius corporis sive par-<text:line-break/>tis manus curandae sit. </text:span></text:span><text:span text:style-name="Default_20_Paragraph_20_Font"><text:span text:style-name="T9">Καταντίαν</text:span></text:span><text:span text:style-name="Default_20_Paragraph_20_Font"><text:span text:style-name="T3"> </text:span></text:span><text:span text:style-name="Default_20_Paragraph_20_Font"><text:span text:style-name="T1">vero in propriis par-<text:line-break/>tihus declivitatem dici proferunt, quemadmodum in toto<text:line-break/>corpore </text:span></text:span><text:span text:style-name="Default_20_Paragraph_20_Font"><text:span text:style-name="T9">ύπόῤῥυσιν</text:span></text:span><text:span text:style-name="Default_20_Paragraph_20_Font"><text:span text:style-name="T3"> </text:span></text:span><text:span text:style-name="Default_20_Paragraph_20_Font"><text:span text:style-name="T5">subsidentium. </text:span></text:span><text:span text:style-name="Default_20_Paragraph_20_Font"><text:span text:style-name="T1">Quum quis enim corpus<text:line-break/>universum in eadem fede tuetur neque dimovet, aut crus<text:line-break/>aut brachium deorsum propendens efficiet, ejusmodi situm<text:line-break/></text:span></text:span><text:span text:style-name="Default_20_Paragraph_20_Font"><text:span text:style-name="T9">κατάῤῥοπον</text:span></text:span><text:span text:style-name="Default_20_Paragraph_20_Font"><text:span text:style-name="T3"> </text:span></text:span><text:span text:style-name="Default_20_Paragraph_20_Font"><text:span text:style-name="T1">ajunt appellari, vera ipsis per se dicentes; etsi<text:line-break/>in universis oratione con</text:span></text:span><text:span text:style-name="Default_20_Paragraph_20_Font"><text:span text:style-name="T5">t</text:span></text:span><text:span text:style-name="Default_20_Paragraph_20_Font"><text:span text:style-name="T1">en</text:span></text:span><text:span text:style-name="Default_20_Paragraph_20_Font"><text:span text:style-name="T5">t</text:span></text:span><text:span text:style-name="Default_20_Paragraph_20_Font"><text:span text:style-name="T1">um non servant. Nam altera<text:line-break/>quaedam etiamnum ipforum omnium duplex orta est con- .<text:line-break/></text:span></text:span><text:span text:style-name="Default_20_Paragraph_20_Font"><text:span text:style-name="T5">tra</text:span></text:span><text:span text:style-name="Default_20_Paragraph_20_Font"><text:span text:style-name="T1">versis. Prior quidem .fuit nonnullorum qui arbitrati<text:line-break/>funt, velle Hippocratem manu curandos tueri, quod qua-<text:line-break/>tuor vocabulis significavit, defluxione, subsidentia, abdu-<text:line-break/>ottone, declivitate; posterior vero non tueri. Nihil au-<text:line-break/>tem interest ad totius orationis intelligentiam tres esse no-</text:span></text:span></text:p>
      <text:p text:style-name="P6"><text:span text:style-name="Default_20_Paragraph_20_Font"><text:span text:style-name="T1">minis </text:span></text:span><text:span text:style-name="Default_20_Paragraph_20_Font"><text:span text:style-name="T9">ἐκτρίψεως</text:span></text:span><text:span text:style-name="Default_20_Paragraph_20_Font"><text:span text:style-name="T3"> </text:span></text:span><text:span text:style-name="Default_20_Paragraph_20_Font"><text:span text:style-name="T1">scripturas. Nonnulli namque </text:span></text:span><text:span text:style-name="Default_20_Paragraph_20_Font"><text:span text:style-name="T9">ἔκτρεψιν</text:span></text:span><text:span text:style-name="Default_20_Paragraph_20_Font"><text:span text:style-name="T3"> </text:span></text:span><text:span text:style-name="Default_20_Paragraph_20_Font"><text:span text:style-name="T1">fe-<text:line-break/>cundam ejus per </text:span></text:span><text:span text:style-name="Default_20_Paragraph_20_Font"><text:span text:style-name="T9">τρε</text:span></text:span><text:span text:style-name="Default_20_Paragraph_20_Font"><text:span text:style-name="T3"> </text:span></text:span><text:span text:style-name="Default_20_Paragraph_20_Font"><text:span text:style-name="T1">syllabam scribunt; quidam vero </text:span></text:span><text:span text:style-name="Default_20_Paragraph_20_Font"><text:span text:style-name="T9">σ</text:span></text:span><text:span text:style-name="Default_20_Paragraph_20_Font"><text:span text:style-name="T3"><text:line-break/></text:span></text:span><text:span text:style-name="Default_20_Paragraph_20_Font"><text:span text:style-name="T1">quoque in principio adliciunt </text:span></text:span><text:span text:style-name="Default_20_Paragraph_20_Font"><text:span text:style-name="T9">ἔκστρεψι</text:span></text:span><text:span text:style-name="Default_20_Paragraph_20_Font"><text:span text:style-name="T10">ν</text:span></text:span><text:span text:style-name="Default_20_Paragraph_20_Font"><text:span text:style-name="T3"> </text:span></text:span><text:span text:style-name="Default_20_Paragraph_20_Font"><text:span text:style-name="T1">scribentes, Non-<text:line-break/>nullidenique </text:span></text:span><text:span text:style-name="Default_20_Paragraph_20_Font"><text:span text:style-name="T9">ἔκτριψιν</text:span></text:span><text:span text:style-name="Default_20_Paragraph_20_Font"><text:span text:style-name="T3"> </text:span></text:span><text:span text:style-name="Default_20_Paragraph_20_Font"><text:span text:style-name="T1">per </text:span></text:span><text:span text:style-name="Default_20_Paragraph_20_Font"><text:span text:style-name="T9">τ</text:span></text:span><text:span text:style-name="Default_20_Paragraph_20_Font"><text:span text:style-name="T3"> </text:span></text:span><text:span text:style-name="Default_20_Paragraph_20_Font"><text:span text:style-name="T1">et p et </text:span></text:span><text:span text:style-name="Default_20_Paragraph_20_Font"><text:span text:style-name="T9">ι</text:span></text:span><text:span text:style-name="Default_20_Paragraph_20_Font"><text:span text:style-name="T3">. </text:span></text:span><text:span text:style-name="Default_20_Paragraph_20_Font"><text:span text:style-name="T1">Nam paulo ante<text:line-break/>unam scribere prodidimus. Haec itaque narrata vocabula<text:line-break/>.dilucide patent. A verbo siquidem </text:span></text:span><text:span text:style-name="Default_20_Paragraph_20_Font"><text:span text:style-name="T9">ἐκτρέπὲσθαι</text:span></text:span><text:span text:style-name="Default_20_Paragraph_20_Font"><text:span text:style-name="T3"> </text:span></text:span><text:span text:style-name="Default_20_Paragraph_20_Font"><text:span text:style-name="T9">ἔκτρεψις</text:span></text:span><text:span text:style-name="Default_20_Paragraph_20_Font"><text:span text:style-name="T3">,<text:line-break/></text:span></text:span><text:span text:style-name="Default_20_Paragraph_20_Font"><text:span text:style-name="T1">ab </text:span></text:span><text:span text:style-name="Default_20_Paragraph_20_Font"><text:span text:style-name="T9">ἐκτρίβεσθαι</text:span></text:span><text:span text:style-name="Default_20_Paragraph_20_Font"><text:span text:style-name="T3"> </text:span></text:span><text:span text:style-name="Default_20_Paragraph_20_Font"><text:span text:style-name="T9">ἔκτριψις</text:span></text:span><text:span text:style-name="Default_20_Paragraph_20_Font"><text:span text:style-name="T3"> </text:span></text:span><text:span text:style-name="Default_20_Paragraph_20_Font"><text:span text:style-name="T1">derivatur; quum scripturae hor-<text:line-break/>tentor haec aegrotanti observanda esse. Videntur autem<text:line-break/>simul omnes qui hunc textum explanarunt auctoris feu-<text:line-break/>tentiam ex parte perspexisse, totam tamen omnino com-<text:line-break/>preheudere non potuisse. Si quis enim hujus orationis .<text:line-break/>finem assequi velit, in qua pronunciavit : </text:span></text:span><text:span text:style-name="Default_20_Paragraph_20_Font"><text:span text:style-name="T5">in su</text:span></text:span><text:span text:style-name="Default_20_Paragraph_20_Font"><text:span text:style-name="T1">i </text:span></text:span><text:span text:style-name="Default_20_Paragraph_20_Font"><text:span text:style-name="T5">dedi</text:span></text:span><text:span text:style-name="Default_20_Paragraph_20_Font"><text:span text:style-name="T1">ti</text:span></text:span><text:span text:style-name="Default_20_Paragraph_20_Font"><text:span text:style-name="T5">one,<text:line-break/></text:span></text:span><text:span text:style-name="Default_20_Paragraph_20_Font"><text:span text:style-name="T1">i</text:span></text:span><text:span text:style-name="Default_20_Paragraph_20_Font"><text:span text:style-name="T5">n manu</text:span></text:span><text:span text:style-name="Default_20_Paragraph_20_Font"><text:span text:style-name="T1">s </text:span></text:span><text:span text:style-name="Default_20_Paragraph_20_Font"><text:span text:style-name="T5">operati</text:span></text:span><text:span text:style-name="Default_20_Paragraph_20_Font"><text:span text:style-name="T1">o</text:span></text:span><text:span text:style-name="Default_20_Paragraph_20_Font"><text:span text:style-name="T5">ne</text:span></text:span><text:span text:style-name="Default_20_Paragraph_20_Font"><text:span text:style-name="T1">, i</text:span></text:span><text:span text:style-name="Default_20_Paragraph_20_Font"><text:span text:style-name="T5">n hab</text:span></text:span><text:span text:style-name="Default_20_Paragraph_20_Font"><text:span text:style-name="T1">i</text:span></text:span><text:span text:style-name="Default_20_Paragraph_20_Font"><text:span text:style-name="T5">tu subsequenti. </text:span></text:span><text:span text:style-name="Default_20_Paragraph_20_Font"><text:span text:style-name="T1">Omnes pro-<text:line-break/>fecto vere sequi videbuntur, quum alias alia tribus tem-<text:line-break/>potibus aegrotanti presutura sint, quibus tamen ipfa om-<text:line-break/>nia coniungi non valuerit. Id autum perspicue distinctis<text:line-break/>tribus temporibus erit manifestum. Primum quidem eo-</text:span></text:span></text:p>
      <text:p text:style-name="P6"><text:span text:style-name="Default_20_Paragraph_20_Font"><text:span text:style-name="T1">rum est, quum morbis affecti fe medicis dedunt ad accu-<text:line-break/>ratam morborum dign</text:span></text:span><text:span text:style-name="Default_20_Paragraph_20_Font"><text:span text:style-name="T5">a</text:span></text:span><text:span text:style-name="Default_20_Paragraph_20_Font"><text:span text:style-name="T1">tionem, quod deditionem nomina-<text:line-break/>viti Secundum vero eorum ferie quum medicus circa af-<text:line-break/>fectam partem aliquid agit, quod manus operationem vo-<text:line-break/>citavit. Tertium ac ultimum quod subsequentem habitum<text:line-break/>appellavit: tunc- enim in eadem prius posita sigma labo-<text:line-break/>manti pars affecta servanda esu Quod argo in eodem </text:span></text:span><text:span text:style-name="Default_20_Paragraph_20_Font"><text:span text:style-name="T5">t</text:span></text:span><text:span text:style-name="Default_20_Paragraph_20_Font"><text:span text:style-name="T1">e<text:line-break/>habeat; inde habitus appellationem deduxit. In omnibus<text:line-break/>autem tribus temporibus quoddam est cunctis commune,<text:line-break/>quoddam singulis proprium. Commune quidem est omni-<text:line-break/>bus partem affectam immobilem qua fede nititur servare,<text:line-break/>nisi medicus ipfum utcumque movere tentatus sit. Pro-<text:line-break/>prium vero singulis bonum, unde ad periculam sit mede-<text:line-break/>lam. lu deditione, ut medicus plane quid curaturus di-<text:line-break/>gnofcat. In manus operatione ut ossa fracta in oppositum<text:line-break/>extendat, decenter conformet atque devinciat. In luxa-<text:line-break/>lienibus ossa in oppositum extendat, reponat et partem<text:line-break/>affectam idonea deligatione complectatur. Infectionibus</text:span></text:span></text:p>
      <text:p text:style-name="P6"><text:span text:style-name="Default_20_Paragraph_20_Font"><text:span text:style-name="T1">ut pus excludat; aut etiam quod putre aliqua in regione<text:line-break/>degit, excidat aut igne adurat. His igitur utilis est et humo-<text:line-break/>rum defluxus et subsidentia. Ille,ubi excitetur; qui namque<text:line-break/>praeter naturam humor exsistit, excemendn. est; haec vero<text:line-break/>ubi non excitetur; intus enim noxium humorem perma-<text:line-break/>nerenon decet. Interdum autem et subsidentia fit utilis,<text:line-break/>ut, in quibus confertim pus ex magna subsidentia aut hy-<text:line-break/>dropicum humorem excerni volumus. At multo magis a<text:line-break/>fubjectis in manus operatione membris quum sirbsiden-<text:line-break/>tiam tum defluxum, ut dictum est, observare decet. Eo-<text:line-break/>dem autem modo et in solidis animalis partibus haec pro-<text:line-break/>nunciata laboranti observanda sunt, ut eadem fiant per<text:line-break/>tria tempora, deditionem, operationem et subsequentem<text:line-break/>habitum. Enimvero si quae pars dum eximitur a chirurgo<text:line-break/>provectior sit, sectionem in indecenti parte medicum coget<text:line-break/>efficere, nec modum eumdem aliquando, nec quae servanda<text:line-break/>funt tueri; propterea quod aeger ipfum scalpellum prae-<text:line-break/>venit et effugit et operationem imperiectam reddit, quum</text:span></text:span></text:p>
      <text:p text:style-name="P6"><text:span text:style-name="Default_20_Paragraph_20_Font"><text:span text:style-name="T1">alias quidem ipfo foto medicus mediam manus operatio-<text:line-break/>nem efficiat, alias vero opus e dimidio factum deferat at-<text:line-break/>que etiamnum concitatius obeat. Haec autem deligatis<text:line-break/>accidunt; interdum manus opem subeuntibus, qui uimi-<text:line-break/>rum , quum sibi in ventre fit operatio, tum in spinam se<text:line-break/>attollunt ad latus fe convertentes, quod </text:span></text:span><text:span text:style-name="Default_20_Paragraph_20_Font"><text:span text:style-name="T5">in la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abda—<text:line-break/>c</text:span></text:span><text:span text:style-name="Default_20_Paragraph_20_Font"><text:span text:style-name="T1">ilo</text:span></text:span><text:span text:style-name="Default_20_Paragraph_20_Font"><text:span text:style-name="T5">ne</text:span></text:span><text:span text:style-name="Default_20_Paragraph_20_Font"><text:span text:style-name="T1"> declaratur. Interdum autem nihil eorum moliun-<text:line-break/>tur, sed musculos vehementer extendunt aut quamdam mu-<text:line-break/>talionem mihi videtur hac loquutione indicasse </text:span></text:span><text:span text:style-name="Default_20_Paragraph_20_Font"><text:span text:style-name="T9">ὸ</text:span></text:span><text:span text:style-name="Default_20_Paragraph_20_Font"><text:span text:style-name="T3"> </text:span></text:span><text:span text:style-name="Default_20_Paragraph_20_Font"><text:span text:style-name="T9">δεῖ</text:span></text:span><text:span text:style-name="Default_20_Paragraph_20_Font"><text:span text:style-name="T3">, </text:span></text:span><text:span text:style-name="Default_20_Paragraph_20_Font"><text:span text:style-name="T5">quam<text:line-break/>op</text:span></text:span><text:span text:style-name="Default_20_Paragraph_20_Font"><text:span text:style-name="T1">o</text:span></text:span><text:span text:style-name="Default_20_Paragraph_20_Font"><text:span text:style-name="T5">r</text:span></text:span><text:span text:style-name="Default_20_Paragraph_20_Font"><text:span text:style-name="T1">t</text:span></text:span><text:span text:style-name="Default_20_Paragraph_20_Font"><text:span text:style-name="T5">et</text:span></text:span><text:span text:style-name="Default_20_Paragraph_20_Font"><text:span text:style-name="T1">, huc textu, sic </text:span></text:span><text:span text:style-name="Default_20_Paragraph_20_Font"><text:span text:style-name="T5">ea quam oportet</text:span></text:span><text:span text:style-name="Default_20_Paragraph_20_Font"><text:span text:style-name="T1"> servatur et sigura<text:line-break/>et forma operationem ferentis. Quantum autem malum<text:line-break/>sit oculi paracentesi curandi, si aeger figuram et forma</text:span></text:span><text:span text:style-name="Default_20_Paragraph_20_Font"><text:span text:style-name="T5">t</text:span></text:span><text:span text:style-name="Default_20_Paragraph_20_Font"><text:span text:style-name="T1">u<text:line-break/>non servet aut ita vehementer dimoveatur aut intendatur,<text:line-break/>ut faciem sanguine suffundat, patet omnibus. Tantumdem<text:line-break/>autem et quum medico capitis os excidente, aut caput<text:line-break/>paululum attollat aut deprimat aut in latus convertat,<text:line-break/>chirurgiae sollertiam interturbat. Sic vero etiam evenit,<text:line-break/>si fe vehementer extendat. In figurarum siquidem muta-</text:span></text:span></text:p>
      <text:p text:style-name="P6"><text:span text:style-name="Default_20_Paragraph_20_Font"><text:span text:style-name="T1">tione partis manu curandae- situs immutatur. Aliarum au-<text:line-break/>tem partium tensiones ad sanguinis profluvium conferunt;<text:line-break/>musculorum vero tensiones non fotum hac ratione nocent,<text:line-break/>verum etiam partem interdum sublimiorem , interdum hu-<text:line-break/>miliorem efficiunt. Quum enim attollitur musculus, tum<text:line-break/>os sublinitur; quum vero contrahitur ac deprimitur, tum<text:line-break/>ulceris sedes attollitur, quemadmodum et lu intercostalis<text:line-break/>et alvi regionibus.</text:span></text:span></text:p>
      <text:h text:style-name="Heading_20_2" text:outline-level="2"><text:span text:style-name="Default_20_Paragraph_20_Font">XX.</text:span></text:h>
      <text:p text:style-name="P4"><text:span text:style-name="Default_20_Paragraph_20_Font"><text:span text:style-name="T1">U</text:span></text:span><text:span text:style-name="Default_20_Paragraph_20_Font"><text:span text:style-name="T5">ngues neque supere</text:span></text:span><text:span text:style-name="Default_20_Paragraph_20_Font"><text:span text:style-name="T1">mi</text:span></text:span><text:span text:style-name="Default_20_Paragraph_20_Font"><text:span text:style-name="T5">nere neque defuere opor</text:span></text:span><text:span text:style-name="Default_20_Paragraph_20_Font"><text:span text:style-name="T1">t</text:span></text:span><text:span text:style-name="Default_20_Paragraph_20_Font"><text:span text:style-name="T5">e</text:span></text:span><text:span text:style-name="Default_20_Paragraph_20_Font"><text:span text:style-name="T1">t; </text:span></text:span><text:span text:style-name="Default_20_Paragraph_20_Font"><text:span text:style-name="T5">d</text:span></text:span><text:span text:style-name="Default_20_Paragraph_20_Font"><text:span text:style-name="T1">i</text:span></text:span><text:span text:style-name="Default_20_Paragraph_20_Font"><text:span text:style-name="T5">g</text:span></text:span><text:span text:style-name="Default_20_Paragraph_20_Font"><text:span text:style-name="T1">it</text:span></text:span><text:span text:style-name="Default_20_Paragraph_20_Font"><text:span text:style-name="T5">o-<text:line-break/>rum vert</text:span></text:span><text:span text:style-name="Default_20_Paragraph_20_Font"><text:span text:style-name="T1">i</text:span></text:span><text:span text:style-name="Default_20_Paragraph_20_Font"><text:span text:style-name="T5">ces ad usum exercere: d</text:span></text:span><text:span text:style-name="Default_20_Paragraph_20_Font"><text:span text:style-name="T1">i</text:span></text:span><text:span text:style-name="Default_20_Paragraph_20_Font"><text:span text:style-name="T5">gi</text:span></text:span><text:span text:style-name="Default_20_Paragraph_20_Font"><text:span text:style-name="T1">tis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de</text:span></text:span><text:span text:style-name="Default_20_Paragraph_20_Font"><text:span text:style-name="T1">m </text:span></text:span><text:span text:style-name="Default_20_Paragraph_20_Font"><text:span text:style-name="T5">summi</text:span></text:span><text:span text:style-name="Default_20_Paragraph_20_Font"><text:span text:style-name="T1">s,<text:line-break/></text:span></text:span><text:span text:style-name="Default_20_Paragraph_20_Font"><text:span text:style-name="T5">ind</text:span></text:span><text:span text:style-name="Default_20_Paragraph_20_Font"><text:span text:style-name="T1">i</text:span></text:span><text:span text:style-name="Default_20_Paragraph_20_Font"><text:span text:style-name="T5">ce sere ad pollicem ad</text:span></text:span><text:span text:style-name="Default_20_Paragraph_20_Font"><text:span text:style-name="T1">m</text:span></text:span><text:span text:style-name="Default_20_Paragraph_20_Font"><text:span text:style-name="T5">ot</text:span></text:span><text:span text:style-name="Default_20_Paragraph_20_Font"><text:span text:style-name="T1">o </text:span></text:span><text:span text:style-name="Default_20_Paragraph_20_Font"><text:span text:style-name="T5">t tota vero manu</text:span></text:span><text:span text:style-name="Default_20_Paragraph_20_Font"><text:span text:style-name="T1">s<text:line-break/></text:span></text:span><text:span text:style-name="Default_20_Paragraph_20_Font"><text:span text:style-name="T5">prona; a</text:span></text:span><text:span text:style-name="Default_20_Paragraph_20_Font"><text:span text:style-name="T1">m</text:span></text:span><text:span text:style-name="Default_20_Paragraph_20_Font"><text:span text:style-name="T5">babus autem adversi</text:span></text:span><text:span text:style-name="Default_20_Paragraph_20_Font"><text:span text:style-name="T1">s.</text:span></text:span></text:p>
      <text:p text:style-name="P1"><text:span text:style-name="Default_20_Paragraph_20_Font"><text:span text:style-name="T1">Quum quod ad aegrotantem manu curandum fpectat<text:line-break/>societatis operandi ratione protulerit, iterum deinceps ad<text:line-break/>eam quae de operatoris est munere hocce textu orationem<text:line-break/>dilapsus esu Ungues igitur ad summorum digitorum sun-</text:span></text:span></text:p>
      <text:p text:style-name="P6"><text:span text:style-name="Default_20_Paragraph_20_Font"><text:span text:style-name="T1">oriones digitis sane proprias, neque ipsa supereminere, ne-<text:line-break/>que deficere optimum .esse, primo de usu partium amplis-<text:line-break/>sime explicavimus, in quo totam summae manus natu-<text:line-break/>ram explanavimus. In praesenti vero dictiones solas satis<text:line-break/>erit luculenter exponere. Qunm autem scriptura sit du-<text:line-break/>plex, utramque explicaturus sum, quarum altera ita se ha-<text:line-break/>bet: </text:span></text:span><text:span text:style-name="Default_20_Paragraph_20_Font"><text:span text:style-name="T5">ungue</text:span></text:span><text:span text:style-name="Default_20_Paragraph_20_Font"><text:span text:style-name="T1">s </text:span></text:span><text:span text:style-name="Default_20_Paragraph_20_Font"><text:span text:style-name="T5">neque supere</text:span></text:span><text:span text:style-name="Default_20_Paragraph_20_Font"><text:span text:style-name="T1">m</text:span></text:span><text:span text:style-name="Default_20_Paragraph_20_Font"><text:span text:style-name="T5">inere, neque defuere oportet d</text:span></text:span><text:span text:style-name="Default_20_Paragraph_20_Font"><text:span text:style-name="T1">i-<text:line-break/></text:span></text:span><text:span text:style-name="Default_20_Paragraph_20_Font"><text:span text:style-name="T5">gi</text:span></text:span><text:span text:style-name="Default_20_Paragraph_20_Font"><text:span text:style-name="T1">t</text:span></text:span><text:span text:style-name="Default_20_Paragraph_20_Font"><text:span text:style-name="T5">orum vertice</text:span></text:span><text:span text:style-name="Default_20_Paragraph_20_Font"><text:span text:style-name="T1">s. Nam quae corpuscula venamur, eadem<text:line-break/>ratione summis digitis captu facilia funi, ad quae colli-<text:line-break/>genda summis digitis operam edimus. Deinde altera </text:span></text:span><text:span text:style-name="Default_20_Paragraph_20_Font"><text:span text:style-name="T5">t</text:span></text:span><text:span text:style-name="Default_20_Paragraph_20_Font"><text:span text:style-name="T1">um-<text:line-break/>ma: </text:span></text:span><text:span text:style-name="Default_20_Paragraph_20_Font"><text:span text:style-name="T5">ad usum exercere dig</text:span></text:span><text:span text:style-name="Default_20_Paragraph_20_Font"><text:span text:style-name="T1">itis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dem summis indice fare<text:line-break/>ad pollicem ad</text:span></text:span><text:span text:style-name="Default_20_Paragraph_20_Font"><text:span text:style-name="T1">mo</text:span></text:span><text:span text:style-name="Default_20_Paragraph_20_Font"><text:span text:style-name="T5">to;</text:span></text:span><text:span text:style-name="Default_20_Paragraph_20_Font"><text:span text:style-name="T1"> ut in priore textu de unguium di-<text:line-break/>gitorum magnitudine doctrina sit; in secunda vero de di-<text:line-break/>. gitorum usu. Alter vero ejusmodi textus est: </text:span></text:span><text:span text:style-name="Default_20_Paragraph_20_Font"><text:span text:style-name="T5">ungue</text:span></text:span><text:span text:style-name="Default_20_Paragraph_20_Font"><text:span text:style-name="T1">s </text:span></text:span><text:span text:style-name="Default_20_Paragraph_20_Font"><text:span text:style-name="T5">ne-<text:line-break/>que superem</text:span></text:span><text:span text:style-name="Default_20_Paragraph_20_Font"><text:span text:style-name="T1">i</text:span></text:span><text:span text:style-name="Default_20_Paragraph_20_Font"><text:span text:style-name="T5">nere neque defuere opor</text:span></text:span><text:span text:style-name="Default_20_Paragraph_20_Font"><text:span text:style-name="T1">t</text:span></text:span><text:span text:style-name="Default_20_Paragraph_20_Font"><text:span text:style-name="T5">et. </text:span></text:span><text:span text:style-name="Default_20_Paragraph_20_Font"><text:span text:style-name="T1">Postea in altero<text:line-break/>principio: digitorum summitatibus usus scripto in dandi<text:line-break/>casu nomine summitatibus </text:span></text:span><text:span text:style-name="Default_20_Paragraph_20_Font"><text:span text:style-name="T9">κορυφῇσι</text:span></text:span><text:span text:style-name="Default_20_Paragraph_20_Font"><text:span text:style-name="T3">, </text:span></text:span><text:span text:style-name="Default_20_Paragraph_20_Font"><text:span text:style-name="T1">ut uni versa sententia</text:span></text:span></text:p>
      <text:p text:style-name="P2"><text:span text:style-name="Default_20_Paragraph_20_Font"><text:span text:style-name="T1">sit hujusmodi, ungues neque excedant oportet digitorum<text:line-break/>longitudinem, .neque ab hac ex</text:span></text:span><text:span text:style-name="Default_20_Paragraph_20_Font"><text:span text:style-name="T5">t</text:span></text:span><text:span text:style-name="Default_20_Paragraph_20_Font"><text:span text:style-name="T1">uperentur, sed prorsus<text:line-break/>apiam adaequent: nam cotum summitatibus u</text:span></text:span><text:span text:style-name="Default_20_Paragraph_20_Font"><text:span text:style-name="T5">t</text:span></text:span><text:span text:style-name="Default_20_Paragraph_20_Font"><text:span text:style-name="T1">us esu Vi-<text:line-break/>debstur autem id falsum, nisi prout decet ipfa percipiat.<text:line-break/>Nonnullae quidem operationes totis manibus efficere con-<text:line-break/>tingit; utraque manu cubitum aut femur aut tibiam aut<text:line-break/>aliquam ejusmodi partem alteram comprehendentes in ad-<text:line-break/>verfa trahimus et intendimus, in quibus operationibus sii-<text:line-break/>giti tamquam manus partes agunt, peraeque ac palmae et<text:line-break/>ceterae manus partes. At quam paracentesiu facimus et<text:line-break/>furfum aut deorfum censuimus aut unguem tollimus, di-<text:line-break/>nitis ut digitis, non ut digitis manus partibus utimur.<text:line-break/>Simili quoque ratione, quum scalpello aut altero quodam<text:line-break/>ejusmodi instrumento operationem facimus. In omnibus<text:line-break/>itaque digitorum actionibus fumans ipsis utendum; et ideo<text:line-break/>. dixi, recte dictum esse, digitorum extremitatibus usus.</text:span></text:span></text:p>
      <text:p text:style-name="P1"><text:span text:style-name="Default_20_Paragraph_20_Font"><text:span text:style-name="T1">Deinde ab altero capite ordiendum est: digitis quidem<text:line-break/>fummis, indice fere ad pollicem admoto; una oratione</text:span></text:span></text:p>
      <text:p text:style-name="P6"><text:span text:style-name="Default_20_Paragraph_20_Font"><text:span text:style-name="T1">declarat plurimas musculorum functiones ad magnum di-<text:line-break/>gitum .fieri, quem pollicem vocitant; quum index e re-<text:line-break/>gione ita tendit; ut quod comprehendendum est utrisque<text:line-break/>videlicet Intumis capiatur. Tunc enim dumtaxat dictorum<text:line-break/>digitorum agentium usus esu Quin et si quid tribus digi-<text:line-break/>fis comprehendatur, veluti quum scalpello suhlinimus aut<text:line-break/>acu pungimus, plurimum quidem operationis illis duobus<text:line-break/>perficitur; aliquid etiam et medius contulerit. Sed tota<text:line-break/>manus prona in chirurgicis operationibus utimur, ejus<text:line-break/>cavo corpus in quo operamur comprehendentes. Digitos<text:line-break/>quidem affectus extendere et componere potest abunde<text:line-break/>manus unica; brachium aut cubitum aut femur aut fi-<text:line-break/>biam non potest. Sed utrisque ma</text:span></text:span><text:span text:style-name="Default_20_Paragraph_20_Font"><text:span text:style-name="T5">n</text:span></text:span><text:span text:style-name="Default_20_Paragraph_20_Font"><text:span text:style-name="T1">ibus ad hasce partes<text:line-break/>tractandas sibi invicem occurrentibus utimur, ut mem-<text:line-break/>brum circulatim complectuntur et cucurbitulam admoveo-<text:line-break/>tes univerfa manu prona utimur, et quum parvo cauterio<text:line-break/>elidimus et spongiam imponimus. Aliae quoque multae<text:line-break/>sunt medicinae operationes, de quibus fortassis etiam ob</text:span></text:span></text:p>
      <text:p text:style-name="P6"><text:span text:style-name="Default_20_Paragraph_20_Font"><text:span text:style-name="T1">perspicuitatem supervacanea narrata funi. Per fe enim<text:line-break/>quisque potest omnes tum digitorum, tum manuum actio-<text:line-break/>nes memoria repetere, quarum aliae ab utrisque, aliae a<text:line-break/>digitis fiolis aut fala manu obeuntur.</text:span></text:span></text:p>
      <text:h text:style-name="Heading_20_2" text:outline-level="2"><text:span text:style-name="Default_20_Paragraph_20_Font">XXI.</text:span></text:h>
      <text:p text:style-name="P4"><text:span text:style-name="Default_20_Paragraph_20_Font"><text:span text:style-name="T1">Di</text:span></text:span><text:span text:style-name="Default_20_Paragraph_20_Font"><text:span text:style-name="T5">gitum magnum</text:span></text:span><text:span text:style-name="Default_20_Paragraph_20_Font"><text:span text:style-name="T1"> i</text:span></text:span><text:span text:style-name="Default_20_Paragraph_20_Font"><text:span text:style-name="T5">n</text:span></text:span><text:span text:style-name="Default_20_Paragraph_20_Font"><text:span text:style-name="T1"> m</text:span></text:span><text:span text:style-name="Default_20_Paragraph_20_Font"><text:span text:style-name="T5">ed</text:span></text:span><text:span text:style-name="Default_20_Paragraph_20_Font"><text:span text:style-name="T1">i</text:span></text:span><text:span text:style-name="Default_20_Paragraph_20_Font"><text:span text:style-name="T5">o digitorum ex</text:span></text:span><text:span text:style-name="Default_20_Paragraph_20_Font"><text:span text:style-name="T1">o</text:span></text:span><text:span text:style-name="Default_20_Paragraph_20_Font"><text:span text:style-name="T5">rtum et poll</text:span></text:span><text:span text:style-name="Default_20_Paragraph_20_Font"><text:span text:style-name="T1">i-<text:line-break/></text:span></text:span><text:span text:style-name="Default_20_Paragraph_20_Font"><text:span text:style-name="T5">cem ind</text:span></text:span><text:span text:style-name="Default_20_Paragraph_20_Font"><text:span text:style-name="T1">i</text:span></text:span><text:span text:style-name="Default_20_Paragraph_20_Font"><text:span text:style-name="T5">c</text:span></text:span><text:span text:style-name="Default_20_Paragraph_20_Font"><text:span text:style-name="T1">i </text:span></text:span><text:span text:style-name="Default_20_Paragraph_20_Font"><text:span text:style-name="T5">oppositum este.</text:span></text:span></text:p>
      <text:p text:style-name="P1"><text:span text:style-name="Default_20_Paragraph_20_Font"><text:span text:style-name="T1">Non enim aliter datur in actionibus indici magnum<text:line-break/>digitum oppositum esse, nisi ejus medium amplum fuerit..<text:line-break/>Id autem et in ceteris digitis optimum, ut quum in am-<text:line-break/>hitu quoddam corpus magnum comprehendere oportuerit,<text:line-break/>id undique complectantur qui quam plurimum inter fe<text:line-break/>distent.</text:span></text:span></text:p>
      <text:h text:style-name="P30" text:outline-level="2"><text:span text:style-name="Default_20_Paragraph_20_Font">XXII.</text:span></text:h>
      <text:p text:style-name="P4"><text:span text:style-name="Default_20_Paragraph_20_Font"><text:span text:style-name="T1">M</text:span></text:span><text:span text:style-name="Default_20_Paragraph_20_Font"><text:span text:style-name="T5">orbu</text:span></text:span><text:span text:style-name="Default_20_Paragraph_20_Font"><text:span text:style-name="T1">s </text:span></text:span><text:span text:style-name="Default_20_Paragraph_20_Font"><text:span text:style-name="T5">autem este per que</text:span></text:span><text:span text:style-name="Default_20_Paragraph_20_Font"><text:span text:style-name="T1">m. </text:span></text:span><text:span text:style-name="Default_20_Paragraph_20_Font"><text:span text:style-name="T5">et hi laeduntur, qu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in<text:line-break/>procreat</text:span></text:span><text:span text:style-name="Default_20_Paragraph_20_Font"><text:span text:style-name="T1">i</text:span></text:span><text:span text:style-name="Default_20_Paragraph_20_Font"><text:span text:style-name="T5">one aut educatione consuev</text:span></text:span><text:span text:style-name="Default_20_Paragraph_20_Font"><text:span text:style-name="T1">i</text:span></text:span><text:span text:style-name="Default_20_Paragraph_20_Font"><text:span text:style-name="T5">t pollex sub ali</text:span></text:span><text:span text:style-name="Default_20_Paragraph_20_Font"><text:span text:style-name="T1">is<text:line-break/></text:span></text:span><text:span text:style-name="Default_20_Paragraph_20_Font"><text:span text:style-name="T5">dig</text:span></text:span><text:span text:style-name="Default_20_Paragraph_20_Font"><text:span text:style-name="T1">itis </text:span></text:span><text:span text:style-name="Default_20_Paragraph_20_Font"><text:span text:style-name="T5">contineri patet.</text:span></text:span></text:p>
      <text:p text:style-name="P1"><text:span text:style-name="Default_20_Paragraph_20_Font"><text:span text:style-name="T1">Quum eadem maneat utriusque textus sententia, a<text:line-break/>dilucidiora exordiatur. Quibusdam enim placuit ob con-<text:line-break/>suetudiuem in nonnullis approbatis textibus rationem<text:line-break/>ignorare, quum ipsi consueverint ceteris digitis pollicem<text:line-break/>subnectere ; proindeque hunc quidem otiantem parvum<text:line-break/>evadere ipfumque ejus ad indicem intervallum non auge-<text:line-break/>litere, quae res ad extremae manus morbum terminatur<text:line-break/>peraeque ac si ad laesionem pronunciarit. Quidam ipfum<text:line-break/>proferre arbitrantur rem a morbo procedere, </text:span></text:span><text:span text:style-name="Default_20_Paragraph_20_Font"><text:span text:style-name="T5">c</text:span></text:span><text:span text:style-name="Default_20_Paragraph_20_Font"><text:span text:style-name="T1">umque mor-<text:line-break/>bum luxato magno digito oboriri; et ulcere inter curan-<text:line-break/>dum duram circat</text:span></text:span><text:span text:style-name="Default_20_Paragraph_20_Font"><text:span text:style-name="T5">r</text:span></text:span><text:span text:style-name="Default_20_Paragraph_20_Font"><text:span text:style-name="T1">icem inducente; ita ut qui musculus in-<text:line-break/>terjacet, fcirrho obsessus aut aliquo affectu tabescens et</text:span></text:span></text:p>
      <text:p text:style-name="P6"><text:span text:style-name="Default_20_Paragraph_20_Font"><text:span text:style-name="T1">alimento et incremento destituatur. Interdum etiam in-<text:line-break/>gens. putredo sitam inter digitos carnem demolita est, et<text:line-break/>postea duram cicatricem adstruxit, angustum indicis ad<text:line-break/>pollicis intervallum efficit, ac veluti mutuas reddit copu-<text:line-break/>las, maxime vero quum , ut dixi, dura fiat cicatrix. Quin<text:line-break/>etiam hujusmodi affectus in pueris negligi verisimile esu<text:line-break/>Adultos vero a medicis institutos et magnum digitum emol-<text:line-break/>lire et movere et interiecto loco probum alimentum com-<text:line-break/>parare. Ad hoc etiam adultis totum corpus increvisse,<text:line-break/>et si quid laedatur, id solum in atrophiam morbum luci-<text:line-break/>dete; at infantibus in primo incremento quum plo quo-<text:line-break/>que morbo prehenduntur , et ob morbum digitorum im-<text:line-break/>mobilitate partes affectas non augescere et ob interiectum<text:line-break/>inter digitos totum intervallum parvum evadere. Non-<text:line-break/>nulrs quidem hoc inquiunt forte contingere; quibusdam<text:line-break/>vero ob duram cicatricem et ob durum quendam interje-<text:line-break/>clerum locorum affectum. Quapropter veluti nonnulla<text:line-break/>subligatione sustinetur, hoc est prohibetur magnus digitus</text:span></text:span></text:p>
      <text:p text:style-name="P6"><text:span text:style-name="Default_20_Paragraph_20_Font"><text:span text:style-name="T1">ab aliis diduci. Nonnulli siquidem </text:span></text:span><text:span text:style-name="Default_20_Paragraph_20_Font"><text:span text:style-name="T9">κατέχεσθαι</text:span></text:span><text:span text:style-name="Default_20_Paragraph_20_Font"><text:span text:style-name="T3"> </text:span></text:span><text:span text:style-name="Default_20_Paragraph_20_Font"><text:span text:style-name="T5">sustinere<text:line-break/></text:span></text:span><text:span text:style-name="Default_20_Paragraph_20_Font"><text:span text:style-name="T1">verbum sic interpretantur, etiamsi luis illud potissimum<text:line-break/>pugnare videatur. Horum enim explicatione. .non sub<text:line-break/>aliis, </text:span></text:span><text:span text:style-name="Default_20_Paragraph_20_Font"><text:span text:style-name="T5">t</text:span></text:span><text:span text:style-name="Default_20_Paragraph_20_Font"><text:span text:style-name="T1">ed ab aliis dictum esse oportebat. Nam qui in me-<text:line-break/>dio interscmnturassectus, regionem parvam et colligatam<text:line-break/>efficiunt. De his profecto latu, prout tini videbitur, ju-<text:line-break/>dicio probabilissimum elige, In dictionibus siquidem sic<text:line-break/>obfcuris divinationem magis quam sapientiam ad expli-<text:line-break/>rationem usurpamus. Nos autem ad priscum textum re-<text:line-break/>vertemur. Fortassis Asclepiades depravatum quoque tex-<text:line-break/>tum suspicatus est, quem integrum textum talem esse cou-<text:line-break/>.jecit (morbus autem quo et hi laeduntur, quibus in pro-<text:line-break/>creatione aut educatione consuevit, et sequentia) for-<text:line-break/>tesse vero et ah Hippocrate ita scriptum. Censuit ergo<text:line-break/>Heraclides Terentibus intelligendos esse affectus, ut totius<text:line-break/>orationis complementum sit ejusmodi: </text:span></text:span><text:span text:style-name="Default_20_Paragraph_20_Font"><text:span text:style-name="T5">morbu</text:span></text:span><text:span text:style-name="Default_20_Paragraph_20_Font"><text:span text:style-name="T1">s </text:span></text:span><text:span text:style-name="Default_20_Paragraph_20_Font"><text:span text:style-name="T5">aute</text:span></text:span><text:span text:style-name="Default_20_Paragraph_20_Font"><text:span text:style-name="T1">m </text:span></text:span><text:span text:style-name="Default_20_Paragraph_20_Font"><text:span text:style-name="T5">per<text:line-break/>quem et</text:span></text:span><text:span text:style-name="Default_20_Paragraph_20_Font"><text:span text:style-name="T1"> l</text:span></text:span><text:span text:style-name="Default_20_Paragraph_20_Font"><text:span text:style-name="T5">aed</text:span></text:span><text:span text:style-name="Default_20_Paragraph_20_Font"><text:span text:style-name="T1">i</text:span></text:span><text:span text:style-name="Default_20_Paragraph_20_Font"><text:span text:style-name="T5">t affectu</text:span></text:span><text:span text:style-name="Default_20_Paragraph_20_Font"><text:span text:style-name="T1">s .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i</text:span></text:span><text:span text:style-name="Default_20_Paragraph_20_Font"><text:span text:style-name="T5">n procreat</text:span></text:span><text:span text:style-name="Default_20_Paragraph_20_Font"><text:span text:style-name="T1">i</text:span></text:span><text:span text:style-name="Default_20_Paragraph_20_Font"><text:span text:style-name="T5">one vel educa-<text:line-break/></text:span></text:span><text:span text:style-name="Default_20_Paragraph_20_Font"><text:span text:style-name="T1">i</text:span></text:span><text:span text:style-name="Default_20_Paragraph_20_Font"><text:span text:style-name="T5">tone, </text:span></text:span><text:span text:style-name="Default_20_Paragraph_20_Font"><text:span text:style-name="T1">et quae sequuntur.</text:span></text:span></text:p>
      <text:h text:style-name="P30" text:outline-level="2"><text:span text:style-name="Default_20_Paragraph_20_Font">XXIII.</text:span></text:h>
      <text:p text:style-name="P4"><text:span text:style-name="Default_20_Paragraph_20_Font"><text:span text:style-name="T1">otii </text:span></text:span><text:span text:style-name="Default_20_Paragraph_20_Font"><text:span text:style-name="T5">operatur, eum operat</text:span></text:span>i<text:span text:style-name="Default_20_Paragraph_20_Font"><text:span text:style-name="T5">one</text:span></text:span><text:span text:style-name="Default_20_Paragraph_20_Font"><text:span text:style-name="T1">s </text:span></text:span><text:span text:style-name="Default_20_Paragraph_20_Font"><text:span text:style-name="T5">omne</text:span></text:span><text:span text:style-name="Default_20_Paragraph_20_Font"><text:span text:style-name="T1">s </text:span></text:span><text:span text:style-name="Default_20_Paragraph_20_Font"><text:span text:style-name="T5">ex</text:span></text:span><text:span text:style-name="Default_20_Paragraph_20_Font"><text:span text:style-name="T1">e</text:span></text:span><text:span text:style-name="Default_20_Paragraph_20_Font"><text:span text:style-name="T5">rcere decet utr</text:span></text:span>is-<text:line-break/><text:span text:style-name="Default_20_Paragraph_20_Font"><text:span text:style-name="T5">que suorsim ma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et a</text:span></text:span><text:span text:style-name="Default_20_Paragraph_20_Font"><text:span text:style-name="T1">m</text:span></text:span><text:span text:style-name="Default_20_Paragraph_20_Font"><text:span text:style-name="T5">babu</text:span></text:span><text:span text:style-name="Default_20_Paragraph_20_Font"><text:span text:style-name="T1">s sim</text:span></text:span><text:span text:style-name="Default_20_Paragraph_20_Font"><text:span text:style-name="T5">ul; ambae na</text:span></text:span><text:span text:style-name="Default_20_Paragraph_20_Font"><text:span text:style-name="T1">m</text:span></text:span><text:span text:style-name="Default_20_Paragraph_20_Font"><text:span text:style-name="T5">que<text:line-break/>sunt si</text:span></text:span><text:span text:style-name="Default_20_Paragraph_20_Font"><text:span text:style-name="T1">m</text:span></text:span><text:span text:style-name="Default_20_Paragraph_20_Font"><text:span text:style-name="T5">ile</text:span></text:span><text:span text:style-name="Default_20_Paragraph_20_Font"><text:span text:style-name="T1">s, </text:span></text:span><text:span text:style-name="Default_20_Paragraph_20_Font"><text:span text:style-name="T5">scopu</text:span></text:span><text:span text:style-name="Default_20_Paragraph_20_Font"><text:span text:style-name="T1">m i</text:span></text:span><text:span text:style-name="Default_20_Paragraph_20_Font"><text:span text:style-name="T5">n</text:span></text:span><text:span text:style-name="Default_20_Paragraph_20_Font"><text:span text:style-name="T1">t</text:span></text:span><text:span text:style-name="Default_20_Paragraph_20_Font"><text:span text:style-name="T5">uentem recte, decore, c</text:span></text:span><text:span text:style-name="Default_20_Paragraph_20_Font"><text:span text:style-name="T1">i</text:span></text:span><text:span text:style-name="Default_20_Paragraph_20_Font"><text:span text:style-name="T5">t</text:span></text:span><text:span text:style-name="Default_20_Paragraph_20_Font"><text:span text:style-name="T1">o, su-<text:line-break/></text:span></text:span><text:span text:style-name="Default_20_Paragraph_20_Font"><text:span text:style-name="T5">cunde, concinne, pr</text:span></text:span><text:span text:style-name="Default_20_Paragraph_20_Font"><text:span text:style-name="T1">o</text:span></text:span><text:span text:style-name="Default_20_Paragraph_20_Font"><text:span text:style-name="T5">mpte.</text:span></text:span></text:p>
      <text:p text:style-name="P1"><text:span text:style-name="Default_20_Paragraph_20_Font"><text:span text:style-name="T1">Imperat omnes utrisque manibus operationes exer-<text:line-break/>cere. I.d enim et ad </text:span></text:span><text:span text:style-name="Default_20_Paragraph_20_Font"><text:span text:style-name="T5">c</text:span></text:span><text:span text:style-name="Default_20_Paragraph_20_Font"><text:span text:style-name="T1">it</text:span></text:span><text:span text:style-name="Default_20_Paragraph_20_Font"><text:span text:style-name="T5">o</text:span></text:span><text:span text:style-name="Default_20_Paragraph_20_Font"><text:span text:style-name="T1"> et ad </text:span></text:span><text:span text:style-name="Default_20_Paragraph_20_Font"><text:span text:style-name="T5">decore</text:span></text:span><text:span text:style-name="Default_20_Paragraph_20_Font"><text:span text:style-name="T1"> operandum maxime<text:line-break/>conferi. Potuerit Iane medicus experiri dextra manu<text:line-break/>dextrum aegrotantis oculum acu compungere vel unguem<text:line-break/>excidere aut quid aliud hujusmodi moliri ; proindeque<text:line-break/>apposuit scopum intuentem, recte, decore, cito, jucunde,<text:line-break/>concinne , prompte , ut haec ex ea quam pronunciavit<text:line-break/>-exercitatione suppetant. Quomodo vero ipsorum uuum.-<text:line-break/>quodque continget paulo post planum facit. At in re prae-<text:line-break/></text:span></text:span><text:span text:style-name="Default_20_Paragraph_20_Font"><text:span text:style-name="T5">. t</text:span></text:span><text:span text:style-name="Default_20_Paragraph_20_Font"><text:span text:style-name="T1">enti tantum meminisse decet horum doctrinam caput hoc<text:line-break/>sortiri, ut quid unum eorum sit quae prima divisione com-</text:span></text:span></text:p>
      <text:p text:style-name="P6"><text:span text:style-name="Default_20_Paragraph_20_Font"><text:span text:style-name="T1">prehenduntm. Meminerimus quoque quod manus similes<text:line-break/>appellaverit, etiamsi specie non discrepent.</text:span></text:span></text:p>
      <text:h text:style-name="Heading_20_2" text:outline-level="2"><text:span text:style-name="Default_20_Paragraph_20_Font">XXIV.</text:span></text:h>
      <text:p text:style-name="P4"><text:span text:style-name="Default_20_Paragraph_20_Font"><text:span text:style-name="T5">L</text:span></text:span><text:span text:style-name="Default_20_Paragraph_20_Font"><text:span text:style-name="T1">u</text:span></text:span><text:span text:style-name="Default_20_Paragraph_20_Font"><text:span text:style-name="T5">str</text:span></text:span><text:span text:style-name="Default_20_Paragraph_20_Font"><text:span text:style-name="T1">a</text:span></text:span><text:span text:style-name="Default_20_Paragraph_20_Font"><text:span text:style-name="T5">menta cer</text:span></text:span><text:span text:style-name="Default_20_Paragraph_20_Font"><text:span text:style-name="T1">t</text:span></text:span><text:span text:style-name="Default_20_Paragraph_20_Font"><text:span text:style-name="T5">e et quandoe</text:span></text:span><text:span text:style-name="Default_20_Paragraph_20_Font"><text:span text:style-name="T1">t </text:span></text:span><text:span text:style-name="Default_20_Paragraph_20_Font"><text:span text:style-name="T5">qual</text:span></text:span><text:span text:style-name="Default_20_Paragraph_20_Font"><text:span text:style-name="T1">it</text:span></text:span><text:span text:style-name="Default_20_Paragraph_20_Font"><text:span text:style-name="T5">er paranda sint d</text:span></text:span><text:span text:style-name="Default_20_Paragraph_20_Font"><text:span text:style-name="T1">i-<text:line-break/>r</text:span></text:span><text:span text:style-name="Default_20_Paragraph_20_Font"><text:span text:style-name="T5">etur; ub</text:span></text:span><text:span text:style-name="Default_20_Paragraph_20_Font"><text:span text:style-name="T1">i </text:span></text:span><text:span text:style-name="Default_20_Paragraph_20_Font"><text:span text:style-name="T5">oportet; ne operat</text:span></text:span><text:span text:style-name="Default_20_Paragraph_20_Font"><text:span text:style-name="T1">i</text:span></text:span><text:span text:style-name="Default_20_Paragraph_20_Font"><text:span text:style-name="T5">onem rem</text:span></text:span><text:span text:style-name="Default_20_Paragraph_20_Font"><text:span text:style-name="T1">o</text:span></text:span><text:span text:style-name="Default_20_Paragraph_20_Font"><text:span text:style-name="T5">rentur, neque<text:line-break/>h</text:span></text:span><text:span text:style-name="Default_20_Paragraph_20_Font"><text:span text:style-name="T1">is </text:span></text:span><text:span text:style-name="Default_20_Paragraph_20_Font"><text:span text:style-name="T5">adsu</text:span></text:span><text:span text:style-name="Default_20_Paragraph_20_Font"><text:span text:style-name="T1">m</text:span></text:span><text:span text:style-name="Default_20_Paragraph_20_Font"><text:span text:style-name="T5">end</text:span></text:span><text:span text:style-name="Default_20_Paragraph_20_Font"><text:span text:style-name="T1">is im</text:span></text:span><text:span text:style-name="Default_20_Paragraph_20_Font"><text:span text:style-name="T5">ped</text:span></text:span><text:span text:style-name="Default_20_Paragraph_20_Font"><text:span text:style-name="T1">i</text:span></text:span><text:span text:style-name="Default_20_Paragraph_20_Font"><text:span text:style-name="T5">men</text:span></text:span><text:span text:style-name="Default_20_Paragraph_20_Font"><text:span text:style-name="T1">t</text:span></text:span><text:span text:style-name="Default_20_Paragraph_20_Font"><text:span text:style-name="T5">o sin</text:span></text:span><text:span text:style-name="Default_20_Paragraph_20_Font"><text:span text:style-name="T1">t, </text:span></text:span><text:span text:style-name="Default_20_Paragraph_20_Font"><text:span text:style-name="T5">sed</text:span></text:span><text:span text:style-name="Default_20_Paragraph_20_Font"><text:span text:style-name="T1"> j</text:span></text:span><text:span text:style-name="Default_20_Paragraph_20_Font"><text:span text:style-name="T5">uxta</text:span></text:span><text:span text:style-name="Default_20_Paragraph_20_Font"><text:span text:style-name="T1"> o</text:span></text:span><text:span text:style-name="Default_20_Paragraph_20_Font"><text:span text:style-name="T5">peratura</text:span></text:span><text:span text:style-name="Default_20_Paragraph_20_Font"><text:span text:style-name="T1">m<text:line-break/></text:span></text:span><text:span text:style-name="Default_20_Paragraph_20_Font"><text:span text:style-name="T5">corp</text:span></text:span><text:span text:style-name="Default_20_Paragraph_20_Font"><text:span text:style-name="T1">o</text:span></text:span><text:span text:style-name="Default_20_Paragraph_20_Font"><text:span text:style-name="T5">r</text:span></text:span><text:span text:style-name="Default_20_Paragraph_20_Font"><text:span text:style-name="T1">is </text:span></text:span><text:span text:style-name="Default_20_Paragraph_20_Font"><text:span text:style-name="T5">par</text:span></text:span><text:span text:style-name="Default_20_Paragraph_20_Font"><text:span text:style-name="T1">t</text:span></text:span><text:span text:style-name="Default_20_Paragraph_20_Font"><text:span text:style-name="T5">em prosten</text:span></text:span><text:span text:style-name="Default_20_Paragraph_20_Font"><text:span text:style-name="T1">t</text:span></text:span><text:span text:style-name="Default_20_Paragraph_20_Font"><text:span text:style-name="T5">: quod st aliu</text:span></text:span><text:span text:style-name="Default_20_Paragraph_20_Font"><text:span text:style-name="T1">s </text:span></text:span><text:span text:style-name="Default_20_Paragraph_20_Font"><text:span text:style-name="T5">ea praebeat</text:span></text:span><text:span text:style-name="Default_20_Paragraph_20_Font"><text:span text:style-name="T1">; is<text:line-break/></text:span></text:span><text:span text:style-name="Default_20_Paragraph_20_Font"><text:span text:style-name="T5">pau</text:span></text:span><text:span text:style-name="Default_20_Paragraph_20_Font"><text:span text:style-name="T1">l</text:span></text:span><text:span text:style-name="Default_20_Paragraph_20_Font"><text:span text:style-name="T5">o an</text:span></text:span><text:span text:style-name="Default_20_Paragraph_20_Font"><text:span text:style-name="T1">t</text:span></text:span><text:span text:style-name="Default_20_Paragraph_20_Font"><text:span text:style-name="T5">e paratus; quum au</text:span></text:span><text:span text:style-name="Default_20_Paragraph_20_Font"><text:span text:style-name="T1">t</text:span></text:span><text:span text:style-name="Default_20_Paragraph_20_Font"><text:span text:style-name="T5">em imperaver</text:span></text:span><text:span text:style-name="Default_20_Paragraph_20_Font"><text:span text:style-name="T1">i</text:span></text:span><text:span text:style-name="Default_20_Paragraph_20_Font"><text:span text:style-name="T5">t, i</text:span></text:span><text:span text:style-name="Default_20_Paragraph_20_Font"><text:span text:style-name="T1">m</text:span></text:span><text:span text:style-name="Default_20_Paragraph_20_Font"><text:span text:style-name="T5">perata<text:line-break/>faciat.</text:span></text:span></text:p>
      <text:p text:style-name="P1"><text:span text:style-name="Default_20_Paragraph_20_Font"><text:span text:style-name="T1">Quod non fotum labia et scamna et quae celera ma-<text:line-break/>clu n amenta sollertiorem structuram sortiuntur, fed et quae<text:line-break/>vulgari nomine </text:span></text:span><text:span text:style-name="Default_20_Paragraph_20_Font"><text:span text:style-name="T9">ἄρμενα</text:span></text:span><text:span text:style-name="Default_20_Paragraph_20_Font"><text:span text:style-name="T3">, </text:span></text:span><text:span text:style-name="Default_20_Paragraph_20_Font"><text:span text:style-name="T5">instru</text:span></text:span><text:span text:style-name="Default_20_Paragraph_20_Font"><text:span text:style-name="T1">m</text:span></text:span><text:span text:style-name="Default_20_Paragraph_20_Font"><text:span text:style-name="T5">enta</text:span></text:span><text:span text:style-name="Default_20_Paragraph_20_Font"><text:span text:style-name="T1">, vocantur, ea organo-<text:line-break/>rum appellatione comprehendat, hic dilucide cum nomi-<text:line-break/>nis et significationis perceptione declaravit, quod si alius<text:line-break/>ea praebeat; nam in chirurgicis operationibus talia tum<text:line-break/>adsumimus tum ab aliis accipimus.</text:span></text:span></text:p>
      <text:h text:style-name="P30" text:outline-level="2"><text:span text:style-name="Default_20_Paragraph_20_Font">XXV.</text:span></text:h>
      <text:p text:style-name="Normal"><text:span text:style-name="Default_20_Paragraph_20_Font"><text:span text:style-name="T5">Adsidentes au</text:span></text:span><text:span text:style-name="Default_20_Paragraph_20_Font"><text:span text:style-name="T1">t</text:span></text:span><text:span text:style-name="Default_20_Paragraph_20_Font"><text:span text:style-name="T5">em aegrotant</text:span></text:span><text:span text:style-name="Default_20_Paragraph_20_Font"><text:span text:style-name="T1">i </text:span></text:span><text:span text:style-name="Default_20_Paragraph_20_Font"><text:span text:style-name="T5">quod tractatur, prou</text:span></text:span><text:span text:style-name="Default_20_Paragraph_20_Font"><text:span text:style-name="T1">t </text:span></text:span><text:span text:style-name="Default_20_Paragraph_20_Font"><text:span text:style-name="T5">da</text:span></text:span><text:span text:style-name="Default_20_Paragraph_20_Font"><text:span text:style-name="T1">t</text:span></text:span><text:span text:style-name="Default_20_Paragraph_20_Font"><text:span text:style-name="T5">um<text:line-break/>sueri</text:span></text:span><text:span text:style-name="Default_20_Paragraph_20_Font"><text:span text:style-name="T1">t, </text:span></text:span><text:span text:style-name="Default_20_Paragraph_20_Font"><text:span text:style-name="T5">exh</text:span></text:span><text:span text:style-name="Default_20_Paragraph_20_Font"><text:span text:style-name="T1">i</text:span></text:span><text:span text:style-name="Default_20_Paragraph_20_Font"><text:span text:style-name="T5">beant; rel</text:span></text:span><text:span text:style-name="Default_20_Paragraph_20_Font"><text:span text:style-name="T1">i</text:span></text:span><text:span text:style-name="Default_20_Paragraph_20_Font"><text:span text:style-name="T5">quu</text:span></text:span><text:span text:style-name="Default_20_Paragraph_20_Font"><text:span text:style-name="T1">m </text:span></text:span><text:span text:style-name="Default_20_Paragraph_20_Font"><text:span text:style-name="T5">au</text:span></text:span><text:span text:style-name="Default_20_Paragraph_20_Font"><text:span text:style-name="T1">t</text:span></text:span><text:span text:style-name="Default_20_Paragraph_20_Font"><text:span text:style-name="T5">em c</text:span></text:span><text:span text:style-name="Default_20_Paragraph_20_Font"><text:span text:style-name="T1">o</text:span></text:span><text:span text:style-name="Default_20_Paragraph_20_Font"><text:span text:style-name="T5">rpu</text:span></text:span><text:span text:style-name="Default_20_Paragraph_20_Font"><text:span text:style-name="T1">s i</text:span></text:span><text:span text:style-name="Default_20_Paragraph_20_Font"><text:span text:style-name="T5">ta continean</text:span></text:span><text:span text:style-name="Default_20_Paragraph_20_Font"><text:span text:style-name="T1">t,<text:line-break/></text:span></text:span><text:span text:style-name="Default_20_Paragraph_20_Font"><text:span text:style-name="T5">u</text:span></text:span><text:span text:style-name="Default_20_Paragraph_20_Font"><text:span text:style-name="T1">t t</text:span></text:span><text:span text:style-name="Default_20_Paragraph_20_Font"><text:span text:style-name="T5">otum qu</text:span></text:span><text:span text:style-name="Default_20_Paragraph_20_Font"><text:span text:style-name="T1">i</text:span></text:span><text:span text:style-name="Default_20_Paragraph_20_Font"><text:span text:style-name="T5">escat i</text:span></text:span><text:span text:style-name="Default_20_Paragraph_20_Font"><text:span text:style-name="T1">m</text:span></text:span><text:span text:style-name="Default_20_Paragraph_20_Font"><text:span text:style-name="T5">mobile et silentes praefec</text:span></text:span><text:span text:style-name="Default_20_Paragraph_20_Font"><text:span text:style-name="T1">t</text:span></text:span><text:span text:style-name="Default_20_Paragraph_20_Font"><text:span text:style-name="T5">o au-</text:span></text:span></text:p>
      <text:p text:style-name="P1"><text:span text:style-name="Default_20_Paragraph_20_Font"><text:span text:style-name="T1">Textus ita dilucidus est, ut nullam explicationem de-<text:line-break/>sideret.</text:span></text:span></text:p>
      <text:h text:style-name="P29" text:outline-level="1"><text:bookmark-start text:name="bookmark4"/><text:span text:style-name="Default_20_Paragraph_20_Font">HIPPOCRATIS DE MEDICI OFFI.<text:line-break/>CINA LIBER ET GALENI IN EUM<text:line-break/>COMMENTARIUS II.</text:span><text:bookmark-end text:name="bookmark4"/></text:h>
      <text:h text:style-name="Heading_20_2" text:outline-level="2">L</text:h>
      <text:p text:style-name="P4"><text:span text:style-name="Default_20_Paragraph_20_Font"><text:span text:style-name="T1">V</text:span></text:span><text:span text:style-name="Default_20_Paragraph_20_Font"><text:span text:style-name="T5">el</text:span></text:span><text:span text:style-name="Default_20_Paragraph_20_Font"><text:span text:style-name="T1">i</text:span></text:span><text:span text:style-name="Default_20_Paragraph_20_Font"><text:span text:style-name="T5">gat</text:span></text:span><text:span text:style-name="Default_20_Paragraph_20_Font"><text:span text:style-name="T1">i</text:span></text:span><text:span text:style-name="Default_20_Paragraph_20_Font"><text:span text:style-name="T5">onis duae sunt spec</text:span></text:span><text:span text:style-name="Default_20_Paragraph_20_Font"><text:span text:style-name="T1">i</text:span></text:span><text:span text:style-name="Default_20_Paragraph_20_Font"><text:span text:style-name="T5">e</text:span></text:span><text:span text:style-name="Default_20_Paragraph_20_Font"><text:span text:style-name="T1">s, </text:span></text:span><text:span text:style-name="Default_20_Paragraph_20_Font"><text:span text:style-name="T5">constructa et quae c</text:span></text:span><text:span text:style-name="Default_20_Paragraph_20_Font"><text:span text:style-name="T1">o</text:span></text:span><text:span text:style-name="Default_20_Paragraph_20_Font"><text:span text:style-name="T5">n-<text:line-break/>stru</text:span></text:span><text:span text:style-name="Default_20_Paragraph_20_Font"><text:span text:style-name="T1">i</text:span></text:span><text:span text:style-name="Default_20_Paragraph_20_Font"><text:span text:style-name="T5">tur. Quae construitur, celer</text:span></text:span><text:span text:style-name="Default_20_Paragraph_20_Font"><text:span text:style-name="T1">i</text:span></text:span><text:span text:style-name="Default_20_Paragraph_20_Font"><text:span text:style-name="T5">ter, non</text:span></text:span><text:span text:style-name="Default_20_Paragraph_20_Font"><text:span text:style-name="T1"> l</text:span></text:span><text:span text:style-name="Default_20_Paragraph_20_Font"><text:span text:style-name="T5">abor</text:span></text:span><text:span text:style-name="Default_20_Paragraph_20_Font"><text:span text:style-name="T1">i</text:span></text:span><text:span text:style-name="Default_20_Paragraph_20_Font"><text:span text:style-name="T5">osa,<text:line-break/>pro</text:span></text:span><text:span text:style-name="Default_20_Paragraph_20_Font"><text:span text:style-name="T1">m</text:span></text:span><text:span text:style-name="Default_20_Paragraph_20_Font"><text:span text:style-name="T5">p</text:span></text:span><text:span text:style-name="Default_20_Paragraph_20_Font"><text:span text:style-name="T1">t</text:span></text:span><text:span text:style-name="Default_20_Paragraph_20_Font"><text:span text:style-name="T5">e, conc</text:span></text:span><text:span text:style-name="Default_20_Paragraph_20_Font"><text:span text:style-name="T1">i</text:span></text:span><text:span text:style-name="Default_20_Paragraph_20_Font"><text:span text:style-name="T5">nne construa</text:span></text:span><text:span text:style-name="Default_20_Paragraph_20_Font"><text:span text:style-name="T1">t</text:span></text:span><text:span text:style-name="Default_20_Paragraph_20_Font"><text:span text:style-name="T5">ur. Celer</text:span></text:span><text:span text:style-name="Default_20_Paragraph_20_Font"><text:span text:style-name="T1">i</text:span></text:span><text:span text:style-name="Default_20_Paragraph_20_Font"><text:span text:style-name="T5">ter qu</text:span></text:span><text:span text:style-name="Default_20_Paragraph_20_Font"><text:span text:style-name="T1">o </text:span></text:span><text:span text:style-name="Default_20_Paragraph_20_Font"><text:span text:style-name="T5">exped</text:span></text:span><text:span text:style-name="Default_20_Paragraph_20_Font"><text:span text:style-name="T1">i</text:span></text:span><text:span text:style-name="Default_20_Paragraph_20_Font"><text:span text:style-name="T5">an-<text:line-break/></text:span></text:span><text:span text:style-name="Default_20_Paragraph_20_Font"><text:span text:style-name="T1">t</text:span></text:span><text:span text:style-name="Default_20_Paragraph_20_Font"><text:span text:style-name="T5">ur operat</text:span></text:span><text:span text:style-name="Default_20_Paragraph_20_Font"><text:span text:style-name="T1">io</text:span></text:span><text:span text:style-name="Default_20_Paragraph_20_Font"><text:span text:style-name="T5">nes; non laboriosa, quo fac</text:span></text:span><text:span text:style-name="Default_20_Paragraph_20_Font"><text:span text:style-name="T1">i</text:span></text:span><text:span text:style-name="Default_20_Paragraph_20_Font"><text:span text:style-name="T5">le elaboren</text:span></text:span><text:span text:style-name="Default_20_Paragraph_20_Font"><text:span text:style-name="T1">t</text:span></text:span><text:span text:style-name="Default_20_Paragraph_20_Font"><text:span text:style-name="T5">ur;<text:line-break/>promp</text:span></text:span><text:span text:style-name="Default_20_Paragraph_20_Font"><text:span text:style-name="T1">tit</text:span></text:span><text:span text:style-name="Default_20_Paragraph_20_Font"><text:span text:style-name="T5">udo, ut ad o</text:span></text:span><text:span text:style-name="Default_20_Paragraph_20_Font"><text:span text:style-name="T1">m</text:span></text:span><text:span text:style-name="Default_20_Paragraph_20_Font"><text:span text:style-name="T5">ne praest</text:span></text:span><text:span text:style-name="Default_20_Paragraph_20_Font"><text:span text:style-name="T1">o </text:span></text:span><text:span text:style-name="Default_20_Paragraph_20_Font"><text:span text:style-name="T5">sit, eorum conc</text:span></text:span><text:span text:style-name="Default_20_Paragraph_20_Font"><text:span text:style-name="T1">i</text:span></text:span><text:span text:style-name="Default_20_Paragraph_20_Font"><text:span text:style-name="T5">nn</text:span></text:span><text:span text:style-name="Default_20_Paragraph_20_Font"><text:span text:style-name="T1">it</text:span></text:span><text:span text:style-name="Default_20_Paragraph_20_Font"><text:span text:style-name="T5">a</text:span></text:span><text:span text:style-name="Default_20_Paragraph_20_Font"><text:span text:style-name="T1">s,<text:line-break/></text:span></text:span><text:span text:style-name="Default_20_Paragraph_20_Font"><text:span text:style-name="T5">ut c</text:span></text:span><text:span text:style-name="Default_20_Paragraph_20_Font"><text:span text:style-name="T1">o</text:span></text:span><text:span text:style-name="Default_20_Paragraph_20_Font"><text:span text:style-name="T5">nspec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m </text:span></text:span><text:span text:style-name="Default_20_Paragraph_20_Font"><text:span text:style-name="T5">oblectet. Qu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au</text:span></text:span><text:span text:style-name="Default_20_Paragraph_20_Font"><text:span text:style-name="T1">t</text:span></text:span><text:span text:style-name="Default_20_Paragraph_20_Font"><text:span text:style-name="T5">em exerc</text:span></text:span><text:span text:style-name="Default_20_Paragraph_20_Font"><text:span text:style-name="T1">i</text:span></text:span><text:span text:style-name="Default_20_Paragraph_20_Font"><text:span text:style-name="T5">ta</text:span></text:span><text:span text:style-name="Default_20_Paragraph_20_Font"><text:span text:style-name="T1">ti</text:span></text:span><text:span text:style-name="Default_20_Paragraph_20_Font"><text:span text:style-name="T5">onibu</text:span></text:span><text:span text:style-name="Default_20_Paragraph_20_Font"><text:span text:style-name="T1">s<text:line-break/></text:span></text:span><text:span text:style-name="Default_20_Paragraph_20_Font"><text:span text:style-name="T5">haec co</text:span></text:span><text:span text:style-name="Default_20_Paragraph_20_Font"><text:span text:style-name="T1">m</text:span></text:span><text:span text:style-name="Default_20_Paragraph_20_Font"><text:span text:style-name="T5">parentur. pronuncia</text:span></text:span><text:span text:style-name="Default_20_Paragraph_20_Font"><text:span text:style-name="T1">t</text:span></text:span><text:span text:style-name="Default_20_Paragraph_20_Font"><text:span text:style-name="T5">um est.</text:span></text:span></text:p>
      <text:p text:style-name="P2"><text:span text:style-name="Default_20_Paragraph_20_Font"><text:span text:style-name="T3">- </text:span></text:span><text:span text:style-name="Default_20_Paragraph_20_Font"><text:span text:style-name="T1">Quaedam profecto communia deligationibus utrisque<text:line-break/>funt; quaedam vero ipfarum alteri propria. Illa quidem<text:line-break/>prompte ac celeriter construendae deligationi sunt pro-<text:line-break/>pria; haec vero recte. ac decore jam constructae. oou-<text:line-break/>struendum delirationis genus </text:span></text:span><text:span text:style-name="Default_20_Paragraph_20_Font"><text:span text:style-name="T9">ἐργαζόμε</text:span></text:span><text:span text:style-name="Default_20_Paragraph_20_Font"><text:span text:style-name="T10">νο</text:span></text:span><text:span text:style-name="Default_20_Paragraph_20_Font"><text:span text:style-name="T9">ν</text:span></text:span><text:span text:style-name="Default_20_Paragraph_20_Font"><text:span text:style-name="T3"> </text:span></text:span><text:span text:style-name="Default_20_Paragraph_20_Font"><text:span text:style-name="T1">ipse nominat,<text:line-break/>jam constructum </text:span></text:span><text:span text:style-name="Default_20_Paragraph_20_Font"><text:span text:style-name="T9">είργασμένον</text:span></text:span><text:span text:style-name="Default_20_Paragraph_20_Font"><text:span text:style-name="T3">. </text:span></text:span><text:span text:style-name="Default_20_Paragraph_20_Font"><text:span text:style-name="T1">Non laboriose et concinne<text:line-break/>funt utrisque communia, non laboriose quidem .utrisque,<text:line-break/>tum nomine tum significatione; concinne utrisque nomine,<text:line-break/>significatione vero non peraeque. Nam in ea quae adhuc<text:line-break/>construitur deligatione manuum motu fit concinnitas ; in<text:line-break/>ea vero quae jam constructa est ducta fasciarum circum-<text:line-break/>volutione. At pronunciare par est eam quae construitur<text:line-break/>etiamnum fasciarum circumvolutionem concinnam edi in<text:line-break/>eo quod construitur deligationis genere. Numquid etiam<text:line-break/>non laboriose frequentius datur in ea quae construitur<text:line-break/>quam in ea quae jam constructa est? Nam quae jam con-<text:line-break/>structu est solo salinarum pressu dolorem affert; quae<text:line-break/>vero construitur ea quoque ratione, imo quod membrum</text:span></text:span></text:p>
      <text:p text:style-name="P6"><text:span text:style-name="Default_20_Paragraph_20_Font"><text:span text:style-name="T1">indecenter contineatur, vel non: interdum enim idcirco<text:line-break/>comprimitur, quum ipsa fasciarum iniectio citra laesionem<text:line-break/>perficiatur. At fas est quoque. in hac auferere fasciarum<text:line-break/>tangentium coitum, sive tanget sive non, utrisque commu-<text:line-break/>nem esse; in ea autem quae construitur deligatione, sub<text:line-break/>eam quae manu curatur partem continentibus, sive ipsae<text:line-break/>comprimant sive non. In ea vero quae jam factu est fusi-<text:line-break/>pensione .quidem ut in brachii misella; repositione vero,<text:line-break/>ut in cruris rebus . ipsi fubjectis quibus fulciatur. Non<text:line-break/>parum autem quum deligatio construitur doloris vacui-<text:line-break/>tati confert operandi celeritas quae promptitudine potis-<text:line-break/>simum .expletur. Atque haec sane praecipua </text:span></text:span><text:span text:style-name="Default_20_Paragraph_20_Font"><text:span text:style-name="T5">t</text:span></text:span><text:span text:style-name="Default_20_Paragraph_20_Font"><text:span text:style-name="T1">uus con-<text:line-break/>struendae deligationis bona et citra pressum amplexus et<text:line-break/>promptitudinis alacritas. Error enim in figura communis<text:line-break/>quoque est partibus devinctis. Atque ipsi de decenti con-<text:line-break/>struendae deligationis figura nunc instat oratio. Suae funt<text:line-break/>figurarum virtutes et vitia, quemadmodum et fasciarum, de<text:line-break/>quibus hic dumtaxat praetermissa figura mentionem facit.</text:span></text:span></text:p>
      <text:p text:style-name="P2"><text:span text:style-name="Default_20_Paragraph_20_Font"><text:span text:style-name="T1">Quum itaque prompte construatur deligatio, celeriter opus<text:line-break/>peragitur: .ipse namque promptitudinem , quid nimirum<text:line-break/>valeat his verbis declaravit: </text:span></text:span><text:span text:style-name="Default_20_Paragraph_20_Font"><text:span text:style-name="T5">promp</text:span></text:span><text:span text:style-name="Default_20_Paragraph_20_Font"><text:span text:style-name="T1">t</text:span></text:span><text:span text:style-name="Default_20_Paragraph_20_Font"><text:span text:style-name="T5">itudo vero ut ad<text:line-break/>omne parata si</text:span></text:span><text:span text:style-name="Default_20_Paragraph_20_Font"><text:span text:style-name="T1">n Idque contingit , quum qur nunc deti-<text:line-break/>gat, praenovit nullam sibi ambiguitatem nullamque difce-<text:line-break/>ptationem dum operatur succidere, utrum hoc modo de-<text:line-break/>eeat, aut ulla ratione non deceat fasciam ducere. Liber-<text:line-break/>tas igitur idem exsistens, quod paratissima facillimam ef-<text:line-break/>ficit operationem. Ipfe vero pronunciavit doloris vacui-<text:line-break/>talem ex facite operando oboriri. Constat autem celeri-<text:line-break/>tatem et promptis et celeribus operationibus junctam esse.<text:line-break/>Itaque doloris vacuitas eorum est quae manu curando ae-<text:line-break/>grotanti conducunt, et ob ipfam celeritas prompta udine<text:line-break/>facillima, si operationibus quoque suppetat. Concinnitas<text:line-break/>autem spectantibus oculis oblectamentum parit, quemad--<text:line-break/>modum serie protulit Hippocrates; ut quae ex rerum manu<text:line-break/>medenti necessariarum amplitudine pendeat ipsique apud<text:line-break/>vulgus gloriam adaugeat, qua vir ambitiofus evadit ut de-<text:line-break/>liciarum puerilium amator. Vir autem humanus non vi-<text:line-break/>lior quidem redditur, sed laudavi desiderat, dans operam</text:span></text:span></text:p>
      <text:p text:style-name="P2"><text:span text:style-name="Default_20_Paragraph_20_Font"><text:span text:style-name="T1">ut apud aegrotos magis fide et auct</text:span></text:span><text:span text:style-name="Default_20_Paragraph_20_Font"><text:span text:style-name="T5">o</text:span></text:span><text:span text:style-name="Default_20_Paragraph_20_Font"><text:span text:style-name="T1">ritate valeat, quos ea<text:line-break/>re. sibi obsequentiores .conciliabit, quod ipsis perutilius<text:line-break/>exsistit. Hujus ergo auctoritatis apud vulgus captandae<text:line-break/>gratia, non solum medicus,^ verum etiam philosophus glo-<text:line-break/>rlam aucupari contendit. Magis enim homines Iuvat,<text:line-break/>quum apud eos et honoratur et admirationi est, ut qui<text:line-break/>quae facit magis imitentur ac ejus imperiis tamquam der<text:line-break/>cujusdam mandatis obtemperent. Quibus vero exercita-<text:line-break/>lienibus haec comparentur pronunciatum esu Celeriter,<text:line-break/>non laboriose, facile ac prompte, a quibus exercitationi-<text:line-break/>bus operandi facultas medicis suppetat dictum esse pro-<text:line-break/>nunciavit. Etenim pronunciatum est potissimum quidem<text:line-break/>tum ubi fcripsit, agentem in . operibus edendis utraque<text:line-break/>manu exercendum esse. et ambabus .simul: ambae siquidem<text:line-break/>sunt similes; tum. ubi .docuit ;in intumis digitis exercen-<text:line-break/>dis pleraque indice quidem ad pollicem admoto, tota. voro<text:line-break/>- manu prona et ambabus adversis agenda- esse..</text:span></text:span></text:p>
      <text:h text:style-name="P30" text:outline-level="2"><text:span text:style-name="Default_20_Paragraph_20_Font">II.</text:span></text:h>
      <text:p text:style-name="P4"><text:span text:style-name="Default_20_Paragraph_20_Font"><text:span text:style-name="T5">Quae construc</text:span></text:span><text:span text:style-name="Default_20_Paragraph_20_Font"><text:span text:style-name="T1">t</text:span></text:span><text:span text:style-name="Default_20_Paragraph_20_Font"><text:span text:style-name="T5">a est, recte, decore. </text:span></text:span><text:span text:style-name="Default_20_Paragraph_20_Font"><text:span text:style-name="T1">D</text:span></text:span><text:span text:style-name="Default_20_Paragraph_20_Font"><text:span text:style-name="T5">ec</text:span></text:span><text:span text:style-name="Default_20_Paragraph_20_Font"><text:span text:style-name="T1">o</text:span></text:span><text:span text:style-name="Default_20_Paragraph_20_Font"><text:span text:style-name="T5">requ</text:span></text:span><text:span text:style-name="Default_20_Paragraph_20_Font"><text:span text:style-name="T1">i</text:span></text:span><text:span text:style-name="Default_20_Paragraph_20_Font"><text:span text:style-name="T5">dem simpl</text:span></text:span><text:span text:style-name="Default_20_Paragraph_20_Font"><text:span text:style-name="T1">i-<text:line-break/></text:span></text:span><text:span text:style-name="Default_20_Paragraph_20_Font"><text:span text:style-name="T5">c</text:span></text:span><text:span text:style-name="Default_20_Paragraph_20_Font"><text:span text:style-name="T1">i</text:span></text:span><text:span text:style-name="Default_20_Paragraph_20_Font"><text:span text:style-name="T5">ter, d</text:span></text:span><text:span text:style-name="Default_20_Paragraph_20_Font"><text:span text:style-name="T1">isti</text:span></text:span><text:span text:style-name="Default_20_Paragraph_20_Font"><text:span text:style-name="T5">nc</text:span></text:span><text:span text:style-name="Default_20_Paragraph_20_Font"><text:span text:style-name="T1">t</text:span></text:span><text:span text:style-name="Default_20_Paragraph_20_Font"><text:span text:style-name="T5">e; aut sim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i</text:span></text:span><text:span text:style-name="Default_20_Paragraph_20_Font"><text:span text:style-name="T5">bus aut aequal</text:span></text:span><text:span text:style-name="Default_20_Paragraph_20_Font"><text:span text:style-name="T1">i</text:span></text:span><text:span text:style-name="Default_20_Paragraph_20_Font"><text:span text:style-name="T5">bus; aequal</text:span></text:span><text:span text:style-name="Default_20_Paragraph_20_Font"><text:span text:style-name="T1">i</text:span></text:span><text:span text:style-name="Default_20_Paragraph_20_Font"><text:span text:style-name="T5">ter<text:line-break/>et sim</text:span></text:span><text:span text:style-name="Default_20_Paragraph_20_Font"><text:span text:style-name="T1">i</text:span></text:span><text:span text:style-name="Default_20_Paragraph_20_Font"><text:span text:style-name="T5">liter aut</text:span></text:span><text:span text:style-name="Default_20_Paragraph_20_Font"><text:span text:style-name="T1"> i</text:span></text:span><text:span text:style-name="Default_20_Paragraph_20_Font"><text:span text:style-name="T5">naequal</text:span></text:span><text:span text:style-name="Default_20_Paragraph_20_Font"><text:span text:style-name="T1">i</text:span></text:span><text:span text:style-name="Default_20_Paragraph_20_Font"><text:span text:style-name="T5">ter et d</text:span></text:span><text:span text:style-name="Default_20_Paragraph_20_Font"><text:span text:style-name="T1">is</text:span></text:span><text:span text:style-name="Default_20_Paragraph_20_Font"><text:span text:style-name="T5">sim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i</text:span></text:span><text:span text:style-name="Default_20_Paragraph_20_Font"><text:span text:style-name="T5">bus , </text:span></text:span><text:span text:style-name="Default_20_Paragraph_20_Font"><text:span text:style-name="T1">i</text:span></text:span><text:span text:style-name="Default_20_Paragraph_20_Font"><text:span text:style-name="T5">naequal</text:span></text:span><text:span text:style-name="Default_20_Paragraph_20_Font"><text:span text:style-name="T1">i</text:span></text:span><text:span text:style-name="Default_20_Paragraph_20_Font"><text:span text:style-name="T5">ter<text:line-break/>et d</text:span></text:span><text:span text:style-name="Default_20_Paragraph_20_Font"><text:span text:style-name="T1">tspmili</text:span></text:span><text:span text:style-name="Default_20_Paragraph_20_Font"><text:span text:style-name="T5">ter. spec</text:span></text:span><text:span text:style-name="Default_20_Paragraph_20_Font"><text:span text:style-name="T1">i</text:span></text:span><text:span text:style-name="Default_20_Paragraph_20_Font"><text:span text:style-name="T5">e</text:span></text:span><text:span text:style-name="Default_20_Paragraph_20_Font"><text:span text:style-name="T1">s </text:span></text:span><text:span text:style-name="Default_20_Paragraph_20_Font"><text:span text:style-name="T5">au</text:span></text:span><text:span text:style-name="Default_20_Paragraph_20_Font"><text:span text:style-name="T1">t</text:span></text:span><text:span text:style-name="Default_20_Paragraph_20_Font"><text:span text:style-name="T5">em hae sun</text:span></text:span><text:span text:style-name="Default_20_Paragraph_20_Font"><text:span text:style-name="T1">t, sim</text:span></text:span><text:span text:style-name="Default_20_Paragraph_20_Font"><text:span text:style-name="T5">p</text:span></text:span><text:span text:style-name="Default_20_Paragraph_20_Font"><text:span text:style-name="T1">l</text:span></text:span><text:span text:style-name="Default_20_Paragraph_20_Font"><text:span text:style-name="T5">ex, c</text:span></text:span><text:span text:style-name="Default_20_Paragraph_20_Font"><text:span text:style-name="T1">i</text:span></text:span><text:span text:style-name="Default_20_Paragraph_20_Font"><text:span text:style-name="T5">rcu-<text:line-break/>laris, asc</text:span></text:span><text:span text:style-name="Default_20_Paragraph_20_Font"><text:span text:style-name="T1">i</text:span></text:span><text:span text:style-name="Default_20_Paragraph_20_Font"><text:span text:style-name="T5">a, sima, oculus, rhombus e</text:span></text:span><text:span text:style-name="Default_20_Paragraph_20_Font"><text:span text:style-name="T1">t </text:span></text:span><text:span text:style-name="Default_20_Paragraph_20_Font"><text:span text:style-name="T5">d</text:span></text:span><text:span text:style-name="Default_20_Paragraph_20_Font"><text:span text:style-name="T1">i</text:span></text:span><text:span text:style-name="Default_20_Paragraph_20_Font"><text:span text:style-name="T5">m</text:span></text:span><text:span text:style-name="Default_20_Paragraph_20_Font"><text:span text:style-name="T1">i</text:span></text:span><text:span text:style-name="Default_20_Paragraph_20_Font"><text:span text:style-name="T5">d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t</text:span></text:span><text:span text:style-name="Default_20_Paragraph_20_Font"><text:span text:style-name="T5">us. spe-<text:line-break/>cie</text:span></text:span><text:span text:style-name="Default_20_Paragraph_20_Font"><text:span text:style-name="T1">s </text:span></text:span><text:span text:style-name="Default_20_Paragraph_20_Font"><text:span text:style-name="T5">specie</text:span></text:span><text:span text:style-name="Default_20_Paragraph_20_Font"><text:span text:style-name="T1">i </text:span></text:span><text:span text:style-name="Default_20_Paragraph_20_Font"><text:span text:style-name="T5">et part</text:span></text:span><text:span text:style-name="Default_20_Paragraph_20_Font"><text:span text:style-name="T1">is </text:span></text:span><text:span text:style-name="Default_20_Paragraph_20_Font"><text:span text:style-name="T5">de</text:span></text:span><text:span text:style-name="Default_20_Paragraph_20_Font"><text:span text:style-name="T1">li</text:span></text:span><text:span text:style-name="Default_20_Paragraph_20_Font"><text:span text:style-name="T5">gandae affec</text:span></text:span><text:span text:style-name="Default_20_Paragraph_20_Font"><text:span text:style-name="T1">ti</text:span></text:span><text:span text:style-name="Default_20_Paragraph_20_Font"><text:span text:style-name="T5">on</text:span></text:span><text:span text:style-name="Default_20_Paragraph_20_Font"><text:span text:style-name="T1">i </text:span></text:span><text:span text:style-name="Default_20_Paragraph_20_Font"><text:span text:style-name="T5">congrua</text:span></text:span><text:span text:style-name="Default_20_Paragraph_20_Font"><text:span text:style-name="T1">t.</text:span></text:span></text:p>
      <text:p text:style-name="P1"><text:span text:style-name="Default_20_Paragraph_20_Font"><text:span text:style-name="T1">Duabus deligationis speciebus constitutis et ipsis vo-<text:line-break/>catis: una quidem quae adhuc fit constituenda; altera<text:line-break/>vero quae jam facta est; constructa, nunc in eo quae hunc<text:line-break/>praecedit textu construendam deligationem quo optime<text:line-break/>construatur percensuit. In hoc vero praesenti constru-<text:line-break/>ctam perlustrat, in quo hanc decore factam esse pronuu-<text:line-break/>ciat, si tum simpliciter tum distincte processerit; simpli-<text:line-break/>citer quidem quum ipsi linteum neque impactum est ne-<text:line-break/>que duplicatum inferitur neque rugas habet, sed aequabi-<text:line-break/>liter partibus omnibus impositum ; distincte vero , quum<text:line-break/>fecundae et tertiae lintei distributiones involvuntur. -At-</text:span></text:span></text:p>
      <text:p text:style-name="P6">que hic mihi etiam videtur ex duobus ab eo pronuncia-<text:line-break/>tis quibus deligatio decore constructa expletur, alterum<text:line-break/>quidem simpliciter, non prorsus explicatum tamquam di-<text:line-break/>lucidum enunciasse,^ ut alterum vero distincte quum ex-<text:line-break/>plicat sequentia omnia intellexisse. Jam vero his men-<text:line-break/>tem adhibe, memorans me paulo ante explicasse <text:span text:style-name="Default_20_Paragraph_20_Font"><text:span text:style-name="T7">distincte<text:line-break/></text:span></text:span>decenter elfe. Appositum est secundum fafciae circuitum<text:line-break/>interdum plane aequalem, ac primo nulIa ex parte diver-<text:line-break/>Eum esse, interdum inaequalem. Fit autem aequalis ex-<text:line-break/>tremis^ partium fasciae partibus pro latitudine hucusque<text:line-break/>desinentibus, ut alterum neque exsuperet neque desit, sed<text:line-break/>ex utrisque sit extremum , ac si quoque una quaedam<text:line-break/>esset unius fasciae duplicatae positura. Iam vero ipsi<text:line-break/>similiter tertius fiat circuitus et quartus, si hoc quoque<text:line-break/>sit opus. Itaque et in eo qui rhombus, et in eo qui se-<text:line-break/>mirhombus vocatur, hanc accurationem servari oportet.</text:p>
      <text:p text:style-name="Normal"><text:span text:style-name="Default_20_Paragraph_20_Font"><text:span text:style-name="T7">- A. B.</text:span></text:span></text:p>
      <text:p text:style-name="P10">rhombus.<text:tab/>semirhombus.</text:p>
      <text:p text:style-name="P6">Enimvero catagmaticam, <text:span text:style-name="Default_20_Paragraph_20_Font"><text:span text:style-name="T7">suacturis</text:span></text:span> i<text:span text:style-name="Default_20_Paragraph_20_Font"><text:span text:style-name="T7">doneam,</text:span></text:span> deligationem,<text:line-break/>quum cubito aut brachio aut femori adstruitur, faciliorem<text:line-break/>Iocum occupare contingit. In ipsa namque imperat pri-<text:line-break/>mam fasciam sursum distribui , secundam prius deorsum,<text:line-break/>deinde adverso sursum donec in idem extremum ad secun-<text:line-break/>dam accedat. Id autem fieri nequit, nisi lateralia linteo-<text:line-break/>russi extrema sibi mutuo immutentur. In hac certe idem<text:line-break/>iterabitur servata per totam deligationem aequali inclina-<text:line-break/>tione, quam ab orbiculari spira orsam formavimus. Vo-<text:line-break/>catur autem orbicularis quae partem affectam toto orbe<text:line-break/>citra inclinationem amplectitur. In hac igitur later<text:span text:style-name="Default_20_Paragraph_20_Font"><text:span text:style-name="T7">e</text:span></text:span>m<text:line-break/>secundae et tertiae circumvolutionis fasciarum extrema<text:line-break/>sibi mutuo subjacent, nullo excedente nulloque <text:span text:style-name="Default_20_Paragraph_20_Font"><text:span text:style-name="T7">s</text:span></text:span>ublabente.</text:p>
      <text:p text:style-name="Normal"><text:span text:style-name="Default_20_Paragraph_20_Font"><text:span text:style-name="T7">C. st.</text:span></text:span></text:p>
      <text:p text:style-name="P4">Orbicularis sinc<text:span text:style-name="Default_20_Paragraph_20_Font"><text:span text:style-name="T7">e</text:span></text:span>ra <text:span text:style-name="Default_20_Paragraph_20_Font"><text:span text:style-name="T7">e</text:span></text:span>t aequalis Astis sincera e<text:span text:style-name="Default_20_Paragraph_20_Font"><text:span text:style-name="T7">t</text:span></text:span> stequalli.<text:line-break/>deligsttio.</text:p>
      <text:p text:style-name="Normal">At in declinante deligatione fasciae distributionem aut<text:line-break/>inferiores affecti loci partes devolvi aut ad superior^<text:line-break/>evehi necesse ell. Ut a<text:span text:style-name="Default_20_Paragraph_20_Font"><text:span text:style-name="T7">u</text:span></text:span>tem in hac perpetuo similem</text:p>
      <text:p text:style-name="P2"><text:span text:style-name="Default_20_Paragraph_20_Font"><text:span text:style-name="T1">declinationem observa veris, ita distincta ac facilis ubique<text:line-break/>erit delegatio. Quodsi jam rebus proditis mentem inten-<text:line-break/>das, jam tibi innotescet orbicularis spicae fasciarum unicum<text:line-break/>esse modum, cui neque plus, neque minus est, non autem<text:line-break/>unicum declinantis. Etenim plus et minus alteram. altera<text:line-break/>declinare contingit. Hic tamen illam quae paululum de-<text:line-break/>din</text:span></text:span><text:span text:style-name="Default_20_Paragraph_20_Font"><text:span text:style-name="T5">o</text:span></text:span><text:span text:style-name="Default_20_Paragraph_20_Font"><text:span text:style-name="T1">verit, asciam, quae multum, simam per translationem<text:line-break/>usurpatis nominibus vocatam. Asciam namque fabri ligna-<text:line-break/>rii quoddam instrumentum appellant, quod in summitate.<text:line-break/>qua ligna incidit, modice incurvum supercilium habet,<text:line-break/>- veluti labrum.</text:span></text:span></text:p>
      <text:p text:style-name="Normal"><text:span text:style-name="Default_20_Paragraph_20_Font"><text:span text:style-name="T5">E. .</text:span></text:span></text:p>
      <text:p text:style-name="P1">Lima distincta aequalis- sima distincta inaequalis.</text:p>
      <text:p text:style-name="P1"><text:span text:style-name="Default_20_Paragraph_20_Font"><text:span text:style-name="T1">Sima vero loca Graeci vocant in quibus planities col-<text:line-break/>lem copulat; in ipsis copula simum nascitur, quum neutrum<text:line-break/>continentium simum existat, Planities siquidem recta ae-<text:line-break/>qualis est, collis vero acclivis et altus, atque ubi </text:span></text:span><text:span text:style-name="Default_20_Paragraph_20_Font"><text:span text:style-name="T5">t</text:span></text:span><text:span text:style-name="Default_20_Paragraph_20_Font"><text:span text:style-name="T1">ele<text:line-break/>mutuo copulant, sima figura proditur. Eadem figura fit,<text:line-break/>qua declivis via acclivi in ipsarum copula committitur.</text:span></text:span></text:p>
      <text:p text:style-name="P2"><text:span text:style-name="Default_20_Paragraph_20_Font"><text:span text:style-name="T1">Eodem modo sima nasi pars , in qua et medium partium<text:line-break/>quae utrimque in sublime feruntur ortum habet, atque<text:line-break/>tum universus na</text:span></text:span><text:span text:style-name="Default_20_Paragraph_20_Font"><text:span text:style-name="T5">t</text:span></text:span><text:span text:style-name="Default_20_Paragraph_20_Font"><text:span text:style-name="T1">us ab ea parte simus nominatur. Mul-<text:line-break/>tas enim scimus tutis corporibus appellationes a quibus-<text:line-break/>dam partium accidentibus oboriri, quomodo et ipfum bo-<text:line-break/>minen</text:span></text:span><text:span text:style-name="Default_20_Paragraph_20_Font"><text:span text:style-name="T5">t</text:span></text:span><text:span text:style-name="Default_20_Paragraph_20_Font"><text:span text:style-name="T1"> simum appellari. Non enim simus sicut crassas<text:line-break/>aut tenuis aut albus vel niger, sed velut glaucus vel ra-<text:line-break/>vus vel gibbus dicitur. Ergo in naso quidem et via simi-<text:line-break/>tas proprie nominatur, in deligatione vero ab Hippocrate<text:line-break/>per translationem, quemadmodum et labrum et ascia, cic-<text:line-break/>cuitus fasciarum species; Quum enim jubeat splenia mem-<text:line-break/>bro asciatim involvi, definit orbiculari circuitu eum qui<text:line-break/>sicut fabrilis aleia declinat. Noti enim vult magnopere<text:line-break/>obliquum esse spiculorum circuitum ab. orbiculari multum<text:line-break/>remotum , sed paululum declinantem, quoad sat tutissimum<text:line-break/>. contusarum partium amplexum efficiant.</text:span></text:span></text:p>
      <text:p text:style-name="P2"><text:span text:style-name="Default_20_Paragraph_20_Font"><text:span text:style-name="T1">At perspicuum est in utroque dictorum circuituum et<text:line-break/>plus et minus inclinationis esse, quum neuter ipforunr<text:line-break/>simplex sit et uniformis, cujusmodi est orbicularis. In illo<text:line-break/>siquidem orbicularem simplici oppositum adducit, fed post-<text:line-break/>ea et aIuiam et simuui utcumque per se et scor</text:span></text:span><text:span text:style-name="Default_20_Paragraph_20_Font"><text:span text:style-name="T5">t</text:span></text:span><text:span text:style-name="Default_20_Paragraph_20_Font"><text:span text:style-name="T1">um ut<text:line-break/>definitum esu Distincte autem significat , quod discrete et<text:line-break/>feorsim fieri diximus aut quum omnes fasciae circuitus<text:line-break/>eosdem habent latrtudluis fines aut inclinationem ordina- .<text:line-break/>tam. Voco antem ndinatam inclinationem, si qui e cum<text:line-break/>linteorum latitudine conspiciuntur, aeque inter fe distanti<text:line-break/>Atque id continget, quum qui deligat, quam ab initio<text:line-break/>instituit aequalem ubique inclinationem servet.</text:span></text:span></text:p>
      <text:p text:style-name="P1"><text:span text:style-name="Default_20_Paragraph_20_Font"><text:span text:style-name="T1">Quemadmodum autem Artemidorus et Diofcorides alibi<text:line-break/>priscos textus innovant ac transponunt, ita hic quoque<text:line-break/>ca</text:span></text:span><text:span text:style-name="Default_20_Paragraph_20_Font"><text:span text:style-name="T5">t</text:span></text:span><text:span text:style-name="Default_20_Paragraph_20_Font"><text:span text:style-name="T1">um transmutant videlicet dictionem , simplex orbicula-<text:line-break/>ris, simplex lu orbem scribentes. Rem quidem recte in-<text:line-break/>tellexerunt, fed audacter scripturas^ immutarunt. Quae</text:span></text:span></text:p>
      <text:p text:style-name="P6"><text:span text:style-name="Default_20_Paragraph_20_Font"><text:span text:style-name="T1">tamen plurima non probe intellexerunt, ausi funt ea im-<text:line-break/>nmtare , quorum nunc propterea mentionem facio , quam-<text:line-break/>vis textus quorum ab initio ad hunc usque diem decem<text:line-break/>millia mutarunt, non memoraverim, quum hos recte in-<text:line-break/>tellexisse et clarius transscripsisse mihi videantur, Abe-<text:line-break/>rant tamen in parvis, neque mentem auctoris assequuntur;<text:line-break/>verum-de bis femel dixisse fatis sit. Praefatus autem Hip-<text:line-break/>pocrates. decore quidem, simpliciter, distincte; deinde vero<text:line-break/>his additis; similibus et dissimilibus, aequaliter et simili-<text:line-break/>ter; inaequalibus et dissimilibus , inaequaliter et dissimili-<text:line-break/>ter, quasi communem distinctarum deligationum </text:span></text:span><text:span text:style-name="Default_20_Paragraph_20_Font"><text:span text:style-name="T5">t</text:span></text:span><text:span text:style-name="Default_20_Paragraph_20_Font"><text:span text:style-name="T1">ropum<text:line-break/>docuit. Aequalia namque et similia corporis membra ae-<text:line-break/>qualiter similiter suas partes sa</text:span></text:span><text:span text:style-name="Default_20_Paragraph_20_Font"><text:span text:style-name="T5">l</text:span></text:span><text:span text:style-name="Default_20_Paragraph_20_Font"><text:span text:style-name="T1">uiam universam devinci<text:line-break/>postulant; inaequalia et dissimilia inaequaliter et dissimili-<text:line-break/>ter. Prifica certe exemplaria hujusque .libri interpretes<text:line-break/>non integresuriptas sententias norunt, non additis i nae-<text:line-break/>qualiter et dissimiliter, verum his scriptis inaequalibus. et<text:line-break/>dissimilibus subaudire quoque volunt inaequaliter et dissi-</text:span></text:span></text:p>
      <text:p text:style-name="P6">milite<text:span text:style-name="Default_20_Paragraph_20_Font"><text:span text:style-name="T7">s, </text:span></text:span>ab Hippocrate praetermissa, quod ex pronuntia-<text:line-break/>torum serie manifesta innotescerent. Haec autem inter-<text:line-break/>prolationis facies brevitatis propria non est, sed erratum<text:line-break/>manisestum. Praestiterit ergo, si hoc modo scripta com-<text:line-break/>perta sint, censere haec veluti alia multa primorum exem-<text:line-break/>plurium erroribus scatere, idque contigisse, quod librarius<text:line-break/>ea praeterierit erroresque hucusque superfuerint. In bra-<text:line-break/>chio itaque aequaliter et similiter construi possunt circui-<text:line-break/>tus, qui in femore et cubito digrediuntur, pauIo vero<text:line-break/>magis in tibias dilabuntur. At in humeri capite et in<text:line-break/>ischio contrariis partibus indigemus, quemadmodum iet in<text:line-break/>capitis lateribus. frons quidem et nasus orbicularem fa-<text:line-break/>sci a e circulum desiderant aequaliter et similiter ductum ,<text:line-break/>ut et verticis partes, qui etsi non in orbem hic deliga-<text:line-break/>dionem strui postulat, aequaliter et similiter procedente^<text:line-break/>requirit. De his autem in sequentibus diligentius traoe-<text:line-break/>bltur. Nunc vero ad textus residuum accedamus.</text:p>
      <text:p text:style-name="Normal"><text:span text:style-name="Default_20_Paragraph_20_Font"><text:span text:style-name="T7">V C. E.</text:span></text:span></text:p>
      <text:p text:style-name="P11">Oculus.<text:tab/>Rhombus.<text:tab/>Semirbcmbos.</text:p>
      <text:p text:style-name="P2"><text:span text:style-name="Default_20_Paragraph_20_Font"><text:span text:style-name="T1">Enimvero Hippocrates explicatis simplicibus quae tres<text:line-break/>funi fasciarum circuitibus, orbiculari., aleia, sima; dein-<text:line-break/>ceps quorundam compositorum trium meminit, oculi, rhombi<text:line-break/>et dimidiati. Huncdimidiatum , femirhombum etiam vo-<text:line-break/>citant. Postea vero subtexit : species autem speciei .et<text:line-break/>partis devinciendae affectioni congruat;: speciem fe</text:span></text:span><text:span text:style-name="Default_20_Paragraph_20_Font"><text:span text:style-name="T5">t</text:span></text:span><text:span text:style-name="Default_20_Paragraph_20_Font"><text:span text:style-name="T1">osae<text:line-break/>imperans, tum affectae partis speciei tum per se affectioni<text:line-break/>congruere. Deligatiouis enim speciem , quam oculum ap-<text:line-break/>pellamus, oculo adhibemus aut procidentiam periclitanti<text:line-break/>vel detentionis topicorum ipsi impositorum gratia; rhom-<text:line-break/>bum vero capiti, quum vel laxatas suturas conciliare vel<text:line-break/>dejecta ulceris labra cogere vel cutim amplius detractam<text:line-break/>in unum adducere et agglutinare volumus. His autem<text:line-break/>effectu respondet semirhombi usus.</text:span></text:span></text:p>
      <text:p text:style-name="P1"><text:span text:style-name="Default_20_Paragraph_20_Font"><text:span text:style-name="T1">At enim haec tanquam exempla scriptis prodidit Hip-<text:line-break/>pocrates. Simili veto modofpfis nos in unaquaque parte<text:line-break/>et affectione congruentem deligatio</text:span></text:span><text:span text:style-name="Default_20_Paragraph_20_Font"><text:span text:style-name="T5">n</text:span></text:span><text:span text:style-name="Default_20_Paragraph_20_Font"><text:span text:style-name="T1">em comperire vel ab</text:span></text:span></text:p>
      <text:p text:style-name="P6"><text:span text:style-name="Default_20_Paragraph_20_Font"><text:span text:style-name="T1">inventoribus discere oportet. Praestat autem doctorem<text:line-break/>non simpliciter imperare, sed et simul viam praecipere<text:line-break/>qua ipse deligationem invenerit. Memoria namque disci-<text:line-break/>pulla, si quando obliviscerentur , eo modo suppeteret et<text:line-break/>certe. quod non didicerint, id excogitare praesto forem.<text:line-break/>Quas ob res satius fortassis fuerit, etiam nos propriam in<text:line-break/>unico libro de fasciis tum parti cuique corporis tum aste-<text:line-break/>orioni consentaneis doctrinam construere.</text:span></text:span></text:p>
      <text:h text:style-name="Heading_20_2" text:outline-level="2"><text:bookmark-start text:name="bookmark6"/><text:span text:style-name="Default_20_Paragraph_20_Font">UL<text:tab/>. V .<text:tab/>-</text:span><text:bookmark-end text:name="bookmark6"/></text:h>
      <text:p text:style-name="P4"><text:span text:style-name="Default_20_Paragraph_20_Font"><text:span text:style-name="T5">At recte quae sit del</text:span></text:span><text:span text:style-name="Default_20_Paragraph_20_Font"><text:span text:style-name="T1">i</text:span></text:span><text:span text:style-name="Default_20_Paragraph_20_Font"><text:span text:style-name="T5">gat</text:span></text:span><text:span text:style-name="Default_20_Paragraph_20_Font"><text:span text:style-name="T1">i</text:span></text:span><text:span text:style-name="Default_20_Paragraph_20_Font"><text:span text:style-name="T5">on</text:span></text:span><text:span text:style-name="Default_20_Paragraph_20_Font"><text:span text:style-name="T1">is </text:span></text:span><text:span text:style-name="Default_20_Paragraph_20_Font"><text:span text:style-name="T5">duae spec</text:span></text:span><text:span text:style-name="Default_20_Paragraph_20_Font"><text:span text:style-name="T1">i</text:span></text:span><text:span text:style-name="Default_20_Paragraph_20_Font"><text:span text:style-name="T5">e</text:span></text:span><text:span text:style-name="Default_20_Paragraph_20_Font"><text:span text:style-name="T1">s, </text:span></text:span><text:span text:style-name="Default_20_Paragraph_20_Font"><text:span text:style-name="T5">una r</text:span></text:span><text:span text:style-name="Default_20_Paragraph_20_Font"><text:span text:style-name="T1">o</text:span></text:span><text:span text:style-name="Default_20_Paragraph_20_Font"><text:span text:style-name="T5">bori</text:span></text:span><text:span text:style-name="Default_20_Paragraph_20_Font"><text:span text:style-name="T1">s<text:line-break/></text:span></text:span><text:span text:style-name="Default_20_Paragraph_20_Font"><text:span text:style-name="T5">quae vel co</text:span></text:span><text:span text:style-name="Default_20_Paragraph_20_Font"><text:span text:style-name="T1">m</text:span></text:span><text:span text:style-name="Default_20_Paragraph_20_Font"><text:span text:style-name="T5">presse vel</text:span></text:span><text:span text:style-name="Default_20_Paragraph_20_Font"><text:span text:style-name="T1"> li</text:span></text:span><text:span text:style-name="Default_20_Paragraph_20_Font"><text:span text:style-name="T5">nte</text:span></text:span><text:span text:style-name="Default_20_Paragraph_20_Font"><text:span text:style-name="T1">o</text:span></text:span><text:span text:style-name="Default_20_Paragraph_20_Font"><text:span text:style-name="T5">ru</text:span></text:span><text:span text:style-name="Default_20_Paragraph_20_Font"><text:span text:style-name="T1">m m</text:span></text:span><text:span text:style-name="Default_20_Paragraph_20_Font"><text:span text:style-name="T5">ult</text:span></text:span><text:span text:style-name="Default_20_Paragraph_20_Font"><text:span text:style-name="T1">i</text:span></text:span><text:span text:style-name="Default_20_Paragraph_20_Font"><text:span text:style-name="T5">tud</text:span></text:span><text:span text:style-name="Default_20_Paragraph_20_Font"><text:span text:style-name="T1">i</text:span></text:span><text:span text:style-name="Default_20_Paragraph_20_Font"><text:span text:style-name="T5">ne constat.</text:span></text:span></text:p>
      <text:p text:style-name="P1"><text:span text:style-name="Default_20_Paragraph_20_Font"><text:span text:style-name="T1">Quod fpecies differentias appellare consueverit Hippo-<text:line-break/>crates superius divulgatum est. At maximam quaestio-^<text:line-break/>nem dissensionis causam inter libri interpretes excitavit,<text:line-break/>quum. duas species nominatim non- protulerit, quemadmo-<text:line-break/>dum in aliis ante. fecit. Ex his igitur speciebus una qui-</text:span></text:span></text:p>
      <text:p text:style-name="P12"><text:span text:style-name="Default_20_Paragraph_20_Font"><text:span text:style-name="T1">dem in constructionis modo fitaest, quam ipfe robur no-<text:line-break/>minavit, quod his verbis declarat: roboris quidem aut<text:line-break/>compressu aut linteorum multitudine. Est enim quaedam<text:line-break/>in deligatione roboris commoderatio , qua excedente qui-<text:line-break/>dem laborantes partium compressu , doloribus cruciantur;<text:line-break/>deficiente vero laxatam structuram fascia suscipit. Alte-<text:line-break/>ram vero rectae deligationis speciem non commemorati<text:line-break/>Postea vero quae de robore scriptis mandavit sic utique<text:line-break/>pronunciavit.</text:span></text:span></text:p>
      <text:p text:style-name="P4"><text:span text:style-name="Default_20_Paragraph_20_Font"><text:span text:style-name="T1">P</text:span></text:span><text:span text:style-name="Default_20_Paragraph_20_Font"><text:span text:style-name="T5">ar</text:span></text:span><text:span text:style-name="Default_20_Paragraph_20_Font"><text:span text:style-name="T1">tim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dem ipsa de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is m</text:span></text:span><text:span text:style-name="Default_20_Paragraph_20_Font"><text:span text:style-name="T5">ede</text:span></text:span><text:span text:style-name="Default_20_Paragraph_20_Font"><text:span text:style-name="T1">t</text:span></text:span><text:span text:style-name="Default_20_Paragraph_20_Font"><text:span text:style-name="T5">ur , part</text:span></text:span><text:span text:style-name="Default_20_Paragraph_20_Font"><text:span text:style-name="T1">im </text:span></text:span><text:span text:style-name="Default_20_Paragraph_20_Font"><text:span text:style-name="T5">vero</text:span></text:span><text:span text:style-name="Default_20_Paragraph_20_Font"><text:span text:style-name="T1"> -m</text:span></text:span><text:span text:style-name="Default_20_Paragraph_20_Font"><text:span text:style-name="T5">e-.<text:line-break/>den</text:span></text:span><text:span text:style-name="Default_20_Paragraph_20_Font"><text:span text:style-name="T1">t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subservi</text:span></text:span><text:span text:style-name="Default_20_Paragraph_20_Font"><text:span text:style-name="T1">t.</text:span></text:span></text:p>
      <text:p text:style-name="P1"><text:span text:style-name="Default_20_Paragraph_20_Font"><text:span text:style-name="T1">Hoc autem altera rectae deligationisnon est species,.<text:line-break/>sed universe communes sunt omnium deligatiouum u</text:span></text:span><text:span text:style-name="Default_20_Paragraph_20_Font"><text:span text:style-name="T5">t</text:span></text:span><text:span text:style-name="Default_20_Paragraph_20_Font"><text:span text:style-name="T1">us.<text:line-break/>Quandoquidem post haec qua ratione deligationis comme-:<text:line-break/>demtio servetur L scriptum est; deinde etiam de nodo;<text:line-break/>postea sequentem doctrinam auspicatur dicens : probe ta-o</text:span></text:span></text:p>
      <text:p text:style-name="P6"><text:span text:style-name="Default_20_Paragraph_20_Font"><text:span text:style-name="T1">men nosse convenit ad partes declives et acuminatas om-<text:line-break/>nem fasciam labi ac fugere, velut in capite furium, in<text:line-break/>tibia deor</text:span></text:span><text:span text:style-name="Default_20_Paragraph_20_Font"><text:span text:style-name="T5">t</text:span></text:span><text:span text:style-name="Default_20_Paragraph_20_Font"><text:span text:style-name="T1">um , et quae deinceps pronunciantur. Postea<text:line-break/>residua ipsius oratio de deligatiouis qualitate fit, ubi haecce<text:line-break/>via rursirm aperitur, qua noscimus unde singulis in par-<text:line-break/>tibus et morbis deligationem ordiri deceat et quam in<text:line-break/>partem omnium postremam deligationis finem ducere ;<text:line-break/>praeterea etiam quam et qualem in deligationis medio fa-<text:line-break/>fetarum distributionem moliri oporteat et quos in quaque<text:line-break/>parte circuitus, haec quoque docuit. In quibus enim in-<text:line-break/>quit: </text:span></text:span><text:span text:style-name="Default_20_Paragraph_20_Font"><text:span text:style-name="T5">par</text:span></text:span><text:span text:style-name="Default_20_Paragraph_20_Font"><text:span text:style-name="T1">t</text:span></text:span><text:span text:style-name="Default_20_Paragraph_20_Font"><text:span text:style-name="T5">e</text:span></text:span><text:span text:style-name="Default_20_Paragraph_20_Font"><text:span text:style-name="T1">s </text:span></text:span><text:span text:style-name="Default_20_Paragraph_20_Font"><text:span text:style-name="T5">quae m</text:span></text:span><text:span text:style-name="Default_20_Paragraph_20_Font"><text:span text:style-name="T1">o</text:span></text:span><text:span text:style-name="Default_20_Paragraph_20_Font"><text:span text:style-name="T5">ven</text:span></text:span><text:span text:style-name="Default_20_Paragraph_20_Font"><text:span text:style-name="T1">t</text:span></text:span><text:span text:style-name="Default_20_Paragraph_20_Font"><text:span text:style-name="T5">ur, u</text:span></text:span><text:span text:style-name="Default_20_Paragraph_20_Font"><text:span text:style-name="T1">t </text:span></text:span><text:span text:style-name="Default_20_Paragraph_20_Font"><text:span text:style-name="T5">art</text:span></text:span><text:span text:style-name="Default_20_Paragraph_20_Font"><text:span text:style-name="T1">i</text:span></text:span><text:span text:style-name="Default_20_Paragraph_20_Font"><text:span text:style-name="T5">cul</text:span></text:span><text:span text:style-name="Default_20_Paragraph_20_Font"><text:span text:style-name="T1">i, </text:span></text:span><text:span text:style-name="Default_20_Paragraph_20_Font"><text:span text:style-name="T5">qua insiec</text:span></text:span><text:span text:style-name="Default_20_Paragraph_20_Font"><text:span text:style-name="T1">t</text:span></text:span><text:span text:style-name="Default_20_Paragraph_20_Font"><text:span text:style-name="T5">untur,<text:line-break/></text:span></text:span><text:span text:style-name="Default_20_Paragraph_20_Font"><text:span text:style-name="T1">iniectionis fasciarum modum locumque percensuit; simul-<text:line-break/>que etiam quo pacto fasciarum extrema tuto his conti-<text:line-break/>nenda sint ferie scripsit; indeque digressus qui sint fascis-<text:line-break/>rum usus percurrit, ut altera recte constructae deligatio-<text:line-break/>nis fpecies quae praecedenti robori per divisionem oppo-<text:line-break/>.nitur, tota sit totius deligationis qualitas. At perarduum<text:line-break/>est uno communi vocabulo particulares hujus speciei com-</text:span></text:span></text:p>
      <text:p text:style-name="P2"><text:span text:style-name="Default_20_Paragraph_20_Font"><text:span text:style-name="T1">plecti differentias. Propterea fortassis minime tentavit<text:line-break/>etiamnum pergere, neque speciei robori per divisionem<text:line-break/>oppositae vocabula pronunciare. Rem autem ita habere<text:line-break/>ipsa verba testantur , quibus ostendit ipfas varietates quae<text:line-break/>singulis partibus a me sigillatim commemoratis oboriuntur.<text:line-break/>Verum appelletur totum id genus, dilucidae et conci</text:span></text:span><text:span text:style-name="Default_20_Paragraph_20_Font"><text:span text:style-name="T5">t</text:span></text:span><text:span text:style-name="Default_20_Paragraph_20_Font"><text:span text:style-name="T1">ae<text:line-break/>doctrinae gratia, deligatlonis qualitas: roboris quidem com-<text:line-break/>pressu et linteorum multitudine, quemadmodum fortitudi-<text:line-break/>nis nomen interdum imbecillitatis nomini contrarium sta-<text:line-break/>tui dicunt; interdum quod tum roboris tum imbecillitatis<text:line-break/>commune sit, ufurpant, sic magnitudinem et alia mulsa<text:line-break/>aequivoca nominis communione. Atque nunc eodem modo<text:line-break/>roboris vocabulum usurpatum esu Decet enim affectas<text:line-break/>partes fasciis neque vehementer comprimere neque- ita<text:line-break/>leviter amplecti, ut aegrotus ipfas injectas non sentiat.-<text:line-break/>, Atque etiam linteorum multitudo pro quantitate accipienda</text:span></text:span></text:p>
      <text:p text:style-name="P1"><text:span text:style-name="Default_20_Paragraph_20_Font"><text:span text:style-name="T1">est, ita ut neque multitudo e regione paucitati opposita<text:line-break/>nobis intelligenda siti Commoderatio namque deligationem</text:span></text:span></text:p>
      <text:p text:style-name="P13"><text:span text:style-name="Default_20_Paragraph_20_Font"><text:span text:style-name="T1">rectam efficit. At recta est ipsis deligatio quae proba est,<text:line-break/>nimirum quae confert juvatque. Equidem quum duae<text:line-break/>deligationes mutua relatione inter fe accipiuntur: alteram<text:line-break/>quidem quae validius c</text:span></text:span><text:span text:style-name="Default_20_Paragraph_20_Font"><text:span text:style-name="T5">o</text:span></text:span><text:span text:style-name="Default_20_Paragraph_20_Font"><text:span text:style-name="T1">mprimit, validiorem ; alteram vero<text:line-break/>quae imbecillius, imbecilliorem vocabimus, nihil enim ab-<text:line-break/>furdum esu Quum autem deligationem solvere aut vehe-<text:line-break/>mentius intendere opertet vel fasciarum multitudinem au-<text:line-break/>gere aut minuere, in opere de fracturis ipfe planissime<text:line-break/>docuit.</text:span></text:span></text:p>
      <text:h text:style-name="Heading_20_2" text:outline-level="2">V<text:tab/>.</text:h>
      <text:p text:style-name="Normal"><text:span text:style-name="Default_20_Paragraph_20_Font"><text:span text:style-name="T1">I</text:span></text:span><text:span text:style-name="Default_20_Paragraph_20_Font"><text:span text:style-name="T5">n h</text:span></text:span><text:span text:style-name="Default_20_Paragraph_20_Font"><text:span text:style-name="T1">is i</text:span></text:span><text:span text:style-name="Default_20_Paragraph_20_Font"><text:span text:style-name="T5">taque lex servanda.</text:span></text:span></text:p>
      <text:p text:style-name="P1"><text:span text:style-name="Default_20_Paragraph_20_Font"><text:span text:style-name="T1">Leges in civitatibus quaedam sunt rationes , quae ea<text:line-break/>imperant quae facienda sunt prohibentque contraria. His<text:line-break/>legibus similia esse pronunciat quae nunc commemorantur,<text:line-break/>quum nihil coniecturale aut ambiguum contineant aut ut</text:span></text:span></text:p>
      <text:p text:style-name="P6"><text:span text:style-name="Default_20_Paragraph_20_Font"><text:span text:style-name="T1">alia quaedam ad artem medendi speetantia. Idem quoque<text:line-break/>protulit in opere de fracturis , decretum remissa vehemeu-.<text:line-break/>tia ccmmoderatius efficiens. Non enim absolute loquutus<text:line-break/>est, ad haec itaque lex servanda veluti nunc. Verum haec<text:line-break/>oratio quemadmodum lex pulla de fractmarum curatione<text:line-break/>lata esu</text:span></text:span></text:p>
      <text:h text:style-name="Heading_20_2" text:outline-level="2"><text:bookmark-start text:name="bookmark8"/><text:span text:style-name="Default_20_Paragraph_20_Font">VI<text:tab/>.</text:span><text:bookmark-end text:name="bookmark8"/></text:h>
      <text:p text:style-name="P4"><text:span text:style-name="Default_20_Paragraph_20_Font"><text:span text:style-name="T1">E</text:span></text:span><text:span text:style-name="Default_20_Paragraph_20_Font"><text:span text:style-name="T5">n h</text:span></text:span><text:span text:style-name="Default_20_Paragraph_20_Font"><text:span text:style-name="T1">i</text:span></text:span><text:span text:style-name="Default_20_Paragraph_20_Font"><text:span text:style-name="T5">s au</text:span></text:span><text:span text:style-name="Default_20_Paragraph_20_Font"><text:span text:style-name="T1">t</text:span></text:span><text:span text:style-name="Default_20_Paragraph_20_Font"><text:span text:style-name="T5">em maxi</text:span></text:span><text:span text:style-name="Default_20_Paragraph_20_Font"><text:span text:style-name="T1">m</text:span></text:span><text:span text:style-name="Default_20_Paragraph_20_Font"><text:span text:style-name="T5">e del</text:span></text:span><text:span text:style-name="Default_20_Paragraph_20_Font"><text:span text:style-name="T1">i</text:span></text:span><text:span text:style-name="Default_20_Paragraph_20_Font"><text:span text:style-name="T5">gat</text:span></text:span><text:span text:style-name="Default_20_Paragraph_20_Font"><text:span text:style-name="T1">i</text:span></text:span><text:span text:style-name="Default_20_Paragraph_20_Font"><text:span text:style-name="T5">onis est compressis, qui it</text:span></text:span><text:span text:style-name="Default_20_Paragraph_20_Font"><text:span text:style-name="T1">a<text:line-break/></text:span></text:span><text:span text:style-name="Default_20_Paragraph_20_Font"><text:span text:style-name="T5">stat, ut adm</text:span></text:span><text:span text:style-name="Default_20_Paragraph_20_Font"><text:span text:style-name="T1">ot</text:span></text:span><text:span text:style-name="Default_20_Paragraph_20_Font"><text:span text:style-name="T5">a neque decedan</text:span></text:span><text:span text:style-name="Default_20_Paragraph_20_Font"><text:span text:style-name="T1">t </text:span></text:span><text:span text:style-name="Default_20_Paragraph_20_Font"><text:span text:style-name="T5">neque vehemen</text:span></text:span><text:span text:style-name="Default_20_Paragraph_20_Font"><text:span text:style-name="T1">ti</text:span></text:span><text:span text:style-name="Default_20_Paragraph_20_Font"><text:span text:style-name="T5">us</text:span></text:span><text:span text:style-name="Default_20_Paragraph_20_Font"><text:span text:style-name="T1"> i</text:span></text:span><text:span text:style-name="Default_20_Paragraph_20_Font"><text:span text:style-name="T5">n</text:span></text:span><text:span text:style-name="Default_20_Paragraph_20_Font"><text:span text:style-name="T1">iti-</text:span></text:span></text:p>
      <text:p text:style-name="Normal"><text:span text:style-name="Default_20_Paragraph_20_Font"><text:span text:style-name="T5">. tantur, sed- concinnent</text:span></text:span><text:span text:style-name="Default_20_Paragraph_20_Font"><text:span text:style-name="T1">u</text:span></text:span><text:span text:style-name="Default_20_Paragraph_20_Font"><text:span text:style-name="T5">r, n</text:span></text:span><text:span text:style-name="Default_20_Paragraph_20_Font"><text:span text:style-name="T1">o</text:span></text:span><text:span text:style-name="Default_20_Paragraph_20_Font"><text:span text:style-name="T5">n cogan</text:span></text:span><text:span text:style-name="Default_20_Paragraph_20_Font"><text:span text:style-name="T1">t</text:span></text:span><text:span text:style-name="Default_20_Paragraph_20_Font"><text:span text:style-name="T5">ur, m</text:span></text:span><text:span text:style-name="Default_20_Paragraph_20_Font"><text:span text:style-name="T1">i</text:span></text:span><text:span text:style-name="Default_20_Paragraph_20_Font"><text:span text:style-name="T5">nus ex</text:span></text:span><text:span text:style-name="Default_20_Paragraph_20_Font"><text:span text:style-name="T1">t</text:span></text:span><text:span text:style-name="Default_20_Paragraph_20_Font"><text:span text:style-name="T5">rema,<text:line-break/></text:span></text:span><text:span text:style-name="Default_20_Paragraph_20_Font"><text:span text:style-name="T1">. mi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mu</text:span></text:span><text:span text:style-name="Default_20_Paragraph_20_Font"><text:span text:style-name="T1">m </text:span></text:span><text:span text:style-name="Default_20_Paragraph_20_Font"><text:span text:style-name="T5">med</text:span></text:span><text:span text:style-name="Default_20_Paragraph_20_Font"><text:span text:style-name="T1">i</text:span></text:span><text:span text:style-name="Default_20_Paragraph_20_Font"><text:span text:style-name="T5">a.</text:span></text:span></text:p>
      <text:p text:style-name="P1"><text:span text:style-name="Default_20_Paragraph_20_Font"><text:span text:style-name="T1">Quae de roboris specie docentur in his maxima deli-<text:line-break/>gationis esse praecepta pronunciat, ut admota parti affe-<text:line-break/>etae topica lintea nimirum intelliguntur, neque a cute<text:line-break/>secedant neque ipsum premant, fed concinnentur, hoc est<text:line-break/>firmiter incumbant, non tamen cogant. Declarat autem</text:span></text:span></text:p>
      <text:p text:style-name="P6"><text:span text:style-name="Default_20_Paragraph_20_Font"><text:span text:style-name="T1">hoc verbum cogere, fasciam affectas partes tam vehemen-<text:line-break/>ter amplecti, ut dolorem excitet. Haec eadem praecepta<text:line-break/>de compressus modo, qua morbus est, nullatenus prae-<text:line-break/>teri</text:span></text:span><text:span text:style-name="Default_20_Paragraph_20_Font"><text:span text:style-name="T5">t</text:span></text:span><text:span text:style-name="Default_20_Paragraph_20_Font"><text:span text:style-name="T1">e consentaneum esu Quod in extremitatibus quoque<text:line-break/>hic protius prospiciendum est, verum minus quam in me-<text:line-break/>diis. optimum siquidem est:, artem erroris expertem esse ;<text:line-break/>si quid leve peccet, id tum .illis oboriri partibus tum<text:line-break/>morbis, quibus et levior laesio oborta est; minime vero<text:line-break/>errare lu quibus laesio ingens est.</text:span></text:span></text:p>
      <text:h text:style-name="Heading_20_2" text:outline-level="2"><text:span text:style-name="Default_20_Paragraph_20_Font">;<text:tab/>4 VII. -</text:span></text:h>
      <text:p text:style-name="P4"><text:span text:style-name="Default_20_Paragraph_20_Font"><text:span text:style-name="T1">N</text:span></text:span><text:span text:style-name="Default_20_Paragraph_20_Font"><text:span text:style-name="T5">odu</text:span></text:span><text:span text:style-name="Default_20_Paragraph_20_Font"><text:span text:style-name="T1">s </text:span></text:span><text:span text:style-name="Default_20_Paragraph_20_Font"><text:span text:style-name="T5">et silum non ferantur de</text:span></text:span><text:span text:style-name="Default_20_Paragraph_20_Font"><text:span text:style-name="T1">o</text:span></text:span><text:span text:style-name="Default_20_Paragraph_20_Font"><text:span text:style-name="T5">rsu</text:span></text:span><text:span text:style-name="Default_20_Paragraph_20_Font"><text:span text:style-name="T1">m, </text:span></text:span><text:span text:style-name="Default_20_Paragraph_20_Font"><text:span text:style-name="T5">sed sursum</text:span></text:span><text:span text:style-name="Default_20_Paragraph_20_Font"><text:span text:style-name="T1"> ii</text:span></text:span><text:span text:style-name="Default_20_Paragraph_20_Font"><text:span text:style-name="T5">t ex-<text:line-break/>h</text:span></text:span><text:span text:style-name="Default_20_Paragraph_20_Font"><text:span text:style-name="T1">i</text:span></text:span><text:span text:style-name="Default_20_Paragraph_20_Font"><text:span text:style-name="T5">bit</text:span></text:span><text:span text:style-name="Default_20_Paragraph_20_Font"><text:span text:style-name="T1">i</text:span></text:span><text:span text:style-name="Default_20_Paragraph_20_Font"><text:span text:style-name="T5">one e</text:span></text:span><text:span text:style-name="Default_20_Paragraph_20_Font"><text:span text:style-name="T1">t </text:span></text:span><text:span text:style-name="Default_20_Paragraph_20_Font"><text:span text:style-name="T5">praeparat</text:span></text:span><text:span text:style-name="Default_20_Paragraph_20_Font"><text:span text:style-name="T1">i</text:span></text:span><text:span text:style-name="Default_20_Paragraph_20_Font"><text:span text:style-name="T5">one et de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i</text:span></text:span><text:span text:style-name="Default_20_Paragraph_20_Font"><text:span text:style-name="T5">one et co</text:span></text:span><text:span text:style-name="Default_20_Paragraph_20_Font"><text:span text:style-name="T1">m</text:span></text:span><text:span text:style-name="Default_20_Paragraph_20_Font"><text:span text:style-name="T5">pre/sione.</text:span></text:span></text:p>
      <text:p text:style-name="P1"><text:span text:style-name="Default_20_Paragraph_20_Font"><text:span text:style-name="T1">Cur citra ordinem orationi de fasciis haec de his<text:line-break/>attulerit paulo post explorabimus. Nunc autem quod pro-<text:line-break/>nunciat prius intelligere tentemus. interpretibus obortum</text:span></text:span></text:p>
      <text:p text:style-name="P2"><text:span text:style-name="Default_20_Paragraph_20_Font"><text:span text:style-name="T1">est dissidium quod nonnulli simpliciter senserint et furium<text:line-break/>et deorsum de dimensione, ratione longitudinis enunciari,<text:line-break/>quidam vero affectus ratione, sed neutri dictionem feran-<text:line-break/>tur, neque de nodo neque de filo explicarunt.</text:span></text:span></text:p>
      <text:p text:style-name="Normal"><text:span text:style-name="Default_20_Paragraph_20_Font"><text:span text:style-name="T5">L E. E.</text:span></text:span></text:p>
      <text:p text:style-name="P14"><text:span text:style-name="Default_20_Paragraph_20_Font"><text:span text:style-name="T1">Nodus ex uno ea- Nodus ex duobus Retinaculum foris<text:line-break/>pire in duo crura capitibus fasciae.<text:tab/>ini</text:span></text:span><text:span text:style-name="Default_20_Paragraph_20_Font"><text:span text:style-name="T5">e</text:span></text:span><text:span text:style-name="Default_20_Paragraph_20_Font"><text:span text:style-name="T1">ctum.</text:span></text:span></text:p>
      <text:p text:style-name="P1"><text:span text:style-name="Default_20_Paragraph_20_Font"><text:span text:style-name="T1">scisso.</text:span></text:span></text:p>
      <text:p text:style-name="P15"><text:span text:style-name="Default_20_Paragraph_20_Font"><text:span text:style-name="T1">M.<text:tab/>A</text:span></text:span><text:span text:style-name="Default_20_Paragraph_20_Font"><text:span text:style-name="T5">l.<text:tab/>l .</text:span></text:span></text:p>
      <text:p text:style-name="P16"><text:span text:style-name="Default_20_Paragraph_20_Font"><text:span text:style-name="T1">nodus asciae m fa- Nodus in cutis su-<text:line-break/>scita.<text:tab/>turis.</text:span></text:span></text:p>
      <text:p text:style-name="Normal"><text:span text:style-name="Default_20_Paragraph_20_Font"><text:span text:style-name="T1">. omnibus igitur innotescit nodum vocari quod ex fa-<text:line-break/>sciis construitur , quum vel duo ipsarum extrema sibi mu-<text:line-break/>tuo connectuntur ac devinciuntur aut crus alterum scissum<text:line-break/>est aut tertium rpsis foris adjicitur quod retinaculum ap-<text:line-break/>pellatur. Simili quoque ratione conflet, filum .vocari<text:line-break/>quod per acus foramen diductum est, ut aut dissecti cor-<text:line-break/>poris partes inter su coniungat aut extremum fasciae prae-<text:line-break/>fubjacentibus ipsis partibus consuat. Atque nunc praefens<text:line-break/>. oratio est de filo ad hunc usum paratu, quo jubet </text:span></text:span><text:span text:style-name="Default_20_Paragraph_20_Font"><text:span text:style-name="T9">νομήν</text:span></text:span></text:p>
      <text:p text:style-name="P6"><text:span text:style-name="Default_20_Paragraph_20_Font"><text:span text:style-name="T1">spi</text:span></text:span><text:span text:style-name="Default_20_Paragraph_20_Font"><text:span text:style-name="T5">ram</text:span></text:span><text:span text:style-name="Default_20_Paragraph_20_Font"><text:span text:style-name="T1"> surfum ferri. Quid vero </text:span></text:span><text:span text:style-name="Default_20_Paragraph_20_Font"><text:span text:style-name="T9">νομὴν</text:span></text:span><text:span text:style-name="Default_20_Paragraph_20_Font"><text:span text:style-name="T3"> </text:span></text:span><text:span text:style-name="Default_20_Paragraph_20_Font"><text:span text:style-name="T1">vocet, ex ipfo<text:line-break/>didicisse oportet , qui. saepe eo nomine u</text:span></text:span><text:span text:style-name="Default_20_Paragraph_20_Font"><text:span text:style-name="T5">t</text:span></text:span><text:span text:style-name="Default_20_Paragraph_20_Font"><text:span text:style-name="T1">us est ad sascia-<text:line-break/>rum ab initio ad finem usque deductionem. .In fracturis<text:line-break/>enim imperavit utrarumque fasciarum principium fupra<text:line-break/>ipfam fracturam imponi , exinde vero priori quidem disi-<text:line-break/>tributionem furtum fieri .at fecundae primum quidem<text:line-break/>deorsum , deinde. rursus furium </text:span></text:span><text:span text:style-name="Default_20_Paragraph_20_Font"><text:span text:style-name="T9">νομὴ</text:span></text:span><text:span text:style-name="Default_20_Paragraph_20_Font"><text:span text:style-name="T10">ν</text:span></text:span><text:span text:style-name="Default_20_Paragraph_20_Font"><text:span text:style-name="T3"> </text:span></text:span><text:span text:style-name="Default_20_Paragraph_20_Font"><text:span text:style-name="T1">appellans, i. e. dif-<text:line-break/>tributionem, quandam velut fasciarum progressionem,<text:line-break/>quum ipsae ab initio ad finem usque aegrotantis corpori<text:line-break/>obvolvuntur. Simile ergo quiddam et in filo </text:span></text:span><text:span text:style-name="Default_20_Paragraph_20_Font"><text:span text:style-name="T9">νομὴ</text:span></text:span><text:span text:style-name="Default_20_Paragraph_20_Font"><text:span text:style-name="T3"> </text:span></text:span><text:span text:style-name="Default_20_Paragraph_20_Font"><text:span text:style-name="T1">spi</text:span></text:span><text:span text:style-name="Default_20_Paragraph_20_Font"><text:span text:style-name="T5">ra.<text:line-break/></text:span></text:span><text:span text:style-name="Default_20_Paragraph_20_Font"><text:span text:style-name="T1">significat</text:span></text:span><text:span text:style-name="Default_20_Paragraph_20_Font"><text:span text:style-name="T5">i</text:span></text:span><text:span text:style-name="Default_20_Paragraph_20_Font"><text:span text:style-name="T1"> Quum enim acus et ex partibus superioribus<text:line-break/>ad inferiores valeat trajici et contra ex partibus inferio -<text:line-break/>ribus ad superiores furium ferri ; quumque etiam neutram<text:line-break/>in partem queat propendere , fed citra propensionem ab<text:line-break/>sinistris ad dextras partes aut a .dextris administras valeat<text:line-break/>trajici, praecipit omnino ipfam furium lationem habere.<text:line-break/>Quod si ipfnm fasciae extremumsuppositis dumtaxat ipsius</text:span></text:span></text:p>
      <text:p text:style-name="P6"><text:span text:style-name="Default_20_Paragraph_20_Font"><text:span text:style-name="T1">partibus assuatur , in ea quidem deligatione , ubi oppositis<text:line-break/>partibus non indigemus, ut in cubito, brachio, femore,<text:line-break/>tibia , in quibus etiam necessarium est vel a sinistris par-<text:line-break/>tibus in dextras acum et contra trajicere. Utrobique vero<text:line-break/>enitendum est latione ipsius procumbente ita lintei extre-<text:line-break/>mum fuperjectis circuitibus consuere. At ubi oppositis<text:line-break/>partibus opus est, ut in humero et coxa, opera danda est,<text:line-break/>ut fasciae finis in superiorem lationem ducatur inique acu<text:line-break/>inferne. sursum trajecta futura hoc modo struatur, ut fissi-<text:line-break/>limis pars deligationis deorsum n</text:span></text:span><text:span text:style-name="Default_20_Paragraph_20_Font"><text:span text:style-name="T5">o</text:span></text:span><text:span text:style-name="Default_20_Paragraph_20_Font"><text:span text:style-name="T1">n trahatur, sed submisse^<text:line-break/>rursum feratur, nam in fasciarum sutura utrumque fieri<text:line-break/>potest. Ergo trajecto cum acu filo pars ejus inferior fur-<text:line-break/>sum tollenda , neque superior deosum deducenda , scopo<text:line-break/>dirigente per superiores deligationis partes inferiores at-<text:line-break/>trahi, idque nos facere jubet et quo tempore qui laborat<text:line-break/>partem affectam medicis ad levationem exhibet, et quo<text:line-break/>circiter ipfam ad manus operationem apparant, et quo de-</text:span></text:span></text:p>
      <text:p text:style-name="P6"><text:span text:style-name="Default_20_Paragraph_20_Font"><text:span text:style-name="T1">ligatio fit, quae tertia chirurgicae operationis pars est.<text:line-break/>Primum tempus in exhibitione nominavit;. alterum su<text:line-break/>apparatu; tertium in deligatione et quartum in eompref-<text:line-break/>sione. Quidam autem pro in compressione in posteriore<text:line-break/>habitu scribunt, quod at mihi magis probatur. Etenim<text:line-break/>prius jam ejusmodi tempus in habitu vocavit. Atque per-<text:line-break/></text:span></text:span><text:span text:style-name="Default_20_Paragraph_20_Font"><text:span text:style-name="T5">t</text:span></text:span><text:span text:style-name="Default_20_Paragraph_20_Font"><text:span text:style-name="T1">picuum est, quemadmodum hanc unam partium vincien-<text:line-break/>darum figuram omnibus temporibus servari vult, sic et<text:line-break/>fili et nodi distributionem fur</text:span></text:span><text:span text:style-name="Default_20_Paragraph_20_Font"><text:span text:style-name="T5">t</text:span></text:span><text:span text:style-name="Default_20_Paragraph_20_Font"><text:span text:style-name="T1">um perpetuo </text:span></text:span><text:span text:style-name="Default_20_Paragraph_20_Font"><text:span text:style-name="T5">t</text:span></text:span><text:span text:style-name="Default_20_Paragraph_20_Font"><text:span text:style-name="T1">uam extum.<text:line-break/>sionem habere. Primum quidem quum fasciae extremum<text:line-break/>feoure fur</text:span></text:span><text:span text:style-name="Default_20_Paragraph_20_Font"><text:span text:style-name="T5">t</text:span></text:span><text:span text:style-name="Default_20_Paragraph_20_Font"><text:span text:style-name="T1">um extenditur et continetur, per illam quoque<text:line-break/>ipfia tota. At illud queque animadversionem desiderat,<text:line-break/>quod ah Hippocratis interpretibus inobservatum praeter—<text:line-break/>missum est, distributionem et fili et nodi, quemadmodum<text:line-break/>aliis in temporibus , ita et in illo , quo fe</text:span></text:span><text:span text:style-name="Default_20_Paragraph_20_Font"><text:span text:style-name="T5">t</text:span></text:span><text:span text:style-name="Default_20_Paragraph_20_Font"><text:span text:style-name="T1">e laborantes<text:line-break/>medicis committunt ad superiorem partis affectae regio-<text:line-break/>nem fieri. Ad medicum enim accedunt alli quidem pe-</text:span></text:span></text:p>
      <text:p text:style-name="P6"><text:span text:style-name="Default_20_Paragraph_20_Font"><text:span text:style-name="T1">dites ducti, alii gestati, quatenus ipsis licuerit, modo fus-<text:line-break/>pensis partibus affectis aut devinctis, modo factis utris-<text:line-break/>que. Illis igitur tum fili tum nodi inest potestas, non<text:line-break/>medicis ipIos inspecturis aut curaturis. Quare fortassis<text:line-break/>censet etiam illo tempore medicorum penuriam interdum<text:line-break/>esse laborantibus. Etenim in itinere et ruri nonnunquam<text:line-break/>idiotis ictus aut volucra et luxationes accidunt , ac tum<text:line-break/>Iane ad curationem plurium medicorum consilio opus est,<text:line-break/>accurata consultatione, quibusdam instrumentis aut mariti-<text:line-break/></text:span></text:span><text:span text:style-name="Default_20_Paragraph_20_Font"><text:span text:style-name="T5">r</text:span></text:span><text:span text:style-name="Default_20_Paragraph_20_Font"><text:span text:style-name="T1">amentis aut linteis aut etiamnum laqueis, quorum nul-<text:line-break/>lius copia et ruri et in itinere fuppefit. Quare si eo tem-<text:line-break/>pure fe offerat medicus, partes affectas deligabit, fufpen-<text:line-break/>det et suppeditatis linteis obvolvet et omnino: sive nodo<text:line-break/>Ave futuris opus fuerit deligationem contineri, id decen-<text:line-break/>ter efficiet; postea in civitate rurfus aeger fe oonfuetis<text:line-break/>medicis exhibebit: primum ad eorum quibus afficitur di-<text:line-break/>gnotionem; deinde ad prolapsorum articulorum repositio-</text:span></text:span></text:p>
      <text:p text:style-name="P17"><text:span text:style-name="Default_20_Paragraph_20_Font"><text:span text:style-name="T1">nem aut ossium </text:span></text:span><text:span text:style-name="Default_20_Paragraph_20_Font"><text:span text:style-name="T5">t</text:span></text:span><text:span text:style-name="Default_20_Paragraph_20_Font"><text:span text:style-name="T1">ractorum conformationem aut vulnerum<text:line-break/>sirturam aut convenientem collisorum curationem, quorum<text:line-break/>ferie decentem deligationem mediei consument et post de-<text:line-break/>ligationem in eadem depositionis figura ut contineatur<text:line-break/>prospicient. .<text:tab/>.</text:span></text:span></text:p>
      <text:h text:style-name="Heading_20_2" text:outline-level="2"><text:bookmark-start text:name="bookmark10"/><text:span text:style-name="Default_20_Paragraph_20_Font">. Dii.</text:span><text:bookmark-end text:name="bookmark10"/></text:h>
      <text:p text:style-name="P4"><text:span text:style-name="Default_20_Paragraph_20_Font"><text:span text:style-name="T1">P</text:span></text:span><text:span text:style-name="Default_20_Paragraph_20_Font"><text:span text:style-name="T5">rincipia non super ulcu</text:span></text:span><text:span text:style-name="Default_20_Paragraph_20_Font"><text:span text:style-name="T1">s </text:span></text:span><text:span text:style-name="Default_20_Paragraph_20_Font"><text:span text:style-name="T5">insi</text:span></text:span><text:span text:style-name="Default_20_Paragraph_20_Font"><text:span text:style-name="T1">d</text:span></text:span><text:span text:style-name="Default_20_Paragraph_20_Font"><text:span text:style-name="T5">enda, sed h</text:span></text:span><text:span text:style-name="Default_20_Paragraph_20_Font"><text:span text:style-name="T1">i</text:span></text:span><text:span text:style-name="Default_20_Paragraph_20_Font"><text:span text:style-name="T5">nc aut illinc<text:line-break/>n</text:span></text:span><text:span text:style-name="Default_20_Paragraph_20_Font"><text:span text:style-name="T1">o</text:span></text:span><text:span text:style-name="Default_20_Paragraph_20_Font"><text:span text:style-name="T5">du</text:span></text:span><text:span text:style-name="Default_20_Paragraph_20_Font"><text:span text:style-name="T1">s </text:span></text:span><text:span text:style-name="Default_20_Paragraph_20_Font"><text:span text:style-name="T5">fac</text:span></text:span><text:span text:style-name="Default_20_Paragraph_20_Font"><text:span text:style-name="T1">i</text:span></text:span><text:span text:style-name="Default_20_Paragraph_20_Font"><text:span text:style-name="T5">endu</text:span></text:span><text:span text:style-name="Default_20_Paragraph_20_Font"><text:span text:style-name="T1">s.</text:span></text:span></text:p>
      <text:p text:style-name="P1"><text:span text:style-name="Default_20_Paragraph_20_Font"><text:span text:style-name="T1">Quid vocet nodum iniicere, id nuper explicatum est.<text:line-break/>Nam in superiori textu silum definitum est; nunc alterum<text:line-break/>dumtaxat memoravit, ut si fieri queat, filum in nodum<text:line-break/>desinat, Etenim in omnibus quae consuuntur partibus<text:line-break/>prorsus lu hanc finitur. Non enim acu sula, fed cum<text:line-break/>filo partes con</text:span></text:span><text:span text:style-name="Default_20_Paragraph_20_Font"><text:span text:style-name="T5">t</text:span></text:span><text:span text:style-name="Default_20_Paragraph_20_Font"><text:span text:style-name="T1">uendae traiciuntur et mutuis nodis inter<text:line-break/></text:span></text:span><text:span text:style-name="Default_20_Paragraph_20_Font"><text:span text:style-name="T5">t</text:span></text:span><text:span text:style-name="Default_20_Paragraph_20_Font"><text:span text:style-name="T1">e sunt proxima, ut quum cutem transsuimus; nonnun-<text:line-break/>quam vero remota, prout in vinculis multoties accidit ex</text:span></text:span></text:p>
      <text:p text:style-name="P6"><text:span text:style-name="Default_20_Paragraph_20_Font"><text:span text:style-name="T1">multa partium fili collectione, quae in communem nodum<text:line-break/>struitur. Itaque consentaneum est, nunc ipsum edicere<text:line-break/>non in illam cui ulcus insidet partem, fili capita inji-<text:line-break/>cienda esse, quo edito simul intelligitur, neque nodum<text:line-break/>super ulcus extendendum. Comprimeretur siquidem non<text:line-break/>folum ulcus ab ipso nodo , verum etiam a falcis ab ipsi,<text:line-break/>vehementius pressa; quum nodus, si fasetam coniecturus<text:line-break/>sit, violentius adstringi desideret. Ile vero etsi citra filum<text:line-break/>nodus struitur, fasciae extremis inter fe implicitis aut<text:line-break/>quodam externo, ipsum tamen nodum fuper ulcus injici<text:line-break/>non oportet. Sic enim continget etiam nodum fuper ul-<text:line-break/>cus impositum ip</text:span></text:span><text:span text:style-name="Default_20_Paragraph_20_Font"><text:span text:style-name="T5">l</text:span></text:span><text:span text:style-name="Default_20_Paragraph_20_Font"><text:span text:style-name="T1">um ulcus comprimere, maxime vero ubi<text:line-break/>aut tenuis fuerit admota prior fascia aut ultra lanam cir-<text:line-break/>cumvoluta. Nunc sane mihi ridetur Hippocrates nexus<text:line-break/>sive filorum sive habenularum aut fasciarum, quae in no-<text:line-break/>dunr desinant, memoriam facere. Nonnulli autem augu-<text:line-break/>rantur ipfum imperare fasciarum principia fuper ulcus</text:span></text:span></text:p>
      <text:p text:style-name="P5"><text:span text:style-name="Default_20_Paragraph_20_Font"><text:span text:style-name="T12">. </text:span></text:span><text:span text:style-name="Default_20_Paragraph_20_Font"><text:span text:style-name="T1">non imponi. Ex ipsis vero quidam existimarunt scriptu-<text:line-break/>ram vere quidem, non tamen propositae orationi congruere.<text:line-break/>Non enim de fasciis ipsi instituta concluditur oratio. Hunc<text:line-break/>enim textum^ quiddam verum et artificiosum continere<text:line-break/>profiteor, quem ita legunt et fasciarum principia iniicienda<text:line-break/>funi non fuper ulcus, sed hinc aut illinc, hoc est ab<text:line-break/>utraque ejus parte, dextra et sinistra. Sic hic etiam con-<text:line-break/>tinget, ab ipfo scriptum in opere de fracturis recte pro-<text:line-break/>nunciatum esse, neque in praesentem orationem pugnare.<text:line-break/>Imperat enim ibi fasciarum capita fuper affectam partem<text:line-break/>iniici sive fractura morbus sive ulcus fuerit, neque. etiam<text:line-break/>superius neque inferius. Eo namque in libro ad dimen-<text:line-break/>sionem in longitudinem effertur oratio. Nunc autem quum<text:line-break/>non ad hanc longitudinem, fed ad latitudinem respiciat,<text:line-break/>dixit principia non supra ulcus, fed hinc aut illinc, hoc<text:line-break/>est ah utraque ulceris parte. Huic namque concedit ne-<text:line-break/>que magis </text:span></text:span><text:span text:style-name="Default_20_Paragraph_20_Font"><text:span text:style-name="T5">i</text:span></text:span><text:span text:style-name="Default_20_Paragraph_20_Font"><text:span text:style-name="T1">urium neque magis deorsum iniicienda esse.</text:span></text:span></text:p>
      <text:p text:style-name="P6"><text:span text:style-name="Default_20_Paragraph_20_Font"><text:span text:style-name="T1">Non tamen hanc scripturam sapiunt hujus libri interpre-<text:line-break/>tes. Jure igitur dubitant; pronunciante Hippocrate : pri</text:span></text:span><text:span text:style-name="Default_20_Paragraph_20_Font"><text:span text:style-name="T5">n-<text:line-break/></text:span></text:span><text:span text:style-name="Default_20_Paragraph_20_Font"><text:span text:style-name="T1">cipia non super ulcus iniicienda, </text:span></text:span><text:span text:style-name="Default_20_Paragraph_20_Font"><text:span text:style-name="T5">t</text:span></text:span><text:span text:style-name="Default_20_Paragraph_20_Font"><text:span text:style-name="T1">est hinc aut illinc no-<text:line-break/>dus faciendus. Quibusdam etiam placuit fasciarum prin-<text:line-break/>cipia pro extremis intelligere, etsi extremi nomen princi-<text:line-break/>pio generalius est, quod et Plato nos docuit qui eloquitur<text:line-break/></text:span></text:span><text:span text:style-name="Default_20_Paragraph_20_Font"><text:span text:style-name="T9">πέρατα</text:span></text:span><text:span text:style-name="Default_20_Paragraph_20_Font"><text:span text:style-name="T3"> </text:span></text:span><text:span text:style-name="Default_20_Paragraph_20_Font"><text:span text:style-name="T1">extrema , tum principium tum finem esse. Ergo<text:line-break/>si liceat generalius vocabulum pro spectatiore rei impo-<text:line-break/>nere, nobis farre licebit principium, ut et finem </text:span></text:span><text:span text:style-name="Default_20_Paragraph_20_Font"><text:span text:style-name="T9">πέρας</text:span></text:span><text:span text:style-name="Default_20_Paragraph_20_Font"><text:span text:style-name="T12"><text:line-break/></text:span></text:span><text:span text:style-name="Default_20_Paragraph_20_Font"><text:span text:style-name="T5">ex</text:span></text:span><text:span text:style-name="Default_20_Paragraph_20_Font"><text:span text:style-name="T1">t</text:span></text:span><text:span text:style-name="Default_20_Paragraph_20_Font"><text:span text:style-name="T5">remum</text:span></text:span><text:span text:style-name="Default_20_Paragraph_20_Font"><text:span text:style-name="T1"> nominare , non tamen finem </text:span></text:span><text:span text:style-name="Default_20_Paragraph_20_Font"><text:span text:style-name="T5">pr</text:span></text:span><text:span text:style-name="Default_20_Paragraph_20_Font"><text:span text:style-name="T1">i</text:span></text:span><text:span text:style-name="Default_20_Paragraph_20_Font"><text:span text:style-name="T5">ncip</text:span></text:span><text:span text:style-name="Default_20_Paragraph_20_Font"><text:span text:style-name="T1">i</text:span></text:span><text:span text:style-name="Default_20_Paragraph_20_Font"><text:span text:style-name="T5">um</text:span></text:span><text:span text:style-name="Default_20_Paragraph_20_Font"><text:span text:style-name="T1"> vocare.<text:line-break/>Quodsi principia quidem ad nullum aliud reserri possint<text:line-break/>quam ad fascias ; fila et habenulas ; sique fieri nequeat ut<text:line-break/>hic de fasciarum principiis loquatur, necesse est ipfa et<text:line-break/>filorum et habenularum principia intelligere, ac si velis<text:line-break/>etiam panniculorum : hi enim deligationem quoque plane<text:line-break/>comprehendere valent, .quemadmodum et angustae fafcio-<text:line-break/>lae , quae per extrema inter </text:span></text:span><text:span text:style-name="Default_20_Paragraph_20_Font"><text:span text:style-name="T5">t</text:span></text:span><text:span text:style-name="Default_20_Paragraph_20_Font"><text:span text:style-name="T1">e complicatae vinculum<text:line-break/>efficiunt.</text:span></text:span></text:p>
      <text:h text:style-name="P30" text:outline-level="2"><text:span text:style-name="Default_20_Paragraph_20_Font">IX.</text:span></text:h>
      <text:p text:style-name="P4"><text:span text:style-name="Default_20_Paragraph_20_Font"><text:span text:style-name="T5">Nodus au</text:span></text:span><text:span text:style-name="Default_20_Paragraph_20_Font"><text:span text:style-name="T1">t</text:span></text:span><text:span text:style-name="Default_20_Paragraph_20_Font"><text:span text:style-name="T5">em neque in calle nec</text:span></text:span><text:span text:style-name="Default_20_Paragraph_20_Font"><text:span text:style-name="T1">t</text:span></text:span><text:span text:style-name="Default_20_Paragraph_20_Font"><text:span text:style-name="T5">a</text:span></text:span><text:span text:style-name="Default_20_Paragraph_20_Font"><text:span text:style-name="T1">t</text:span></text:span><text:span text:style-name="Default_20_Paragraph_20_Font"><text:span text:style-name="T5">ur, neque in opere,<text:line-break/>neque ill</text:span></text:span><text:span text:style-name="Default_20_Paragraph_20_Font"><text:span text:style-name="T1">i</text:span></text:span><text:span text:style-name="Default_20_Paragraph_20_Font"><text:span text:style-name="T5">c ub</text:span></text:span><text:span text:style-name="Default_20_Paragraph_20_Font"><text:span text:style-name="T1">i i</text:span></text:span><text:span text:style-name="Default_20_Paragraph_20_Font"><text:span text:style-name="T5">nane, ne</text:span></text:span><text:span text:style-name="Default_20_Paragraph_20_Font"><text:span text:style-name="T1"> i</text:span></text:span><text:span text:style-name="Default_20_Paragraph_20_Font"><text:span text:style-name="T5">n vanum desidat.</text:span></text:span></text:p>
      <text:p text:style-name="P1"><text:span text:style-name="Default_20_Paragraph_20_Font"><text:span text:style-name="T1">Quum in superiori qui hune praecedit textu nodum<text:line-break/>construenti imperaverit principia non super ulcus , fed<text:line-break/>alteri regioni admovere , in qua quoque- nodum collocari<text:line-break/>convenit. Nunc autem docet ipsius locos in quibus struere<text:line-break/>nodum oportet. Accedit autem interdum rerum doctrina<text:line-break/>non ex ipsis accidentibus, sic autem nominant quae pof-<text:line-break/>funt accidere nec tamen acciderunt. obtigerit autem<text:line-break/>ipsius oratio viribus hujusmodi. Nodum ponere decet,<text:line-break/>non qua ulcus est, </text:span></text:span><text:span text:style-name="Default_20_Paragraph_20_Font"><text:span text:style-name="T5">t</text:span></text:span><text:span text:style-name="Default_20_Paragraph_20_Font"><text:span text:style-name="T1">ed qua ipsius distributio ver</text:span></text:span><text:span text:style-name="Default_20_Paragraph_20_Font"><text:span text:style-name="T5">t</text:span></text:span><text:span text:style-name="Default_20_Paragraph_20_Font"><text:span text:style-name="T1">us fupe-<text:line-break/>riorem regionem fieri voluerit servatis calle, opere et ter-<text:line-break/>tio quod inane esu Callem quidem vocat partem qua<text:line-break/>actionem sortitur, quum flectitur aut extenditur aut ad<text:line-break/>latera atteritur. Erit vero callis incidenti pedis planta,<text:line-break/>decumbenti deorsum universum ac potissimum eminentes</text:span></text:span></text:p>
      <text:p text:style-name="P2"><text:span text:style-name="Default_20_Paragraph_20_Font"><text:span text:style-name="T1">ejus partes; praeterea posticae capitis partes, sedenti ima<text:line-break/>pars natium. Si quis autem devinctis manibus acturus<text:line-break/>sit; animadverte qua actione et circa quae externa fun-<text:line-break/>cturus siti Sic enim ipsis actione callem invenire poteris.<text:line-break/>Hae vero actiones articulationibus fiunt, proinde ipfas<text:line-break/>perpetuo vitabis easque maxime quae debent agere aegro-<text:line-break/>- tanto devincto. Constat autem probe ipfum consuluisse,<text:line-break/>nodum qui totam deligationem continet minime poni su-<text:line-break/>per partes quae in motibus figuram immutant. Necessa-<text:line-break/>rium enim erit nodos articulationi superpositos nonnun-<text:line-break/>quam supra modum laxos fieri , praeterea quacunque in-<text:line-break/>jectione premere. Quod lu orationis fine pronunciavit<text:line-break/></text:span></text:span><text:span text:style-name="Default_20_Paragraph_20_Font"><text:span text:style-name="T9">ἐνεὸν</text:span></text:span><text:span text:style-name="Default_20_Paragraph_20_Font"><text:span text:style-name="T3"> </text:span></text:span><text:span text:style-name="Default_20_Paragraph_20_Font"><text:span text:style-name="T5">inane</text:span></text:span><text:span text:style-name="Default_20_Paragraph_20_Font"><text:span text:style-name="T1"> vacuum omnes explicant, ac si irritum pro-<text:line-break/>tulisset. Vocant enim Graeci </text:span></text:span><text:span text:style-name="Default_20_Paragraph_20_Font"><text:span text:style-name="T9">ἐνεούς</text:span></text:span><text:span text:style-name="Default_20_Paragraph_20_Font"><text:span text:style-name="T3">, </text:span></text:span><text:span text:style-name="Default_20_Paragraph_20_Font"><text:span text:style-name="T1">qui ab ortu et simul<text:line-break/>fmdi sunt et inarticulato loquuntur. Quemadmodum igi-<text:line-break/>tur hi ad vitae actiones prorsus inutiles funi, sic ajunt<text:line-break/></text:span></text:span><text:span text:style-name="Default_20_Paragraph_20_Font"><text:span text:style-name="T5">tut</text:span></text:span><text:span text:style-name="Default_20_Paragraph_20_Font"><text:span text:style-name="T1">um </text:span></text:span><text:span text:style-name="Default_20_Paragraph_20_Font"><text:span text:style-name="T9">ἐνεὸν</text:span></text:span><text:span text:style-name="Default_20_Paragraph_20_Font"><text:span text:style-name="T3"> </text:span></text:span><text:span text:style-name="Default_20_Paragraph_20_Font"><text:span text:style-name="T1">inane nominasse, quod nihil ad deligationem</text:span></text:span></text:p>
      <text:p text:style-name="P6"><text:span text:style-name="Default_20_Paragraph_20_Font"><text:span text:style-name="T1">conferat; At probabile quidem est Hippocratem cum </text:span></text:span><text:span text:style-name="Default_20_Paragraph_20_Font"><text:span text:style-name="T9">κ</text:span></text:span><text:span text:style-name="Default_20_Paragraph_20_Font"><text:span text:style-name="T3"><text:line-break/></text:span></text:span><text:span text:style-name="Default_20_Paragraph_20_Font"><text:span text:style-name="T9">κενεὸν</text:span></text:span><text:span text:style-name="Default_20_Paragraph_20_Font"><text:span text:style-name="T3"> </text:span></text:span><text:span text:style-name="Default_20_Paragraph_20_Font"><text:span text:style-name="T1">scripsisse, corruptam vero dictionem quam primum<text:line-break/>ab initio talem servari , sensus hujus textus id declarat.<text:line-break/>Inane namque est quod a nobis vacuum et vanum appel-<text:line-break/>Iatur , quod inutile nominant. At quis plerosque scimus<text:line-break/>vel ob ignorantiam aut quod velint feduli videri, nodos<text:line-break/>fasciis inutiles admovere , .propterea nunc Hippocrates itu-<text:line-break/>sperat, ne in vacuum collocetur nodus, hoc est in vacuum<text:line-break/>imponatur, quod plane inutile ac irritum esu Placuit<text:line-break/>autem cuidam interpretum libri Hippocratem per inane,<text:line-break/>locum inanem intellexisse, ut alam, poplitem vel etiam<text:line-break/>inguen quis vocaverit. Ita ex adversio humerum, genu<text:line-break/>et coxam dirimens. Apprimendum enim esse dixit nodum<text:line-break/>corpori, neque suspenso similem esse, ac talem fore in<text:line-break/>ala et poplite. Si cui profecto id mediocriter pronun-<text:line-break/>elatum esse videatur,. ipsum usurpare conceditur. In fio-<text:line-break/>lidis enim quod aliquatenus probabile est sufficiet</text:span></text:span></text:p>
      <text:h text:style-name="P32" text:outline-level="2"><text:bookmark-start text:name="bookmark12"/><text:span text:style-name="Default_20_Paragraph_20_Font">x</text:span><text:bookmark-end text:name="bookmark12"/></text:h>
      <text:p text:style-name="P1"><text:span text:style-name="Default_20_Paragraph_20_Font"><text:span text:style-name="T1">N</text:span></text:span><text:span text:style-name="Default_20_Paragraph_20_Font"><text:span text:style-name="T5">odu</text:span></text:span><text:span text:style-name="Default_20_Paragraph_20_Font"><text:span text:style-name="T1">s </text:span></text:span><text:span text:style-name="Default_20_Paragraph_20_Font"><text:span text:style-name="T5">e</text:span></text:span><text:span text:style-name="Default_20_Paragraph_20_Font"><text:span text:style-name="T1">t </text:span></text:span><text:span text:style-name="Default_20_Paragraph_20_Font"><text:span text:style-name="T5">suum mollia sint, n</text:span></text:span><text:span text:style-name="Default_20_Paragraph_20_Font"><text:span text:style-name="T1">o</text:span></text:span><text:span text:style-name="Default_20_Paragraph_20_Font"><text:span text:style-name="T5">n magna.</text:span></text:span></text:p>
      <text:p text:style-name="P1"><text:span text:style-name="Default_20_Paragraph_20_Font"><text:span text:style-name="T1">Hic ru</text:span></text:span><text:span text:style-name="Default_20_Paragraph_20_Font"><text:span text:style-name="T5">ct</text:span></text:span><text:span text:style-name="Default_20_Paragraph_20_Font"><text:span text:style-name="T1">us , quemadmodum in principio duo nomina<text:line-break/>memoriae prodidit ; deinde res mutuo sibi oppositas . diri-<text:line-break/>mit, quibus illa inducta esse videntur. Filum quidem vo-<text:line-break/>cat quod cum acu trajicitur , cui materia linum est aut<text:line-break/>lana aut quid ejusmodi. Nodum vero qui ex habenula-<text:line-break/>rum aut crurum fasciae implicatione esuritur;. proindeque<text:line-break/>. constat utrumque ap</text:span></text:span><text:span text:style-name="Default_20_Paragraph_20_Font"><text:span text:style-name="T5">t</text:span></text:span><text:span text:style-name="Default_20_Paragraph_20_Font"><text:span text:style-name="T1">orum quod molle sit convenire, nisi<text:line-break/>compressurus sic. Quod vero etiam non magnum esse de-<text:line-break/>ceat quae in operationibus ab ipfo laudatur, celeritas id<text:line-break/>in longis filis esse indicat; particulatim vero in habenu-<text:line-break/>lis, cruribus et remoris, haec enim ipsis .imposita </text:span></text:span><text:span text:style-name="Default_20_Paragraph_20_Font"><text:span text:style-name="T5">t</text:span></text:span><text:span text:style-name="Default_20_Paragraph_20_Font"><text:span text:style-name="T1">uus<text:line-break/>nomina, pendebunt igitur post nodos supervacanea sic<text:line-break/>dicta, quod frustra pendula sint et molestiam per implica-<text:line-break/>tiones contingentibus nonnunquam vulneribus exhibeant.<text:line-break/>Absolute autem protulit non magnum; quum potuerit et</text:span></text:span></text:p>
      <text:p text:style-name="P6"><text:span text:style-name="Default_20_Paragraph_20_Font"><text:span text:style-name="T1">parvum renunciare. Verum quemadmodum magnum vi-<text:line-break/>tandum esu, ob ea quae retuli incommoda,. sic et parvum<text:line-break/>operationis tempore e digitorum ipsi admoturum appre-<text:line-break/>hensionibus interdum elabitur; ob idque moram temporis-<text:line-break/>que longitudinem efficit atque in deligatione ob brevita-<text:line-break/>tem, saepenumero ab eo cum quo devincitur excidit et<text:line-break/>idcirco nos cogit alterum cum ipso efficere et explorare<text:line-break/>et quum aliquando deligationis factae opinio est, exilis<text:line-break/>nodus postea solvitur deligationis tempore, Rationi igitur<text:line-break/>consentaneum est, quod perpusillum est, quemadmodum<text:line-break/>quod permagnum vitandum esse; eligendum vero ut in<text:line-break/>omnibus, sic et in hoc quod commoderat</text:span></text:span><text:span text:style-name="Default_20_Paragraph_20_Font"><text:span text:style-name="T5">a</text:span></text:span><text:span text:style-name="Default_20_Paragraph_20_Font"><text:span text:style-name="T1">m, ut interdum<text:line-break/>in alterius extremorum negatione nominant, quemadmo-<text:line-break/>dum et hic Hippocrates non magnum, etsi non parvum<text:line-break/>dixit, idem tamen declaravit.</text:span></text:span></text:p>
      <text:h text:style-name="Heading_20_2" text:outline-level="2"><text:span text:style-name="Default_20_Paragraph_20_Font">XI.</text:span></text:h>
      <text:p text:style-name="Normal"><text:span text:style-name="Default_20_Paragraph_20_Font"><text:span text:style-name="T1">P</text:span></text:span><text:span text:style-name="Default_20_Paragraph_20_Font"><text:span text:style-name="T5">robe tamen noste decet, </text:span></text:span><text:span text:style-name="Default_20_Paragraph_20_Font"><text:span text:style-name="T1">o</text:span></text:span><text:span text:style-name="Default_20_Paragraph_20_Font"><text:span text:style-name="T5">mnem fasciam ad decl</text:span></text:span><text:span text:style-name="Default_20_Paragraph_20_Font"><text:span text:style-name="T1">i</text:span></text:span><text:span text:style-name="Default_20_Paragraph_20_Font"><text:span text:style-name="T5">via</text:span></text:span></text:p>
      <text:p text:style-name="P6"><text:span text:style-name="Default_20_Paragraph_20_Font"><text:span text:style-name="T5">et acum</text:span></text:span><text:span text:style-name="Default_20_Paragraph_20_Font"><text:span text:style-name="T1">i</text:span></text:span><text:span text:style-name="Default_20_Paragraph_20_Font"><text:span text:style-name="T5">nata d</text:span></text:span><text:span text:style-name="Default_20_Paragraph_20_Font"><text:span text:style-name="T1">i</text:span></text:span><text:span text:style-name="Default_20_Paragraph_20_Font"><text:span text:style-name="T5">ffingere, u</text:span></text:span><text:span text:style-name="Default_20_Paragraph_20_Font"><text:span text:style-name="T1">t </text:span></text:span><text:span text:style-name="Default_20_Paragraph_20_Font"><text:span text:style-name="T5">cap</text:span></text:span><text:span text:style-name="Default_20_Paragraph_20_Font"><text:span text:style-name="T1">i</text:span></text:span><text:span text:style-name="Default_20_Paragraph_20_Font"><text:span text:style-name="T5">tis sursu</text:span></text:span><text:span text:style-name="Default_20_Paragraph_20_Font"><text:span text:style-name="T1">m, </text:span></text:span><text:span text:style-name="Default_20_Paragraph_20_Font"><text:span text:style-name="T5">t</text:span></text:span><text:span text:style-name="Default_20_Paragraph_20_Font"><text:span text:style-name="T1">i</text:span></text:span><text:span text:style-name="Default_20_Paragraph_20_Font"><text:span text:style-name="T5">biae<text:line-break/>deorsum.</text:span></text:span></text:p>
      <text:p text:style-name="P1"><text:span text:style-name="Default_20_Paragraph_20_Font"><text:span text:style-name="T1">Si pro belle tamen nosse in textu scriptum esset,<text:line-break/>probe tamen ferentem , per</text:span></text:span><text:span text:style-name="Default_20_Paragraph_20_Font"><text:span text:style-name="T5">t</text:span></text:span><text:span text:style-name="Default_20_Paragraph_20_Font"><text:span text:style-name="T1">ecta foret oratio. At fufpeu-<text:line-break/>flere etiam nunc videtur , etiamsi ad coniunctionem fpe-<text:line-break/>ctet. Ideo quidam quoque ipsi deinceps enarrata cunne-<text:line-break/>ctunt, ut sit totus textus ejusmodi: </text:span></text:span><text:span text:style-name="Default_20_Paragraph_20_Font"><text:span text:style-name="T5">pr</text:span></text:span><text:span text:style-name="Default_20_Paragraph_20_Font"><text:span text:style-name="T1">o</text:span></text:span><text:span text:style-name="Default_20_Paragraph_20_Font"><text:span text:style-name="T5">be</text:span></text:span><text:span text:style-name="Default_20_Paragraph_20_Font"><text:span text:style-name="T1"> t</text:span></text:span><text:span text:style-name="Default_20_Paragraph_20_Font"><text:span text:style-name="T5">amen nosse de-<text:line-break/>cet ad decl</text:span></text:span><text:span text:style-name="Default_20_Paragraph_20_Font"><text:span text:style-name="T1">i</text:span></text:span><text:span text:style-name="Default_20_Paragraph_20_Font"><text:span text:style-name="T5">via et acu</text:span></text:span><text:span text:style-name="Default_20_Paragraph_20_Font"><text:span text:style-name="T1">mi</text:span></text:span><text:span text:style-name="Default_20_Paragraph_20_Font"><text:span text:style-name="T5">na</text:span></text:span><text:span text:style-name="Default_20_Paragraph_20_Font"><text:span text:style-name="T1">t</text:span></text:span><text:span text:style-name="Default_20_Paragraph_20_Font"><text:span text:style-name="T5">a fasc</text:span></text:span><text:span text:style-name="Default_20_Paragraph_20_Font"><text:span text:style-name="T1">i</text:span></text:span><text:span text:style-name="Default_20_Paragraph_20_Font"><text:span text:style-name="T5">am o</text:span></text:span><text:span text:style-name="Default_20_Paragraph_20_Font"><text:span text:style-name="T1">m</text:span></text:span><text:span text:style-name="Default_20_Paragraph_20_Font"><text:span text:style-name="T5">nem lab</text:span></text:span><text:span text:style-name="Default_20_Paragraph_20_Font"><text:span text:style-name="T1">i , </text:span></text:span><text:span text:style-name="Default_20_Paragraph_20_Font"><text:span text:style-name="T5">ut in<text:line-break/>cap</text:span></text:span><text:span text:style-name="Default_20_Paragraph_20_Font"><text:span text:style-name="T1">it</text:span></text:span><text:span text:style-name="Default_20_Paragraph_20_Font"><text:span text:style-name="T5">e quidem sursum</text:span></text:span><text:span text:style-name="Default_20_Paragraph_20_Font"><text:span text:style-name="T1">, i</text:span></text:span><text:span text:style-name="Default_20_Paragraph_20_Font"><text:span text:style-name="T5">n t</text:span></text:span><text:span text:style-name="Default_20_Paragraph_20_Font"><text:span text:style-name="T1">i</text:span></text:span><text:span text:style-name="Default_20_Paragraph_20_Font"><text:span text:style-name="T5">b</text:span></text:span><text:span text:style-name="Default_20_Paragraph_20_Font"><text:span text:style-name="T1">i</text:span></text:span><text:span text:style-name="Default_20_Paragraph_20_Font"><text:span text:style-name="T5">a ver</text:span></text:span><text:span text:style-name="Default_20_Paragraph_20_Font"><text:span text:style-name="T1">o </text:span></text:span><text:span text:style-name="Default_20_Paragraph_20_Font"><text:span text:style-name="T5">deorsum</text:span></text:span><text:span text:style-name="Default_20_Paragraph_20_Font"><text:span text:style-name="T1">; deligare dex-<text:line-break/>tras partes ad sinistras et sinistras ad dextras, excepto<text:line-break/>capite; verum id nullum tenorem habere videtur. Non<text:line-break/>enim propterea construere commemoratas deligationes opor-<text:line-break/>tet, quod nodus partes declives et acuminatas fugere con-<text:line-break/>sueverit. Nam alia re, ut fere docebimus, dextras partes<text:line-break/>ad sinistras et sinistras ad dextras devincire jussit. Quae<text:line-break/>sequuntur funt ejusmodi. Probe tamen scientem .non latet<text:line-break/>fasciam omneuv ad. declivia- et acuminata loca fugere. Haec</text:span></text:span></text:p>
      <text:p text:style-name="P6"><text:span text:style-name="Default_20_Paragraph_20_Font"><text:span text:style-name="T1">ita pronunciata universae fasciationis retentionem in quie-<text:line-break/>securibus et demissioribus complecti par est et quae his<text:line-break/>succedunt a me paulo post explicanda, ea ipsis manife-<text:line-break/>stlus demonstrabit. In praefanti vero quae praeter ordi-<text:line-break/>nem interiecta, fiunt , ipsis per </text:span></text:span><text:span text:style-name="Default_20_Paragraph_20_Font"><text:span text:style-name="T5">t</text:span></text:span><text:span text:style-name="Default_20_Paragraph_20_Font"><text:span text:style-name="T1">e considerabimus.</text:span></text:span></text:p>
      <text:h text:style-name="Heading_20_2" text:outline-level="2"><text:bookmark-start text:name="bookmark14"/><text:span text:style-name="Default_20_Paragraph_20_Font">xll</text:span><text:bookmark-end text:name="bookmark14"/></text:h>
      <text:p text:style-name="P4"><text:span text:style-name="Default_20_Paragraph_20_Font"><text:span text:style-name="T1">D</text:span></text:span><text:span text:style-name="Default_20_Paragraph_20_Font"><text:span text:style-name="T5">e</text:span></text:span><text:span text:style-name="Default_20_Paragraph_20_Font"><text:span text:style-name="T1">li</text:span></text:span><text:span text:style-name="Default_20_Paragraph_20_Font"><text:span text:style-name="T5">gare dextra</text:span></text:span><text:span text:style-name="Default_20_Paragraph_20_Font"><text:span text:style-name="T1">s </text:span></text:span><text:span text:style-name="Default_20_Paragraph_20_Font"><text:span text:style-name="T5">parte</text:span></text:span><text:span text:style-name="Default_20_Paragraph_20_Font"><text:span text:style-name="T1">s </text:span></text:span><text:span text:style-name="Default_20_Paragraph_20_Font"><text:span text:style-name="T5">ad sinistra</text:span></text:span><text:span text:style-name="Default_20_Paragraph_20_Font"><text:span text:style-name="T1">s. o</text:span></text:span><text:span text:style-name="Default_20_Paragraph_20_Font"><text:span text:style-name="T5">por</text:span></text:span><text:span text:style-name="Default_20_Paragraph_20_Font"><text:span text:style-name="T1">t</text:span></text:span><text:span text:style-name="Default_20_Paragraph_20_Font"><text:span text:style-name="T5">et et sin</text:span></text:span><text:span text:style-name="Default_20_Paragraph_20_Font"><text:span text:style-name="T1">i</text:span></text:span><text:span text:style-name="Default_20_Paragraph_20_Font"><text:span text:style-name="T5">stra</text:span></text:span><text:span text:style-name="Default_20_Paragraph_20_Font"><text:span text:style-name="T1">s </text:span></text:span><text:span text:style-name="Default_20_Paragraph_20_Font"><text:span text:style-name="T5">ad<text:line-break/>dex</text:span></text:span><text:span text:style-name="Default_20_Paragraph_20_Font"><text:span text:style-name="T1">t</text:span></text:span><text:span text:style-name="Default_20_Paragraph_20_Font"><text:span text:style-name="T5">ra</text:span></text:span><text:span text:style-name="Default_20_Paragraph_20_Font"><text:span text:style-name="T1">s, </text:span></text:span><text:span text:style-name="Default_20_Paragraph_20_Font"><text:span text:style-name="T5">excep</text:span></text:span><text:span text:style-name="Default_20_Paragraph_20_Font"><text:span text:style-name="T1">t</text:span></text:span><text:span text:style-name="Default_20_Paragraph_20_Font"><text:span text:style-name="T5">o cap</text:span></text:span><text:span text:style-name="Default_20_Paragraph_20_Font"><text:span text:style-name="T1">i</text:span></text:span><text:span text:style-name="Default_20_Paragraph_20_Font"><text:span text:style-name="T5">te. Et hoc secundu</text:span></text:span><text:span text:style-name="Default_20_Paragraph_20_Font"><text:span text:style-name="T1">m </text:span></text:span><text:span text:style-name="Default_20_Paragraph_20_Font"><text:span text:style-name="T5">rect</text:span></text:span><text:span text:style-name="Default_20_Paragraph_20_Font"><text:span text:style-name="T1">it</text:span></text:span><text:span text:style-name="Default_20_Paragraph_20_Font"><text:span text:style-name="T5">ud</text:span></text:span><text:span text:style-name="Default_20_Paragraph_20_Font"><text:span text:style-name="T1">i</text:span></text:span><text:span text:style-name="Default_20_Paragraph_20_Font"><text:span text:style-name="T5">ne</text:span></text:span><text:span text:style-name="Default_20_Paragraph_20_Font"><text:span text:style-name="T1">m.</text:span></text:span></text:p>
      <text:p text:style-name="P1"><text:span text:style-name="Default_20_Paragraph_20_Font"><text:span text:style-name="T1">In fracturis potissimum praecepti nunc promulgati<text:line-break/>maximus est u</text:span></text:span><text:span text:style-name="Default_20_Paragraph_20_Font"><text:span text:style-name="T5">t</text:span></text:span><text:span text:style-name="Default_20_Paragraph_20_Font"><text:span text:style-name="T1">us. Semper enim in contrariam partem<text:line-break/>circumvolutio ducenda est, q</text:span></text:span><text:span text:style-name="Default_20_Paragraph_20_Font"><text:span text:style-name="T13">uum</text:span></text:span><text:span text:style-name="Default_20_Paragraph_20_Font"><text:span text:style-name="T1"> ulcus ex altera parte<text:line-break/>fuerit, dextra nimirum affecta in sinistram. Si vero haec<text:line-break/>afficiatur , in contrariam , ut quum os totum transversum<text:line-break/>factum est, aequilibrem deligationem construimus, spiculis<text:line-break/>ipsi figura in orbem vocatu impositis. Quod igitur pro-<text:line-break/>ponitur est hujusmodi. Quum dextras partes affectas ile-</text:span></text:span></text:p>
      <text:p text:style-name="P6"><text:span text:style-name="Default_20_Paragraph_20_Font"><text:span text:style-name="T1">ligamus, in sinistras spiram vertimus et contra in dextras<text:line-break/>circumvolvitur, si sinistrae affectae sint. ld autem effici-.<text:line-break/>tur, ubi non caput fasciae rupe</text:span></text:span><text:span text:style-name="Default_20_Paragraph_20_Font"><text:span text:style-name="T5">s</text:span></text:span><text:span text:style-name="Default_20_Paragraph_20_Font"><text:span text:style-name="T1"> affectam partem iniici-<text:line-break/>mus, non plane quidem fuper ipfam fracturam aut ulcus,<text:line-break/>fed ex his hinc atque illinc. Altera vero fascia quum<text:line-break/>circumagimus in contraria, partem affectam attrahimus<text:line-break/>simulque adstringimus. Postquam vero in oppositam par-<text:line-break/>tem fafcia circumvoluta est, hic non amplius peraeque ad-<text:line-break/>stringimus multoque magis non circumvolvimus, donec in<text:line-break/>orbem circumvolvatur fascia et in proprium principium<text:line-break/>pervenerit, tunc enim prius manu principium tenebamus.<text:line-break/>Huic iterum illam salinae partem quae ipsum contingit<text:line-break/>superpositam tuto ita continemus; ut rursum secundum<text:line-break/>incipiat circuitum super ipsius partes involutas priori simi-<text:line-break/>lena et in contrarias partes circumvolvat et coarctet, hanc-<text:line-break/>que denuo peraeque primae circumvolutam , quum iterum<text:line-break/>ad principium redierit, aeque fasciam altera manu remo-<text:line-break/>ratam protendimus, altera coarctamus et in oppositam</text:span></text:span></text:p>
      <text:p text:style-name="P6"><text:span text:style-name="Default_20_Paragraph_20_Font"><text:span text:style-name="T1">partem lae</text:span></text:span><text:span text:style-name="Default_20_Paragraph_20_Font"><text:span text:style-name="T5">t</text:span></text:span><text:span text:style-name="Default_20_Paragraph_20_Font"><text:span text:style-name="T1">am circumvolvimus. Non fotum autem mem-<text:line-break/>brasicc modo detinuimus, verum etiam latera, si dextris<text:line-break/>quidem partibus affectus evenerit, his principium injicien-<text:line-break/>tes ad sinistras distributionem faciamus , quomodo prouun-<text:line-break/>oratum est; si vero in sinistras inciderit affectus, ab his<text:line-break/>exordio ducto quesi deligationis iter ad dextram partem<text:line-break/>efficimus, fed caput non ita licet in orbem comprehen-<text:line-break/>dero, prohibet enim cervix ipsi insita. Quamobrem sive<text:line-break/>dextrae , sive sinistrae parti insideat morbus qui deligatio-<text:line-break/>neur postulat. fasciam e regione, quod est fecundum recti-<text:line-break/>ordinem iniicimus. Per verticem quidem fertur falera ;<text:line-break/>inde vero deor</text:span></text:span><text:span text:style-name="Default_20_Paragraph_20_Font"><text:span text:style-name="T5">ta</text:span></text:span><text:span text:style-name="Default_20_Paragraph_20_Font"><text:span text:style-name="T1">m ad extremam maxillam inferiorem vol-<text:line-break/>vitus; postea fur</text:span></text:span><text:span text:style-name="Default_20_Paragraph_20_Font"><text:span text:style-name="T5">t</text:span></text:span><text:span text:style-name="Default_20_Paragraph_20_Font"><text:span text:style-name="T1">um ad partem affectam reducitur; mox<text:line-break/>.iterum similiter his tenere, prout idoneum esse augura-<text:line-break/>mur , adusque finem evolvitur. Is finis in verticem plane<text:line-break/>cadat ; quandoquidem firmissimus ad remoram sic is effici-<text:line-break/>tur locus.</text:span></text:span></text:p>
      <text:h text:style-name="P30" text:outline-level="2"><text:span text:style-name="Default_20_Paragraph_20_Font"><text:span text:style-name="T5">i</text:span></text:span><text:span text:style-name="Default_20_Paragraph_20_Font"><text:span text:style-name="T1"> XIII.</text:span></text:span></text:h>
      <text:p text:style-name="P4"><text:span text:style-name="Default_20_Paragraph_20_Font"><text:span text:style-name="T5">rerum contrariae partes ex duobus princip</text:span></text:span><text:span text:style-name="Default_20_Paragraph_20_Font"><text:span text:style-name="T1">i</text:span></text:span><text:span text:style-name="Default_20_Paragraph_20_Font"><text:span text:style-name="T5">is defigendae.<text:line-break/>s</text:span></text:span><text:span text:style-name="Default_20_Paragraph_20_Font"><text:span text:style-name="T1">i </text:span></text:span><text:span text:style-name="Default_20_Paragraph_20_Font"><text:span text:style-name="T5">ver</text:span></text:span><text:span text:style-name="Default_20_Paragraph_20_Font"><text:span text:style-name="T1">o </text:span></text:span><text:span text:style-name="Default_20_Paragraph_20_Font"><text:span text:style-name="T5">ab uno</text:span></text:span><text:span text:style-name="Default_20_Paragraph_20_Font"><text:span text:style-name="T1"> i</text:span></text:span><text:span text:style-name="Default_20_Paragraph_20_Font"><text:span text:style-name="T5">nc</text:span></text:span><text:span text:style-name="Default_20_Paragraph_20_Font"><text:span text:style-name="T1">i</text:span></text:span><text:span text:style-name="Default_20_Paragraph_20_Font"><text:span text:style-name="T5">p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t, </text:span></text:span><text:span text:style-name="Default_20_Paragraph_20_Font"><text:span text:style-name="T5">ad quod simile</text:span></text:span><text:span text:style-name="Default_20_Paragraph_20_Font"><text:span text:style-name="T1"> i</text:span></text:span><text:span text:style-name="Default_20_Paragraph_20_Font"><text:span text:style-name="T5">n re</text:span></text:span><text:span text:style-name="Default_20_Paragraph_20_Font"><text:span text:style-name="T1">m</text:span></text:span><text:span text:style-name="Default_20_Paragraph_20_Font"><text:span text:style-name="T5">ora</text:span></text:span><text:span text:style-name="Default_20_Paragraph_20_Font"><text:span text:style-name="T1">m,<text:line-break/></text:span></text:span><text:span text:style-name="Default_20_Paragraph_20_Font"><text:span text:style-name="T5">qua</text:span></text:span><text:span text:style-name="Default_20_Paragraph_20_Font"><text:span text:style-name="T1">l</text:span></text:span><text:span text:style-name="Default_20_Paragraph_20_Font"><text:span text:style-name="T5">e</text:span></text:span><text:span text:style-name="Default_20_Paragraph_20_Font"><text:span text:style-name="T1"> m</text:span></text:span><text:span text:style-name="Default_20_Paragraph_20_Font"><text:span text:style-name="T5">ed</text:span></text:span>i<text:span text:style-name="Default_20_Paragraph_20_Font"><text:span text:style-name="T5">u</text:span></text:span><text:span text:style-name="Default_20_Paragraph_20_Font"><text:span text:style-name="T1">m </text:span></text:span><text:span text:style-name="Default_20_Paragraph_20_Font"><text:span text:style-name="T5">cap</text:span></text:span><text:span text:style-name="Default_20_Paragraph_20_Font"><text:span text:style-name="T1">itis </text:span></text:span><text:span text:style-name="Default_20_Paragraph_20_Font"><text:span text:style-name="T5">et si qu</text:span></text:span><text:span text:style-name="Default_20_Paragraph_20_Font"><text:span text:style-name="T1">i</text:span></text:span><text:span text:style-name="Default_20_Paragraph_20_Font"><text:span text:style-name="T5">d aliud hu</text:span></text:span><text:span text:style-name="Default_20_Paragraph_20_Font"><text:span text:style-name="T1">j</text:span></text:span><text:span text:style-name="Default_20_Paragraph_20_Font"><text:span text:style-name="T5">us</text:span></text:span><text:span text:style-name="Default_20_Paragraph_20_Font"><text:span text:style-name="T1">m</text:span></text:span><text:span text:style-name="Default_20_Paragraph_20_Font"><text:span text:style-name="T5">od</text:span></text:span><text:span text:style-name="Default_20_Paragraph_20_Font"><text:span text:style-name="T1">i.</text:span></text:span></text:p>
      <text:p text:style-name="P1"><text:span text:style-name="Default_20_Paragraph_20_Font"><text:span text:style-name="T1">Duas sententias hic textus complecti potest, ut aut<text:line-break/>de omnibus corporis partibus aut de solis capitis dicatur.<text:line-break/>Effectus enim excepto capite dextras partes ad sinistras,<text:line-break/>hoc autem e directo devinciendum esse. Ceteras ejus par-<text:line-break/>tes quae inter fe contrariae sunt, quarum haec et poste-<text:line-break/>rior et lu occipitio est, illa et anterior et in fronte ex<text:line-break/>duobus principiis deligare juheti lpfae vero sunt ex duo-<text:line-break/>hus principiis deligatioues, quum medium totius fasciae<text:line-break/>super affectam partem admoventes, utramque ipsarum par-<text:line-break/>tium aequalem in oppositum locum ducimus. Itaque fa-<text:line-break/>fetarum quae ita peraguntur, extrema ad frontem eum<text:line-break/>locum ad remoram occipitio firmiorem ducuntur. Si vero<text:line-break/>ipsius oratio de omnibus sit partibus, dicemus contrarias</text:span></text:span></text:p>
      <text:p text:style-name="P2"><text:span text:style-name="Default_20_Paragraph_20_Font"><text:span text:style-name="T1">ab eo vocari partes quae in utraque parte eodem modo<text:line-break/>constituuntur, hoc est quum dextra tum sinistra aut ante-<text:line-break/>rior et posterior. lpsis autem similiter affectis partibus,<text:line-break/>) ut quum quae vocantur caulides accidunt fracturae , ex<text:line-break/>duabus principiis deligationem construes, quemadmodum<text:line-break/>in plagalis a</text:span></text:span><text:span text:style-name="Default_20_Paragraph_20_Font"><text:span text:style-name="T5">t</text:span></text:span><text:span text:style-name="Default_20_Paragraph_20_Font"><text:span text:style-name="T1">ciatim involutis fieri diximus. Quodsi, in-<text:line-break/>quit, ab uno principio devinxeris ejusmodi partes, ad eam<text:line-break/>quae ex duobus principiis deligationis similitudinem fascia<text:line-break/>circumvolvenda est, sicque ad stabilem loci remorant ad-<text:line-break/>ducenda , ut hio finiatur. Pro exemplo autem remorantia<text:line-break/>loci medium capitis adstrinxit, hocce contentus quum paulo<text:line-break/>post accurate univerfam orationem habiturus sit, docens<text:line-break/>qua parte fasciae finem fieri oporteat, quo tutam deliga-<text:line-break/>tionem immutabilem tueatur. ceterum verba, ad quod<text:line-break/>simile , de utroque tum de tota fasciae fpira tum de fine<text:line-break/>intelligenda funt.</text:span></text:span></text:p>
      <text:h text:style-name="P30" text:outline-level="2"><text:span text:style-name="Default_20_Paragraph_20_Font">XIU</text:span></text:h>
      <text:p text:style-name="P4"><text:span text:style-name="Default_20_Paragraph_20_Font"><text:span text:style-name="T5">Quae moven</text:span></text:span><text:span text:style-name="Default_20_Paragraph_20_Font"><text:span text:style-name="T1">t</text:span></text:span><text:span text:style-name="Default_20_Paragraph_20_Font"><text:span text:style-name="T5">ur velut ar</text:span></text:span><text:span text:style-name="Default_20_Paragraph_20_Font"><text:span text:style-name="T1">ti</text:span></text:span><text:span text:style-name="Default_20_Paragraph_20_Font"><text:span text:style-name="T5">cul</text:span></text:span><text:span text:style-name="Default_20_Paragraph_20_Font"><text:span text:style-name="T1">i, </text:span></text:span><text:span text:style-name="Default_20_Paragraph_20_Font"><text:span text:style-name="T5">qua quidem par</text:span></text:span><text:span text:style-name="Default_20_Paragraph_20_Font"><text:span text:style-name="T1">t</text:span></text:span><text:span text:style-name="Default_20_Paragraph_20_Font"><text:span text:style-name="T5">e insiectun-<text:line-break/>tur quam minimis et lev</text:span></text:span><text:span text:style-name="Default_20_Paragraph_20_Font"><text:span text:style-name="T1">is</text:span></text:span><text:span text:style-name="Default_20_Paragraph_20_Font"><text:span text:style-name="T5">sim</text:span></text:span><text:span text:style-name="Default_20_Paragraph_20_Font"><text:span text:style-name="T1">i</text:span></text:span><text:span text:style-name="Default_20_Paragraph_20_Font"><text:span text:style-name="T5">s l</text:span></text:span><text:span text:style-name="Default_20_Paragraph_20_Font"><text:span text:style-name="T1">i</text:span></text:span><text:span text:style-name="Default_20_Paragraph_20_Font"><text:span text:style-name="T5">ntei</text:span></text:span><text:span text:style-name="Default_20_Paragraph_20_Font"><text:span text:style-name="T1">s </text:span></text:span><text:span text:style-name="Default_20_Paragraph_20_Font"><text:span text:style-name="T5">obv</text:span></text:span><text:span text:style-name="Default_20_Paragraph_20_Font"><text:span text:style-name="T1">ol</text:span></text:span><text:span text:style-name="Default_20_Paragraph_20_Font"><text:span text:style-name="T5">venda sunt,<text:line-break/>velu</text:span></text:span><text:span text:style-name="Default_20_Paragraph_20_Font"><text:span text:style-name="T1">ti </text:span></text:span><text:span text:style-name="Default_20_Paragraph_20_Font"><text:span text:style-name="T5">p</text:span></text:span><text:span text:style-name="Default_20_Paragraph_20_Font"><text:span text:style-name="T1">o</text:span></text:span><text:span text:style-name="Default_20_Paragraph_20_Font"><text:span text:style-name="T5">ples ; qua vero parte c</text:span></text:span><text:span text:style-name="Default_20_Paragraph_20_Font"><text:span text:style-name="T1">i</text:span></text:span><text:span text:style-name="Default_20_Paragraph_20_Font"><text:span text:style-name="T5">rcum</text:span></text:span><text:span text:style-name="Default_20_Paragraph_20_Font"><text:span text:style-name="T1">t</text:span></text:span><text:span text:style-name="Default_20_Paragraph_20_Font"><text:span text:style-name="T5">enduntur, simplici-<text:line-break/>bu</text:span></text:span><text:span text:style-name="Default_20_Paragraph_20_Font"><text:span text:style-name="T1">s </text:span></text:span><text:span text:style-name="Default_20_Paragraph_20_Font"><text:span text:style-name="T5">et la</text:span></text:span><text:span text:style-name="Default_20_Paragraph_20_Font"><text:span text:style-name="T1">tis , </text:span></text:span><text:span text:style-name="Default_20_Paragraph_20_Font"><text:span text:style-name="T5">veluti rotula.</text:span></text:span></text:p>
      <text:p text:style-name="P1"><text:span text:style-name="Default_20_Paragraph_20_Font"><text:span text:style-name="T1">Minime lintea et circa poplitem et huic vicinas par-<text:line-break/>tes obvolventis esse. jubet maximeque contracta. Contra-<text:line-break/>ctum autem in pauculum collectum significat. oppositam<text:line-break/>. vero partem popliti molam contrario modo devinciri vult.<text:line-break/>Contrario modo est, omnibus contrariis et nulla ex parte,<text:line-break/>quantum conceditur contractis. Vicinas autem popliti<text:line-break/>partes omnes illigari accidit articulis; rotulae vero per<text:line-break/>extensionem ipsi obtingere. Quidam vocant genu opercu-<text:line-break/>lum , ipsam molam, quemadmodum alii nonnulli potellam<text:line-break/>et rotulam. Super hanc igitur, inquit, latam fafciam itu<text:line-break/>extendendam esse, ut ipsam universam complectatur. Nam<text:line-break/>quae ita non circumjacet aut ad superiorem regionem aut</text:span></text:span></text:p>
      <text:p text:style-name="P6"><text:span text:style-name="Default_20_Paragraph_20_Font"><text:span text:style-name="T1">ad inferiorem facile feretur: ad utrumque enim partem<text:line-break/>undique labetur ob rotulae gibbum; Popliti vero contra-<text:line-break/>ctam fafciam censet iniici, nam neque eam suscipere ne-<text:line-break/>que fervere potest quae in latitudinem extenditur.</text:span></text:span></text:p>
      <text:h text:style-name="Heading_20_2" text:outline-level="2"><text:span text:style-name="Default_20_Paragraph_20_Font">XU.</text:span></text:h>
      <text:p text:style-name="Normal"><text:span text:style-name="Default_20_Paragraph_20_Font"><text:span text:style-name="T1">T</text:span></text:span><text:span text:style-name="Default_20_Paragraph_20_Font"><text:span text:style-name="T5">n</text:span></text:span><text:span text:style-name="Default_20_Paragraph_20_Font"><text:span text:style-name="T1">ji</text:span></text:span><text:span text:style-name="Default_20_Paragraph_20_Font"><text:span text:style-name="T5">cere prae</text:span></text:span><text:span text:style-name="Default_20_Paragraph_20_Font"><text:span text:style-name="T1">t</text:span></text:span><text:span text:style-name="Default_20_Paragraph_20_Font"><text:span text:style-name="T5">erea oportet fasc</text:span></text:span><text:span text:style-name="Default_20_Paragraph_20_Font"><text:span text:style-name="T1">i</text:span></text:span><text:span text:style-name="Default_20_Paragraph_20_Font"><text:span text:style-name="T5">am, comprehension</text:span></text:span><text:span text:style-name="Default_20_Paragraph_20_Font"><text:span text:style-name="T1">is </text:span></text:span><text:span text:style-name="Default_20_Paragraph_20_Font"><text:span text:style-name="T5">quide</text:span></text:span><text:span text:style-name="Default_20_Paragraph_20_Font"><text:span text:style-name="T1">m<text:line-break/></text:span></text:span><text:span text:style-name="Default_20_Paragraph_20_Font"><text:span text:style-name="T5">. c</text:span></text:span><text:span text:style-name="Default_20_Paragraph_20_Font"><text:span text:style-name="T1">i</text:span></text:span><text:span text:style-name="Default_20_Paragraph_20_Font"><text:span text:style-name="T5">rca haec</text:span></text:span><text:span text:style-name="Default_20_Paragraph_20_Font"><text:span text:style-name="T1"> i</text:span></text:span><text:span text:style-name="Default_20_Paragraph_20_Font"><text:span text:style-name="T5">acen</text:span></text:span><text:span text:style-name="Default_20_Paragraph_20_Font"><text:span text:style-name="T1">t</text:span></text:span><text:span text:style-name="Default_20_Paragraph_20_Font"><text:span text:style-name="T5">iu</text:span></text:span><text:span text:style-name="Default_20_Paragraph_20_Font"><text:span text:style-name="T1">m </text:span></text:span><text:span text:style-name="Default_20_Paragraph_20_Font"><text:span text:style-name="T5">gra</text:span></text:span><text:span text:style-name="Default_20_Paragraph_20_Font"><text:span text:style-name="T1">ti</text:span></text:span><text:span text:style-name="Default_20_Paragraph_20_Font"><text:span text:style-name="T5">a; suspension</text:span></text:span><text:span text:style-name="Default_20_Paragraph_20_Font"><text:span text:style-name="T1">is </text:span></text:span><text:span text:style-name="Default_20_Paragraph_20_Font"><text:span text:style-name="T5">vero tot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 fa-<text:line-break/>set</text:span></text:span><text:span text:style-name="Default_20_Paragraph_20_Font"><text:span text:style-name="T5">ae</text:span></text:span><text:span text:style-name="Default_20_Paragraph_20_Font"><text:span text:style-name="T1"> i</text:span></text:span><text:span text:style-name="Default_20_Paragraph_20_Font"><text:span text:style-name="T5">n qu</text:span></text:span><text:span text:style-name="Default_20_Paragraph_20_Font"><text:span text:style-name="T1">i</text:span></text:span><text:span text:style-name="Default_20_Paragraph_20_Font"><text:span text:style-name="T5">escen</text:span></text:span><text:span text:style-name="Default_20_Paragraph_20_Font"><text:span text:style-name="T1">t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ac dem</text:span></text:span><text:span text:style-name="Default_20_Paragraph_20_Font"><text:span text:style-name="T1">i/sio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b</text:span></text:span><text:span text:style-name="Default_20_Paragraph_20_Font"><text:span text:style-name="T1">iis </text:span></text:span><text:span text:style-name="Default_20_Paragraph_20_Font"><text:span text:style-name="T5">corpor</text:span></text:span><text:span text:style-name="Default_20_Paragraph_20_Font"><text:span text:style-name="T1">is </text:span></text:span><text:span text:style-name="Default_20_Paragraph_20_Font"><text:span text:style-name="T5">par</text:span></text:span><text:span text:style-name="Default_20_Paragraph_20_Font"><text:span text:style-name="T1">ti</text:span></text:span><text:span text:style-name="Default_20_Paragraph_20_Font"><text:span text:style-name="T5">bu</text:span></text:span><text:span text:style-name="Default_20_Paragraph_20_Font"><text:span text:style-name="T1">s,<text:line-break/></text:span></text:span><text:span text:style-name="Default_20_Paragraph_20_Font"><text:span text:style-name="T5">ut supra vel</text:span></text:span><text:span text:style-name="Default_20_Paragraph_20_Font"><text:span text:style-name="T1"> i</text:span></text:span><text:span text:style-name="Default_20_Paragraph_20_Font"><text:span text:style-name="T5">ntra genu.</text:span></text:span></text:p>
      <text:p text:style-name="P1"><text:span text:style-name="Default_20_Paragraph_20_Font"><text:span text:style-name="T1">Ejusmodi breviloquentiam laudare decet, si uno vo-<text:line-break/>eubulo , quemadmodum et praefens dilucide </text:span></text:span><text:span text:style-name="Default_20_Paragraph_20_Font"><text:span text:style-name="T5">t</text:span></text:span><text:span text:style-name="Default_20_Paragraph_20_Font"><text:span text:style-name="T1">e prodit ora-<text:line-break/>tio Sub comprehensionis quidem nomine haec declaratur<text:line-break/>oratio, qua diximus in articulorum delimationibus, earum<text:line-break/>finem tuto extra articulationem vinculo quodam insuper<text:line-break/>addito tuendam esse. Per suspensionis vero vocabulum,<text:line-break/>ut multa sit nobis providentia, ne ad declivia loca deor-</text:span></text:span></text:p>
      <text:p text:style-name="P2"><text:span text:style-name="Default_20_Paragraph_20_Font"><text:span text:style-name="T1">sum fluat fascia neve furium refluat ad gibba aut acclivia<text:line-break/>quae prius ipsie acuminata vocavit, quum inquit: probe<text:line-break/>tamen nosse decet ad declivia et acuminata diffugere. At-<text:line-break/>- que face dilucidum patuit iisdem ipsius verbis praeclare<text:line-break/>a nobis propositum esse, quae nunc pronunciantur iis esse<text:line-break/>continua quae in illo textu traduntur, quo edicebat:<text:line-break/>probe tamen nosse decet omnem fasciam ad declivia et<text:line-break/>acuminata diffugere. Quin et perquam conci</text:span></text:span><text:span text:style-name="Default_20_Paragraph_20_Font"><text:span text:style-name="T5">t</text:span></text:span><text:span text:style-name="Default_20_Paragraph_20_Font"><text:span text:style-name="T1">e idonea<text:line-break/>Ioca commemoravit, quibus fasciarum extrema admovenda<text:line-break/>funt duobus ea complexus vocabulis , quiescentibus ac de..<text:line-break/>missis. Quiescunt enim quaecunque extra articulationem<text:line-break/>. sunt in ossium quae inter fe committuntur altero , ut ad<text:line-break/>genu vel in femore veI in tibia. Haec enim loca demif-<text:line-break/>siora funt. Itaque namque vocant quae eminentibus con-<text:line-break/>trario modo constituuntur, hoc est depressa et demissa.<text:line-break/>omne enim </text:span></text:span><text:span text:style-name="Default_20_Paragraph_20_Font"><text:span text:style-name="T9">λαπαρὸν</text:span></text:span><text:span text:style-name="Default_20_Paragraph_20_Font"><text:span text:style-name="T3"> </text:span></text:span><text:span text:style-name="Default_20_Paragraph_20_Font"><text:span text:style-name="T1">depressum est; </text:span></text:span><text:span text:style-name="Default_20_Paragraph_20_Font"><text:span text:style-name="T9">λαπαρὸν</text:span></text:span><text:span text:style-name="Default_20_Paragraph_20_Font"><text:span text:style-name="T3"> </text:span></text:span><text:span text:style-name="Default_20_Paragraph_20_Font"><text:span text:style-name="T1">igitur pro-<text:line-break/>prie vacuum significat, ut et </text:span></text:span><text:span text:style-name="Default_20_Paragraph_20_Font"><text:span text:style-name="T9">λαπάξαι</text:span></text:span><text:span text:style-name="Default_20_Paragraph_20_Font"><text:span text:style-name="T3"> </text:span></text:span><text:span text:style-name="Default_20_Paragraph_20_Font"><text:span text:style-name="T1">inanire. Nam</text:span></text:span></text:p>
      <text:p text:style-name="P6"><text:span text:style-name="Default_20_Paragraph_20_Font"><text:span text:style-name="T1">quod Homero scribitur </text:span></text:span><text:span text:style-name="Default_20_Paragraph_20_Font"><text:span text:style-name="T9">Ἐλισν</text:span></text:span><text:span text:style-name="Default_20_Paragraph_20_Font"><text:span text:style-name="T3"> </text:span></text:span><text:span text:style-name="Default_20_Paragraph_20_Font"><text:span text:style-name="T9">ἑξαλαπάξαι</text:span></text:span><text:span text:style-name="Default_20_Paragraph_20_Font"><text:span text:style-name="T3"> </text:span></text:span><text:span text:style-name="Default_20_Paragraph_20_Font"><text:span text:style-name="T9">εύναιόμενον</text:span></text:span><text:span text:style-name="Default_20_Paragraph_20_Font"><text:span text:style-name="T3"> </text:span></text:span><text:span text:style-name="Default_20_Paragraph_20_Font"><text:span text:style-name="T9">πτολίε</text:span></text:span><text:span text:style-name="Default_20_Paragraph_20_Font"><text:span text:style-name="T3">-<text:line-break/></text:span></text:span><text:span text:style-name="Default_20_Paragraph_20_Font"><text:span text:style-name="T9">θρον</text:span></text:span><text:span text:style-name="Default_20_Paragraph_20_Font"><text:span text:style-name="T3">, </text:span></text:span><text:span text:style-name="Default_20_Paragraph_20_Font"><text:span text:style-name="T1">quod est devastare altae bene conditae moenia Tro-<text:line-break/>jae , urbem diripere et evacuare significat. Et </text:span></text:span><text:span text:style-name="Default_20_Paragraph_20_Font"><text:span text:style-name="T9">λαπαρὰ</text:span></text:span><text:span text:style-name="Default_20_Paragraph_20_Font"><text:span text:style-name="T3"><text:line-break/></text:span></text:span><text:span text:style-name="Default_20_Paragraph_20_Font"><text:span text:style-name="T1">vocant eas corporis partes quae inter ilium, ossa et nothas<text:line-break/>costas mediae funt. Jam vero etiam quod omne depref-<text:line-break/>fum est aut subsidit </text:span></text:span><text:span text:style-name="Default_20_Paragraph_20_Font"><text:span text:style-name="T9">λαπαρὸν</text:span></text:span><text:span text:style-name="Default_20_Paragraph_20_Font"><text:span text:style-name="T3"> </text:span></text:span><text:span text:style-name="Default_20_Paragraph_20_Font"><text:span text:style-name="T1">vocant; quia quod vacuum<text:line-break/>est necessario depressum est, sumpta ex eo translatione<text:line-break/>quod communiter accidit.</text:span></text:span></text:p>
      <text:h text:style-name="Heading_20_2" text:outline-level="2"><text:span text:style-name="Default_20_Paragraph_20_Font">XVI.</text:span></text:h>
      <text:p text:style-name="P4"><text:span text:style-name="Default_20_Paragraph_20_Font"><text:span text:style-name="T5">At idonea est, humeri qu</text:span></text:span><text:span text:style-name="Default_20_Paragraph_20_Font"><text:span text:style-name="T1">i</text:span></text:span><text:span text:style-name="Default_20_Paragraph_20_Font"><text:span text:style-name="T5">dem ad alteram ax</text:span></text:span><text:span text:style-name="Default_20_Paragraph_20_Font"><text:span text:style-name="T1">i</text:span></text:span><text:span text:style-name="Default_20_Paragraph_20_Font"><text:span text:style-name="T5">lla</text:span></text:span><text:span text:style-name="Default_20_Paragraph_20_Font"><text:span text:style-name="T1">m </text:span></text:span><text:span text:style-name="Default_20_Paragraph_20_Font"><text:span text:style-name="T5">c</text:span></text:span><text:span text:style-name="Default_20_Paragraph_20_Font"><text:span text:style-name="T1">i</text:span></text:span><text:span text:style-name="Default_20_Paragraph_20_Font"><text:span text:style-name="T5">rcu</text:span></text:span><text:span text:style-name="Default_20_Paragraph_20_Font"><text:span text:style-name="T1">m-<text:line-break/></text:span></text:span><text:span text:style-name="Default_20_Paragraph_20_Font"><text:span text:style-name="T5">vo</text:span></text:span><text:span text:style-name="Default_20_Paragraph_20_Font"><text:span text:style-name="T1">l</text:span></text:span><text:span text:style-name="Default_20_Paragraph_20_Font"><text:span text:style-name="T5">u</text:span></text:span><text:span text:style-name="Default_20_Paragraph_20_Font"><text:span text:style-name="T1">t</text:span></text:span><text:span text:style-name="Default_20_Paragraph_20_Font"><text:span text:style-name="T5">io, </text:span></text:span><text:span text:style-name="Default_20_Paragraph_20_Font"><text:span text:style-name="T1">i</text:span></text:span><text:span text:style-name="Default_20_Paragraph_20_Font"><text:span text:style-name="T5">nguin</text:span></text:span><text:span text:style-name="Default_20_Paragraph_20_Font"><text:span text:style-name="T1">is </text:span></text:span><text:span text:style-name="Default_20_Paragraph_20_Font"><text:span text:style-name="T5">ver</text:span></text:span><text:span text:style-name="Default_20_Paragraph_20_Font"><text:span text:style-name="T1">o </text:span></text:span><text:span text:style-name="Default_20_Paragraph_20_Font"><text:span text:style-name="T5">c</text:span></text:span><text:span text:style-name="Default_20_Paragraph_20_Font"><text:span text:style-name="T1">i</text:span></text:span><text:span text:style-name="Default_20_Paragraph_20_Font"><text:span text:style-name="T5">rcum a</text:span></text:span><text:span text:style-name="Default_20_Paragraph_20_Font"><text:span text:style-name="T1">lt</text:span></text:span><text:span text:style-name="Default_20_Paragraph_20_Font"><text:span text:style-name="T5">erum</text:span></text:span><text:span text:style-name="Default_20_Paragraph_20_Font"><text:span text:style-name="T1"> i</text:span></text:span><text:span text:style-name="Default_20_Paragraph_20_Font"><text:span text:style-name="T5">tium.</text:span></text:span><text:span text:style-name="Default_20_Paragraph_20_Font"><text:span text:style-name="T1"> E</text:span></text:span><text:span text:style-name="Default_20_Paragraph_20_Font"><text:span text:style-name="T5">t t</text:span></text:span><text:span text:style-name="Default_20_Paragraph_20_Font"><text:span text:style-name="T1">i</text:span></text:span><text:span text:style-name="Default_20_Paragraph_20_Font"><text:span text:style-name="T5">b</text:span></text:span><text:span text:style-name="Default_20_Paragraph_20_Font"><text:span text:style-name="T1">i</text:span></text:span><text:span text:style-name="Default_20_Paragraph_20_Font"><text:span text:style-name="T5">ae<text:line-break/>supra suram. Quibu</text:span></text:span><text:span text:style-name="Default_20_Paragraph_20_Font"><text:span text:style-name="T1">s</text:span></text:span><text:span text:style-name="Default_20_Paragraph_20_Font"><text:span text:style-name="T5">cunque sursum fuga fasc</text:span></text:span><text:span text:style-name="Default_20_Paragraph_20_Font"><text:span text:style-name="T1">i</text:span></text:span><text:span text:style-name="Default_20_Paragraph_20_Font"><text:span text:style-name="T5">ae, deor-<text:line-break/>sum suspensio, quibu</text:span></text:span><text:span text:style-name="Default_20_Paragraph_20_Font"><text:span text:style-name="T1">s </text:span></text:span><text:span text:style-name="Default_20_Paragraph_20_Font"><text:span text:style-name="T5">deorsum, contrar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m sit.</text:span></text:span></text:p>
      <text:p text:style-name="P1"><text:span text:style-name="Default_20_Paragraph_20_Font"><text:span text:style-name="T1">Scopi totius deligationis quae per su, non administra-<text:line-break/>tionis gratia rerum affectae parti subiectarum circum vol-<text:line-break/>vitur primi et maximi sunt, partem affectam quemadmodum</text:span></text:span></text:p>
      <text:p text:style-name="P6"><text:span text:style-name="Default_20_Paragraph_20_Font"><text:span text:style-name="T1">conformata fuit immobilem continere et ah inflammatione<text:line-break/>tutam fervare, quae in opere de fracturis abunde docui-<text:line-break/>mus.. Quia vero nequit haec efficere deligatae,. nisi ipfa<text:line-break/>commoretur nec ad in</text:span></text:span><text:span text:style-name="Default_20_Paragraph_20_Font"><text:span text:style-name="T5">t</text:span></text:span><text:span text:style-name="Default_20_Paragraph_20_Font"><text:span text:style-name="T1">eriores aut superiores partes dimo-<text:line-break/>veatur, propterea illaesis partibus fascias iniicere cogimur,<text:line-break/>prout quum ex altera parte tota deligatio sursum dicenda<text:line-break/>est , ipsius suspensio in demissiorem partem trahat. In<text:line-break/>nonnullis autem partibus ab oppositis utilior est suspensio,<text:line-break/>quemadmodum in humero et inguine. Absolute vero in-<text:line-break/>pe</text:span></text:span><text:span text:style-name="Default_20_Paragraph_20_Font"><text:span text:style-name="T5">t</text:span></text:span><text:span text:style-name="Default_20_Paragraph_20_Font"><text:span text:style-name="T1">at in humero quidem, non ad alterum humerum, fed<text:line-break/>axillam; in inguine vero ad alterum ilium circumvolven-<text:line-break/>dam esse fasciam. Nam neque humerus neque nates cir-<text:line-break/>cuitum tuto fervare queunt, sicut axillae atque ile. </text:span></text:span><text:span text:style-name="Default_20_Paragraph_20_Font"><text:span text:style-name="T9">Κε</text:span></text:span><text:span text:style-name="Default_20_Paragraph_20_Font"><text:span text:style-name="T3">-<text:line-break/></text:span></text:span><text:span text:style-name="Default_20_Paragraph_20_Font"><text:span text:style-name="T9">νεών</text:span></text:span><text:span text:style-name="Default_20_Paragraph_20_Font"><text:span text:style-name="T3"> </text:span></text:span><text:span text:style-name="Default_20_Paragraph_20_Font"><text:span text:style-name="T1">autem, ut paulo ante diximus, appellatur locus inter<text:line-break/>. os thoracis et ischii medius , quod </text:span></text:span><text:span text:style-name="Default_20_Paragraph_20_Font"><text:span text:style-name="T9">κενεὸς</text:span></text:span><text:span text:style-name="Default_20_Paragraph_20_Font"><text:span text:style-name="T3"> </text:span></text:span><text:span text:style-name="Default_20_Paragraph_20_Font"><text:span text:style-name="T1">sit , luatis et<text:line-break/>ossibus vacuus, hoc est depressus, ita vocatus. Constat au-<text:line-break/>tem quod consentire et congruere </text:span></text:span><text:span text:style-name="Default_20_Paragraph_20_Font"><text:span text:style-name="T9">όμολογεῖν</text:span></text:span><text:span text:style-name="Default_20_Paragraph_20_Font"><text:span text:style-name="T11"> </text:span></text:span><text:span text:style-name="Default_20_Paragraph_20_Font"><text:span text:style-name="T5">conven</text:span></text:span><text:span text:style-name="Default_20_Paragraph_20_Font"><text:span text:style-name="T1">i</text:span></text:span><text:span text:style-name="Default_20_Paragraph_20_Font"><text:span text:style-name="T5">re</text:span></text:span><text:span text:style-name="Default_20_Paragraph_20_Font"><text:span text:style-name="T1"> di-<text:line-break/>xerit. Qui namque probis in operibus consentiunt, non</text:span></text:span></text:p>
      <text:p text:style-name="P6"><text:span text:style-name="Default_20_Paragraph_20_Font"><text:span text:style-name="T1">modo nihil contrarium efficiunt aut loquuntur, verum<text:line-break/>etiam </text:span></text:span><text:span text:style-name="Default_20_Paragraph_20_Font"><text:span text:style-name="T5">t</text:span></text:span><text:span text:style-name="Default_20_Paragraph_20_Font"><text:span text:style-name="T1">uas conferunt operas. His etiam commemorata<text:line-break/>loca in fasciae distributione adstipulantur. Simili quoque<text:line-break/>ratione quum tibia facile labentem sintae deligationem for-<text:line-break/>tiatur , huic qui furium fertur circuitus conducit , in illa<text:line-break/>nimirum deligatione- qua .surae devexum comprehendi ne-<text:line-break/>cesse esu In consimili fecundum malleolos loco deliga-<text:line-break/>tionis jacet remora quae per ea continet quae inter duas<text:line-break/>eminentias nimirum devexas tum fibulae tum tibiae ex-<text:line-break/>tremi tales posita funt, quas male nonnulli talos vocitant.<text:line-break/>Superior vero locus per suram ipsam idem praestat.</text:span></text:span></text:p>
      <text:h text:style-name="Heading_20_2" text:outline-level="2"><text:span text:style-name="Default_20_Paragraph_20_Font">XVII.</text:span></text:h>
      <text:p text:style-name="P4"><text:span text:style-name="Default_20_Paragraph_20_Font"><text:span text:style-name="T1">A</text:span></text:span><text:span text:style-name="Default_20_Paragraph_20_Font"><text:span text:style-name="T5">t quibus n</text:span></text:span><text:span text:style-name="Default_20_Paragraph_20_Font"><text:span text:style-name="T1">o</text:span></text:span><text:span text:style-name="Default_20_Paragraph_20_Font"><text:span text:style-name="T5">n datur, que</text:span></text:span><text:span text:style-name="Default_20_Paragraph_20_Font"><text:span text:style-name="T1">m</text:span></text:span><text:span text:style-name="Default_20_Paragraph_20_Font"><text:span text:style-name="T5">admodum in cap</text:span></text:span><text:span text:style-name="Default_20_Paragraph_20_Font"><text:span text:style-name="T1">i</text:span></text:span><text:span text:style-name="Default_20_Paragraph_20_Font"><text:span text:style-name="T5">te, h</text:span></text:span><text:span text:style-name="Default_20_Paragraph_20_Font"><text:span text:style-name="T1">i</text:span></text:span><text:span text:style-name="Default_20_Paragraph_20_Font"><text:span text:style-name="T5">s</text:span></text:span><text:span text:style-name="Default_20_Paragraph_20_Font"><text:span text:style-name="T1"> i</text:span></text:span><text:span text:style-name="Default_20_Paragraph_20_Font"><text:span text:style-name="T5">n<text:line-break/>max</text:span></text:span><text:span text:style-name="Default_20_Paragraph_20_Font"><text:span text:style-name="T1">im</text:span></text:span><text:span text:style-name="Default_20_Paragraph_20_Font"><text:span text:style-name="T5">e aequab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i </text:span></text:span><text:span text:style-name="Default_20_Paragraph_20_Font"><text:span text:style-name="T5">loc</text:span></text:span><text:span text:style-name="Default_20_Paragraph_20_Font"><text:span text:style-name="T1">o </text:span></text:span><text:span text:style-name="Default_20_Paragraph_20_Font"><text:span text:style-name="T5">co</text:span></text:span><text:span text:style-name="Default_20_Paragraph_20_Font"><text:span text:style-name="T1">m</text:span></text:span><text:span text:style-name="Default_20_Paragraph_20_Font"><text:span text:style-name="T5">prehensione</text:span></text:span><text:span text:style-name="Default_20_Paragraph_20_Font"><text:span text:style-name="T1">s </text:span></text:span><text:span text:style-name="Default_20_Paragraph_20_Font"><text:span text:style-name="T5">facere et min</text:span></text:span><text:span text:style-name="Default_20_Paragraph_20_Font"><text:span text:style-name="T1">i</text:span></text:span><text:span text:style-name="Default_20_Paragraph_20_Font"><text:span text:style-name="T5">me<text:line-break/>obliqua del</text:span></text:span><text:span text:style-name="Default_20_Paragraph_20_Font"><text:span text:style-name="T1">i</text:span></text:span><text:span text:style-name="Default_20_Paragraph_20_Font"><text:span text:style-name="T5">gat</text:span></text:span><text:span text:style-name="Default_20_Paragraph_20_Font"><text:span text:style-name="T1">io</text:span></text:span><text:span text:style-name="Default_20_Paragraph_20_Font"><text:span text:style-name="T5">ne ut</text:span></text:span><text:span text:style-name="Default_20_Paragraph_20_Font"><text:span text:style-name="T1">i </text:span></text:span><text:span text:style-name="Default_20_Paragraph_20_Font"><text:span text:style-name="T5">oporte</text:span></text:span><text:span text:style-name="Default_20_Paragraph_20_Font"><text:span text:style-name="T1">t , </text:span></text:span><text:span text:style-name="Default_20_Paragraph_20_Font"><text:span text:style-name="T5">quo p</text:span></text:span><text:span text:style-name="Default_20_Paragraph_20_Font"><text:span text:style-name="T1">o</text:span></text:span><text:span text:style-name="Default_20_Paragraph_20_Font"><text:span text:style-name="T5">strema sir</text:span></text:span><text:span text:style-name="Default_20_Paragraph_20_Font"><text:span text:style-name="T1">mi</text:span></text:span><text:span text:style-name="Default_20_Paragraph_20_Font"><text:span text:style-name="T5">sume<text:line-break/>circumvoluta fasc</text:span></text:span><text:span text:style-name="Default_20_Paragraph_20_Font"><text:span text:style-name="T1">i</text:span></text:span><text:span text:style-name="Default_20_Paragraph_20_Font"><text:span text:style-name="T5">a quae max</text:span></text:span><text:span text:style-name="Default_20_Paragraph_20_Font"><text:span text:style-name="T1">im</text:span></text:span><text:span text:style-name="Default_20_Paragraph_20_Font"><text:span text:style-name="T5">e errabunda sun</text:span></text:span><text:span text:style-name="Default_20_Paragraph_20_Font"><text:span text:style-name="T1">t </text:span></text:span><text:span text:style-name="Default_20_Paragraph_20_Font"><text:span text:style-name="T5">con-<text:line-break/>tinea</text:span></text:span><text:span text:style-name="Default_20_Paragraph_20_Font"><text:span text:style-name="T1">t.</text:span></text:span></text:p>
      <text:p text:style-name="P2"><text:span text:style-name="Default_20_Paragraph_20_Font"><text:span text:style-name="T1">Quibus partibus non datur remorae locus, neque ap-<text:line-break/>posita quaedam pars ejusmodi, qualem in tibia esse pro-<text:line-break/>tulit neque opposita pars hujus </text:span></text:span><text:span text:style-name="Default_20_Paragraph_20_Font"><text:span text:style-name="T5">t</text:span></text:span><text:span text:style-name="Default_20_Paragraph_20_Font"><text:span text:style-name="T1">ortis altera, ut in bu-<text:line-break/>mero et inguine, in his qualem oporteat deligationem<text:line-break/>struere docet, nominatimque capitis mentionem faciens<text:line-break/>jubet super ipsas in maxime aequabili loco totius deliga-<text:line-break/>.tinnis comprehensionem facere, quod est ipsius finem neu-<text:line-break/>tram .in partem inclinantem tueri, per quam directe<text:line-break/>finiendam vel ad frontem vel ad medium totum capitis,<text:line-break/>ubi pars insidet quae bregma vocatur. Nam ubi ad men-<text:line-break/>tum deducitur fafcia, ejus finis decenter ad medium ca-<text:line-break/>put reducitur citra inclinationem </text:span></text:span><text:span text:style-name="Default_20_Paragraph_20_Font"><text:span text:style-name="T5">t</text:span></text:span><text:span text:style-name="Default_20_Paragraph_20_Font"><text:span text:style-name="T1">urium porrigenda. Quum<text:line-break/>vero in orbem circumvolvitur ad frontem, ipfa quoque<text:line-break/>similiter nullam in partem inclinatus. Nam quae ita. crr-<text:line-break/>eumagitur, ad posteriores partes feretur, occiput vocatum<text:line-break/>inium quod collum et posticam calvariae devexitatem in-<text:line-break/>terjacet. Proptereaque protulit postremam deligationum<text:line-break/>ciccumvolutionem minime obliquam esse convenire, quia</text:span></text:span></text:p>
      <text:p text:style-name="P6"><text:span text:style-name="Default_20_Paragraph_20_Font"><text:span text:style-name="T1">ante ipsam jam saepe necessario fiunt obliquae , ut affe-<text:line-break/>octam diversis in Iocis partem ipsius comprehendant. Ve-<text:line-break/>rum obliquas propter affectum factas circumvolutiones,<text:line-break/>quo postrema contineat nulla ex parte obliquanda. Patet<text:line-break/>igitur et simul istas revolutiones ejusmodi securitate im-.<text:line-break/>mutabiles permanere. Quemadmodum ergo in capite, in<text:line-break/>superiori parte genu quae postrema deorsum fit circum-<text:line-break/>volutio accurate citra inclinationem tuenda est: sic certe<text:line-break/>et inguinis et humeri deligationes, in quibus etiam oppo-<text:line-break/>situs partes simul devincire cogimur, postremae circum-<text:line-break/>volutiones orbiculares; citra inclinationem struendae sunt;<text:line-break/>-in ilibus quidem utrisque, ubi inguen ligare constituimus,<text:line-break/>in utraque vero ala, ubi humerum. His denique conscn-<text:line-break/>tanea est quae in cubiti dearticulatione seu luxata cubiti<text:line-break/>instauratione datur deligatio.</text:span></text:span></text:p>
      <text:h text:style-name="Heading_20_2" text:outline-level="2"><text:span text:style-name="Default_20_Paragraph_20_Font">XVIII.<text:tab/>.</text:span></text:h>
      <text:p text:style-name="Normal"><text:span text:style-name="Default_20_Paragraph_20_Font"><text:span text:style-name="T5">Quibus au</text:span></text:span><text:span text:style-name="Default_20_Paragraph_20_Font"><text:span text:style-name="T1">t</text:span></text:span><text:span text:style-name="Default_20_Paragraph_20_Font"><text:span text:style-name="T5">em neque co</text:span></text:span><text:span text:style-name="Default_20_Paragraph_20_Font"><text:span text:style-name="T1">m</text:span></text:span><text:span text:style-name="Default_20_Paragraph_20_Font"><text:span text:style-name="T5">prehensio neque suspensio</text:span></text:span><text:span text:style-name="Default_20_Paragraph_20_Font"><text:span text:style-name="T1"> -li</text:span></text:span><text:span text:style-name="Default_20_Paragraph_20_Font"><text:span text:style-name="T5">n</text:span></text:span><text:span text:style-name="Default_20_Paragraph_20_Font"><text:span text:style-name="T1">t</text:span></text:span><text:span text:style-name="Default_20_Paragraph_20_Font"><text:span text:style-name="T5">eo-</text:span></text:span></text:p>
      <text:p text:style-name="P6"><text:span text:style-name="Default_20_Paragraph_20_Font"><text:span text:style-name="T5">rum commode se habent, suspensione</text:span></text:span><text:span text:style-name="Default_20_Paragraph_20_Font"><text:span text:style-name="T1">s </text:span></text:span><text:span text:style-name="Default_20_Paragraph_20_Font"><text:span text:style-name="T5">sili</text:span></text:span><text:span text:style-name="Default_20_Paragraph_20_Font"><text:span text:style-name="T1">s </text:span></text:span><text:span text:style-name="Default_20_Paragraph_20_Font"><text:span text:style-name="T5">per involu-<text:line-break/>t</text:span></text:span><text:span text:style-name="Default_20_Paragraph_20_Font"><text:span text:style-name="T1">i</text:span></text:span><text:span text:style-name="Default_20_Paragraph_20_Font"><text:span text:style-name="T5">onem aut sutura</text:span></text:span><text:span text:style-name="Default_20_Paragraph_20_Font"><text:span text:style-name="T1">m </text:span></text:span><text:span text:style-name="Default_20_Paragraph_20_Font"><text:span text:style-name="T5">fatere</text:span></text:span><text:span text:style-name="Default_20_Paragraph_20_Font"><text:span text:style-name="T1"> o</text:span></text:span><text:span text:style-name="Default_20_Paragraph_20_Font"><text:span text:style-name="T5">por</text:span></text:span><text:span text:style-name="Default_20_Paragraph_20_Font"><text:span text:style-name="T1">t</text:span></text:span><text:span text:style-name="Default_20_Paragraph_20_Font"><text:span text:style-name="T5">et.</text:span></text:span></text:p>
      <text:p text:style-name="P1"><text:span text:style-name="Default_20_Paragraph_20_Font"><text:span text:style-name="T1">Quod enumerat est ejusmodi. . Quibus in partibus aut<text:line-break/>affectibus arduum est ipsis linteis extremae deligationis et<text:line-break/>comprehensionem et suspensio</text:span></text:span><text:span text:style-name="Default_20_Paragraph_20_Font"><text:span text:style-name="T5">n</text:span></text:span><text:span text:style-name="Default_20_Paragraph_20_Font"><text:span text:style-name="T1">em adstrui; in his filis quae<text:line-break/>orbiculari deligationi circumvolvantur vel quae deligatio-<text:line-break/>nis extremum consuant comprehensiones efficiendae </text:span></text:span><text:span text:style-name="Default_20_Paragraph_20_Font"><text:span text:style-name="T5">t</text:span></text:span><text:span text:style-name="Default_20_Paragraph_20_Font"><text:span text:style-name="T1">unt.<text:line-break/>Quod autem absurdum esset partem corporis eam quae<text:line-break/>linteis quidem fit comprehensionem et suspensiouemdiffi-<text:line-break/>cilem habere, faciliorem vero quae filis, nihil ego cum<text:line-break/>interpretibus habeo dicendum, praeterquam aliquas esse<text:line-break/>partes quae talem minime ferant deligationem. Verum<text:line-break/>novi quosdam , quibus etiamsi paululum affecta pars mota<text:line-break/>esset, dolor vehementissimus oboriebatur, quemadmodum<text:line-break/>si cui pridem ex lapfu fpiuae partes ita aegrotent, ut ipfe<text:line-break/>ne momento doloris illius vehementiam ferre queat. Coacti<text:line-break/>funt itaque medici tunicam illi detrahere, non exutis, fed</text:span></text:span></text:p>
      <text:p text:style-name="P6"><text:span text:style-name="Default_20_Paragraph_20_Font"><text:span text:style-name="T1">diruptis primum futuris omnibus. Postea vero permultis<text:line-break/>qui totum corpus continerent quaesitis , hominem suspen-<text:line-break/>dere super cathedra lata aequabiliter porrectum , peniculo<text:line-break/>super iniecto , quod lanae tantulum habeat. Haec igitur<text:line-break/>imperavimus, posteaquam aegrotus a continentibus trini-<text:line-break/>stris e strato erectus est, celeriter super id in longiludi-<text:line-break/>nem imponere erectique laborantis [picae subjicere. . Nos<text:line-break/>autem alterum lanae hapfum oleo calido inebriatum con-<text:line-break/>sequi post tunicae ablationem, spinae quam primum aduro-<text:line-break/>vimus et super stratum bap</text:span></text:span><text:span text:style-name="Default_20_Paragraph_20_Font"><text:span text:style-name="T5">t</text:span></text:span><text:span text:style-name="Default_20_Paragraph_20_Font"><text:span text:style-name="T1">uto- cum pa</text:span></text:span><text:span text:style-name="Default_20_Paragraph_20_Font"><text:span text:style-name="T5">n</text:span></text:span><text:span text:style-name="Default_20_Paragraph_20_Font"><text:span text:style-name="T1">niculo hominem<text:line-break/>collocavimus. Sicque prima quidem inebriati hapsi ex-<text:line-break/>bema, utrumque unum ad priorem corporis partem ad-<text:line-break/>duximus ; deinde ad ipsa succi hapsi et post ea- lintei ex-<text:line-break/>trema inter </text:span></text:span><text:span text:style-name="Default_20_Paragraph_20_Font"><text:span text:style-name="T5">t</text:span></text:span><text:span text:style-name="Default_20_Paragraph_20_Font"><text:span text:style-name="T1">e futuris coniunximus. Quodsi quis non fu-<text:line-break/>turis, sed filis dumtaxat deligatiouis tutelam efficere vo-<text:line-break/>luerit, eatenus ipsa omnium prima subter panniculum ex-<text:line-break/>tendat. Non enim post deligationem id efficiendum est.</text:span></text:span></text:p>
      <text:p text:style-name="P6"><text:span text:style-name="Default_20_Paragraph_20_Font"><text:span text:style-name="T1">Huic queque similis operatio in ischii partibus , interdum<text:line-break/>quoque in femore, alias et in brachio, interdum etiam<text:line-break/>in posteriori cervicis .regione succedet.</text:span></text:span></text:p>
      <text:h text:style-name="Heading_20_2" text:outline-level="2"><text:span text:style-name="Default_20_Paragraph_20_Font">XIX.</text:span></text:h>
      <text:p text:style-name="Normal"><text:span text:style-name="Default_20_Paragraph_20_Font"><text:span text:style-name="T5">rap</text:span></text:span><text:span text:style-name="Default_20_Paragraph_20_Font"><text:span text:style-name="T1">i</text:span></text:span><text:span text:style-name="Default_20_Paragraph_20_Font"><text:span text:style-name="T5">ae mundae sint, leve</text:span></text:span><text:span text:style-name="Default_20_Paragraph_20_Font"><text:span text:style-name="T1">s, </text:span></text:span><text:span text:style-name="Default_20_Paragraph_20_Font"><text:span text:style-name="T5">molles, tenue</text:span></text:span><text:span text:style-name="Default_20_Paragraph_20_Font"><text:span text:style-name="T1">s.</text:span></text:span></text:p>
      <text:p text:style-name="P1"><text:span text:style-name="Default_20_Paragraph_20_Font"><text:span text:style-name="T1">Materiam fasciarum hic docet, mundis, levibus, mol-<text:line-break/>libus ac tenuibus fasciis uti jubens. Mundis quidem, ne<text:line-break/>morsus ex sorde nascatur, neve sordes humorum corpus<text:line-break/>irrorantium ad cutim usque permeare vim prohibeat; le-<text:line-break/>vibus, ne locus affectus- gravetur. Tenuibus, quod hae<text:line-break/>leviores et molliores sint, quodque facile perfusiones etiam<text:line-break/>transmittant. Mollibus, ne premant. At constat has sin-<text:line-break/>gulas dotes conducere, ne pars affecta in pblegmonem<text:line-break/>incidat</text:span></text:span></text:p>
      <text:h text:style-name="P30" text:outline-level="2"><text:span text:style-name="Default_20_Paragraph_20_Font">XX.</text:span></text:h>
      <text:p text:style-name="P4"><text:span text:style-name="Default_20_Paragraph_20_Font"><text:span text:style-name="T5">C</text:span></text:span><text:span text:style-name="Default_20_Paragraph_20_Font"><text:span text:style-name="T1">i</text:span></text:span><text:span text:style-name="Default_20_Paragraph_20_Font"><text:span text:style-name="T5">rcumvolvere ambabus simul ma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oportet et u</text:span></text:span><text:span text:style-name="Default_20_Paragraph_20_Font"><text:span text:style-name="T1">t</text:span></text:span><text:span text:style-name="Default_20_Paragraph_20_Font"><text:span text:style-name="T5">risque<text:line-break/>suorsim exercere.</text:span></text:span></text:p>
      <text:p text:style-name="P1"><text:span text:style-name="Default_20_Paragraph_20_Font"><text:span text:style-name="T1">Quod superius de omnibus chirurgiae operibus uni-<text:line-break/>verfe pronunciavit ipsa volens exercere et utrisque sieor-<text:line-break/>sim et ambabus simul manibus efficere, id nunc de fala<text:line-break/>circumvolutione scripsit. Nam ad operationis celerita-<text:line-break/>tem quae in doloribus maximi est momenti, hujusmodi<text:line-break/>manuum exercitatio magis conducit. Quum duae quidem<text:line-break/>manus simul fasciam bicipitem in deligationibus circum-<text:line-break/>.volvant , altera vero sula in celeris ; imo et in his quum<text:line-break/>utraque in parte alteram excipiat. Nam in fasciis quidem<text:line-break/>bicipitibus ambae manus uno tempore peraeque operantur.<text:line-break/>Sibi namque mutuo succedunt.: altera quidem praecipuam<text:line-break/>deligationis partem fasciam circumvolvens perficit ; altera<text:line-break/>vero ad hujus ministerium utiliter usurpatur.</text:span></text:span></text:p>
      <text:h text:style-name="P30" text:outline-level="2"><text:span text:style-name="Default_20_Paragraph_20_Font">XXI.</text:span></text:h>
      <text:p text:style-name="P4"><text:span text:style-name="Default_20_Paragraph_20_Font"><text:span text:style-name="T5">Decen</text:span></text:span><text:span text:style-name="Default_20_Paragraph_20_Font"><text:span text:style-name="T1">ti </text:span></text:span><text:span text:style-name="Default_20_Paragraph_20_Font"><text:span text:style-name="T5">vero ut</text:span></text:span><text:span text:style-name="Default_20_Paragraph_20_Font"><text:span text:style-name="T1">i fasci</text:span></text:span><text:span text:style-name="Default_20_Paragraph_20_Font"><text:span text:style-name="T5">a ad par</text:span></text:span><text:span text:style-name="Default_20_Paragraph_20_Font"><text:span text:style-name="T1">t</text:span></text:span><text:span text:style-name="Default_20_Paragraph_20_Font"><text:span text:style-name="T5">ium la</text:span></text:span><text:span text:style-name="Default_20_Paragraph_20_Font"><text:span text:style-name="T1">ti</text:span></text:span><text:span text:style-name="Default_20_Paragraph_20_Font"><text:span text:style-name="T5">tud</text:span></text:span><text:span text:style-name="Default_20_Paragraph_20_Font"><text:span text:style-name="T1">i</text:span></text:span><text:span text:style-name="Default_20_Paragraph_20_Font"><text:span text:style-name="T5">nem et crest</text:span></text:span><text:span text:style-name="Default_20_Paragraph_20_Font"><text:span text:style-name="T1">i-<text:line-break/></text:span></text:span><text:span text:style-name="Default_20_Paragraph_20_Font"><text:span text:style-name="T5">tud</text:span></text:span><text:span text:style-name="Default_20_Paragraph_20_Font"><text:span text:style-name="T1">i</text:span></text:span><text:span text:style-name="Default_20_Paragraph_20_Font"><text:span text:style-name="T5">ne</text:span></text:span><text:span text:style-name="Default_20_Paragraph_20_Font"><text:span text:style-name="T1">m </text:span></text:span><text:span text:style-name="Default_20_Paragraph_20_Font"><text:span text:style-name="T5">facta c</text:span></text:span><text:span text:style-name="Default_20_Paragraph_20_Font"><text:span text:style-name="T1">o</text:span></text:span><text:span text:style-name="Default_20_Paragraph_20_Font"><text:span text:style-name="T5">nfec</text:span></text:span><text:span text:style-name="Default_20_Paragraph_20_Font"><text:span text:style-name="T1">t</text:span></text:span><text:span text:style-name="Default_20_Paragraph_20_Font"><text:span text:style-name="T5">ura.</text:span></text:span></text:p>
      <text:p text:style-name="P1"><text:span text:style-name="Default_20_Paragraph_20_Font"><text:span text:style-name="T1">Ad partium devinciendarum latitudinem et crassitudi-<text:line-break/>nem ratione habita decentem spias deligatione. fasciam<text:line-break/>comperire jubet. Quum autem deliga tio recte cousirua-<text:line-break/>tur, per ea quae prius pronunciata </text:span></text:span><text:span text:style-name="Default_20_Paragraph_20_Font"><text:span text:style-name="T5">t</text:span></text:span><text:span text:style-name="Default_20_Paragraph_20_Font"><text:span text:style-name="T1">uus, quibus docuit<text:line-break/>unde ipsa exordiri deceat, qua ratione fascias parti asse-<text:line-break/>ctae circumvolvere, quasque cum ipsis partes comprehen-<text:line-break/>dere, quaque finem constituere et quomodo in his nodos<text:line-break/>et fila adhibere, sciendum est nilum ex his nihil prodere.<text:line-break/>Nam neque ex earum quae devinciunturpartium latitu-<text:line-break/>dine, neque ex crassitudine quidquam rerum productarum<text:line-break/>. deprehenditur , fed ex ipfo morbo et partis figura cui<text:line-break/>morbus insidet. Nunc igitur rationi consonum est ipsum<text:line-break/>docere quae bona per deligationem oboriantur, ubi nos<text:line-break/>ex partium devinciendarum latitudine et crassitudine do-</text:span></text:span></text:p>
      <text:p text:style-name="P2"><text:span text:style-name="Default_20_Paragraph_20_Font"><text:span text:style-name="T1">cumentum deprehendimus. Ex his enim linteorum tum<text:line-break/>longitudo tum latitudo percipitur. In parvulo quidem<text:line-break/>puero, exempli gratia, consentaneum est fascias usurpem-<text:line-break/>das esse longitudine breves et latitudine angustas ; in magno<text:line-break/>vero juvene et longas et latas. In ceteris denique pro<text:line-break/>eorum ratione quae magnum et parvum corpus interja-<text:line-break/>cent. Si namque pars devrncienda inter utrumque tum<text:line-break/>latitudine tum crassitudine medium plane sortiatur, fascias<text:line-break/>quoque medias et crassitudine et latitudine inter ea lintea<text:line-break/>- parabimus, quibus in magno et parvo corpore usi fumus..</text:span></text:span></text:p>
      <text:p text:style-name="Normal"><text:span text:style-name="Default_20_Paragraph_20_Font"><text:span text:style-name="T1">Verum si extremorum alteri propius fuerit, in eo ipsarum<text:line-break/>modum. augentes et imminuentes variabimus.</text:span></text:span></text:p>
      <text:h text:style-name="Heading_20_2" text:outline-level="2"><text:span text:style-name="Default_20_Paragraph_20_Font">XXII.</text:span></text:h>
      <text:p text:style-name="P4"><text:span text:style-name="Default_20_Paragraph_20_Font"><text:span text:style-name="T5">Cfrcumvolut</text:span></text:span><text:span text:style-name="Default_20_Paragraph_20_Font"><text:span text:style-name="T1">m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s cap</text:span></text:span><text:span text:style-name="Default_20_Paragraph_20_Font"><text:span text:style-name="T1">i</text:span></text:span><text:span text:style-name="Default_20_Paragraph_20_Font"><text:span text:style-name="T5">ta, dura, aequa</text:span></text:span><text:span text:style-name="Default_20_Paragraph_20_Font"><text:span text:style-name="T1">l</text:span></text:span><text:span text:style-name="Default_20_Paragraph_20_Font"><text:span text:style-name="T5">ia, d</text:span></text:span><text:span text:style-name="Default_20_Paragraph_20_Font"><text:span text:style-name="T1">isti</text:span></text:span><text:span text:style-name="Default_20_Paragraph_20_Font"><text:span text:style-name="T5">nc</text:span></text:span><text:span text:style-name="Default_20_Paragraph_20_Font"><text:span text:style-name="T1">t</text:span></text:span><text:span text:style-name="Default_20_Paragraph_20_Font"><text:span text:style-name="T5">a sin</text:span></text:span><text:span text:style-name="Default_20_Paragraph_20_Font"><text:span text:style-name="T1">t.</text:span></text:span></text:p>
      <text:p text:style-name="P1"><text:span text:style-name="Default_20_Paragraph_20_Font"><text:span text:style-name="T1">Spira priusquam. laboranti corpori circumvoluta sic,.<text:line-break/>duabus fuhstat fasciis, quum ex ipsis circum locum asse-</text:span></text:span></text:p>
      <text:p text:style-name="P2"><text:span text:style-name="Default_20_Paragraph_20_Font"><text:span text:style-name="T1">ctum struitur deligata;. Verum fasciarum capita quaecum.<text:line-break/>que sint utrisque sunt communia. Sive etiam fasciarum<text:line-break/>principia sive extrema capita nunc dici intelligantur sive<text:line-break/>utraque, his praeterea etiamnum adde porrectas in ipfa-<text:line-break/>rum latitudinem oras, haec omnia utrisque fasciarum fpi-<text:line-break/>ris communia sunt et quas utrasque glomeratas ipsae con-<text:line-break/>tinent, quasque corpori iniectas suscipiunt. Quocirca id<text:line-break/>quidem , etiamsi libri interpretes in controversiam addu-<text:line-break/>xerint , explicare non arduum esu Etenim de glomeratis<text:line-break/>ac de corpori circumvolutis vera est oratio. Quin etiam<text:line-break/>nmnia extrema fasciarum intelligimus, non ut nonnulli<text:line-break/>quidem censuerunt, ea quae in longitudinem, nonnulli<text:line-break/>vero ea quae in latitudinem porriguntur. Verum illa de<text:line-break/>solis externis fafciis dicta esse exposuerunt, haec quae<text:line-break/>coarctantur, det ipira ab ipfo Hippocrate praedicari puta-<text:line-break/>runt. Conflet igitur fasciam, priusquam corpori injecta<text:line-break/>sit , coarctandam esse , sic enim facilius comprehendetur,<text:line-break/>quia tenuior et tenuiores habet circumvolutioues, pro-</text:span></text:span></text:p>
      <text:p text:style-name="P6"><text:span text:style-name="Default_20_Paragraph_20_Font"><text:span text:style-name="T1">pterea extensione distenditur, constringi namque aliter non<text:line-break/>potest. Quod autem sula ipsius capita constringenda sint,<text:line-break/>plane falsum est, Non enim haec folum, fed tota fascia<text:line-break/>coarctanda est. Quare . in rebus ambiguis quae mea sit<text:line-break/>sententia jam proferam. Capita quidem omnia fasciae<text:line-break/>extrema intelligenda sunt, tum quae in longitudinem ipsi<text:line-break/>funt. Ea .vero non proprie dicta esse dura existimandum<text:line-break/>est; proindeque obscuritatem pronunciatum habuisse, Su-<text:line-break/>pra namque fascias mundas, leves et molles praefatus, qua<text:line-break/>ratione nunc eas duras pronunciat? Arbitror autem hoc<text:line-break/>durae vocabulo usum fuisse congruenter rei quae declara-<text:line-break/>tur. Nam plerumque in linteorum extremis quae quatuor<text:line-break/>funt duo quidem in longitudinem , duo vero lu latitudi-<text:line-break/>nem reliqua vel folum stamen comperitur, quum ipsum<text:line-break/>trama simul ad extremum usque non sequitur vel trama<text:line-break/>fola sine stamine. Praeterea vero aut alterum eorum quae<text:line-break/>commemorata lunt extremo molle incumbit aut cuidam<text:line-break/>parii incumbit, alteram vero transcendit. Hujusmodi</text:span></text:span></text:p>
      <text:p text:style-name="P6"><text:span text:style-name="Default_20_Paragraph_20_Font"><text:span text:style-name="T1">linteorum fpicae capita aliis capitibus molliora sunt, in<text:line-break/>quibus ad extremum usque stamen tramae adaequatur et<text:line-break/>horum mollitiei contrariam esse arbitror decenter glome-<text:line-break/>ratarum., ut protuli , duritiem. Satius autem erat pronun-<text:line-break/>classe </text:span></text:span><text:span text:style-name="Default_20_Paragraph_20_Font"><text:span text:style-name="T5">non mo</text:span></text:span><text:span text:style-name="Default_20_Paragraph_20_Font"><text:span text:style-name="T1">l</text:span></text:span><text:span text:style-name="Default_20_Paragraph_20_Font"><text:span text:style-name="T5">le</text:span></text:span><text:span text:style-name="Default_20_Paragraph_20_Font"><text:span text:style-name="T1">s, quemadmodum superius de nodo -pro-<text:line-break/>nunciavit, </text:span></text:span><text:span text:style-name="Default_20_Paragraph_20_Font"><text:span text:style-name="T5">non</text:span></text:span><text:span text:style-name="Default_20_Paragraph_20_Font"><text:span text:style-name="T1"> m</text:span></text:span><text:span text:style-name="Default_20_Paragraph_20_Font"><text:span text:style-name="T5">agnum. </text:span></text:span><text:span text:style-name="Default_20_Paragraph_20_Font"><text:span text:style-name="T1">Nam quae inter ineommoderata<text:line-break/>funt media, prout retuli, utramcumque incommoderatio-<text:line-break/>nem negatione declarare consueverunt. Speciem igitur<text:line-break/>capitum quae dura pronunciata sunt quisque probabilissi-<text:line-break/>tuam acceperit, tum quod nihil aliud ne mediocriter pro-<text:line-break/>habile dicendum habeat, tum quod pronunciatus error<text:line-break/>circum lintea in alio .nullo opere ab ipso explicatus fue-<text:line-break/>rit. Aequale vero significari vult quod. in toto citra difer</text:span></text:span><text:span text:style-name="Default_20_Paragraph_20_Font"><text:span text:style-name="T5">t-<text:line-break/></text:span></text:span><text:span text:style-name="Default_20_Paragraph_20_Font"><text:span text:style-name="T1">men simile esu Id fit quum linteorum pars nulla durior<text:line-break/>aut mollior est aut nulla latior aut angustior .et tibi nulla<text:line-break/>pars quidquam quod desit aut corrosum fit sortiatur. At-<text:line-break/>que id maxime velut in texturis vi</text:span></text:span><text:span text:style-name="Default_20_Paragraph_20_Font"><text:span text:style-name="T5">t</text:span></text:span><text:span text:style-name="Default_20_Paragraph_20_Font"><text:span text:style-name="T1">um esu Distincta<text:line-break/>vero fiunt , quum peraeque lu omnibus partibus extensa</text:span></text:span></text:p>
      <text:p text:style-name="P6"><text:span text:style-name="Default_20_Paragraph_20_Font"><text:span text:style-name="T5">t</text:span></text:span><text:span text:style-name="Default_20_Paragraph_20_Font"><text:span text:style-name="T1">uus lintea, neque aliqua -parte porrecta aut implicata,<text:line-break/>altera vero duplicata aut involuta accipiemus.</text:span></text:span></text:p>
      <text:h text:style-name="Heading_20_2" text:outline-level="2"><text:bookmark-start text:name="bookmark16"/><text:span text:style-name="Default_20_Paragraph_20_Font">r XXHI.</text:span><text:bookmark-end text:name="bookmark16"/></text:h>
      <text:p text:style-name="P4"><text:span text:style-name="Default_20_Paragraph_20_Font"><text:span text:style-name="T1">P</text:span></text:span><text:span text:style-name="Default_20_Paragraph_20_Font"><text:span text:style-name="T5">rolapsu</text:span></text:span><text:span text:style-name="Default_20_Paragraph_20_Font"><text:span text:style-name="T1">m </text:span></text:span><text:span text:style-name="Default_20_Paragraph_20_Font"><text:span text:style-name="T5">sane , quum c</text:span></text:span><text:span text:style-name="Default_20_Paragraph_20_Font"><text:span text:style-name="T1">i</text:span></text:span><text:span text:style-name="Default_20_Paragraph_20_Font"><text:span text:style-name="T5">t</text:span></text:span><text:span text:style-name="Default_20_Paragraph_20_Font"><text:span text:style-name="T1">o </text:span></text:span><text:span text:style-name="Default_20_Paragraph_20_Font"><text:span text:style-name="T5">proc</text:span></text:span><text:span text:style-name="Default_20_Paragraph_20_Font"><text:span text:style-name="T1">i</text:span></text:span><text:span text:style-name="Default_20_Paragraph_20_Font"><text:span text:style-name="T5">dunt, deter</text:span></text:span><text:span text:style-name="Default_20_Paragraph_20_Font"><text:span text:style-name="T1">io</text:span></text:span><text:span text:style-name="Default_20_Paragraph_20_Font"><text:span text:style-name="T5">ra sunt, sed<text:line-break/>haec ita, ut neque pre</text:span></text:span><text:span text:style-name="Default_20_Paragraph_20_Font"><text:span text:style-name="T1">m</text:span></text:span><text:span text:style-name="Default_20_Paragraph_20_Font"><text:span text:style-name="T5">an</text:span></text:span><text:span text:style-name="Default_20_Paragraph_20_Font"><text:span text:style-name="T1">t </text:span></text:span><text:span text:style-name="Default_20_Paragraph_20_Font"><text:span text:style-name="T5">neque pr</text:span></text:span><text:span text:style-name="Default_20_Paragraph_20_Font"><text:span text:style-name="T1">o</text:span></text:span><text:span text:style-name="Default_20_Paragraph_20_Font"><text:span text:style-name="T5">c</text:span></text:span><text:span text:style-name="Default_20_Paragraph_20_Font"><text:span text:style-name="T1">i</text:span></text:span><text:span text:style-name="Default_20_Paragraph_20_Font"><text:span text:style-name="T5">dan</text:span></text:span><text:span text:style-name="Default_20_Paragraph_20_Font"><text:span text:style-name="T1">t.</text:span></text:span></text:p>
      <text:p text:style-name="P1"><text:span text:style-name="Default_20_Paragraph_20_Font"><text:span text:style-name="T1">Incondita quidem oratio omnino est, quomodocunque<text:line-break/>quis dictionem </text:span></text:span><text:span text:style-name="Default_20_Paragraph_20_Font"><text:span text:style-name="T9">ἀποπεσόντων</text:span></text:span><text:span text:style-name="Default_20_Paragraph_20_Font"><text:span text:style-name="T3"> </text:span></text:span><text:span text:style-name="Default_20_Paragraph_20_Font"><text:span text:style-name="T5">quu</text:span></text:span><text:span text:style-name="Default_20_Paragraph_20_Font"><text:span text:style-name="T1">m </text:span></text:span><text:span text:style-name="Default_20_Paragraph_20_Font"><text:span text:style-name="T5">proc</text:span></text:span><text:span text:style-name="Default_20_Paragraph_20_Font"><text:span text:style-name="T1">i</text:span></text:span><text:span text:style-name="Default_20_Paragraph_20_Font"><text:span text:style-name="T5">dunt</text:span></text:span><text:span text:style-name="Default_20_Paragraph_20_Font"><text:span text:style-name="T1"> acceperit.<text:line-break/>Nam sive pro Atticorum consuetudine pronunciatum esse<text:line-break/>augurentur, qui cafumgenitivi</text:span></text:span><text:span text:style-name="Default_20_Paragraph_20_Font"><text:span text:style-name="T5">t</text:span></text:span><text:span text:style-name="Default_20_Paragraph_20_Font"><text:span text:style-name="T1">n participii pluralem pro<text:line-break/>tertia pluralis imperativi persona usurpant, huic. modo<text:line-break/>simili equi ad Dolicbum accesserunt; sive in genitivo cafu<text:line-break/>a recto </text:span></text:span><text:span text:style-name="Default_20_Paragraph_20_Font"><text:span text:style-name="T5">prolapsi, </text:span></text:span><text:span text:style-name="Default_20_Paragraph_20_Font"><text:span text:style-name="T1">soloecismum audierimus. Si namque<text:line-break/>nos in priori significatu edoceamur , talis futura est ora-<text:line-break/>tio: </text:span></text:span><text:span text:style-name="Default_20_Paragraph_20_Font"><text:span text:style-name="T5">pr</text:span></text:span><text:span text:style-name="Default_20_Paragraph_20_Font"><text:span text:style-name="T1">o</text:span></text:span><text:span text:style-name="Default_20_Paragraph_20_Font"><text:span text:style-name="T5">lapsu</text:span></text:span><text:span text:style-name="Default_20_Paragraph_20_Font"><text:span text:style-name="T1">m </text:span></text:span><text:span text:style-name="Default_20_Paragraph_20_Font"><text:span text:style-name="T5">quu</text:span></text:span><text:span text:style-name="Default_20_Paragraph_20_Font"><text:span text:style-name="T1">m </text:span></text:span><text:span text:style-name="Default_20_Paragraph_20_Font"><text:span text:style-name="T5">c</text:span></text:span><text:span text:style-name="Default_20_Paragraph_20_Font"><text:span text:style-name="T1">ito </text:span></text:span><text:span text:style-name="Default_20_Paragraph_20_Font"><text:span text:style-name="T5">proc</text:span></text:span><text:span text:style-name="Default_20_Paragraph_20_Font"><text:span text:style-name="T1">i</text:span></text:span><text:span text:style-name="Default_20_Paragraph_20_Font"><text:span text:style-name="T5">dun</text:span></text:span><text:span text:style-name="Default_20_Paragraph_20_Font"><text:span text:style-name="T1">t, </text:span></text:span><text:span text:style-name="Default_20_Paragraph_20_Font"><text:span text:style-name="T5">de</text:span></text:span><text:span text:style-name="Default_20_Paragraph_20_Font"><text:span text:style-name="T1">t</text:span></text:span><text:span text:style-name="Default_20_Paragraph_20_Font"><text:span text:style-name="T5">er</text:span></text:span><text:span text:style-name="Default_20_Paragraph_20_Font"><text:span text:style-name="T1">i</text:span></text:span><text:span text:style-name="Default_20_Paragraph_20_Font"><text:span text:style-name="T5">ora; </text:span></text:span><text:span text:style-name="Default_20_Paragraph_20_Font"><text:span text:style-name="T1">nisi ma-<text:line-break/>sueris decidant, quod </text:span></text:span><text:span text:style-name="Default_20_Paragraph_20_Font"><text:span text:style-name="T5">prola</text:span></text:span><text:span text:style-name="Default_20_Paragraph_20_Font"><text:span text:style-name="T1">p</text:span></text:span><text:span text:style-name="Default_20_Paragraph_20_Font"><text:span text:style-name="T5">sura</text:span></text:span><text:span text:style-name="Default_20_Paragraph_20_Font"><text:span text:style-name="T1"> dictio neutro in genere<text:line-break/>plane sit. Hoc autem in numero multitudinis acceptum</text:span></text:span></text:p>
      <text:p text:style-name="P6"><text:span text:style-name="Default_20_Paragraph_20_Font"><text:span text:style-name="T1">Graece verbo jungitur iu singulari et plurali. ln altero<text:line-break/>vero significato hujusmodi erit oratio: prolapfura deteriora<text:line-break/>sirnt ipsis cito prolabentibus. At fatuis sane fuit sic tex-<text:line-break/>tum scripsisse : prolapsum deteriora sunt , quum cito pro-<text:line-break/>cidunt. Et quemadmodum ex aliis quibusdam, ita ex hac<text:line-break/>oratione conspicuum est hunc librum, priusquam fuisset<text:line-break/>editus, rebus a .veritate alienis fcatuisse, propterea partim<text:line-break/>quidem qui hunc librum scripsit prae literae unius vel<text:line-break/>duarum detractione aut additione aut immutatione errores<text:line-break/>admisit quales multus conscribunt. Partim vero secundus<text:line-break/>bibliographus, quod quaedam obscuris literis auctor ipse<text:line-break/>scriptis mandaverit, non minus obscure, imo nullatenus<text:line-break/>recte coniiciens aberravit. Partim charta obtruncata aut<text:line-break/>litera labcsactata aut alio qu</text:span></text:span><text:span text:style-name="Default_20_Paragraph_20_Font"><text:span text:style-name="T5">o</text:span></text:span><text:span text:style-name="Default_20_Paragraph_20_Font"><text:span text:style-name="T1">dam sinistro cafu obliterata;<text:line-break/>fortassis autem quod nonnulli in appellata literarum trans-<text:line-break/>positione peccaverint, aliique quod ex prisca scriptura in<text:line-break/>posteram scripturam a veteri diversam commutationem fe-<text:line-break/>cerinti, ex his omnibus fit ut errorum multitudo multis</text:span></text:span></text:p>
      <text:p text:style-name="P6"><text:span text:style-name="Default_20_Paragraph_20_Font"><text:span text:style-name="T1">in exemplaribus accumulata sit. Qui profecto de his et<text:line-break/></text:span></text:span><text:span text:style-name="Default_20_Paragraph_20_Font"><text:span text:style-name="T5">t</text:span></text:span><text:span text:style-name="Default_20_Paragraph_20_Font"><text:span text:style-name="T1">emet disserere audiverit, eum meminisse decet, in singu-<text:line-break/>lis enim erroribus eadem repetere longum esu Conceden-<text:line-break/>tes autem incorruptum. textum esse hujusmodi, prolapsum<text:line-break/></text:span></text:span><text:span text:style-name="Default_20_Paragraph_20_Font"><text:span text:style-name="T5">t</text:span></text:span><text:span text:style-name="Default_20_Paragraph_20_Font"><text:span text:style-name="T1">ane quum cito procidunt, deteriora funi, inquiremus de<text:line-break/>quibus haec pro</text:span></text:span><text:span text:style-name="Default_20_Paragraph_20_Font"><text:span text:style-name="T5">t</text:span></text:span><text:span text:style-name="Default_20_Paragraph_20_Font"><text:span text:style-name="T1">erantur , utrum de quibusdam corporis<text:line-break/>partibus, an de fasciis aut topicis quae partibus affectis<text:line-break/>ad curationem admoventur, cujus </text:span></text:span><text:span text:style-name="Default_20_Paragraph_20_Font"><text:span text:style-name="T5">t</text:span></text:span><text:span text:style-name="Default_20_Paragraph_20_Font"><text:span text:style-name="T1">ortis funt cataplasmata,<text:line-break/>medicamenta, linamenta et laquei. Nam praeter haec<text:line-break/>tria genera hujusmodi nullum conspicitur quod ab affe-<text:line-break/>ctis corporibus excidere valeat. Atque etiam ab hujus<text:line-break/>; libri interpretibus eorum unumquodque explicatum est,<text:line-break/>non sula tria, quamquam si cui singula probabilia esse<text:line-break/>apparuerint, omnia quoque videri poterunt. At vero mihi<text:line-break/>linamenta quidem vel stola faepe, ut ad sanguinis proflu-<text:line-break/>vium imposita vel etiam medicamentis quibusdam imbuta<text:line-break/>vel extrinsecus ipsis ad remoram admota, non praeter<text:line-break/>rationem hoc in textu percipi videntur. Conducit enim</text:span></text:span></text:p>
      <text:p text:style-name="P2"><text:span text:style-name="Default_20_Paragraph_20_Font"><text:span text:style-name="T1">ea prorsus decidere, non tamen cito prolabi ,quemadmo-<text:line-break/>dum neque laqueos, led quum partis suppuratione peracta<text:line-break/>caro producta fuerit et circa venas sanguinem fundentes<text:line-break/>increverit. Atque eodem modo crustas a cauteriis aut<text:line-break/>medicamentis inurentibus inductas cito cadere non oportet,<text:line-break/>fed multis post admotis medicamentis, quae partim liquida<text:line-break/>putrescentibus partibus effunduntur, partim arida quae<text:line-break/>lienosis aut hydropicis imposita magnopere pro</text:span></text:span><text:span text:style-name="Default_20_Paragraph_20_Font"><text:span text:style-name="T5">t</text:span></text:span><text:span text:style-name="Default_20_Paragraph_20_Font"><text:span text:style-name="T1">um, quum<text:line-break/>cito non prolabuntur. Quae ceteris quoque partibus et<text:line-break/>affectibus imponuntur medicamenta ex eorum genere quae<text:line-break/>glutinosa echecolla nominantur, si diu immorentur, admo-<text:line-break/>- dum juvant. Etenim ad fracturas et armorum luxationes,<text:line-break/>quae multoties oboriuntur, praeterea podagricos, ifchiadi-<text:line-break/>cos, nephriticos et omnes arthriticos cruciatus, cephalaeae<text:line-break/>quoque et ceteros non paucos affectus medicamenta con-<text:line-break/>tulisse experti fumus, nisi celerius deciderint. Ex his<text:line-break/>autem ipsis quaecunque glutinantia vocantur, quod solutu<text:line-break/>difficile agglutinata sint et corpori adhaerescant, nullam</text:span></text:span></text:p>
      <text:p text:style-name="P6"><text:span text:style-name="Default_20_Paragraph_20_Font"><text:span text:style-name="T1">deligationem desiderant. Quaedam vero nisi fasciis con-<text:line-break/>tineantur, decidunt , de quibus ipsi nunc est oratio. Di-<text:line-break/>cit itaque: </text:span></text:span><text:span text:style-name="Default_20_Paragraph_20_Font"><text:span text:style-name="T5">sed haec</text:span></text:span><text:span text:style-name="Default_20_Paragraph_20_Font"><text:span text:style-name="T1"> it</text:span></text:span><text:span text:style-name="Default_20_Paragraph_20_Font"><text:span text:style-name="T5">a ut neque premant neque pr</text:span></text:span><text:span text:style-name="Default_20_Paragraph_20_Font"><text:span text:style-name="T1">o</text:span></text:span><text:span text:style-name="Default_20_Paragraph_20_Font"><text:span text:style-name="T5">cidant;<text:line-break/></text:span></text:span><text:span text:style-name="Default_20_Paragraph_20_Font"><text:span text:style-name="T1">ac si quoque ita pronuncia veri I. Quaecunque vero me-<text:line-break/>dicamenta cito procidere non confert, haec ita vincienda<text:line-break/>funt, ut a deligatione pars affecta non oneretur, fed firme<text:line-break/>contineatur, quod peraeque valet ac non decidere. Quod<text:line-break/>igitur ad ea spectat medicamenta quae foris admoventur,<text:line-break/>id fatis explanavit oratio. De partibus autem corporis<text:line-break/>deinceps perspiciamus, num etsi his verum est, quaecun-<text:line-break/>que omnino protec</text:span></text:span><text:span text:style-name="Default_20_Paragraph_20_Font"><text:span text:style-name="T5">t</text:span></text:span><text:span text:style-name="Default_20_Paragraph_20_Font"><text:span text:style-name="T1">ura sunt celeriter prolabi non oporteat.<text:line-break/>Nonnulli siquidem hanc orationem falsam existimant pu-<text:line-break/>trefcentibus partibus decepti, quas celeriter excidere con-<text:line-break/>venit. Id autem sane quod pronunciatur per fe verum est,<text:line-break/>non tamen illi repugnat. Differt enim multopere quod<text:line-break/>prolapsorum est ab eo quod excidere oportet. saepe nam-<text:line-break/>que ossium fehidia et squamulae tempore decidunt. Atque<text:line-break/>praestat ipsa a natura impulsa paulatim datu tempore</text:span></text:span></text:p>
      <text:p text:style-name="P6"><text:span text:style-name="Default_20_Paragraph_20_Font"><text:span text:style-name="T1">quam medicamentis excitata aut dissoluta instrumentis ex-<text:line-break/>cidere. Nam quaecunque violentia confertim divelluntur,<text:line-break/>fistulosus cavitates efficiunt. Quaecunque vero aut callo<text:line-break/>quodam aut carne sub</text:span></text:span><text:span text:style-name="Default_20_Paragraph_20_Font"><text:span text:style-name="T5">a</text:span></text:span><text:span text:style-name="Default_20_Paragraph_20_Font"><text:span text:style-name="T1">rescente prolapsum prolapsionem<text:line-break/>desiderant, quam primum plena conspiciuntur et cicatrice<text:line-break/>celeriter obducuntur, ipsis admoto exsiccante et adstrin-<text:line-break/>gente medicamento. At nervosis quaedam et membranu</text:span></text:span><text:span text:style-name="Default_20_Paragraph_20_Font"><text:span text:style-name="T5">l</text:span></text:span><text:span text:style-name="Default_20_Paragraph_20_Font"><text:span text:style-name="T1">a<text:line-break/>corpora saepius excidunt; citra quidem periculum majori<text:line-break/>tempore suppurantia; vehementioribus vero medicamentis<text:line-break/>sive acribus coacta aut instrumento aliquo aut nostris di-<text:line-break/>gitis avulsa reliquarum partium condolentias et inflamma-<text:line-break/>tiones, febres, deliria et convulsiones invehunt. Jam vero<text:line-break/>ad reliquum tertiumque devenimus genus eorum quae pro-<text:line-break/>labi diximus, quae funt, ut nonnullis placuit, fasciae.<text:line-break/>Has igitur quum laxae. et prolec</text:span></text:span><text:span text:style-name="Default_20_Paragraph_20_Font"><text:span text:style-name="T5">t</text:span></text:span><text:span text:style-name="Default_20_Paragraph_20_Font"><text:span text:style-name="T1">a</text:span></text:span><text:span text:style-name="Default_20_Paragraph_20_Font"><text:span text:style-name="T5">t</text:span></text:span><text:span text:style-name="Default_20_Paragraph_20_Font"><text:span text:style-name="T1">ae funt, omnino deci-<text:line-break/>deve proferunt, quas longiori tempore prolapsionem habere<text:line-break/>magis conducit. Uerum hoc falsum est; praestat enim<text:line-break/>male involutas affectis partibus fulcias non tempore, fed</text:span></text:span></text:p>
      <text:p text:style-name="P6"><text:span text:style-name="Default_20_Paragraph_20_Font"><text:span text:style-name="T1">quam celeriter excidere. Neque vero ipsae quoad exor-<text:line-break/>derint exspectandae </text:span></text:span><text:span text:style-name="Default_20_Paragraph_20_Font"><text:span text:style-name="T5">t</text:span></text:span><text:span text:style-name="Default_20_Paragraph_20_Font"><text:span text:style-name="T1">uus, fed ipsi quam primum soluta<text:line-break/>deligatione rursum alia deligatio construenda esu Unde<text:line-break/>eorum qui sic explicaverint nonnulli satius esse concedunt<text:line-break/>laxatas fascias celeriter excidere. Quod autem ita pro:-<text:line-break/>nunciatur mutilum est, nisi ad rem eandem referatur et<text:line-break/>quiddam aliud simul intelligatur, ut univerfia oratio sit<text:line-break/>hujusmodi: prolapsura quum diutius fubjaeent, deteriora<text:line-break/>funi celeriter prolabentibus. Hoc autem concesso, exor-<text:line-break/>dere de aliis fasciis enunciari non creditur. Quis enim<text:line-break/>in fponte prolapsuris tanto tempore exspectat, quum ce-<text:line-break/>leriter salvere et concinne devincire queat ? Alii vero in<text:line-break/>contrariam sententiam abducti veram quidem orationem<text:line-break/>protulerunt, fed violentur dictionem explicarunt, Quo-<text:line-break/>modo namque violentum non est sic accipere? At pro-<text:line-break/>lap</text:span></text:span><text:span text:style-name="Default_20_Paragraph_20_Font"><text:span text:style-name="T5">t</text:span></text:span><text:span text:style-name="Default_20_Paragraph_20_Font"><text:span text:style-name="T1">ura deteriora quidem sunt non prolabentibus. Prae-<text:line-break/>stiterit autem ipsis celeriter excidere, quo priore orationis<text:line-break/>parte in unam sententiam coercita; prolapsura deteriora</text:span></text:span></text:p>
      <text:p text:style-name="P6"><text:span text:style-name="Default_20_Paragraph_20_Font"><text:span text:style-name="T1">funt. Rursus autem .ab altero principio orsi legamus:<text:line-break/>quum celeriter prolabuntur ; quod est cito excidunt. Si<text:line-break/>vero violenter, ut diximus, explicatio ipsa existit juxta<text:line-break/>figuram loquutionis quae articulata vocatur. Atque etiam<text:line-break/>hujus rei simus memores , falsum esse quod in universum<text:line-break/>dicitur prola</text:span></text:span><text:span text:style-name="Default_20_Paragraph_20_Font"><text:span text:style-name="T5">t</text:span></text:span><text:span text:style-name="Default_20_Paragraph_20_Font"><text:span text:style-name="T1">ura sane deteriora: multa siquidem ad uti--<text:line-break/>litatem prolapsionem habent. Melius est igitur, ut dixi-<text:line-break/>. mus, pro iis quae foris admoventur et omnibus prolapsu-<text:line-break/>ris partibus orationem accipi , quae fascias et postremam<text:line-break/>nuper explicatam interpretationem abjicit.</text:span></text:span></text:p>
      <text:h text:style-name="Heading_20_2" text:outline-level="2"><text:span text:style-name="Default_20_Paragraph_20_Font">XXIV.</text:span></text:h>
      <text:p text:style-name="Normal"><text:span text:style-name="Default_20_Paragraph_20_Font"><text:span text:style-name="T1">f</text:span></text:span><text:span text:style-name="Default_20_Paragraph_20_Font"><text:span text:style-name="T5">suae spec</text:span></text:span><text:span text:style-name="Default_20_Paragraph_20_Font"><text:span text:style-name="T1">t</text:span></text:span><text:span text:style-name="Default_20_Paragraph_20_Font"><text:span text:style-name="T5">a</text:span></text:span><text:span text:style-name="Default_20_Paragraph_20_Font"><text:span text:style-name="T1">t </text:span></text:span><text:span text:style-name="Default_20_Paragraph_20_Font"><text:span text:style-name="T5">de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is </text:span></text:span><text:span text:style-name="Default_20_Paragraph_20_Font"><text:span text:style-name="T5">au</text:span></text:span><text:span text:style-name="Default_20_Paragraph_20_Font"><text:span text:style-name="T1">t.</text:span></text:span><text:span text:style-name="Default_20_Paragraph_20_Font"><text:span text:style-name="T5">subliga</text:span></text:span><text:span text:style-name="Default_20_Paragraph_20_Font"><text:span text:style-name="T1">t</text:span></text:span><text:span text:style-name="Default_20_Paragraph_20_Font"><text:span text:style-name="T5">i</text:span></text:span><text:span text:style-name="Default_20_Paragraph_20_Font"><text:span text:style-name="T1">o </text:span></text:span><text:span text:style-name="Default_20_Paragraph_20_Font"><text:span text:style-name="T5">au</text:span></text:span><text:span text:style-name="Default_20_Paragraph_20_Font"><text:span text:style-name="T1">t </text:span></text:span><text:span text:style-name="Default_20_Paragraph_20_Font"><text:span text:style-name="T5">u</text:span></text:span><text:span text:style-name="Default_20_Paragraph_20_Font"><text:span text:style-name="T1">t</text:span></text:span><text:span text:style-name="Default_20_Paragraph_20_Font"><text:span text:style-name="T5">raque haec sunt,</text:span></text:span></text:p>
      <text:p text:style-name="P1"><text:span text:style-name="Default_20_Paragraph_20_Font"><text:span text:style-name="T1">Haec Iunt subaudire decet, postea deinceps .legere<text:line-break/>fubligatio quidem cau</text:span></text:span><text:span text:style-name="Default_20_Paragraph_20_Font"><text:span text:style-name="T5">t</text:span></text:span><text:span text:style-name="Default_20_Paragraph_20_Font"><text:span text:style-name="T1">a est, qua quae abscesserunt addu-<text:line-break/>cantur et quae cetera sequuntur. U</text:span></text:span><text:span text:style-name="Default_20_Paragraph_20_Font"><text:span text:style-name="T5">t</text:span></text:span><text:span text:style-name="Default_20_Paragraph_20_Font"><text:span text:style-name="T1">us autem est verbo<text:line-break/></text:span></text:span><text:span text:style-name="Default_20_Paragraph_20_Font"><text:span text:style-name="T9">ἔχεται</text:span></text:span><text:span text:style-name="Default_20_Paragraph_20_Font"><text:span text:style-name="T5">spec</text:span></text:span><text:span text:style-name="Default_20_Paragraph_20_Font"><text:span text:style-name="T1">t</text:span></text:span><text:span text:style-name="Default_20_Paragraph_20_Font"><text:span text:style-name="T5">at</text:span></text:span><text:span text:style-name="Default_20_Paragraph_20_Font"><text:span text:style-name="T1">, quo significat quasi appetit, occupat, iuteu-</text:span></text:span></text:p>
      <text:p text:style-name="P6"><text:span text:style-name="Default_20_Paragraph_20_Font"><text:span text:style-name="T1">dit. Quae rursus omnia idem facultate declarant, quae<text:line-break/>nimirum sint deligationis vires et quae opera. Voco au-<text:line-break/>tem nunc opera non operas, fed assectus, quemadmodum<text:line-break/>domus aedificatoris opus , fabri lectus , textoris vestimen-<text:line-break/>tum. Itaque in deligatione ac praesertim catagmatica (ad<text:line-break/>fracturas) ante fplenia fasciae duae obvolvuntur, aliae vero<text:line-break/>post injecta fplenia. Proprium quidem nomen prinus dua-<text:line-break/>bus imposuit Hippocrates, quas hypodefmidas </text:span></text:span><text:span text:style-name="Default_20_Paragraph_20_Font"><text:span text:style-name="T5">subfasui</text:span></text:span><text:span text:style-name="Default_20_Paragraph_20_Font"><text:span text:style-name="T1">o</text:span></text:span><text:span text:style-name="Default_20_Paragraph_20_Font"><text:span text:style-name="T5">la</text:span></text:span><text:span text:style-name="Default_20_Paragraph_20_Font"><text:span text:style-name="T1">s,<text:line-break/>ipfam vero quae fissi ipsis struitur deligationem vocitarit.<text:line-break/>Audiamus deinceps ipsimi dicentem quae praestare queat.<text:line-break/>sive proprie subligatus sive.communiter deligatio nominata.<text:line-break/>Decebat profecto priore textu explicare quas ob res a.<text:line-break/>medicis deligatio struatur, quomodo per initia partitus<text:line-break/>est , quum alias quidem mederi asserat , alias vero meden-<text:line-break/>tibus inservire. Tum -has ob causias qua via construenda<text:line-break/>deligatio praedictorum uuicuique medebitur. Ad sanatio-<text:line-break/>nis siquidem scopum respicientes dece</text:span></text:span><text:span text:style-name="Default_20_Paragraph_20_Font"><text:span text:style-name="T5">n</text:span></text:span><text:span text:style-name="Default_20_Paragraph_20_Font"><text:span text:style-name="T1">tem deligationem<text:line-break/>inveniemus. lpfum autem scopum curandus affectus indi-</text:span></text:span></text:p>
      <text:p text:style-name="P6"><text:span text:style-name="Default_20_Paragraph_20_Font"><text:span text:style-name="T1">cabit, non tamen ita scripsit Hippocrates, verum quum<text:line-break/>de deligatione qualem construere oporteat huc ufque.disse-<text:line-break/>ruit, ad ipsius opera et facultates accessit.</text:span></text:span></text:p>
      <text:h text:style-name="Heading_20_2" text:outline-level="2"><text:span text:style-name="Default_20_Paragraph_20_Font">XXU ;.</text:span></text:h>
      <text:p text:style-name="P4"><text:span text:style-name="Default_20_Paragraph_20_Font"><text:span text:style-name="T5">soubl</text:span></text:span><text:span text:style-name="Default_20_Paragraph_20_Font"><text:span text:style-name="T1">i</text:span></text:span><text:span text:style-name="Default_20_Paragraph_20_Font"><text:span text:style-name="T5">gat</text:span></text:span><text:span text:style-name="Default_20_Paragraph_20_Font"><text:span text:style-name="T1">i</text:span></text:span><text:span text:style-name="Default_20_Paragraph_20_Font"><text:span text:style-name="T5">o qu</text:span></text:span><text:span text:style-name="Default_20_Paragraph_20_Font"><text:span text:style-name="T1">i</text:span></text:span><text:span text:style-name="Default_20_Paragraph_20_Font"><text:span text:style-name="T5">dem causa est, ut aut quae abscesserunt ad-<text:line-break/>ducan</text:span></text:span><text:span text:style-name="Default_20_Paragraph_20_Font"><text:span text:style-name="T1">t</text:span></text:span><text:span text:style-name="Default_20_Paragraph_20_Font"><text:span text:style-name="T5">ur aut expasse coarctentur aut con</text:span></text:span><text:span text:style-name="Default_20_Paragraph_20_Font"><text:span text:style-name="T1">t</text:span></text:span><text:span text:style-name="Default_20_Paragraph_20_Font"><text:span text:style-name="T5">racta d</text:span></text:span><text:span text:style-name="Default_20_Paragraph_20_Font"><text:span text:style-name="T1">i</text:span></text:span><text:span text:style-name="Default_20_Paragraph_20_Font"><text:span text:style-name="T5">du-<text:line-break/>can</text:span></text:span><text:span text:style-name="Default_20_Paragraph_20_Font"><text:span text:style-name="T1">t</text:span></text:span><text:span text:style-name="Default_20_Paragraph_20_Font"><text:span text:style-name="T5">ur aut perverse d</text:span></text:span><text:span text:style-name="Default_20_Paragraph_20_Font"><text:span text:style-name="T1">iri</text:span></text:span><text:span text:style-name="Default_20_Paragraph_20_Font"><text:span text:style-name="T5">gantur aut contraria.</text:span></text:span></text:p>
      <text:p text:style-name="P1"><text:span text:style-name="Default_20_Paragraph_20_Font"><text:span text:style-name="T1">Quae abscesserunt omnia hic vocat, quae corpore fe-<text:line-break/>eundum naturam fe habente quibusdam aliis partibus<text:line-break/>uniebantur aut ipsas contingebant. Eo vero qui praeter<text:line-break/>naturam est habitu , non amplius unitatem et contractum<text:line-break/>tuetur. Unitas quidem omnibus fracturis, ulceribus, fif-<text:line-break/>furis et contusionibus contraria opitulatur; contactus vero<text:line-break/>abscessibus, sinibus, inflationibus et tumoribus. Expassa<text:line-break/>vero appellitat quae plurimam inter su distantiam surtiun-<text:line-break/>tur. ld autem duobus modis contingit aut ipsis totis aut</text:span></text:span></text:p>
      <text:p text:style-name="P6"><text:span text:style-name="Default_20_Paragraph_20_Font"><text:span text:style-name="T1">labris solis diductis. Porro curationis scopi sunt abfcessa<text:line-break/>adducere, expassa. coarctare , perversa dirigere, quod pro-<text:line-break/>nunciatis omnibus commune est, quum instaurare ac diri-<text:line-break/>gere Graeci dicant quascunque partes quocunque modo<text:line-break/>ejectas ad moderatum statum reducimus. Hi </text:span></text:span><text:span text:style-name="Default_20_Paragraph_20_Font"><text:span text:style-name="T5">t</text:span></text:span><text:span text:style-name="Default_20_Paragraph_20_Font"><text:span text:style-name="T1">ace sunt<text:line-break/>deligationis scopi. Ipforum autem scoporum vis non haec<text:line-break/>fola, verum etiam interdum contraria efficit. llla quidem.<text:line-break/>quum instaurat ; contraria vero, quum delinquit. Jure<text:line-break/>igitur in orationis extremo protulit aut contraria. Pro—<text:line-break/>positum erat enim ipsi quid efficere valeat subligari</text:span></text:span><text:span text:style-name="Default_20_Paragraph_20_Font"><text:span text:style-name="T5">a</text:span></text:span><text:span text:style-name="Default_20_Paragraph_20_Font"><text:span text:style-name="T1"> pro-.<text:line-break/>nunciare, non de sula optima disserere. In principio sane<text:line-break/>hujus orationis, quae spectat deligatio aut subligatio aut<text:line-break/>utraque, de omni deligatione, non de optima solum ora-<text:line-break/>tionem habuit. Si quis tamen de optima sola deligatione<text:line-break/>hic orationem esse velit, .in ejus extremo. additio hanc<text:line-break/>sententiam consequetur. Quemadmodum in habitu prae-<text:line-break/>ter naturam alia abscessit alia expassa alia perversa<text:line-break/>sunt. Eodem modo alii affectus contrarii oboriuntur.</text:span></text:span></text:p>
      <text:p text:style-name="P6"><text:span text:style-name="Default_20_Paragraph_20_Font"><text:span text:style-name="T1">Nam fano existente corpore commoderate se habente om-<text:line-break/>nis pravus affectus in commoderationis jactura procreatur.<text:line-break/>Ergo si quaecunque naturalem structuram sortita cum qui-<text:line-break/>busdam coierint aut quaedam contigerint, quum vel uni-<text:line-break/>tatem vel contactum perdiderint, ipsa aegrotare et contra<text:line-break/>naturam se habere similiter dixerimus. Quae vero neque<text:line-break/>coalescebant neque se contingebant, quo etiam in unum<text:line-break/>coeant et fe</text:span></text:span><text:span text:style-name="Default_20_Paragraph_20_Font"><text:span text:style-name="T5">t</text:span></text:span><text:span text:style-name="Default_20_Paragraph_20_Font"><text:span text:style-name="T1">e contingant, eadem aegrotare concitaverint.<text:line-break/>Quere haec directionis contraria sunt. Contrarium vero<text:line-break/>scopis indicabitur. Verum quaedam cum ratione pugnare<text:line-break/>videbuntur ceu perversis opposita, quae directa vacantur.<text:line-break/>Quapropter oportebit, quantum praedicta oratione colli-<text:line-break/>gitur, et haec pervertere quod non amplius idoneae deli-<text:line-break/>gationis , sed alienae opus existit. Si quis meminerit eo-<text:line-break/>ru m quae de femore et brachio tradidit Hippocrates, his<text:line-break/>directionem praeter naturam esse noverit , cujus pars ex-<text:line-break/>terior et anterior natura gibba sit. At aliquem latuit aut<text:line-break/>femur aut brachium nautice </text:span></text:span><text:span text:style-name="Default_20_Paragraph_20_Font"><text:span text:style-name="T5">transversi</text:span></text:span><text:span text:style-name="Default_20_Paragraph_20_Font"><text:span text:style-name="T1">m</text:span></text:span><text:span text:style-name="Default_20_Paragraph_20_Font"><text:span text:style-name="T5">ve</text:span></text:span><text:span text:style-name="Default_20_Paragraph_20_Font"><text:span text:style-name="T1"> fractum esse.</text:span></text:span></text:p>
      <text:p text:style-name="P6"><text:span text:style-name="Default_20_Paragraph_20_Font"><text:span text:style-name="T1">Primo quidem directum conformavit; deinde vero callo<text:line-break/>glutinandum hac lu figura obvolvit-; verum quum natu-<text:line-break/>rati ossium habitui mentem adhibuit i p fotu qua servare me-<text:line-break/>minit. Si nondum callo inducto coierit, aquam cum oleo<text:line-break/>copioso pertudit. . Deinde vehementer extensum primo<text:line-break/>quidem perfregit, ut ab initio fractum erat; postea vero<text:line-break/>innaturali figura conformavit; tum demum fractum os<text:line-break/>hac in figura callescere naturae commisit. Quare verum<text:line-break/>est non solum imprudentes medicos per vitiosas deligatio-<text:line-break/>nes pronis enarratis contraria aegrotantibus efficere, verum<text:line-break/>etiam sapientissimos consulto, quae praeter naturam dupli-<text:line-break/>datas in contrarium adducentes ipsi advertunt; quae vero<text:line-break/>coaluerunt, eorum coalitum dissolvunt. Vidimus enim<text:line-break/>nonnullorum exuleeratione etiam digitos coalescere et<text:line-break/>labra et palpebras. Hi sane sunt dictorum affectuum<text:line-break/>curationis scopi. Propriam autem horum singulorum<text:line-break/>deligationem ferie docet, atque in primis de fa</text:span></text:span><text:span text:style-name="Default_20_Paragraph_20_Font"><text:span text:style-name="T5">t</text:span></text:span><text:span text:style-name="Default_20_Paragraph_20_Font"><text:span text:style-name="T1">eris<text:line-break/>quales parari oporteat .praesenti oratione pronunciat.</text:span></text:span></text:p>
      <text:h text:style-name="P30" text:outline-level="2"><text:span text:style-name="Default_20_Paragraph_20_Font">XXVI.</text:span></text:h>
      <text:p text:style-name="P4"><text:span text:style-name="Default_20_Paragraph_20_Font"><text:span text:style-name="T5">Jam vero fasc</text:span></text:span><text:span text:style-name="Default_20_Paragraph_20_Font"><text:span text:style-name="T1">i</text:span></text:span><text:span text:style-name="Default_20_Paragraph_20_Font"><text:span text:style-name="T5">ae parandae sunt, leves, </text:span></text:span><text:span text:style-name="Default_20_Paragraph_20_Font"><text:span text:style-name="T1">t</text:span></text:span><text:span text:style-name="Default_20_Paragraph_20_Font"><text:span text:style-name="T5">enue</text:span></text:span><text:span text:style-name="Default_20_Paragraph_20_Font"><text:span text:style-name="T1">s, </text:span></text:span><text:span text:style-name="Default_20_Paragraph_20_Font"><text:span text:style-name="T5">m</text:span></text:span><text:span text:style-name="Default_20_Paragraph_20_Font"><text:span text:style-name="T1">o</text:span></text:span><text:span text:style-name="Default_20_Paragraph_20_Font"><text:span text:style-name="T5">lles,<text:line-break/>mundae</text:span></text:span><text:span text:style-name="Default_20_Paragraph_20_Font"><text:span text:style-name="T1">, l</text:span></text:span><text:span text:style-name="Default_20_Paragraph_20_Font"><text:span text:style-name="T5">atae, nulla</text:span></text:span><text:span text:style-name="Default_20_Paragraph_20_Font"><text:span text:style-name="T1">s sut</text:span></text:span><text:span text:style-name="Default_20_Paragraph_20_Font"><text:span text:style-name="T5">ura</text:span></text:span><text:span text:style-name="Default_20_Paragraph_20_Font"><text:span text:style-name="T1">s, </text:span></text:span><text:span text:style-name="Default_20_Paragraph_20_Font"><text:span text:style-name="T5">nulla</text:span></text:span><text:span text:style-name="Default_20_Paragraph_20_Font"><text:span text:style-name="T1">s </text:span></text:span><text:span text:style-name="Default_20_Paragraph_20_Font"><text:span text:style-name="T5">cxstant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s </text:span></text:span><text:span text:style-name="Default_20_Paragraph_20_Font"><text:span text:style-name="T5">haben-<text:line-break/>te</text:span></text:span><text:span text:style-name="Default_20_Paragraph_20_Font"><text:span text:style-name="T1">s , </text:span></text:span><text:span text:style-name="Default_20_Paragraph_20_Font"><text:span text:style-name="T5">atque</text:span></text:span><text:span text:style-name="Default_20_Paragraph_20_Font"><text:span text:style-name="T1"> i</text:span></text:span><text:span text:style-name="Default_20_Paragraph_20_Font"><text:span text:style-name="T5">ta val</text:span></text:span><text:span text:style-name="Default_20_Paragraph_20_Font"><text:span text:style-name="T1">i</text:span></text:span><text:span text:style-name="Default_20_Paragraph_20_Font"><text:span text:style-name="T5">dae ut ex</text:span></text:span><text:span text:style-name="Default_20_Paragraph_20_Font"><text:span text:style-name="T1">t</text:span></text:span><text:span text:style-name="Default_20_Paragraph_20_Font"><text:span text:style-name="T5">ensionem serant pauloque<text:line-break/>/ar</text:span></text:span><text:span text:style-name="Default_20_Paragraph_20_Font"><text:span text:style-name="T1">t</text:span></text:span><text:span text:style-name="Default_20_Paragraph_20_Font"><text:span text:style-name="T5">iore</text:span></text:span><text:span text:style-name="Default_20_Paragraph_20_Font"><text:span text:style-name="T1">s, </text:span></text:span><text:span text:style-name="Default_20_Paragraph_20_Font"><text:span text:style-name="T5">non ar</text:span></text:span><text:span text:style-name="Default_20_Paragraph_20_Font"><text:span text:style-name="T1">i</text:span></text:span><text:span text:style-name="Default_20_Paragraph_20_Font"><text:span text:style-name="T5">dae, sed l</text:span></text:span><text:span text:style-name="Default_20_Paragraph_20_Font"><text:span text:style-name="T1">i</text:span></text:span><text:span text:style-name="Default_20_Paragraph_20_Font"><text:span text:style-name="T5">quore suadentes, qu</text:span></text:span><text:span text:style-name="Default_20_Paragraph_20_Font"><text:span text:style-name="T1">o </text:span></text:span><text:span text:style-name="Default_20_Paragraph_20_Font"><text:span text:style-name="T5">quae-<text:line-break/>que</text:span></text:span><text:span text:style-name="Default_20_Paragraph_20_Font"><text:span text:style-name="T1"> i</text:span></text:span><text:span text:style-name="Default_20_Paragraph_20_Font"><text:span text:style-name="T5">nebr</text:span></text:span><text:span text:style-name="Default_20_Paragraph_20_Font"><text:span text:style-name="T1">i</text:span></text:span><text:span text:style-name="Default_20_Paragraph_20_Font"><text:span text:style-name="T5">ar</text:span></text:span><text:span text:style-name="Default_20_Paragraph_20_Font"><text:span text:style-name="T1">i </text:span></text:span><text:span text:style-name="Default_20_Paragraph_20_Font"><text:span text:style-name="T5">consue</text:span></text:span><text:span text:style-name="Default_20_Paragraph_20_Font"><text:span text:style-name="T1">o</text:span></text:span><text:span text:style-name="Default_20_Paragraph_20_Font"><text:span text:style-name="T5">erun</text:span></text:span><text:span text:style-name="Default_20_Paragraph_20_Font"><text:span text:style-name="T1">t.</text:span></text:span></text:p>
      <text:p text:style-name="P1"><text:span text:style-name="Default_20_Paragraph_20_Font"><text:span text:style-name="T1">Jam vero de fasciis minime integra pronunciavit, quo .<text:line-break/>etiam patet tum hunc librum nequaquam ab Hippocrate,<text:line-break/>imo neque ab ejus filiis ad editionem accurate digestum<text:line-break/>fuisse, quod post Hippocratis obitum nemo, ne etiam brevi<text:line-break/>oratione aliquo in opere de iis disserere visus fit. Verum<text:line-break/>aut qua nunc aut qua ante pronunciata funt amputavit.<text:line-break/>Etenim antea ita scripsit: fasciae mundae, leves, tenues,<text:line-break/>molles. Nunc et eodem tempore constituit ipsas latas esse<text:line-break/>oportere, nullas suturas, nullas exstantias habentes neque<text:line-break/>suium hucusque validas, ut violentius extensae rumpan-<text:line-break/>fur, verum etiam amplius, lmc est solidae et robustae</text:span></text:span></text:p>
      <text:p text:style-name="P2"><text:span text:style-name="Default_20_Paragraph_20_Font"><text:span text:style-name="T1">sint securioris comprehensionis gratia. At vero imperat<text:line-break/>neque futuras inaequaliter procumbentes sortiri neque vo-<text:line-break/>catas exstantias iis quae ordiuntur texturis accidunt, in-<text:line-break/>turdum de industria, interdum inconsulto oblongae exstant<text:line-break/>eminentiae, modo ex ipfa trama, modo etiam ex purpura.<text:line-break/>Sed et in attextis vestibus quas </text:span></text:span><text:span text:style-name="Default_20_Paragraph_20_Font"><text:span text:style-name="T9">παρυφὰς</text:span></text:span><text:span text:style-name="Default_20_Paragraph_20_Font"><text:span text:style-name="T3"> </text:span></text:span><text:span text:style-name="Default_20_Paragraph_20_Font"><text:span text:style-name="T1">vocitant, con</text:span></text:span><text:span text:style-name="Default_20_Paragraph_20_Font"><text:span text:style-name="T5">t</text:span></text:span><text:span text:style-name="Default_20_Paragraph_20_Font"><text:span text:style-name="T1">ul-<text:line-break/>tae id fiemper elaborant mulieres. Haec autem omnia<text:line-break/>cavere jubet. At quod latas esse fascias oporteat, ad ea<text:line-break/>id spectat quae oscitante</text:span></text:span><text:span text:style-name="Default_20_Paragraph_20_Font"><text:span text:style-name="T5">s</text:span></text:span><text:span text:style-name="Default_20_Paragraph_20_Font"><text:span text:style-name="T1"> explicantur. Si quis enim prout<text:line-break/>ad angustias appulerit, meminerit improbare cum iis con-<text:line-break/>ferens quae ulterius quam deceat latiores sunt. Si vero<text:line-break/>ad commoderatas , quod a commoderato ad utrasque tum<text:line-break/>additione tum detractione aberrat, id omne vitiofum esu<text:line-break/>At de tenuium, levium, mollium et mundarum usu supe-<text:line-break/>rius dictum esit. Quod pronunciat non aridae, fied liquore<text:line-break/>madentes, quo quaeque inebriari consueverunt, id quoque<text:line-break/>de fasciis pronunciatur. Nec ratio sententiae abdita est.<text:line-break/>- Cen</text:span></text:span><text:span text:style-name="Default_20_Paragraph_20_Font"><text:span text:style-name="T5">t</text:span></text:span><text:span text:style-name="Default_20_Paragraph_20_Font"><text:span text:style-name="T1">et enim nunquam ipsas aridas ac duras ulla in de-</text:span></text:span></text:p>
      <text:p text:style-name="P6"><text:span text:style-name="Default_20_Paragraph_20_Font"><text:span text:style-name="T1">ligatione promoveri, sied madentes, humore inebriatus,<text:line-break/>quo singuli qui curantur affectus con nutriant ur, hoc est<text:line-break/>amice foveantur. Etenim cerato liquido simplici et picato<text:line-break/>et vino nigro austero perfundi tum in opere de fracturis<text:line-break/>tum de articulis ipse imperavit. Aridae vero fafciae, prae-<text:line-break/>terquam quod eam quae a perfusione manat utilitatem non<text:line-break/>sortiantur, partes etiamnum quibus iniectae </text:span></text:span><text:span text:style-name="Default_20_Paragraph_20_Font"><text:span text:style-name="T5">t</text:span></text:span><text:span text:style-name="Default_20_Paragraph_20_Font"><text:span text:style-name="T1">uus, incen-<text:line-break/>dentes earum calorem augent; proindeque ex proximis<text:line-break/>Iocis ad partem affectam humores attrahunt. Quod autem<text:line-break/>ad tumorum procreationem malum sit maximum, id patet<text:line-break/>omnibus.</text:span></text:span></text:p>
      <text:h text:style-name="Heading_20_2" text:outline-level="2"><text:span text:style-name="Default_20_Paragraph_20_Font">XXVII.</text:span></text:h>
      <text:p text:style-name="P4"><text:span text:style-name="Default_20_Paragraph_20_Font"><text:span text:style-name="T5">Quae certe i</text:span></text:span><text:span text:style-name="Default_20_Paragraph_20_Font"><text:span text:style-name="T1">t</text:span></text:span><text:span text:style-name="Default_20_Paragraph_20_Font"><text:span text:style-name="T5">a abscesserunt, ut sublimia sud</text:span></text:span><text:span text:style-name="Default_20_Paragraph_20_Font"><text:span text:style-name="T1">e</text:span></text:span><text:span text:style-name="Default_20_Paragraph_20_Font"><text:span text:style-name="T5">m at</text:span></text:span><text:span text:style-name="Default_20_Paragraph_20_Font"><text:span text:style-name="T1">ti</text:span></text:span><text:span text:style-name="Default_20_Paragraph_20_Font"><text:span text:style-name="T5">ngan</text:span></text:span><text:span text:style-name="Default_20_Paragraph_20_Font"><text:span text:style-name="T1">t,<text:line-break/></text:span></text:span><text:span text:style-name="Default_20_Paragraph_20_Font"><text:span text:style-name="T5">n</text:span></text:span><text:span text:style-name="Default_20_Paragraph_20_Font"><text:span text:style-name="T1">o</text:span></text:span><text:span text:style-name="Default_20_Paragraph_20_Font"><text:span text:style-name="T5">n tamen comprimant. Ex fana vero parte ex</text:span></text:span><text:span text:style-name="Default_20_Paragraph_20_Font"><text:span text:style-name="T1">o</text:span></text:span><text:span text:style-name="Default_20_Paragraph_20_Font"><text:span text:style-name="T5">rd</text:span></text:span><text:span text:style-name="Default_20_Paragraph_20_Font"><text:span text:style-name="T1">i</text:span></text:span><text:span text:style-name="Default_20_Paragraph_20_Font"><text:span text:style-name="T5">cn—<text:line-break/>dum et ad ulcus fa</text:span></text:span><text:span text:style-name="Default_20_Paragraph_20_Font"><text:span text:style-name="T1">l</text:span></text:span><text:span text:style-name="Default_20_Paragraph_20_Font"><text:span text:style-name="T5">lendum , u</text:span></text:span><text:span text:style-name="Default_20_Paragraph_20_Font"><text:span text:style-name="T1">t </text:span></text:span><text:span text:style-name="Default_20_Paragraph_20_Font"><text:span text:style-name="T5">quod subest ^sc</text:span></text:span><text:span text:style-name="Default_20_Paragraph_20_Font"><text:span text:style-name="T1">i</text:span></text:span><text:span text:style-name="Default_20_Paragraph_20_Font"><text:span text:style-name="T5">ndatur,<text:line-break/>al</text:span></text:span><text:span text:style-name="Default_20_Paragraph_20_Font"><text:span text:style-name="T1">i</text:span></text:span><text:span text:style-name="Default_20_Paragraph_20_Font"><text:span text:style-name="T5">ud aut</text:span></text:span><text:span text:style-name="Default_20_Paragraph_20_Font"><text:span text:style-name="T1">e</text:span></text:span><text:span text:style-name="Default_20_Paragraph_20_Font"><text:span text:style-name="T5">m non col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</text:span></text:span><text:span text:style-name="Default_20_Paragraph_20_Font"><text:span text:style-name="T5">ur.</text:span></text:span></text:p>
      <text:p text:style-name="P2"><text:span text:style-name="Default_20_Paragraph_20_Font"><text:span text:style-name="T1">Sive fracti ossis partes praeter naturam sive unitate<text:line-break/>dirupta aut ingenti illato vulnere, lab invicem secesserint,<text:line-break/></text:span></text:span><text:span text:style-name="Default_20_Paragraph_20_Font"><text:span text:style-name="T5">sut</text:span></text:span><text:span text:style-name="Default_20_Paragraph_20_Font"><text:span text:style-name="T1">ae quoad fere contingant., in unum ducendae stant ne-<text:line-break/>que tamen </text:span></text:span><text:span text:style-name="Default_20_Paragraph_20_Font"><text:span text:style-name="T5">t</text:span></text:span><text:span text:style-name="Default_20_Paragraph_20_Font"><text:span text:style-name="T1">e invicem premant. Etenim partes ita con-<text:line-break/>stitutae tum dolore tum inflammatione obsidebuntur. lpsi<text:line-break/>vero nunc de iis qui ventriculi vocantur potissimum est<text:line-break/>oratio , tanquam exempli gratia. Id enim in scriptis fe-<text:line-break/>quentibus dilucide declaravit. . At hucusque ut sublimia<text:line-break/>fedem attingant,non autem premant, communis oratio est<text:line-break/>eorum et ad cetera omnia refertur, quorum contactus aut<text:line-break/>unitas foluta sit. Quae vero hunc textum subsequuntur<text:line-break/>natura, ex fana vero parte . exordiendum et ad ulcus<text:line-break/>finiendum; haec de tumoribus apertissime pronunciata sonti<text:line-break/>Ab his enim saniem evacuari oportet, nullum vero ad<text:line-break/>partem humorem conglutinationis tempore affluere. Hoc<text:line-break/>autem continget nobis faciendum sinu ad expressionem<text:line-break/>usque comprimentibus. Et paulatim deligationem adufque<text:line-break/>sinus os iblventlbus, ipfumque apertum in declivi figura</text:span></text:span></text:p>
      <text:p text:style-name="P6"><text:span text:style-name="Default_20_Paragraph_20_Font"><text:span text:style-name="T1">servantibus. Quum itaque mundos sinus fecerimus , eos<text:line-break/>conglutinare volentes enarrata ratione deligabi</text:span></text:span><text:span text:style-name="Default_20_Paragraph_20_Font"><text:span text:style-name="T5">t</text:span></text:span><text:span text:style-name="Default_20_Paragraph_20_Font"><text:span text:style-name="T1">nus. At<text:line-break/>avulsum acromium et sublatam ipsius partem vi compri-<text:line-break/>mimus cogimusque. Nullum siquidem ex ejusmodi com-<text:line-break/>pressione futurum est incommodum, quemadmodum neque<text:line-break/>de clavicula fracta, quum alterum multo magis quam<text:line-break/>ipfam minusque hanc quam acromium comprimamus, ce-<text:line-break/>teras vero fracturas minime comprimamus inflammationes<text:line-break/>veriti. Ego quidem de omnibus abscessibus verba feci, Hip-<text:line-break/>pocrates vero exempli gratia de fotis sinibus in quibus de-<text:line-break/>ligationum commoderationem perspicue demonstravit, quum<text:line-break/>effatur: sublimia, hoc est abscessu sedem quidem attingere,<text:line-break/>non tamen comprimere oportet ;. sedem videlicet id pro-.<text:line-break/>fessus quod ab</text:span></text:span><text:span text:style-name="Default_20_Paragraph_20_Font"><text:span text:style-name="T5">t</text:span></text:span><text:span text:style-name="Default_20_Paragraph_20_Font"><text:span text:style-name="T1">cesso corpori subjectum esu Denique quod<text:line-break/>ipsi admovetur, id tum ad</text:span></text:span><text:span text:style-name="Default_20_Paragraph_20_Font"><text:span text:style-name="T5">h</text:span></text:span><text:span text:style-name="Default_20_Paragraph_20_Font"><text:span text:style-name="T1">aerere tum insidere debet.<text:line-break/>Enimvero nisi prius per initia partem pars altera conti-<text:line-break/>gerit, nequaquam unitatem inierit. । Quae si quidem non<text:line-break/>presse refe contigerint, eorum redditur unitas. Constat</text:span></text:span></text:p>
      <text:p text:style-name="P6"><text:span text:style-name="Default_20_Paragraph_20_Font"><text:span text:style-name="T1">autem neminem simpliciter consulere sinus conglutinatio-<text:line-break/>nem postulantes ita devinciri. Eos enim prius. oportet<text:line-break/>ab inflammatione immunes, deinde mundos aut siccos red-<text:line-break/>dere; tum demum si quas carnes tabuisse contigerit, illas<text:line-break/>prius reficere. Ita rane neque fissa neque contusa quae<text:line-break/>generis sunt ulcerum simulque sinuum, prodita deligatione<text:line-break/>statim ab ortu curantur, fed cum inflammatione vacant et<text:line-break/>sicca prius existunt. Utrisque ipsis inesse dico continui<text:line-break/>solutionem quae carnosae parti oboritur, cum quadam<text:line-break/>sanguinis in ejus mediam regionem effusione, quod abs-<text:line-break/>cessui, tum sinui est commune. At enim quae pars ita<text:line-break/>afficitur, quo usque in externa superficie aperta sit, abi-<text:line-break/>cedere ipsa dicitur, tumque per fe affectus abscessus vo-<text:line-break/>eatur. Verum ipso parte aliqua sic aperto, ut contentus<text:line-break/>humor excernatur, affectus non amplius abscessus, sed<text:line-break/>jam sinus nominatur. ltaque hujusmodi omnes affectus<text:line-break/>perpetuo quidem eleligationes petunt, non tamen perpetuo<text:line-break/>similes. Quandoquidem ipsis superveniente inflammatione</text:span></text:span></text:p>
      <text:p text:style-name="P6"><text:span text:style-name="Default_20_Paragraph_20_Font"><text:span text:style-name="T1">neque deligatione opus est ex prima ratione, quemadmo-<text:line-break/>dum neque quum adsunt suppurationes. Quum autem<text:line-break/>sinus ipse jam factus est increvitque caro, commoderata<text:line-break/>admodum deligatione opus est, fede abscessu non contio-<text:line-break/>gente. Nam per osculum medicamenta purgantia et ape-<text:line-break/>rientla immittenda funt. Quum denique conglutinatione<text:line-break/>opus est, quod nunc Hippocrates denunciat, propria strui -<text:line-break/>tur deligatio. Haec autem necessario scripsit , ne quis<text:line-break/>fubauscultans arbitraretur velle Hippoeratem sinus omnes<text:line-break/>ita deligere. Demonstratum enim est non omnes, </text:span></text:span><text:span text:style-name="Default_20_Paragraph_20_Font"><text:span text:style-name="T5">t</text:span></text:span><text:span text:style-name="Default_20_Paragraph_20_Font"><text:span text:style-name="T1">ed<text:line-break/>qui nullum una cum ipsis affectum neque inflammationem<text:line-break/>neque camis putrefactionem, neque sordem neque humo-:<text:line-break/>rem in ipsis concretum sortiuntur, quoniam uniformes<text:line-break/>ipsi pense fotam sui ipsorum curationem admittant. De<text:line-break/>hujusmodi rebus definitis abunde in libris methodi me-<text:line-break/>dendi dictum est.</text:span></text:span></text:p>
      <text:h text:style-name="P32" text:outline-level="2"><text:bookmark-start text:name="bookmark18"/><text:span text:style-name="Default_20_Paragraph_20_Font">XXV m.</text:span><text:bookmark-end text:name="bookmark18"/></text:h>
      <text:p text:style-name="Normal"><text:span text:style-name="Default_20_Paragraph_20_Font"><text:span text:style-name="T1">R</text:span></text:span><text:span text:style-name="Default_20_Paragraph_20_Font"><text:span text:style-name="T5">ecta qu</text:span></text:span><text:span text:style-name="Default_20_Paragraph_20_Font"><text:span text:style-name="T1">i</text:span></text:span><text:span text:style-name="Default_20_Paragraph_20_Font"><text:span text:style-name="T5">de</text:span></text:span><text:span text:style-name="Default_20_Paragraph_20_Font"><text:span text:style-name="T1">m </text:span></text:span><text:span text:style-name="Default_20_Paragraph_20_Font"><text:span text:style-name="T5">in rectum deliganda sunt , obl</text:span></text:span><text:span text:style-name="Default_20_Paragraph_20_Font"><text:span text:style-name="T1">i</text:span></text:span><text:span text:style-name="Default_20_Paragraph_20_Font"><text:span text:style-name="T5">qua vero</text:span></text:span><text:span text:style-name="Default_20_Paragraph_20_Font"><text:span text:style-name="T1"> c</text:span></text:span><text:span text:style-name="Default_20_Paragraph_20_Font"><text:span text:style-name="T5">b.-<text:line-break/>l</text:span></text:span><text:span text:style-name="Default_20_Paragraph_20_Font"><text:span text:style-name="T1">i</text:span></text:span><text:span text:style-name="Default_20_Paragraph_20_Font"><text:span text:style-name="T5">que</text:span></text:span><text:span text:style-name="Default_20_Paragraph_20_Font"><text:span text:style-name="T1"> i</text:span></text:span><text:span text:style-name="Default_20_Paragraph_20_Font"><text:span text:style-name="T5">n sigura do</text:span></text:span><text:span text:style-name="Default_20_Paragraph_20_Font"><text:span text:style-name="T1">l</text:span></text:span><text:span text:style-name="Default_20_Paragraph_20_Font"><text:span text:style-name="T5">or</text:span></text:span><text:span text:style-name="Default_20_Paragraph_20_Font"><text:span text:style-name="T1">i</text:span></text:span><text:span text:style-name="Default_20_Paragraph_20_Font"><text:span text:style-name="T5">s experte</text:span></text:span><text:span text:style-name="Default_20_Paragraph_20_Font"><text:span text:style-name="T1">, i</text:span></text:span><text:span text:style-name="Default_20_Paragraph_20_Font"><text:span text:style-name="T5">n qua neque constrict</text:span></text:span><text:span text:style-name="Default_20_Paragraph_20_Font"><text:span text:style-name="T1">i</text:span></text:span><text:span text:style-name="Default_20_Paragraph_20_Font"><text:span text:style-name="T5">o<text:line-break/>neque dece/sto su</text:span></text:span><text:span text:style-name="Default_20_Paragraph_20_Font"><text:span text:style-name="T1">t</text:span></text:span><text:span text:style-name="Default_20_Paragraph_20_Font"><text:span text:style-name="T5">ura sit. Ex qua quum ad suspensi</text:span></text:span><text:span text:style-name="Default_20_Paragraph_20_Font"><text:span text:style-name="T1">o-<text:line-break/></text:span></text:span><text:span text:style-name="Default_20_Paragraph_20_Font"><text:span text:style-name="T5">nem aut p</text:span></text:span><text:span text:style-name="Default_20_Paragraph_20_Font"><text:span text:style-name="T1">osit</text:span></text:span><text:span text:style-name="Default_20_Paragraph_20_Font"><text:span text:style-name="T5">ura</text:span></text:span><text:span text:style-name="Default_20_Paragraph_20_Font"><text:span text:style-name="T1">m sit </text:span></text:span><text:span text:style-name="Default_20_Paragraph_20_Font"><text:span text:style-name="T5">tran</text:span></text:span><text:span text:style-name="Default_20_Paragraph_20_Font"><text:span text:style-name="T1">s</text:span></text:span><text:span text:style-name="Default_20_Paragraph_20_Font"><text:span text:style-name="T5">i</text:span></text:span><text:span text:style-name="Default_20_Paragraph_20_Font"><text:span text:style-name="T1">t</text:span></text:span><text:span text:style-name="Default_20_Paragraph_20_Font"><text:span text:style-name="T5">us, n</text:span></text:span><text:span text:style-name="Default_20_Paragraph_20_Font"><text:span text:style-name="T1">o</text:span></text:span><text:span text:style-name="Default_20_Paragraph_20_Font"><text:span text:style-name="T5">n</text:span></text:span><text:span text:style-name="Default_20_Paragraph_20_Font"><text:span text:style-name="T1"> t</text:span></text:span><text:span text:style-name="Default_20_Paragraph_20_Font"><text:span text:style-name="T5">ransmutent, sed<text:line-break/>. sim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i</text:span></text:span><text:span text:style-name="Default_20_Paragraph_20_Font"><text:span text:style-name="T5">a haec sort</text:span></text:span><text:span text:style-name="Default_20_Paragraph_20_Font"><text:span text:style-name="T1">i</text:span></text:span><text:span text:style-name="Default_20_Paragraph_20_Font"><text:span text:style-name="T5">antur</text:span></text:span><text:span text:style-name="Default_20_Paragraph_20_Font"><text:span text:style-name="T1"> m</text:span></text:span><text:span text:style-name="Default_20_Paragraph_20_Font"><text:span text:style-name="T5">usculo</text:span></text:span><text:span text:style-name="Default_20_Paragraph_20_Font"><text:span text:style-name="T1">s, </text:span></text:span><text:span text:style-name="Default_20_Paragraph_20_Font"><text:span text:style-name="T5">vena</text:span></text:span><text:span text:style-name="Default_20_Paragraph_20_Font"><text:span text:style-name="T1">s, </text:span></text:span><text:span text:style-name="Default_20_Paragraph_20_Font"><text:span text:style-name="T5">nervo</text:span></text:span><text:span text:style-name="Default_20_Paragraph_20_Font"><text:span text:style-name="T1">s, </text:span></text:span><text:span text:style-name="Default_20_Paragraph_20_Font"><text:span text:style-name="T5">osia,<text:line-break/>belle co</text:span></text:span><text:span text:style-name="Default_20_Paragraph_20_Font"><text:span text:style-name="T1">m</text:span></text:span><text:span text:style-name="Default_20_Paragraph_20_Font"><text:span text:style-name="T5">posita, bel</text:span></text:span><text:span text:style-name="Default_20_Paragraph_20_Font"><text:span text:style-name="T1">l</text:span></text:span><text:span text:style-name="Default_20_Paragraph_20_Font"><text:span text:style-name="T5">e contenta belleque suspensu.</text:span></text:span></text:p>
      <text:p text:style-name="P1"><text:span text:style-name="Default_20_Paragraph_20_Font"><text:span text:style-name="T1">Non affectas corporis partes per recta et obliqua nunc<text:line-break/>pronunciat, sed abscessus de quibus adducto ex ipsis unius<text:line-break/>situs exemplo doctrinam efficit. la enim aut omnino re-<text:line-break/>otus est aut obliquus, ad latitudinem partis in qua pro-<text:line-break/>creatur relatus. At ex me percipe rectum declivem, ob-<text:line-break/>liquum vero qui talis </text:span></text:span><text:span text:style-name="Default_20_Paragraph_20_Font"><text:span text:style-name="T5">n</text:span></text:span><text:span text:style-name="Default_20_Paragraph_20_Font"><text:span text:style-name="T1">on exstat. Rectum autem sinum<text:line-break/>appellavit cujus osculum inferioribus partibus, fundum<text:line-break/>vero superioribus inest. Obliquum vocitat cujus os ad<text:line-break/>latera deflectitur. Oboriuntur etiam omnino sinus con-<text:line-break/>trario situ positi qui fundum inferne , osculum superne</text:span></text:span></text:p>
      <text:p text:style-name="P6"><text:span text:style-name="Default_20_Paragraph_20_Font"><text:span text:style-name="T1">sortiuntur. Nos vero ipsi ipsius jam dividimus secundum<text:line-break/>fundum efflevit saniei cau</text:span></text:span><text:span text:style-name="Default_20_Paragraph_20_Font"><text:span text:style-name="T5">t</text:span></text:span><text:span text:style-name="Default_20_Paragraph_20_Font"><text:span text:style-name="T1">a. Quodsi ofculum in inferio-<text:line-break/>ribus corporis partibus non plane praevenerit, fed in ob-<text:line-break/>liquis exstiterit, idonea partis figura invenienda est, .conr-<text:line-break/>modusque deligationis modus quo ejus sanies excernatur.<text:line-break/>Tanta enim est i</text:span></text:span><text:span text:style-name="Default_20_Paragraph_20_Font"><text:span text:style-name="T5">n</text:span></text:span><text:span text:style-name="Default_20_Paragraph_20_Font"><text:span text:style-name="T1"> talibus figurae facultas , ut nos multo-<text:line-break/>tres, quod ofculum superne esse videbatur, figura sirbmu-<text:line-break/>tata, inferne </text:span></text:span><text:span text:style-name="Default_20_Paragraph_20_Font"><text:span text:style-name="T5">pr</text:span></text:span><text:span text:style-name="Default_20_Paragraph_20_Font"><text:span text:style-name="T1">o</text:span></text:span><text:span text:style-name="Default_20_Paragraph_20_Font"><text:span text:style-name="T5">cedere</text:span></text:span><text:span text:style-name="Default_20_Paragraph_20_Font"><text:span text:style-name="T1"> fecerimus. Itaque femur cui sinus<text:line-break/>inerat ofculum quidem inguini vicinum, fundum vero<text:line-break/>prope genu habens sanavimus , cum tali figura ut genu<text:line-break/>inguine sublimius esset, idque facile ac citra dolorem.<text:line-break/>cessit, molli pulvino popliti supposito. Ita vero et surae<text:line-break/>sinus, quibus orificium popliti propinquum erat, fanavi-<text:line-break/>mus, extremum pedem poplite sublimiorem collocantes..<text:line-break/>Praeterea cubitum sinu affectum mitulis suspendentes, simili<text:line-break/>modo saepenumero curavimus, summa manu cubito altiore<text:line-break/>posita. Ita quoque cubiti flexu affecto, ut ipfum sinus a</text:span></text:span></text:p>
      <text:p text:style-name="P2"><text:span text:style-name="Default_20_Paragraph_20_Font"><text:span text:style-name="T1">partibus quidem superioribus brachium, ab inferioribus<text:line-break/>vero cubitum obsideat, maxime idonea est quae nunc figura<text:line-break/>-pronunciata est, in qua cubiti flexus utraque esse humi-<text:line-break/>. lior collocatur , cubiti inquam et brachii. Atque hic dua-<text:line-break/>. bus utimur fasciis quae ambae ad flexus cubiti osculum<text:line-break/>finiuntur; exordiuntur vero ab affectionibus, si sinus plane<text:line-break/>rectus fit, deligationem efficies non propendentem, per-<text:line-break/>aeque ac si fractum membrum devincias, quod rectum<text:line-break/>debeat contineri. Si vero ad latus propendeat, tua deli-.<text:line-break/>gatio sinus propeusionem sectetur talemque figuram imi-<text:line-break/>tetur, qua fantes excernatur. Quo vero in statu partem<text:line-break/>affectam depositurus es , in eo quoque deligationem. con-<text:line-break/>strue adscquutus quae partes figuram immutaverint, ipsis<text:line-break/>maximam laesionem succedere. In iis enim nonnulla quae<text:line-break/>attollebantur subsidere; nonnulla vero quae deprimeban-<text:line-break/>tur adsurgere necesse est. Continget igitur necessario </text:span></text:span><text:span text:style-name="Default_20_Paragraph_20_Font"><text:span text:style-name="T5">t</text:span></text:span><text:span text:style-name="Default_20_Paragraph_20_Font"><text:span text:style-name="T1">ub-<text:line-break/>latas quidem partes a fasciis comprimi , depressas vero</text:span></text:span></text:p>
      <text:p text:style-name="P6"><text:span text:style-name="Default_20_Paragraph_20_Font"><text:span text:style-name="T1">quum laxatae sint non contineri. Enimvero in iis quae<text:line-break/>premunt fasciis constrictionem pronunciavit Hippocrates<text:line-break/></text:span></text:span><text:span text:style-name="Default_20_Paragraph_20_Font"><text:span text:style-name="T9">ἀπόσφιγξιν</text:span></text:span><text:span text:style-name="Default_20_Paragraph_20_Font"><text:span text:style-name="T3">, </text:span></text:span><text:span text:style-name="Default_20_Paragraph_20_Font"><text:span text:style-name="T1">in iis quae laxantur decessionem </text:span></text:span><text:span text:style-name="Default_20_Paragraph_20_Font"><text:span text:style-name="T9">ἀπόστασιν</text:span></text:span><text:span text:style-name="Default_20_Paragraph_20_Font"><text:span text:style-name="T3">,<text:line-break/></text:span></text:span><text:span text:style-name="Default_20_Paragraph_20_Font"><text:span text:style-name="T1">ac in tali figura propriam sinui deligationem nos con-<text:line-break/>struere imperat , in qua neque decessio neque constrictio<text:line-break/>sit, quum decessione partes affectae situm figuratum i m-<text:line-break/>mutare cogantur. Si namque simpliciter finio deligationis<text:line-break/>tempore obliquorum sinuum curam habituri </text:span></text:span><text:span text:style-name="Default_20_Paragraph_20_Font"><text:span text:style-name="T5">t</text:span></text:span><text:span text:style-name="Default_20_Paragraph_20_Font"><text:span text:style-name="T1">unsus, . obli-<text:line-break/>qua deligati o admoveatur, quam repositio aut suspensio<text:line-break/>commutatione tueri non potest. Quae partes devinciuntur,<text:line-break/>earum quaedam constringendae sunt, quaedam laxandae.<text:line-break/>Quae partes situm in ipsis figuris permutant, eas ipse no-<text:line-break/>minatim prodidit musicales vocans, venas, nervos et ossa.<text:line-break/>Hae namque </text:span></text:span><text:span text:style-name="Default_20_Paragraph_20_Font"><text:span text:style-name="T5">t</text:span></text:span><text:span text:style-name="Default_20_Paragraph_20_Font"><text:span text:style-name="T1">unt quae corporis molem efficiunt. Nos<text:line-break/>autem quum venas dicimus, pro vetere consuetudine non<text:line-break/>eas dumtaxat quas nunc nominamus, verum etiam arterias<text:line-break/>intelligimus. Mens igitur orationis haec est, cujus. sic-.<text:line-break/>gula verba non admodum obfirma </text:span></text:span><text:span text:style-name="Default_20_Paragraph_20_Font"><text:span text:style-name="T5">t</text:span></text:span><text:span text:style-name="Default_20_Paragraph_20_Font"><text:span text:style-name="T1">uus. Fortassis tamen</text:span></text:span></text:p>
      <text:p text:style-name="P2"><text:span text:style-name="Default_20_Paragraph_20_Font"><text:span text:style-name="T1">opportunius fuisset ea paucis explicare. Suspensionem<text:line-break/>brachii nominat ipsius a deligatione repositionem in lata<text:line-break/>- mitella quae totum cubitum excipit, posituram vero cruris.</text:span></text:span></text:p>
      <text:p text:style-name="P1"><text:span text:style-name="Default_20_Paragraph_20_Font"><text:span text:style-name="T1">Liquido quoque constat suspensionem sub eo comprehendi<text:line-break/>genere quod posituram significat quodque nunc in oratio-<text:line-break/>nis fine conscribit. Belle quidem posita .nuncupavit quae<text:line-break/>concinne reponuntur; belle vero contenta quae concinne<text:line-break/>suspenduntur, primum vocabulum ad crura, alterum ad<text:line-break/>brachia referens.</text:span></text:span></text:p>
      <text:h text:style-name="Heading_20_2" text:outline-level="2"><text:span text:style-name="Default_20_Paragraph_20_Font">XXIX.</text:span></text:h>
      <text:p text:style-name="P4"><text:span text:style-name="Default_20_Paragraph_20_Font"><text:span text:style-name="T5">suspensu vero aut posita este decet</text:span></text:span><text:span text:style-name="Default_20_Paragraph_20_Font"><text:span text:style-name="T1"> i</text:span></text:span><text:span text:style-name="Default_20_Paragraph_20_Font"><text:span text:style-name="T5">n sig</text:span></text:span><text:span text:style-name="Default_20_Paragraph_20_Font"><text:span text:style-name="T1">m</text:span></text:span><text:span text:style-name="Default_20_Paragraph_20_Font"><text:span text:style-name="T5">a non laedente,<text:line-break/>quae secundu</text:span></text:span><text:span text:style-name="Default_20_Paragraph_20_Font"><text:span text:style-name="T1">m </text:span></text:span><text:span text:style-name="Default_20_Paragraph_20_Font"><text:span text:style-name="T5">na</text:span></text:span><text:span text:style-name="Default_20_Paragraph_20_Font"><text:span text:style-name="T1">t</text:span></text:span><text:span text:style-name="Default_20_Paragraph_20_Font"><text:span text:style-name="T5">uram sint. </text:span></text:span><text:span text:style-name="Default_20_Paragraph_20_Font"><text:span text:style-name="T1">I</text:span></text:span><text:span text:style-name="Default_20_Paragraph_20_Font"><text:span text:style-name="T5">n qu</text:span></text:span><text:span text:style-name="Default_20_Paragraph_20_Font"><text:span text:style-name="T1">i</text:span></text:span><text:span text:style-name="Default_20_Paragraph_20_Font"><text:span text:style-name="T5">bus aute</text:span></text:span><text:span text:style-name="Default_20_Paragraph_20_Font"><text:span text:style-name="T1">m </text:span></text:span><text:span text:style-name="Default_20_Paragraph_20_Font"><text:span text:style-name="T5">abscessi-<text:line-break/>sierin</text:span></text:span><text:span text:style-name="Default_20_Paragraph_20_Font"><text:span text:style-name="T1">t,</text:span></text:span><text:span text:style-name="Default_20_Paragraph_20_Font"><text:span text:style-name="T5">c</text:span></text:span><text:span text:style-name="Default_20_Paragraph_20_Font"><text:span text:style-name="T1">o</text:span></text:span><text:span text:style-name="Default_20_Paragraph_20_Font"><text:span text:style-name="T5">ntrar</text:span></text:span><text:span text:style-name="Default_20_Paragraph_20_Font"><text:span text:style-name="T1">i</text:span></text:span><text:span text:style-name="Default_20_Paragraph_20_Font"><text:span text:style-name="T5">a.</text:span></text:span></text:p>
      <text:p text:style-name="P1"><text:span text:style-name="Default_20_Paragraph_20_Font"><text:span text:style-name="T1">Non aliud face doloris expers et aliud quod secun-<text:line-break/>dum naturam est, sed unum et idem utrique et secundum<text:line-break/>naturam existenti et doloris^ experti contigit. Ea deme</text:span></text:span></text:p>
      <text:p text:style-name="P2"><text:span text:style-name="Default_20_Paragraph_20_Font"><text:span text:style-name="T1">quidem in opere de fracturis abunde dictum esu Nunc<text:line-break/>vero hoc in decenti libro explicabitur: in quibus autem<text:line-break/>decesserint, contraris. Quidam scripserunt: in quibus non<text:line-break/>decesserint , addita negatione , asseruntque in quibus non<text:line-break/>decesserit eorum quae enunciata funi aliquid deligationis<text:line-break/>effatu dignum , in quibus decesserit contrarium. At deli-<text:line-break/>gationis ratio praedicta fuit, a fana quidem parte ipfum<text:line-break/>exordiri, fuper ulcus vero desinere qui coarctationem disi-<text:line-break/>folvat. Contrarius incipiet ab ulceratis ac fractis parti-<text:line-break/>bus, superne ad inferiorem regionem deligationem remis-<text:line-break/>tens. Qui vero absque negatione conscriptum textum<text:line-break/>explicant, Hrppocratem hortari can</text:span></text:span><text:span text:style-name="Default_20_Paragraph_20_Font"><text:span text:style-name="T7">t</text:span></text:span><text:span text:style-name="Default_20_Paragraph_20_Font"><text:span text:style-name="T1">ent, ut quem quae<text:line-break/>praeter naturam succincta flant aut etiam commissa dece-<text:line-break/>dere volumus, superiorem deligationis rationem immute-<text:line-break/>. mus. Imo Iane- ubi conclune juncta diducere desidera-<text:line-break/>mus, quocunque modo non decenter concurrerint, contra-<text:line-break/>ria vinciendi ratione nobis opus esse perspicuum est.<text:line-break/>Quin etiam in permultis magnis vulneribus, in quibus</text:span></text:span></text:p>
      <text:p text:style-name="P6"><text:span text:style-name="Default_20_Paragraph_20_Font"><text:span text:style-name="T1">cute conglutinata fundum minime conglutinatum manserit<text:line-break/>aut labra in fe invicem iutus duplicata in unum coie-<text:line-break/>rint. In fraeturis quoque, quod hae a quibus fracti ossis<text:line-break/>extrema ad fundum diducta sunt , cutis labris -sint consi-<text:line-break/>miles, ubi quae adjuncta funt, quo decedant oportere,<text:line-break/>id et patet omnibus; nec non etiam quia, quod enarra-<text:line-break/>tum est illis accidit ossibus quae et interiores in fe cavi-<text:line-break/>tates aut insignes cavernas obtinent, ipfaque per fe cogno-<text:line-break/>scimus et eadem ita utilia, ut quae vitiose producta nunc<text:line-break/>aliquis arguerit, quod quum proposita- oratione nullum<text:line-break/>concentum habeant. Nam lu ea scriptum est : in quibus<text:line-break/>autem decesserint contraria. At non idem hac oratione:<text:line-break/>in quibus autem decesserint; atque illa: a quibus vero ut<text:line-break/>decedant, dat operam. operiebat igitur ipsos, quemad-<text:line-break/>modum priores negationem praeposuisse verbo decesserint,<text:line-break/>sicque orationem propriae sententiae consentaneam reddi-<text:line-break/>distent ; eosdemque ipsam scriptam pro arbitrio exposuisse :<text:line-break/>scriptu enim, ut nunc scripta est, alienam explanationem</text:span></text:span></text:p>
      <text:p text:style-name="P2"><text:span text:style-name="Default_20_Paragraph_20_Font"><text:span text:style-name="T1">conseceruut. Non igitur in proposita oratione te ea docet<text:line-break/>quae abscedere volumus. De his enim deinceps dicturus<text:line-break/>esu Verum de iis quae abscedunt nondum perfecte abf-<text:line-break/>cesserunt vel etiam de iis quae perfecte abscesserunt non-<text:line-break/>dum tamen in sinum jam mutata sunt. Haec namque<text:line-break/>primum curationem postulant., quae dolorem sedet et quod<text:line-break/>, lu pus commutatur maturet. Deinde vero quum fuppu-</text:span></text:span></text:p>
      <text:p text:style-name="P1"><text:span text:style-name="Default_20_Paragraph_20_Font"><text:span text:style-name="T1">raverint apertionem qua excludantur. - Tum deinceps si<text:line-break/>quid inflammationis partibus excretum humorem conti-<text:line-break/>nentibus supersit, id eximatur et postea, ut protuli, et<text:line-break/>siccare et carnem procreare decet, moxque ita congluti-<text:line-break/>.nare, ipfo sinu solo relicto nulloque pravo affectu ipsi<text:line-break/>juncto. Neque enim phlegmone neque fo</text:span></text:span><text:span text:style-name="Default_20_Paragraph_20_Font"><text:span text:style-name="T5">e</text:span></text:span><text:span text:style-name="Default_20_Paragraph_20_Font"><text:span text:style-name="T1">des necne hu-<text:line-break/>mor superfluus adest neque carnium penuria. Ergo nihil<text:line-break/>mirum est, si consules in iis quae abscesserint contraria<text:line-break/>moliri. Nam quicunque non oscllanter in artis operibus<text:line-break/>versatus est; novit in iis qui maturuisse queunt abscessibus<text:line-break/>damnosum esse, nihil quidquam humoris purulenti noxium</text:span></text:span></text:p>
      <text:p text:style-name="P6"><text:span text:style-name="Default_20_Paragraph_20_Font"><text:span text:style-name="T1">excerni. Etenim satius et . expeditius est intus ipsi ma-<text:line-break/>nenti prodesse reliquum, neque omnino deligationem morbi<text:line-break/>ratione pars affecta postulat. Ad id enim adhibetur de-<text:line-break/>ligatio, non quod ipsa curare queat, fed ut curantibus<text:line-break/>inserviat. - Differt ergo abscessuum curatio a cunctis sinuum<text:line-break/>curationibus. Nam in illis quidem abscessibus confert,<text:line-break/>quoad maturaverint nihil humoris excerni; in his vero<text:line-break/>sinibus exoretis omnibus nihil intus relinqui. Praeterea<text:line-break/>his in abscessibus nullo prorsus osculo opus esse; in sini-<text:line-break/>bus vero osculum idque apertum existere et quae abice-<text:line-break/>dunt, haec cataplasmatis tum .humectantibus tum calefis-<text:line-break/>cientibus maturari; sinus vero vehementer siccantibus et<text:line-break/>purgantibus puros et siccos reddi. Ad haec sinus praedicti<text:line-break/>deligatione curandi </text:span></text:span><text:span text:style-name="Default_20_Paragraph_20_Font"><text:span text:style-name="T5">t</text:span></text:span><text:span text:style-name="Default_20_Paragraph_20_Font"><text:span text:style-name="T1">uus; at abscessus non alias curantibus<text:line-break/>inservientem </text:span></text:span><text:span text:style-name="Default_20_Paragraph_20_Font"><text:span text:style-name="T5">t</text:span></text:span><text:span text:style-name="Default_20_Paragraph_20_Font"><text:span text:style-name="T1">usi iis deligationem promovemus. Asclepia-<text:line-break/>des autem quum haec verba in quibus contraria absoesse-<text:line-break/>riut explicat, de deligatione universam intelligentiam esse<text:line-break/>vult. Quod si in figura devincias, in qua neque coarcta-</text:span></text:span></text:p>
      <text:p text:style-name="P6"><text:span text:style-name="Default_20_Paragraph_20_Font"><text:span text:style-name="T1">tio neque decessio fuerit, hoc totum fecundum naturam<text:line-break/>est. ln quibus vero deligatio decesserit, in his contraria<text:line-break/>effice, hoc est in cdntraria figura deligationem construe.<text:line-break/>Atque sic ad verbum scribit: quaecunque in figura , fascia<text:line-break/>figurae partis impositae decesserit, contraria huic figurae<text:line-break/>deligationem adstrue. Exemplo , quum exporrecto cubito<text:line-break/>brachium devinctum sit, fascia non commoretur, fed abs-<text:line-break/>cedat, contrariam porrectioui figuram exstrue. Alioqui,<text:line-break/>hoc est inflexo cubito ipfum rursus devincto. Quoniam<text:line-break/>vero secundum naturam porrecta figura cruribus est, etiamsi<text:line-break/>inflexis cruribus devinctis ipfa porrigere jusserit, quum<text:line-break/>musculi alios in locos emigrent, fascia tamen ab illis abf-<text:line-break/>cedet, a quibus musculi recesserunt, quum contrariam<text:line-break/>inflexo cruri figuram feceris, quandoquidem, hoc est quum<text:line-break/>crura porrexeris, de vincienda funt. Qu</text:span></text:span><text:span text:style-name="Default_20_Paragraph_20_Font"><text:span text:style-name="T5">o</text:span></text:span><text:span text:style-name="Default_20_Paragraph_20_Font"><text:span text:style-name="T1">d opus et in<text:line-break/>figura collocandum ac immemorandum esu Atque haec<text:line-break/>ex textu Asclepiadis prodita sunt. Jam vero mihi ad al-<text:line-break/>terum textum emigrandi datur oratio.</text:span></text:span></text:p>
      <text:h text:style-name="P32" text:outline-level="2"><text:bookmark-start text:name="bookmark20"/><text:span text:style-name="Default_20_Paragraph_20_Font">XXX.</text:span><text:bookmark-end text:name="bookmark20"/></text:h>
      <text:p text:style-name="P4"><text:span text:style-name="Default_20_Paragraph_20_Font"><text:span text:style-name="T1">At i</text:span></text:span><text:span text:style-name="Default_20_Paragraph_20_Font"><text:span text:style-name="T5">n qu</text:span></text:span><text:span text:style-name="Default_20_Paragraph_20_Font"><text:span text:style-name="T1">i</text:span></text:span><text:span text:style-name="Default_20_Paragraph_20_Font"><text:span text:style-name="T5">bus expasse con</text:span></text:span><text:span text:style-name="Default_20_Paragraph_20_Font"><text:span text:style-name="T1">t</text:span></text:span><text:span text:style-name="Default_20_Paragraph_20_Font"><text:span text:style-name="T5">rahere oportet</text:span></text:span><text:span text:style-name="Default_20_Paragraph_20_Font"><text:span text:style-name="T1">, i</text:span></text:span><text:span text:style-name="Default_20_Paragraph_20_Font"><text:span text:style-name="T5">n ce</text:span></text:span><text:span text:style-name="Default_20_Paragraph_20_Font"><text:span text:style-name="T1">t</text:span></text:span><text:span text:style-name="Default_20_Paragraph_20_Font"><text:span text:style-name="T5">er</text:span></text:span><text:span text:style-name="Default_20_Paragraph_20_Font"><text:span text:style-name="T1">i</text:span></text:span><text:span text:style-name="Default_20_Paragraph_20_Font"><text:span text:style-name="T5">s quidem<text:line-break/>eodem</text:span></text:span><text:span text:style-name="Default_20_Paragraph_20_Font"><text:span text:style-name="T1"> m</text:span></text:span><text:span text:style-name="Default_20_Paragraph_20_Font"><text:span text:style-name="T5">odo. </text:span></text:span><text:span text:style-name="Default_20_Paragraph_20_Font"><text:span text:style-name="T1">.E</text:span></text:span><text:span text:style-name="Default_20_Paragraph_20_Font"><text:span text:style-name="T5">x</text:span></text:span><text:span text:style-name="Default_20_Paragraph_20_Font"><text:span text:style-name="T1"> l</text:span></text:span><text:span text:style-name="Default_20_Paragraph_20_Font"><text:span text:style-name="T5">ongo vero quodam in</text:span></text:span><text:span text:style-name="Default_20_Paragraph_20_Font"><text:span text:style-name="T1">t</text:span></text:span><text:span text:style-name="Default_20_Paragraph_20_Font"><text:span text:style-name="T5">ervallo c</text:span></text:span><text:span text:style-name="Default_20_Paragraph_20_Font"><text:span text:style-name="T1">o</text:span></text:span><text:span text:style-name="Default_20_Paragraph_20_Font"><text:span text:style-name="T5">ntra-<text:line-break/>etio et ex acce</text:span></text:span><text:span text:style-name="Default_20_Paragraph_20_Font"><text:span text:style-name="T1">n</text:span></text:span><text:span text:style-name="Default_20_Paragraph_20_Font"><text:span text:style-name="T5">su duc</text:span></text:span><text:span text:style-name="Default_20_Paragraph_20_Font"><text:span text:style-name="T1">t</text:span></text:span><text:span text:style-name="Default_20_Paragraph_20_Font"><text:span text:style-name="T5">o c</text:span></text:span><text:span text:style-name="Default_20_Paragraph_20_Font"><text:span text:style-name="T1">o</text:span></text:span><text:span text:style-name="Default_20_Paragraph_20_Font"><text:span text:style-name="T5">mprejsio fac</text:span></text:span><text:span text:style-name="Default_20_Paragraph_20_Font"><text:span text:style-name="T1">i</text:span></text:span><text:span text:style-name="Default_20_Paragraph_20_Font"><text:span text:style-name="T5">enda , p</text:span></text:span><text:span text:style-name="Default_20_Paragraph_20_Font"><text:span text:style-name="T1">rimo<text:line-break/></text:span></text:span><text:span text:style-name="Default_20_Paragraph_20_Font"><text:span text:style-name="T5">m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i</text:span></text:span><text:span text:style-name="Default_20_Paragraph_20_Font"><text:span text:style-name="T5">mum , postea magis. </text:span></text:span><text:span text:style-name="Default_20_Paragraph_20_Font"><text:span text:style-name="T1">T</text:span></text:span><text:span text:style-name="Default_20_Paragraph_20_Font"><text:span text:style-name="T5">erminus opera</text:span></text:span><text:span text:style-name="Default_20_Paragraph_20_Font"><text:span text:style-name="T1">t</text:span></text:span><text:span text:style-name="Default_20_Paragraph_20_Font"><text:span text:style-name="T5">ionis mu</text:span></text:span><text:span text:style-name="Default_20_Paragraph_20_Font"><text:span text:style-name="T1">t</text:span></text:span><text:span text:style-name="Default_20_Paragraph_20_Font"><text:span text:style-name="T5">uus<text:line-break/>pot</text:span></text:span><text:span text:style-name="Default_20_Paragraph_20_Font"><text:span text:style-name="T1">i/</text:span></text:span><text:span text:style-name="Default_20_Paragraph_20_Font"><text:span text:style-name="T5">stmum con</text:span></text:span><text:span text:style-name="Default_20_Paragraph_20_Font"><text:span text:style-name="T1">t</text:span></text:span><text:span text:style-name="Default_20_Paragraph_20_Font"><text:span text:style-name="T5">ac</text:span></text:span><text:span text:style-name="Default_20_Paragraph_20_Font"><text:span text:style-name="T1">t</text:span></text:span><text:span text:style-name="Default_20_Paragraph_20_Font"><text:span text:style-name="T5">us. ,</text:span></text:span></text:p>
      <text:p text:style-name="P1"><text:span text:style-name="Default_20_Paragraph_20_Font"><text:span text:style-name="T1">Quae pronunciavit Hippocrates tum eorum summaria<text:line-break/>consulto recordemur, quod orationi occurrant, cujus est<text:line-break/>exordium: delibatio quidem causa est, ut quae abfcesse-<text:line-break/>runt adducantur, tum eorum quae hactenus ab ipfio pro-<text:line-break/>lata esse sumus memores. Sic enim subaudiemus tum quod<text:line-break/>propositae orationi deesse videtur tum ut eo addito haecce<text:line-break/>sententia eliciatur- at in quibus expassa contrahere opor-<text:line-break/>teat, in ceteris eadem agemus. Ex longo intervallo ac-<text:line-break/>cessum promovebimus, et quae cetera hujusmodi protulit. .<text:line-break/>At expassa ab ipfo pronunciari intelligendum est , quae<text:line-break/>quum ulterius quam deceat ab invicem discedant, utroque</text:span></text:span></text:p>
      <text:p text:style-name="P6"><text:span text:style-name="Default_20_Paragraph_20_Font"><text:span text:style-name="T1">labro etiam separata funi., quod in vulneribus fleri con-<text:line-break/>spicitur, vehementer interdum oborta inflammatione. Quum<text:line-break/>enim carnis divisio magnam </text:span></text:span><text:span text:style-name="Default_20_Paragraph_20_Font"><text:span text:style-name="T5">i</text:span></text:span><text:span text:style-name="Default_20_Paragraph_20_Font"><text:span text:style-name="T1">ubeat altitudinem inciso trans—<text:line-break/>verso musculo; deinde neque conglutinatio neque unio<text:line-break/>producta sit, fixi ingens succedat phlegmone,. qua ten</text:span></text:span><text:span text:style-name="Default_20_Paragraph_20_Font"><text:span text:style-name="T5">t</text:span></text:span><text:span text:style-name="Default_20_Paragraph_20_Font"><text:span text:style-name="T1">a<text:line-break/>cutis utrimque continuum id labrum attrahat, ab utraque<text:line-break/>parte expassa dabitur. Talem vero ideam sortiuntur labra<text:line-break/>inflammata et palpebrae et praeputium atque etiam capi-<text:line-break/>tis cutis, quum a quibusdam .laesa ad terebrationem op-<text:line-break/>portu</text:span></text:span><text:span text:style-name="Default_20_Paragraph_20_Font"><text:span text:style-name="T5">n</text:span></text:span><text:span text:style-name="Default_20_Paragraph_20_Font"><text:span text:style-name="T1">e accedit phlegmone expassorum formam repraefen-<text:line-break/>tant. Idque plerumque accidit potissimum, si cute lae</text:span></text:span><text:span text:style-name="Default_20_Paragraph_20_Font"><text:span text:style-name="T5">t</text:span></text:span><text:span text:style-name="Default_20_Paragraph_20_Font"><text:span text:style-name="T1">a<text:line-break/>spatium quod in medio est linamentis impleamus. Ita<text:line-break/>vero et in transversa musculorum tectione, quum ad pro-<text:line-break/>fundum usque procedit, interdum rem agimus aut ob san-<text:line-break/>guinis eruptionem linteis concerptis inditis quae linamenta<text:line-break/>nominamus aut quod cutim coalescere quidem metuamus<text:line-break/>- .aut contractas musculi partes utrimque non conglutinari.</text:span></text:span></text:p>
      <text:p text:style-name="Normal"><text:span text:style-name="Default_20_Paragraph_20_Font"><text:span text:style-name="T1">Hujusmodi Iane affectus omnes aliam curationem postu-</text:span></text:span></text:p>
      <text:p text:style-name="P2"><text:span text:style-name="Default_20_Paragraph_20_Font"><text:span text:style-name="T1">lant quae phlegmonae medeatur. Verum nunc ipsi propo-<text:line-break/>situm non est universas morborum curationes scriptis pro-<text:line-break/>dere, fed eam quae proprie chirurgia vocatur. Expasso-<text:line-break/>rum igitur delibatio non alia, fed madent quae abfceden-<text:line-break/>tium esu Nam a fanis partibus exorditur et paulatim ad<text:line-break/>cutem venit manifesto laborantem ulcere. Sed in eo dif-<text:line-break/>sident, quod in expassis longiori principio quam in abf-<text:line-break/>cedentibus exordiatur, quodque compressionem ad expassas<text:line-break/>usque partes intendat. Ergo in sinibus -deligationem ab<text:line-break/>eorum fundo incepisse et quae in expassis struitur, ipfam<text:line-break/>. ab iis tanquam radice principium </text:span></text:span><text:span text:style-name="Default_20_Paragraph_20_Font"><text:span text:style-name="T5">t</text:span></text:span><text:span text:style-name="Default_20_Paragraph_20_Font"><text:span text:style-name="T1">ume</text:span></text:span><text:span text:style-name="Default_20_Paragraph_20_Font"><text:span text:style-name="T5">r</text:span></text:span><text:span text:style-name="Default_20_Paragraph_20_Font"><text:span text:style-name="T1">e consentaneum</text:span></text:span></text:p>
      <text:p text:style-name="Normal"><text:span text:style-name="Default_20_Paragraph_20_Font"><text:span text:style-name="T1">esu Verum procul ab humidis partibus cutim ad ulcus<text:line-break/>paulatim adducere nec in ulceribus deligationem contra-<text:line-break/>here, </text:span></text:span><text:span text:style-name="Default_20_Paragraph_20_Font"><text:span text:style-name="T5">t</text:span></text:span><text:span text:style-name="Default_20_Paragraph_20_Font"><text:span text:style-name="T1">ed sensim intendere primam circumvolutiouem et<text:line-break/>cutis circuitione compressionem efficere. Postea vero </text:span></text:span><text:span text:style-name="Default_20_Paragraph_20_Font"><text:span text:style-name="T5">ma-<text:line-break/>gi</text:span></text:span><text:span text:style-name="Default_20_Paragraph_20_Font"><text:span text:style-name="T1">s vocabulum nonnulli de una operatione explicant, non-<text:line-break/>nulli vero de pluribus. De una quidem operatione , si<text:line-break/>primum vocabulum accipiamus, deligationis principium</text:span></text:span></text:p>
      <text:p text:style-name="P2"><text:span text:style-name="Default_20_Paragraph_20_Font"><text:span text:style-name="T1">significabitur, si vero de pluribus, primam deligationem<text:line-break/>universam primum vocabulum declarabit. Sed utrumque<text:line-break/>verum est, alias in aliis affectibus non genere fed magni-<text:line-break/>tudine discrepantibus. Leniorem siquidem labrorum ever-<text:line-break/>sionem etiam unica deligatione ad eum qui fecundum<text:line-break/>naturam est statum ducere contendimus; vehementiorem<text:line-break/>vero non prima deligatione coercemus. Tunc enim tem-<text:line-break/>poris inflammationis curationem praecedere oportet, non<text:line-break/>expassarum partium instaurationem, . In orationis autem fine<text:line-break/>eam ob rem addidit, terminus potissimum contractus. Quan-<text:line-break/>doquidem medicus quae inter fe compacta sunt ea magis in<text:line-break/>unum cogere potest quam ut fe solum contingant. Sed ita<text:line-break/>. mutuo coacta colliduntur, dolorem concitant et inflamma-<text:line-break/>tionem augent. Ergo expassa inter fe, quoad fe contingant,<text:line-break/>adducenda sunt, sed non ultra id. At haec oratio duobus<text:line-break/>modis scribitur, In quibusdam codicibus terminus maxime,<text:line-break/>hancque scripturam agnovit Asclepiades; in aliis vero ter-</text:span></text:span></text:p>
      <text:p text:style-name="P6"><text:span text:style-name="Default_20_Paragraph_20_Font"><text:span text:style-name="T1">minus maxime contactus et per maxime scriptura quemad-<text:line-break/>modum potior est, ita et vetustior.</text:span></text:span></text:p>
      <text:h text:style-name="Heading_20_2" text:outline-level="2"><text:span text:style-name="Default_20_Paragraph_20_Font">XXXI.</text:span></text:h>
      <text:p text:style-name="P4"><text:span text:style-name="Default_20_Paragraph_20_Font"><text:span text:style-name="T5">Qu</text:span></text:span><text:span text:style-name="Default_20_Paragraph_20_Font"><text:span text:style-name="T1">o</text:span></text:span><text:span text:style-name="Default_20_Paragraph_20_Font"><text:span text:style-name="T5">ru</text:span></text:span><text:span text:style-name="Default_20_Paragraph_20_Font"><text:span text:style-name="T1">m </text:span></text:span><text:span text:style-name="Default_20_Paragraph_20_Font"><text:span text:style-name="T5">con</text:span></text:span><text:span text:style-name="Default_20_Paragraph_20_Font"><text:span text:style-name="T1">t</text:span></text:span><text:span text:style-name="Default_20_Paragraph_20_Font"><text:span text:style-name="T5">racta d</text:span></text:span><text:span text:style-name="Default_20_Paragraph_20_Font"><text:span text:style-name="T1">i</text:span></text:span><text:span text:style-name="Default_20_Paragraph_20_Font"><text:span text:style-name="T5">ducenda sunt cum insia</text:span></text:span><text:span text:style-name="Default_20_Paragraph_20_Font"><text:span text:style-name="T1">m</text:span></text:span><text:span text:style-name="Default_20_Paragraph_20_Font"><text:span text:style-name="T5">matione c</text:span></text:span><text:span text:style-name="Default_20_Paragraph_20_Font"><text:span text:style-name="T1">o</text:span></text:span><text:span text:style-name="Default_20_Paragraph_20_Font"><text:span text:style-name="T5">n-<text:line-break/>traria ra</text:span></text:span><text:span text:style-name="Default_20_Paragraph_20_Font"><text:span text:style-name="T1">ti</text:span></text:span><text:span text:style-name="Default_20_Paragraph_20_Font"><text:span text:style-name="T5">one, ci</text:span></text:span><text:span text:style-name="Default_20_Paragraph_20_Font"><text:span text:style-name="T1">t</text:span></text:span><text:span text:style-name="Default_20_Paragraph_20_Font"><text:span text:style-name="T5">ra hanc eodem appara</text:span></text:span><text:span text:style-name="Default_20_Paragraph_20_Font"><text:span text:style-name="T1">t</text:span></text:span><text:span text:style-name="Default_20_Paragraph_20_Font"><text:span text:style-name="T5">u et con</text:span></text:span><text:span text:style-name="Default_20_Paragraph_20_Font"><text:span text:style-name="T1">t</text:span></text:span><text:span text:style-name="Default_20_Paragraph_20_Font"><text:span text:style-name="T5">raria<text:line-break/>del</text:span></text:span><text:span text:style-name="Default_20_Paragraph_20_Font"><text:span text:style-name="T1">i</text:span></text:span><text:span text:style-name="Default_20_Paragraph_20_Font"><text:span text:style-name="T5">gat</text:span></text:span><text:span text:style-name="Default_20_Paragraph_20_Font"><text:span text:style-name="T1">i</text:span></text:span><text:span text:style-name="Default_20_Paragraph_20_Font"><text:span text:style-name="T5">one utendum esi.</text:span></text:span></text:p>
      <text:p text:style-name="P1"><text:span text:style-name="Default_20_Paragraph_20_Font"><text:span text:style-name="T1">Contracta expassis contraria ratione statuuntur. Ex-<text:line-break/>passorum siquidem labra. plurimum inter fe in contrarias<text:line-break/>fedes recedunt, ita ut alterum in dextram decedat, </text:span></text:span><text:span text:style-name="Default_20_Paragraph_20_Font"><text:span text:style-name="T5">s</text:span></text:span><text:span text:style-name="Default_20_Paragraph_20_Font"><text:span text:style-name="T1">eli-<text:line-break/>quum in sinistram regionem demigret. His autem veris<text:line-break/>vice contracta inter </text:span></text:span><text:span text:style-name="Default_20_Paragraph_20_Font"><text:span text:style-name="T5">t</text:span></text:span><text:span text:style-name="Default_20_Paragraph_20_Font"><text:span text:style-name="T1">e congrediuntur, ut vel alterum al-<text:line-break/>teri incumbat vel siclum alterutrum quodammodo duplice—<text:line-break/>tur .vel ut quae- involuta sunt implicentur. Et accidit<text:line-break/>interdum ob inflammationem etiam id fieri contrario affe-<text:line-break/>etui- consimile, in nuo partus expulsorum ah invicem di-</text:span></text:span></text:p>
      <text:p text:style-name="P2"><text:span text:style-name="Default_20_Paragraph_20_Font"><text:span text:style-name="T1">ductae plurimum in contrarias sedes recedunt. Nihil mi-<text:line-break/>rum est inflammationem ut contrarium affectum horum<text:line-break/>aut similium accidentium procreationem esse: Non enim<text:line-break/>in partibus vehementer inflammatis . ambo evenire confue-<text:line-break/>verunt et expassa et contracta esse corpora. In oculis<text:line-break/>enim externarum palpebrarum cutis vehementi obsidetur<text:line-break/>inflammatione, </text:span></text:span><text:span text:style-name="Default_20_Paragraph_20_Font"><text:span text:style-name="T5">c</text:span></text:span><text:span text:style-name="Default_20_Paragraph_20_Font"><text:span text:style-name="T1">oque excessu-, .ut proximum siparium oc-<text:line-break/>cupare queat, palpebrae eversionem ob inflammationem<text:line-break/>edi manifeste conspicitur. Quum autem mediocriter in-<text:line-break/>flammatione quidem afficitur cutis, si vehementer interior<text:line-break/>tunica ad iridem usque porrecta relinquitur, tunc concidit<text:line-break/>introrsum palpebra, Quumque ambabus palpebris hic afi-<text:line-break/>fectus accidit, praeclusio sieu plumosis appellatur morbus,<text:line-break/>. quum ita laborans oculum aperire nequiret. Hoc ip</text:span></text:span><text:span text:style-name="Default_20_Paragraph_20_Font"><text:span text:style-name="T5">t</text:span></text:span><text:span text:style-name="Default_20_Paragraph_20_Font"><text:span text:style-name="T1">um<text:line-break/>genus morbi nonnunquam labra, praeputium et sedem<text:line-break/>obsidet, eorumque eadem causa esu Quum enim exter-<text:line-break/>nae eorum partus vehementi inflammatione laborant, ever-<text:line-break/>tunturi Eaedem quoque affectiones pudendis muliebribus</text:span></text:span></text:p>
      <text:p text:style-name="P2"><text:span text:style-name="Default_20_Paragraph_20_Font"><text:span text:style-name="T1">accidunt. His par et vulneribus et omnibus quomodo-<text:line-break/>cuuque ulceratus oboriri contingit. Externis siquidem par—<text:line-break/>tihus inflammatis ulcerum labra evertuntur, in .interiorem<text:line-break/>regionem recidentia, atque tunc ipsis labra tabescere, ex-<text:line-break/>tenuari ac flaccescere necessum est. Ad quos haec oratio?<text:line-break/>Nonne vera est? Quomodo namque^ aliter fieret, nffiquis<text:line-break/>supponat labra in interiorem regionem prompte deferri?.<text:line-break/>At ip sarum partium interiorum inopia ob atrophiam tabi-<text:line-break/>dam per chirurgiam </text:span></text:span><text:span text:style-name="Default_20_Paragraph_20_Font"><text:span text:style-name="T5">t</text:span></text:span><text:span text:style-name="Default_20_Paragraph_20_Font"><text:span text:style-name="T1">unic</text:span></text:span><text:span text:style-name="Default_20_Paragraph_20_Font"><text:span text:style-name="T5">a</text:span></text:span><text:span text:style-name="Default_20_Paragraph_20_Font"><text:span text:style-name="T1">tus carnes plus </text:span></text:span><text:span text:style-name="Default_20_Paragraph_20_Font"><text:span text:style-name="T5">t</text:span></text:span><text:span text:style-name="Default_20_Paragraph_20_Font"><text:span text:style-name="T1">aris excidenda</text:span></text:span><text:span text:style-name="Default_20_Paragraph_20_Font"><text:span text:style-name="T5">e<text:line-break/></text:span></text:span><text:span text:style-name="Default_20_Paragraph_20_Font"><text:span text:style-name="T1">et putredinem eas partes corrumpentem accidit. Ergo<text:line-break/>hujusmodi affectibus deligatio decenter constructa prodest,<text:line-break/>quos tamen ob inflammationem per </text:span></text:span><text:span text:style-name="Default_20_Paragraph_20_Font"><text:span text:style-name="T5">t</text:span></text:span><text:span text:style-name="Default_20_Paragraph_20_Font"><text:span text:style-name="T1">e </text:span></text:span><text:span text:style-name="Default_20_Paragraph_20_Font"><text:span text:style-name="T5">n</text:span></text:span><text:span text:style-name="Default_20_Paragraph_20_Font"><text:span text:style-name="T1">on solum non<text:line-break/>juvat, verum etiam onerando laedit. Sed quia medica-<text:line-break/>- mentis inflammationi medentibus subservit, propterea ne-<text:line-break/>cessaria proditur. Quamobrem pronunciavit Hippocrates<text:line-break/>contractas partes cum inflammatione diducere juvat, nobis<text:line-break/>contraria facientibus, .quod est deligationem vitantibus.<text:line-break/>Quoniam non nisi propter magnam </text:span></text:span><text:span text:style-name="Default_20_Paragraph_20_Font"><text:span text:style-name="T5">n</text:span></text:span><text:span text:style-name="Default_20_Paragraph_20_Font"><text:span text:style-name="T1">ecessitatem ad topica</text:span></text:span></text:p>
      <text:p text:style-name="P6"><text:span text:style-name="Default_20_Paragraph_20_Font"><text:span text:style-name="T1">quaedam inflammatis partibus superiniecta, ut a quibus<text:line-break/>speramus haec ci tr a deligationem immorari posse, nullo<text:line-break/>modo fasciam ut aliquod super propositum tunicam con-<text:line-break/>tingat, iniicimus, ipfam ex tenuissimis et levissimis linteis<text:line-break/>construimus et circuitibus quantum fieri potest paucissimis<text:line-break/>ver etiam unico sule utimur. Id ipsum autem multus<text:line-break/>medicos latuit, qui externis partibus inflammatis, qua<text:line-break/>tumor esset, super cataplasmata crassa imposuerunt, duros<text:line-break/>et graves panniculos, multas lanas et fasciarum multitu-<text:line-break/>dinem, quae per su omnia maxime sunt adversis in infla</text:span></text:span><text:span text:style-name="Default_20_Paragraph_20_Font"><text:span text:style-name="T5">t</text:span></text:span><text:span text:style-name="Default_20_Paragraph_20_Font"><text:span text:style-name="T1">u-<text:line-break/>mationibus quae ah onerantibus oblaeduntur. . Jam vero<text:line-break/>contracta si citra inflammationem sint , in iis fasciarum<text:line-break/>praeparationem eandem aut priorem esse imperat; deliga-<text:line-break/>tionem vero expassorum deligationi contrariam. Hanc si-<text:line-break/>quidem ducto fasciarum procul ab fanis partibus principio<text:line-break/>reducta vero circuitu ad expassas partes fascia et adaucta<text:line-break/>paulatim compressione construximus. Illam contractarum<text:line-break/>partium deligationem ab affectu loco lucipientes et cir-</text:span></text:span></text:p>
      <text:p text:style-name="P5"><text:span text:style-name="Default_20_Paragraph_20_Font"><text:span text:style-name="T3">- </text:span></text:span><text:span text:style-name="Default_20_Paragraph_20_Font"><text:span text:style-name="T1">cumagimus et ad eam quae juxta locum est cutim redu-<text:line-break/>cimus. Addendum hic quod ab Hippocrate praetermissum<text:line-break/>esu Non enim universam eorum quos memorat affectuum<text:line-break/>curationem scribere constituit, sed sola manu operantem.<text:line-break/>Ego vero ut integra sit oratio residuum asidam. Quum<text:line-break/>quid horum quae contracta sunt diduxerimus, subjectum<text:line-break/>locum in quem labra. deciderunt implere linamentis opor-<text:line-break/>tet vel decenti medicamen lo, quousque circumstanti cuti<text:line-break/>aequata sint contracta corpora , moxque dietam deligatio-<text:line-break/>nem construere.</text:span></text:span></text:p>
      <text:h text:style-name="P29" text:outline-level="1"><text:bookmark-start text:name="bookmark22"/><text:span text:style-name="Default_20_Paragraph_20_Font"><text:span text:style-name="T1">HIPPOCRATIS DE /MEDICI OFFI-<text:line-break/>CINA LIBER ET </text:span></text:span><text:span text:style-name="Default_20_Paragraph_20_Font"><text:span text:style-name="T5">C</text:span></text:span><text:span text:style-name="Default_20_Paragraph_20_Font"><text:span text:style-name="T1">ALENI IN EUM<text:line-break/>COMMENTARIUS HI.</text:span></text:span><text:bookmark-end text:name="bookmark22"/></text:h>
      <text:h text:style-name="Heading_20_2" text:outline-level="2"><text:span text:style-name="Default_20_Paragraph_20_Font">su I.</text:span></text:h>
      <text:p text:style-name="P4"><text:span text:style-name="Default_20_Paragraph_20_Font"><text:span text:style-name="T1">I </text:span></text:span><text:span text:style-name="Default_20_Paragraph_20_Font"><text:span text:style-name="T5">erverfa dir</text:span></text:span><text:span text:style-name="Default_20_Paragraph_20_Font"><text:span text:style-name="T1">i</text:span></text:span><text:span text:style-name="Default_20_Paragraph_20_Font"><text:span text:style-name="T5">genda sunt, cetera iisdem modi</text:span></text:span><text:span text:style-name="Default_20_Paragraph_20_Font"><text:span text:style-name="T1">s. </text:span></text:span><text:span text:style-name="Default_20_Paragraph_20_Font"><text:span text:style-name="T5">Quae de-<text:line-break/>cesterunt, ea subligati</text:span></text:span><text:span text:style-name="Default_20_Paragraph_20_Font"><text:span text:style-name="T1">o</text:span></text:span><text:span text:style-name="Default_20_Paragraph_20_Font"><text:span text:style-name="T5">ne, agglu</text:span></text:span><text:span text:style-name="Default_20_Paragraph_20_Font"><text:span text:style-name="T1">ti</text:span></text:span><text:span text:style-name="Default_20_Paragraph_20_Font"><text:span text:style-name="T5">nat</text:span></text:span><text:span text:style-name="Default_20_Paragraph_20_Font"><text:span text:style-name="T1">io</text:span></text:span><text:span text:style-name="Default_20_Paragraph_20_Font"><text:span text:style-name="T5">ne , suspensione<text:line-break/>adducenda. Contrar</text:span></text:span><text:span text:style-name="Default_20_Paragraph_20_Font"><text:span text:style-name="T1">i</text:span></text:span><text:span text:style-name="Default_20_Paragraph_20_Font"><text:span text:style-name="T5">a contrar</text:span></text:span><text:span text:style-name="Default_20_Paragraph_20_Font"><text:span text:style-name="T1">i</text:span></text:span><text:span text:style-name="Default_20_Paragraph_20_Font"><text:span text:style-name="T5">o mod</text:span></text:span><text:span text:style-name="Default_20_Paragraph_20_Font"><text:span text:style-name="T1">o.</text:span></text:span></text:p>
      <text:p text:style-name="Normal"><text:span text:style-name="Default_20_Paragraph_20_Font"><text:span text:style-name="T1">Perversiones oboriuntur, quum quid interdum e pro-<text:line-break/>pria fede in externas corporis partes secedit; interdum</text:span></text:span></text:p>
      <text:p text:style-name="P6"><text:span text:style-name="Default_20_Paragraph_20_Font"><text:span text:style-name="T1">vero quum in aliquod corporis spatium interius illabitur,<text:line-break/>quemadmodum in nasi,. Siquidem in exteriorem regio-<text:line-break/>nem aut ossium ipsius aut alarum pars secedat, ab exto-<text:line-break/>orsuri parte fit perversio; si vero in interiorem meatum<text:line-break/>procedat, in hunc na</text:span></text:span><text:span text:style-name="Default_20_Paragraph_20_Font"><text:span text:style-name="T5">t</text:span></text:span><text:span text:style-name="Default_20_Paragraph_20_Font"><text:span text:style-name="T1">us distorquetur. Palam est his in<text:line-break/>omnibus communem curationis scopum auxilia iudicatu-<text:line-break/>rutu. ^At communis fuit </text:span></text:span><text:span text:style-name="Default_20_Paragraph_20_Font"><text:span text:style-name="T5">t</text:span></text:span><text:span text:style-name="Default_20_Paragraph_20_Font"><text:span text:style-name="T1">ropus omnibus contraria con-<text:line-break/>tra</text:span></text:span><text:span text:style-name="Default_20_Paragraph_20_Font"><text:span text:style-name="T5">ct</text:span></text:span><text:span text:style-name="Default_20_Paragraph_20_Font"><text:span text:style-name="T1">orum esse remedia. Quapropter nunc etiam quae de-<text:line-break/>cesserunt, tum per alia praesidia, de quibus disserere<text:line-break/>propositum non est, tum praecipue per fascias adducenda<text:line-break/>sunt. lpse vero docuit fasciarum injiciendarunr locos ad<text:line-break/>haec utiles. Deligationem quidem, ut etiam antea fcri-</text:span></text:span><text:span text:style-name="Default_20_Paragraph_20_Font"><text:span text:style-name="T5">c<text:line-break/></text:span></text:span><text:span text:style-name="Default_20_Paragraph_20_Font"><text:span text:style-name="T1">psit, et ad. ea quae abscesserunt et quae expassa et quae<text:line-break/>contracta sunt, utilem; agglutinationem vero, ut in libro<text:line-break/>de articulis, ad na</text:span></text:span><text:span text:style-name="Default_20_Paragraph_20_Font"><text:span text:style-name="T5">t</text:span></text:span><text:span text:style-name="Default_20_Paragraph_20_Font"><text:span text:style-name="T1">um et maxillam; suspensionem autem,<text:line-break/>ut in libro de fracturis, ubi protulit: nam suos utrum-<text:line-break/>que aut inferius susum fractum sit, devinctus vero mi telia<text:line-break/>quadam manum exceptam ac appensam habeat et amplis-</text:span></text:span></text:p>
      <text:p text:style-name="P2"><text:span text:style-name="Default_20_Paragraph_20_Font"><text:span text:style-name="T1">sima fasciae pars fracturam contineat; huic vero et inde<text:line-break/>manus suspensa sit ; huic necesse est comperiri os alterum<text:line-break/>ad partem superiorem perversum sortienti. Si vero ita<text:line-break/>fractis ossibus summam manum in mitella etiam ad cubiti<text:line-break/>flexum ufque contineat, reliqua vero pars cubiti suspensa -<text:line-break/>, non sit, ipse ad inferiorem partem os perver</text:span></text:span><text:span text:style-name="Default_20_Paragraph_20_Font"><text:span text:style-name="T5">t</text:span></text:span><text:span text:style-name="Default_20_Paragraph_20_Font"><text:span text:style-name="T1">unt habere<text:line-break/>comperietur. Oportet igitur. in mitella molli latitudinem<text:line-break/>- fortita maximam cubiti partem et manus juncturam ae-</text:span></text:span></text:p>
      <text:p text:style-name="Normal"><text:span text:style-name="Default_20_Paragraph_20_Font"><text:span text:style-name="T1">qualiter snfpendi. Haec igitur oratio vitiosam docet sus-<text:line-break/>pensionem quae perversionem efficit et perversorum cura-<text:line-break/>trouem iudicat. . Agedum, alicui deor</text:span></text:span><text:span text:style-name="Default_20_Paragraph_20_Font"><text:span text:style-name="T5">ta</text:span></text:span><text:span text:style-name="Default_20_Paragraph_20_Font"><text:span text:style-name="T1">m cubitus perver-<text:line-break/>fatur, hunc ipsi supposita deortam angusta fascia suspen-<text:line-break/>demus; si vero in superiora perversus fuerit, revocantem<text:line-break/>in inferiora suspensionem promovebimns , qua partes juu-</text:span></text:span></text:p>
      <text:p text:style-name="P4"><text:span text:style-name="Default_20_Paragraph_20_Font"><text:span text:style-name="T1">. cturae et flexurae vicinas mitella complectitur. Quod<text:line-break/>autem interjectum est instabile, quemadmodum etiam si<text:line-break/>carpo .in superiora perversio contigerit, ad inferiora re-<text:line-break/>vocanlem deligationem adducemus; quae cubiti partes com-</text:span></text:span></text:p>
      <text:p text:style-name="P6"><text:span text:style-name="Default_20_Paragraph_20_Font"><text:span text:style-name="T1">plectatur et quod carpo vicinum est extremum instabile<text:line-break/>relinquimus. Ad haec autem et in ea quae ad cubiti fle-<text:line-break/>xum in superiora fit perversione eam quae solum hunc<text:line-break/>instabilem relinquat, suspensionem adducemus quae. eadem<text:line-break/>e loco. perverso deorsum revocet, Verum in paucis multa<text:line-break/>contraham, si quaedam nondum perversa pervertant, ea-<text:line-break/>dem contrario modo perverfa dirigunt. His vero consi-<text:line-break/>mile per tibiam et lemur in universi cruris posituris per-<text:line-break/>vertitur ac dirigitur. Quod enim in manu suspensio , id<text:line-break/>in crure positura efficit p atque suspensionis nomine etiam<text:line-break/>positura subaudienda est. Quod autem in textus fine pro-<text:line-break/>n uncia tum est, contraria contrario modo, id de praedictis<text:line-break/>deligationibus explicari potest: praedictis siquidem affecti-<text:line-break/>bus affore contraria pronunciare ipsum interpretamur,<text:line-break/>quae contrario modo devinciuntur ea instaurari, hoc est<text:line-break/>iis quae praeter naturam directa sunt abscedentibus. Sed<text:line-break/>prius prodita mihi de his dicta funi in libro de medica-<text:line-break/>trina. Prima omnium scripta est oratio de naturalibus</text:span></text:span></text:p>
      <text:p text:style-name="P6"><text:span text:style-name="Default_20_Paragraph_20_Font"><text:span text:style-name="T1">judiciis quibus universi homines et ad artium omnium<text:line-break/>tractationem et ad totius vitae administrationem utuntur;<text:line-break/>necessaria siquidem erant non solum ad ea quae nunc pro-<text:line-break/>ponuntur chirurgiam spectantia, verum etiam ad omnes<text:line-break/>in medicina morborum dignotiones , quas certe notas et<text:line-break/>signa nominant, qui dignoscendi judicla definierunt^ Se-<text:line-break/>cundus deinde commentarius in praecedenti libro scriptus<text:line-break/>est docens^ ex quibus expleatur medicinae pars quae manu<text:line-break/>nudetur. Tertia demum quae de deligatione agit docet,<text:line-break/>qualem esse deligationem oporteat, nobis indicationem tum<text:line-break/>a partis affectae natura tum ab ipsius affectu sumentibus.<text:line-break/>In prae</text:span></text:span><text:span text:style-name="Default_20_Paragraph_20_Font"><text:span text:style-name="T5">t</text:span></text:span><text:span text:style-name="Default_20_Paragraph_20_Font"><text:span text:style-name="T1">enti oratione quae nonis de fracturis enunciata<text:line-break/>est, doctrinam eorum adstruit, quae generali affectui con-<text:line-break/>tinuitatis solutioni fubjaceut. Sic enim ego solitus </text:span></text:span><text:span text:style-name="Default_20_Paragraph_20_Font"><text:span text:style-name="T5">tum<text:line-break/></text:span></text:span><text:span text:style-name="Default_20_Paragraph_20_Font"><text:span text:style-name="T1">hoc morbi genus appellare. Quae vero corpora sic affecta<text:line-break/>funi, abscedentia vocat Hippocrates. Quare et eorum<text:line-break/>affectus abscessus merito nominabitur, fietque una quae-<text:line-break/>da m generis morborum species, quam proprie abscessum</text:span></text:span></text:p>
      <text:p text:style-name="P6"><text:span text:style-name="Default_20_Paragraph_20_Font"><text:span text:style-name="T1">et apostema vocitant. Haec igitur ipsa nu</text:span></text:span><text:span text:style-name="Default_20_Paragraph_20_Font"><text:span text:style-name="T5">n</text:span></text:span><text:span text:style-name="Default_20_Paragraph_20_Font"><text:span text:style-name="T1">c commento-<text:line-break/>rationis. eorum gratia quae superius explicaveram a me<text:line-break/>scriptis prodita sunt, Jam vero deinceps datur exordiendi<text:line-break/>tempus.</text:span></text:span></text:p>
      <text:h text:style-name="Heading_20_2" text:outline-level="2"><text:span text:style-name="Default_20_Paragraph_20_Font">II.</text:span></text:h>
      <text:p text:style-name="P4"><text:span text:style-name="Default_20_Paragraph_20_Font"><text:span text:style-name="T5">.^pleniorum</text:span></text:span><text:span text:style-name="Default_20_Paragraph_20_Font"><text:span text:style-name="T1"> l</text:span></text:span><text:span text:style-name="Default_20_Paragraph_20_Font"><text:span text:style-name="T5">ong</text:span></text:span><text:span text:style-name="Default_20_Paragraph_20_Font"><text:span text:style-name="T1">i</text:span></text:span><text:span text:style-name="Default_20_Paragraph_20_Font"><text:span text:style-name="T5">tud</text:span></text:span><text:span text:style-name="Default_20_Paragraph_20_Font"><text:span text:style-name="T1">i</text:span></text:span><text:span text:style-name="Default_20_Paragraph_20_Font"><text:span text:style-name="T5">nem, la</text:span></text:span><text:span text:style-name="Default_20_Paragraph_20_Font"><text:span text:style-name="T1">ti</text:span></text:span><text:span text:style-name="Default_20_Paragraph_20_Font"><text:span text:style-name="T5">tudinem, cra</text:span></text:span><text:span text:style-name="Default_20_Paragraph_20_Font"><text:span text:style-name="T1">s</text:span></text:span><text:span text:style-name="Default_20_Paragraph_20_Font"><text:span text:style-name="T5">situd</text:span></text:span><text:span text:style-name="Default_20_Paragraph_20_Font"><text:span text:style-name="T1">i</text:span></text:span><text:span text:style-name="Default_20_Paragraph_20_Font"><text:span text:style-name="T5">nem, mul-<text:line-break/>t</text:span></text:span><text:span text:style-name="Default_20_Paragraph_20_Font"><text:span text:style-name="T1">it</text:span></text:span><text:span text:style-name="Default_20_Paragraph_20_Font"><text:span text:style-name="T5">ud</text:span></text:span><text:span text:style-name="Default_20_Paragraph_20_Font"><text:span text:style-name="T1">i</text:span></text:span><text:span text:style-name="Default_20_Paragraph_20_Font"><text:span text:style-name="T5">nem, L</text:span></text:span><text:span text:style-name="Default_20_Paragraph_20_Font"><text:span text:style-name="T1">o</text:span></text:span><text:span text:style-name="Default_20_Paragraph_20_Font"><text:span text:style-name="T5">ng</text:span></text:span><text:span text:style-name="Default_20_Paragraph_20_Font"><text:span text:style-name="T1">i</text:span></text:span><text:span text:style-name="Default_20_Paragraph_20_Font"><text:span text:style-name="T5">tudo, quan</text:span></text:span><text:span text:style-name="Default_20_Paragraph_20_Font"><text:span text:style-name="T1">t</text:span></text:span><text:span text:style-name="Default_20_Paragraph_20_Font"><text:span text:style-name="T5">a est de</text:span></text:span><text:span text:style-name="Default_20_Paragraph_20_Font"><text:span text:style-name="T1">li</text:span></text:span><text:span text:style-name="Default_20_Paragraph_20_Font"><text:span text:style-name="T5">gatio. Lat</text:span></text:span><text:span text:style-name="Default_20_Paragraph_20_Font"><text:span text:style-name="T1">it</text:span></text:span><text:span text:style-name="Default_20_Paragraph_20_Font"><text:span text:style-name="T5">udo<text:line-break/>trium aut quatuor dig</text:span></text:span><text:span text:style-name="Default_20_Paragraph_20_Font"><text:span text:style-name="T1">i</text:span></text:span><text:span text:style-name="Default_20_Paragraph_20_Font"><text:span text:style-name="T5">torum. Cra/st</text:span></text:span><text:span text:style-name="Default_20_Paragraph_20_Font"><text:span text:style-name="T1">t</text:span></text:span><text:span text:style-name="Default_20_Paragraph_20_Font"><text:span text:style-name="T5">udo tripl</text:span></text:span><text:span text:style-name="Default_20_Paragraph_20_Font"><text:span text:style-name="T1">i</text:span></text:span><text:span text:style-name="Default_20_Paragraph_20_Font"><text:span text:style-name="T5">ca aut<text:line-break/>quadrupl</text:span></text:span><text:span text:style-name="Default_20_Paragraph_20_Font"><text:span text:style-name="T1">i</text:span></text:span><text:span text:style-name="Default_20_Paragraph_20_Font"><text:span text:style-name="T5">ca. Mul</text:span></text:span><text:span text:style-name="Default_20_Paragraph_20_Font"><text:span text:style-name="T1">t</text:span></text:span><text:span text:style-name="Default_20_Paragraph_20_Font"><text:span text:style-name="T5">itud</text:span></text:span><text:span text:style-name="Default_20_Paragraph_20_Font"><text:span text:style-name="T1">o </text:span></text:span><text:span text:style-name="Default_20_Paragraph_20_Font"><text:span text:style-name="T5">dum c</text:span></text:span><text:span text:style-name="Default_20_Paragraph_20_Font"><text:span text:style-name="T1">i</text:span></text:span><text:span text:style-name="Default_20_Paragraph_20_Font"><text:span text:style-name="T5">rcumdant - neque exsupe-<text:line-break/>re</text:span></text:span><text:span text:style-name="Default_20_Paragraph_20_Font"><text:span text:style-name="T1">t </text:span></text:span><text:span text:style-name="Default_20_Paragraph_20_Font"><text:span text:style-name="T5">neque destniati</text:span></text:span></text:p>
      <text:p text:style-name="P1"><text:span text:style-name="Default_20_Paragraph_20_Font"><text:span text:style-name="T1">In libro de fracturis qui nunc idem prostat primum<text:line-break/>eorum meminit, quae apposita splenia vocantur, ipfa qui-<text:line-break/>dem jubens^ esse deligationi aequalia longitudine ac per<text:line-break/>illam excipi, ut ipfam fulciant et immobilem retineant.<text:line-break/>Latitudine vero sint trium aut quatuor digitorum hominis<text:line-break/>ejus nimirum qui deligatur, Crassitudine autem aut tri-</text:span></text:span></text:p>
      <text:p text:style-name="P2"><text:span text:style-name="Default_20_Paragraph_20_Font"><text:span text:style-name="T1">plicis aut quadruplicia. Ubi quidem firmiori fulcimento<text:line-break/>deligatio indiget, quadruplicia , ubi vero tali non opus<text:line-break/>est, triplicis fiatis esse augurantur. Liquido constat, ossa<text:line-break/>magis comminuta ampliorem stabilitatem desiderare, Sple-<text:line-break/>niomm, inquit, multitudinem tantam esse oportet, ut<text:line-break/>quod deligatur membrum in orbem amplectatur. Non<text:line-break/>enim sime claviculae aut costae fracturas in orbem am-<text:line-break/>plecti datur. Verum in nonnullis fracturae magnitudo<text:line-break/>fpleniorum numerum indicabit. In clavicula tribus fple-<text:line-break/>niis quadruplicatis uti plerumque consuevimus, duo qui-<text:line-break/>dem prima ad </text:span></text:span><text:span text:style-name="Default_20_Paragraph_20_Font"><text:span text:style-name="T9">κ</text:span></text:span><text:span text:style-name="Default_20_Paragraph_20_Font"><text:span text:style-name="T3"> </text:span></text:span><text:span text:style-name="Default_20_Paragraph_20_Font"><text:span text:style-name="T1">literae similitudinem injicientes, ut super<text:line-break/>osse comminuto amborum medium qua inter </text:span></text:span><text:span text:style-name="Default_20_Paragraph_20_Font"><text:span text:style-name="T5">t</text:span></text:span><text:span text:style-name="Default_20_Paragraph_20_Font"><text:span text:style-name="T1">e copulan-<text:line-break/>- tur quibusdam incumbat. Tertio denique ipsis et extrui-<text:line-break/>sucus imposito, id in corporis longitudinem porrectum<text:line-break/>ipfa fubjecta adstringit et fractam claviculae partem coarctat.</text:span></text:span></text:p>
      <text:h text:style-name="P30" text:outline-level="2"><text:span text:style-name="Default_20_Paragraph_20_Font">3</text:span></text:h>
      <text:p text:style-name="Normal"><text:span text:style-name="Default_20_Paragraph_20_Font"><text:span text:style-name="T1">A</text:span></text:span><text:span text:style-name="Default_20_Paragraph_20_Font"><text:span text:style-name="T5">t quibu</text:span></text:span><text:span text:style-name="Default_20_Paragraph_20_Font"><text:span text:style-name="T1">s </text:span></text:span><text:span text:style-name="Default_20_Paragraph_20_Font"><text:span text:style-name="T5">ad d</text:span></text:span><text:span text:style-name="Default_20_Paragraph_20_Font"><text:span text:style-name="T1">i</text:span></text:span><text:span text:style-name="Default_20_Paragraph_20_Font"><text:span text:style-name="T5">rec</text:span></text:span><text:span text:style-name="Default_20_Paragraph_20_Font"><text:span text:style-name="T1">tio</text:span></text:span><text:span text:style-name="Default_20_Paragraph_20_Font"><text:span text:style-name="T5">nem adh</text:span></text:span><text:span text:style-name="Default_20_Paragraph_20_Font"><text:span text:style-name="T1">i</text:span></text:span><text:span text:style-name="Default_20_Paragraph_20_Font"><text:span text:style-name="T5">ben</text:span></text:span><text:span text:style-name="Default_20_Paragraph_20_Font"><text:span text:style-name="T1">t</text:span></text:span><text:span text:style-name="Default_20_Paragraph_20_Font"><text:span text:style-name="T5">ur, long</text:span></text:span><text:span text:style-name="Default_20_Paragraph_20_Font"><text:span text:style-name="T1">i</text:span></text:span><text:span text:style-name="Default_20_Paragraph_20_Font"><text:span text:style-name="T5">tudinem</text:span></text:span><text:span text:style-name="Default_20_Paragraph_20_Font"><text:span text:style-name="T1">, i</text:span></text:span><text:span text:style-name="Default_20_Paragraph_20_Font"><text:span text:style-name="T5">n or-<text:line-break/>hem conv</text:span></text:span><text:span text:style-name="Default_20_Paragraph_20_Font"><text:span text:style-name="T1">ol</text:span></text:span><text:span text:style-name="Default_20_Paragraph_20_Font"><text:span text:style-name="T5">ut</text:span></text:span><text:span text:style-name="Default_20_Paragraph_20_Font"><text:span text:style-name="T1">i</text:span></text:span><text:span text:style-name="Default_20_Paragraph_20_Font"><text:span text:style-name="T5">one, la</text:span></text:span><text:span text:style-name="Default_20_Paragraph_20_Font"><text:span text:style-name="T1">t</text:span></text:span><text:span text:style-name="Default_20_Paragraph_20_Font"><text:span text:style-name="T5">itudinem et cra</text:span></text:span><text:span text:style-name="Default_20_Paragraph_20_Font"><text:span text:style-name="T1">ssit</text:span></text:span><text:span text:style-name="Default_20_Paragraph_20_Font"><text:span text:style-name="T5">ud</text:span></text:span><text:span text:style-name="Default_20_Paragraph_20_Font"><text:span text:style-name="T1">i</text:span></text:span><text:span text:style-name="Default_20_Paragraph_20_Font"><text:span text:style-name="T5">ne</text:span></text:span><text:span text:style-name="Default_20_Paragraph_20_Font"><text:span text:style-name="T1">m </text:span></text:span><text:span text:style-name="Default_20_Paragraph_20_Font"><text:span text:style-name="T5">defec</text:span></text:span><text:span text:style-name="Default_20_Paragraph_20_Font"><text:span text:style-name="T1">t</text:span></text:span><text:span text:style-name="Default_20_Paragraph_20_Font"><text:span text:style-name="T5">u<text:line-break/>c</text:span></text:span><text:span text:style-name="Default_20_Paragraph_20_Font"><text:span text:style-name="T1">o</text:span></text:span><text:span text:style-name="Default_20_Paragraph_20_Font"><text:span text:style-name="T5">nsec</text:span></text:span><text:span text:style-name="Default_20_Paragraph_20_Font"><text:span text:style-name="T1">t</text:span></text:span><text:span text:style-name="Default_20_Paragraph_20_Font"><text:span text:style-name="T5">are sic op</text:span></text:span><text:span text:style-name="Default_20_Paragraph_20_Font"><text:span text:style-name="T1">o</text:span></text:span><text:span text:style-name="Default_20_Paragraph_20_Font"><text:span text:style-name="T5">rtet, ut non c</text:span></text:span><text:span text:style-name="Default_20_Paragraph_20_Font"><text:span text:style-name="T1">o</text:span></text:span><text:span text:style-name="Default_20_Paragraph_20_Font"><text:span text:style-name="T5">nfert</text:span></text:span><text:span text:style-name="Default_20_Paragraph_20_Font"><text:span text:style-name="T1">im </text:span></text:span><text:span text:style-name="Default_20_Paragraph_20_Font"><text:span text:style-name="T5">c</text:span></text:span><text:span text:style-name="Default_20_Paragraph_20_Font"><text:span text:style-name="T1">o</text:span></text:span><text:span text:style-name="Default_20_Paragraph_20_Font"><text:span text:style-name="T5">mp</text:span></text:span><text:span text:style-name="Default_20_Paragraph_20_Font"><text:span text:style-name="T1">l</text:span></text:span><text:span text:style-name="Default_20_Paragraph_20_Font"><text:span text:style-name="T5">eamu</text:span></text:span><text:span text:style-name="Default_20_Paragraph_20_Font"><text:span text:style-name="T1">s.</text:span></text:span></text:p>
      <text:p text:style-name="P1"><text:span text:style-name="Default_20_Paragraph_20_Font"><text:span text:style-name="T1">Miror primum quidem quomodo spiculorum usum non<text:line-break/>docuerit ; deinde riam qua quis ipfum consequatur. Enim-<text:line-break/>vero is u</text:span></text:span><text:span text:style-name="Default_20_Paragraph_20_Font"><text:span text:style-name="T5">t</text:span></text:span><text:span text:style-name="Default_20_Paragraph_20_Font"><text:span text:style-name="T1">us duplex existit, tum fasciarum prius injecta-<text:line-break/>rum retentio, his ipsis expletio, quas et acuminatas et<text:line-break/>extenuatas ipsis vocare consuevit, quales funt cubiti prope<text:line-break/>carpum et tibiae prope pedem partes. - lu his enim im-<text:line-break/>perat in orbem splenia complecti , ut post exteriorum fa-<text:line-break/>siciarum iniectionem par esset crassitudini deIigatio. Quum<text:line-break/>ergo duo sint admotionis spiculorum usus, tum retentio<text:line-break/>tum expletio, quam ipse directionem appellat, hortatur<text:line-break/>ipsis tanta este longitudine, ut quod deligatur corpus com-<text:line-break/>plecti in orbem possint; crassitudine vero et latitudine</text:span></text:span></text:p>
      <text:p text:style-name="P6"><text:span text:style-name="Default_20_Paragraph_20_Font"><text:span text:style-name="T1">partium nimirum indigentia. Longitudine quidem si al-<text:line-break/>flora suerint, quam ut partem in orbem amplectantur,<text:line-break/>alterum ipsorum extremum alteri superpositum illius mem-<text:line-break/>hri partem aliis utrimque partibus eminentiorem objicere<text:line-break/>necesse est, ita utinaequalis exstet deligatio, proptereaque<text:line-break/>laxior. Sin breviora fuerint quam eorum .. extrema fe<text:line-break/>mutuo tangant , interpositum quoddam inane spatium re-<text:line-break/>linquunt, ac proinde inaequaliter iterum contrario modo<text:line-break/>deligatio reddetur. Ut enim in longioribus gibbum ali-<text:line-break/>quem et eminentiam, sic et in his brevioribus et desectum<text:line-break/>quendam et cavitatem cepisse spatium necessarium erit.<text:line-break/>At horum spiculorum applicationem non </text:span></text:span><text:span text:style-name="Default_20_Paragraph_20_Font"><text:span text:style-name="T5">t</text:span></text:span><text:span text:style-name="Default_20_Paragraph_20_Font"><text:span text:style-name="T1">emet universam,<text:line-break/>sed sensim construi imperat, Tenuiora siquidem crassitu-<text:line-break/>dine, superiora iniici oportebit; crassiora vero inferiora.<text:line-break/>Si affatim unum inieceris, tibi erit eo in sipario deligatio,<text:line-break/>qualis membro ab exordio exstitit.</text:span></text:span></text:p>
      <text:h text:style-name="P30" text:outline-level="2"><text:span text:style-name="Default_20_Paragraph_20_Font">IV</text:span></text:h>
      <text:p text:style-name="P4"><text:span text:style-name="Default_20_Paragraph_20_Font"><text:span text:style-name="T5">Ex l</text:span></text:span><text:span text:style-name="Default_20_Paragraph_20_Font"><text:span text:style-name="T1">i</text:span></text:span><text:span text:style-name="Default_20_Paragraph_20_Font"><text:span text:style-name="T5">ntei</text:span></text:span><text:span text:style-name="Default_20_Paragraph_20_Font"><text:span text:style-name="T1">s </text:span></text:span><text:span text:style-name="Default_20_Paragraph_20_Font"><text:span text:style-name="T5">praev</text:span></text:span><text:span text:style-name="Default_20_Paragraph_20_Font"><text:span text:style-name="T1">i</text:span></text:span><text:span text:style-name="Default_20_Paragraph_20_Font"><text:span text:style-name="T5">nc</text:span></text:span><text:span text:style-name="Default_20_Paragraph_20_Font"><text:span text:style-name="T1">t</text:span></text:span><text:span text:style-name="Default_20_Paragraph_20_Font"><text:span text:style-name="T5">ae fasc</text:span></text:span><text:span text:style-name="Default_20_Paragraph_20_Font"><text:span text:style-name="T1">i</text:span></text:span><text:span text:style-name="Default_20_Paragraph_20_Font"><text:span text:style-name="T5">ae duae sunt: pr</text:span></text:span><text:span text:style-name="Default_20_Paragraph_20_Font"><text:span text:style-name="T1">im</text:span></text:span><text:span text:style-name="Default_20_Paragraph_20_Font"><text:span text:style-name="T5">a a parte<text:line-break/>laesa in superiore</text:span></text:span><text:span text:style-name="Default_20_Paragraph_20_Font"><text:span text:style-name="T1">s, </text:span></text:span><text:span text:style-name="Default_20_Paragraph_20_Font"><text:span text:style-name="T5">fecunda a parte laesa</text:span></text:span><text:span text:style-name="Default_20_Paragraph_20_Font"><text:span text:style-name="T1"> i</text:span></text:span><text:span text:style-name="Default_20_Paragraph_20_Font"><text:span text:style-name="T5">n infer</text:span></text:span><text:span text:style-name="Default_20_Paragraph_20_Font"><text:span text:style-name="T1">io</text:span></text:span><text:span text:style-name="Default_20_Paragraph_20_Font"><text:span text:style-name="T5">res<text:line-break/>desin</text:span></text:span><text:span text:style-name="Default_20_Paragraph_20_Font"><text:span text:style-name="T1">it.</text:span></text:span></text:p>
      <text:p text:style-name="P1"><text:span text:style-name="Default_20_Paragraph_20_Font"><text:span text:style-name="T1">Supra quoque a me proditum est, subligationes ipsum<text:line-break/>nominare quae ante [pleniorum fascias omnium primae<text:line-break/>affecto corpori iniiciuntur. In primo de fracturis libro<text:line-break/>scriptus est utriusque impositionis usus. Prior quidem ,<text:line-break/>ipsorum est non fotum influxum prohibere, </text:span></text:span><text:span text:style-name="Default_20_Paragraph_20_Font"><text:span text:style-name="T5">t</text:span></text:span><text:span text:style-name="Default_20_Paragraph_20_Font"><text:span text:style-name="T1">ed et contenti<text:line-break/>in affecta parte humoris quiddam in superiorem locum<text:line-break/>repellere. Alter vero excedentem partis affectae langui-<text:line-break/>nem ad membri extremum protrahere. Communis deui-<text:line-break/>que utriusque usus est formae restitutum os, minime per-<text:line-break/>v</text:span></text:span><text:span text:style-name="Default_20_Paragraph_20_Font"><text:span text:style-name="T5">o</text:span></text:span><text:span text:style-name="Default_20_Paragraph_20_Font"><text:span text:style-name="T1">lsum continere.</text:span></text:span></text:p>
      <text:h text:style-name="P30" text:outline-level="2">v.</text:h>
      <text:p text:style-name="P4"><text:span text:style-name="Default_20_Paragraph_20_Font"><text:span text:style-name="T5">Ad laesus par</text:span></text:span><text:span text:style-name="Default_20_Paragraph_20_Font"><text:span text:style-name="T1">t</text:span></text:span><text:span text:style-name="Default_20_Paragraph_20_Font"><text:span text:style-name="T5">es c</text:span></text:span><text:span text:style-name="Default_20_Paragraph_20_Font"><text:span text:style-name="T1">o</text:span></text:span><text:span text:style-name="Default_20_Paragraph_20_Font"><text:span text:style-name="T5">mpri</text:span></text:span><text:span text:style-name="Default_20_Paragraph_20_Font"><text:span text:style-name="T1">m</text:span></text:span><text:span text:style-name="Default_20_Paragraph_20_Font"><text:span text:style-name="T5">ere max</text:span></text:span><text:span text:style-name="Default_20_Paragraph_20_Font"><text:span text:style-name="T1">i</text:span></text:span><text:span text:style-name="Default_20_Paragraph_20_Font"><text:span text:style-name="T5">me, extremas minime,<text:line-break/>cetera</text:span></text:span><text:span text:style-name="Default_20_Paragraph_20_Font"><text:span text:style-name="T1">s </text:span></text:span><text:span text:style-name="Default_20_Paragraph_20_Font"><text:span text:style-name="T5">pr</text:span></text:span><text:span text:style-name="Default_20_Paragraph_20_Font"><text:span text:style-name="T1">o </text:span></text:span><text:span text:style-name="Default_20_Paragraph_20_Font"><text:span text:style-name="T5">rat</text:span></text:span><text:span text:style-name="Default_20_Paragraph_20_Font"><text:span text:style-name="T1">io</text:span></text:span><text:span text:style-name="Default_20_Paragraph_20_Font"><text:span text:style-name="T5">ne oportet.</text:span></text:span></text:p>
      <text:p text:style-name="P1"><text:span text:style-name="Default_20_Paragraph_20_Font"><text:span text:style-name="T1">Horum etiam ratio in commentariis de fracturis ex-<text:line-break/>plicata esu In universum enim in omni deligatione, ubi<text:line-break/>subjecta caro magis adstringitur, humor in ea contentus<text:line-break/>ad proximas partes propellitur, ubi minus hio excipitur,<text:line-break/>quod ab iis procedit quae vehementius comprimuntur.</text:span></text:span></text:p>
      <text:p text:style-name="Normal"><text:span text:style-name="Default_20_Paragraph_20_Font"><text:span text:style-name="T1">VE<text:line-break/>n</text:span></text:span><text:span text:style-name="Default_20_Paragraph_20_Font"><text:span text:style-name="T5">e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i</text:span></text:span><text:span text:style-name="Default_20_Paragraph_20_Font"><text:span text:style-name="T5">o ver</text:span></text:span><text:span text:style-name="Default_20_Paragraph_20_Font"><text:span text:style-name="T1">o </text:span></text:span><text:span text:style-name="Default_20_Paragraph_20_Font"><text:span text:style-name="T5">multum in</text:span></text:span><text:span text:style-name="Default_20_Paragraph_20_Font"><text:span text:style-name="T1">t</text:span></text:span><text:span text:style-name="Default_20_Paragraph_20_Font"><text:span text:style-name="T5">egrae part</text:span></text:span><text:span text:style-name="Default_20_Paragraph_20_Font"><text:span text:style-name="T1">is o</text:span></text:span><text:span text:style-name="Default_20_Paragraph_20_Font"><text:span text:style-name="T5">bvolvat.</text:span></text:span></text:p>
      <text:p text:style-name="Normal"><text:span text:style-name="Default_20_Paragraph_20_Font">Ratio quoque hujus consilii manifesta. Nam quod<text:line-break/>integrae pariis multum amplectatur deligatio et confer-<text:line-break/>mali ossis retentio securior fit et affectae partis sanies iit<text:line-break/>proximas partes valentius exprimitur et a superioribus<text:line-break/>defluxus .magis prohibetur.<text:tab/>.</text:span></text:p>
      <text:h text:style-name="P30" text:outline-level="2"><text:span text:style-name="Default_20_Paragraph_20_Font">VIE</text:span></text:h>
      <text:p text:style-name="P38"><text:span text:style-name="Default_20_Paragraph_20_Font"><text:span text:style-name="T1"><text:line-break/></text:span></text:span><text:span text:style-name="Default_20_Paragraph_20_Font"><text:span text:style-name="T5">pusularum autem mul</text:span></text:span><text:span text:style-name="Default_20_Paragraph_20_Font"><text:span text:style-name="T1">t</text:span></text:span><text:span text:style-name="Default_20_Paragraph_20_Font"><text:span text:style-name="T5">itud</text:span></text:span><text:span text:style-name="Default_20_Paragraph_20_Font"><text:span text:style-name="T1">i</text:span></text:span><text:span text:style-name="Default_20_Paragraph_20_Font"><text:span text:style-name="T5">ne</text:span></text:span><text:span text:style-name="Default_20_Paragraph_20_Font"><text:span text:style-name="T1">m, </text:span></text:span><text:span text:style-name="Default_20_Paragraph_20_Font"><text:span text:style-name="T5">l</text:span></text:span><text:span text:style-name="Default_20_Paragraph_20_Font"><text:span text:style-name="T1">o</text:span></text:span><text:span text:style-name="Default_20_Paragraph_20_Font"><text:span text:style-name="T5">ng</text:span></text:span><text:span text:style-name="Default_20_Paragraph_20_Font"><text:span text:style-name="T1">i</text:span></text:span><text:span text:style-name="Default_20_Paragraph_20_Font"><text:span text:style-name="T5">tud</text:span></text:span><text:span text:style-name="Default_20_Paragraph_20_Font"><text:span text:style-name="T1">i</text:span></text:span><text:span text:style-name="Default_20_Paragraph_20_Font"><text:span text:style-name="T5">nem, latitud</text:span></text:span><text:span text:style-name="Default_20_Paragraph_20_Font"><text:span text:style-name="T1">i</text:span></text:span><text:span text:style-name="Default_20_Paragraph_20_Font"><text:span text:style-name="T5">nem<text:line-break/>met</text:span></text:span><text:span text:style-name="Default_20_Paragraph_20_Font"><text:span text:style-name="T1">i</text:span></text:span><text:span text:style-name="Default_20_Paragraph_20_Font"><text:span text:style-name="T5">r</text:span></text:span><text:span text:style-name="Default_20_Paragraph_20_Font"><text:span text:style-name="T1">i </text:span></text:span><text:span text:style-name="Default_20_Paragraph_20_Font"><text:span text:style-name="T5">decet. Mul</text:span></text:span><text:span text:style-name="Default_20_Paragraph_20_Font"><text:span text:style-name="T1">ti</text:span></text:span><text:span text:style-name="Default_20_Paragraph_20_Font"><text:span text:style-name="T5">tud</text:span></text:span><text:span text:style-name="Default_20_Paragraph_20_Font"><text:span text:style-name="T1">i</text:span></text:span><text:span text:style-name="Default_20_Paragraph_20_Font"><text:span text:style-name="T5">nem a laesione non superar</text:span></text:span><text:span text:style-name="Default_20_Paragraph_20_Font"><text:span text:style-name="T1">i </text:span></text:span><text:span text:style-name="Default_20_Paragraph_20_Font"><text:span text:style-name="T5">ne-<text:line-break/>que. /erul</text:span></text:span><text:span text:style-name="Default_20_Paragraph_20_Font"><text:span text:style-name="T1">i</text:span></text:span><text:span text:style-name="Default_20_Paragraph_20_Font"><text:span text:style-name="T5">s c</text:span></text:span><text:span text:style-name="Default_20_Paragraph_20_Font"><text:span text:style-name="T1">om</text:span></text:span><text:span text:style-name="Default_20_Paragraph_20_Font"><text:span text:style-name="T5">pre/stonem este neque onus neque pr</text:span></text:span><text:span text:style-name="Default_20_Paragraph_20_Font"><text:span text:style-name="T1">o-<text:line-break/></text:span></text:span><text:span text:style-name="Default_20_Paragraph_20_Font"><text:span text:style-name="T5">pensi</text:span></text:span><text:span text:style-name="Default_20_Paragraph_20_Font"><text:span text:style-name="T1">o</text:span></text:span><text:span text:style-name="Default_20_Paragraph_20_Font"><text:span text:style-name="T5">nem neque effe</text:span></text:span><text:span text:style-name="Default_20_Paragraph_20_Font"><text:span text:style-name="T1">mi</text:span></text:span><text:span text:style-name="Default_20_Paragraph_20_Font"><text:span text:style-name="T5">nat</text:span></text:span><text:span text:style-name="Default_20_Paragraph_20_Font"><text:span text:style-name="T1">i</text:span></text:span><text:span text:style-name="Default_20_Paragraph_20_Font"><text:span text:style-name="T5">one</text:span></text:span><text:span text:style-name="Default_20_Paragraph_20_Font"><text:span text:style-name="T1">m </text:span></text:span><text:span text:style-name="Default_20_Paragraph_20_Font"><text:span text:style-name="T5">fasciae.</text:span></text:span></text:p>
      <text:p text:style-name="P1"><text:span text:style-name="Default_20_Paragraph_20_Font"><text:span text:style-name="T1">Alii fere omnes fafclas a fubfasciis non distinxerunt.<text:line-break/>Hippocrates vero iniectas prius ipsi corpori fascias subsa-<text:line-break/>scias </text:span></text:span><text:span text:style-name="Default_20_Paragraph_20_Font"><text:span text:style-name="T9">ύποδεσμιδας</text:span></text:span><text:span text:style-name="Default_20_Paragraph_20_Font"><text:span text:style-name="T3"> </text:span></text:span><text:span text:style-name="Default_20_Paragraph_20_Font"><text:span text:style-name="T1">nominat, fascias vero </text:span></text:span><text:span text:style-name="Default_20_Paragraph_20_Font"><text:span text:style-name="T9">ἐπιδέσμο</text:span></text:span><text:span text:style-name="Default_20_Paragraph_20_Font"><text:span text:style-name="T10">ν</text:span></text:span><text:span text:style-name="Default_20_Paragraph_20_Font"><text:span text:style-name="T9">ς</text:span></text:span><text:span text:style-name="Default_20_Paragraph_20_Font"><text:span text:style-name="T3">, </text:span></text:span><text:span text:style-name="Default_20_Paragraph_20_Font"><text:span text:style-name="T1">quae<text:line-break/>spiculis foris superinjiciunt.ur. Harum igitur quanta esse<text:line-break/>debeat multitudo .et longitudo et latitudo., hoc in textu<text:line-break/>emetitur. Multitudinem quidem imperat tantam esse, ut<text:line-break/>ipsam os conformatum tuto contineat. Illud enim pro-<text:line-break/>nunciatum a laesione non. evinci., hoc est quod si non<text:line-break/>evincant fasciae, contrarium ipsis accidat et evinci et su-<text:line-break/>perari a laesione , hoc est a laesa .parte. Nam si ipsis ac-<text:line-break/>cidat evincere, quod immobilem consurmationem tueatur,<text:line-break/>si ipsa conformatio aliquantulum mota fuerit, fascias quis-</text:span></text:span></text:p>
      <text:p text:style-name="P6"><text:span text:style-name="Default_20_Paragraph_20_Font"><text:span text:style-name="T1">piam superari jure protulerit. Hic textus neque ferulis<text:line-break/>compressionem esse talis erit, si pauciores quam deceat<text:line-break/>fascias esse contigerit, articulorum compressio quae vie-<text:line-break/>lentia est et appressus exstabit laesionem protecturus. Quod<text:line-break/>fi tot fascias construas, ut aegrotantem oneres, ita quoque<text:line-break/>in commoderatione peccaveris. Observato igitur utroque<text:line-break/>fasciarum scopo multitudinem coniice. Fasciarum scopi<text:line-break/>duo sunt, ut ip</text:span></text:span><text:span text:style-name="Default_20_Paragraph_20_Font"><text:span text:style-name="T5">t</text:span></text:span><text:span text:style-name="Default_20_Paragraph_20_Font"><text:span text:style-name="T1">ae neque premant neque onerent, imo<text:line-break/>neque propensionem ipsis esse fasciarum multitudine pro-<text:line-break/>nunciavit. Propensio vero a propendente in alterutram<text:line-break/>partem vel dextram vel sinistram tota deligatione uomi-<text:line-break/>natur. Id ipfum quod propendet multitudinis fasciarum<text:line-break/>incommoderatione contingit. Effeminationem autem, vo- .<text:line-break/>cabulum ab ip</text:span></text:span><text:span text:style-name="Default_20_Paragraph_20_Font"><text:span text:style-name="T5">t</text:span></text:span><text:span text:style-name="Default_20_Paragraph_20_Font"><text:span text:style-name="T1">o pronunciatum, nonnulli quidem .de par-<text:line-break/>tibus interpretati sunt, in quibus affectus tanquam par-<text:line-break/>tium quae imbecilles et molles ob injectarum extrinsecus<text:line-break/>fasciarum multitudinem evasurae funt. Nonnulli vero de<text:line-break/>ipsa deligatione quae tanquam invalida redditur. Concidit</text:span></text:span></text:p>
      <text:p text:style-name="P2"><text:span text:style-name="Default_20_Paragraph_20_Font"><text:span text:style-name="T1">enim impositarum ferularum retentio ob fubinjectorum<text:line-break/>.linteorum multitudinem.</text:span></text:span></text:p>
      <text:h text:style-name="Heading_20_2" text:outline-level="2"><text:bookmark-start text:name="bookmark24"/>Ulli.<text:bookmark-end text:name="bookmark24"/></text:h>
      <text:p text:style-name="P4"><text:span text:style-name="Default_20_Paragraph_20_Font"><text:span text:style-name="T5">L</text:span></text:span><text:span text:style-name="Default_20_Paragraph_20_Font"><text:span text:style-name="T1">o</text:span></text:span><text:span text:style-name="Default_20_Paragraph_20_Font"><text:span text:style-name="T5">ng</text:span></text:span><text:span text:style-name="Default_20_Paragraph_20_Font"><text:span text:style-name="T1">i</text:span></text:span><text:span text:style-name="Default_20_Paragraph_20_Font"><text:span text:style-name="T5">tudo au</text:span></text:span><text:span text:style-name="Default_20_Paragraph_20_Font"><text:span text:style-name="T1">t</text:span></text:span><text:span text:style-name="Default_20_Paragraph_20_Font"><text:span text:style-name="T5">em et</text:span></text:span><text:span text:style-name="Default_20_Paragraph_20_Font"><text:span text:style-name="T1"> l</text:span></text:span><text:span text:style-name="Default_20_Paragraph_20_Font"><text:span text:style-name="T5">at</text:span></text:span><text:span text:style-name="Default_20_Paragraph_20_Font"><text:span text:style-name="T1">i</text:span></text:span><text:span text:style-name="Default_20_Paragraph_20_Font"><text:span text:style-name="T5">tudo</text:span></text:span><text:span text:style-name="Default_20_Paragraph_20_Font"><text:span text:style-name="T1"> tri</text:span></text:span><text:span text:style-name="Default_20_Paragraph_20_Font"><text:span text:style-name="T5">u</text:span></text:span><text:span text:style-name="Default_20_Paragraph_20_Font"><text:span text:style-name="T1">m </text:span></text:span><text:span text:style-name="Default_20_Paragraph_20_Font"><text:span text:style-name="T5">aut quatuor aut qu</text:span></text:span><text:span text:style-name="Default_20_Paragraph_20_Font"><text:span text:style-name="T1">i</text:span></text:span><text:span text:style-name="Default_20_Paragraph_20_Font"><text:span text:style-name="T5">n-<text:line-break/>que au</text:span></text:span><text:span text:style-name="Default_20_Paragraph_20_Font"><text:span text:style-name="T1">t </text:span></text:span><text:span text:style-name="Default_20_Paragraph_20_Font"><text:span text:style-name="T5">sex ; cubi</text:span></text:span><text:span text:style-name="Default_20_Paragraph_20_Font"><text:span text:style-name="T1">t</text:span></text:span><text:span text:style-name="Default_20_Paragraph_20_Font"><text:span text:style-name="T5">oru</text:span></text:span><text:span text:style-name="Default_20_Paragraph_20_Font"><text:span text:style-name="T1">m </text:span></text:span><text:span text:style-name="Default_20_Paragraph_20_Font"><text:span text:style-name="T5">qu</text:span></text:span><text:span text:style-name="Default_20_Paragraph_20_Font"><text:span text:style-name="T1">i</text:span></text:span><text:span text:style-name="Default_20_Paragraph_20_Font"><text:span text:style-name="T5">dem long</text:span></text:span><text:span text:style-name="Default_20_Paragraph_20_Font"><text:span text:style-name="T1">it</text:span></text:span><text:span text:style-name="Default_20_Paragraph_20_Font"><text:span text:style-name="T5">ud</text:span></text:span><text:span text:style-name="Default_20_Paragraph_20_Font"><text:span text:style-name="T1">o, </text:span></text:span><text:span text:style-name="Default_20_Paragraph_20_Font"><text:span text:style-name="T5">dig</text:span></text:span><text:span text:style-name="Default_20_Paragraph_20_Font"><text:span text:style-name="T1">ito</text:span></text:span><text:span text:style-name="Default_20_Paragraph_20_Font"><text:span text:style-name="T5">rum<text:line-break/>vero lat</text:span></text:span><text:span text:style-name="Default_20_Paragraph_20_Font"><text:span text:style-name="T1">it</text:span></text:span><text:span text:style-name="Default_20_Paragraph_20_Font"><text:span text:style-name="T5">udo sit.</text:span></text:span></text:p>
      <text:p text:style-name="P1"><text:span text:style-name="Default_20_Paragraph_20_Font"><text:span text:style-name="T1">Tot digitorum et cubitorum laborantis videlicet de-<text:line-break/>vinciendi propriorum deligationem imperat; neque vero<text:line-break/>torminum ipsius longitudinis et latitudinis unum susum<text:line-break/>statuit, propterea quod nulla deligationis longitudo in<text:line-break/>omnibus est aequalis, </text:span></text:span><text:span text:style-name="Default_20_Paragraph_20_Font"><text:span text:style-name="T5">t</text:span></text:span><text:span text:style-name="Default_20_Paragraph_20_Font"><text:span text:style-name="T1">est pro fracturae magnitudine fa-<text:line-break/>ferarum immutari multitudinem, longitudinem et latitudi-<text:line-break/>nem decernit. Hac in universa oratione deligationis po-<text:line-break/>stremum est, quam in libro de. fracturis construi lateat-<text:line-break/>pure consulit, quo pars affecta proc</text:span></text:span><text:span text:style-name="Default_20_Paragraph_20_Font"><text:span text:style-name="T5">t</text:span></text:span><text:span text:style-name="Default_20_Paragraph_20_Font"><text:span text:style-name="T1">us inflammatione<text:line-break/>foluta ad ferulas porrigitur.</text:span></text:span></text:p>
      <text:p text:style-name="P2"><text:span text:style-name="Default_20_Paragraph_20_Font"><text:span text:style-name="T1">T</text:span></text:span><text:span text:style-name="Default_20_Paragraph_20_Font"><text:span text:style-name="T5">ot sint quoque stab</text:span></text:span><text:span text:style-name="Default_20_Paragraph_20_Font"><text:span text:style-name="T1">il</text:span></text:span><text:span text:style-name="Default_20_Paragraph_20_Font"><text:span text:style-name="T5">imen</text:span></text:span><text:span text:style-name="Default_20_Paragraph_20_Font"><text:span text:style-name="T1">t</text:span></text:span><text:span text:style-name="Default_20_Paragraph_20_Font"><text:span text:style-name="T5">i circum</text:span></text:span><text:span text:style-name="Default_20_Paragraph_20_Font"><text:span text:style-name="T1">u</text:span></text:span><text:span text:style-name="Default_20_Paragraph_20_Font"><text:span text:style-name="T5">o</text:span></text:span><text:span text:style-name="Default_20_Paragraph_20_Font"><text:span text:style-name="T1">l</text:span></text:span><text:span text:style-name="Default_20_Paragraph_20_Font"><text:span text:style-name="T5">u</text:span></text:span><text:span text:style-name="Default_20_Paragraph_20_Font"><text:span text:style-name="T1">t</text:span></text:span><text:span text:style-name="Default_20_Paragraph_20_Font"><text:span text:style-name="T5">ione</text:span></text:span><text:span text:style-name="Default_20_Paragraph_20_Font"><text:span text:style-name="T1">s, </text:span></text:span><text:span text:style-name="Default_20_Paragraph_20_Font"><text:span text:style-name="T5">ut ne premant.</text:span></text:span></text:p>
      <text:p text:style-name="P1"><text:span text:style-name="Default_20_Paragraph_20_Font"><text:span text:style-name="T1">Stabilimenti fascias circumvolvere toties imperat, quo-<text:line-break/>tres earum unaquaeque circumierit. Illud autem ut ne<text:line-break/>premant de adstrictionis ipsarum modo planum sarit. Ea-<text:line-break/>tenus enim stabilimentum super fulcias coarctari oportet,<text:line-break/>quatenus tuto immorentur, fed non premant. Quid igi-<text:line-break/>tur praestantius quam textus partes inter fe coniungere,<text:line-break/>ut talis prodeat oratio: stabilimenti circumvolutiones fa-<text:line-break/>ciendae funt, ut ne premant; quod premant quam pluri- .<text:line-break/>mae. Praestat fortassis pro </text:span></text:span><text:span text:style-name="Default_20_Paragraph_20_Font"><text:span text:style-name="T9">τοσαύτμ</text:span></text:span><text:span text:style-name="Default_20_Paragraph_20_Font"><text:span text:style-name="T12"> </text:span></text:span><text:span text:style-name="Default_20_Paragraph_20_Font"><text:span text:style-name="T5">tot</text:span></text:span><text:span text:style-name="Default_20_Paragraph_20_Font"><text:span text:style-name="T1"> legere </text:span></text:span><text:span text:style-name="Default_20_Paragraph_20_Font"><text:span text:style-name="T9">τοιαῆτα</text:span></text:span><text:span text:style-name="Default_20_Paragraph_20_Font"><text:span text:style-name="T12"> </text:span></text:span><text:span text:style-name="Default_20_Paragraph_20_Font"><text:span text:style-name="T5">ta-<text:line-break/>l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, tertia litera </text:span></text:span><text:span text:style-name="Default_20_Paragraph_20_Font"><text:span text:style-name="T9">σ</text:span></text:span><text:span text:style-name="Default_20_Paragraph_20_Font"><text:span text:style-name="T12"> </text:span></text:span><text:span text:style-name="Default_20_Paragraph_20_Font"><text:span text:style-name="T1">a principio in i commutata. Nam qua-<text:line-break/>Iitate magis quam quantitate stabilimenti circumvolutio-<text:line-break/>nes deligationis commoderationem continent.</text:span></text:span></text:p>
      <text:h text:style-name="P30" text:outline-level="2"><text:span text:style-name="Default_20_Paragraph_20_Font">X.</text:span></text:h>
      <text:p text:style-name="Normal"><text:span text:style-name="Default_20_Paragraph_20_Font"><text:span text:style-name="T1">M</text:span></text:span><text:span text:style-name="Default_20_Paragraph_20_Font"><text:span text:style-name="T5">ol</text:span></text:span><text:span text:style-name="Default_20_Paragraph_20_Font"><text:span text:style-name="T1">l</text:span></text:span><text:span text:style-name="Default_20_Paragraph_20_Font"><text:span text:style-name="T5">ia, non crasse.</text:span></text:span></text:p>
      <text:p text:style-name="P1"><text:span text:style-name="Default_20_Paragraph_20_Font"><text:span text:style-name="T1">Haec om</text:span></text:span><text:span text:style-name="Default_20_Paragraph_20_Font"><text:span text:style-name="T5">n</text:span></text:span><text:span text:style-name="Default_20_Paragraph_20_Font"><text:span text:style-name="T1">ia videlicet praecipit mollia non crassa ad-<text:line-break/>Iuberi, cavens quemadmodum supra de linteis diximus,<text:line-break/>ita et hinc funiculorum corporum compressionem.</text:span></text:span></text:p>
      <text:h text:style-name="Heading_20_2" text:outline-level="2"><text:span text:style-name="Default_20_Paragraph_20_Font">XI.</text:span></text:h>
      <text:p text:style-name="P4"><text:span text:style-name="Default_20_Paragraph_20_Font"><text:span text:style-name="T5">Haec omnia pr</text:span></text:span><text:span text:style-name="Default_20_Paragraph_20_Font"><text:span text:style-name="T1">o </text:span></text:span><text:span text:style-name="Default_20_Paragraph_20_Font"><text:span text:style-name="T5">longi</text:span></text:span><text:span text:style-name="Default_20_Paragraph_20_Font"><text:span text:style-name="T1">t</text:span></text:span><text:span text:style-name="Default_20_Paragraph_20_Font"><text:span text:style-name="T5">ud</text:span></text:span><text:span text:style-name="Default_20_Paragraph_20_Font"><text:span text:style-name="T1">i</text:span></text:span><text:span text:style-name="Default_20_Paragraph_20_Font"><text:span text:style-name="T5">ne et la</text:span></text:span><text:span text:style-name="Default_20_Paragraph_20_Font"><text:span text:style-name="T1">t</text:span></text:span><text:span text:style-name="Default_20_Paragraph_20_Font"><text:span text:style-name="T5">i</text:span></text:span><text:span text:style-name="Default_20_Paragraph_20_Font"><text:span text:style-name="T1">t</text:span></text:span><text:span text:style-name="Default_20_Paragraph_20_Font"><text:span text:style-name="T5">udine et crassi</text:span></text:span><text:span text:style-name="Default_20_Paragraph_20_Font"><text:span text:style-name="T1">t</text:span></text:span><text:span text:style-name="Default_20_Paragraph_20_Font"><text:span text:style-name="T5">udine<text:line-break/>partis aspectae.</text:span></text:span></text:p>
      <text:p text:style-name="P1"><text:span text:style-name="Default_20_Paragraph_20_Font"><text:span text:style-name="T1">Id antea jam dictum est in alia rerum materia prae-<text:line-break/>senti consimili. Meminisse etiam oportet quidquid longi-<text:line-break/>sudine vel latitudine vel crassitudine vel numero linteo-<text:line-break/>rutu dicatur, ad affectae partis longitudinem, latitudinem<text:line-break/>et crassitudinem relationem habere.</text:span></text:span></text:p>
      <text:h text:style-name="P30" text:outline-level="2"><text:span text:style-name="Default_20_Paragraph_20_Font">XII.</text:span></text:h>
      <text:p text:style-name="P4"><text:span text:style-name="Default_20_Paragraph_20_Font"><text:span text:style-name="T1">F</text:span></text:span><text:span text:style-name="Default_20_Paragraph_20_Font"><text:span text:style-name="T5">eru</text:span></text:span><text:span text:style-name="Default_20_Paragraph_20_Font"><text:span text:style-name="T1">l</text:span></text:span><text:span text:style-name="Default_20_Paragraph_20_Font"><text:span text:style-name="T5">ae au</text:span></text:span><text:span text:style-name="Default_20_Paragraph_20_Font"><text:span text:style-name="T1">t</text:span></text:span><text:span text:style-name="Default_20_Paragraph_20_Font"><text:span text:style-name="T5">em sint</text:span></text:span><text:span text:style-name="Default_20_Paragraph_20_Font"><text:span text:style-name="T1"> l</text:span></text:span><text:span text:style-name="Default_20_Paragraph_20_Font"><text:span text:style-name="T5">eves, aequales, in ex</text:span></text:span><text:span text:style-name="Default_20_Paragraph_20_Font"><text:span text:style-name="T1">t</text:span></text:span><text:span text:style-name="Default_20_Paragraph_20_Font"><text:span text:style-name="T5">re</text:span></text:span><text:span text:style-name="Default_20_Paragraph_20_Font"><text:span text:style-name="T1">m</text:span></text:span><text:span text:style-name="Default_20_Paragraph_20_Font"><text:span text:style-name="T5">i</text:span></text:span><text:span text:style-name="Default_20_Paragraph_20_Font"><text:span text:style-name="T1">s </text:span></text:span><text:span text:style-name="Default_20_Paragraph_20_Font"><text:span text:style-name="T5">simae,<text:line-break/>h</text:span></text:span><text:span text:style-name="Default_20_Paragraph_20_Font"><text:span text:style-name="T1">i</text:span></text:span><text:span text:style-name="Default_20_Paragraph_20_Font"><text:span text:style-name="T5">nc e</text:span></text:span><text:span text:style-name="Default_20_Paragraph_20_Font"><text:span text:style-name="T1">t il</text:span></text:span><text:span text:style-name="Default_20_Paragraph_20_Font"><text:span text:style-name="T5">linc paulo minores de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io</text:span></text:span><text:span text:style-name="Default_20_Paragraph_20_Font"><text:span text:style-name="T5">ne, cra</text:span></text:span><text:span text:style-name="Default_20_Paragraph_20_Font"><text:span text:style-name="T1">j</text:span></text:span><text:span text:style-name="Default_20_Paragraph_20_Font"><text:span text:style-name="T5">sisumae qua<text:line-break/>exsiat trac</text:span></text:span><text:span text:style-name="Default_20_Paragraph_20_Font"><text:span text:style-name="T1">t</text:span></text:span><text:span text:style-name="Default_20_Paragraph_20_Font"><text:span text:style-name="T5">ura.</text:span></text:span></text:p>
      <text:p text:style-name="P1"><text:span text:style-name="Default_20_Paragraph_20_Font"><text:span text:style-name="T1">Quemadmodum fplenia, sic ferulae deligationis stabi-.<text:line-break/>limenta et fulcimenta fanti Verum fplenia quidem hy-<text:line-break/>podefmidumo ferulae vero internarum omnium, ita ut<text:line-break/>quatuor sint universa, quorum singula proprium usum prae-.<text:line-break/>stant. Inprimis enim interiores hypodefmides conforma-<text:line-break/>tum os continent et affectam partem inflammari profii-<text:line-break/>bent; deinde fplenia ipsis ne dilabantur; .postea ferulas<text:line-break/>stabiliunt quas Hippocrates et leves et aequales esse prae-<text:line-break/>cipit. At levi asperum et aequali inaequale contrarium<text:line-break/>esu . Atque quod asperum est omnino inaequale existit, -<text:line-break/>noni tamen quod inaequale necessario . est asperum, quem-<text:line-break/>admodum nec via inaequalis propalam et aspera esu Nam<text:line-break/>inaequalis tum esse tum appellari potest, asperos adscensus</text:span></text:span></text:p>
      <text:p text:style-name="P6"><text:span text:style-name="Default_20_Paragraph_20_Font"><text:span text:style-name="T1">et descensus sortita; proindeque ferulas leves quidem esse<text:line-break/>oportet, non tamen etiam aequales. Hae siquidem si qua.-<text:line-break/>dam tenus in transver</text:span></text:span><text:span text:style-name="Default_20_Paragraph_20_Font"><text:span text:style-name="T5">t</text:span></text:span><text:span text:style-name="Default_20_Paragraph_20_Font"><text:span text:style-name="T1">as partes perversae sint aut in </text:span></text:span><text:span text:style-name="Default_20_Paragraph_20_Font"><text:span text:style-name="T5">t</text:span></text:span><text:span text:style-name="Default_20_Paragraph_20_Font"><text:span text:style-name="T1">u-<text:line-break/>periurem vel inferiorem locum aequales utique non erunt,<text:line-break/>iis non erit aequalitas, fed levitas fortassis esse poterit.<text:line-break/>At fracturae conducit neque asperas neque perversas este<text:line-break/>ferulas, nam utroque modo comprimunt. Supra modum<text:line-break/>vero perversae deligationes simul per fe quoque perver-<text:line-break/>tuu t. Hac autem perversa, fracta quoque pars simul per-<text:line-break/>vertitur; simas autem in extremis ferulas esse consulit.<text:line-break/>Potest id simum nomen significare ferulas paulatim in ruo<text:line-break/>fervori parte derafas. Nam quae ad finem usque aequali<text:line-break/>funt crassitudine, aequalem ibi deligationem ceteris omni-<text:line-break/>bus partibus efficiunt, quod effici non opertet. Consulit<text:line-break/>enim in medio arctius deligatione adstringi, indeque ver-<text:line-break/>fus extrema laxari, illa vero omnibus laxiora esse. Ve-<text:line-break/>rum ut ipsius longitudine minores esse deligatione juhet,</text:span></text:span></text:p>
      <text:p text:style-name="P5"><text:span text:style-name="Default_20_Paragraph_20_Font"><text:span text:style-name="T3">. </text:span></text:span><text:span text:style-name="Default_20_Paragraph_20_Font"><text:span text:style-name="T1">ut post deligationem cutim minime tangant, quae quod<text:line-break/>humores fasciis expressos excipiat, saepius tumet. Sed<text:line-break/>crassiores ipsas fracturae ferulas inesse consulit , quando-<text:line-break/>quidem hic locus fusi ipsis potissimum deligationem desiderat.</text:span></text:span></text:p>
      <text:h text:style-name="Heading_20_2" text:outline-level="2"><text:span text:style-name="Default_20_Paragraph_20_Font">XIII.</text:span></text:h>
      <text:p text:style-name="P4"><text:span text:style-name="Default_20_Paragraph_20_Font"><text:span text:style-name="T5">Quaecunque parte</text:span></text:span><text:span text:style-name="Default_20_Paragraph_20_Font"><text:span text:style-name="T1">s i</text:span></text:span><text:span text:style-name="Default_20_Paragraph_20_Font"><text:span text:style-name="T5">ncurvae et excarne</text:span></text:span><text:span text:style-name="Default_20_Paragraph_20_Font"><text:span text:style-name="T1">s </text:span></text:span><text:span text:style-name="Default_20_Paragraph_20_Font"><text:span text:style-name="T5">natura sun</text:span></text:span><text:span text:style-name="Default_20_Paragraph_20_Font"><text:span text:style-name="T1">t, </text:span></text:span><text:span text:style-name="Default_20_Paragraph_20_Font"><text:span text:style-name="T5">in.<text:line-break/>hi</text:span></text:span><text:span text:style-name="Default_20_Paragraph_20_Font"><text:span text:style-name="T1">s </text:span></text:span><text:span text:style-name="Default_20_Paragraph_20_Font"><text:span text:style-name="T5">quae pr</text:span></text:span><text:span text:style-name="Default_20_Paragraph_20_Font"><text:span text:style-name="T1">omi</text:span></text:span><text:span text:style-name="Default_20_Paragraph_20_Font"><text:span text:style-name="T5">nent cavendae sunt ferulae, ut in d</text:span></text:span><text:span text:style-name="Default_20_Paragraph_20_Font"><text:span text:style-name="T1">i</text:span></text:span><text:span text:style-name="Default_20_Paragraph_20_Font"><text:span text:style-name="T5">git</text:span></text:span><text:span text:style-name="Default_20_Paragraph_20_Font"><text:span text:style-name="T1">is<text:line-break/></text:span></text:span><text:span text:style-name="Default_20_Paragraph_20_Font"><text:span text:style-name="T5">et malle</text:span></text:span><text:span text:style-name="Default_20_Paragraph_20_Font"><text:span text:style-name="T1">o</text:span></text:span><text:span text:style-name="Default_20_Paragraph_20_Font"><text:span text:style-name="T5">li</text:span></text:span><text:span text:style-name="Default_20_Paragraph_20_Font"><text:span text:style-name="T1">s </text:span></text:span><text:span text:style-name="Default_20_Paragraph_20_Font"><text:span text:style-name="T5">aut p</text:span></text:span><text:span text:style-name="Default_20_Paragraph_20_Font"><text:span text:style-name="T1">o</text:span></text:span><text:span text:style-name="Default_20_Paragraph_20_Font"><text:span text:style-name="T5">situr</text:span></text:span><text:span text:style-name="Default_20_Paragraph_20_Font"><text:span text:style-name="T1">a </text:span></text:span><text:span text:style-name="Default_20_Paragraph_20_Font"><text:span text:style-name="T5">aut brevita</text:span></text:span><text:span text:style-name="Default_20_Paragraph_20_Font"><text:span text:style-name="T1">t</text:span></text:span><text:span text:style-name="Default_20_Paragraph_20_Font"><text:span text:style-name="T5">e.</text:span></text:span></text:p>
      <text:p text:style-name="P1"><text:span text:style-name="Default_20_Paragraph_20_Font"><text:span text:style-name="T1">Cavere jubet ossium eminentiis apponi ferulas. Id<text:line-break/>autem duplici fit ratione, vel nobis nullo modo ferulas<text:line-break/>fecundum dictas deligationis partes admoventibus vel bre-<text:line-break/>viores imponentibus, quam ad eminentiam accedant, imo<text:line-break/>quae desinunt, priusquam illam attingant. Atque prae-<text:line-break/>- staturus est quiddam sic agere. Recensuit autem imponenti<text:line-break/>ferulas cavendum esse, ne .ulla prorsus laesio positura ob-</text:span></text:span></text:p>
      <text:p text:style-name="P6"><text:span text:style-name="Default_20_Paragraph_20_Font"><text:span text:style-name="T1">oriatur et brevitate longitudini pars detrahatur. Hac po-<text:line-break/>tentia pronunciat aut caveat ferulas positura partem emi-<text:line-break/>ncutem tangere aut illud, breviores imponere.</text:span></text:span></text:p>
      <text:h text:style-name="Heading_20_2" text:outline-level="2"><text:bookmark-start text:name="bookmark26"/><text:span text:style-name="Default_20_Paragraph_20_Font">XIV.</text:span><text:bookmark-end text:name="bookmark26"/></text:h>
      <text:p text:style-name="P18"><text:span text:style-name="Default_20_Paragraph_20_Font"><text:span text:style-name="T5">stab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i</text:span></text:span><text:span text:style-name="Default_20_Paragraph_20_Font"><text:span text:style-name="T5">ment</text:span></text:span><text:span text:style-name="Default_20_Paragraph_20_Font"><text:span text:style-name="T1">is </text:span></text:span><text:span text:style-name="Default_20_Paragraph_20_Font"><text:span text:style-name="T5">del</text:span></text:span><text:span text:style-name="Default_20_Paragraph_20_Font"><text:span text:style-name="T1">i</text:span></text:span><text:span text:style-name="Default_20_Paragraph_20_Font"><text:span text:style-name="T5">gationem fulc</text:span></text:span><text:span text:style-name="Default_20_Paragraph_20_Font"><text:span text:style-name="T1">i</text:span></text:span><text:span text:style-name="Default_20_Paragraph_20_Font"><text:span text:style-name="T5">re, non c</text:span></text:span><text:span text:style-name="Default_20_Paragraph_20_Font"><text:span text:style-name="T1">o</text:span></text:span><text:span text:style-name="Default_20_Paragraph_20_Font"><text:span text:style-name="T5">mprimere pr</text:span></text:span><text:span text:style-name="Default_20_Paragraph_20_Font"><text:span text:style-name="T1">i</text:span></text:span><text:span text:style-name="Default_20_Paragraph_20_Font"><text:span text:style-name="T5">mum<text:line-break/>opor</text:span></text:span><text:span text:style-name="Default_20_Paragraph_20_Font"><text:span text:style-name="T1">t</text:span></text:span><text:span text:style-name="Default_20_Paragraph_20_Font"><text:span text:style-name="T5">et.</text:span></text:span></text:p>
      <text:p text:style-name="P1"><text:span text:style-name="Default_20_Paragraph_20_Font"><text:span text:style-name="T1">Stabilimentorum salinas subsequentium memoriam etiam<text:line-break/>alia oratione pau</text:span></text:span><text:span text:style-name="Default_20_Paragraph_20_Font"><text:span text:style-name="T5">l</text:span></text:span><text:span text:style-name="Default_20_Paragraph_20_Font"><text:span text:style-name="T1">o ante prodidit, non tamen dictis illis<text:line-break/>.. addidit, ea iniicienda esse, sed ordinis series nobis hoc<text:line-break/>demonstravit. Nunc autem pronunciat, fulcire oportet,<text:line-break/>quod et firmare ac stabilire, non comprimere , hocque in.<text:line-break/>prima deligatione moliri, stant aeger sequentibus diebus<text:line-break/>rogatus respondeat fere nullam pro</text:span></text:span><text:span text:style-name="Default_20_Paragraph_20_Font"><text:span text:style-name="T5">ct</text:span></text:span><text:span text:style-name="Default_20_Paragraph_20_Font"><text:span text:style-name="T1">us compressionem fen-<text:line-break/>tire, quum possimus nos ferulas stabilimentis coarctare.<text:line-break/>Nonnulli vero in propositi textus fine non scripsere pri-<text:line-break/>mum, fed in sequentis initio; ut sit hujusmodi: primo</text:span></text:span></text:p>
      <text:p text:style-name="P6"><text:span text:style-name="Default_20_Paragraph_20_Font"><text:span text:style-name="T1">ceratum molle, laeve et purum involve. Satius autem<text:line-break/>fuit ablativum ca</text:span></text:span><text:span text:style-name="Default_20_Paragraph_20_Font"><text:span text:style-name="T5">t</text:span></text:span><text:span text:style-name="Default_20_Paragraph_20_Font"><text:span text:style-name="T1">um a grammaticis vocatum accipere,<text:line-break/>cerato molli, levi et puro, talemque orationem construere.<text:line-break/>Primo circa partem- fractam cum ipfo fasciam involvere<text:line-break/>oportet.</text:span></text:span></text:p>
      <text:h text:style-name="Heading_20_2" text:outline-level="2"><text:bookmark-start text:name="bookmark28"/><text:span text:style-name="Default_20_Paragraph_20_Font">XV.</text:span><text:bookmark-end text:name="bookmark28"/></text:h>
      <text:p text:style-name="P1"><text:span text:style-name="Default_20_Paragraph_20_Font"><text:span text:style-name="T5">Cera</text:span></text:span><text:span text:style-name="Default_20_Paragraph_20_Font"><text:span text:style-name="T1">to </text:span></text:span><text:span text:style-name="Default_20_Paragraph_20_Font"><text:span text:style-name="T5">molli et laevi et puro utendum.</text:span></text:span></text:p>
      <text:p text:style-name="P1"><text:span text:style-name="Default_20_Paragraph_20_Font"><text:span text:style-name="T1">Non enim fotum fa</text:span></text:span><text:span text:style-name="Default_20_Paragraph_20_Font"><text:span text:style-name="T5">t</text:span></text:span><text:span text:style-name="Default_20_Paragraph_20_Font"><text:span text:style-name="T1">eris ipsis aridis iniectis .affectae<text:line-break/>partis cutim cerato perungendam esse vult, fed etiam in<text:line-break/>singulis fasciae circumvolutionibus adesse, qui fasciam ee-<text:line-break/>rato illinat. Nam si fialam cutim cerato illinas et circui-<text:line-break/>tus. aridos admoveas, eo praesidio partem affectam priva-<text:line-break/>bis , quod brevi per ceratum erat consequutura ; quum<text:line-break/>linteum ipsum quod humectat ceratum esse velit , nam<text:line-break/>perfusionis vice eo utitur ; quum perfusio idem implere</text:span></text:span></text:p>
      <text:p text:style-name="P2"><text:span text:style-name="Default_20_Paragraph_20_Font"><text:span text:style-name="T1">queat. Verum per ceratum id tutius praestabitur, ac po-<text:line-break/>tissimum ubi medicus aegrotanti femper assidere non potest<text:line-break/>neque ministrum laboriosum sedule curam gerere. At<text:line-break/>ceratum non molle dumtaxat., verum etiam purum esse<text:line-break/>consulit, hoc est nihil quidquam in fe continere inferre-<text:line-break/>que tripolis et sordium nibilque terrenae, arenofaeque aut<text:line-break/>alterius praeter ceram substantiae. Id autem quam pri-<text:line-break/>tuum etiam laeve erit, nisi propter eas quae vocitant in-<text:line-break/>ceratioues , laeve latius quam purum pateat. Scriptum<text:line-break/>autem est non fotum laeve </text:span></text:span><text:span text:style-name="Default_20_Paragraph_20_Font"><text:span text:style-name="T9">λεία</text:span></text:span><text:span text:style-name="Default_20_Paragraph_20_Font"><text:span text:style-name="T3">, </text:span></text:span><text:span text:style-name="Default_20_Paragraph_20_Font"><text:span text:style-name="T1">sed etiam </text:span></text:span><text:span text:style-name="Default_20_Paragraph_20_Font"><text:span text:style-name="T9">λεἰη</text:span></text:span><text:span text:style-name="Default_20_Paragraph_20_Font"><text:span text:style-name="T3"> </text:span></text:span><text:span text:style-name="Default_20_Paragraph_20_Font"><text:span text:style-name="T1">per alte-<text:line-break/>ram syllabam , si quis literam prope syllabam </text:span></text:span><text:span text:style-name="Default_20_Paragraph_20_Font"><text:span text:style-name="T9">η</text:span></text:span><text:span text:style-name="Default_20_Paragraph_20_Font"><text:span text:style-name="T3"> </text:span></text:span><text:span text:style-name="Default_20_Paragraph_20_Font"><text:span text:style-name="T1">proferat ;<text:line-break/>atque sic scribere volunt quicunque puritatis significatione<text:line-break/>laeve contineri arbitrantur. Ipsum autem laeve arido<text:line-break/>contrarium definire asserunt, non tamen illud esse.</text:span></text:span></text:p>
      <text:h text:style-name="P30" text:outline-level="2"><text:span text:style-name="Default_20_Paragraph_20_Font">XVI.</text:span></text:h>
      <text:p text:style-name="P4"><text:span text:style-name="Default_20_Paragraph_20_Font"><text:span text:style-name="T5">Aquae calor et cop</text:span></text:span><text:span text:style-name="Default_20_Paragraph_20_Font"><text:span text:style-name="T1">i</text:span></text:span><text:span text:style-name="Default_20_Paragraph_20_Font"><text:span text:style-name="T5">a spec</text:span></text:span><text:span text:style-name="Default_20_Paragraph_20_Font"><text:span text:style-name="T1">t</text:span></text:span><text:span text:style-name="Default_20_Paragraph_20_Font"><text:span text:style-name="T5">anda sunt. Color qu</text:span></text:span><text:span text:style-name="Default_20_Paragraph_20_Font"><text:span text:style-name="T1">i</text:span></text:span><text:span text:style-name="Default_20_Paragraph_20_Font"><text:span text:style-name="T5">de</text:span></text:span><text:span text:style-name="Default_20_Paragraph_20_Font"><text:span text:style-name="T1">m su-<text:line-break/></text:span></text:span><text:span text:style-name="Default_20_Paragraph_20_Font"><text:span text:style-name="T5">pra</text:span></text:span><text:span text:style-name="Default_20_Paragraph_20_Font"><text:span text:style-name="T1"> m</text:span></text:span><text:span text:style-name="Default_20_Paragraph_20_Font"><text:span text:style-name="T5">anu</text:span></text:span><text:span text:style-name="Default_20_Paragraph_20_Font"><text:span text:style-name="T1">m </text:span></text:span><text:span text:style-name="Default_20_Paragraph_20_Font"><text:span text:style-name="T5">med</text:span></text:span><text:span text:style-name="Default_20_Paragraph_20_Font"><text:span text:style-name="T1">i</text:span></text:span><text:span text:style-name="Default_20_Paragraph_20_Font"><text:span text:style-name="T5">c</text:span></text:span><text:span text:style-name="Default_20_Paragraph_20_Font"><text:span text:style-name="T1">i </text:span></text:span><text:span text:style-name="Default_20_Paragraph_20_Font"><text:span text:style-name="T5">ferr</text:span></text:span><text:span text:style-name="Default_20_Paragraph_20_Font"><text:span text:style-name="T1">i </text:span></text:span><text:span text:style-name="Default_20_Paragraph_20_Font"><text:span text:style-name="T5">po/stt, cop</text:span></text:span><text:span text:style-name="Default_20_Paragraph_20_Font"><text:span text:style-name="T1">i</text:span></text:span><text:span text:style-name="Default_20_Paragraph_20_Font"><text:span text:style-name="T5">a vero ub</text:span></text:span><text:span text:style-name="Default_20_Paragraph_20_Font"><text:span text:style-name="T1">i l</text:span></text:span><text:span text:style-name="Default_20_Paragraph_20_Font"><text:span text:style-name="T5">axan-<text:line-break/>dum et attenuandu</text:span></text:span><text:span text:style-name="Default_20_Paragraph_20_Font"><text:span text:style-name="T1">m, </text:span></text:span><text:span text:style-name="Default_20_Paragraph_20_Font"><text:span text:style-name="T5">maxima; ub</text:span></text:span><text:span text:style-name="Default_20_Paragraph_20_Font"><text:span text:style-name="T1">i </text:span></text:span><text:span text:style-name="Default_20_Paragraph_20_Font"><text:span text:style-name="T5">vero carne implen-<text:line-break/>dum et emoll</text:span></text:span><text:span text:style-name="Default_20_Paragraph_20_Font"><text:span text:style-name="T1">i</text:span></text:span><text:span text:style-name="Default_20_Paragraph_20_Font"><text:span text:style-name="T5">endum</text:span></text:span><text:span text:style-name="Default_20_Paragraph_20_Font"><text:span text:style-name="T1"> m</text:span></text:span><text:span text:style-name="Default_20_Paragraph_20_Font"><text:span text:style-name="T5">oderata opt</text:span></text:span><text:span text:style-name="Default_20_Paragraph_20_Font"><text:span text:style-name="T1">im</text:span></text:span><text:span text:style-name="Default_20_Paragraph_20_Font"><text:span text:style-name="T5">a est.</text:span></text:span></text:p>
      <text:p text:style-name="P1"><text:span text:style-name="Default_20_Paragraph_20_Font"><text:span text:style-name="T1">Ad fracturarum curationem etiam de aqua necessaria<text:line-break/>est oratio. lu fracturarum igitur solutionibus omnes me-<text:line-break/>dici fracturas aqua. calida perfundunt, nimirum ex ea<text:line-break/>subsidium palam experti. Verum et in hujus usu error<text:line-break/>est duplex, unus quidem in qualitate, alter vero in quan-<text:line-break/>titate , quum vel calidiore vel frigidiore quam deceat aqua<text:line-break/>utitur medicus. In quantitate, quum aut longiori aut<text:line-break/>minori tempore fracturas perfundit. Symmetriae igitur in<text:line-break/>qualitate iudicatricem ipsius medici manum constituit. Suam<text:line-break/>namque manum aqua perfundens, quam fracturae iniusu-<text:line-break/>rus est, commoderatam aquae perfusionem potest conjectu-<text:line-break/>ris assequi. Dico vero pro amplitudine commoderationem</text:span></text:span></text:p>
      <text:p text:style-name="P2"><text:span text:style-name="Default_20_Paragraph_20_Font"><text:span text:style-name="T1">quae ad communem hominum, -non ad laborantis ideam<text:line-break/>refertur. Interdum enim huic et ipsi aegrotanti commo-<text:line-break/>der atio apparebat. Ergo perfusa curando laboranti prima<text:line-break/>irrigatione sciscitari poteris ex eo, utrum frigidior aut<text:line-break/>calidior videatur quam commoderatio postulet; sicque affu-<text:line-break/>fae calidae aut frigidae modico temperatam aquam prout<text:line-break/>aegrotanti congruat efficies. Itaque judex temperamenti<text:line-break/>aquae nostra manus est,. quae primum quidem illud con-<text:line-break/>fequetur; deinde vero ipsius laborantis fensus, quod et<text:line-break/>. praecipiuum et perfectissimum primumque probi tempera-<text:line-break/>menti signum decretorium est. Quantus autem sit aquae<text:line-break/>usus, distinctiones habet communes et ad frictionem et<text:line-break/>omnia quaecunque calefaciunt auxilia. Haec enim admota<text:line-break/>non solum ad partem calesactam e proximis locis evocare<text:line-break/>consueverunt, verum etiam discutere. Proptereaque aqua<text:line-break/>qualitate calida percipitur, quia tum corporis modum tum<text:line-break/>diuturniorem et breviorem usum sortitur. Si namque<text:line-break/>vacuum universum corpus exstiterit, plus discutit quam</text:span></text:span></text:p>
      <text:p text:style-name="P2"><text:span text:style-name="Default_20_Paragraph_20_Font"><text:span text:style-name="T1">evocet. Bullum vero contra si repletum, magis attrahit,<text:line-break/>quam discutiat. Proindeque pauco tempore admota magis<text:line-break/>implet, quam evacuet. Si vero longiori tempore iniecta<text:line-break/>fuerit, difcutit magis .quam impleat. Ratione igitur pro-<text:line-break/>nunciavit: copia, ubi laxandum fuerit et attenuandum,<text:line-break/>maxima ; ubi vero molliendum et carne implendum , mo-<text:line-break/>derata optima. Quae vacuantur, ea plane attenuari fequi-<text:line-break/>tur, non tamen ea plane laxari quae extensa Eunt, fed per<text:line-break/>altera media. Quaecunque enim plenitudine tenduntur;<text:line-break/>cuiusmodi funt omnia quae inflammatione obsidentur, eva-<text:line-break/>- o</text:span></text:span><text:span text:style-name="Default_20_Paragraph_20_Font"><text:span text:style-name="T5">v</text:span></text:span><text:span text:style-name="Default_20_Paragraph_20_Font"><text:span text:style-name="T1">atione laxantur; quae vero- concretione ex frigore, ca-<text:line-break/>lefactioue, quae denique siccitate tensa funt, humiditate.<text:line-break/>Ad haec pronunciata quintum potest calidam aquam effi-<text:line-break/>eere, quum uberius corpori infunditur, proindeque ea<text:line-break/>laxare probe docuit. Ne vero mireris , si dixerimus,<text:line-break/>aquam calidam supervacaneas humiditates evacuare simul-<text:line-break/>que folida corpora humectare. Nam aliis in libris utrum-<text:line-break/>que verum esse demonstratum esu Ilis igitur aqua calida</text:span></text:span></text:p>
      <text:p text:style-name="P6"><text:span text:style-name="Default_20_Paragraph_20_Font"><text:span text:style-name="T1">pollet facultatibus. Pauca quid praestare possit proferre<text:line-break/>simpliciter non licet. Si quis enim aut bis aut ter cum<text:line-break/>fpongiis perfusiones aut fotus admovisse contentus sit,<text:line-break/>hujusmodi ustus omnino est irritus. Sed si, ut ipfe loqui-<text:line-break/>tur, moderata quis aquae perfusione utatur, carnem pro-<text:line-break/>creabit, molliaque reddet quae hocpraesidiutn postulant.<text:line-break/>Quorsum vero hanc orationem adiecerim, quae hoc praesi-<text:line-break/>dium postulant, ex me percipe. Nonnulla siquidem cor-<text:line-break/>pora talis aquae usus neque emollire neque carne implere<text:line-break/>potest. Nam et macilento et simul repleto corpori mode-<text:line-break/>rata aquae calidae perfusio supervacaneo humore partem<text:line-break/>calefactam implebit. sii vero et emaciatum et minime<text:line-break/>plenum sit, carnem procreabit et simul molle conficiet.<text:line-break/>Nam carnis procreatio fit iis in partibus, quibus caro ad-<text:line-break/>nasci et increscere futura est, -quum inter calorem et fri-<text:line-break/>gus temperamentum sortiuntur et sanguis qualitate integer<text:line-break/>et quantitate commoderatus ad eas confluit. Haec ambo<text:line-break/>moderata aquae commoderate calidae perfusione oboriuu-</text:span></text:span></text:p>
      <text:p text:style-name="P19"><text:span text:style-name="Default_20_Paragraph_20_Font"><text:span text:style-name="T1">tnu Quandoquidem sanguinem ad eam quae per</text:span></text:span><text:span text:style-name="Default_20_Paragraph_20_Font"><text:span text:style-name="T5">t</text:span></text:span><text:span text:style-name="Default_20_Paragraph_20_Font"><text:span text:style-name="T1">unditur<text:line-break/>partem attrahit et temperatum in ea praecedentem carnem<text:line-break/>efficit, si frigida prius erat, calefaciendo, si calida, refri-<text:line-break/>gerando. Haec namque calorem ad exteriora evocat, prae-<text:line-break/>terea utili humore madefacit ob idque refrigerat, quem-<text:line-break/>admodum aquae fluviales et balnea. Haec etenim eas cale-<text:line-break/>faciunt qui itinere incedentes intereunt, etiamsi vehemen-<text:line-break/>ter refrigeratos esse contigerit, exustos vero non laedunt.<text:line-break/>Videntur enim temperatis aquis acceptis delectari minus a<text:line-break/>balneo sitientes. Ita igitur et aquae calidae effusio, si<text:line-break/>moderate assumatur, carne explet, quapropter et mollio-<text:line-break/>rem efficit partem. Mollis enim est caro recens compacta<text:line-break/>sanguine nuper concreto, generationem fortite nuper coa-<text:line-break/>ctis ca</text:span></text:span><text:span text:style-name="Default_20_Paragraph_20_Font"><text:span text:style-name="T5">t</text:span></text:span><text:span text:style-name="Default_20_Paragraph_20_Font"><text:span text:style-name="T1">eia consimilem.</text:span></text:span></text:p>
      <text:h text:style-name="Heading_20_2" text:outline-level="2"><text:span text:style-name="Default_20_Paragraph_20_Font">XVII.</text:span></text:h>
      <text:p text:style-name="Normal"><text:span text:style-name="Default_20_Paragraph_20_Font"><text:span text:style-name="T5">.Moderat</text:span></text:span><text:span text:style-name="Default_20_Paragraph_20_Font"><text:span text:style-name="T1">io </text:span></text:span><text:span text:style-name="Default_20_Paragraph_20_Font"><text:span text:style-name="T5">ver</text:span></text:span><text:span text:style-name="Default_20_Paragraph_20_Font"><text:span text:style-name="T1">o i</text:span></text:span><text:span text:style-name="Default_20_Paragraph_20_Font"><text:span text:style-name="T5">n perfusione sit, dum par</text:span></text:span><text:span text:style-name="Default_20_Paragraph_20_Font"><text:span text:style-name="T1">s </text:span></text:span><text:span text:style-name="Default_20_Paragraph_20_Font"><text:span text:style-name="T5">adhuc at</text:span></text:span><text:span text:style-name="Default_20_Paragraph_20_Font"><text:span text:style-name="T1">tole</text:span></text:span></text:p>
      <text:p text:style-name="P2"><text:span text:style-name="Default_20_Paragraph_20_Font"><text:span text:style-name="T5">l</text:span></text:span><text:span text:style-name="Default_20_Paragraph_20_Font"><text:span text:style-name="T1">it</text:span></text:span><text:span text:style-name="Default_20_Paragraph_20_Font"><text:span text:style-name="T5">ur, pr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</text:span></text:span><text:span text:style-name="Default_20_Paragraph_20_Font"><text:span text:style-name="T5">quam conc</text:span></text:span><text:span text:style-name="Default_20_Paragraph_20_Font"><text:span text:style-name="T1">i</text:span></text:span><text:span text:style-name="Default_20_Paragraph_20_Font"><text:span text:style-name="T5">dat, sin</text:span></text:span><text:span text:style-name="Default_20_Paragraph_20_Font"><text:span text:style-name="T1">i</text:span></text:span><text:span text:style-name="Default_20_Paragraph_20_Font"><text:span text:style-name="T5">re oporte</text:span></text:span><text:span text:style-name="Default_20_Paragraph_20_Font"><text:span text:style-name="T1">t. .P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mum enim<text:line-break/>attol</text:span></text:span><text:span text:style-name="Default_20_Paragraph_20_Font"><text:span text:style-name="T1">l</text:span></text:span><text:span text:style-name="Default_20_Paragraph_20_Font"><text:span text:style-name="T5">i</text:span></text:span><text:span text:style-name="Default_20_Paragraph_20_Font"><text:span text:style-name="T1">t</text:span></text:span><text:span text:style-name="Default_20_Paragraph_20_Font"><text:span text:style-name="T5">ur, postea at</text:span></text:span><text:span text:style-name="Default_20_Paragraph_20_Font"><text:span text:style-name="T1">t</text:span></text:span><text:span text:style-name="Default_20_Paragraph_20_Font"><text:span text:style-name="T5">enuatur.</text:span></text:span></text:p>
      <text:p text:style-name="P1"><text:span text:style-name="Default_20_Paragraph_20_Font"><text:span text:style-name="T1">Modus perfusionis aquae calidae carnem procreantis<text:line-break/>et emollientia omnino est, ut cesset, priusquam perfusa<text:line-break/>pars concidere incipiat. Inprimis enim attollitur, hoc<text:line-break/>est in tumorem naturali majorem assurgit, tum quia con-<text:line-break/>tentus in eo fanguis funditur tum quia a fuperjacentibus<text:line-break/>partibus eo influit, post haec extenuatur , magna portione<text:line-break/>sanguinis tum superne delapsi, quam circumfusi discussa.</text:span></text:span></text:p>
      <text:h text:style-name="Heading_20_2" text:outline-level="2"><text:span text:style-name="Default_20_Paragraph_20_Font">XVlll.</text:span></text:h>
      <text:p text:style-name="P4"><text:span text:style-name="Default_20_Paragraph_20_Font"><text:span text:style-name="T1">P</text:span></text:span><text:span text:style-name="Default_20_Paragraph_20_Font"><text:span text:style-name="T5">ositura sit mollis, aequabilis, sursum</text:span></text:span><text:span text:style-name="Default_20_Paragraph_20_Font"><text:span text:style-name="T1"> t</text:span></text:span><text:span text:style-name="Default_20_Paragraph_20_Font"><text:span text:style-name="T5">enden</text:span></text:span><text:span text:style-name="Default_20_Paragraph_20_Font"><text:span text:style-name="T1">s, </text:span></text:span><text:span text:style-name="Default_20_Paragraph_20_Font"><text:span text:style-name="T5">e</text:span></text:span><text:span text:style-name="Default_20_Paragraph_20_Font"><text:span text:style-name="T1">mi</text:span></text:span><text:span text:style-name="Default_20_Paragraph_20_Font"><text:span text:style-name="T5">nen</text:span></text:span><text:span text:style-name="Default_20_Paragraph_20_Font"><text:span text:style-name="T1">ti-<text:line-break/></text:span></text:span><text:span text:style-name="Default_20_Paragraph_20_Font"><text:span text:style-name="T5">bu</text:span></text:span><text:span text:style-name="Default_20_Paragraph_20_Font"><text:span text:style-name="T1">s</text:span></text:span><text:span text:style-name="Default_20_Paragraph_20_Font"><text:span text:style-name="T5">c</text:span></text:span><text:span text:style-name="Default_20_Paragraph_20_Font"><text:span text:style-name="T1">o</text:span></text:span><text:span text:style-name="Default_20_Paragraph_20_Font"><text:span text:style-name="T5">rpor</text:span></text:span><text:span text:style-name="Default_20_Paragraph_20_Font"><text:span text:style-name="T1">is </text:span></text:span><text:span text:style-name="Default_20_Paragraph_20_Font"><text:span text:style-name="T5">par</text:span></text:span><text:span text:style-name="Default_20_Paragraph_20_Font"><text:span text:style-name="T1">ti</text:span></text:span><text:span text:style-name="Default_20_Paragraph_20_Font"><text:span text:style-name="T5">bu</text:span></text:span><text:span text:style-name="Default_20_Paragraph_20_Font"><text:span text:style-name="T1">s, </text:span></text:span><text:span text:style-name="Default_20_Paragraph_20_Font"><text:span text:style-name="T5">velut calcane</text:span></text:span><text:span text:style-name="Default_20_Paragraph_20_Font"><text:span text:style-name="T1">o </text:span></text:span><text:span text:style-name="Default_20_Paragraph_20_Font"><text:span text:style-name="T5">et</text:span></text:span><text:span text:style-name="Default_20_Paragraph_20_Font"><text:span text:style-name="T1"> co</text:span></text:span><text:span text:style-name="Default_20_Paragraph_20_Font"><text:span text:style-name="T5">xa, u</text:span></text:span><text:span text:style-name="Default_20_Paragraph_20_Font"><text:span text:style-name="T1">t </text:span></text:span><text:span text:style-name="Default_20_Paragraph_20_Font"><text:span text:style-name="T5">neque<text:line-break/>re</text:span></text:span><text:span text:style-name="Default_20_Paragraph_20_Font"><text:span text:style-name="T1">to</text:span></text:span><text:span text:style-name="Default_20_Paragraph_20_Font"><text:span text:style-name="T5">rqueantur neque pervertantur.</text:span></text:span></text:p>
      <text:p text:style-name="P1"><text:span text:style-name="Default_20_Paragraph_20_Font"><text:span text:style-name="T1">Hanc orationem nonnulli quidem unicam universam<text:line-break/>legunt, nonnulli vero bipartito dividentes, utrumque ipsius</text:span></text:span></text:p>
      <text:p text:style-name="P6"><text:span text:style-name="Default_20_Paragraph_20_Font"><text:span text:style-name="T1">partem scor</text:span></text:span><text:span text:style-name="Default_20_Paragraph_20_Font"><text:span text:style-name="T5">t</text:span></text:span><text:span text:style-name="Default_20_Paragraph_20_Font"><text:span text:style-name="T1">um explicant. Prior itaque pars ita circum-<text:line-break/>frripta est, ut unam perfectam habere queat sententiam.<text:line-break/>Nam partium positura, si et generatim intelligatur et fus-<text:line-break/>pensio comprehendatur, ut manus si etiam speciatim, ut<text:line-break/>folius cruris, optima semper mollis est et aequabilis et<text:line-break/></text:span></text:span><text:span text:style-name="Default_20_Paragraph_20_Font"><text:span text:style-name="T5">t</text:span></text:span><text:span text:style-name="Default_20_Paragraph_20_Font"><text:span text:style-name="T1">urium tendens. Mollis quidem, ne laborans ex illa parte<text:line-break/>ita prematur simulque inflammatione periclitetur, . ob or-<text:line-break/>tum .ex compressione dolorem, neve simul coactus aeger<text:line-break/>figuram immutare, fractum membrum pervertat, quod im-<text:line-break/>mobile multa in quiete servari debuit. Inaequalis vero<text:line-break/>positura dolorem concitat simulque membrum pervertit,<text:line-break/>-quibus in partibus instabile redditur; in quibus vero com-<text:line-break/>primitur, aequabilem merito posituram approbat ;- quae si<text:line-break/>sursum tendat , membrum fluxionibus minime obnoxium<text:line-break/>tuetur ; si deorsum propendeat, fluxionem excitans iustam-<text:line-break/>nationis cau</text:span></text:span><text:span text:style-name="Default_20_Paragraph_20_Font"><text:span text:style-name="T5">l</text:span></text:span><text:span text:style-name="Default_20_Paragraph_20_Font"><text:span text:style-name="T1">a fit. Itaque prior pars propositae orationis<text:line-break/>est,. quod unam sententiam habere posse probeque fecun-<text:line-break/>dum ipfam pronunciatum esse jam declaratum sit. Altera</text:span></text:span></text:p>
      <text:p text:style-name="P6"><text:span text:style-name="Default_20_Paragraph_20_Font"><text:span text:style-name="T1">vero si quis fanaipfam per fe legat, hujusmodi </text:span></text:span><text:span text:style-name="Default_20_Paragraph_20_Font"><text:span text:style-name="T5">t</text:span></text:span><text:span text:style-name="Default_20_Paragraph_20_Font"><text:span text:style-name="T1">ensum<text:line-break/>habitura est: eminentibus corporis partibus velut calcaneo<text:line-break/>et coxae positura optima est, ut neque reflectantur neque<text:line-break/>pervertantur. Quia vero non est additum positura optima<text:line-break/>est, propterea mutilam esse </text:span></text:span><text:span text:style-name="Default_20_Paragraph_20_Font"><text:span text:style-name="T5">s</text:span></text:span><text:span text:style-name="Default_20_Paragraph_20_Font"><text:span text:style-name="T1">ententiam quidam existimant<text:line-break/>cogunturque priori parti ipfam connectere. Rurfus autem<text:line-break/>si priori haec connexa sit, apparet non ampllus universalis<text:line-break/>esse oratio, sed de solis prominentibus positurae partibus.<text:line-break/>At Iane qui his auscultarunt empirici, ut qui nunc ipsa<text:line-break/>aliis rationibus animadvertentes universalem fieri protu-<text:line-break/>Ierunt. Quin etiam non solum hoc in libro, sed et aliis<text:line-break/>multis demonstrant Hippocratem una vel duabus rebus ra-<text:line-break/>tiones universales docere , quum quod docetur id eviden-<text:line-break/>ter praestat iis rebus conspici quae ejusdem sunt generis,<text:line-break/>quemadmodum et nunc ex calcaneo et coxa. Quum enim<text:line-break/>omnium ejusmodi partium quaedam affecta sit, earum, in-<text:line-break/>quam, quae molliter et aequabiliter jacere postulant in<text:line-break/>figura sursum porrectae posituram habere debent, potlssi-</text:span></text:span></text:p>
      <text:p text:style-name="P6"><text:span text:style-name="Default_20_Paragraph_20_Font"><text:span text:style-name="T1">mum supereminentes corporis partes quae his . indigent,<text:line-break/>qualis est calcaneus et coxa. Saepius a me dictum est,<text:line-break/>hujusmodi interpretationem explicationis ansam praebere,<text:line-break/>alteram alteri et quod alicui visum est alteri probabile<text:line-break/>apparere. Quamobrem de opinione quam quis habet, quod<text:line-break/>veram esse deceat, sententiam pronunciare non oportet.<text:line-break/>Hoc igitur meminisse nos oportet, quod etiam profecto<text:line-break/>agnoscimus in dissidentibus explanationibus, quum lu ipsis<text:line-break/>speculatio servetur, eos diu exercendos non esse, .qui ad<text:line-break/>artis utilitatem emigrant, in qua morari melius est, quem..<text:line-break/>admodum etiam nunc facere praestantius. Consentientibus<text:line-break/>enim omnibus oportere partium posituram mollem esse et<text:line-break/>aequabilem et furium porrectam, potissimum vero quae<text:line-break/>prominent, qualis coxa et calcaneum p ea deinceps sequi-<text:line-break/>mm quibus pronunciat: ut neque reflectantur neque per-<text:line-break/>vertanturi Rursus hic quoque quae ad artem spectat uti-<text:line-break/>litas de partium prominentium positura est , peritiam con-<text:line-break/>siequi, si sublimiores quam deceat exstiterint, quod acci-</text:span></text:span></text:p>
      <text:p text:style-name="P6"><text:span text:style-name="Default_20_Paragraph_20_Font"><text:span text:style-name="T1">det membrum reflecti; si vero humiliores, perverti; ac<text:line-break/>maxime si prima alta sit. At quae extra artem in oratione<text:line-break/>sunt, etiamnum plura scholia desiderant. In libro de fra-<text:line-break/>cturis perfecte tractatum est, quemadmodum et in aliis<text:line-break/>omnibus quae recensuit praeceptis, sic et de calcanei po-<text:line-break/>situra, ubi ait: calcanei autem summa cura admodum fui-<text:line-break/>cipienda est, ut commodam posituram sortiatur. Atque<text:line-break/>nonnulli omnia in omnibus scribere consueverunt et alias<text:line-break/>aliis in libris pronunciatus sententias id praeceptum com-<text:line-break/>plexas adscribere , quod per duos dies continuos confer-<text:line-break/>tim.non conficeretur. Atque ea re apud eos qui sic ex-<text:line-break/>plicant nemo librum quam anno legit celerius aut duobus<text:line-break/>annis. Atque jam quum in libros de fracturis et de ar-<text:line-break/>tricolis commentarios struxerimus , hic fiala commemoratio<text:line-break/>necessaria esu Si quis vero illis in libris legerit quam<text:line-break/>celerrime percurrens quod nunc a nobis proponitur ad<text:line-break/>ulteriora processerit a nobis expertis doctus fusas difcipli-<text:line-break/>nas perfectos artifices efficere, non quae per compendia</text:span></text:span></text:p>
      <text:p text:style-name="P6"><text:span text:style-name="Default_20_Paragraph_20_Font"><text:span text:style-name="T1">traduntur. Nos tamen ejusmodi doctrinae etiam inutiles<text:line-break/>esse profitemur, quae nonnullam universae speculationis<text:line-break/>collectionem paucis complectuntur.</text:span></text:span></text:p>
      <text:h text:style-name="Heading_20_2" text:outline-level="2"><text:span text:style-name="Default_20_Paragraph_20_Font">XIX.<text:tab/>-</text:span></text:h>
      <text:p text:style-name="P4"><text:span text:style-name="Default_20_Paragraph_20_Font"><text:span text:style-name="T5">Canal</text:span></text:span><text:span text:style-name="Default_20_Paragraph_20_Font"><text:span text:style-name="T1">is </text:span></text:span><text:span text:style-name="Default_20_Paragraph_20_Font"><text:span text:style-name="T5">tot</text:span></text:span><text:span text:style-name="Default_20_Paragraph_20_Font"><text:span text:style-name="T1">i </text:span></text:span><text:span text:style-name="Default_20_Paragraph_20_Font"><text:span text:style-name="T5">crur</text:span></text:span><text:span text:style-name="Default_20_Paragraph_20_Font"><text:span text:style-name="T1">i </text:span></text:span><text:span text:style-name="Default_20_Paragraph_20_Font"><text:span text:style-name="T5">p</text:span></text:span><text:span text:style-name="Default_20_Paragraph_20_Font"><text:span text:style-name="T1">o</text:span></text:span><text:span text:style-name="Default_20_Paragraph_20_Font"><text:span text:style-name="T5">t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quam d</text:span></text:span><text:span text:style-name="Default_20_Paragraph_20_Font"><text:span text:style-name="T1">i</text:span></text:span><text:span text:style-name="Default_20_Paragraph_20_Font"><text:span text:style-name="T5">m</text:span></text:span><text:span text:style-name="Default_20_Paragraph_20_Font"><text:span text:style-name="T1">i</text:span></text:span><text:span text:style-name="Default_20_Paragraph_20_Font"><text:span text:style-name="T5">d</text:span></text:span><text:span text:style-name="Default_20_Paragraph_20_Font"><text:span text:style-name="T1">i</text:span></text:span><text:span text:style-name="Default_20_Paragraph_20_Font"><text:span text:style-name="T5">o admovendu</text:span></text:span><text:span text:style-name="Default_20_Paragraph_20_Font"><text:span text:style-name="T1">s </text:span></text:span><text:span text:style-name="Default_20_Paragraph_20_Font"><text:span text:style-name="T5">est.<text:line-break/>Ad affecti</text:span></text:span><text:span text:style-name="Default_20_Paragraph_20_Font"><text:span text:style-name="T1">o</text:span></text:span><text:span text:style-name="Default_20_Paragraph_20_Font"><text:span text:style-name="T5">nem au</text:span></text:span><text:span text:style-name="Default_20_Paragraph_20_Font"><text:span text:style-name="T1">t</text:span></text:span><text:span text:style-name="Default_20_Paragraph_20_Font"><text:span text:style-name="T5">e</text:span></text:span><text:span text:style-name="Default_20_Paragraph_20_Font"><text:span text:style-name="T1">m </text:span></text:span><text:span text:style-name="Default_20_Paragraph_20_Font"><text:span text:style-name="T5">spectandu</text:span></text:span><text:span text:style-name="Default_20_Paragraph_20_Font"><text:span text:style-name="T1">m </text:span></text:span><text:span text:style-name="Default_20_Paragraph_20_Font"><text:span text:style-name="T5">e</text:span></text:span><text:span text:style-name="Default_20_Paragraph_20_Font"><text:span text:style-name="T1">t </text:span></text:span><text:span text:style-name="Default_20_Paragraph_20_Font"><text:span text:style-name="T5">ad cetera quae-<text:line-break/>cunque man</text:span></text:span><text:span text:style-name="Default_20_Paragraph_20_Font"><text:span text:style-name="T1">if</text:span></text:span><text:span text:style-name="Default_20_Paragraph_20_Font"><text:span text:style-name="T5">este laedunt.</text:span></text:span></text:p>
      <text:p text:style-name="P1"><text:span text:style-name="Default_20_Paragraph_20_Font"><text:span text:style-name="T1">Hifce verbis eloquitur, ut qui libros de fracturis et<text:line-break/>articulis legerint, in quibus illud manifestum cuilibet con-<text:line-break/>fpicuum esse pronunciat. Quaedam enim hoc modo toti<text:line-break/>hominum generi manifesta funt; quo etiam ante hunc<text:line-break/>textum pronunciata. Etenim omnes fractum membrum<text:line-break/>molliter et aequabiliter esse collocandum intelligunt. Non<text:line-break/>tamen praeservare canalem, prout collocatur, laedere. De<text:line-break/>ipso in illo textu scripsit, cujus initium in libro de fra-<text:line-break/>cturis ita legitur : nam de canalibus qui fractis cruribus</text:span></text:span></text:p>
      <text:p text:style-name="P6"><text:span text:style-name="Default_20_Paragraph_20_Font"><text:span text:style-name="T1">fubjiciuntur, quid consulam animi pendeo. Quamobrem<text:line-break/>autem jure sit dubius recenset. Ac rursus eodem libro in<text:line-break/>altero textu cujus exordium est: si quis profecto ipsi fe-<text:line-break/>mori canalem subjecerit. Atque multis interjectis circa<text:line-break/>orationis finem pronunciat: aut igitur canalis totus adhis<text:line-break/>fiendus est aut non subiciendus. Haec sententia decrevit<text:line-break/>canalis usum necessarium non esse. Si quis tamen eo uti<text:line-break/>voluerit, inguine tenus non adusque genu universo cruri<text:line-break/>subiiciendum esse. Ex illis igitur manifestum est nobis et<text:line-break/>quod nunc proponitur, jure ip</text:span></text:span><text:span text:style-name="Default_20_Paragraph_20_Font"><text:span text:style-name="T5">t</text:span></text:span><text:span text:style-name="Default_20_Paragraph_20_Font"><text:span text:style-name="T1">um per </text:span></text:span><text:span text:style-name="Default_20_Paragraph_20_Font"><text:span text:style-name="T5">t</text:span></text:span><text:span text:style-name="Default_20_Paragraph_20_Font"><text:span text:style-name="T1">e patet. Quau-<text:line-break/>tum enim in dictione </text:span></text:span><text:span text:style-name="Default_20_Paragraph_20_Font"><text:span text:style-name="T9">ἠ</text:span></text:span><text:span text:style-name="Default_20_Paragraph_20_Font"><text:span text:style-name="T3"> </text:span></text:span><text:span text:style-name="Default_20_Paragraph_20_Font"><text:span text:style-name="T1">valoris est et vocem accipere<text:line-break/>tanquam disiunctivam enuntiari coniunctionem oportet,<text:line-break/>fed illam pro negatione positam esse novimus. Vult enim<text:line-break/>universo cruri ita nos canalem citra laesionem snbjicere,<text:line-break/>quomodo Humerus cecinit:</text:span></text:span></text:p>
      <text:p text:style-name="P1"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t</text:span></text:span><text:span text:style-name="Default_20_Paragraph_20_Font"><text:span text:style-name="T5">ari populu</text:span></text:span><text:span text:style-name="Default_20_Paragraph_20_Font"><text:span text:style-name="T1">m </text:span></text:span><text:span text:style-name="Default_20_Paragraph_20_Font"><text:span text:style-name="T5">nob</text:span></text:span><text:span text:style-name="Default_20_Paragraph_20_Font"><text:span text:style-name="T1">is, </text:span></text:span><text:span text:style-name="Default_20_Paragraph_20_Font"><text:span text:style-name="T5">n</text:span></text:span><text:span text:style-name="Default_20_Paragraph_20_Font"><text:span text:style-name="T1">o</text:span></text:span><text:span text:style-name="Default_20_Paragraph_20_Font"><text:span text:style-name="T5">n perdere mens est,<text:line-break/></text:span></text:span><text:span text:style-name="Default_20_Paragraph_20_Font"><text:span text:style-name="T1">et Thucydides:</text:span></text:span></text:p>
      <text:p text:style-name="P1"><text:span text:style-name="Default_20_Paragraph_20_Font"><text:span text:style-name="T1">G</text:span></text:span><text:span text:style-name="Default_20_Paragraph_20_Font"><text:span text:style-name="T5">lac</text:span></text:span><text:span text:style-name="Default_20_Paragraph_20_Font"><text:span text:style-name="T1">i</text:span></text:span><text:span text:style-name="Default_20_Paragraph_20_Font"><text:span text:style-name="T5">es vero asilueba</text:span></text:span><text:span text:style-name="Default_20_Paragraph_20_Font"><text:span text:style-name="T1">t.</text:span></text:span></text:p>
      <text:p text:style-name="P6"><text:span text:style-name="Default_20_Paragraph_20_Font"><text:span text:style-name="T1">Ubi pro </text:span></text:span><text:span text:style-name="Default_20_Paragraph_20_Font"><text:span text:style-name="T9">ούκ</text:span></text:span><text:span text:style-name="Default_20_Paragraph_20_Font"><text:span text:style-name="T3"> </text:span></text:span><text:span text:style-name="Default_20_Paragraph_20_Font"><text:span text:style-name="T9">ἠ</text:span></text:span><text:span text:style-name="Default_20_Paragraph_20_Font"><text:span text:style-name="T3"> </text:span></text:span><text:span text:style-name="Default_20_Paragraph_20_Font"><text:span text:style-name="T1">po</text:span></text:span><text:span text:style-name="Default_20_Paragraph_20_Font"><text:span text:style-name="T5">t</text:span></text:span><text:span text:style-name="Default_20_Paragraph_20_Font"><text:span text:style-name="T1">uit. Spectandum autem esse docet<text:line-break/>etiam morbum, cujus gratis canalis admoveatur et quae-<text:line-break/>cunque laedere solent. Morbus quidem est gravis ossium<text:line-break/>cruris fractura, ad cujus . curationem crure plane immobili<text:line-break/>opus esu Canalis siquidem a quibusdam commendatur, ut<text:line-break/>illis temporibus utilis futurus , in quibus aeger e lecto<text:line-break/>assurgit, quod etiam haec rursus adsunt, quibus vel ae-<text:line-break/>. ger fecessum desiderat vel strati duritiem non ferens de-<text:line-break/>ferit priorem et ad alterum stratum jam transvehitur, quod<text:line-break/>ipfe in libro de fracturis declaravit. Declararit quoque<text:line-break/>quod canalis adusque genu admotus minime crus moveri<text:line-break/>prohibeat, molestus est et saepius comprimit. Qui vero<text:line-break/>tum ad morbum intueris, cujus gratia canalis admovetur,<text:line-break/>tum ad eas quas excitat laesiones, te interdum canalem<text:line-break/>usurpare hortatur, interdum minime. Nam si ex eo ob-<text:line-break/>ortae laesiones ipfia utilitate majores fuerint canalis vitan-<text:line-break/>dus est; si vero noxam exsuperet utilitas, toti cruri non<text:line-break/>adufque genu dumtaxat adhibendus est.</text:span></text:span></text:p>
      <text:h text:style-name="P30" text:outline-level="2"><text:span text:style-name="Default_20_Paragraph_20_Font">XX.</text:span></text:h>
      <text:p text:style-name="P4"><text:span text:style-name="Default_20_Paragraph_20_Font"><text:span text:style-name="T5">Ded</text:span></text:span><text:span text:style-name="Default_20_Paragraph_20_Font"><text:span text:style-name="T1">i</text:span></text:span><text:span text:style-name="Default_20_Paragraph_20_Font"><text:span text:style-name="T5">t</text:span></text:span><text:span text:style-name="Default_20_Paragraph_20_Font"><text:span text:style-name="T1">i</text:span></text:span><text:span text:style-name="Default_20_Paragraph_20_Font"><text:span text:style-name="T5">o ac d</text:span></text:span><text:span text:style-name="Default_20_Paragraph_20_Font"><text:span text:style-name="T1">i</text:span></text:span><text:span text:style-name="Default_20_Paragraph_20_Font"><text:span text:style-name="T5">sten</text:span></text:span><text:span text:style-name="Default_20_Paragraph_20_Font"><text:span text:style-name="T1">t</text:span></text:span><text:span text:style-name="Default_20_Paragraph_20_Font"><text:span text:style-name="T5">io et c</text:span></text:span><text:span text:style-name="Default_20_Paragraph_20_Font"><text:span text:style-name="T1">o</text:span></text:span><text:span text:style-name="Default_20_Paragraph_20_Font"><text:span text:style-name="T5">nfar</text:span></text:span><text:span text:style-name="Default_20_Paragraph_20_Font"><text:span text:style-name="T1">m</text:span></text:span><text:span text:style-name="Default_20_Paragraph_20_Font"><text:span text:style-name="T5">at</text:span></text:span><text:span text:style-name="Default_20_Paragraph_20_Font"><text:span text:style-name="T1">i</text:span></text:span><text:span text:style-name="Default_20_Paragraph_20_Font"><text:span text:style-name="T5">o et quae cetera sucun-<text:line-break/>dum na</text:span></text:span><text:span text:style-name="Default_20_Paragraph_20_Font"><text:span text:style-name="T1">t</text:span></text:span><text:span text:style-name="Default_20_Paragraph_20_Font"><text:span text:style-name="T5">uram sunt,</text:span></text:span></text:p>
      <text:p text:style-name="P1"><text:span text:style-name="Default_20_Paragraph_20_Font"><text:span text:style-name="T1">Deditionem esse, quum aeger fe ipsum medico curan-<text:line-break/>dum exhibet, antea dictum esu Primum sane hocce tem-<text:line-break/>pure medicus obortum ipsum affectum agnoscit, deinde ad<text:line-break/>curationem accingitur. At forma quadam partem affectam<text:line-break/>figurari oportet, hancque formam fecundum naturam par-<text:line-break/>tis esse rationi consentaneam. Nam ab ea quae praeter<text:line-break/>naturam est forma, nequaquam parva laesio contingeret.<text:line-break/>A deditione quidem partem solam intendere oportet, quum<text:line-break/>ita sit demissa, ut fotam </text:span></text:span><text:span text:style-name="Default_20_Paragraph_20_Font"><text:span text:style-name="T5">t</text:span></text:span><text:span text:style-name="Default_20_Paragraph_20_Font"><text:span text:style-name="T1">ui retentionem in superioribus<text:line-break/>partibus desideret. Constat igitur et hoc tempore satius<text:line-break/>esse laboranti eam quae secundum naturam est formam<text:line-break/>tueri. Huic succedit conformationis .tempus, in quo etiam<text:line-break/>hanc ipsam formam servari conducit, Denique fubfequi-<text:line-break/>tur depositionis et suspensionis tempus , quas ambas nomi-</text:span></text:span></text:p>
      <text:p text:style-name="P6"><text:span text:style-name="Default_20_Paragraph_20_Font"><text:span text:style-name="T1">nati m non commemoravit, fed his verbis, et quae cetera,<text:line-break/>significavit.</text:span></text:span></text:p>
      <text:h text:style-name="Heading_20_2" text:outline-level="2"><text:span text:style-name="Default_20_Paragraph_20_Font"><text:span text:style-name="T9">χχι</text:span></text:span><text:span text:style-name="Default_20_Paragraph_20_Font"><text:span text:style-name="T3">.</text:span></text:span></text:h>
      <text:p text:style-name="P4"><text:span text:style-name="Default_20_Paragraph_20_Font"><text:span text:style-name="T1">N</text:span></text:span><text:span text:style-name="Default_20_Paragraph_20_Font"><text:span text:style-name="T5">atura ver</text:span></text:span><text:span text:style-name="Default_20_Paragraph_20_Font"><text:span text:style-name="T1">o </text:span></text:span><text:span text:style-name="Default_20_Paragraph_20_Font"><text:span text:style-name="T5">inest operibu</text:span></text:span><text:span text:style-name="Default_20_Paragraph_20_Font"><text:span text:style-name="T1">s; </text:span></text:span><text:span text:style-name="Default_20_Paragraph_20_Font"><text:span text:style-name="T5">oper</text:span></text:span><text:span text:style-name="Default_20_Paragraph_20_Font"><text:span text:style-name="T1">is </text:span></text:span><text:span text:style-name="Default_20_Paragraph_20_Font"><text:span text:style-name="T5">actione qu</text:span></text:span><text:span text:style-name="Default_20_Paragraph_20_Font"><text:span text:style-name="T1">i</text:span></text:span><text:span text:style-name="Default_20_Paragraph_20_Font"><text:span text:style-name="T5">d vel</text:span></text:span><text:span text:style-name="Default_20_Paragraph_20_Font"><text:span text:style-name="T1">it </text:span></text:span><text:span text:style-name="Default_20_Paragraph_20_Font"><text:span text:style-name="T5">con-<text:line-break/>jactandu</text:span></text:span><text:span text:style-name="Default_20_Paragraph_20_Font"><text:span text:style-name="T1">m </text:span></text:span><text:span text:style-name="Default_20_Paragraph_20_Font"><text:span text:style-name="T5">est. Ad haec autem ex quiescente, ex com-<text:line-break/>muni , ex consue</text:span></text:span><text:span text:style-name="Default_20_Paragraph_20_Font"><text:span text:style-name="T1">t</text:span></text:span><text:span text:style-name="Default_20_Paragraph_20_Font"><text:span text:style-name="T5">ud</text:span></text:span><text:span text:style-name="Default_20_Paragraph_20_Font"><text:span text:style-name="T1">i</text:span></text:span><text:span text:style-name="Default_20_Paragraph_20_Font"><text:span text:style-name="T5">ne. Ex quiescente qu</text:span></text:span><text:span text:style-name="Default_20_Paragraph_20_Font"><text:span text:style-name="T1">i</text:span></text:span><text:span text:style-name="Default_20_Paragraph_20_Font"><text:span text:style-name="T5">de</text:span></text:span><text:span text:style-name="Default_20_Paragraph_20_Font"><text:span text:style-name="T1">m </text:span></text:span><text:span text:style-name="Default_20_Paragraph_20_Font"><text:span text:style-name="T5">ac re-<text:line-break/>mqsu rectitudine</text:span></text:span><text:span text:style-name="Default_20_Paragraph_20_Font"><text:span text:style-name="T1">s </text:span></text:span><text:span text:style-name="Default_20_Paragraph_20_Font"><text:span text:style-name="T5">spectandae sunt, velut in manu</text:span></text:span><text:span text:style-name="Default_20_Paragraph_20_Font"><text:span text:style-name="T1">s </text:span></text:span><text:span text:style-name="Default_20_Paragraph_20_Font"><text:span text:style-name="T5">sigura.<text:line-break/>Ex commun</text:span></text:span><text:span text:style-name="Default_20_Paragraph_20_Font"><text:span text:style-name="T1">i </text:span></text:span><text:span text:style-name="Default_20_Paragraph_20_Font"><text:span text:style-name="T5">ex</text:span></text:span><text:span text:style-name="Default_20_Paragraph_20_Font"><text:span text:style-name="T1">t</text:span></text:span><text:span text:style-name="Default_20_Paragraph_20_Font"><text:span text:style-name="T5">ensio e</text:span></text:span><text:span text:style-name="Default_20_Paragraph_20_Font"><text:span text:style-name="T1">t </text:span></text:span><text:span text:style-name="Default_20_Paragraph_20_Font"><text:span text:style-name="T5">instex</text:span></text:span><text:span text:style-name="Default_20_Paragraph_20_Font"><text:span text:style-name="T1">i</text:span></text:span><text:span text:style-name="Default_20_Paragraph_20_Font"><text:span text:style-name="T5">o, velu</text:span></text:span><text:span text:style-name="Default_20_Paragraph_20_Font"><text:span text:style-name="T1">ti </text:span></text:span><text:span text:style-name="Default_20_Paragraph_20_Font"><text:span text:style-name="T5">sigura cub</text:span></text:span><text:span text:style-name="Default_20_Paragraph_20_Font"><text:span text:style-name="T1">i</text:span></text:span><text:span text:style-name="Default_20_Paragraph_20_Font"><text:span text:style-name="T5">ti<text:line-break/>cum brach</text:span></text:span><text:span text:style-name="Default_20_Paragraph_20_Font"><text:span text:style-name="T1">i</text:span></text:span><text:span text:style-name="Default_20_Paragraph_20_Font"><text:span text:style-name="T5">o angu</text:span></text:span><text:span text:style-name="Default_20_Paragraph_20_Font"><text:span text:style-name="T1">l</text:span></text:span><text:span text:style-name="Default_20_Paragraph_20_Font"><text:span text:style-name="T5">ari</text:span></text:span><text:span text:style-name="Default_20_Paragraph_20_Font"><text:span text:style-name="T1">s </text:span></text:span><text:span text:style-name="Default_20_Paragraph_20_Font"><text:span text:style-name="T5">pr</text:span></text:span><text:span text:style-name="Default_20_Paragraph_20_Font"><text:span text:style-name="T1">o</text:span></text:span><text:span text:style-name="Default_20_Paragraph_20_Font"><text:span text:style-name="T5">x</text:span></text:span><text:span text:style-name="Default_20_Paragraph_20_Font"><text:span text:style-name="T1">i</text:span></text:span><text:span text:style-name="Default_20_Paragraph_20_Font"><text:span text:style-name="T5">ma. Ex .consuetudine, quod<text:line-break/>non a</text:span></text:span><text:span text:style-name="Default_20_Paragraph_20_Font"><text:span text:style-name="T1">l</text:span></text:span><text:span text:style-name="Default_20_Paragraph_20_Font"><text:span text:style-name="T5">ia</text:span></text:span><text:span text:style-name="Default_20_Paragraph_20_Font"><text:span text:style-name="T1">s fi</text:span></text:span><text:span text:style-name="Default_20_Paragraph_20_Font"><text:span text:style-name="T5">guras fac</text:span></text:span><text:span text:style-name="Default_20_Paragraph_20_Font"><text:span text:style-name="T1">i</text:span></text:span><text:span text:style-name="Default_20_Paragraph_20_Font"><text:span text:style-name="T5">liu</text:span></text:span><text:span text:style-name="Default_20_Paragraph_20_Font"><text:span text:style-name="T1">s </text:span></text:span><text:span text:style-name="Default_20_Paragraph_20_Font"><text:span text:style-name="T5">serre queant, ve</text:span></text:span><text:span text:style-name="Default_20_Paragraph_20_Font"><text:span text:style-name="T1">l</text:span></text:span><text:span text:style-name="Default_20_Paragraph_20_Font"><text:span text:style-name="T5">u</text:span></text:span><text:span text:style-name="Default_20_Paragraph_20_Font"><text:span text:style-name="T1">ti </text:span></text:span><text:span text:style-name="Default_20_Paragraph_20_Font"><text:span text:style-name="T5">crura<text:line-break/>ex</text:span></text:span><text:span text:style-name="Default_20_Paragraph_20_Font"><text:span text:style-name="T1">t</text:span></text:span><text:span text:style-name="Default_20_Paragraph_20_Font"><text:span text:style-name="T5">ensionem. Ab ea namque sigura pluri</text:span></text:span><text:span text:style-name="Default_20_Paragraph_20_Font"><text:span text:style-name="T1">m</text:span></text:span><text:span text:style-name="Default_20_Paragraph_20_Font"><text:span text:style-name="T5">um tempu</text:span></text:span><text:span text:style-name="Default_20_Paragraph_20_Font"><text:span text:style-name="T1">s<text:line-break/></text:span></text:span><text:span text:style-name="Default_20_Paragraph_20_Font"><text:span text:style-name="T5">fac</text:span></text:span><text:span text:style-name="Default_20_Paragraph_20_Font"><text:span text:style-name="T1">il</text:span></text:span><text:span text:style-name="Default_20_Paragraph_20_Font"><text:span text:style-name="T5">lime consequerentur quae</text:span></text:span><text:span text:style-name="Default_20_Paragraph_20_Font"><text:span text:style-name="T1"> i</text:span></text:span><text:span text:style-name="Default_20_Paragraph_20_Font"><text:span text:style-name="T5">psum non i</text:span></text:span><text:span text:style-name="Default_20_Paragraph_20_Font"><text:span text:style-name="T1">mm</text:span></text:span><text:span text:style-name="Default_20_Paragraph_20_Font"><text:span text:style-name="T5">utant.</text:span></text:span></text:p>
      <text:p text:style-name="P1"><text:span text:style-name="Default_20_Paragraph_20_Font"><text:span text:style-name="T1">Quandoquidem superiori textu loquutionis </text:span></text:span><text:span text:style-name="Default_20_Paragraph_20_Font"><text:span text:style-name="T5">facundum<text:line-break/>naturam</text:span></text:span><text:span text:style-name="Default_20_Paragraph_20_Font"><text:span text:style-name="T1"> mentionem fecit, merito nunc quae sit ipsis na-<text:line-break/>tura et quae certa hujus indicia explanat atque pronuu-<text:line-break/>ciat: natura vero inest operibus; operis actione quid ve-</text:span></text:span></text:p>
      <text:p text:style-name="P6"><text:span text:style-name="Default_20_Paragraph_20_Font"><text:span text:style-name="T1">Iit coniectandum esu Ac si ita dixerit: quae secundum<text:line-break/>naturam est figura, in actionibus ficopus ipsarum est et<text:line-break/>usus, ob quem agunt. Ad haec autem, hoc est ad ea<text:line-break/>quae nunc </text:span></text:span><text:span text:style-name="Default_20_Paragraph_20_Font"><text:span text:style-name="T5">t</text:span></text:span><text:span text:style-name="Default_20_Paragraph_20_Font"><text:span text:style-name="T1">uus proposita; deditionem , distensionem , con-<text:line-break/>formationem et posituram laborantis tanquam nullam actio-<text:line-break/>nem affecta parte obeuntis. Alios scribit inventionis figu-<text:line-break/>rae fecundum naturam </text:span></text:span><text:span text:style-name="Default_20_Paragraph_20_Font"><text:span text:style-name="T5">t</text:span></text:span><text:span text:style-name="Default_20_Paragraph_20_Font"><text:span text:style-name="T1">copos, quos ipfe deinceps percur-<text:line-break/>rit: ex quiescente, ex communi, .ex consuetudine. Ex<text:line-break/>quiescente quidem dicit, quum nihil prorsus agit, fed<text:line-break/>otiatur, unde rectitudines colligi denunciat, sicut in manu<text:line-break/>docuit </text:span></text:span><text:span text:style-name="Default_20_Paragraph_20_Font"><text:span text:style-name="T5">j</text:span></text:span><text:span text:style-name="Default_20_Paragraph_20_Font"><text:span text:style-name="T1"> os cubiti volens subjici.os radii superiacere. Ex<text:line-break/>communi interiectam inflexionis et extensionis summae figu-<text:line-break/>ram quam prope angularem figuram cubiti cum brachio esse<text:line-break/>profert vocarique angularem figuram, quae ad rectum fit<text:line-break/>angulum, hoc est ut quae cubiti os cum brachii ussere-<text:line-break/>ctum efformet angulum. Quum autem omnia vetusta.<text:line-break/>exemplaria </text:span></text:span><text:span text:style-name="Default_20_Paragraph_20_Font"><text:span text:style-name="T5">pr</text:span></text:span><text:span text:style-name="Default_20_Paragraph_20_Font"><text:span text:style-name="T1">o</text:span></text:span><text:span text:style-name="Default_20_Paragraph_20_Font"><text:span text:style-name="T5">pe</text:span></text:span><text:span text:style-name="Default_20_Paragraph_20_Font"><text:span text:style-name="T1"> additum contineant et qui librum ex—</text:span></text:span></text:p>
      <text:p text:style-name="P2"><text:span text:style-name="Default_20_Paragraph_20_Font"><text:span text:style-name="T1">planaruut hanc scripturam agnoscant, duobus modis quod<text:line-break/>dicitur vitiofum est, si quis angularem figuram ad acutum<text:line-break/>angulum acceperit, quum nimirum acutus angulus nomi-<text:line-break/>netur qui recto minor sit. Nam ubi recta linea supra<text:line-break/>rectam lineam erecta angulos deinceps inter fe aequales<text:line-break/>efficit, uterque aequalium angulorum rectus esu Sed qui<text:line-break/>recto minor est, acutus vocatur, quemadmodum qui majod,<text:line-break/>obtusus.- Ac proinde rectus angulus secundum magnitudi-<text:line-break/>nem est, qui magis et minus non sortitur. Amplissima<text:line-break/>sane est numero multitudo angulorum tum- acutorum tum<text:line-break/>obtusorum. Rectus enim angulus indeclinabilis existit.<text:line-break/>- Quandoquidem recta linea supra rectam lineam lucum-<text:line-break/>bens , rectum tunc duorum aliorum angulorum ortum essi-<text:line-break/>cit, quum neutro propendens instet. Rectam autem li-<text:line-break/>neam vocavit, quae rectum efficit angulum ad alteram<text:line-break/>fuperjectae rectae lineae partem. Atque ipsius propensio-<text:line-break/>nes majores aut minores habentur multitudine innumerabiles.</text:span></text:span></text:p>
      <text:p text:style-name="P20"><text:span text:style-name="Default_20_Paragraph_20_Font"><text:span text:style-name="T7">o.<text:tab/></text:span></text:span>P.<text:tab/>Q.<text:tab/><text:span text:style-name="Default_20_Paragraph_20_Font"><text:span text:style-name="T7">R.</text:span></text:span></text:p>
      <text:p text:style-name="P21">Angulus obto-<text:tab/>. Acutus. -Angulus re- Acuti plures.^</text:p>
      <text:p text:style-name="P22">tus.<text:tab/>-- crus.</text:p>
      <text:p text:style-name="P6"><text:span text:style-name="Default_20_Paragraph_20_Font"><text:span text:style-name="T1">Quicunque ergo rectum angulum explicare voluerit,<text:line-break/>prope acutum esse dicere non potest. Praecedit enim recti<text:line-break/>intelligentia, sequitur vero acuti, quod, ut enuntiavi, re-<text:line-break/>otus sit unus, acuti vero numero infiniti. Acutum ergo<text:line-break/>aliquem angulum prope rectum esse quisquam merito di-<text:line-break/>xerit. Quum enim plurimi sint anguli, illum prope esse<text:line-break/>rectum intelligemus , qui a recto paululum discedit neque<text:line-break/>admodum concursum rectarum linearum angulum ap</text:span></text:span><text:span text:style-name="Default_20_Paragraph_20_Font"><text:span text:style-name="T5">t</text:span></text:span><text:span text:style-name="Default_20_Paragraph_20_Font"><text:span text:style-name="T1">um<text:line-break/>- construentium fubacuantem habet. Eodem vero modo ex<text:line-break/>quam plurimis quoque qui dantur angulis eos intelligemus<text:line-break/>prope rectum esse, quicunque linearum rectarum rectos<text:line-break/>angulos construentium concursum modice obtu</text:span></text:span><text:span text:style-name="Default_20_Paragraph_20_Font"><text:span text:style-name="T5">t</text:span></text:span><text:span text:style-name="Default_20_Paragraph_20_Font"><text:span text:style-name="T1">um conti-<text:line-break/>nent. At prope acutum esse aliquem angulum incomp</text:span></text:span><text:span text:style-name="Default_20_Paragraph_20_Font"><text:span text:style-name="T5">t</text:span></text:span><text:span text:style-name="Default_20_Paragraph_20_Font"><text:span text:style-name="T1">e-<text:line-break/>transibile quidem est, tum quod angulus non fit unus qui<text:line-break/>angulatam figuram sortitur, tum praeterea quod angulatus<text:line-break/></text:span></text:span><text:span text:style-name="Default_20_Paragraph_20_Font"><text:span text:style-name="T9">ἐγγώνια</text:span></text:span><text:span text:style-name="Default_20_Paragraph_20_Font"><text:span text:style-name="T3"> </text:span></text:span><text:span text:style-name="Default_20_Paragraph_20_Font"><text:span text:style-name="T1">per duplex </text:span></text:span><text:span text:style-name="Default_20_Paragraph_20_Font"><text:span text:style-name="T9">γγ</text:span></text:span><text:span text:style-name="Default_20_Paragraph_20_Font"><text:span text:style-name="T3"> </text:span></text:span><text:span text:style-name="Default_20_Paragraph_20_Font"><text:span text:style-name="T1">aut directas </text:span></text:span><text:span text:style-name="Default_20_Paragraph_20_Font"><text:span text:style-name="T9">εύγώνια</text:span></text:span><text:span text:style-name="Default_20_Paragraph_20_Font"><text:span text:style-name="T3"> </text:span></text:span><text:span text:style-name="Default_20_Paragraph_20_Font"><text:span text:style-name="T1">per </text:span></text:span><text:span text:style-name="Default_20_Paragraph_20_Font"><text:span text:style-name="T9">εύ</text:span></text:span><text:span text:style-name="Default_20_Paragraph_20_Font"><text:span text:style-name="T3"> </text:span></text:span><text:span text:style-name="Default_20_Paragraph_20_Font"><text:span text:style-name="T5">t</text:span></text:span><text:span text:style-name="Default_20_Paragraph_20_Font"><text:span text:style-name="T1">yl-<text:line-break/>labam figuras Graecorum nemo vocaverit, angulum acu-<text:line-break/>tum non habet. Sed quae rectum angulum sortiuntur</text:span></text:span></text:p>
      <text:p text:style-name="P6"><text:span text:style-name="Default_20_Paragraph_20_Font"><text:span text:style-name="T1">figurae, eas </text:span></text:span><text:span text:style-name="Default_20_Paragraph_20_Font"><text:span text:style-name="T9">εύγωνίας</text:span></text:span><text:span text:style-name="Default_20_Paragraph_20_Font"><text:span text:style-name="T3"> </text:span></text:span><text:span text:style-name="Default_20_Paragraph_20_Font"><text:span text:style-name="T1">per </text:span></text:span><text:span text:style-name="Default_20_Paragraph_20_Font"><text:span text:style-name="T9">εύ</text:span></text:span><text:span text:style-name="Default_20_Paragraph_20_Font"><text:span text:style-name="T3"> </text:span></text:span><text:span text:style-name="Default_20_Paragraph_20_Font"><text:span text:style-name="T1">diphthongum et </text:span></text:span><text:span text:style-name="Default_20_Paragraph_20_Font"><text:span text:style-name="T9">ἐγγωνίας</text:span></text:span><text:span text:style-name="Default_20_Paragraph_20_Font"><text:span text:style-name="T3"> </text:span></text:span><text:span text:style-name="Default_20_Paragraph_20_Font"><text:span text:style-name="T1">per<text:line-break/></text:span></text:span><text:span text:style-name="Default_20_Paragraph_20_Font"><text:span text:style-name="T9">γγ</text:span></text:span><text:span text:style-name="Default_20_Paragraph_20_Font"><text:span text:style-name="T3"> </text:span></text:span><text:span text:style-name="Default_20_Paragraph_20_Font"><text:span text:style-name="T1">duas literas vocitant. An igitur necesse est </text:span></text:span><text:span text:style-name="Default_20_Paragraph_20_Font"><text:span text:style-name="T9">ἐγγώνιον</text:span></text:span><text:span text:style-name="Default_20_Paragraph_20_Font"><text:span text:style-name="T3"><text:line-break/></text:span></text:span><text:span text:style-name="Default_20_Paragraph_20_Font"><text:span text:style-name="T1">angulatam accipere figuram quae ad rectum angulum con-<text:line-break/>stituitur , quaeque fieri consuerit, quum rectum angulum<text:line-break/>cubitus cum humero efficit? Querere vero cur Hippo-<text:line-break/>crates </text:span></text:span><text:span text:style-name="Default_20_Paragraph_20_Font"><text:span text:style-name="T5">prope</text:span></text:span><text:span text:style-name="Default_20_Paragraph_20_Font"><text:span text:style-name="T1"> addidit. Quemadmodum igitur saepius loqui<text:line-break/>consuevimus , etiam nunc respondebimus. Obscurae qui-<text:line-break/>dem orationes effectricem scientiae explanationem non<text:line-break/>habenti Sed si quid probabile sit simulque verum fit quod<text:line-break/>praedicatur neque auctoris libri sententiae repugnet, acci-<text:line-break/>piendum esu Huic igitur scopo incumbens experiar hanc<text:line-break/>vocem prope explicare. Dico vero angulatam, quum una<text:line-break/>sit, figuram et magis et minus non suscipere. Nos autem<text:line-break/>potissimum quidem neu posse hujusmodi manus figuram<text:line-break/>construere, qua quis affirmaverit citra propensionem ullam,<text:line-break/>rectum ossium commissurae dari angulum, fed </text:span></text:span><text:span text:style-name="Default_20_Paragraph_20_Font"><text:span text:style-name="T5">l</text:span></text:span><text:span text:style-name="Default_20_Paragraph_20_Font"><text:span text:style-name="T1">atis nobis<text:line-break/>esse, si non procul abeo figuram formaverimus. Quando-<text:line-break/>quidem non decernit talem esse universae manus figuram.</text:span></text:span></text:p>
      <text:p text:style-name="P6"><text:span text:style-name="Default_20_Paragraph_20_Font"><text:span text:style-name="T1">Demonstrabo siquidem ipsius quae fecundum naturam est<text:line-break/>figuram, recto angulo proximam esse, sini paululum ad<text:line-break/>obtusum decedere, quod est ad extensionem propendere.<text:line-break/>Demonstratio vero propositi mihi ab iis praeceptis oborie-<text:line-break/>tur, quae ipfe etiam scriptis tradidit Hippocrates. Nam<text:line-break/>ex quiescente, dixit, et consuetudine prositetur nos eas -<text:line-break/>quae fecundum naturam sunt figuras invenire. Haec ambo<text:line-break/>conjuncta scopum unum compositum efficiunt, ac si quis.<text:line-break/>ita dixerit: quibus in figuris quum otiamur, singulas cor-<text:line-break/>poris partes habere consuevimus , hae in curationibus eli-<text:line-break/>gendae sunt. Constat enim primum idonearum figurarum<text:line-break/>fcopum indolentiam esse. Hac sane praetermissa doloribus<text:line-break/>laborantium neminem alia in figura plurima temporis<text:line-break/>vicissitudine partem affectam collocasse manifestum esu<text:line-break/>ltaque si homines otiari consideraveris, plerumque manus<text:line-break/>inter summam extensionem et extremam flexionem non<text:line-break/>plane medias comperies , </text:span></text:span><text:span text:style-name="Default_20_Paragraph_20_Font"><text:span text:style-name="T5">t</text:span></text:span><text:span text:style-name="Default_20_Paragraph_20_Font"><text:span text:style-name="T1">ed quae ad extensionem pro-<text:line-break/>pendeant. Illud autem accidit in altera figurarum oppo-</text:span></text:span></text:p>
      <text:p text:style-name="P6"><text:span text:style-name="Default_20_Paragraph_20_Font"><text:span text:style-name="T1">sirione. Quum enim omnes homines defessi funi, fele ex-<text:line-break/>pandunt et habitum doloris maxime vacuum eligunt, ad</text:span></text:span></text:p>
      <text:p text:style-name="Normal"><text:span text:style-name="Default_20_Paragraph_20_Font"><text:span text:style-name="T5">i</text:span></text:span><text:span text:style-name="Default_20_Paragraph_20_Font"><text:span text:style-name="T1"> quem medium inter plane supinum et fumato pronum aq-<text:line-break/>cedunt, ad pronum tamen paululum declinare coguntur.<text:line-break/>Quum igitur vellet Hippocrates haec explicare nec habe-<text:line-break/>ret quo sermonem extenderet, </text:span></text:span><text:span text:style-name="Default_20_Paragraph_20_Font"><text:span text:style-name="T5">prope</text:span></text:span><text:span text:style-name="Default_20_Paragraph_20_Font"><text:span text:style-name="T1"> addidit. Ceterum<text:line-break/>figurarum manus omnium quae doloris maxime vacua esse</text:span></text:span></text:p>
      <text:p text:style-name="P4"><text:span text:style-name="Default_20_Paragraph_20_Font"><text:span text:style-name="T1">: nunc a me pronunciatur, ipfam accurate norunt etiam<text:line-break/>quicunque hujusmodi artis operum periti funt, si hanc<text:line-break/>orationem perceperint, iique potissimum quod per fie ve-<text:line-break/>ritatem agnoscant. Obstringi vero eum oportet, qui quem-<text:line-break/>cunque librum explicat et auctoris sententiam et rei pro-<text:line-break/>positae veritatem tueri., in quibus dubia est propter obf-<text:line-break/>entitatem auctoris sententia. Quod verum est , id tueri<text:line-break/>oportet: sic enim et discentibus oborietur utilitas. Hunc<text:line-break/>igitur scopum in omnibus explicationibus fervore nitimur.<text:line-break/>Nonnulli explanatores etiamsi velint ipfum assequi , ne-<text:line-break/>queunt, ut qui operum artis sint expertes et ad sophistis .</text:span></text:span></text:p>
      <text:p text:style-name="P6"><text:span text:style-name="Default_20_Paragraph_20_Font"><text:span text:style-name="T1">eam peritiam deflectant, . quique verbo tenus medici vo-<text:line-break/>can tur; evaserint, ob quos etiam qui ratione probe utuu-<text:line-break/>tur, eos vulgus habet suspectos. Haec profecto meminisse<text:line-break/>necesse est, etiamsi paucies- in orationem cadant. Jam<text:line-break/>vero emigrandi tempus est </text:span></text:span><text:span text:style-name="Default_20_Paragraph_20_Font"><text:span text:style-name="T5">n</text:span></text:span><text:span text:style-name="Default_20_Paragraph_20_Font"><text:span text:style-name="T1">obis ad propositae orationis<text:line-break/>tenorem accessuris. Quemadmodum inter supinum et pro-<text:line-break/>num habitus minime dolorem excitat, cui plurimo vitae<text:line-break/>tempore paene omnes consueti sunt, ita etiam hic ad ex-<text:line-break/>tensionis crurum figuram accedit. In hac enim plurimum<text:line-break/>tempus crura immutabilia continere possumus. Quod au-<text:line-break/>tem etiam necessarium non sit in alterum habitum minus<text:line-break/>doloris vacuum membrum immutare, cum propria demon-<text:line-break/>strationis can</text:span></text:span><text:span text:style-name="Default_20_Paragraph_20_Font"><text:span text:style-name="T5">t</text:span></text:span><text:span text:style-name="Default_20_Paragraph_20_Font"><text:span text:style-name="T1">ari n commentariis de -musculis demonstravi-<text:line-break/>mus , id non demonstrationem , sed commemorationem de-<text:line-break/>siderat, quemadmodum et illud quod celeriter ad eundem<text:line-break/>habitum rursum revertamur. At causam aperire necesse<text:line-break/>non est, quum longiorem orationem postulet. Satius enim<text:line-break/>est servata Hippocratis ad unguem sententia pro cau</text:span></text:span><text:span text:style-name="Default_20_Paragraph_20_Font"><text:span text:style-name="T5">t</text:span></text:span><text:span text:style-name="Default_20_Paragraph_20_Font"><text:span text:style-name="T1">ae</text:span></text:span></text:p>
      <text:p text:style-name="P2"><text:span text:style-name="Default_20_Paragraph_20_Font"><text:span text:style-name="T1">explicatione aliud quidquam utilius proferre, quod juve-<text:line-break/>nibus conserat, quae cauta a nobis libro de motu musco-<text:line-break/>lorum conscripta est. Nam in humeri cum cubito arti-<text:line-break/>culatioue secundum naturam est habitus inter excedentium<text:line-break/>extremorum utrumque medius, ultra quem neque manum<text:line-break/>extendere . neque magis etiamnum flectere possumus. At-<text:line-break/>que apparet contingitque ossibus carne nudatis aut cubiti<text:line-break/>cavitate, quam duae cornices circumscribunt. Completa<text:line-break/>vero est etiam modo quodam cardinato humeri ambitu,<text:line-break/>quem medii condyli complectuntur. In extremis exteu-<text:line-break/>. lienibus posterior cubiti cornix posteriorem humeri ca-<text:line-break/>vitalem subit, quemadmodum anterior per extremas flexio-<text:line-break/>nes anteriorem. Quicunque vero alteram habent a natura<text:line-break/>posteriorem cavitatem summa extensione ulterius ad exte-<text:line-break/>oriorem regionem cubitum reducunt; quemadmodum con-<text:line-break/>tra qui parcius quam deceat cavitatem sortiuntur, . non<text:line-break/>plane cubitum extendunt. Ut autem articulationis situ-<text:line-break/>cturae non omnibus sunt similes neque certae in omnibus<text:line-break/>extensionis circumscriptiones, sic neque medium idem erit</text:span></text:span></text:p>
      <text:p text:style-name="P6"><text:span text:style-name="Default_20_Paragraph_20_Font"><text:span text:style-name="T1">in omnibus. Quare quum summae extensionis et flexio-<text:line-break/>nis habitum secundum naturam esse dicimus, non plane<text:line-break/>ad unguem fed in latitudine medium hoc tibi intelligen-<text:line-break/>dum est, quod commune vocat Hippocrates. Verum quem-<text:line-break/>admodum impossibile est in medio habitu manum exquisi-<text:line-break/>tissime collocare, cui aciculae crassitudinem demere aut<text:line-break/>addere nequeas, sic manus ab hoc medio non procul figu-<text:line-break/>randa est. Quamobrem artificiosa coniectura ab artis ex-<text:line-break/>per te differt, quod artificiosa ad exquisitam commedera-<text:line-break/>tionem prope accedat ,. idiotae vero quam plurimum non-<text:line-break/>nunquam oberret. Posset itaque Hippocrates hujus rei<text:line-break/>gratia decernere figuram prope angularem servandam esse,<text:line-break/>angularem vocans quae ad rectum est angulum, ut qui<text:line-break/>nos ipsimi coniecturis non procul ab exquisita uommede-<text:line-break/>ratione confequuturos esse censeat. Ego vero quod pro-<text:line-break/>tuli me juvenes docturum maximae utilitatis profecto ex-<text:line-break/>positurus sum, consuetudinem nimirum ad omnia in me-<text:line-break/>diri na ita maximam facultatem habere, ut ipfa a prae-</text:span></text:span></text:p>
      <text:p text:style-name="P6"><text:span text:style-name="Default_20_Paragraph_20_Font"><text:span text:style-name="T1">stantissimis medicis natura adscititia nominata sit. Atque<text:line-break/>videtur Hippocrates semper ipfam inter scopos maxime<text:line-break/>necessarios statuere et ipsi secundum indicationis imperium<text:line-break/>tribuere, idque priori videlicet indicationis a natura pe-<text:line-break/>titae imperio inferius esse et per fe habitus formam, nempe<text:line-break/>in omnibus aegrotis introducere , imo pro cujusque con-<text:line-break/>fuetudinibus penitus variare. Nonnullos quidam amice<text:line-break/>visi totum diem fedentes, qui artes fedentarias profiten-<text:line-break/>tur, quosdam vero stantes aut ambulantes ; quare merito<text:line-break/>censui ego magis iis exten</text:span></text:span><text:span text:style-name="Default_20_Paragraph_20_Font"><text:span text:style-name="T5">t</text:span></text:span><text:span text:style-name="Default_20_Paragraph_20_Font"><text:span text:style-name="T1">um crus figurandam esse, qui<text:line-break/>plurimo tempore hanc tenere figuram consueverunt, quem-<text:line-break/>admodum contra minus extensum quibus universum diem<text:line-break/>crus discubuit. Atque experimento re comprobata hanc<text:line-break/>ipfam comperi qualem speravi. De manibus quoque ea-<text:line-break/>dem ratione dicendum est, prope angularem figuram ipsas<text:line-break/>formandas esse, fed ad angulum obtusiorem vel acutiorem<text:line-break/>ex consuetudinibus . Iumendam indicationem. Quia vero<text:line-break/>omnia rationis inventa homines experimento dijudicant,</text:span></text:span></text:p>
      <text:p text:style-name="P6"><text:span text:style-name="Default_20_Paragraph_20_Font"><text:span text:style-name="T1">propterea quae res testimonio comprobata est, jam certam<text:line-break/>praenotionem habet, haec inventa minime negantem. Ita-<text:line-break/>que hoc praeceptum ab amicis omnibus exploratum jam<text:line-break/>constans ad haec in usum jam receptum esu Ergo Hip-<text:line-break/>pocratem diximus voluisse quoque habitum angulatum pro<text:line-break/>consuetudinem differentiis immutare, mutationem vero exi-<text:line-break/>guam, hoc est prope angulatam formam constituere.</text:span></text:span></text:p>
      <text:h text:style-name="Heading_20_2" text:outline-level="2"><text:span text:style-name="Default_20_Paragraph_20_Font"><text:span text:style-name="T1">. XXII. </text:span></text:span><text:span text:style-name="Default_20_Paragraph_20_Font"><text:span text:style-name="T5">d</text:span></text:span></text:h>
      <text:p text:style-name="P4"><text:span text:style-name="Default_20_Paragraph_20_Font"><text:span text:style-name="T1">At </text:span></text:span><text:span text:style-name="Default_20_Paragraph_20_Font"><text:span text:style-name="T5">in muta</text:span></text:span><text:span text:style-name="Default_20_Paragraph_20_Font"><text:span text:style-name="T1">ti</text:span></text:span><text:span text:style-name="Default_20_Paragraph_20_Font"><text:span text:style-name="T5">one ex d</text:span></text:span><text:span text:style-name="Default_20_Paragraph_20_Font"><text:span text:style-name="T1">i</text:span></text:span><text:span text:style-name="Default_20_Paragraph_20_Font"><text:span text:style-name="T5">stensi</text:span></text:span><text:span text:style-name="Default_20_Paragraph_20_Font"><text:span text:style-name="T1">o</text:span></text:span><text:span text:style-name="Default_20_Paragraph_20_Font"><text:span text:style-name="T5">ne ad habitum aut positura</text:span></text:span><text:span text:style-name="Default_20_Paragraph_20_Font"><text:span text:style-name="T1">m,<text:line-break/></text:span></text:span><text:span text:style-name="Default_20_Paragraph_20_Font"><text:span text:style-name="T5">haec su baben</text:span></text:span><text:span text:style-name="Default_20_Paragraph_20_Font"><text:span text:style-name="T1">t simi</text:span></text:span><text:span text:style-name="Default_20_Paragraph_20_Font"><text:span text:style-name="T5">lia, </text:span></text:span><text:span text:style-name="Default_20_Paragraph_20_Font"><text:span text:style-name="T1">m</text:span></text:span><text:span text:style-name="Default_20_Paragraph_20_Font"><text:span text:style-name="T5">usculi, venae, nerv</text:span></text:span><text:span text:style-name="Default_20_Paragraph_20_Font"><text:span text:style-name="T1">i, </text:span></text:span><text:span text:style-name="Default_20_Paragraph_20_Font"><text:span text:style-name="T5">offa aut<text:line-break/>max</text:span></text:span><text:span text:style-name="Default_20_Paragraph_20_Font"><text:span text:style-name="T1">i</text:span></text:span><text:span text:style-name="Default_20_Paragraph_20_Font"><text:span text:style-name="T5">me bene posita et bene stgurutai</text:span></text:span></text:p>
      <text:p text:style-name="P1"><text:span text:style-name="Default_20_Paragraph_20_Font"><text:span text:style-name="T1">Haec superius etiam pronunciata </text:span></text:span><text:span text:style-name="Default_20_Paragraph_20_Font"><text:span text:style-name="T5">t</text:span></text:span><text:span text:style-name="Default_20_Paragraph_20_Font"><text:span text:style-name="T1">um; si quis autem<text:line-break/>ea prorfus detraxerit, doctrina non laedetur. Accidit enim<text:line-break/>in hujusmodi libris , qui rerum multarum interpretationem<text:line-break/>brevi oratione continent, aliter atque- aliter interdum au-</text:span></text:span></text:p>
      <text:p text:style-name="P6"><text:span text:style-name="Default_20_Paragraph_20_Font"><text:span text:style-name="T1">ctorem res ipfas scribere, fe spectantem quibus dictioni-<text:line-break/>bus ipfe magis sit usurus; postea librarium earum </text:span></text:span><text:span text:style-name="Default_20_Paragraph_20_Font"><text:span text:style-name="T9">ηοη</text:span></text:span><text:span text:style-name="Default_20_Paragraph_20_Font"><text:span text:style-name="T3">-<text:line-break/></text:span></text:span><text:span text:style-name="Default_20_Paragraph_20_Font"><text:span text:style-name="T1">nullas in marginibus, nonnullas etiam in fronte scriptas<text:line-break/>comperisse et universas in libri fundo conscripsisse, quo<text:line-break/>potissimum ordine merito impositas este ipfe confuerit.<text:line-break/>Quod igitur in proposita oratione declaratur, id ejusmodi<text:line-break/>est. Plura diximus esse curando aegro tempora. Primum<text:line-break/>accessionis quo ad medicum accedit qui aliqua in figura<text:line-break/>partem affectam protius habet. Alterum deinde deditio-<text:line-break/>nis quo iule medicis exhibet , quis ipsi affectus acciderit<text:line-break/>et qua praeparatione ad curationem opus suerit cognituris.<text:line-break/>Tertium deinceps praeparationis eorum est tempus. Huic<text:line-break/>fuccedit porreetionis , a quo mox in fracturis quidem con-<text:line-break/>formationis tempus; in lunationibus vero repositionis, post<text:line-break/>hoc illud deligationis. Postremum denique omnium suf-<text:line-break/>pensicnis quidem in manu , depositionis vero remorantia<text:line-break/>in crure et in dorsi et capitis re</text:span></text:span><text:span text:style-name="Default_20_Paragraph_20_Font"><text:span text:style-name="T5">g</text:span></text:span><text:span text:style-name="Default_20_Paragraph_20_Font"><text:span text:style-name="T1">ionibus tempus existit.<text:line-break/></text:span></text:span><text:span text:style-name="Default_20_Paragraph_20_Font"><text:span text:style-name="T9">Ἐξιν</text:span></text:span><text:span text:style-name="Default_20_Paragraph_20_Font"><text:span text:style-name="T3"> </text:span></text:span><text:span text:style-name="Default_20_Paragraph_20_Font"><text:span text:style-name="T5">hab</text:span></text:span><text:span text:style-name="Default_20_Paragraph_20_Font"><text:span text:style-name="T1">i</text:span></text:span><text:span text:style-name="Default_20_Paragraph_20_Font"><text:span text:style-name="T5">tum</text:span></text:span><text:span text:style-name="Default_20_Paragraph_20_Font"><text:span text:style-name="T1"> itaque pronunciavit lu proposito </text:span></text:span><text:span text:style-name="Default_20_Paragraph_20_Font"><text:span text:style-name="T9">παρὰ</text:span></text:span><text:span text:style-name="Default_20_Paragraph_20_Font"><text:span text:style-name="T3"> </text:span></text:span><text:span text:style-name="Default_20_Paragraph_20_Font"><text:span text:style-name="T9">τὸ</text:span></text:span></text:p>
      <text:p text:style-name="P2"><text:span text:style-name="Default_20_Paragraph_20_Font"><text:span text:style-name="T9">ἔχειν</text:span></text:span><text:span text:style-name="Default_20_Paragraph_20_Font"><text:span text:style-name="T3"> </text:span></text:span><text:span text:style-name="Default_20_Paragraph_20_Font"><text:span text:style-name="T1">a verbo habere , quod eo post deligationem tempore<text:line-break/>peritiam devinciendarum statum contineat. Huic e regione<text:line-break/>posituram opposuit partium depositarum quae tres nume-<text:line-break/>r</text:span></text:span><text:span text:style-name="Default_20_Paragraph_20_Font"><text:span text:style-name="T5">e</text:span></text:span><text:span text:style-name="Default_20_Paragraph_20_Font"><text:span text:style-name="T1">ntur, crura, caput et tota spina. Quare hio habitum<text:line-break/>nostrum mente percipiemus, quemadmodum in ceteris,<text:line-break/>qualis in claviculis, manibus, lateribus et scapulis, utris-<text:line-break/>que malis et si qua pars sit hujusmodi. Decernit enim<text:line-break/>in enarraturum partium mutatione nonnullas recte jacere,<text:line-break/>-quae nimirum posituras sallire queunt, eas perbelle con-<text:line-break/>fruendas esse. Quae partes collocatae funt, eas belle po-<text:line-break/>sitas nominavit,. bene vero figuratas, alias. Ceterae nam-,<text:line-break/>que pro dictorum temporum ratione diser</text:span></text:span><text:span text:style-name="Default_20_Paragraph_20_Font"><text:span text:style-name="T5">t</text:span></text:span><text:span text:style-name="Default_20_Paragraph_20_Font"><text:span text:style-name="T1">ae </text:span></text:span><text:span text:style-name="Default_20_Paragraph_20_Font"><text:span text:style-name="T5">t</text:span></text:span><text:span text:style-name="Default_20_Paragraph_20_Font"><text:span text:style-name="T1">unt. Ce-<text:line-break/>terum communis in omnibus unus et idem est naturalis<text:line-break/>partium status , ad quem eum inspicere jubet, qui integro<text:line-break/>tempore factam deligationem diutius servandam coniicit.<text:line-break/>Si namque aliam figura deligationem struxerimus, in aliam<text:line-break/>quoque postremo tempore musculorum, nervorumet ve-</text:span></text:span></text:p>
      <text:p text:style-name="P6"><text:span text:style-name="Default_20_Paragraph_20_Font"><text:span text:style-name="T1">narum politura mutabitur neque etiam erunt bene dispo-<text:line-break/>sita neque bene conformata.</text:span></text:span></text:p>
      <text:h text:style-name="Heading_20_2" text:outline-level="2"><text:bookmark-start text:name="bookmark30"/><text:span text:style-name="Default_20_Paragraph_20_Font">XX11I.</text:span><text:bookmark-end text:name="bookmark30"/></text:h>
      <text:p text:style-name="P4"><text:span text:style-name="Default_20_Paragraph_20_Font"><text:span text:style-name="T1">D</text:span></text:span><text:span text:style-name="Default_20_Paragraph_20_Font"><text:span text:style-name="T5">istensio max</text:span></text:span><text:span text:style-name="Default_20_Paragraph_20_Font"><text:span text:style-name="T1">i</text:span></text:span><text:span text:style-name="Default_20_Paragraph_20_Font"><text:span text:style-name="T5">me decet max</text:span></text:span><text:span text:style-name="Default_20_Paragraph_20_Font"><text:span text:style-name="T1">i</text:span></text:span><text:span text:style-name="Default_20_Paragraph_20_Font"><text:span text:style-name="T5">ma, crasu/st</text:span></text:span><text:span text:style-name="Default_20_Paragraph_20_Font"><text:span text:style-name="T1">m</text:span></text:span><text:span text:style-name="Default_20_Paragraph_20_Font"><text:span text:style-name="T5">a, aequalia e</text:span></text:span><text:span text:style-name="Default_20_Paragraph_20_Font"><text:span text:style-name="T1">a<text:line-break/></text:span></text:span><text:span text:style-name="Default_20_Paragraph_20_Font"><text:span text:style-name="T5">ub</text:span></text:span><text:span text:style-name="Default_20_Paragraph_20_Font"><text:span text:style-name="T1">i </text:span></text:span><text:span text:style-name="Default_20_Paragraph_20_Font"><text:span text:style-name="T5">amb</text:span></text:span><text:span text:style-name="Default_20_Paragraph_20_Font"><text:span text:style-name="T1">o </text:span></text:span><text:span text:style-name="Default_20_Paragraph_20_Font"><text:span text:style-name="T5">pacta sin</text:span></text:span><text:span text:style-name="Default_20_Paragraph_20_Font"><text:span text:style-name="T1">t ; </text:span></text:span><text:span text:style-name="Default_20_Paragraph_20_Font"><text:span text:style-name="T5">de</text:span></text:span><text:span text:style-name="Default_20_Paragraph_20_Font"><text:span text:style-name="T1">i</text:span></text:span><text:span text:style-name="Default_20_Paragraph_20_Font"><text:span text:style-name="T5">nde</text:span></text:span><text:span text:style-name="Default_20_Paragraph_20_Font"><text:span text:style-name="T1"> mi</text:span></text:span><text:span text:style-name="Default_20_Paragraph_20_Font"><text:span text:style-name="T5">nu</text:span></text:span><text:span text:style-name="Default_20_Paragraph_20_Font"><text:span text:style-name="T1">s , </text:span></text:span><text:span text:style-name="Default_20_Paragraph_20_Font"><text:span text:style-name="T5">ub</text:span></text:span><text:span text:style-name="Default_20_Paragraph_20_Font"><text:span text:style-name="T1">i </text:span></text:span><text:span text:style-name="Default_20_Paragraph_20_Font"><text:span text:style-name="T5">subjec</text:span></text:span><text:span text:style-name="Default_20_Paragraph_20_Font"><text:span text:style-name="T1">t</text:span></text:span><text:span text:style-name="Default_20_Paragraph_20_Font"><text:span text:style-name="T5">u</text:span></text:span><text:span text:style-name="Default_20_Paragraph_20_Font"><text:span text:style-name="T1">m ;<text:line-break/></text:span></text:span><text:span text:style-name="Default_20_Paragraph_20_Font"><text:span text:style-name="T5">min</text:span></text:span><text:span text:style-name="Default_20_Paragraph_20_Font"><text:span text:style-name="T1">i</text:span></text:span><text:span text:style-name="Default_20_Paragraph_20_Font"><text:span text:style-name="T5">me ub</text:span></text:span><text:span text:style-name="Default_20_Paragraph_20_Font"><text:span text:style-name="T1">i </text:span></text:span><text:span text:style-name="Default_20_Paragraph_20_Font"><text:span text:style-name="T5">super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.</text:span></text:span></text:p>
      <text:p text:style-name="P1"><text:span text:style-name="Default_20_Paragraph_20_Font"><text:span text:style-name="T1">Distensio, inquit, maxime fit illis in partibus, quibus<text:line-break/>maxima et crassissima ossa sunt et quae ipla ambiunt cor-<text:line-break/>pera, hoc est musculi. Hi namque sunt, qui maxime tus<text:line-break/>flendi desiderant, quod et maxime ad fna capita contrahi<text:line-break/>natura consueverint. Hujusmodi vero pars lemur est,<text:line-break/>deinde brachium et tibia, postea cubitus, postremo quae<text:line-break/>partes summae manui et pedi connectuntur, exceptis hic<text:line-break/>in spina positis. Quin etiam quum pronunciat, ubi ossa<text:line-break/>assecla sunt, ea face magis distendere oportet, qualis est<text:line-break/>cubitus et radius. Quum vero minime , id est levissime</text:span></text:span></text:p>
      <text:p text:style-name="P6"><text:span text:style-name="Default_20_Paragraph_20_Font"><text:span text:style-name="T1">et moderatissime; ubi superius, quemadmodum in manu<text:line-break/>radius. At haec omnia in opere de fracturis luculenter<text:line-break/>exptrcavimus.</text:span></text:span></text:p>
      <text:h text:style-name="Heading_20_2" text:outline-level="2"><text:span text:style-name="Default_20_Paragraph_20_Font">XXIV.</text:span></text:h>
      <text:p text:style-name="Normal"><text:span text:style-name="Default_20_Paragraph_20_Font"><text:span text:style-name="T1">Di</text:span></text:span><text:span text:style-name="Default_20_Paragraph_20_Font"><text:span text:style-name="T5">stent</text:span></text:span><text:span text:style-name="Default_20_Paragraph_20_Font"><text:span text:style-name="T1">i</text:span></text:span><text:span text:style-name="Default_20_Paragraph_20_Font"><text:span text:style-name="T5">o m</text:span></text:span><text:span text:style-name="Default_20_Paragraph_20_Font"><text:span text:style-name="T1">o</text:span></text:span><text:span text:style-name="Default_20_Paragraph_20_Font"><text:span text:style-name="T5">derato mag</text:span></text:span><text:span text:style-name="Default_20_Paragraph_20_Font"><text:span text:style-name="T1">is </text:span></text:span><text:span text:style-name="Default_20_Paragraph_20_Font"><text:span text:style-name="T5">fac</text:span></text:span><text:span text:style-name="Default_20_Paragraph_20_Font"><text:span text:style-name="T1">t</text:span></text:span><text:span text:style-name="Default_20_Paragraph_20_Font"><text:span text:style-name="T5">a, noxia, puer</text:span></text:span><text:span text:style-name="Default_20_Paragraph_20_Font"><text:span text:style-name="T1">i</text:span></text:span><text:span text:style-name="Default_20_Paragraph_20_Font"><text:span text:style-name="T5">s except</text:span></text:span><text:span text:style-name="Default_20_Paragraph_20_Font"><text:span text:style-name="T1">i</text:span></text:span><text:span text:style-name="Default_20_Paragraph_20_Font"><text:span text:style-name="T5">s.<text:line-break/>par</text:span></text:span><text:span text:style-name="Default_20_Paragraph_20_Font"><text:span text:style-name="T1">t</text:span></text:span><text:span text:style-name="Default_20_Paragraph_20_Font"><text:span text:style-name="T5">es paulum acclive</text:span></text:span><text:span text:style-name="Default_20_Paragraph_20_Font"><text:span text:style-name="T1">s </text:span></text:span><text:span text:style-name="Default_20_Paragraph_20_Font"><text:span text:style-name="T5">habere.</text:span></text:span></text:p>
      <text:p text:style-name="P1"><text:span text:style-name="Default_20_Paragraph_20_Font"><text:span text:style-name="T1">In pueris quidem minus commoderato distentio fit,<text:line-break/>sive in fracturis sive in luxationibus fala repulsam ferat,<text:line-break/>conformationis quidem in fracturis , repositionis vero in<text:line-break/>luxationibus. Verum haec etiamsi laesionem propriam non<text:line-break/>habeant, in quibus tamen vehementioresipfa dolores ex-<text:line-break/>citat, inflammationes deinceps et febres et convulsiones<text:line-break/>nonnunquam et paraly</text:span></text:span><text:span text:style-name="Default_20_Paragraph_20_Font"><text:span text:style-name="T5">t</text:span></text:span><text:span text:style-name="Default_20_Paragraph_20_Font"><text:span text:style-name="T1">es affert, quemadmodum Erasistra-<text:line-break/>tus in humeri articulo vehementius extenso fe vidisse nar-<text:line-break/>rat ; fed minus pueri quam ceteri vehementiori extensione,<text:line-break/>tum ob corporum humiditatem tum mollitiem oblaeduntur.</text:span></text:span></text:p>
      <text:p text:style-name="P6"><text:span text:style-name="Default_20_Paragraph_20_Font"><text:span text:style-name="T1">Ut enim lora humentia quidem et mollia corporibus citra<text:line-break/>molestiam amplius extendantur, dura vero et arida per-<text:line-break/>rumpantur, eodem modo et musculi et nervi quum uta-<text:line-break/>dent et molles sunt, facile tensionibus obsequuntur neque<text:line-break/>vehementer dolent neque obrumpuntur. Duri vero et<text:line-break/>aridi, quod citra magnam violentiam extendi nequeant,<text:line-break/>magnos dolores perferunt, non solum in iis quae modum<text:line-break/>excedunt tensionibus, sed etiam in commoderatis. At in<text:line-break/>hoc ipso caio musculorum et nervorum fibrae couvellun-<text:line-break/>tum abrumpunturque. Non horum quidquam pueris ob-<text:line-break/>oritur neque ipsis succedunt inflammationes et per eas<text:line-break/>febres et deliria .et convulsiones et paralyfes. Ipfe igitur<text:line-break/>de pueris verba fecit,- fed haec ad eunuchos et feminas..<text:line-break/>et ad eos qui natura aut consuetudine madent et molli<text:line-break/>carne sunt. Nam hujusmodi corporum. temperamenta et<text:line-break/>facile tensioni obsequuntur et nulla hinc et inde noxa<text:line-break/>immoderatius extensos subsequi consuevit. At quibuscun-</text:span></text:span></text:p>
      <text:p text:style-name="P6"><text:span text:style-name="Default_20_Paragraph_20_Font"><text:span text:style-name="T1">que natura vel consuetudine corpus induruit, vix tenfioni<text:line-break/>cedunt, atque propterea etiam eos minus a medicis ex-<text:line-break/>teudi ipfe pronunciat, magnas siquidem laesiones ab im-<text:line-break/>m efferatioribus tensionibus subeunt. Partes paulum aceti-<text:line-break/>ves habere decet. Atque haec oratio praecedentibus du-<text:line-break/>plici de causa similiter pronunciatur. Prima ob fecurita-<text:line-break/>tem, secunda et ne paululum doleant. Contraria namque<text:line-break/>ob dolorem laedunt.</text:span></text:span></text:p>
      <text:h text:style-name="Heading_20_2" text:outline-level="2"><text:span text:style-name="Default_20_Paragraph_20_Font">. . XXU</text:span></text:h>
      <text:p text:style-name="P39"><text:span text:style-name="Default_20_Paragraph_20_Font"><text:span text:style-name="T1"><text:line-break/></text:span></text:span><text:span text:style-name="Default_20_Paragraph_20_Font"><text:span text:style-name="T5">Articulationi</text:span></text:span><text:span text:style-name="Default_20_Paragraph_20_Font"><text:span text:style-name="T1">s </text:span></text:span><text:span text:style-name="Default_20_Paragraph_20_Font"><text:span text:style-name="T5">exemplum aequivocum, coniuga</text:span></text:span><text:span text:style-name="Default_20_Paragraph_20_Font"><text:span text:style-name="T1">t</text:span></text:span><text:span text:style-name="Default_20_Paragraph_20_Font"><text:span text:style-name="T5">um, si</text:span></text:span><text:span text:style-name="Default_20_Paragraph_20_Font"><text:span text:style-name="T1">mil</text:span></text:span><text:span text:style-name="Default_20_Paragraph_20_Font"><text:span text:style-name="T5">e,<text:line-break/>fanum.<text:tab/>.</text:span></text:span></text:p>
      <text:p text:style-name="P1"><text:span text:style-name="Default_20_Paragraph_20_Font"><text:span text:style-name="T1">Non aequivocum, fed univocum dixisse melius fuit.<text:line-break/>Qui namque funt ejusdem nominis, eos non aequivocos<text:line-break/>appellavit. Homo siquidem homini univocus existit, Hip-<text:line-break/>pocrates Hippocrati et canis terrestris terrestri , quemad-<text:line-break/>modum marinus marino. Quaecunque igitur nomina fpe-</text:span></text:span></text:p>
      <text:p text:style-name="P6"><text:span text:style-name="Default_20_Paragraph_20_Font"><text:span text:style-name="T1">clam unam in multis singularibus significant, de iis uni-<text:line-break/>voce fpecies praedicatur; quaecunque vero de specie disi-<text:line-break/>ferentibus praedicantur, mos nobis est dicendi aequivoce<text:line-break/>praedicari. Quae speciei subiiciuntur et quae a subjectis<text:line-break/>significantur aequivoca nominari. Num igitur manus ma-<text:line-break/>nui comparata eandem speciem habens tanquam aequivoca<text:line-break/>esse diceretur? Haec autem de vocabulis controversia<text:line-break/>quibusdam non magna aestimatione digna videtur. Quae<text:line-break/>sequuntur magni lu arte medica momenti sunt; te nam-<text:line-break/>que hortantur , quum affecta corpora suam in sedem re-<text:line-break/>stitueris, exemplo uti aequivoco, coniugato, simili et sano:<text:line-break/>aequivoco quidem , ubi brachium cum brachio consertur,<text:line-break/>cum cubito cubitus, lemur cum femore, tibia cum tibia.<text:line-break/>Coniugatio .vero in uno eodemque homine, non in aliis<text:line-break/>hominibus; quod praeceptum etiam lu libro de articulis<text:line-break/>declaravit his verbis ; non alienos articulo</text:span></text:span><text:span text:style-name="Default_20_Paragraph_20_Font"><text:span text:style-name="T5">s</text:span></text:span><text:span text:style-name="Default_20_Paragraph_20_Font"><text:span text:style-name="T1"> conspicere.<text:line-break/>coniugato autem adjeeit simile., potest .enim coniugatum<text:line-break/>quidem esse quod consertur, non tamen simile. Alterum<text:line-break/>siquidem brachium multoties aliquo affectu tabuit aut crus</text:span></text:span></text:p>
      <text:p text:style-name="P2"><text:span text:style-name="Default_20_Paragraph_20_Font"><text:span text:style-name="T1">valgum varumve accidit, ideoque rursus fanum attulit, ne<text:line-break/>vi verbi .quinto praetermissa omnino nihil quidquam nos<text:line-break/>perfecte perciperemus. Coniugatum enim fanum protius<text:line-break/>est, si simile aut simili proximum aut utcunque membrum<text:line-break/>eodem modo affectum esse contigerit. Hoc autem in aliis<text:line-break/>hominibus; </text:span></text:span><text:span text:style-name="Default_20_Paragraph_20_Font"><text:span text:style-name="T5">A</text:span></text:span><text:span text:style-name="Default_20_Paragraph_20_Font"><text:span text:style-name="T1">ed illud desiderabimus similiter verbo fanum<text:line-break/>adjunctum esse</text:span></text:span><text:span text:style-name="Default_20_Paragraph_20_Font"><text:span text:style-name="T5">m</text:span></text:span><text:span text:style-name="Default_20_Paragraph_20_Font"><text:span text:style-name="T1"> Satis erat dumtaxat fanum in fe ipfo<text:line-break/>dicere et quod complectetur simile. Ergo fortassis quum<text:line-break/>utrumque ipse scripserit Hippocrates, ut in aliis operibus<text:line-break/>eum scripsisse contigit, non eorum alterum, imo non<text:line-break/>utrumque scripsisse.</text:span></text:span></text:p>
      <text:h text:style-name="Heading_20_2" text:outline-level="2"><text:span text:style-name="Default_20_Paragraph_20_Font">XXVI.</text:span></text:h>
      <text:p text:style-name="P4"><text:span text:style-name="Default_20_Paragraph_20_Font"><text:span text:style-name="T1">F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ct</text:span></text:span><text:span text:style-name="Default_20_Paragraph_20_Font"><text:span text:style-name="T1">io </text:span></text:span><text:span text:style-name="Default_20_Paragraph_20_Font"><text:span text:style-name="T5">potest sa</text:span></text:span><text:span text:style-name="Default_20_Paragraph_20_Font"><text:span text:style-name="T1">l</text:span></text:span><text:span text:style-name="Default_20_Paragraph_20_Font"><text:span text:style-name="T5">vere, </text:span></text:span><text:span text:style-name="Default_20_Paragraph_20_Font"><text:span text:style-name="T1">li</text:span></text:span><text:span text:style-name="Default_20_Paragraph_20_Font"><text:span text:style-name="T5">gare, carne</text:span></text:span><text:span text:style-name="Default_20_Paragraph_20_Font"><text:span text:style-name="T1"> i</text:span></text:span><text:span text:style-name="Default_20_Paragraph_20_Font"><text:span text:style-name="T5">mplere, </text:span></text:span><text:span text:style-name="Default_20_Paragraph_20_Font"><text:span text:style-name="T1">mi</text:span></text:span><text:span text:style-name="Default_20_Paragraph_20_Font"><text:span text:style-name="T5">nuere.<text:line-break/></text:span></text:span><text:span text:style-name="Default_20_Paragraph_20_Font"><text:span text:style-name="T1">D</text:span></text:span><text:span text:style-name="Default_20_Paragraph_20_Font"><text:span text:style-name="T5">ura ligare, mollia salvere, mu</text:span></text:span><text:span text:style-name="Default_20_Paragraph_20_Font"><text:span text:style-name="T1">lt</text:span></text:span><text:span text:style-name="Default_20_Paragraph_20_Font"><text:span text:style-name="T5">a minuere, modera</text:span></text:span><text:span text:style-name="Default_20_Paragraph_20_Font"><text:span text:style-name="T1">t</text:span></text:span><text:span text:style-name="Default_20_Paragraph_20_Font"><text:span text:style-name="T5">a<text:line-break/>carne</text:span></text:span><text:span text:style-name="Default_20_Paragraph_20_Font"><text:span text:style-name="T1"> im</text:span></text:span><text:span text:style-name="Default_20_Paragraph_20_Font"><text:span text:style-name="T5">plere.</text:span></text:span></text:p>
      <text:p text:style-name="P2"><text:span text:style-name="Default_20_Paragraph_20_Font"><text:span text:style-name="T1">Ligare quidem exponit densare, salvere vero rare-<text:line-break/>facere et mollire, minuere denique extenuare. Duram<text:line-break/>siquidem frictionem profecto consentaneum est frictum car-<text:line-break/>nem sibi ipsi similem efficere, dum ap</text:span></text:span><text:span text:style-name="Default_20_Paragraph_20_Font"><text:span text:style-name="T5">t</text:span></text:span><text:span text:style-name="Default_20_Paragraph_20_Font"><text:span text:style-name="T1">am densat et atte-<text:line-break/>rit; ita vero et mollem frictionem sibi ipsi similem car-<text:line-break/>nem constituere , ac si durae contraria praestet. Multam<text:line-break/>autem quod ulterius discutiat extenuare rationi consonum<text:line-break/>esu Paucam autem multae appositam non plane corpus<text:line-break/>reficere, neque carne implere, fed moderatam, quod fu-<text:line-break/>perius quoque docuit in textu de aquae calentis usti.<text:line-break/>Nam omnino pauca frictio peraeque ac brevis aquae per-<text:line-break/>fusio, quod </text:span></text:span><text:span text:style-name="Default_20_Paragraph_20_Font"><text:span text:style-name="T5">t</text:span></text:span><text:span text:style-name="Default_20_Paragraph_20_Font"><text:span text:style-name="T1">ensum feriat, nihil efficit. Tamdiu igitur<text:line-break/>carnis procreandae gratia </text:span></text:span><text:span text:style-name="Default_20_Paragraph_20_Font"><text:span text:style-name="T5">t</text:span></text:span><text:span text:style-name="Default_20_Paragraph_20_Font"><text:span text:style-name="T1">ricandum est, quoad certa ipsis<text:line-break/>indicia portenderint, quae de moderata perfusione prodita<text:line-break/>fuerunt in textu, ubi pronunciat: dum pars etiamnum<text:line-break/>attollitur, priusquam concidat, finire oportet. Primum<text:line-break/>enim attollitur, postea extenuatur; quod autem eorum<text:line-break/>quae ad frictionis effectus spectant nihil ab Hippocrate<text:line-break/>negligentia: praetermissum sit, a tue libro fecundo de sta-</text:span></text:span></text:p>
      <text:p text:style-name="P23"><text:span text:style-name="Default_20_Paragraph_20_Font"><text:span text:style-name="T1">ni tale tuenda demonstratum est. Quod vere multos latet,<text:line-break/>illud sane nosse oportet, quod scilicet Graeci non eam<text:line-break/>quae ex inferioribus partibus ad superiores ducitur frictio-<text:line-break/>nem </text:span></text:span><text:span text:style-name="Default_20_Paragraph_20_Font"><text:span text:style-name="T9">ἀνάτριψιν</text:span></text:span><text:span text:style-name="Default_20_Paragraph_20_Font"><text:span text:style-name="T3"> </text:span></text:span><text:span text:style-name="Default_20_Paragraph_20_Font"><text:span text:style-name="T1">appellant, fed omnem quae simpliciter<text:line-break/>etiamnum peragitur; atque perrarum est </text:span></text:span><text:span text:style-name="Default_20_Paragraph_20_Font"><text:span text:style-name="T9">τρἰψιν</text:span></text:span><text:span text:style-name="Default_20_Paragraph_20_Font"><text:span text:style-name="T3"> </text:span></text:span><text:span text:style-name="Default_20_Paragraph_20_Font"><text:span text:style-name="T1">vocabulum<text:line-break/>apud eos invenire. Quandoquidem ipsis est consuetudo<text:line-break/></text:span></text:span><text:span text:style-name="Default_20_Paragraph_20_Font"><text:span text:style-name="T9">ἀνάτριψιν</text:span></text:span><text:span text:style-name="Default_20_Paragraph_20_Font"><text:span text:style-name="T3"> </text:span></text:span><text:span text:style-name="Default_20_Paragraph_20_Font"><text:span text:style-name="T1">appellare, quod nos hic </text:span></text:span><text:span text:style-name="Default_20_Paragraph_20_Font"><text:span text:style-name="T9">ἡμίιριψιν</text:span></text:span><text:span text:style-name="Default_20_Paragraph_20_Font"><text:span text:style-name="T3"> </text:span></text:span><text:span text:style-name="Default_20_Paragraph_20_Font"><text:span text:style-name="T1">frictionem<text:line-break/>vocamus.</text:span></text:span></text:p>
      <text:h text:style-name="Heading_20_2" text:outline-level="2"><text:span text:style-name="Default_20_Paragraph_20_Font">XXVII.</text:span></text:h>
      <text:p text:style-name="P1"><text:span text:style-name="Default_20_Paragraph_20_Font"><text:span text:style-name="T1">Deligare vero oportet inprimis quidem ut deligatus<text:line-break/>dicat, fe maxime comprimi qua parte laesio est, extremis<text:line-break/>vero partibus minime. Et fe firmatum esse, non com-<text:line-break/>pressum linteorum copia, non vi, hoc vero die ac nocte<text:line-break/>paulo magis, postridie minus, tertia laxa. Reperiatur au-<text:line-break/>item postero die in extremis tumon mollis. Tertio die<text:line-break/>devinctum fuluium gracilius sit, idque per omnes deliga-<text:line-break/>tiones; postera deligatione an decenter deligatum appa-<text:line-break/>ruerit , discendum est. Hinc autem magis ac pluribus</text:span></text:span></text:p>
      <text:p text:style-name="P2"><text:span text:style-name="Default_20_Paragraph_20_Font"><text:span text:style-name="T1">comprimatur, tertio adhuc magis, itemque pluribus. Se-<text:line-break/>ptimo a prima deligatione soluta ossa gracilia et laxa de-<text:line-break/>prehendantur. At ferulis alligata si gracilia citra pruri-<text:line-break/>- tum et ulcus exstiterint, ad viginti a laesione dies sincere<text:line-break/>oportet. Si quid vero fufpectum sit in medio tempore<text:line-break/>et ferulas tertia quoque confirmare convenit. Suspensio,<text:line-break/>depositio, deligatio, quo eodem in statu sint, observanda<text:line-break/>sunt.</text:span></text:span></text:p>
      <text:p text:style-name="P1"><text:span text:style-name="Default_20_Paragraph_20_Font"><text:span text:style-name="T1">Fulcimenta Graecos </text:span></text:span><text:span text:style-name="Default_20_Paragraph_20_Font"><text:span text:style-name="T9">ἕρματα</text:span></text:span><text:span text:style-name="Default_20_Paragraph_20_Font"><text:span text:style-name="T3"> </text:span></text:span><text:span text:style-name="Default_20_Paragraph_20_Font"><text:span text:style-name="T1">et </text:span></text:span><text:span text:style-name="Default_20_Paragraph_20_Font"><text:span text:style-name="T9">ἑρμάσματα</text:span></text:span><text:span text:style-name="Default_20_Paragraph_20_Font"><text:span text:style-name="T3"> </text:span></text:span><text:span text:style-name="Default_20_Paragraph_20_Font"><text:span text:style-name="T1">stabilimenta<text:line-break/>et fulturas appellare et eo constat, quod ita poeta concinit :</text:span></text:span></text:p>
      <text:p text:style-name="Normal"><text:span text:style-name="Default_20_Paragraph_20_Font"><text:span text:style-name="T5">Nav</text:span></text:span><text:span text:style-name="Default_20_Paragraph_20_Font"><text:span text:style-name="T1">is ful</text:span></text:span><text:span text:style-name="Default_20_Paragraph_20_Font"><text:span text:style-name="T5">ci</text:span></text:span><text:span text:style-name="Default_20_Paragraph_20_Font"><text:span text:style-name="T1">m</text:span></text:span><text:span text:style-name="Default_20_Paragraph_20_Font"><text:span text:style-name="T5">enta subegit.</text:span></text:span></text:p>
      <text:p text:style-name="Normal"><text:span text:style-name="Default_20_Paragraph_20_Font"><text:span text:style-name="T1">.Ipsi quadrat </text:span></text:span><text:span text:style-name="Default_20_Paragraph_20_Font"><text:span text:style-name="T9">ἡρμόσθαι</text:span></text:span><text:span text:style-name="Default_20_Paragraph_20_Font"><text:span text:style-name="T12"> </text:span></text:span><text:span text:style-name="Default_20_Paragraph_20_Font"><text:span text:style-name="T1">fulcire, quod idem ac formare et sta-<text:line-break/>bilire significat. Hoc igitur non linteorum copia magis<text:line-break/>quam vi oboritur. Iubet autem proprie pressum ex deliga-<text:line-break/>tione caveri. Verum de his disseruimus et loquentibus<text:line-break/>continentur, in commentariis operum tum de fracturis</text:span></text:span></text:p>
      <text:p text:style-name="P2"><text:span text:style-name="Default_20_Paragraph_20_Font"><text:span text:style-name="T1">tum de articulis perfectissime scripta funt. Quare rursum<text:line-break/>abdita et obscura interpretari et hunc in commentarium<text:line-break/>transscrre quae abunde, proindeque manifeste in illis ex-<text:line-break/>.plicata sunt, decere non arbitrer. Turpe namque mihi<text:line-break/>est manifeste explanata </text:span></text:span><text:span text:style-name="Default_20_Paragraph_20_Font"><text:span text:style-name="T5">t</text:span></text:span><text:span text:style-name="Default_20_Paragraph_20_Font"><text:span text:style-name="T1">urium ceu fabulas enarrare. Qui<text:line-break/>omnium maxime potuit mentis conceptum non meum<text:line-break/>dumtaxat verbis explicare, infert. lis itaque praetermissis,<text:line-break/>etenim qui commentarios operum de fracturis et articulis<text:line-break/>legeru</text:span></text:span><text:span text:style-name="Default_20_Paragraph_20_Font"><text:span text:style-name="T5">n</text:span></text:span><text:span text:style-name="Default_20_Paragraph_20_Font"><text:span text:style-name="T1">t ipsis dilucide patent , continua perfequor.</text:span></text:span></text:p>
      <text:h text:style-name="Heading_20_2" text:outline-level="2"><text:span text:style-name="Default_20_Paragraph_20_Font">XXVIII.</text:span></text:h>
      <text:p text:style-name="P4"><text:span text:style-name="Default_20_Paragraph_20_Font"><text:span text:style-name="T1">F</text:span></text:span><text:span text:style-name="Default_20_Paragraph_20_Font"><text:span text:style-name="T5">igurarum su</text:span></text:span><text:span text:style-name="Default_20_Paragraph_20_Font"><text:span text:style-name="T1">m</text:span></text:span><text:span text:style-name="Default_20_Paragraph_20_Font"><text:span text:style-name="T5">ma, consue</text:span></text:span><text:span text:style-name="Default_20_Paragraph_20_Font"><text:span text:style-name="T1">t</text:span></text:span><text:span text:style-name="Default_20_Paragraph_20_Font"><text:span text:style-name="T5">ud</text:span></text:span><text:span text:style-name="Default_20_Paragraph_20_Font"><text:span text:style-name="T1">i</text:span></text:span><text:span text:style-name="Default_20_Paragraph_20_Font"><text:span text:style-name="T5">nes, naturae cuju</text:span></text:span><text:span text:style-name="Default_20_Paragraph_20_Font"><text:span text:style-name="T1">s</text:span></text:span><text:span text:style-name="Default_20_Paragraph_20_Font"><text:span text:style-name="T5">que mem-<text:line-break/>bro</text:span></text:span><text:span text:style-name="Default_20_Paragraph_20_Font"><text:span text:style-name="T1">mi</text:span></text:span><text:span text:style-name="Default_20_Paragraph_20_Font"><text:span text:style-name="T5">a, spec</text:span></text:span><text:span text:style-name="Default_20_Paragraph_20_Font"><text:span text:style-name="T1">i</text:span></text:span><text:span text:style-name="Default_20_Paragraph_20_Font"><text:span text:style-name="T5">e</text:span></text:span><text:span text:style-name="Default_20_Paragraph_20_Font"><text:span text:style-name="T1">s </text:span></text:span><text:span text:style-name="Default_20_Paragraph_20_Font"><text:span text:style-name="T5">et currendi, </text:span></text:span><text:span text:style-name="Default_20_Paragraph_20_Font"><text:span text:style-name="T1">i</text:span></text:span><text:span text:style-name="Default_20_Paragraph_20_Font"><text:span text:style-name="T5">ncedendi, standi et de-<text:line-break/>cu</text:span></text:span><text:span text:style-name="Default_20_Paragraph_20_Font"><text:span text:style-name="T1">m</text:span></text:span><text:span text:style-name="Default_20_Paragraph_20_Font"><text:span text:style-name="T5">bendi ra</text:span></text:span><text:span text:style-name="Default_20_Paragraph_20_Font"><text:span text:style-name="T1">ti</text:span></text:span><text:span text:style-name="Default_20_Paragraph_20_Font"><text:span text:style-name="T5">one, ex acti</text:span></text:span><text:span text:style-name="Default_20_Paragraph_20_Font"><text:span text:style-name="T1">o</text:span></text:span><text:span text:style-name="Default_20_Paragraph_20_Font"><text:span text:style-name="T5">ne e</text:span></text:span><text:span text:style-name="Default_20_Paragraph_20_Font"><text:span text:style-name="T1">t </text:span></text:span><text:span text:style-name="Default_20_Paragraph_20_Font"><text:span text:style-name="T5">re</text:span></text:span><text:span text:style-name="Default_20_Paragraph_20_Font"><text:span text:style-name="T1">mi/sto</text:span></text:span><text:span text:style-name="Default_20_Paragraph_20_Font"><text:span text:style-name="T5">ne.</text:span></text:span></text:p>
      <text:p text:style-name="P1"><text:span text:style-name="Default_20_Paragraph_20_Font"><text:span text:style-name="T1">Liquido constat, ipsis oratione scriptum Hunc Iibrunr<text:line-break/>post ejus auctoris obitum typis mandatum fuisse. Qui<text:line-break/>namque hujusmodi libros exfcrlbunt, si qua duobus modis</text:span></text:span></text:p>
      <text:p text:style-name="P6"><text:span text:style-name="Default_20_Paragraph_20_Font"><text:span text:style-name="T1">auctore conscripta sint aut in margine aut fronte posita<text:line-break/>perpendendi gratia quis utrorum melius mentem suam<text:line-break/>explicet, omnia in ipso opere describere consueverunt.<text:line-break/>Quis enim credere putest eum voluisse hoc in libro bis<text:line-break/>eadem scribere, nulla necessitate rationi consentanea co-<text:line-break/>gente; praeterea vero magis ubi firmatam breviloquentiam<text:line-break/>sensatus esu Sed quum majoribus nostris placuerit ejus-<text:line-break/>modi textus explanare , nos quoque ipsis obsequemur.<text:line-break/>Quum igitur fumum figura</text:span></text:span><text:span text:style-name="Default_20_Paragraph_20_Font"><text:span text:style-name="T5">r</text:span></text:span><text:span text:style-name="Default_20_Paragraph_20_Font"><text:span text:style-name="T1">um aeque ac Inopes pronuncia-<text:line-break/>verit, ad quos respicientes nos in unaquaque parte pro-<text:line-break/>prium ipsi habitum comperturos esse perspicuum esu Ce-<text:line-break/>terum consuetudines hujusmodi sc</text:span></text:span><text:span text:style-name="Default_20_Paragraph_20_Font"><text:span text:style-name="T5">a</text:span></text:span><text:span text:style-name="Default_20_Paragraph_20_Font"><text:span text:style-name="T1">porum unum esse </text:span></text:span><text:span text:style-name="Default_20_Paragraph_20_Font"><text:span text:style-name="T5">l</text:span></text:span><text:span text:style-name="Default_20_Paragraph_20_Font"><text:span text:style-name="T1">upe-<text:line-break/>ri</text:span></text:span><text:span text:style-name="Default_20_Paragraph_20_Font"><text:span text:style-name="T5">n</text:span></text:span><text:span text:style-name="Default_20_Paragraph_20_Font"><text:span text:style-name="T1">a quoque hoc in textu docuit: Deditio, distensio, con-<text:line-break/>formatio et quae cetera fecundum naturam sint. Natura<text:line-break/>vero inest operibus; operis actione quid velit conjectan-<text:line-break/>dum est. Ad haec autem ex quiescente, ex communi, ex<text:line-break/>consuetudine. Ex quiescente quidem ac remisso rectitudi-<text:line-break/>nes spectandae sunt, velut in manus. figura. Ex communi</text:span></text:span></text:p>
      <text:p text:style-name="P6"><text:span text:style-name="Default_20_Paragraph_20_Font"><text:span text:style-name="T1">extensio et inflexio, veluti figura cubiti cum brachio an-<text:line-break/>gulari proxima. Ex consuetudine, quod non alias figuras<text:line-break/>facilius ferre queant, veluti crura extensionem. Ab ea<text:line-break/>namque figura plurimum tempus facillime consequerentur<text:line-break/>quae ipsam non immutavit. His autem scriptis qua ra-<text:line-break/>Eione laboriosis illis deteriora in proposita oratione nequa-<text:line-break/>quam iterum scripsit? Praepolluit siquidem in ea et confi</text:span></text:span><text:span text:style-name="Default_20_Paragraph_20_Font"><text:span text:style-name="T5">n</text:span></text:span><text:span text:style-name="Default_20_Paragraph_20_Font"><text:span text:style-name="T1">e-.<text:line-break/>tudines et naturas cujusque membri; deinde vero species<text:line-break/>hoc est ipsius differentias ex actionibus vult cognosci. Qui-<text:line-break/>dam verbo species adscripserunt verbum membrorum , ut<text:line-break/>ita exstet oratio, species membrorum. De cruribus certe<text:line-break/>exempli gratia dixit, currendi, incedendi et standi ratione.<text:line-break/>Praeterea sui addidit et decumbendi, quod idem erit ac<text:line-break/>verbum fuperius scriptum, quiescendi. Quin etiam his<text:line-break/>ferie subjunxit, ex actione, ex remissione. Actionem pro<text:line-break/>singularibus currendi, incedendi et standi actionibus ac-<text:line-break/>cepit: remissionem vero pro quiescendi statu; quare ni-<text:line-break/>hil amplius hac in sententia quam actionem et quietem</text:span></text:span></text:p>
      <text:p text:style-name="P2"><text:span text:style-name="Default_20_Paragraph_20_Font"><text:span text:style-name="T1">percenfuit. Neque vero quia textus initio artuum naturas<text:line-break/>nominavit, propterea easdem imo tertiam summarum figu-<text:line-break/>ram enunciasse existimandum est, nullumque aliud cer-<text:line-break/>tum naturae indicium praeter actiones tradidisse. Quod<text:line-break/>totum sic habet, quemadmodum in textu paulo ante pro-<text:line-break/>ducto scriptum esu In omnibus curationis affectuum obi-<text:line-break/>rurgicorum temporibus servandus est secundum naturam<text:line-break/>partis habitus. Hic autem inquit, ex quiescente et otiante,<text:line-break/>hoc est quum quis conquiescit; ex communi, hoc est ex<text:line-break/>medio quod inter extrema statuitur; atque ex consite-<text:line-break/>tudine, .qua perspicuum est actionem et quietem compre-<text:line-break/>. heruli. Haecque duo certa generalissima habitus secundum<text:line-break/>naturam cuique parti oborti indicia consequemur, quae<text:line-break/></text:span></text:span><text:span text:style-name="Default_20_Paragraph_20_Font"><text:span text:style-name="T5">t</text:span></text:span><text:span text:style-name="Default_20_Paragraph_20_Font"><text:span text:style-name="T1">uut tum inter extrema medium tum ipfa consuetudo.<text:line-break/>Ego -vero in libris de motibus musculorum de his amplius<text:line-break/>disseruimus et quam ex anatome partium invenimus tum<text:line-break/>eos, qui secundum naturam sunt habitus demonstravimus,<text:line-break/>ut etiam in. libro de articulis ipsis docuit Hippocrates.</text:span></text:span></text:p>
      <text:p text:style-name="P2"><text:span text:style-name="Default_20_Paragraph_20_Font"><text:span text:style-name="T1">Potest autem alius aliis utens nominibus de propositis re-<text:line-break/>bus dicere diversa conspici, veluti etiam quum quis di-<text:line-break/>xerit citra dolorem , non alium habitum inveniet praeter-<text:line-break/>quam eum in quo quiescere consuetum est et is ipfe qui<text:line-break/>inter extrema sit medius. Verum et indicatione sumta a<text:line-break/>partium structura hic idem invenitur.</text:span></text:span></text:p>
      <text:h text:style-name="Heading_20_2" text:outline-level="2"><text:bookmark-start text:name="bookmark32"/>XXIX.<text:bookmark-end text:name="bookmark32"/></text:h>
      <text:p text:style-name="P1"><text:span text:style-name="Default_20_Paragraph_20_Font"><text:span text:style-name="T5">Nam usu</text:span></text:span><text:span text:style-name="Default_20_Paragraph_20_Font"><text:span text:style-name="T1">s </text:span></text:span><text:span text:style-name="Default_20_Paragraph_20_Font"><text:span text:style-name="T5">roborat, otium coll</text:span></text:span><text:span text:style-name="Default_20_Paragraph_20_Font"><text:span text:style-name="T1">i</text:span></text:span><text:span text:style-name="Default_20_Paragraph_20_Font"><text:span text:style-name="T5">qua</text:span></text:span><text:span text:style-name="Default_20_Paragraph_20_Font"><text:span text:style-name="T1">t.</text:span></text:span></text:p>
      <text:p text:style-name="P1"><text:span text:style-name="Default_20_Paragraph_20_Font"><text:span text:style-name="T1">Hoc etiam tanquam in exemplari conspicitur quod<text:line-break/>auctor libri scriptis prodidit. Idem fortassis quum pro-<text:line-break/>ducere desideraret in libro qui ad editionem ab eo feri-<text:line-break/>bebatur et in aliis transscriptis ita scriptum invenitur, cur<text:line-break/>usus roborat, otium vero colliquat? proponente sibi per<text:line-break/>quaestionem ipfam sententiam auctore non rebus ad ulti-<text:line-break/>rurgiam solam , sied etiam ad diaetam spectantibus ulilissi-</text:span></text:span></text:p>
      <text:p text:style-name="P2"><text:span text:style-name="Default_20_Paragraph_20_Font"><text:span text:style-name="T1">tuam. omne igitur corpus lu otio degentium effeminatur<text:line-break/>et infirmum fit; firmatur autem et roboratur corpus ec-<text:line-break/>rutu qui laboribus incumbunt, hoc est qui agunt. Duplex<text:line-break/>vero est orationis fides; experientia quidem omnium qui<text:line-break/>mentem adhibent evidenter apparentibus et indicatio re-<text:line-break/>rum quae a naturali structura sumitur in commentariis de<text:line-break/>sanitate tuenda explicata. In his autem quae ad chirur-<text:line-break/>. giam pertinent non universe tempore partes affectae fer-<text:line-break/>vari debent immobiles, quemadmodum nonnulli securitatis<text:line-break/>gratia faciunt, fed ipfae quum inflammationis sint exper-<text:line-break/>tes, moderate dimoveri, hocque in primis molliendum,<text:line-break/>quum affectae parti aqua calida perfunditur; deinceps in<text:line-break/>t -balneis, postea etiam sine his.</text:span></text:span></text:p>
      <text:h text:style-name="Heading_20_2" text:outline-level="2"><text:span text:style-name="Default_20_Paragraph_20_Font">.<text:tab/>XXX.</text:span></text:h>
      <text:p text:style-name="P1"><text:span text:style-name="Default_20_Paragraph_20_Font"><text:span text:style-name="T5">An compre</text:span></text:span><text:span text:style-name="Default_20_Paragraph_20_Font"><text:span text:style-name="T1">nsio</text:span></text:span><text:span text:style-name="Default_20_Paragraph_20_Font"><text:span text:style-name="T5">ne an copia lin</text:span></text:span><text:span text:style-name="Default_20_Paragraph_20_Font"><text:span text:style-name="T1">t</text:span></text:span><text:span text:style-name="Default_20_Paragraph_20_Font"><text:span text:style-name="T5">eorum.</text:span></text:span></text:p>
      <text:p text:style-name="P1"><text:span text:style-name="Default_20_Paragraph_20_Font"><text:span text:style-name="T1">Hoc ni</text:span></text:span><text:span text:style-name="Default_20_Paragraph_20_Font"><text:span text:style-name="T5">t</text:span></text:span><text:span text:style-name="Default_20_Paragraph_20_Font"><text:span text:style-name="T1">unt quoque per </text:span></text:span><text:span text:style-name="Default_20_Paragraph_20_Font"><text:span text:style-name="T5">t</text:span></text:span><text:span text:style-name="Default_20_Paragraph_20_Font"><text:span text:style-name="T1">e typis ab auctore libri fum-<text:line-break/>matim scriptum huc librarius transtulit. At sirpra per-</text:span></text:span></text:p>
      <text:p text:style-name="P2"><text:span text:style-name="Default_20_Paragraph_20_Font"><text:span text:style-name="T1">spicue perfecteq</text:span></text:span><text:span text:style-name="Default_20_Paragraph_20_Font"><text:span text:style-name="T5">n</text:span></text:span><text:span text:style-name="Default_20_Paragraph_20_Font"><text:span text:style-name="T1">e explicatum est, ut nunc praeesse ad-<text:line-break/>scribitur. Subaudire namque oportet lintea , ut universa<text:line-break/>oratio talis existat. Compressio fiat magis linteorum mus-<text:line-break/>titudine quam pressu.</text:span></text:span></text:p>
      <text:h text:style-name="Heading_20_2" text:outline-level="2"><text:span text:style-name="Default_20_Paragraph_20_Font">XXXI.</text:span></text:h>
      <text:p text:style-name="P4"><text:span text:style-name="Default_20_Paragraph_20_Font"><text:span text:style-name="T5">Quaecunque vero suggil</text:span></text:span><text:span text:style-name="Default_20_Paragraph_20_Font"><text:span text:style-name="T1">l</text:span></text:span><text:span text:style-name="Default_20_Paragraph_20_Font"><text:span text:style-name="T5">a</text:span></text:span><text:span text:style-name="Default_20_Paragraph_20_Font"><text:span text:style-name="T1">ti</text:span></text:span><text:span text:style-name="Default_20_Paragraph_20_Font"><text:span text:style-name="T5">ones aut contusiones aut vulsa,-<text:line-break/>nes aut</text:span></text:span><text:span text:style-name="Default_20_Paragraph_20_Font"><text:span text:style-name="T1">. t</text:span></text:span><text:span text:style-name="Default_20_Paragraph_20_Font"><text:span text:style-name="T5">u</text:span></text:span><text:span text:style-name="Default_20_Paragraph_20_Font"><text:span text:style-name="T1">mo</text:span></text:span><text:span text:style-name="Default_20_Paragraph_20_Font"><text:span text:style-name="T5">res</text:span></text:span><text:span text:style-name="Default_20_Paragraph_20_Font"><text:span text:style-name="T1"> i</text:span></text:span><text:span text:style-name="Default_20_Paragraph_20_Font"><text:span text:style-name="T5">n</text:span></text:span><text:span text:style-name="Default_20_Paragraph_20_Font"><text:span text:style-name="T1">f</text:span></text:span><text:span text:style-name="Default_20_Paragraph_20_Font"><text:span text:style-name="T5">la</text:span></text:span><text:span text:style-name="Default_20_Paragraph_20_Font"><text:span text:style-name="T1">mm</text:span></text:span><text:span text:style-name="Default_20_Paragraph_20_Font"><text:span text:style-name="T5">at</text:span></text:span><text:span text:style-name="Default_20_Paragraph_20_Font"><text:span text:style-name="T1">io</text:span></text:span><text:span text:style-name="Default_20_Paragraph_20_Font"><text:span text:style-name="T5">ni</text:span></text:span><text:span text:style-name="Default_20_Paragraph_20_Font"><text:span text:style-name="T1">s </text:span></text:span><text:span text:style-name="Default_20_Paragraph_20_Font"><text:span text:style-name="T5">exper</text:span></text:span><text:span text:style-name="Default_20_Paragraph_20_Font"><text:span text:style-name="T1">t</text:span></text:span><text:span text:style-name="Default_20_Paragraph_20_Font"><text:span text:style-name="T5">e</text:span></text:span><text:span text:style-name="Default_20_Paragraph_20_Font"><text:span text:style-name="T1">s </text:span></text:span><text:span text:style-name="Default_20_Paragraph_20_Font"><text:span text:style-name="T5">ex vulnere ob-<text:line-break/>oriuntur, ad superiorem par</text:span></text:span><text:span text:style-name="Default_20_Paragraph_20_Font"><text:span text:style-name="T1">t</text:span></text:span><text:span text:style-name="Default_20_Paragraph_20_Font"><text:span text:style-name="T5">em p</text:span></text:span><text:span text:style-name="Default_20_Paragraph_20_Font"><text:span text:style-name="T1">l</text:span></text:span><text:span text:style-name="Default_20_Paragraph_20_Font"><text:span text:style-name="T5">urimum, ad</text:span></text:span><text:span text:style-name="Default_20_Paragraph_20_Font"><text:span text:style-name="T1"> i</text:span></text:span><text:span text:style-name="Default_20_Paragraph_20_Font"><text:span text:style-name="T5">nfer</text:span></text:span><text:span text:style-name="Default_20_Paragraph_20_Font"><text:span text:style-name="T1">i</text:span></text:span><text:span text:style-name="Default_20_Paragraph_20_Font"><text:span text:style-name="T5">o-<text:line-break/>rem paru</text:span></text:span><text:span text:style-name="Default_20_Paragraph_20_Font"><text:span text:style-name="T1">m </text:span></text:span><text:span text:style-name="Default_20_Paragraph_20_Font"><text:span text:style-name="T5">del</text:span></text:span><text:span text:style-name="Default_20_Paragraph_20_Font"><text:span text:style-name="T1">i</text:span></text:span><text:span text:style-name="Default_20_Paragraph_20_Font"><text:span text:style-name="T5">gare oporte</text:span></text:span><text:span text:style-name="Default_20_Paragraph_20_Font"><text:span text:style-name="T1">t , </text:span></text:span><text:span text:style-name="Default_20_Paragraph_20_Font"><text:span text:style-name="T5">quae manu</text:span></text:span><text:span text:style-name="Default_20_Paragraph_20_Font"><text:span text:style-name="T1">m </text:span></text:span><text:span text:style-name="Default_20_Paragraph_20_Font"><text:span text:style-name="T5">aut cru</text:span></text:span><text:span text:style-name="Default_20_Paragraph_20_Font"><text:span text:style-name="T1">s </text:span></text:span><text:span text:style-name="Default_20_Paragraph_20_Font"><text:span text:style-name="T5">non<text:line-break/>propensa sor</text:span></text:span><text:span text:style-name="Default_20_Paragraph_20_Font"><text:span text:style-name="T1">ti</text:span></text:span><text:span text:style-name="Default_20_Paragraph_20_Font"><text:span text:style-name="T5">antur. </text:span></text:span><text:span text:style-name="Default_20_Paragraph_20_Font"><text:span text:style-name="T1">P</text:span></text:span><text:span text:style-name="Default_20_Paragraph_20_Font"><text:span text:style-name="T5">r</text:span></text:span><text:span text:style-name="Default_20_Paragraph_20_Font"><text:span text:style-name="T1">i</text:span></text:span><text:span text:style-name="Default_20_Paragraph_20_Font"><text:span text:style-name="T5">nc</text:span></text:span><text:span text:style-name="Default_20_Paragraph_20_Font"><text:span text:style-name="T1">i</text:span></text:span><text:span text:style-name="Default_20_Paragraph_20_Font"><text:span text:style-name="T5">p</text:span></text:span><text:span text:style-name="Default_20_Paragraph_20_Font"><text:span text:style-name="T1">i</text:span></text:span><text:span text:style-name="Default_20_Paragraph_20_Font"><text:span text:style-name="T5">um fasciarum supra</text:span></text:span><text:span text:style-name="Default_20_Paragraph_20_Font"><text:span text:style-name="T1"> o</text:span></text:span><text:span text:style-name="Default_20_Paragraph_20_Font"><text:span text:style-name="T5">ul-<text:line-break/>nu</text:span></text:span><text:span text:style-name="Default_20_Paragraph_20_Font"><text:span text:style-name="T1">s </text:span></text:span><text:span text:style-name="Default_20_Paragraph_20_Font"><text:span text:style-name="T5">ponere</text:span></text:span><text:span text:style-name="Default_20_Paragraph_20_Font"><text:span text:style-name="T1"> m</text:span></text:span><text:span text:style-name="Default_20_Paragraph_20_Font"><text:span text:style-name="T5">ax</text:span></text:span><text:span text:style-name="Default_20_Paragraph_20_Font"><text:span text:style-name="T1">i</text:span></text:span><text:span text:style-name="Default_20_Paragraph_20_Font"><text:span text:style-name="T5">meque fumare parte</text:span></text:span><text:span text:style-name="Default_20_Paragraph_20_Font"><text:span text:style-name="T1">s </text:span></text:span><text:span text:style-name="Default_20_Paragraph_20_Font"><text:span text:style-name="T5">ex</text:span></text:span><text:span text:style-name="Default_20_Paragraph_20_Font"><text:span text:style-name="T1">t</text:span></text:span><text:span text:style-name="Default_20_Paragraph_20_Font"><text:span text:style-name="T5">re</text:span></text:span><text:span text:style-name="Default_20_Paragraph_20_Font"><text:span text:style-name="T1">m</text:span></text:span><text:span text:style-name="Default_20_Paragraph_20_Font"><text:span text:style-name="T5">a</text:span></text:span><text:span text:style-name="Default_20_Paragraph_20_Font"><text:span text:style-name="T1">s </text:span></text:span><text:span text:style-name="Default_20_Paragraph_20_Font"><text:span text:style-name="T5">min</text:span></text:span><text:span text:style-name="Default_20_Paragraph_20_Font"><text:span text:style-name="T1">i</text:span></text:span><text:span text:style-name="Default_20_Paragraph_20_Font"><text:span text:style-name="T5">me,<text:line-break/>med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s m</text:span></text:span><text:span text:style-name="Default_20_Paragraph_20_Font"><text:span text:style-name="T5">ed</text:span></text:span><text:span text:style-name="Default_20_Paragraph_20_Font"><text:span text:style-name="T1">i</text:span></text:span><text:span text:style-name="Default_20_Paragraph_20_Font"><text:span text:style-name="T5">ocr</text:span></text:span><text:span text:style-name="Default_20_Paragraph_20_Font"><text:span text:style-name="T1">i</text:span></text:span><text:span text:style-name="Default_20_Paragraph_20_Font"><text:span text:style-name="T5">ter. Extremam par</text:span></text:span><text:span text:style-name="Default_20_Paragraph_20_Font"><text:span text:style-name="T1">t</text:span></text:span><text:span text:style-name="Default_20_Paragraph_20_Font"><text:span text:style-name="T5">em ad superi</text:span></text:span><text:span text:style-name="Default_20_Paragraph_20_Font"><text:span text:style-name="T1">o</text:span></text:span><text:span text:style-name="Default_20_Paragraph_20_Font"><text:span text:style-name="T5">res<text:line-break/>c</text:span></text:span><text:span text:style-name="Default_20_Paragraph_20_Font"><text:span text:style-name="T1">o</text:span></text:span><text:span text:style-name="Default_20_Paragraph_20_Font"><text:span text:style-name="T5">rporis par</text:span></text:span><text:span text:style-name="Default_20_Paragraph_20_Font"><text:span text:style-name="T1">t</text:span></text:span><text:span text:style-name="Default_20_Paragraph_20_Font"><text:span text:style-name="T5">es d</text:span></text:span><text:span text:style-name="Default_20_Paragraph_20_Font"><text:span text:style-name="T1">i</text:span></text:span><text:span text:style-name="Default_20_Paragraph_20_Font"><text:span text:style-name="T5">str</text:span></text:span><text:span text:style-name="Default_20_Paragraph_20_Font"><text:span text:style-name="T1">i</text:span></text:span><text:span text:style-name="Default_20_Paragraph_20_Font"><text:span text:style-name="T5">buere del</text:span></text:span><text:span text:style-name="Default_20_Paragraph_20_Font"><text:span text:style-name="T1">i</text:span></text:span><text:span text:style-name="Default_20_Paragraph_20_Font"><text:span text:style-name="T5">gati</text:span></text:span><text:span text:style-name="Default_20_Paragraph_20_Font"><text:span text:style-name="T1">o</text:span></text:span><text:span text:style-name="Default_20_Paragraph_20_Font"><text:span text:style-name="T5">ne, c</text:span></text:span><text:span text:style-name="Default_20_Paragraph_20_Font"><text:span text:style-name="T1">o</text:span></text:span><text:span text:style-name="Default_20_Paragraph_20_Font"><text:span text:style-name="T5">mpressione. sed<text:line-break/>et haec c</text:span></text:span><text:span text:style-name="Default_20_Paragraph_20_Font"><text:span text:style-name="T1">o</text:span></text:span><text:span text:style-name="Default_20_Paragraph_20_Font"><text:span text:style-name="T5">p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 m</text:span></text:span><text:span text:style-name="Default_20_Paragraph_20_Font"><text:span text:style-name="T5">agis quam r</text:span></text:span><text:span text:style-name="Default_20_Paragraph_20_Font"><text:span text:style-name="T1">o</text:span></text:span><text:span text:style-name="Default_20_Paragraph_20_Font"><text:span text:style-name="T5">bore. H</text:span></text:span><text:span text:style-name="Default_20_Paragraph_20_Font"><text:span text:style-name="T1">is </text:span></text:span><text:span text:style-name="Default_20_Paragraph_20_Font"><text:span text:style-name="T5">ver</text:span></text:span><text:span text:style-name="Default_20_Paragraph_20_Font"><text:span text:style-name="T1">o </text:span></text:span><text:span text:style-name="Default_20_Paragraph_20_Font"><text:span text:style-name="T5">po</text:span></text:span><text:span text:style-name="Default_20_Paragraph_20_Font"><text:span text:style-name="T1">ti/si-<text:line-break/></text:span></text:span><text:span text:style-name="Default_20_Paragraph_20_Font"><text:span text:style-name="T5">mum congruunt l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t</text:span></text:span><text:span text:style-name="Default_20_Paragraph_20_Font"><text:span text:style-name="T5">ea</text:span></text:span><text:span text:style-name="Default_20_Paragraph_20_Font"><text:span text:style-name="T1"> t</text:span></text:span><text:span text:style-name="Default_20_Paragraph_20_Font"><text:span text:style-name="T5">enu</text:span></text:span><text:span text:style-name="Default_20_Paragraph_20_Font"><text:span text:style-name="T1">i</text:span></text:span><text:span text:style-name="Default_20_Paragraph_20_Font"><text:span text:style-name="T5">a, laevia, moll</text:span></text:span><text:span text:style-name="Default_20_Paragraph_20_Font"><text:span text:style-name="T1">i</text:span></text:span><text:span text:style-name="Default_20_Paragraph_20_Font"><text:span text:style-name="T5">a, pura, la</text:span></text:span><text:span text:style-name="Default_20_Paragraph_20_Font"><text:span text:style-name="T1">t</text:span></text:span><text:span text:style-name="Default_20_Paragraph_20_Font"><text:span text:style-name="T5">a,<text:line-break/>fana, ut quae sine ferulis et uber</text:span></text:span><text:span text:style-name="Default_20_Paragraph_20_Font"><text:span text:style-name="T1">io</text:span></text:span><text:span text:style-name="Default_20_Paragraph_20_Font"><text:span text:style-name="T5">re aquae perfusi</text:span></text:span><text:span text:style-name="Default_20_Paragraph_20_Font"><text:span text:style-name="T1">o</text:span></text:span><text:span text:style-name="Default_20_Paragraph_20_Font"><text:span text:style-name="T5">ne<text:line-break/>usurpanda sun</text:span></text:span><text:span text:style-name="Default_20_Paragraph_20_Font"><text:span text:style-name="T1">t.</text:span></text:span></text:p>
      <text:p text:style-name="P2"><text:span text:style-name="Default_20_Paragraph_20_Font"><text:span text:style-name="T1">Hippocratis mos fuit ex lunum lingua, </text:span></text:span><text:span text:style-name="Default_20_Paragraph_20_Font"><text:span text:style-name="T9">φλάσματα</text:span></text:span><text:span text:style-name="Default_20_Paragraph_20_Font"><text:span text:style-name="T3"> </text:span></text:span><text:span text:style-name="Default_20_Paragraph_20_Font"><text:span text:style-name="T1">per<text:line-break/></text:span></text:span><text:span text:style-name="Default_20_Paragraph_20_Font"><text:span text:style-name="T9">φ</text:span></text:span><text:span text:style-name="Default_20_Paragraph_20_Font"><text:span text:style-name="T3"> </text:span></text:span><text:span text:style-name="Default_20_Paragraph_20_Font"><text:span text:style-name="T1">contusiones appellare, quae </text:span></text:span><text:span text:style-name="Default_20_Paragraph_20_Font"><text:span text:style-name="T9">θλάσματα</text:span></text:span><text:span text:style-name="Default_20_Paragraph_20_Font"><text:span text:style-name="T3"> </text:span></text:span><text:span text:style-name="Default_20_Paragraph_20_Font"><text:span text:style-name="T1">per </text:span></text:span><text:span text:style-name="Default_20_Paragraph_20_Font"><text:span text:style-name="T9">Θ</text:span></text:span><text:span text:style-name="Default_20_Paragraph_20_Font"><text:span text:style-name="T3"> </text:span></text:span><text:span text:style-name="Default_20_Paragraph_20_Font"><text:span text:style-name="T1">a nobis<text:line-break/>nominantur. Hae vero oboriuntur, quum quid grave in<text:line-break/>corpus decidit, ac si quis dixerit, carnu</text:span></text:span><text:span text:style-name="Default_20_Paragraph_20_Font"><text:span text:style-name="T5">t</text:span></text:span><text:span text:style-name="Default_20_Paragraph_20_Font"><text:span text:style-name="T1">um genus per-<text:line-break/>rupit. Sugillationes vero inesse consueverunt, quum con-<text:line-break/>tuta caro in eam quae sub cute est regionem fanguinem<text:line-break/>suffundit, unde hic assectus suffusio vocatur, quae ulmi-<text:line-break/>ruta non divisa cute generatur. Patet autem ex illa, ve-<text:line-break/>nas una cum carne in suffusionem generatione dividi.<text:line-break/>Uulsicnes autem oriuntur in musculorum fibris, ubi arn-<text:line-break/>plius extensae funt, ut nonnullae rumpantur, quos affe-<text:line-break/>ctus juniores medici rupturas proprie vocitant. Horum<text:line-break/>tamen primus Hippocrates memor ipsis ferie oedemata<text:line-break/>scripsit, omnes ita nominare consuevit i. eos qui praeter<text:line-break/>naturam funt tumores. Recentiores eos in inflammationes,<text:line-break/>Tcirrhos et eos quae proprie oedemata appellitant par-<text:line-break/>tiuntur. Inflammationes autem Hippocrates flagrantias,<text:line-break/>unde nomen calidis tumoribus inditum esu Praeter pro-</text:span></text:span></text:p>
      <text:p text:style-name="P6"><text:span text:style-name="Default_20_Paragraph_20_Font"><text:span text:style-name="T1">positos tumores aster est, quod erysipelas vocatur et per-<text:line-break/>petuo quidem est cum flagrantia , .cum tumore vero non<text:line-break/>perpetuo. Hi igitur omnes morbi nominatim ab Hippo-<text:line-break/>crate constituti; quod ad diaetam ac pharmaciam [pectat,<text:line-break/>aliam curationem exigunt.; quod vero ad chirurgiam aliam<text:line-break/>quae ex deligationis ratione fit, quum et potissimum a<text:line-break/>praecedentibus deligationibus artium sortiantur, de qui--<text:line-break/>bus nunc orationem habet. Is textus, ex vulnere oboriun-<text:line-break/>tur, idem ac exprimuntur vel expelluntur significat. Qui-<text:line-break/>dam ita plane scribunt </text:span></text:span><text:span text:style-name="Default_20_Paragraph_20_Font"><text:span text:style-name="T9">ἐξαίρεται</text:span></text:span><text:span text:style-name="Default_20_Paragraph_20_Font"><text:span text:style-name="T3">, </text:span></text:span><text:span text:style-name="Default_20_Paragraph_20_Font"><text:span text:style-name="T1">expelluntur, ut nulla sit<text:line-break/>opus explicatione. Ceterum inferum deligationem in libro<text:line-break/>de fracturis ea parte tumore affecta, hic vero a vulnere<text:line-break/>exorditur. Constat autum ipsum vulnus vocari partis<text:line-break/>laesionem. Atque nunc eatenus catagmaticam deligationem<text:line-break/>fubmutat, quatenus plurimam fasciarum distributionem ad<text:line-break/>superiora ferri consulit, paucam vero ad inferiora. Ille<text:line-break/>quoque textus, quae manum aut crus non propensa fior-<text:line-break/>tiantur , communis quidem est delibationi catagmaticae ren</text:span></text:span></text:p>
      <text:p text:style-name="P6"><text:span text:style-name="Default_20_Paragraph_20_Font"><text:span text:style-name="T1">ad fracturas utili , sed hunc tanquam. vim maximam ha-<text:line-break/>bentem in rebus nunc propositis ita scripsit, ne prout<text:line-break/>consuevimus negligentius agentes nonnunquam magnam<text:line-break/>laesionem concitemus. Quae namque ingentem noxam aut<text:line-break/>opem sortiuntur neque recte procedunt, haec frequentius.<text:line-break/>commemorare non pigebat Hippocratem; in quibus vero<text:line-break/>nullam aut exiguam opem aut noxam oboriri norit, huic<text:line-break/>de his semel disseruisse fiatis esu In fracturis igitur ubi<text:line-break/>quam primum hae devinciantur, priusquam inflammatio<text:line-break/>vel alius ex praedictis affectibus affectae parti fupervene-<text:line-break/>rit , cautio est similiter ac in his , ne quid in affectam<text:line-break/>.sedem assiuat, non tamen ut humor in lae</text:span></text:span><text:span text:style-name="Default_20_Paragraph_20_Font"><text:span text:style-name="T5">t</text:span></text:span><text:span text:style-name="Default_20_Paragraph_20_Font"><text:span text:style-name="T1">a parte couten-<text:line-break/>tus discutiatur. Quocirca perfusionem in textu adjunxit,<text:line-break/>non quo illic omnino eam non usurpet, fed quo hic ma-<text:line-break/>gis. Haec enim aqua calida copiosius perfundenda funt,<text:line-break/>ut quod in tumentibus partibus collectum est discutiatur.<text:line-break/>Quamobrem ipfe in sermone de calce cui alto falto sin-<text:line-break/>gillatio quaedam successerat, quum ab ceteris quae ad cu-</text:span></text:span></text:p>
      <text:p text:style-name="P6"><text:span text:style-name="Default_20_Paragraph_20_Font"><text:span text:style-name="T1">rationem praescripsit auxiliis, hoc quoque addidit, aquam<text:line-break/>nimirum calidam copiosam, cujus perfusione, non com-<text:line-break/>pressione pars devincienda securitatem habet. Quare in<text:line-break/>opere de fracturis id ab ipso quoque praescriptum est. In<text:line-break/>propositis vero affectibus usus major est, ut discutiantur<text:line-break/>et non comprimantur. Eam igitur ob causam et ahfque<text:line-break/>ferulis deligationem molitur; ita ut duobus modis a ca-<text:line-break/>tagmatica deligatione ipsam secreverit, tum quia minus com-<text:line-break/>primi postulat, tum quia maxime in ipsis imperat lintea, le-<text:line-break/>via, tenuia, mollia et pura esse. His enim potissimum indi-<text:line-break/>gent quae parcius quidem comprimenda sunt, liberalius<text:line-break/>vero discutienda. Addidit autem unumquemque ex pro-<text:line-break/>positis affectibus citra inflammationem esse -oportere, si<text:line-break/>proposita deligatione curari debeat. Quia vero partes iu-<text:line-break/>flammatioue laborantes eam quae deligatione fit compref-<text:line-break/>siouem ne modicam quidem ferunt, propterea ipsas cata-<text:line-break/>plasmatis et assiduis aquae calidae perfusionibus curamus,<text:line-break/>medicamentis quoque liquidis quae nimirum inflammatio-<text:line-break/>uibus auxiliari. queant.</text:span></text:span></text:p>
      <text:h text:style-name="P30" text:outline-level="2"><text:span text:style-name="Default_20_Paragraph_20_Font">XXXII.</text:span></text:h>
      <text:p text:style-name="P4"><text:span text:style-name="Default_20_Paragraph_20_Font"><text:span text:style-name="T5">A</text:span></text:span><text:span text:style-name="Default_20_Paragraph_20_Font"><text:span text:style-name="T1">t </text:span></text:span><text:span text:style-name="Default_20_Paragraph_20_Font"><text:span text:style-name="T5">vero pr</text:span></text:span><text:span text:style-name="Default_20_Paragraph_20_Font"><text:span text:style-name="T1">o</text:span></text:span><text:span text:style-name="Default_20_Paragraph_20_Font"><text:span text:style-name="T5">lapsu aut luxata aut d</text:span></text:span><text:span text:style-name="Default_20_Paragraph_20_Font"><text:span text:style-name="T1">i</text:span></text:span><text:span text:style-name="Default_20_Paragraph_20_Font"><text:span text:style-name="T5">spara</text:span></text:span><text:span text:style-name="Default_20_Paragraph_20_Font"><text:span text:style-name="T1">t</text:span></text:span><text:span text:style-name="Default_20_Paragraph_20_Font"><text:span text:style-name="T5">a aut avulsa aut<text:line-break/>abrupta aut perversa, qualia vara, al</text:span></text:span><text:span text:style-name="Default_20_Paragraph_20_Font"><text:span text:style-name="T1">i</text:span></text:span><text:span text:style-name="Default_20_Paragraph_20_Font"><text:span text:style-name="T5">o propendent</text:span></text:span><text:span text:style-name="Default_20_Paragraph_20_Font"><text:span text:style-name="T1">i</text:span></text:span><text:span text:style-name="Default_20_Paragraph_20_Font"><text:span text:style-name="T5">a,<text:line-break/>ea fasc</text:span></text:span><text:span text:style-name="Default_20_Paragraph_20_Font"><text:span text:style-name="T1">i</text:span></text:span><text:span text:style-name="Default_20_Paragraph_20_Font"><text:span text:style-name="T5">i</text:span></text:span><text:span text:style-name="Default_20_Paragraph_20_Font"><text:span text:style-name="T1">s </text:span></text:span><text:span text:style-name="Default_20_Paragraph_20_Font"><text:span text:style-name="T5">deligare oportet; unde qu</text:span></text:span><text:span text:style-name="Default_20_Paragraph_20_Font"><text:span text:style-name="T1">i</text:span></text:span><text:span text:style-name="Default_20_Paragraph_20_Font"><text:span text:style-name="T5">de</text:span></text:span><text:span text:style-name="Default_20_Paragraph_20_Font"><text:span text:style-name="T1">m </text:span></text:span><text:span text:style-name="Default_20_Paragraph_20_Font"><text:span text:style-name="T5">excesser</text:span></text:span><text:span text:style-name="Default_20_Paragraph_20_Font"><text:span text:style-name="T1">i</text:span></text:span><text:span text:style-name="Default_20_Paragraph_20_Font"><text:span text:style-name="T5">nt re-<text:line-break/>m</text:span></text:span><text:span text:style-name="Default_20_Paragraph_20_Font"><text:span text:style-name="T1">it</text:span></text:span><text:span text:style-name="Default_20_Paragraph_20_Font"><text:span text:style-name="T5">tendo, qu</text:span></text:span><text:span text:style-name="Default_20_Paragraph_20_Font"><text:span text:style-name="T1">o </text:span></text:span><text:span text:style-name="Default_20_Paragraph_20_Font"><text:span text:style-name="T5">vero excesser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t </text:span></text:span><text:span text:style-name="Default_20_Paragraph_20_Font"><text:span text:style-name="T5">intendendo, ut ad con-<text:line-break/>trar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 i</text:span></text:span><text:span text:style-name="Default_20_Paragraph_20_Font"><text:span text:style-name="T5">ncl</text:span></text:span><text:span text:style-name="Default_20_Paragraph_20_Font"><text:span text:style-name="T1">i</text:span></text:span><text:span text:style-name="Default_20_Paragraph_20_Font"><text:span text:style-name="T5">nent del</text:span></text:span><text:span text:style-name="Default_20_Paragraph_20_Font"><text:span text:style-name="T1">i</text:span></text:span><text:span text:style-name="Default_20_Paragraph_20_Font"><text:span text:style-name="T5">gata, e</text:span></text:span><text:span text:style-name="Default_20_Paragraph_20_Font"><text:span text:style-name="T1">ti</text:span></text:span><text:span text:style-name="Default_20_Paragraph_20_Font"><text:span text:style-name="T5">am pr</text:span></text:span><text:span text:style-name="Default_20_Paragraph_20_Font"><text:span text:style-name="T1">i</text:span></text:span><text:span text:style-name="Default_20_Paragraph_20_Font"><text:span text:style-name="T5">usquam de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</text:span></text:span><text:span text:style-name="Default_20_Paragraph_20_Font"><text:span text:style-name="T5">a sue-<text:line-break/>r</text:span></text:span><text:span text:style-name="Default_20_Paragraph_20_Font"><text:span text:style-name="T1">i</text:span></text:span><text:span text:style-name="Default_20_Paragraph_20_Font"><text:span text:style-name="T5">nt paul</text:span></text:span><text:span text:style-name="Default_20_Paragraph_20_Font"><text:span text:style-name="T1">o </text:span></text:span><text:span text:style-name="Default_20_Paragraph_20_Font"><text:span text:style-name="T5">mag</text:span></text:span><text:span text:style-name="Default_20_Paragraph_20_Font"><text:span text:style-name="T1">is </text:span></text:span><text:span text:style-name="Default_20_Paragraph_20_Font"><text:span text:style-name="T5">quam</text:span></text:span><text:span text:style-name="Default_20_Paragraph_20_Font"><text:span text:style-name="T1"> ii</text:span></text:span><text:span text:style-name="Default_20_Paragraph_20_Font"><text:span text:style-name="T5">t ex aequo sin</text:span></text:span><text:span text:style-name="Default_20_Paragraph_20_Font"><text:span text:style-name="T1">t </text:span></text:span><text:span text:style-name="Default_20_Paragraph_20_Font"><text:span text:style-name="T5">et fasci</text:span></text:span><text:span text:style-name="Default_20_Paragraph_20_Font"><text:span text:style-name="T1">is </text:span></text:span><text:span text:style-name="Default_20_Paragraph_20_Font"><text:span text:style-name="T5">et<text:line-break/>(plena</text:span></text:span><text:span text:style-name="Default_20_Paragraph_20_Font"><text:span text:style-name="T1">s </text:span></text:span><text:span text:style-name="Default_20_Paragraph_20_Font"><text:span text:style-name="T5">e</text:span></text:span><text:span text:style-name="Default_20_Paragraph_20_Font"><text:span text:style-name="T1">t </text:span></text:span><text:span text:style-name="Default_20_Paragraph_20_Font"><text:span text:style-name="T5">suspensio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</text:span></text:span><text:span text:style-name="Default_20_Paragraph_20_Font"><text:span text:style-name="T5">et sigur</text:span></text:span><text:span text:style-name="Default_20_Paragraph_20_Font"><text:span text:style-name="T1">h, </text:span></text:span><text:span text:style-name="Default_20_Paragraph_20_Font"><text:span text:style-name="T5">d</text:span></text:span><text:span text:style-name="Default_20_Paragraph_20_Font"><text:span text:style-name="T1">i</text:span></text:span><text:span text:style-name="Default_20_Paragraph_20_Font"><text:span text:style-name="T5">stensione, fact</text:span></text:span><text:span text:style-name="Default_20_Paragraph_20_Font"><text:span text:style-name="T1">i</text:span></text:span><text:span text:style-name="Default_20_Paragraph_20_Font"><text:span text:style-name="T5">one,<text:line-break/>d</text:span></text:span><text:span text:style-name="Default_20_Paragraph_20_Font"><text:span text:style-name="T1">i</text:span></text:span><text:span text:style-name="Default_20_Paragraph_20_Font"><text:span text:style-name="T5">rec</text:span></text:span><text:span text:style-name="Default_20_Paragraph_20_Font"><text:span text:style-name="T1">t</text:span></text:span><text:span text:style-name="Default_20_Paragraph_20_Font"><text:span text:style-name="T5">ione, ad haec e</text:span></text:span><text:span text:style-name="Default_20_Paragraph_20_Font"><text:span text:style-name="T1">t</text:span></text:span><text:span text:style-name="Default_20_Paragraph_20_Font"><text:span text:style-name="T5">ia</text:span></text:span><text:span text:style-name="Default_20_Paragraph_20_Font"><text:span text:style-name="T1">m </text:span></text:span><text:span text:style-name="Default_20_Paragraph_20_Font"><text:span text:style-name="T5">uber</text:span></text:span><text:span text:style-name="Default_20_Paragraph_20_Font"><text:span text:style-name="T1">i</text:span></text:span><text:span text:style-name="Default_20_Paragraph_20_Font"><text:span text:style-name="T5">ore perfusi</text:span></text:span><text:span text:style-name="Default_20_Paragraph_20_Font"><text:span text:style-name="T1">o </text:span></text:span><text:span text:style-name="Default_20_Paragraph_20_Font"><text:span text:style-name="T5">ne.</text:span></text:span></text:p>
      <text:p text:style-name="P1"><text:span text:style-name="Default_20_Paragraph_20_Font"><text:span text:style-name="T1">De his omnibus affectibus tum in -opere de fracturis<text:line-break/>tum de articulis ipfe docuit amplissime; nunc etiam quem-<text:line-break/>. admodum in ceteris multis, ita et his veluti quoddam<text:line-break/>compendium scribit, quod per fe quidem brevitatis causa<text:line-break/>obscurum est; iis vero qur ista opera praelegerim manile-<text:line-break/>. stum. Nos autem etiam quia ipsis prius explicare prae-<text:line-break/>venimus, propterea nunc pauca recordationis gratia in</text:span></text:span></text:p>
      <text:p text:style-name="P6"><text:span text:style-name="Default_20_Paragraph_20_Font"><text:span text:style-name="T1">medium proferemus. Si quis autem ab opere de officina<text:line-break/>medici auspicetur, hunc decet praeceptorem ad explana-<text:line-break/>tlonem recensere quaecunque in opere de fracturis et ar-<text:line-break/>ficulis ipfe scriptis mandavit Hippocrates, eam comm.en-<text:line-break/>tario describere et huc conferre. Appellavit igitur in<text:line-break/>proposito textu prolapsa uteri ubi articuli suis sedibus<text:line-break/>exciderunt. Laxata vero vocat, quum articulatio illaesa<text:line-break/>est, </text:span></text:span><text:span text:style-name="Default_20_Paragraph_20_Font"><text:span text:style-name="T5">t</text:span></text:span><text:span text:style-name="Default_20_Paragraph_20_Font"><text:span text:style-name="T1">ed quae eam ambiunt nervosa corpora perversa sunt,<text:line-break/>idque iis accidit qui per vacua incedere dicuntur. Difpa-<text:line-break/>ratu, quum ossa quae mutuo fe contingunt aut natura ci-<text:line-break/>tra structuram cohaerent prae affectu quodam diducuntur.,<text:line-break/>ln libris quoque de fracturis et articulis nominatim me-<text:line-break/>miuit ossium quae inter fe diducuntur, in flexura quidem<text:line-break/>cubiti et radii, in extrema manu et internodio eorum quae<text:line-break/>ipsam composuerunt ossium, in crure eorum .quae genu<text:line-break/>construunt, in pede denique eorum quae calci funt pro-<text:line-break/>xima. Avulsa dixit in ossibus quae prodeunt , quemad-<text:line-break/>modum ipfe avulsa ab acromio explicat, quum quae ipsa<text:line-break/>colligant divulsi, plurimum a fe mutuo secesserint,. quae</text:span></text:span></text:p>
      <text:p text:style-name="P2"><text:span text:style-name="Default_20_Paragraph_20_Font"><text:span text:style-name="T1">prius connectebantur. Abrupta vero vocantur a juniori-<text:line-break/>bus abducta et ipsorum meminit in fine libri de fracturis<text:line-break/>et in fibris circa cubiti flexuram et abductum fieri scripsit<text:line-break/>ap</text:span></text:span><text:span text:style-name="Default_20_Paragraph_20_Font"><text:span text:style-name="T5">t</text:span></text:span><text:span text:style-name="Default_20_Paragraph_20_Font"><text:span text:style-name="T1">e, ax quo adducti posteri abrupta vocaverunt fracturas<text:line-break/>eas quae prope articulum per tutam ossium crassitudinem<text:line-break/>fiunt, ita ut a fe plurimum disparentur. Atque haec re-<text:line-break/>centiores brassicatim factas fracturas vocitant, </text:span></text:span><text:span text:style-name="Default_20_Paragraph_20_Font"><text:span text:style-name="T5">t</text:span></text:span><text:span text:style-name="Default_20_Paragraph_20_Font"><text:span text:style-name="T1">eu cauli-<text:line-break/>formiter. At perversa nominant quae a luxatis differunt,<text:line-break/>pervarie quidem, quatenus articulum quodammodo attin-<text:line-break/>gunt, leviter ipsum pervertunt et e </text:span></text:span><text:span text:style-name="Default_20_Paragraph_20_Font"><text:span text:style-name="T5">t</text:span></text:span><text:span text:style-name="Default_20_Paragraph_20_Font"><text:span text:style-name="T1">ua .fede commovent.<text:line-break/>Fiu</text:span></text:span><text:span text:style-name="Default_20_Paragraph_20_Font"><text:span text:style-name="T5">n</text:span></text:span><text:span text:style-name="Default_20_Paragraph_20_Font"><text:span text:style-name="T1">t quoque unum os, ac praecipue circa tibiam in pue.-<text:line-break/>ris quam deligamus post apparatum instrumentorum utrius-<text:line-break/>. que ipfam dirigentium quae ex tilia vel ex tali aliquo<text:line-break/>ligno ita firmo mollique tenuibus factis asserculis paramus.<text:line-break/>Praeclare ipsis quoque conscripsit, quod inter perversorum<text:line-break/>praeceptiones addiderit, alio propendeo tia: si namque, ut<text:line-break/>quidam scribunt, qualia vara, haec alio propendentia di-<text:line-break/>camus in omnibus scripturis, alio propendentia, cunctis</text:span></text:span></text:p>
      <text:p text:style-name="P6"><text:span text:style-name="Default_20_Paragraph_20_Font"><text:span text:style-name="T1">adj icere convenit. Tota siquidem articulatio plerumque<text:line-break/>intro et foras propensionem habet, ac praesertim in cru-<text:line-break/>ribus prope genua et prope malleolos. Quae foras pro-<text:line-break/>pendent valga vocantur, quae intro incurva et rara. His<text:line-break/>omnibus enarratis affectibus deligatio congruit, duos for-<text:line-break/>lita fcopos, priorem ut quo pars facessit inde ipfa fasciis<text:line-break/>adducatur et posituram habeat; alterum ut si liceat locus<text:line-break/>laxior sit , quo excipiat quod per deligationem compelli-<text:line-break/>tur. Condonare vero , hoc est remittere, neque hic in-<text:line-break/>tendere oportet fasciam. Sequi decet excesserint in illa<text:line-break/>textus parte in qua essetur; quo vero ut Mota oratio sit<text:line-break/>hujusmodi; unde quidem excesserint remittendo, hoc est<text:line-break/>fasciam laxando, quo vero excesserint intendendo, ut in<text:line-break/>contraria loco in quem excesserint propendeant. Propen-<text:line-break/>sionis autem in contraria iis quae excesserint terminum<text:line-break/>fecundum naturam non constituit. Sic enim deligatio a<text:line-break/>n,orbo vinceretur , quum pars diuturnae perversioni assue-<text:line-break/>verit, imo ultra naturalem statum partem vult adducere;</text:span></text:span></text:p>
      <text:p text:style-name="P24"><text:span text:style-name="Default_20_Paragraph_20_Font"><text:span text:style-name="T1">hoc enim esit quod ab ipso dicitur paulo magis quam ut<text:line-break/>ex aequo sint. Nam quod secundum naturam est, id ae-<text:line-break/>quum esu Ceterum imperat nos in contrarium locum<text:line-break/>propensionem ex. omnibus moliri, .qui ad deligationem<text:line-break/>promovemus; quaeque nominatim ipfe ita nronunciavit et<text:line-break/>fasciis er spleniis et suspensionibus , ad haec praeterea di</text:span></text:span><text:span text:style-name="Default_20_Paragraph_20_Font"><text:span text:style-name="T5">t-<text:line-break/></text:span></text:span><text:span text:style-name="Default_20_Paragraph_20_Font"><text:span text:style-name="T1">tensione, frictione, directione; in his enim omnibus de-<text:line-break/>ligatio ultra naturalem statum in contrariam partem in-<text:line-break/>elinare potest. Sed uberiore uti per</text:span></text:span><text:span text:style-name="Default_20_Paragraph_20_Font"><text:span text:style-name="T5">t</text:span></text:span><text:span text:style-name="Default_20_Paragraph_20_Font"><text:span text:style-name="T1">usione actum scriptis<text:line-break/>addidit uberiore, quod in superioribus omiserat , quod ta-<text:line-break/>men in propositis verbis intelligere potuit. In illis itaque<text:line-break/>discutiendi gratia, in suis vero emolliendi uberiorem aquae<text:line-break/>calidae perfusionem usurpant.<text:tab/>,</text:span></text:span></text:p>
      <text:h text:style-name="Heading_20_2" text:outline-level="2"><text:span text:style-name="Default_20_Paragraph_20_Font"><text:span text:style-name="T7">suini<text:tab/></text:span></text:span><text:span text:style-name="Default_20_Paragraph_20_Font"><text:span text:style-name="T1">XXXlll.</text:span></text:span></text:h>
      <text:p text:style-name="P4"><text:span text:style-name="Default_20_Paragraph_20_Font"><text:span text:style-name="T5">.Ex</text:span></text:span><text:span text:style-name="Default_20_Paragraph_20_Font"><text:span text:style-name="T1">t</text:span></text:span><text:span text:style-name="Default_20_Paragraph_20_Font"><text:span text:style-name="T5">enua</text:span></text:span><text:span text:style-name="Default_20_Paragraph_20_Font"><text:span text:style-name="T1">t</text:span></text:span><text:span text:style-name="Default_20_Paragraph_20_Font"><text:span text:style-name="T5">a ver</text:span></text:span><text:span text:style-name="Default_20_Paragraph_20_Font"><text:span text:style-name="T1">o </text:span></text:span><text:span text:style-name="Default_20_Paragraph_20_Font"><text:span text:style-name="T5">mul</text:span></text:span><text:span text:style-name="Default_20_Paragraph_20_Font"><text:span text:style-name="T1">t</text:span></text:span><text:span text:style-name="Default_20_Paragraph_20_Font"><text:span text:style-name="T5">um sane part</text:span></text:span><text:span text:style-name="Default_20_Paragraph_20_Font"><text:span text:style-name="T1">is </text:span></text:span><text:span text:style-name="Default_20_Paragraph_20_Font"><text:span text:style-name="T5">c</text:span></text:span><text:span text:style-name="Default_20_Paragraph_20_Font"><text:span text:style-name="T1">o</text:span></text:span><text:span text:style-name="Default_20_Paragraph_20_Font"><text:span text:style-name="T5">mprehendendo de-<text:line-break/>ligare oportet, ut ex asauxa con</text:span></text:span><text:span text:style-name="Default_20_Paragraph_20_Font"><text:span text:style-name="T1">t</text:span></text:span><text:span text:style-name="Default_20_Paragraph_20_Font"><text:span text:style-name="T5">abesucta</text:span></text:span><text:span text:style-name="Default_20_Paragraph_20_Font"><text:span text:style-name="T1">a </text:span></text:span><text:span text:style-name="Default_20_Paragraph_20_Font"><text:span text:style-name="T5">parte</text:span></text:span><text:span text:style-name="Default_20_Paragraph_20_Font"><text:span text:style-name="T1">s </text:span></text:span><text:span text:style-name="Default_20_Paragraph_20_Font"><text:span text:style-name="T5">am-<text:line-break/>pl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qua</text:span></text:span><text:span text:style-name="Default_20_Paragraph_20_Font"><text:span text:style-name="T1">m </text:span></text:span><text:span text:style-name="Default_20_Paragraph_20_Font"><text:span text:style-name="T5">suapte natura extenua</text:span></text:span><text:span text:style-name="Default_20_Paragraph_20_Font"><text:span text:style-name="T1">t</text:span></text:span><text:span text:style-name="Default_20_Paragraph_20_Font"><text:span text:style-name="T5">ae .d</text:span></text:span><text:span text:style-name="Default_20_Paragraph_20_Font"><text:span text:style-name="T1">i</text:span></text:span><text:span text:style-name="Default_20_Paragraph_20_Font"><text:span text:style-name="T5">versae, alia de-</text:span></text:span></text:p>
      <text:p text:style-name="P6"><text:span text:style-name="Default_20_Paragraph_20_Font"><text:span text:style-name="T5">l</text:span></text:span><text:span text:style-name="Default_20_Paragraph_20_Font"><text:span text:style-name="T1">i</text:span></text:span><text:span text:style-name="Default_20_Paragraph_20_Font"><text:span text:style-name="T5">ga</text:span></text:span><text:span text:style-name="Default_20_Paragraph_20_Font"><text:span text:style-name="T1">ti</text:span></text:span><text:span text:style-name="Default_20_Paragraph_20_Font"><text:span text:style-name="T5">one per</text:span></text:span><text:span text:style-name="Default_20_Paragraph_20_Font"><text:span text:style-name="T1">m</text:span></text:span><text:span text:style-name="Default_20_Paragraph_20_Font"><text:span text:style-name="T5">utatae ad</text:span></text:span><text:span text:style-name="Default_20_Paragraph_20_Font"><text:span text:style-name="T1"> i</text:span></text:span><text:span text:style-name="Default_20_Paragraph_20_Font"><text:span text:style-name="T5">ncrementum tendant carnium que<text:line-break/>restaurat</text:span></text:span><text:span text:style-name="Default_20_Paragraph_20_Font"><text:span text:style-name="T1">i</text:span></text:span><text:span text:style-name="Default_20_Paragraph_20_Font"><text:span text:style-name="T5">one</text:span></text:span><text:span text:style-name="Default_20_Paragraph_20_Font"><text:span text:style-name="T1">m </text:span></text:span><text:span text:style-name="Default_20_Paragraph_20_Font"><text:span text:style-name="T5">resi</text:span></text:span><text:span text:style-name="Default_20_Paragraph_20_Font"><text:span text:style-name="T1">d</text:span></text:span><text:span text:style-name="Default_20_Paragraph_20_Font"><text:span text:style-name="T5">ant.</text:span></text:span></text:p>
      <text:p text:style-name="P1"><text:span text:style-name="Default_20_Paragraph_20_Font"><text:span text:style-name="T1">Textum hunc nonnulli quidem ex libri interpretibus,<text:line-break/>quemadmodum et alios plures, percurrerunt paucis culo-<text:line-break/>quuti. Quidam vero hunc dilucide explanare contenden-<text:line-break/>tes a veritate ita aberrarunt, ut mirer qua ratione exte-<text:line-break/>- nuatas partes , hoc est graciles nec nutritas, ad. naturale<text:line-break/>temperamentum adduxerint. Ego vero censeo quaecunque<text:line-break/>in verborum signisicationibus aut aliquo quod explanet<text:line-break/>problemate quaeruntur nullam laesionem ad artis opera<text:line-break/>discentibus afferre, etiamsi de iis aliquis male coniecerit,<text:line-break/>nam cucurbitulae opitulantis </text:span></text:span><text:span text:style-name="Default_20_Paragraph_20_Font"><text:span text:style-name="T5">d</text:span></text:span><text:span text:style-name="Default_20_Paragraph_20_Font"><text:span text:style-name="T1">urationis praescriptae ne-<text:line-break/>cessatio laedunt , quod alicui medendi artem profitenti<text:line-break/>magis innotuerit. Quare prout ipse emaciatas partes sum-<text:line-break/>per curaverim, docturus sum lu primis qua via qui sii-<text:line-break/>luunt jam ex eorum quae proferam ufu fructum ac emo-<text:line-break/>Iumentum percipiant; deinde textum veritati congruere</text:span></text:span></text:p>
      <text:p text:style-name="P2"><text:span text:style-name="Default_20_Paragraph_20_Font"><text:span text:style-name="T1">contendam: in iis enim quae brevi scripta sunt enitar<text:line-break/>profecto rerum veritatem omnino tueri et fenta fenteu-<text:line-break/>tiam , si fieri possit, hisce consentaneam demonstra ve. Si<text:line-break/>vero tandem hoc agere non detur, juvenis Iane jam ve-<text:line-break/>ritatem agnoscat. Quum ergo partium macies quibusdam<text:line-break/>oboriatur, hi plerumque ex diuturna laborantium quiete<text:line-break/>. aut catagmaticae ipsorum deligationis modo in hos affectus</text:span></text:span></text:p>
      <text:p text:style-name="P1"><text:span text:style-name="Default_20_Paragraph_20_Font"><text:span text:style-name="T1">veniunt. Sive enim quies partium in otio decumbentium<text:line-break/>imbecillas vires prodat, sive deligatio earum quae devio-<text:line-break/>ciuntur partium sanguinem exprimat, illa quidem in fu-<text:line-break/>periorem regionem , haec vero in inferiorem alimentum<text:line-break/>ipsarum adimit. Quare et curatio hujus affectionis gene-<text:line-break/>rationi contraria instituenda est, ipsas partis affectae vires<text:line-break/>roborantibus ipsique c</text:span></text:span><text:span text:style-name="Default_20_Paragraph_20_Font"><text:span text:style-name="T5">o</text:span></text:span><text:span text:style-name="Default_20_Paragraph_20_Font"><text:span text:style-name="T1">piosum sanguinem suppeditantibus:<text:line-break/>vires siquidem roborantur et moderatis frictionibus et per-<text:line-break/>fusionibus et motionibus. lu utroque genere qualitate et<text:line-break/>copia moderatio necessaria est motionibus. Quo vero fan-<text:line-break/>guis uberius affluat et frictione utendum est, quae .vires</text:span></text:span></text:p>
      <text:p text:style-name="P6"><text:span text:style-name="Default_20_Paragraph_20_Font"><text:span text:style-name="T1">quoque roborant. Sed omnis moderata esse oportet et in<text:line-break/>quantitate et qualitate. Non enim fatis est dumtaxat fri-<text:line-break/>. dionem aut motum aut aquae calidae perfusionem neque<text:line-break/>copiosam neque omnino paucam adesse, fed in iis oportet<text:line-break/>frictionem quidem in durae et mollis, paucae et copiosae<text:line-break/>medio consistere. Temperata vero aqua luter eam quae<text:line-break/>nondum calefacit, tepida vocatur et eam quae jam mor-<text:line-break/>det et dolores excitat, quae certe fervida nominatur, me-<text:line-break/>dia siti In quantitate quoque eam nimirum inter copio-<text:line-break/></text:span></text:span><text:span text:style-name="Default_20_Paragraph_20_Font"><text:span text:style-name="T5">t</text:span></text:span><text:span text:style-name="Default_20_Paragraph_20_Font"><text:span text:style-name="T1">am et paucam mediam esse decet. Verum et de quan—<text:line-break/>litate antea quoque orationem habuit, his verbis: dum<text:line-break/>pars adhuc attollitur, priusquam concidat, finire oportet.<text:line-break/>Hocce tempore si pars consimili modo conferatur, rubra<text:line-break/>maxime conspicitur. Quaecunque igitur gracilia et atro-<text:line-break/>pha fiunt, omnia magis exsanguia quam quae fecundum<text:line-break/>naturam fe habent, evidenter apparent, vixque screanti-</text:span></text:span></text:p>
      <text:p text:style-name="P6"><text:span text:style-name="Default_20_Paragraph_20_Font"><text:span text:style-name="T1">bus et aquam calidam persundentibus rubescunt. Scopus<text:line-break/>quantitatis est quo parti rubor concilietur. Hoc idem<text:line-break/>tempus tumidiorem partem prodit. Sed si perseveret qui<text:line-break/>fricat aut perfundit, tumor considit et rubor finitur.<text:line-break/>Quin etiam extenuatorum morbum cu</text:span></text:span><text:span text:style-name="Default_20_Paragraph_20_Font"><text:span text:style-name="T5">r</text:span></text:span><text:span text:style-name="Default_20_Paragraph_20_Font"><text:span text:style-name="T1">atu facilem aut<text:line-break/>difficilem fore portendet, tum- rubor facile aut vix exci-<text:line-break/>fatus tum pars in tumorem sublata. Haec autem con fe-<text:line-break/>qtrutis praescribo frictionem ex quibusdam medicamentis<text:line-break/>humidis aegre calefacientibus a me paratam, maxime vero<text:line-break/>ex iis quae thapsiae non vetustae modicum accipiant. Sed<text:line-break/>et ex medicamentorum picantium aliquo hujusmodi ma-<text:line-break/>.cilentas partes oblino, quae funt picea quaedam vel dro-<text:line-break/>pastica fi audieris nominari, intelliges et pic</text:span></text:span><text:span text:style-name="Default_20_Paragraph_20_Font"><text:span text:style-name="T5">e</text:span></text:span><text:span text:style-name="Default_20_Paragraph_20_Font"><text:span text:style-name="T1">ntia, imo eti<text:line-break/>dropaces, ac tibi liceat quomodocunque volueris appellare.<text:line-break/>Non enim mihi propositum juvenes his in commentariis<text:line-break/>Atticifmum docere, fed perutilis artis medendi opera per-<text:line-break/>fequi, atque haec funt picantium medicamentorum quae<text:line-break/>ad praedictos </text:span></text:span><text:span text:style-name="Default_20_Paragraph_20_Font"><text:span text:style-name="T5">t</text:span></text:span><text:span text:style-name="Default_20_Paragraph_20_Font"><text:span text:style-name="T1">ropos pertinenti Si namque primus eorum</text:span></text:span></text:p>
      <text:p text:style-name="P6"><text:span text:style-name="Default_20_Paragraph_20_Font"><text:span text:style-name="T1">u</text:span></text:span><text:span text:style-name="Default_20_Paragraph_20_Font"><text:span text:style-name="T5">t</text:span></text:span><text:span text:style-name="Default_20_Paragraph_20_Font"><text:span text:style-name="T1">us partem prompte tumidam et rubram effecerit; jam<text:line-break/>decenter cessandum esu Alioqui et fecundo die pars illi-<text:line-break/>utenda, etiam tertio, in quibusdam quotidie, in nonnullis<text:line-break/>tertio aut etiam quarto quoque die, prout locum affectum<text:line-break/>potissimum indigere conspexeris. At vero interdum pro<text:line-break/>fcoporum ratione non praescribo calidam reddi partem<text:line-break/>quae fricatur aut picatur, quandoquidem istud fusi rubore<text:line-break/>comprehenditur; eodem enim tempore et in ruborem et<text:line-break/>in calorem progreditur. Ego ea quidem ratione quum<text:line-break/>medeor iis quae praeter naturam fiant gracilitatibus., per-<text:line-break/>raro deligatione usus </text:span></text:span><text:span text:style-name="Default_20_Paragraph_20_Font"><text:span text:style-name="T5">t</text:span></text:span><text:span text:style-name="Default_20_Paragraph_20_Font"><text:span text:style-name="T1">um. Quod si quandoque ea u</text:span></text:span><text:span text:style-name="Default_20_Paragraph_20_Font"><text:span text:style-name="T5">t</text:span></text:span><text:span text:style-name="Default_20_Paragraph_20_Font"><text:span text:style-name="T1">us<text:line-break/>fuerim, prout Hippocrates dixit, deligavit, ipsius verbis<text:line-break/>addictus quibus dicit, diversa deligatione. Nam quod pro-<text:line-break/>nunciat diversa, huic catagmaticam deligationem opposuit,<text:line-break/>quae vehementiorem partibus affectis compressionem ex-<text:line-break/>citat. Diversa itaque deligatae prima protinus fasciarum<text:line-break/>iniectione a catagmatiea differt. Non enim nos ipsi parti<text:line-break/>curandae principium imponimus, quemadmodum ulceribus,^</text:span></text:span></text:p>
      <text:p text:style-name="P6"><text:span text:style-name="Default_20_Paragraph_20_Font"><text:span text:style-name="T1">fracturis, sugillationibus, contusionibus et quibuscunque<text:line-break/>ceteris. paulo superius commemoratis facere consuevimus.<text:line-break/>Deinde vero partem affectam non comprimere , sied eam<text:line-break/>relaxare. Comprimere quidem potissimum partem fanum,<text:line-break/>unde principium duximus; deinceps autem tibi imperat<text:line-break/>distributionem fasciae a parte integra ad lae</text:span></text:span><text:span text:style-name="Default_20_Paragraph_20_Font"><text:span text:style-name="T5">t</text:span></text:span><text:span text:style-name="Default_20_Paragraph_20_Font"><text:span text:style-name="T1">am usque sii-<text:line-break/>stentionem sortiri. Quum autem ad affectam partem ac-<text:line-break/>cesserit, soluta fasciarum spira utendum. Hieme siquidem<text:line-break/>ipsi fafcia convolvenda est, quae .non calefaciat, laxa ni-<text:line-break/>mirum nec minimum habeat compressionis. Aestate vero<text:line-break/>partem sanam devincto, quo contentus in ea sanguis ad<text:line-break/>eam quae resectionis indiget premendo emittatur. Quae<text:line-break/>vero pars curatur, ipfam deligatione ealesaeere ac disco-<text:line-break/>tere alienum esu Quum autem totum crus aut totum.<text:line-break/>brachium atrophum valde marcuerit, oppositum membrum<text:line-break/>deligo; ducto ab imis partibus principio, deinde revocata<text:line-break/>ad crus inguine tenus fascia, in brachio ad alam ufque<text:line-break/>et humeri caput. Eo namque modo venae crurum nutri-.</text:span></text:span></text:p>
      <text:p text:style-name="P2"><text:span text:style-name="Default_20_Paragraph_20_Font"><text:span text:style-name="T1">ces a magna vena per inferiores partes adusque os fac</text:span></text:span><text:span text:style-name="Default_20_Paragraph_20_Font"><text:span text:style-name="T5">t</text:span></text:span><text:span text:style-name="Default_20_Paragraph_20_Font"><text:span text:style-name="T1">um<text:line-break/>derivantur. Et brachiorum nutrices per superiores partes<text:line-break/>adusque claviculas. Quum igitur ex altera vena </text:span></text:span><text:span text:style-name="Default_20_Paragraph_20_Font"><text:span text:style-name="T5">t</text:span></text:span><text:span text:style-name="Default_20_Paragraph_20_Font"><text:span text:style-name="T1">angor-.<text:line-break/>nis affluxus in. compar membrum aditu prohibitus est, ad<text:line-break/>alterum procedit sanguis. Quamobrem detigatio sano cruri<text:line-break/>iniecta constringe</text:span></text:span><text:span text:style-name="Default_20_Paragraph_20_Font"><text:span text:style-name="T5">n</text:span></text:span><text:span text:style-name="Default_20_Paragraph_20_Font"><text:span text:style-name="T1">da est , quousque non ita premat , ut<text:line-break/>dolorem excitet. .Sed certe pars affecta nuda sit oportet<text:line-break/>- aut pauca lana ad inguen usque obtegenda,. quo tempore<text:line-break/>frigus ambientis fuerit. Absente vero frigore et nudam<text:line-break/>esse confert et assidue sindonibus fricari , deinde medica-<text:line-break/>mentis calefacientibus foveri, si loci aegre incalescunt. At<text:line-break/>quam primum quod calefaciat oleum Iulum cui insit mis-<text:line-break/>tum cerae paucissimum idoneum est; id enim diutius im-<text:line-break/>moratur minusque discutit. Eadem ratione haec omnia<text:line-break/>in brachiis praescribuntur. Etenim pars illaesa devincienda<text:line-break/>est, quemadmodum crus; laesit vero et frictione. et motu<text:line-break/>vehementer calefaclenda. Atque ubi aeger omnino stupi-<text:line-break/>dus non est, ni</text:span></text:span><text:span text:style-name="Default_20_Paragraph_20_Font"><text:span text:style-name="T5">l</text:span></text:span><text:span text:style-name="Default_20_Paragraph_20_Font"><text:span text:style-name="T1">um id rogare praestat, utrum in ea quae</text:span></text:span></text:p>
      <text:p text:style-name="P6"><text:span text:style-name="Default_20_Paragraph_20_Font"><text:span text:style-name="T1">curatur parte calorem concitatum sentiat, an ipsirm cessasse<text:line-break/>aperte sibi videatur. Quod si desiisse respondeat, altero<text:line-break/>eorum uti quae ipsam partem calefaciant ac roborent. Ea<text:line-break/>vero quatuor existunt genere; frictio per lintea, aquae<text:line-break/>calidae perfusio, frictio per calidum medicamentum veI<text:line-break/>per oleum et simplicis dropacis inunctio. Si vero pars<text:line-break/>curanda tibi valde refrixisse videatur, dropax vicarius<text:line-break/>esto, qui adjectum bitumen habeat, sulphuris ignem non<text:line-break/>experti modicum et pyrethrum. Quod igitur emaciata<text:line-break/>corpora itu curanda funt, novimus ex iis quos curavimus<text:line-break/>quam plurimis. Si vero Hippocratis textum probe ex-<text:line-break/>p licen</text:span></text:span><text:span text:style-name="Default_20_Paragraph_20_Font"><text:span text:style-name="T5">t</text:span></text:span><text:span text:style-name="Default_20_Paragraph_20_Font"><text:span text:style-name="T1">, nequaquam tolerare possum omnem obscurae ora-<text:line-break/>tiouis explanationem, quatenus veritatis fidem praeter-<text:line-break/>greditur neque habet quod certam scientiam pariat. Tex-<text:line-break/>tum autem explico , non ut plerique in tali scriptura : . ut<text:line-break/>ex affluxu contabesactae partes amplius quam ex </text:span></text:span><text:span text:style-name="Default_20_Paragraph_20_Font"><text:span text:style-name="T5">t</text:span></text:span><text:span text:style-name="Default_20_Paragraph_20_Font"><text:span text:style-name="T1">ua na-<text:line-break/>tura extenuatae sint. Vitiosam enim sententiam sortium<text:line-break/>tur. Sed ut nonnulli scribunt cum articulo hisce verbis,</text:span></text:span></text:p>
      <text:p text:style-name="P6"><text:span text:style-name="Default_20_Paragraph_20_Font"><text:span text:style-name="T1">ut ex affluxu contabefactae partes. Vocat enim contabe-<text:line-break/>factas extenuatas propter tum motus cessationem tum nu-<text:line-break/>tritionis penuriam. Has spias inquit ex sanguinis accursu,<text:line-break/>quod est ac si ex affluxu dixerit; sanandas esse; appellante<text:line-break/>nimirum ad partes affectas sanguine uberiore , quam si<text:line-break/>fecundum naturam haberet, quanto egere videbatur. Sic<text:line-break/>enim accidet in incrementum partes extenuatas evocare<text:line-break/>superioris deligationis usu diser</text:span></text:span><text:span text:style-name="Default_20_Paragraph_20_Font"><text:span text:style-name="T5">t</text:span></text:span><text:span text:style-name="Default_20_Paragraph_20_Font"><text:span text:style-name="T1">ae, cujus diversitatem<text:line-break/>paulo ante demonstravimus, quin etiam facultatem diver-<text:line-break/>fam necessario sequi. Illa siquidem prius ab allecta parte<text:line-break/>sanguinem expellit, quem ipsa copiosiorem suggerit, si<text:line-break/>fecundum naturam habuerit. Qui namque in ipsis parte<text:line-break/>fanguis continetur et secundum naturam habet, idoneum<text:line-break/>est, ideoque non opus erat liberalius affluere quam qui et<text:line-break/>ad nutritionem et ad discussionem vel diffiationem consum-<text:line-break/>pturus esu Nunc vero vacua et exsangui parte laborante<text:line-break/>multo copiosiorem esse oportet eum qui affluit , quo non<text:line-break/>fotum ut alatur quemadmodum in secunda valetudine, ve-</text:span></text:span></text:p>
      <text:p text:style-name="P2"><text:span text:style-name="Default_20_Paragraph_20_Font"><text:span text:style-name="T1">rum etiam reficiatur. Sed et alimenti penuriam hic ma-<text:line-break/>jorem fuisse necessarium est, quod pars continuo calefiat.<text:line-break/>Quaecunque enim ad curationem celebrantur remedia,<text:line-break/>ipsam calefaciunt, frictio, motus, medicamentum vix ad-<text:line-break/>motam dropax picem continens et aqua calida. Hac enim<text:line-break/>u</text:span></text:span><text:span text:style-name="Default_20_Paragraph_20_Font"><text:span text:style-name="T5">t</text:span></text:span><text:span text:style-name="Default_20_Paragraph_20_Font"><text:span text:style-name="T1">us est Hippocrates fortassis ob eam quae tunc temporis<text:line-break/>aderat balneorum penuriam. Mihi vero hocce sedulo quae<text:line-break/>balnei labris imponitur aqua fatis esse videtur idonea et<text:line-break/>ad partes curandas moderate calefaciendas et ad tensi vam<text:line-break/>lassitudinem tollendam. Jam vero partes ipsae in consue-<text:line-break/>. tis actionibus exercendae funt, hocque quotidie non semel<text:line-break/>universim, verum saepenumero, quemadmodum frictio ad—<text:line-break/>bibenda est, quousque partes incaluerint, deinde cessanda.<text:line-break/>Equidem ita textui veram curationem accommodo, cujus<text:line-break/>al et operationibus demonstrari recreatas sexcentorum de-<text:line-break/>ligatione ac diuturno otio extenuatorum partes. Verum<text:line-break/>per tempus licuerit interpretum libri mentem aperire,</text:span></text:span></text:p>
      <text:p text:style-name="P2"><text:span text:style-name="Default_20_Paragraph_20_Font"><text:span text:style-name="T1">quorum plerique, ut retuli, circumitione dumtaxat usi<text:line-break/>inexplicatum^ textum reliquerunt. Pauci vero conati funt<text:line-break/>in ip</text:span></text:span><text:span text:style-name="Default_20_Paragraph_20_Font"><text:span text:style-name="T5">t</text:span></text:span><text:span text:style-name="Default_20_Paragraph_20_Font"><text:span text:style-name="T1">a oratione universam sententiam de ipsis deligatione<text:line-break/>hoc modo explanare. Hippocratem imperare loquuntur<text:line-break/>extenuatorum curationem a deligatione incipiendam esse,<text:line-break/>quo partes contabesactae, hoc est extenuatae magis quam<text:line-break/>ante .emaciatae fuerant, in contrarium habitum mutatio-<text:line-break/>nem </text:span></text:span><text:span text:style-name="Default_20_Paragraph_20_Font"><text:span text:style-name="T5">s</text:span></text:span><text:span text:style-name="Default_20_Paragraph_20_Font"><text:span text:style-name="T1">ortiantur. Multos enim morbos ita curari auguran-<text:line-break/>tur afferuntque exempla tum eorum qui naufeosi vomitu-<text:line-break/>rio medicamento sanitatem recuperarunt, tum eorum qui<text:line-break/>assidue deorfum acria delinientes medicamento purgante con-<text:line-break/>valuerunt; nonnullorum etiam qui tussientes medicamentis<text:line-break/>vehementiorem tussim cientibus sanati funt. At eorum<text:line-break/>nonnulli sententiae in aphorismis pronunciatae quae ad<text:line-break/>verbum sic habet: interdum vero ubi in tetano citra ul-<text:line-break/>cus, juvene carnoso, aestate media, frigidae, copiosae<text:line-break/>.perfusio caloris revocationem efficit. Si igitur, inquiunt,<text:line-break/>non folum per auxilia morbis contraria, verum etiam per</text:span></text:span></text:p>
      <text:p text:style-name="P6"><text:span text:style-name="Default_20_Paragraph_20_Font"><text:span text:style-name="T1">similia curationes fiant, nunc etiam eodem modo Hippo-<text:line-break/>crates nos hortatus est, extenuata curare ab ea deliga-<text:line-break/>tione ducto exordio, quae magis ipfa corpora extenuare<text:line-break/>potest, quod ex humoris accursione contingere pro</text:span></text:span><text:span text:style-name="Default_20_Paragraph_20_Font"><text:span text:style-name="T5">t</text:span></text:span><text:span text:style-name="Default_20_Paragraph_20_Font"><text:span text:style-name="T1">erunt,<text:line-break/>quum partes plurimum paulatimqne sub deligatione con-<text:line-break/>tabescentes recurrentibus iterum humoribus recreationes<text:line-break/>subeant et insigni carne ipsis inclusa induantur, quum. vi-<text:line-break/>deant qui sic explanant, diversa deligatione, nullo modo<text:line-break/>a se explicationem consequi posse, diverfo habitu scribunt.<text:line-break/>Quare tres inter se disserentes scripturae </text:span></text:span><text:span text:style-name="Default_20_Paragraph_20_Font"><text:span text:style-name="T5">r</text:span></text:span><text:span text:style-name="Default_20_Paragraph_20_Font"><text:span text:style-name="T1">edduntur: una<text:line-break/>quidem diver</text:span></text:span><text:span text:style-name="Default_20_Paragraph_20_Font"><text:span text:style-name="T5">t</text:span></text:span><text:span text:style-name="Default_20_Paragraph_20_Font"><text:span text:style-name="T1">o habitu. Etenim in nonnullis exemplaribus<text:line-break/>sic scriptum reperitur,. Qui igitur scribunt diverso ha-<text:line-break/>bitu, non ad deligationem, sed ad affectam partem ora-<text:line-break/>lienem raserunt, quam narranti alterum sortitam habitum -<text:line-break/>quo antea fruebatur; ad alimenti copiam deflectere eum-<text:line-break/>que habitum ipsi comparari deligatione multum extenuante,<text:line-break/>quomodo partes quae emaciatae fuerant non amplius ipfa<text:line-break/>deligatione in extenuationem deveniant. Sed nunc for--</text:span></text:span></text:p>
      <text:p text:style-name="P6"><text:span text:style-name="Default_20_Paragraph_20_Font"><text:span text:style-name="T1">tassis quid per ipfam futurum sit explorare jubet. Quum<text:line-break/>enim delibatio catagmatica appellata communis, ut paulo<text:line-break/>antedemonstratum est, etiam aliis affectibus, in quibus<text:line-break/>fuerunt suggillationes, contusiones et rupturae partes ex-<text:line-break/>tenuet, Quod igitur per ipfam .deligationem. partibus<text:line-break/>atrophia laborantibus refectionis conciliandae exordium<text:line-break/>futurum est? Quare nonnulli textum ita scripserunt: ut<text:line-break/>ex affluxu partium contabefactarum amplius quam sponte<text:line-break/>naturae extenuatae sint; orationis absurditatem effugisse<text:line-break/>interpretati sunt, partes </text:span></text:span><text:span text:style-name="Default_20_Paragraph_20_Font"><text:span text:style-name="T5">t</text:span></text:span><text:span text:style-name="Default_20_Paragraph_20_Font"><text:span text:style-name="T1">uapte- natura extenuatas esse.<text:line-break/>Atque quod nunc praecipitur, id non omnibus exteuua-<text:line-break/>tionibus esse commune patet, </text:span></text:span><text:span text:style-name="Default_20_Paragraph_20_Font"><text:span text:style-name="T5">t</text:span></text:span><text:span text:style-name="Default_20_Paragraph_20_Font"><text:span text:style-name="T1">ed solum spontaneis. Haec<text:line-break/>autem communis et universalis doctrinae oratio ad pau-<text:line-break/>cum ordinem tendit. Paucissima namque finali. et rarissima<text:line-break/>quae ob aliam causam in atrophiam incidunt, cetera om-<text:line-break/>nia ob diuturnam deligationem , simulque partium affecta-<text:line-break/>rum otium hunc in affectum deveniunt. Etenim horum<text:line-break/>magis quam aliorum quorundam Hippocratem meminisse</text:span></text:span></text:p>
      <text:p text:style-name="P2"><text:span text:style-name="Default_20_Paragraph_20_Font"><text:span text:style-name="T1">consentaneum est, quum in praedictis existant. Nam ha-<text:line-break/>ctenus ipse docuit et de fracturis et quibusdam aliis asse-<text:line-break/>orionibus, quae consimilem deligationem postulanti His<text:line-break/>igitur succedere partium maciem intuitus merito docere<text:line-break/>contendit quemadmodum ipsa curanda sit. Quod autem<text:line-break/>t sane maximi momenti est, si quis eos arguere velit qui<text:line-break/>deligatione extenuante uti Hippocratem existimant, illud<text:line-break/>equidem explicabo. Propositum nobis est extenuatas par-<text:line-break/>tes reficere. Hoc autem fieri non potest, nisi earum vires<text:line-break/>roborentur et uberis materiae suppeditatio sit. Quum<text:line-break/>vero deligationem Hippocratem . promovere volunt, ea<text:line-break/>sanguinis quidem affiuxum prohibet et vires imbecillas<text:line-break/>efficit. Ego vero quam dixi ab Hippocrate diversam ap-<text:line-break/>. pellari, ceu quae nimirum ad construendam reducta est,<text:line-break/>eam extenuationes diversis ab his modis efficere. A fanis<text:line-break/>siquidem partibus, non ab affectis principium ducendum<text:line-break/>est deligationis quae ex multis iniectionibus ipsam essicien-<text:line-break/>tibus ita compactam, ut prope dolorem comprimat, quo-</text:span></text:span></text:p>
      <text:p text:style-name="P2"><text:span text:style-name="Default_20_Paragraph_20_Font"><text:span text:style-name="T1">ufque dolor nullus excitetur; inflammationem procreato-<text:line-break/>rus et adusque partem affectam paulatim compressione ex-<text:line-break/>foluta provehatur. Praeterea vero quod fanum crus una<text:line-break/>eum aegro devincire conveniat, ad ipsorum explanationem<text:line-break/>nullam habet rationem, quo non multopere colliquescant<text:line-break/>extenuatae partes deligationem asserunt : Hippocratem ad-<text:line-break/>. mittere. Ad hoc autem non solum nihil conser</text:span></text:span><text:span text:style-name="Default_20_Paragraph_20_Font"><text:span text:style-name="T5">v</text:span></text:span><text:span text:style-name="Default_20_Paragraph_20_Font"><text:span text:style-name="T1">e alterum<text:line-break/>erus deligatum, imo etiam oblaedit. Qui namque sanguis<text:line-break/>ad illud prius serebatur, nunc universus ad affectum de-<text:line-break/>peltitur. Quod si exempla proponant quorum superiorem<text:line-break/>explicationem tradiderunt, patet improbitas, quum nullam<text:line-break/>similitudinem sortiantur cum his quae ab Hippocrate do-<text:line-break/>centor. Ut enim integra ratiocinatio excerni contulit<text:line-break/>quidquid plane cau</text:span></text:span><text:span text:style-name="Default_20_Paragraph_20_Font"><text:span text:style-name="T5">t</text:span></text:span><text:span text:style-name="Default_20_Paragraph_20_Font"><text:span text:style-name="T1">am molitur, quod nimirum ventriculi<text:line-break/>tunicis adeo insertum est, ut vix evelli queat. Ita vero<text:line-break/>et quae acria paulatim confluunt et ventrem pro</text:span></text:span><text:span text:style-name="Default_20_Paragraph_20_Font"><text:span text:style-name="T5">s</text:span></text:span><text:span text:style-name="Default_20_Paragraph_20_Font"><text:span text:style-name="T1">it autnd<text:line-break/>exclusionem derepente </text:span></text:span><text:span text:style-name="Default_20_Paragraph_20_Font"><text:span text:style-name="T5">t</text:span></text:span><text:span text:style-name="Default_20_Paragraph_20_Font"><text:span text:style-name="T1">ui vacuationem ratione indicant;<text:line-break/>quemadmodum et quae moderatam tussim concitant, vehe-</text:span></text:span></text:p>
      <text:p text:style-name="P2"><text:span text:style-name="Default_20_Paragraph_20_Font"><text:span text:style-name="T1">menti</text:span></text:span><text:span text:style-name="Default_20_Paragraph_20_Font"><text:span text:style-name="T5">a</text:span></text:span><text:span text:style-name="Default_20_Paragraph_20_Font"><text:span text:style-name="T1">re universim expurgantur. Ilis autem simile nihil<text:line-break/>. habet quod ab ipsis profertur augurautibus, extenuatum<text:line-break/>locum magis colliquandum esse, quo recreationis ducat<text:line-break/>exordium. Nam neque fasciis tabescentium partium vires<text:line-break/>roborari neque his materiae alimentariae suppeditatio fieri<text:line-break/>potest. Quod autem de tetano laborantibus ipsi commento-<text:line-break/>rant, illud maxime brutum esu Demonstrant enim </text:span></text:span><text:span text:style-name="Default_20_Paragraph_20_Font"><text:span text:style-name="T5">t</text:span></text:span><text:span text:style-name="Default_20_Paragraph_20_Font"><text:span text:style-name="T1">ele artis<text:line-break/>Hippocratis imperitos esse, quum ille pronunciat medendi<text:line-break/>methodi esse contraria contrariis tolli. . At nonnulli verbi<text:line-break/>vim ignorantes ad controversiam conversi </text:span></text:span><text:span text:style-name="Default_20_Paragraph_20_Font"><text:span text:style-name="T5">t</text:span></text:span><text:span text:style-name="Default_20_Paragraph_20_Font"><text:span text:style-name="T1">unsi quodcum-<text:line-break/>mune fecerunt omnibus qui inconsiderate contradicunt at-<text:line-break/>que ea calumniari contendunt quae nullo protius modo<text:line-break/>didicerunt. lllud enim praeceptum, contraria contrariorum<text:line-break/>funt praesidia , per ea quae in artis operibus pronunciat<text:line-break/>Hippocrates nequaquam evertitur, imo adstruitur. lu ipfo<text:line-break/>quoque apborifmo, ut quibusdam perfusam aquam frigi-<text:line-break/>dam caloris revocationem efficere, sic iisdem haec calorem<text:line-break/>folvere docuit. Hunc vero calorem qui frigidis affectibus<text:line-break/>medetur, interdum frictionibus promovemus, interdum</text:span></text:span></text:p>
      <text:p text:style-name="P6"><text:span text:style-name="Default_20_Paragraph_20_Font"><text:span text:style-name="T1">calesacieutibus medicamentis aut exeret talionibus aut aqua-<text:line-break/>rum calidarum infusionibus, atque ubi vehementiori calore<text:line-break/>opus est; etiam bitumine, ut saepius retuli, vel picatione<text:line-break/>ejus quod calefactione indigebat, interdum etiam et aquae<text:line-break/>frigidae perfusione, imo face et quaecunque cetera cale-<text:line-break/>faciendi facultate donata sint tum partibus tum affectibus<text:line-break/>quibus calore promovendo opus est, perpetuo funt utilia.<text:line-break/>Sed aqua frigida, prout frigida, quantum in fe est, raro<text:line-break/>utilis atque foli corpori calorem nativum robustum habenti<text:line-break/>utiliter adhibetur. Quandoquidem carnu</text:span></text:span><text:span text:style-name="Default_20_Paragraph_20_Font"><text:span text:style-name="T5">l</text:span></text:span><text:span text:style-name="Default_20_Paragraph_20_Font"><text:span text:style-name="T1">us est aeger, in-<text:line-break/>quit; huic quandoque prodest frigida, non tamen huic<text:line-break/>omni tempore, fed aestatis. Quis enim non novit aut<text:line-break/>quis non protulit ex iis qui de frigidae potione fcripfe-<text:line-break/>runt, infans duo efficere, aut laesionem ex perfrigeratione<text:line-break/>aut uberioris caloris ab alto reversionem. Itaque si ab-<text:line-break/>unde calidum suerit corpus, tunc accidit ipsius calorem a<text:line-break/>calorenon evinci densata cute, fed suppressa respiratione<text:line-break/>augescere. Si vero minus calidum sit quam ut occare</text:span></text:span></text:p>
      <text:p text:style-name="P2"><text:span text:style-name="Default_20_Paragraph_20_Font"><text:span text:style-name="T5">t</text:span></text:span><text:span text:style-name="Default_20_Paragraph_20_Font"><text:span text:style-name="T1">anti frigidae obsistat, vi caloris ad altum usque redeuntis<text:line-break/>. aegri ex persrigeratione prehenduntur affectibus. Fortassis<text:line-break/>autem haec supervacanea nunc a me commemorata sunt,<text:line-break/>quae aliis in locis-, ut dixi, demonstrata </text:span></text:span><text:span text:style-name="Default_20_Paragraph_20_Font"><text:span text:style-name="T5">t</text:span></text:span><text:span text:style-name="Default_20_Paragraph_20_Font"><text:span text:style-name="T1">uus. Quae igi-<text:line-break/>fur prima medentur, primo contraria sint oportet. Prima<text:line-break/>.autem dicuntur quae videlicet nullo medio iis appotum-<text:line-break/>tur, quae medio aliquo indigent, quaeque per accidens<text:line-break/>non primo auxiliantur, Nugantur autem qui alui subdu-<text:line-break/>ctionem et medicamenta tussim moventia et frigidae per-<text:line-break/>fusionem commemorant. optima quidem ratione interdum<text:line-break/>haec fiunt, nihil tamen rei hocce textu a nobis proposi-<text:line-break/>tae simile sortiuntur. Hac enim in oratione demonstran-<text:line-break/>. dum est quomodo mediocriter attenuans deligatio aut re-<text:line-break/>bur attenuatis partibus efficiat aut uberioris sanguinis asilo-<text:line-break/>xum conciliet. Dum autem haec demonstrare nequeunt,<text:line-break/>frustra ad exempla scribenda conlegium neque exemplo<text:line-break/>propterea demonstrationem scientificam efficiunt. Nam in<text:line-break/>commentario de exemplis ante haec exemplorum usum</text:span></text:span></text:p>
      <text:p text:style-name="P2"><text:span text:style-name="Default_20_Paragraph_20_Font"><text:span text:style-name="T1">nullum esse demonstravimus, quod non aegrotantibus cog-<text:line-break/>nitionis gratia ipsa narremus, ut existimant nonnulli, ac<text:line-break/>potissimum quicunque rhetoribus similes ad explanationem<text:line-break/>ipsis utuntur tota via aberrantes, quemadmodum etiam<text:line-break/>tibi enunciant Platonem per inductiones plerumque de-<text:line-break/>monstrationes construere. Demonstratum siquidem est, illum<text:line-break/>perspicuitatis gratia isses inductiones usurpare. Cuicunque<text:line-break/>igitur placuerit, tum inductionis tum exempli vim perci-<text:line-break/>pere , is propriam utriusque orationem adeat a nobis alibi<text:line-break/>descriptam. Nunc autem ad propositum revertamur hisce<text:line-break/>in libris variatos hortati, ut quum quae nos hucusque<text:line-break/>docuimus accurate legerint, ad sequentium explanationem<text:line-break/>accedant quae praecedentium a nobis enucleatorum fidem<text:line-break/>. faciat. Jam ad ipfam progrediamur. Ut vero tota magis<text:line-break/>dilucide pateat non ipfam universam simul et </text:span></text:span><text:span text:style-name="Default_20_Paragraph_20_Font"><text:span text:style-name="T5">t</text:span></text:span><text:span text:style-name="Default_20_Paragraph_20_Font"><text:span text:style-name="T1">emet de-<text:line-break/>scripturus, fed sigillatim explanationem ita facturus sinu.</text:span></text:span></text:p>
      <text:h text:style-name="P30" text:outline-level="2"><text:span text:style-name="Default_20_Paragraph_20_Font">XXXIV.</text:span></text:h>
      <text:p text:style-name="P4"><text:span text:style-name="Default_20_Paragraph_20_Font"><text:span text:style-name="T1">P</text:span></text:span><text:span text:style-name="Default_20_Paragraph_20_Font"><text:span text:style-name="T5">raestat au</text:span></text:span><text:span text:style-name="Default_20_Paragraph_20_Font"><text:span text:style-name="T1">t</text:span></text:span><text:span text:style-name="Default_20_Paragraph_20_Font"><text:span text:style-name="T5">em super</text:span></text:span><text:span text:style-name="Default_20_Paragraph_20_Font"><text:span text:style-name="T1">i</text:span></text:span><text:span text:style-name="Default_20_Paragraph_20_Font"><text:span text:style-name="T5">orem par</text:span></text:span><text:span text:style-name="Default_20_Paragraph_20_Font"><text:span text:style-name="T1">t</text:span></text:span><text:span text:style-name="Default_20_Paragraph_20_Font"><text:span text:style-name="T5">em, ut t</text:span></text:span><text:span text:style-name="Default_20_Paragraph_20_Font"><text:span text:style-name="T1">i</text:span></text:span><text:span text:style-name="Default_20_Paragraph_20_Font"><text:span text:style-name="T5">b</text:span></text:span><text:span text:style-name="Default_20_Paragraph_20_Font"><text:span text:style-name="T1">i</text:span></text:span><text:span text:style-name="Default_20_Paragraph_20_Font"><text:span text:style-name="T5">ae et femorum<text:line-break/>simu</text:span></text:span><text:span text:style-name="Default_20_Paragraph_20_Font"><text:span text:style-name="T1">l</text:span></text:span><text:span text:style-name="Default_20_Paragraph_20_Font"><text:span text:style-name="T5">que alterum cru</text:span></text:span><text:span text:style-name="Default_20_Paragraph_20_Font"><text:span text:style-name="T1">s </text:span></text:span><text:span text:style-name="Default_20_Paragraph_20_Font"><text:span text:style-name="T5">cum fan</text:span></text:span><text:span text:style-name="Default_20_Paragraph_20_Font"><text:span text:style-name="T1">o </text:span></text:span><text:span text:style-name="Default_20_Paragraph_20_Font"><text:span text:style-name="T5">crure de</text:span></text:span><text:span text:style-name="Default_20_Paragraph_20_Font"><text:span text:style-name="T1">l</text:span></text:span><text:span text:style-name="Default_20_Paragraph_20_Font"><text:span text:style-name="T5">igare, qu</text:span></text:span><text:span text:style-name="Default_20_Paragraph_20_Font"><text:span text:style-name="T1">o<text:line-break/></text:span></text:span><text:span text:style-name="Default_20_Paragraph_20_Font"><text:span text:style-name="T5">sim</text:span></text:span><text:span text:style-name="Default_20_Paragraph_20_Font"><text:span text:style-name="T1">i</text:span></text:span><text:span text:style-name="Default_20_Paragraph_20_Font"><text:span text:style-name="T5">l</text:span></text:span><text:span text:style-name="Default_20_Paragraph_20_Font"><text:span text:style-name="T1">i</text:span></text:span><text:span text:style-name="Default_20_Paragraph_20_Font"><text:span text:style-name="T5">u</text:span></text:span><text:span text:style-name="Default_20_Paragraph_20_Font"><text:span text:style-name="T1">s </text:span></text:span><text:span text:style-name="Default_20_Paragraph_20_Font"><text:span text:style-name="T5">sit, ac peraeque c</text:span></text:span><text:span text:style-name="Default_20_Paragraph_20_Font"><text:span text:style-name="T1">o</text:span></text:span><text:span text:style-name="Default_20_Paragraph_20_Font"><text:span text:style-name="T5">nqu</text:span></text:span><text:span text:style-name="Default_20_Paragraph_20_Font"><text:span text:style-name="T1">i</text:span></text:span><text:span text:style-name="Default_20_Paragraph_20_Font"><text:span text:style-name="T5">esca</text:span></text:span><text:span text:style-name="Default_20_Paragraph_20_Font"><text:span text:style-name="T1">t </text:span></text:span><text:span text:style-name="Default_20_Paragraph_20_Font"><text:span text:style-name="T5">pur</text:span></text:span><text:span text:style-name="Default_20_Paragraph_20_Font"><text:span text:style-name="T1">it</text:span></text:span><text:span text:style-name="Default_20_Paragraph_20_Font"><text:span text:style-name="T5">erque al</text:span></text:span><text:span text:style-name="Default_20_Paragraph_20_Font"><text:span text:style-name="T1">im</text:span></text:span><text:span text:style-name="Default_20_Paragraph_20_Font"><text:span text:style-name="T5">ento<text:line-break/>proh</text:span></text:span><text:span text:style-name="Default_20_Paragraph_20_Font"><text:span text:style-name="T1">i</text:span></text:span><text:span text:style-name="Default_20_Paragraph_20_Font"><text:span text:style-name="T5">beatur</text:span></text:span><text:span text:style-name="Default_20_Paragraph_20_Font"><text:span text:style-name="T1"> i</text:span></text:span><text:span text:style-name="Default_20_Paragraph_20_Font"><text:span text:style-name="T5">dque suscipia</text:span></text:span><text:span text:style-name="Default_20_Paragraph_20_Font"><text:span text:style-name="T1">t.</text:span></text:span></text:p>
      <text:p text:style-name="P1"><text:span text:style-name="Default_20_Paragraph_20_Font"><text:span text:style-name="T1">Paulo sirperius pronunciavit partium emaciatarum de-<text:line-break/>ligationem a catagmatica diver</text:span></text:span><text:span text:style-name="Default_20_Paragraph_20_Font"><text:span text:style-name="T5">t</text:span></text:span><text:span text:style-name="Default_20_Paragraph_20_Font"><text:span text:style-name="T1">am construendam esse. Haec-<text:line-break/>enim praetenditur, ut sanguinis affiuxum prohibeat, deinde<text:line-break/>ut qui in affectis partibus continetur, tum sursum tum<text:line-break/>deor</text:span></text:span><text:span text:style-name="Default_20_Paragraph_20_Font"><text:span text:style-name="T5">t</text:span></text:span><text:span text:style-name="Default_20_Paragraph_20_Font"><text:span text:style-name="T1">um deturbet; praeterea ut ipfae partes quiescant<text:line-break/>neque plane moveantur. Hujusmodi siquidem deligatione<text:line-break/>partes affectas quibusdam protius ab inflammatione tutas<text:line-break/>exstitisse contingit. Illa vero construitur nunc non ut<text:line-break/>sanguinis affiuxum prohibeat neque ut contentum ipsis in<text:line-break/>partibus evacuet. neque ut eas immotus tueatur, imo ut<text:line-break/>his contraria omnia faciat. Itaque fascia, quemadmodum<text:line-break/>stupra docuimus, a </text:span></text:span><text:span text:style-name="Default_20_Paragraph_20_Font"><text:span text:style-name="T5">t</text:span></text:span><text:span text:style-name="Default_20_Paragraph_20_Font"><text:span text:style-name="T1">acis quibusdam partibus ordienda est.</text:span></text:span></text:p>
      <text:p text:style-name="P2"><text:span text:style-name="Default_20_Paragraph_20_Font"><text:span text:style-name="T1">Sed eam has partes comprimentem ex ipsis quidem sin-<text:line-break/>guinem ad extenuatas partes exprimere oportet, eas tamen<text:line-break/>penitus exhaurire prohibendum esu Tibia igitur aut cu-<text:line-break/>bito affecto idoneum fuerit ab inguine aut ala deligatio-<text:line-break/>mis principium ducere. Crure vero aut brachio affecto<text:line-break/>oppositum membrum devincire necessarium est, deligatione<text:line-break/>ah imis partibus incepta et ad inguen vel alam usque ad-<text:line-break/>feendente. Si quando tamen cubitus aut tibia vehemen-<text:line-break/>ter afficiatur, praestat utcunque crus vel brachium deligare,<text:line-break/>quo huic similiter illaesum crus superposita parte laesa<text:line-break/>alimento prohibeatur neque nutriatur. Idcirco dixit Hip-<text:line-break/>pocrates: ut tibiae et femorum, simulque alterum erus<text:line-break/>- cum sano crure deligare, ut pariter, inquit, conquiescat,<text:line-break/>id est otiosum sit alterum erus, atque illud quod affectum<text:line-break/>est et peraeque alimentum intercipiatur. Hlud vero , id-<text:line-break/>que alimentum suscipiat, po</text:span></text:span><text:span text:style-name="Default_20_Paragraph_20_Font"><text:span text:style-name="T5">t</text:span></text:span><text:span text:style-name="Default_20_Paragraph_20_Font"><text:span text:style-name="T1">uit, quia quod membrum de-<text:line-break/>vincitur, noluit ita alimento prohiberi, ut nulla. pars<text:line-break/>ipsius prorsus admittatur. Quod si quis vehementer ad-</text:span></text:span></text:p>
      <text:p text:style-name="P2"><text:span text:style-name="Default_20_Paragraph_20_Font"><text:span text:style-name="T1">stringat, omnino ferri alimentum ita prohibebit, ut aluam<text:line-break/>primum partem emori periculum siti Quodsi hoc tandem<text:line-break/>non oboriatur, alimentum quidem ut femoris, sic et tibiae<text:line-break/>partibus omnino auferetur. Nobis igitur pr</text:span></text:span><text:span text:style-name="Default_20_Paragraph_20_Font"><text:span text:style-name="T5">o</text:span></text:span><text:span text:style-name="Default_20_Paragraph_20_Font"><text:span text:style-name="T1">positum est<text:line-break/>non femur extenuare, fed tibiam reficere. .Quoniam vero<text:line-break/>deligationis. ratio partem minus nutritam necessario essicrt,<text:line-break/>hujusmodi noxam aliquamdiu admittimus; deinde quum<text:line-break/>- jam tibia mediocriter carnem habuerit, communem utrius-<text:line-break/>que curam et providentiam movemus. Quare hic ab ea-<text:line-break/>rum explanatione discedendum est, qui existimant Hippo-<text:line-break/>cratem imperare cum extenuata parte superpositam atque<text:line-break/>alterum crus extenuari, ut ^acilium partium macies oc-<text:line-break/>enitatur neque in aperto sit neque probe nutritorum com-<text:line-break/>paratione deprehendatur. Non enim solum Hippocrates,<text:line-break/>imo neque vulgarium medicorum quisque hac deligatione<text:line-break/>nos probe mederi censuerit.</text:span></text:span></text:p>
      <text:h text:style-name="P30" text:outline-level="2"><text:span text:style-name="Default_20_Paragraph_20_Font">XXXV.</text:span></text:h>
      <text:p text:style-name="Normal"><text:span text:style-name="Default_20_Paragraph_20_Font"><text:span text:style-name="T5">Linteorum numer</text:span></text:span><text:span text:style-name="Default_20_Paragraph_20_Font"><text:span text:style-name="T1">o , </text:span></text:span><text:span text:style-name="Default_20_Paragraph_20_Font"><text:span text:style-name="T5">non pressi</text:span></text:span><text:span text:style-name="Default_20_Paragraph_20_Font"><text:span text:style-name="T1">t.</text:span></text:span></text:p>
      <text:p text:style-name="Normal"><text:span text:style-name="Default_20_Paragraph_20_Font"><text:span text:style-name="T1">,. Atque jam antea saepius imperavit ita facere, in qui-<text:line-break/>bus plane vult partem deligatam citra dolorem tueri.</text:span></text:span></text:p>
      <text:h text:style-name="Heading_20_2" text:outline-level="2"><text:span text:style-name="Default_20_Paragraph_20_Font">. XXXVI.</text:span></text:h>
      <text:p text:style-name="P4"><text:span text:style-name="Default_20_Paragraph_20_Font"><text:span text:style-name="T5">Laxando pr</text:span></text:span><text:span text:style-name="Default_20_Paragraph_20_Font"><text:span text:style-name="T1">im</text:span></text:span><text:span text:style-name="Default_20_Paragraph_20_Font"><text:span text:style-name="T5">um quod max</text:span></text:span><text:span text:style-name="Default_20_Paragraph_20_Font"><text:span text:style-name="T1">i</text:span></text:span><text:span text:style-name="Default_20_Paragraph_20_Font"><text:span text:style-name="T5">me deceat tum</text:span></text:span><text:span text:style-name="Default_20_Paragraph_20_Font"><text:span text:style-name="T1"> /v</text:span></text:span><text:span text:style-name="Default_20_Paragraph_20_Font"><text:span text:style-name="T5">ic</text:span></text:span><text:span text:style-name="Default_20_Paragraph_20_Font"><text:span text:style-name="T1">ti</text:span></text:span><text:span text:style-name="Default_20_Paragraph_20_Font"><text:span text:style-name="T5">one quae<text:line-break/>carne</text:span></text:span><text:span text:style-name="Default_20_Paragraph_20_Font"><text:span text:style-name="T1"> im</text:span></text:span><text:span text:style-name="Default_20_Paragraph_20_Font"><text:span text:style-name="T5">plea</text:span></text:span><text:span text:style-name="Default_20_Paragraph_20_Font"><text:span text:style-name="T1">t, </text:span></text:span><text:span text:style-name="Default_20_Paragraph_20_Font"><text:span text:style-name="T5">u</text:span></text:span><text:span text:style-name="Default_20_Paragraph_20_Font"><text:span text:style-name="T1">t</text:span></text:span><text:span text:style-name="Default_20_Paragraph_20_Font"><text:span text:style-name="T5">endo, </text:span></text:span><text:span text:style-name="Default_20_Paragraph_20_Font"><text:span text:style-name="T1">t</text:span></text:span><text:span text:style-name="Default_20_Paragraph_20_Font"><text:span text:style-name="T5">um perfusione c</text:span></text:span><text:span text:style-name="Default_20_Paragraph_20_Font"><text:span text:style-name="T1">i</text:span></text:span><text:span text:style-name="Default_20_Paragraph_20_Font"><text:span text:style-name="T5">tra scruta</text:span></text:span><text:span text:style-name="Default_20_Paragraph_20_Font"><text:span text:style-name="T1">s.</text:span></text:span></text:p>
      <text:p text:style-name="P1"><text:span text:style-name="Default_20_Paragraph_20_Font"><text:span text:style-name="T1">Primum vel tempore vel viribus pronunciavit. Tem-<text:line-break/>pore quidem aut unius deligationis aut sequentium inter<text:line-break/>se collatarum. Quia vero haec omnia vera sunt, propterea<text:line-break/>quod pronunciatur dilucidum est, nisi fortassis haec omnia<text:line-break/>nos intelligere yolens ita scripserit. Quam primum igitur<text:line-break/>in prima deligatione, quoniam hanc diutius fieri oportet,<text:line-break/>primam quidem linteorum iniectionem suffulcire, sequentia</text:span></text:span></text:p>
      <text:p text:style-name="P2"><text:span text:style-name="Default_20_Paragraph_20_Font"><text:span text:style-name="T1">vero ea parte quae refectio</text:span></text:span><text:span text:style-name="Default_20_Paragraph_20_Font"><text:span text:style-name="T5">n</text:span></text:span><text:span text:style-name="Default_20_Paragraph_20_Font"><text:span text:style-name="T1">e indiget probabile fuerit.<text:line-break/>Viribus quidem de parte curanda pronunciatum esse,<text:line-break/>tempore vero de prima deligatione. Quod si de omnibus<text:line-break/>fasciis sibi invicem admotis textum percipiamus, mens erit<text:line-break/>hujusmodi. Si in primis delimationibus cum integra parte<text:line-break/>partem quoque affectam devinxeris, interdum aeger ipfam<text:line-break/>partem omnino nudandam praebebit. Hoc igitur ipfum<text:line-break/>primum agendum est in iis potissimum quae restauratione<text:line-break/>opus habent; quamobrem minus probe nutriuntur. At<text:line-break/>quum fanguis ad partem affectam tum frictione attrahitur,<text:line-break/>- tum aliis quae paulo ante diximus caro in ipsis tum libe-<text:line-break/>ralius tum celerius creabitur. Porro Hippocrates et fri-<text:line-break/>ctiones et perfusiones aquae calidae meminit, non tamen<text:line-break/>medicamenti meminit, quoniam hic chirurgiae Iulius agno-<text:line-break/>fcit praesidia. Neque enim profecto existimandum est ab<text:line-break/>eo praetermissitm fuisse, partes ipsas mediocriter non ad-<text:line-break/>usque lassitudinem promovendas esse. Quandoquidem sii-</text:span></text:span></text:p>
      <text:p text:style-name="P2"><text:span text:style-name="Default_20_Paragraph_20_Font"><text:span text:style-name="T1">fcipulos ea docuit quae sunt ejusdem generis et motus<text:line-break/>omnis emaciatarum partium frictio</text:span></text:span><text:span text:style-name="Default_20_Paragraph_20_Font"><text:span text:style-name="T5">n</text:span></text:span><text:span text:style-name="Default_20_Paragraph_20_Font"><text:span text:style-name="T1">e concitatus ad id ge-<text:line-break/>nus spectat. Quum vero etiam erus alterum peraeque ac<text:line-break/>integram affecti membri partem quiescere julscrit, manifesta<text:line-break/>censuit frictione motum ciendum esse. Fieri namque potest<text:line-break/>humerum absque brachio et tibiam absque femore moveri.</text:span></text:span></text:p>
      <text:p text:style-name="P1"><text:span text:style-name="Default_20_Paragraph_20_Font"><text:span text:style-name="T1">Qui maciei medetur neque humero neque tibia immobili<text:line-break/>opus habet; possu</text:span></text:span><text:span text:style-name="Default_20_Paragraph_20_Font"><text:span text:style-name="T5">n</text:span></text:span><text:span text:style-name="Default_20_Paragraph_20_Font"><text:span text:style-name="T1">t enim haec ita ex suppositis cum motu<text:line-break/>curari. Quum autem eorum via per affectas partes pro-<text:line-break/>cedat, illa quae ante peritura funi praeoccupanti Etenim<text:line-break/>frictionibus et picationibus et calefacientium medicam en-<text:line-break/>torum appositionibus praevalet ars viribus. Plurimum<text:line-break/>vero sanguinis ad membra confluere extremis partibus ca-<text:line-break/>las</text:span></text:span><text:span text:style-name="Default_20_Paragraph_20_Font"><text:span text:style-name="T5">s</text:span></text:span><text:span text:style-name="Default_20_Paragraph_20_Font"><text:span text:style-name="T1">eris maximum tibi erit indicium concitatus ibi calor<text:line-break/>.et rubor. Perlectam quidem horum curationem jam habes<text:line-break/>. his a me adductis quae Hippocrates pronunciavit et cale-<text:line-break/>facientium medicamentorum admotionem, cujus generis est<text:line-break/>picano. Hippocrates autem hoc in libro medicamenti</text:span></text:span></text:p>
      <text:p text:style-name="P6"><text:span text:style-name="Default_20_Paragraph_20_Font"><text:span text:style-name="T1">plane non meminit, etiamsi nonnullos affectus commento-<text:line-break/>raverit, qui medicamentorum ope medelam postulant, in<text:line-break/>quorum numero sunt sugillationes, luxationes, avulsiones.<text:line-break/>Quapropter in ipso utilem chirurgiae partem servare pro-<text:line-break/>pofuit, hancque non universam, ut dixi, sed artem discere<text:line-break/>incipientibus maxime necessariam ac utilissimam,</text:span></text:span></text:p>
      <text:h text:style-name="Heading_20_2" text:outline-level="2"><text:bookmark-start text:name="bookmark34"/><text:span text:style-name="Default_20_Paragraph_20_Font">i<text:tab/>XXXVII.</text:span><text:bookmark-end text:name="bookmark34"/></text:h>
      <text:p text:style-name="P4"><text:span text:style-name="Default_20_Paragraph_20_Font"><text:span text:style-name="T1">F</text:span></text:span><text:span text:style-name="Default_20_Paragraph_20_Font"><text:span text:style-name="T5">ulc</text:span></text:span><text:span text:style-name="Default_20_Paragraph_20_Font"><text:span text:style-name="T1">i</text:span></text:span><text:span text:style-name="Default_20_Paragraph_20_Font"><text:span text:style-name="T5">men</text:span></text:span><text:span text:style-name="Default_20_Paragraph_20_Font"><text:span text:style-name="T1">t</text:span></text:span><text:span text:style-name="Default_20_Paragraph_20_Font"><text:span text:style-name="T5">a p</text:span></text:span><text:span text:style-name="Default_20_Paragraph_20_Font"><text:span text:style-name="T1">o</text:span></text:span><text:span text:style-name="Default_20_Paragraph_20_Font"><text:span text:style-name="T5">rr</text:span></text:span><text:span text:style-name="Default_20_Paragraph_20_Font"><text:span text:style-name="T1">o </text:span></text:span><text:span text:style-name="Default_20_Paragraph_20_Font"><text:span text:style-name="T5">ac stabil</text:span></text:span><text:span text:style-name="Default_20_Paragraph_20_Font"><text:span text:style-name="T1">i</text:span></text:span><text:span text:style-name="Default_20_Paragraph_20_Font"><text:span text:style-name="T5">menta velu</text:span></text:span><text:span text:style-name="Default_20_Paragraph_20_Font"><text:span text:style-name="T1">t </text:span></text:span><text:span text:style-name="Default_20_Paragraph_20_Font"><text:span text:style-name="T5">pec</text:span></text:span><text:span text:style-name="Default_20_Paragraph_20_Font"><text:span text:style-name="T1">t</text:span></text:span><text:span text:style-name="Default_20_Paragraph_20_Font"><text:span text:style-name="T5">ori, cost</text:span></text:span><text:span text:style-name="Default_20_Paragraph_20_Font"><text:span text:style-name="T1">is, </text:span></text:span><text:span text:style-name="Default_20_Paragraph_20_Font"><text:span text:style-name="T5">ca-<text:line-break/>pi</text:span></text:span><text:span text:style-name="Default_20_Paragraph_20_Font"><text:span text:style-name="T1">ti </text:span></text:span><text:span text:style-name="Default_20_Paragraph_20_Font"><text:span text:style-name="T5">et his quaecunque sun</text:span></text:span><text:span text:style-name="Default_20_Paragraph_20_Font"><text:span text:style-name="T1">t </text:span></text:span><text:span text:style-name="Default_20_Paragraph_20_Font"><text:span text:style-name="T5">huju</text:span></text:span><text:span text:style-name="Default_20_Paragraph_20_Font"><text:span text:style-name="T1">s</text:span></text:span><text:span text:style-name="Default_20_Paragraph_20_Font"><text:span text:style-name="T5">modi, ceteri</text:span></text:span><text:span text:style-name="Default_20_Paragraph_20_Font"><text:span text:style-name="T1">s </text:span></text:span><text:span text:style-name="Default_20_Paragraph_20_Font"><text:span text:style-name="T5">admovenda<text:line-break/>sun</text:span></text:span><text:span text:style-name="Default_20_Paragraph_20_Font"><text:span text:style-name="T1">t. P</text:span></text:span><text:span text:style-name="Default_20_Paragraph_20_Font"><text:span text:style-name="T5">ar</text:span></text:span><text:span text:style-name="Default_20_Paragraph_20_Font"><text:span text:style-name="T1">ti</text:span></text:span><text:span text:style-name="Default_20_Paragraph_20_Font"><text:span text:style-name="T5">m quidem pulsuum gratia, ut ne concu</text:span></text:span><text:span text:style-name="Default_20_Paragraph_20_Font"><text:span text:style-name="T1">ti</text:span></text:span><text:span text:style-name="Default_20_Paragraph_20_Font"><text:span text:style-name="T5">an-<text:line-break/>tur, par</text:span></text:span><text:span text:style-name="Default_20_Paragraph_20_Font"><text:span text:style-name="T1">ti</text:span></text:span><text:span text:style-name="Default_20_Paragraph_20_Font"><text:span text:style-name="T5">m vero et ob</text:span></text:span><text:span text:style-name="Default_20_Paragraph_20_Font"><text:span text:style-name="T1"> i</text:span></text:span><text:span text:style-name="Default_20_Paragraph_20_Font"><text:span text:style-name="T5">uncturarum d</text:span></text:span><text:span text:style-name="Default_20_Paragraph_20_Font"><text:span text:style-name="T1">i</text:span></text:span><text:span text:style-name="Default_20_Paragraph_20_Font"><text:span text:style-name="T5">stan</text:span></text:span><text:span text:style-name="Default_20_Paragraph_20_Font"><text:span text:style-name="T1">ti</text:span></text:span><text:span text:style-name="Default_20_Paragraph_20_Font"><text:span text:style-name="T5">a</text:span></text:span><text:span text:style-name="Default_20_Paragraph_20_Font"><text:span text:style-name="T1">s i</text:span></text:span><text:span text:style-name="Default_20_Paragraph_20_Font"><text:span text:style-name="T5">n cap</text:span></text:span><text:span text:style-name="Default_20_Paragraph_20_Font"><text:span text:style-name="T1">i</text:span></text:span><text:span text:style-name="Default_20_Paragraph_20_Font"><text:span text:style-name="T5">ti</text:span></text:span><text:span text:style-name="Default_20_Paragraph_20_Font"><text:span text:style-name="T1">s<text:line-break/></text:span></text:span><text:span text:style-name="Default_20_Paragraph_20_Font"><text:span text:style-name="T5">ossibu</text:span></text:span><text:span text:style-name="Default_20_Paragraph_20_Font"><text:span text:style-name="T1">s </text:span></text:span><text:span text:style-name="Default_20_Paragraph_20_Font"><text:span text:style-name="T5">sir</text:span></text:span><text:span text:style-name="Default_20_Paragraph_20_Font"><text:span text:style-name="T1">m</text:span></text:span><text:span text:style-name="Default_20_Paragraph_20_Font"><text:span text:style-name="T5">anda</text:span></text:span><text:span text:style-name="Default_20_Paragraph_20_Font"><text:span text:style-name="T1">s. </text:span></text:span><text:span text:style-name="Default_20_Paragraph_20_Font"><text:span text:style-name="T5">Ad tusam au</text:span></text:span><text:span text:style-name="Default_20_Paragraph_20_Font"><text:span text:style-name="T1">t</text:span></text:span><text:span text:style-name="Default_20_Paragraph_20_Font"><text:span text:style-name="T5">em e</text:span></text:span><text:span text:style-name="Default_20_Paragraph_20_Font"><text:span text:style-name="T1">t </text:span></text:span><text:span text:style-name="Default_20_Paragraph_20_Font"><text:span text:style-name="T5">sternutamentum<text:line-break/>aut al</text:span></text:span><text:span text:style-name="Default_20_Paragraph_20_Font"><text:span text:style-name="T1">i</text:span></text:span><text:span text:style-name="Default_20_Paragraph_20_Font"><text:span text:style-name="T5">am m</text:span></text:span><text:span text:style-name="Default_20_Paragraph_20_Font"><text:span text:style-name="T1">o</text:span></text:span><text:span text:style-name="Default_20_Paragraph_20_Font"><text:span text:style-name="T5">tionem , qual</text:span></text:span><text:span text:style-name="Default_20_Paragraph_20_Font"><text:span text:style-name="T1">i</text:span></text:span><text:span text:style-name="Default_20_Paragraph_20_Font"><text:span text:style-name="T5">a</text:span></text:span><text:span text:style-name="Default_20_Paragraph_20_Font"><text:span text:style-name="T1"> t</text:span></text:span><text:span text:style-name="Default_20_Paragraph_20_Font"><text:span text:style-name="T5">horac</text:span></text:span><text:span text:style-name="Default_20_Paragraph_20_Font"><text:span text:style-name="T1">i </text:span></text:span><text:span text:style-name="Default_20_Paragraph_20_Font"><text:span text:style-name="T5">et capiti stabi</text:span></text:span><text:span text:style-name="Default_20_Paragraph_20_Font"><text:span text:style-name="T1">l</text:span></text:span><text:span text:style-name="Default_20_Paragraph_20_Font"><text:span text:style-name="T5">i-<text:line-break/>men</text:span></text:span><text:span text:style-name="Default_20_Paragraph_20_Font"><text:span text:style-name="T1">t</text:span></text:span><text:span text:style-name="Default_20_Paragraph_20_Font"><text:span text:style-name="T5">a ad</text:span></text:span><text:span text:style-name="Default_20_Paragraph_20_Font"><text:span text:style-name="T1">m</text:span></text:span><text:span text:style-name="Default_20_Paragraph_20_Font"><text:span text:style-name="T5">oventur , </text:span></text:span><text:span text:style-name="Default_20_Paragraph_20_Font"><text:span text:style-name="T1">i</text:span></text:span><text:span text:style-name="Default_20_Paragraph_20_Font"><text:span text:style-name="T5">n . quibu</text:span></text:span><text:span text:style-name="Default_20_Paragraph_20_Font"><text:span text:style-name="T1">s o</text:span></text:span><text:span text:style-name="Default_20_Paragraph_20_Font"><text:span text:style-name="T5">mn</text:span></text:span><text:span text:style-name="Default_20_Paragraph_20_Font"><text:span text:style-name="T1">i</text:span></text:span><text:span text:style-name="Default_20_Paragraph_20_Font"><text:span text:style-name="T5">bu</text:span></text:span><text:span text:style-name="Default_20_Paragraph_20_Font"><text:span text:style-name="T1">s </text:span></text:span><text:span text:style-name="Default_20_Paragraph_20_Font"><text:span text:style-name="T5">eaedem del</text:span></text:span><text:span text:style-name="Default_20_Paragraph_20_Font"><text:span text:style-name="T1">i</text:span></text:span><text:span text:style-name="Default_20_Paragraph_20_Font"><text:span text:style-name="T5">ga-<text:line-break/>tion</text:span></text:span><text:span text:style-name="Default_20_Paragraph_20_Font"><text:span text:style-name="T1">i</text:span></text:span><text:span text:style-name="Default_20_Paragraph_20_Font"><text:span text:style-name="T5">s comm</text:span></text:span><text:span text:style-name="Default_20_Paragraph_20_Font"><text:span text:style-name="T1">o</text:span></text:span><text:span text:style-name="Default_20_Paragraph_20_Font"><text:span text:style-name="T5">derat</text:span></text:span><text:span text:style-name="Default_20_Paragraph_20_Font"><text:span text:style-name="T1">io</text:span></text:span><text:span text:style-name="Default_20_Paragraph_20_Font"><text:span text:style-name="T5">ne</text:span></text:span><text:span text:style-name="Default_20_Paragraph_20_Font"><text:span text:style-name="T1">s </text:span></text:span><text:span text:style-name="Default_20_Paragraph_20_Font"><text:span text:style-name="T5">servandae sunt. Qua namque<text:line-break/>parte laesione</text:span></text:span><text:span text:style-name="Default_20_Paragraph_20_Font"><text:span text:style-name="T1">s </text:span></text:span><text:span text:style-name="Default_20_Paragraph_20_Font"><text:span text:style-name="T5">sunt,- maxi</text:span></text:span><text:span text:style-name="Default_20_Paragraph_20_Font"><text:span text:style-name="T1">m</text:span></text:span><text:span text:style-name="Default_20_Paragraph_20_Font"><text:span text:style-name="T5">e comprimendum est. sub-<text:line-break/></text:span></text:span><text:span text:style-name="Default_20_Paragraph_20_Font"><text:span text:style-name="T1">j t</text:span></text:span><text:span text:style-name="Default_20_Paragraph_20_Font"><text:span text:style-name="T5">o</text:span></text:span><text:span text:style-name="Default_20_Paragraph_20_Font"><text:span text:style-name="T1">l</text:span></text:span><text:span text:style-name="Default_20_Paragraph_20_Font"><text:span text:style-name="T5">lenda</text:span></text:span><text:span text:style-name="Default_20_Paragraph_20_Font"><text:span text:style-name="T1"> i</text:span></text:span><text:span text:style-name="Default_20_Paragraph_20_Font"><text:span text:style-name="T5">gitur lana m</text:span></text:span><text:span text:style-name="Default_20_Paragraph_20_Font"><text:span text:style-name="T1">o</text:span></text:span><text:span text:style-name="Default_20_Paragraph_20_Font"><text:span text:style-name="T5">llis quae affectui c</text:span></text:span><text:span text:style-name="Default_20_Paragraph_20_Font"><text:span text:style-name="T1">o</text:span></text:span><text:span text:style-name="Default_20_Paragraph_20_Font"><text:span text:style-name="T5">ngrua</text:span></text:span><text:span text:style-name="Default_20_Paragraph_20_Font"><text:span text:style-name="T1">t.- </text:span></text:span><text:span text:style-name="Default_20_Paragraph_20_Font"><text:span text:style-name="T5">Ea</text:span></text:span></text:p>
      <text:p text:style-name="P6"><text:span text:style-name="Default_20_Paragraph_20_Font"><text:span text:style-name="T5">vero del</text:span></text:span><text:span text:style-name="Default_20_Paragraph_20_Font"><text:span text:style-name="T1">i</text:span></text:span><text:span text:style-name="Default_20_Paragraph_20_Font"><text:span text:style-name="T5">gatione u</text:span></text:span><text:span text:style-name="Default_20_Paragraph_20_Font"><text:span text:style-name="T1">t</text:span></text:span><text:span text:style-name="Default_20_Paragraph_20_Font"><text:span text:style-name="T5">endum quae non ampl</text:span></text:span><text:span text:style-name="Default_20_Paragraph_20_Font"><text:span text:style-name="T1">i</text:span></text:span><text:span text:style-name="Default_20_Paragraph_20_Font"><text:span text:style-name="T5">us comprimat<text:line-break/>quam ut ne pu</text:span></text:span><text:span text:style-name="Default_20_Paragraph_20_Font"><text:span text:style-name="T1">l</text:span></text:span><text:span text:style-name="Default_20_Paragraph_20_Font"><text:span text:style-name="T5">sus concu</text:span></text:span><text:span text:style-name="Default_20_Paragraph_20_Font"><text:span text:style-name="T1">t</text:span></text:span><text:span text:style-name="Default_20_Paragraph_20_Font"><text:span text:style-name="T5">iantur aut</text:span></text:span><text:span text:style-name="Default_20_Paragraph_20_Font"><text:span text:style-name="T1"> i</text:span></text:span><text:span text:style-name="Default_20_Paragraph_20_Font"><text:span text:style-name="T5">unc</text:span></text:span><text:span text:style-name="Default_20_Paragraph_20_Font"><text:span text:style-name="T1">t</text:span></text:span><text:span text:style-name="Default_20_Paragraph_20_Font"><text:span text:style-name="T5">urarum d</text:span></text:span><text:span text:style-name="Default_20_Paragraph_20_Font"><text:span text:style-name="T1">t</text:span></text:span><text:span text:style-name="Default_20_Paragraph_20_Font"><text:span text:style-name="T5">stan-<text:line-break/></text:span></text:span><text:span text:style-name="Default_20_Paragraph_20_Font"><text:span text:style-name="T1">ti</text:span></text:span><text:span text:style-name="Default_20_Paragraph_20_Font"><text:span text:style-name="T5">ae ad ex</text:span></text:span><text:span text:style-name="Default_20_Paragraph_20_Font"><text:span text:style-name="T1">t</text:span></text:span><text:span text:style-name="Default_20_Paragraph_20_Font"><text:span text:style-name="T5">rema su mu</text:span></text:span><text:span text:style-name="Default_20_Paragraph_20_Font"><text:span text:style-name="T1">t</text:span></text:span><text:span text:style-name="Default_20_Paragraph_20_Font"><text:span text:style-name="T5">uo contingant neque circa ster-<text:line-break/>nutamenta et tusses parte</text:span></text:span><text:span text:style-name="Default_20_Paragraph_20_Font"><text:span text:style-name="T1">s </text:span></text:span><text:span text:style-name="Default_20_Paragraph_20_Font"><text:span text:style-name="T5">affectas ag</text:span></text:span><text:span text:style-name="Default_20_Paragraph_20_Font"><text:span text:style-name="T1">i</text:span></text:span><text:span text:style-name="Default_20_Paragraph_20_Font"><text:span text:style-name="T5">tar</text:span></text:span><text:span text:style-name="Default_20_Paragraph_20_Font"><text:span text:style-name="T1">i </text:span></text:span><text:span text:style-name="Default_20_Paragraph_20_Font"><text:span text:style-name="T5">perh</text:span></text:span><text:span text:style-name="Default_20_Paragraph_20_Font"><text:span text:style-name="T1">i</text:span></text:span><text:span text:style-name="Default_20_Paragraph_20_Font"><text:span text:style-name="T5">bea</text:span></text:span><text:span text:style-name="Default_20_Paragraph_20_Font"><text:span text:style-name="T1">t,<text:line-break/></text:span></text:span><text:span text:style-name="Default_20_Paragraph_20_Font"><text:span text:style-name="T5">sed</text:span></text:span><text:span text:style-name="Default_20_Paragraph_20_Font"><text:span text:style-name="T1"> i</text:span></text:span><text:span text:style-name="Default_20_Paragraph_20_Font"><text:span text:style-name="T5">ta stab</text:span></text:span><text:span text:style-name="Default_20_Paragraph_20_Font"><text:span text:style-name="T1">i</text:span></text:span><text:span text:style-name="Default_20_Paragraph_20_Font"><text:span text:style-name="T5">limento sit , ut neque c</text:span></text:span><text:span text:style-name="Default_20_Paragraph_20_Font"><text:span text:style-name="T1">o</text:span></text:span><text:span text:style-name="Default_20_Paragraph_20_Font"><text:span text:style-name="T5">gantur neque con-<text:line-break/>cu</text:span></text:span><text:span text:style-name="Default_20_Paragraph_20_Font"><text:span text:style-name="T1">ti</text:span></text:span><text:span text:style-name="Default_20_Paragraph_20_Font"><text:span text:style-name="T5">antur.</text:span></text:span></text:p>
      <text:p text:style-name="P1"><text:span text:style-name="Default_20_Paragraph_20_Font"><text:span text:style-name="T1">Quandoquidem Hippocrates neque laxari neque com-<text:line-break/>primr deligationem imperat, tum de assuris tum exterius<text:line-break/>obvolutis fafciis peraeque ac de ipfa quam ex linteis con-<text:line-break/>stmimus deligatione loquutus esu Hinc constat ipsum a<text:line-break/>. fulcire vocabulo fulcimentorum significatum sumpsisse.<text:line-break/>Quemadmodum etiam poeta memoriae prodidit:</text:span></text:span></text:p>
      <text:p text:style-name="Normal"><text:span text:style-name="Default_20_Paragraph_20_Font"><text:span text:style-name="T5">subducunt fa</text:span></text:span><text:span text:style-name="Default_20_Paragraph_20_Font"><text:span text:style-name="T1">l</text:span></text:span><text:span text:style-name="Default_20_Paragraph_20_Font"><text:span text:style-name="T5">era car</text:span></text:span><text:span text:style-name="Default_20_Paragraph_20_Font"><text:span text:style-name="T1">i</text:span></text:span><text:span text:style-name="Default_20_Paragraph_20_Font"><text:span text:style-name="T5">n</text:span></text:span><text:span text:style-name="Default_20_Paragraph_20_Font"><text:span text:style-name="T1">is.</text:span></text:span></text:p>
      <text:p text:style-name="P1"><text:span text:style-name="Default_20_Paragraph_20_Font"><text:span text:style-name="T1">Quare aut fulcimenta aut firmamenta eum protulisse nihil<text:line-break/>interest. Videtur autem multoties quidem hac voce fui-<text:line-break/>cire usus esse et in fasciis et in spiculis et stabilimentis</text:span></text:span></text:p>
      <text:p text:style-name="P6"><text:span text:style-name="Default_20_Paragraph_20_Font"><text:span text:style-name="T1">fulciendis quae^ firmare significat. In omnibus autem tex-<text:line-break/>tlbus interpretes fulcire et firmare ejusdem significationis<text:line-break/>esse docuerunt. Verumtamen hic agnoscitur mutua serie<text:line-break/>subscripta duo haec vocabula tum fulcimenta tum firma-<text:line-break/>menta indicare quiddam ex iis divellunt significari. Num<text:line-break/>is igitur fulcimenta nominavit quae ad ipsorum deligatio-<text:line-break/>nem partis affectae , jmo bilis tuendae gratia et subste</text:span></text:span><text:span text:style-name="Default_20_Paragraph_20_Font"><text:span text:style-name="T5">t-<text:line-break/></text:span></text:span><text:span text:style-name="Default_20_Paragraph_20_Font"><text:span text:style-name="T1">nuntur et obvolvuntur: primo quidem fascias quae primae<text:line-break/>iniiciuntur et alios quosdam usus sortiuntur; deinde (ple-<text:line-break/>nia quae et ipsa funt, non modo fracturae, verum etiam<text:line-break/>fasciarum fulcimenta, postea fulcias quae ipsis exterius<text:line-break/>ferulis fuperinjiciuntur et panniculos. Haec enim omnia,<text:line-break/>-ut contineant quae ante involuta circumponuntur, fulci-<text:line-break/>mentorum usum obtinent, non eorum dumtaxat, sed et<text:line-break/>fracturarum ratione. Verum stabilimenta mihi videtur<text:line-break/>appellare quaecunque citra deligationem affectae partis<text:line-break/>universae foris admoveantur ex sinistra aut dextra parte<text:line-break/>aut superiori vel inferiori. At. nunc voco superiorem et</text:span></text:span></text:p>
      <text:p text:style-name="P6"><text:span text:style-name="Default_20_Paragraph_20_Font"><text:span text:style-name="T9">. </text:span></text:span><text:span text:style-name="Default_20_Paragraph_20_Font"><text:span text:style-name="T1">inferiorem pro ratione longitudinis corporis. In ea siqui-<text:line-break/>dem dimensione quae corpulentiae fit ratione substrata<text:line-break/>quidem ab inferiore parte funt, superiniecta vero qualia-<text:line-break/>cunque-sint a superiori. Interdum vero quod vehementer<text:line-break/>ab inferiori circumdatur , id rectum a superiori erigitur.<text:line-break/>Caput autem pulvinis, cervicalibus, lanis , pannis molli-<text:line-break/>bus. Tubi etiam fractis ossibus utrimque admoti firma-<text:line-break/>menta quaedam funt. Pilam vero ex lana glebula </text:span></text:span><text:span text:style-name="Default_20_Paragraph_20_Font"><text:span text:style-name="T5">t</text:span></text:span><text:span text:style-name="Default_20_Paragraph_20_Font"><text:span text:style-name="T1">usi<text:line-break/>axillam impositam, quum humeri articulus exciderit, ac<text:line-break/>impulsum eum deligamus, licet et fulcimentum et firma-<text:line-break/>mentum appellare. Et ideo deligatur, ut hoc ipso eva-<text:line-break/>dat pars deligationis universae. Quaecunque fulcimenta<text:line-break/>profecte foris tum imposita tum admota thoraci et capiti,<text:line-break/>firmamenta magis quam fulcimenta vocanda sunt. Haec<text:line-break/>autem a medicis excogitata funt propter necessarios par-<text:line-break/>tium motus, quorum nonnulli secundum naturam funt, ut<text:line-break/>refpiratio in thoracis meningum pulsibus. Nonnulli vero<text:line-break/>contra naturam, ut tussis, sternutamentum; singultus et</text:span></text:span></text:p>
      <text:p text:style-name="P25"><text:span text:style-name="Default_20_Paragraph_20_Font"><text:span text:style-name="T1">praeterea pec vehementes capitis dolores in temporum<text:line-break/>arteriis, et quae palpitationes frequentius in hypocbondriis<text:line-break/>oboriuntur. Accidit etiam interdum et alias partes stabi-<text:line-break/>limentis indigere, atque haec stabilimenta construenda Iun t,<text:line-break/>interdum ipsa sola,- ut in temporum arteriis per vehe-<text:line-break/>. mentes cephalalgias aut hypochondriorum palpitationibus<text:line-break/>aut vulneribus haemorrhagiam minantibus; interdum vero<text:line-break/>lanam inscia comprehendimus; nonnunquam etiam citra<text:line-break/></text:span></text:span><text:span text:style-name="Default_20_Paragraph_20_Font"><text:span text:style-name="T5">r</text:span></text:span><text:span text:style-name="Default_20_Paragraph_20_Font"><text:span text:style-name="T1"> fascias simpliciter firmamus. Firmamus quidem thoracem<text:line-break/>et cervicem lana et caput mollibus pulvinis aut levibus<text:line-break/>sacculis calidum milium continentibus , ubi firmandum<text:line-break/>simul et fovendum esu Maxillam vero luxatam repositam<text:line-break/>mollibus fulcimentis exterius admotis interdum firmamus.<text:line-break/>Quum ergo fulcimenta et firmamenta praecipue. nominata<text:line-break/>communem.. scopum sortiantur , jure libri hujus interpre-<text:line-break/>tes unum et idem ab. utroque significari putant, Nos quo-<text:line-break/>que ipsi. multoties lusce nominibus citra discrimen utimur.<text:line-break/>Is autem communis , quem paulo ante memoravi, sicopus</text:span></text:span></text:p>
      <text:p text:style-name="P2"><text:span text:style-name="Default_20_Paragraph_20_Font"><text:span text:style-name="T1">est, ut partes in motibus minime concutiantur. Sed quum<text:line-break/>proprium quoddam , quod proxime declarari, discrimen<text:line-break/>inter haec consistat, ubi accuratius loqui volumus, sima-<text:line-break/>menta quidem dicemu</text:span></text:span><text:span text:style-name="Default_20_Paragraph_20_Font"><text:span text:style-name="T5">s</text:span></text:span><text:span text:style-name="Default_20_Paragraph_20_Font"><text:span text:style-name="T1"> quae extra deligationem sunt, fui-<text:line-break/>cimenta vero quae in illa ipfa deligatione continentur.<text:line-break/>Sicque definiemus ea quae fiunt in partibus necessario mo-<text:line-break/>ventibus, quarum motus cessare nobis non est, firmamenta<text:line-break/>aut stabilimenta vocari; quae vero in immotis, fulcimenta.<text:line-break/>Crus siquidem aut brachium movere nostrae est potestatis,<text:line-break/>thoracem vero aut meningas, minime. Palpitatio etiam<text:line-break/>aliqua in parte oborta penes nos non est, quemadmodum<text:line-break/>neque tussis neque sternutamentum neque singultus et quod<text:line-break/>maxime possibile est resistere ipsis sufficienti tempore. Po-<text:line-break/>stea namque vim inserunt, quum cau</text:span></text:span><text:span text:style-name="Default_20_Paragraph_20_Font"><text:span text:style-name="T5">t</text:span></text:span><text:span text:style-name="Default_20_Paragraph_20_Font"><text:span text:style-name="T1">as fui procreatrices<text:line-break/>vehementer sortiuntur, quibus foli robustissimi viri ob-<text:line-break/>sistere possunt, eorumque generationem prohibere videntur.<text:line-break/>Verum aliter scripsit Hippocrates in proposita sententia,</text:span></text:span></text:p>
      <text:p text:style-name="P6"><text:span text:style-name="Default_20_Paragraph_20_Font"><text:span text:style-name="T1">quum de pulsibus locutus est, ut ne concutiant. Atque<text:line-break/>praeterea in commissurarum quidem capitis diductione hoc<text:line-break/>fulcimentorum vocabulo deinceps usus esu In tussibus<text:line-break/>vero et sternutamentis, ac denique in capitis et thoracis<text:line-break/>motibus, firmamentorum nomine. Itaque commissurarum<text:line-break/>diductio in capitis fit futuris vocatis, quum proprie qui-<text:line-break/>dem capitis commissurae mutuo contactu fe tangentes bar-<text:line-break/>mensae nominentur, per metaphoram vero futurae; ossa<text:line-break/>namque. oranti ad unguem inter fe compacta funt, ob id-<text:line-break/>que ipsorum compositio per harmoniam compages jure di-<text:line-break/>cetur et ab eorum, quae </text:span></text:span><text:span text:style-name="Default_20_Paragraph_20_Font"><text:span text:style-name="T5">l</text:span></text:span><text:span text:style-name="Default_20_Paragraph_20_Font"><text:span text:style-name="T1">u</text:span></text:span><text:span text:style-name="Default_20_Paragraph_20_Font"><text:span text:style-name="T5">a</text:span></text:span><text:span text:style-name="Default_20_Paragraph_20_Font"><text:span text:style-name="T1">ntur, similitudine futurae.<text:line-break/>Hae autem facilius interdum diducuntur, nonnunquam etiam<text:line-break/>dolorem inferunt, quum quae ipfum pericranium mem-<text:line-break/>branae durae meningi connectunt, inflammantur. Saepius<text:line-break/>etiam venulae quaedam exiles, quae per futuras transeunt,<text:line-break/>inflammationem patiuntur; hinc assectus, durae meningis<text:line-break/>fuper inflammatas partes concidentis motus dolorem affert.</text:span></text:span></text:p>
      <text:p text:style-name="P6"><text:span text:style-name="Default_20_Paragraph_20_Font"><text:span text:style-name="T1">Consimiliter quoque quibusdam in inflammationibus arte-<text:line-break/>riarum motus dolorem efficit. Atque hujusmodi assectus<text:line-break/>accuratam firmamentorum commoderationem postulant, .ut<text:line-break/>neque ita laxa partibus, quae moventur, affectis procum-<text:line-break/>bentla ipsa facile concutiantur, proindeque dolorem in-<text:line-break/>ducant; </text:span></text:span><text:span text:style-name="Default_20_Paragraph_20_Font"><text:span text:style-name="T5">n</text:span></text:span><text:span text:style-name="Default_20_Paragraph_20_Font"><text:span text:style-name="T1">eque r</text:span></text:span><text:span text:style-name="Default_20_Paragraph_20_Font"><text:span text:style-name="T5">a</text:span></text:span><text:span text:style-name="Default_20_Paragraph_20_Font"><text:span text:style-name="T1">rius eadem firmamenta ulterius quam<text:line-break/>deceat firmata . comprimant et dolores exacerbant. lpfa<text:line-break/>autem circumjectionis fasciarum commoderatio ab ipfo sirpe-<text:line-break/>rius enunciata est; et in aliis quibusdam affectibus fracturae<text:line-break/>aetatem et deligationem desiderantibus decenter fieri. Quam-<text:line-break/>cbrem hic dixit </text:span></text:span><text:span text:style-name="Default_20_Paragraph_20_Font"><text:span text:style-name="T5">i horum au</text:span></text:span><text:span text:style-name="Default_20_Paragraph_20_Font"><text:span text:style-name="T1">t</text:span></text:span><text:span text:style-name="Default_20_Paragraph_20_Font"><text:span text:style-name="T5">em eaedem del</text:span></text:span><text:span text:style-name="Default_20_Paragraph_20_Font"><text:span text:style-name="T1">i</text:span></text:span><text:span text:style-name="Default_20_Paragraph_20_Font"><text:span text:style-name="T5">gat</text:span></text:span><text:span text:style-name="Default_20_Paragraph_20_Font"><text:span text:style-name="T1">i</text:span></text:span><text:span text:style-name="Default_20_Paragraph_20_Font"><text:span text:style-name="T5">oni</text:span></text:span><text:span text:style-name="Default_20_Paragraph_20_Font"><text:span text:style-name="T1">s </text:span></text:span><text:span text:style-name="Default_20_Paragraph_20_Font"><text:span text:style-name="T5">co</text:span></text:span><text:span text:style-name="Default_20_Paragraph_20_Font"><text:span text:style-name="T1">m-<text:line-break/></text:span></text:span><text:span text:style-name="Default_20_Paragraph_20_Font"><text:span text:style-name="T5">moderat</text:span></text:span><text:span text:style-name="Default_20_Paragraph_20_Font"><text:span text:style-name="T1">i</text:span></text:span><text:span text:style-name="Default_20_Paragraph_20_Font"><text:span text:style-name="T5">ones, h</text:span></text:span><text:span text:style-name="Default_20_Paragraph_20_Font"><text:span text:style-name="T1">o</text:span></text:span><text:span text:style-name="Default_20_Paragraph_20_Font"><text:span text:style-name="T5">ru</text:span></text:span><text:span text:style-name="Default_20_Paragraph_20_Font"><text:span text:style-name="T1">m </text:span></text:span><text:span text:style-name="Default_20_Paragraph_20_Font"><text:span text:style-name="T5">aute</text:span></text:span><text:span text:style-name="Default_20_Paragraph_20_Font"><text:span text:style-name="T1">m prolatione, quae nunc pronun-<text:line-break/>cista sunt, intelligit; easdem vero atque in praedictis com-<text:line-break/>moderationes esse profitetur. Deinceps etiam ipfarum com-<text:line-break/>moderationum memoriam refert lusce prolatis: </text:span></text:span><text:span text:style-name="Default_20_Paragraph_20_Font"><text:span text:style-name="T5">qua namque<text:line-break/>parte</text:span></text:span><text:span text:style-name="Default_20_Paragraph_20_Font"><text:span text:style-name="T1"> l</text:span></text:span><text:span text:style-name="Default_20_Paragraph_20_Font"><text:span text:style-name="T5">aesi</text:span></text:span><text:span text:style-name="Default_20_Paragraph_20_Font"><text:span text:style-name="T1">o</text:span></text:span><text:span text:style-name="Default_20_Paragraph_20_Font"><text:span text:style-name="T5">ne</text:span></text:span><text:span text:style-name="Default_20_Paragraph_20_Font"><text:span text:style-name="T1">s </text:span></text:span><text:span text:style-name="Default_20_Paragraph_20_Font"><text:span text:style-name="T5">max</text:span></text:span><text:span text:style-name="Default_20_Paragraph_20_Font"><text:span text:style-name="T1">i</text:span></text:span><text:span text:style-name="Default_20_Paragraph_20_Font"><text:span text:style-name="T5">me sunt</text:span></text:span><text:span text:style-name="Default_20_Paragraph_20_Font"><text:span text:style-name="T1">, comprimendum est; hoc est ubi<text:line-break/>insidet affectus. Nam vox </text:span></text:span><text:span text:style-name="Default_20_Paragraph_20_Font"><text:span text:style-name="T9">ῇ, </text:span></text:span><text:span text:style-name="Default_20_Paragraph_20_Font"><text:span text:style-name="T5">ub</text:span></text:span><text:span text:style-name="Default_20_Paragraph_20_Font"><text:span text:style-name="T1">i vel </text:span></text:span><text:span text:style-name="Default_20_Paragraph_20_Font"><text:span text:style-name="T5">qua</text:span></text:span><text:span text:style-name="Default_20_Paragraph_20_Font"><text:span text:style-name="T1">, pro adverbio loci<text:line-break/>nunc ufurpatur. Quamobrem et afpero spiritu et circum-<text:line-break/>flexo accentu proferenda esu Itaque quod affectus fulciendo</text:span></text:span></text:p>
      <text:p text:style-name="P6"><text:span text:style-name="Default_20_Paragraph_20_Font"><text:span text:style-name="T1">aut firmando confert, admovere jubet, fafciad nimirum<text:line-break/>circumvolutionem faciendam esse pronunciat, quae non<text:line-break/>magis premat,. quam ut pulsus partes non concutiant,<text:line-break/>quod est prae augustia arteriarum pulsantium motumpro-<text:line-break/>bibere: hoc enim est doloris causa. Alium. praeterea po-<text:line-break/>fuit terminum, proprie ad futurarum diductioues perti-<text:line-break/>nentem , de quibus ita .loquitur : </text:span></text:span><text:span text:style-name="Default_20_Paragraph_20_Font"><text:span text:style-name="T5">au</text:span></text:span><text:span text:style-name="Default_20_Paragraph_20_Font"><text:span text:style-name="T1">t i</text:span></text:span><text:span text:style-name="Default_20_Paragraph_20_Font"><text:span text:style-name="T5">uncturarum d</text:span></text:span><text:span text:style-name="Default_20_Paragraph_20_Font"><text:span text:style-name="T1">i</text:span></text:span><text:span text:style-name="Default_20_Paragraph_20_Font"><text:span text:style-name="T5">stan-<text:line-break/>riae ad ex</text:span></text:span><text:span text:style-name="Default_20_Paragraph_20_Font"><text:span text:style-name="T1">t</text:span></text:span><text:span text:style-name="Default_20_Paragraph_20_Font"><text:span text:style-name="T5">re</text:span></text:span><text:span text:style-name="Default_20_Paragraph_20_Font"><text:span text:style-name="T1">m</text:span></text:span><text:span text:style-name="Default_20_Paragraph_20_Font"><text:span text:style-name="T5">a su</text:span></text:span><text:span text:style-name="Default_20_Paragraph_20_Font"><text:span text:style-name="T1"> m</text:span></text:span><text:span text:style-name="Default_20_Paragraph_20_Font"><text:span text:style-name="T5">utuo cont</text:span></text:span><text:span text:style-name="Default_20_Paragraph_20_Font"><text:span text:style-name="T1">i</text:span></text:span><text:span text:style-name="Default_20_Paragraph_20_Font"><text:span text:style-name="T5">ngan</text:span></text:span><text:span text:style-name="Default_20_Paragraph_20_Font"><text:span text:style-name="T1">t; extrema vocans,<text:line-break/>quibus amplius commissurae fe tangere nequeunt. Intel-<text:line-break/>ligitur autem ex hoc vehemens et immoderata compressio.<text:line-break/>Quemadmodum enim ossium commissuram diduci non opor-<text:line-break/>t et, ita neque summe comprimi. Etenim hoc quoque<text:line-break/>praeter naturam esu Hi ergo funt vehementis pressus ter-<text:line-break/>mini; imbecillis autem sequuntur fines: </text:span></text:span><text:span text:style-name="Default_20_Paragraph_20_Font"><text:span text:style-name="T5">neque circa ster-<text:line-break/>nutamenia et tussi</text:span></text:span><text:span text:style-name="Default_20_Paragraph_20_Font"><text:span text:style-name="T1">s, ac si dixerit, neque in sternutamen-<text:line-break/>tis et tussibus affectae simul partes concutiantur, agiten-<text:line-break/>torque, quod nihil eas contineat, in quo vehementes<text:line-break/>motus laxas nec stabilitas partes vehementius quam ut</text:span></text:span></text:p>
      <text:p text:style-name="P26"><text:span text:style-name="Default_20_Paragraph_20_Font"><text:span text:style-name="T1">affectis partibus congruat, earum dolores exacerbant.<text:line-break/>Caeterum commoderatio firmamentorum ea est, quam in<text:line-break/>textus fine scripsit hisce verbis: </text:span></text:span><text:span text:style-name="Default_20_Paragraph_20_Font"><text:span text:style-name="T5">ut neque cogantur neque<text:line-break/>concutiantur</text:span></text:span><text:span text:style-name="Default_20_Paragraph_20_Font"><text:span text:style-name="T1">, hoc est ut neque violenter premantur neque<text:line-break/>in motibus concutiantur, Hoc est ut neque arctius neque<text:line-break/>laxius fasciatae sint.<text:tab/>..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b</dc:title>
    <dc:subject>Galien</dc:subject>
    <meta:keyword>https:/archive.org/details/BIUSante_45674x18b</meta:keyword>
    <meta:initial-creator>Galien;Kühn, Karl Gottlob (éd.)</meta:initial-creator>
    <meta:creation-date>2023-01-16T14:37:00Z</meta:creation-date>
    <dc:date>2023-01-19T14:26:04.529000000</dc:date>
    <meta:editing-cycles>18</meta:editing-cycles>
    <meta:editing-duration>PT23M</meta:editing-duration>
    <meta:document-statistic meta:table-count="0" meta:image-count="0" meta:object-count="0" meta:page-count="297" meta:paragraph-count="594" meta:word-count="39315" meta:character-count="272011" meta:non-whitespace-character-count="233285"/>
    <meta:template xlink:type="simple" xlink:actuate="onRequest" xlink:title="" xlink:href="Normal.dotm"/>
  </office:meta>
</office:document-meta>
</file>